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216cm"/>
    </style:style>
    <style:style style:name="co2" style:family="table-column">
      <style:table-column-properties fo:break-before="auto" style:column-width="5.664cm"/>
    </style:style>
    <style:style style:name="co3" style:family="table-column">
      <style:table-column-properties fo:break-before="auto" style:column-width="8.006cm"/>
    </style:style>
    <style:style style:name="co4" style:family="table-column">
      <style:table-column-properties fo:break-before="auto" style:column-width="7.107cm"/>
    </style:style>
    <style:style style:name="co5" style:family="table-column">
      <style:table-column-properties fo:break-before="auto" style:column-width="0.843cm"/>
    </style:style>
    <style:style style:name="co6" style:family="table-column">
      <style:table-column-properties fo:break-before="auto" style:column-width="0.817cm"/>
    </style:style>
    <style:style style:name="co7" style:family="table-column">
      <style:table-column-properties fo:break-before="auto" style:column-width="0.788cm"/>
    </style:style>
    <style:style style:name="co8" style:family="table-column">
      <style:table-column-properties fo:break-before="auto" style:column-width="0.762cm"/>
    </style:style>
    <style:style style:name="co9" style:family="table-column">
      <style:table-column-properties fo:break-before="auto" style:column-width="1.088cm"/>
    </style:style>
    <style:style style:name="co10" style:family="table-column">
      <style:table-column-properties fo:break-before="auto" style:column-width="2.041cm"/>
    </style:style>
    <style:style style:name="co11" style:family="table-column">
      <style:table-column-properties fo:break-before="auto" style:column-width="2.258cm"/>
    </style:style>
    <style:style style:name="co12" style:family="table-column">
      <style:table-column-properties fo:break-before="auto" style:column-width="7.325cm"/>
    </style:style>
    <style:style style:name="co13" style:family="table-column">
      <style:table-column-properties fo:break-before="auto" style:column-width="5.909cm"/>
    </style:style>
    <style:style style:name="co14" style:family="table-column">
      <style:table-column-properties fo:break-before="auto" style:column-width="6.835cm"/>
    </style:style>
    <style:style style:name="co15" style:family="table-column">
      <style:table-column-properties fo:break-before="auto" style:column-width="6.944cm"/>
    </style:style>
    <style:style style:name="co16" style:family="table-column">
      <style:table-column-properties fo:break-before="auto" style:column-width="0.924cm"/>
    </style:style>
    <style:style style:name="co17" style:family="table-column">
      <style:table-column-properties fo:break-before="auto" style:column-width="8.714cm"/>
    </style:style>
    <style:style style:name="co18" style:family="table-column">
      <style:table-column-properties fo:break-before="auto" style:column-width="7.135cm"/>
    </style:style>
    <style:style style:name="co19" style:family="table-column">
      <style:table-column-properties fo:break-before="auto" style:column-width="6.235cm"/>
    </style:style>
    <style:style style:name="co20" style:family="table-column">
      <style:table-column-properties fo:break-before="auto" style:column-width="6.862cm"/>
    </style:style>
    <style:style style:name="co21" style:family="table-column">
      <style:table-column-properties fo:break-before="auto" style:column-width="0.626cm"/>
    </style:style>
    <style:style style:name="co22" style:family="table-column">
      <style:table-column-properties fo:break-before="auto" style:column-width="0.653cm"/>
    </style:style>
    <style:style style:name="co23" style:family="table-column">
      <style:table-column-properties fo:break-before="auto" style:column-width="9.095cm"/>
    </style:style>
    <style:style style:name="co24" style:family="table-column">
      <style:table-column-properties fo:break-before="auto" style:column-width="7.052cm"/>
    </style:style>
    <style:style style:name="co25" style:family="table-column">
      <style:table-column-properties fo:break-before="auto" style:column-width="1.279cm"/>
    </style:style>
    <style:style style:name="co26" style:family="table-column">
      <style:table-column-properties fo:break-before="auto" style:column-width="0.898cm"/>
    </style:style>
    <style:style style:name="co27" style:family="table-column">
      <style:table-column-properties fo:break-before="auto" style:column-width="0.679cm"/>
    </style:style>
    <style:style style:name="co28" style:family="table-column">
      <style:table-column-properties fo:break-before="auto" style:column-width="12.472cm"/>
    </style:style>
    <style:style style:name="co29" style:family="table-column">
      <style:table-column-properties fo:break-before="auto" style:column-width="1.743cm"/>
    </style:style>
    <style:style style:name="co30" style:family="table-column">
      <style:table-column-properties fo:break-before="auto" style:column-width="1.469cm"/>
    </style:style>
    <style:style style:name="co31" style:family="table-column">
      <style:table-column-properties fo:break-before="auto" style:column-width="3.295cm"/>
    </style:style>
    <style:style style:name="co32" style:family="table-column">
      <style:table-column-properties fo:break-before="auto" style:column-width="2.286cm"/>
    </style:style>
    <style:style style:name="co33" style:family="table-column">
      <style:table-column-properties fo:break-before="auto" style:column-width="2.233cm"/>
    </style:style>
    <style:style style:name="co34" style:family="table-column">
      <style:table-column-properties fo:break-before="auto" style:column-width="20.07cm"/>
    </style:style>
    <style:style style:name="co35" style:family="table-column">
      <style:table-column-properties fo:break-before="auto" style:column-width="4.383cm"/>
    </style:style>
    <style:style style:name="ro1" style:family="table-row">
      <style:table-row-properties style:row-height="0.452cm" fo:break-before="auto" style:use-optimal-row-height="true"/>
    </style:style>
    <style:style style:name="ro2" style:family="table-row">
      <style:table-row-properties style:row-height="5.97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2" style:family="table-cell" style:parent-style-name="Default">
      <style:table-cell-properties fo:background-color="#ffff00"/>
      <style:text-properties fo:color="#000000"/>
    </style:style>
    <style:style style:name="ce26" style:family="table-cell" style:parent-style-name="Default" style:data-style-name="N0">
      <style:text-properties fo:color="#2a6099"/>
    </style:style>
    <style:style style:name="ce27" style:family="table-cell" style:parent-style-name="Default">
      <style:text-properties fo:color="#2a6099"/>
    </style:style>
    <style:style style:name="ce28" style:family="table-cell" style:parent-style-name="Default" style:data-style-name="N0"/>
    <style:style style:name="ce5" style:family="table-cell" style:parent-style-name="Default">
      <style:table-cell-properties fo:background-color="#2a6099"/>
      <style:text-properties fo:color="#81d41a"/>
    </style:style>
    <style:style style:name="ce32" style:family="table-cell" style:parent-style-name="Default">
      <style:table-cell-properties fo:background-color="#ffff00"/>
    </style:style>
    <style:style style:name="ce9" style:family="table-cell" style:parent-style-name="Default">
      <style:text-properties fo:color="#c9211e"/>
    </style:style>
    <style:style style:name="ce6" style:family="table-cell" style:parent-style-name="Default">
      <style:table-cell-properties style:cell-protect="none" style:print-content="true"/>
      <style:text-properties fo:color="#ff0000"/>
    </style:style>
    <style:style style:name="ce13" style:family="table-cell" style:parent-style-name="Default">
      <style:table-cell-properties style:cell-protect="none" style:print-content="true"/>
      <style:text-properties fo:color="#000000"/>
    </style:style>
    <style:style style:name="ce8" style:family="table-cell" style:parent-style-name="Default">
      <style:table-cell-properties fo:background-color="#000000" style:cell-protect="none" style:print-content="true"/>
      <style:text-properties fo:color="#ffffff"/>
    </style:style>
    <style:style style:name="ce16" style:family="table-cell" style:parent-style-name="Default" style:data-style-name="N0">
      <style:table-cell-properties fo:background-color="#ffffa6"/>
    </style:style>
    <style:style style:name="ce30" style:family="table-cell" style:parent-style-name="Default">
      <style:table-cell-properties fo:background-color="transparent"/>
    </style:style>
    <style:style style:name="ce31" style:family="table-cell" style:parent-style-name="Default" style:data-style-name="N0">
      <style:table-cell-properties fo:background-color="transparent"/>
    </style:style>
    <style:style style:name="ce10" style:family="table-cell" style:parent-style-name="Default" style:data-style-name="N0">
      <style:table-cell-properties style:cell-protect="protected" style:print-content="true" fo:background-color="transparent"/>
      <style:text-properties fo:color="#2a6099"/>
    </style:style>
    <style:style style:name="ce20" style:family="table-cell" style:parent-style-name="Default">
      <style:table-cell-properties fo:background-color="#ffffff"/>
    </style:style>
    <style:style style:name="ce11" style:family="table-cell" style:parent-style-name="Default">
      <style:table-cell-properties style:cell-protect="none" style:print-content="true"/>
    </style:style>
    <style:style style:name="ce23" style:family="table-cell" style:parent-style-name="Default">
      <style:text-properties fo:color="#ff0000"/>
    </style:style>
    <style:style style:name="ce17" style:family="table-cell" style:parent-style-name="Default">
      <style:table-cell-properties fo:background-color="#ffffa6"/>
    </style:style>
    <style:style style:name="ce33" style:family="table-cell" style:parent-style-name="Default" style:data-style-name="N0">
      <style:table-cell-properties style:cell-protect="none" style:print-content="true" fo:background-color="transparent"/>
      <style:text-properties fo:color="#2a6099"/>
    </style:style>
    <style:style style:name="ce18" style:family="table-cell" style:parent-style-name="Default">
      <style:table-cell-properties fo:background-color="#000000"/>
      <style:text-properties fo:color="#ffffff"/>
    </style:style>
    <style:style style:name="ce24" style:family="table-cell" style:parent-style-name="Default" style:data-style-name="N0">
      <style:text-properties fo:color="#ea7500"/>
    </style:style>
    <style:style style:name="ce25" style:family="table-cell" style:parent-style-name="Default">
      <style:table-cell-properties fo:background-color="#ffff00"/>
      <style:text-properties fo:color="#ff0000"/>
    </style:style>
    <style:style style:name="ce29" style:family="table-cell" style:parent-style-name="Default" style:data-style-name="N0">
      <style:table-cell-properties fo:background-color="#000000" style:cell-protect="none" style:print-content="true"/>
      <style:text-properties fo:color="#ffffff"/>
    </style:style>
    <style:style style:name="ce34" style:family="table-cell" style:parent-style-name="Default" style:data-style-name="N0">
      <style:text-properties fo:color="#00a933"/>
    </style:style>
    <style:style style:name="ce47" style:family="table-cell" style:parent-style-name="Default" style:data-style-name="N0">
      <style:table-cell-properties fo:background-color="#ffff00"/>
    </style:style>
    <style:style style:name="ce46" style:family="table-cell" style:parent-style-name="Default">
      <style:table-cell-properties fo:background-color="transparent"/>
      <style:text-properties fo:color="#729fcf"/>
    </style:style>
    <style:style style:name="ce57" style:family="table-cell" style:parent-style-name="Default" style:data-style-name="N0">
      <style:table-cell-properties fo:background-color="transparent"/>
      <style:text-properties fo:color="#ff0000"/>
    </style:style>
    <style:style style:name="ce49" style:family="table-cell" style:parent-style-name="Default">
      <style:table-cell-properties fo:background-color="#000000"/>
    </style:style>
    <style:style style:name="ce53" style:family="table-cell" style:parent-style-name="Default" style:data-style-name="N0">
      <style:table-cell-properties fo:background-color="#2a6099"/>
      <style:text-properties fo:color="#ffffff"/>
    </style:style>
    <style:style style:name="ce54" style:family="table-cell" style:parent-style-name="Default" style:data-style-name="N0">
      <style:table-cell-properties fo:background-color="#ffbf00"/>
    </style:style>
    <style:style style:name="ce71" style:family="table-cell" style:parent-style-name="Default">
      <style:table-cell-properties fo:background-color="#ff6d6d"/>
    </style:style>
    <style:style style:name="ce72" style:family="table-cell" style:parent-style-name="Default">
      <style:table-cell-properties fo:background-color="#ff6d6d" style:text-align-source="fix" style:repeat-content="false" style:vertical-align="middle"/>
      <style:paragraph-properties fo:text-align="center"/>
    </style:style>
    <style:style style:name="ce73" style:family="table-cell" style:parent-style-name="Default">
      <style:table-cell-properties fo:background-color="#ffd428"/>
      <style:text-properties fo:color="#000000"/>
    </style:style>
    <style:style style:name="ce56" style:family="table-cell" style:parent-style-name="Default">
      <style:table-cell-properties fo:background-color="#2a6099"/>
    </style:style>
    <style:style style:name="ce63" style:family="table-cell" style:parent-style-name="Default">
      <style:table-cell-properties fo:background-color="#ffbf00"/>
    </style:style>
    <style:style style:name="ce64" style:family="table-cell" style:parent-style-name="Default">
      <style:text-properties fo:color="#729fcf"/>
    </style:style>
    <style:style style:name="ce76" style:family="table-cell" style:parent-style-name="Default" style:data-style-name="N100">
      <style:table-cell-properties fo:background-color="#ff0000"/>
      <style:text-properties fo:color="#ffffff"/>
    </style:style>
    <style:style style:name="ce81" style:family="table-cell" style:parent-style-name="Default" style:data-style-name="N0">
      <style:table-cell-properties fo:background-color="transparent"/>
      <style:text-properties fo:color="#000000"/>
    </style:style>
    <style:style style:name="ce77" style:family="table-cell" style:parent-style-name="Default">
      <style:table-cell-properties fo:background-color="#ff0000"/>
      <style:text-properties fo:color="#ffffff"/>
    </style:style>
    <style:style style:name="ce69" style:family="table-cell" style:parent-style-name="Default">
      <style:table-cell-properties fo:background-color="#55308d"/>
      <style:text-properties fo:color="#ffffff"/>
    </style:style>
    <style:style style:name="ce65" style:family="table-cell" style:parent-style-name="Default" style:data-style-name="N0">
      <style:table-cell-properties fo:background-color="#55308d"/>
      <style:text-properties fo:color="#ffffff"/>
    </style:style>
    <style:style style:name="ce82" style:family="table-cell" style:parent-style-name="Default" style:data-style-name="N0">
      <style:table-cell-properties fo:background-color="#ffffff"/>
      <style:text-properties fo:color="#2a6099"/>
    </style:style>
    <style:style style:name="ce60" style:family="table-cell" style:parent-style-name="Default">
      <style:table-cell-properties fo:background-color="#ffffff"/>
      <style:text-properties fo:color="#00a933"/>
    </style:style>
    <style:style style:name="ce59" style:family="table-cell" style:parent-style-name="Default">
      <style:table-cell-properties fo:background-color="#000000"/>
      <style:text-properties fo:color="#00a933"/>
    </style:style>
    <style:style style:name="ce68" style:family="table-cell" style:parent-style-name="Default" style:data-style-name="N0">
      <style:table-cell-properties fo:background-color="transparent"/>
      <style:text-properties fo:color="#2a6099"/>
    </style:style>
    <style:style style:name="ce86" style:family="table-cell" style:parent-style-name="Default">
      <style:table-cell-properties fo:background-color="#55308d"/>
    </style:style>
    <style:style style:name="ce87" style:family="table-cell" style:parent-style-name="Default" style:data-style-name="N0">
      <style:text-properties fo:color="#158466"/>
    </style:style>
    <style:style style:name="ce92" style:family="table-cell" style:parent-style-name="Default" style:data-style-name="N100">
      <style:table-cell-properties style:text-align-source="fix" style:repeat-content="false" fo:wrap-option="wrap" style:vertical-align="middle"/>
      <style:paragraph-properties fo:text-align="center"/>
    </style:style>
    <style:style style:name="ce94" style:family="table-cell" style:parent-style-name="Default" style:data-style-name="N100">
      <style:table-cell-properties style:text-align-source="fix" style:repeat-content="false" fo:wrap-option="wrap" style:vertical-align="middle"/>
      <style:paragraph-properties fo:text-align="center"/>
      <style:text-properties fo:color="#c9211e"/>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8"/>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3" table:default-cell-style-name="Default"/>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RESULT ENCRYPTED MESSAGE SHEET</text:p>
          </table:table-cell>
          <table:table-cell table:style-name="ce32" office:value-type="string" calcext:value-type="string">
            <text:p>RESULT 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lt;=&gt;?@ABCDEFGHIJKLMNOPQRSTUVWXYZ[\]^_`abcdefghijklmnopqrstuvwxyz{|}~</text:p>
          </table:table-cell>
          <table:table-cell table:style-name="ce8" office:value-type="string" calcext:value-type="string">
            <text:p>A#Beautiful#Mind</text:p>
          </table:table-cell>
          <table:table-cell table:style-name="ce10" table:formula="of:=[Encrypt.A102]" office:value-type="string" office:string-value="g9gdE6HWGA1nv,&lt;[" calcext:value-type="string">
            <text:p>g9gdE6HWGA1nv,&lt;[</text:p>
          </table:table-cell>
          <table:table-cell table:style-name="ce10" table:formula="of:=[Decrypt.A102]" office:value-type="string" office:string-value="A#Test#Message__" calcext:value-type="string">
            <text:p>A#Test#Message__</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57" calcext:value-type="float">
            <text:p>57</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2]))" office:value-type="string" office:string-value="A#Beautiful#Mind" calcext:value-type="string">
            <text:p>A#Beautiful#Mind</text:p>
          </table:table-cell>
          <table:table-cell/>
          <table:table-cell table:style-name="ce30"/>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A#Beautiful#Mind" calcext:value-type="string">
            <text:p>A#Beautiful#Mind</text:p>
          </table:table-cell>
          <table:table-cell table:style-name="ce16" table:formula="of:=COM.MICROSOFT.CONCAT(&quot;__&quot;;LEFT([.$A$2];LEN([.$B$2])))" office:value-type="string" office:string-value="__!&quot;#$%&amp;'()*+,-./0" calcext:value-type="string">
            <text:p>__!"#$%&amp;'()*+,-./0</text:p>
          </table:table-cell>
          <table:table-cell table:style-name="ce32" table:formula="of:=COM.MICROSOFT.CONCAT(&quot;Length of character set  in a2 =  &quot;;LEN([.A2]))" office:value-type="string" office:string-value="Length of character set  in a2 =  93" calcext:value-type="string">
            <text:p>Length of character set <text:s/>in a2 = <text:s/>93</text:p>
          </table:table-cell>
          <table:table-cell table:style-name="ce32"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number-columns-repeated="4"/>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quot;#$%&amp;'()*+,-./012345678" calcext:value-type="string">
            <text:p>!"#$%&amp;'()*+,-./012345678</text:p>
          </table:table-cell>
          <table:table-cell table:formula="of:=IF([.$E$3]=0;RIGHT([.$A$2];[.$D$4]-[.$E$4]);LEFT([.$A$2];[.$D$4]-[.$E$4]))" office:value-type="string" office:string-value="9:&lt;=&gt;?@ABCDEFGHIJKLMNOPQRSTUVWXYZ[\]^_`abcdefghijklmnopqrstuvwxyz{|}~" calcext:value-type="string">
            <text:p>9:&lt;=&gt;?@ABCDEFGHIJKLMNOPQRSTUVWXYZ[\]^_`abcdefghijklmnopqrstuvwxyz{|}~</text:p>
          </table:table-cell>
          <table:table-cell table:style-name="ce28" table:formula="of:=IF([.$E$3]=0;COM.MICROSOFT.CONCAT([.C5];[.B5]);COM.MICROSOFT.CONCAT([.C6];[.B6]))" office:value-type="string" office:string-value="9:&lt;=&gt;?@ABCDEFGHIJKLMNOPQRSTUVWXYZ[\]^_`abcdefghijklmnopqrstuvwxyz{|}~!&quot;#$%&amp;'()*+,-./012345678" calcext:value-type="string">
            <text:p>9:&lt;=&gt;?@ABCDEFGHIJKLMNOPQRSTUVWXYZ[\]^_`abcdefghijklmnopqrstuvwxyz{|}~!"#$%&amp;'()*+,-./012345678</text:p>
          </table:table-cell>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formula="of:=LEN([.$A$4])" office:value-type="float" office:value="16" calcext:value-type="float">
            <text:p>16</text:p>
          </table:table-cell>
          <table:table-cell table:formula="of:=LEFT([.$A$2];[.$D$4]-[.$E$4])" office:value-type="string" office:string-value="!&quot;#$%&amp;'()*+,-./0123456789:&lt;=&gt;?@ABCDEFGHIJKLMNOPQRSTUVWXYZ[\]^_`abcdef" calcext:value-type="string">
            <text:p>!"#$%&amp;'()*+,-./0123456789:&lt;=&gt;?@ABCDEFGHIJKLMNOPQRSTUVWXYZ[\]^_`abcdef</text:p>
          </table:table-cell>
          <table:table-cell table:formula="of:=RIGHT([.$A$2];[.$E$4])" office:value-type="string" office:string-value="ghijklmnopqrstuvwxyz{|}~" calcext:value-type="string">
            <text:p>ghijklmnopqrstuvwxyz{|}~</text:p>
          </table:table-cell>
          <table:table-cell/>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R" calcext:value-type="string">
            <text:p>R</text:p>
          </table:table-cell>
          <table:table-cell/>
          <table:table-cell table:style-name="ce28" table:formula="of:=IF([.$E$3]=0;COM.MICROSOFT.CONCAT([.B7];REPLACE([.D5];([.$E$4]+1);1;&quot;&quot;));COM.MICROSOFT.CONCAT(REPLACE([.D5];([.$E$4]+1);1;&quot;&quot;);[.B7]))" office:value-type="string" office:string-value="R9:&lt;=&gt;?@ABCDEFGHIJKLMNOPQSTUVWXYZ[\]^_`abcdefghijklmnopqrstuvwxyz{|}~!&quot;#$%&amp;'()*+,-./012345678" calcext:value-type="string">
            <text:p>R9:&lt;=&gt;?@ABCDEFGHIJKLMNOPQSTUVWXYZ[\]^_`abcdefghijklmnopqrstuvwxyz{|}~!"#$%&amp;'()*+,-./012345678</text:p>
          </table:table-cell>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formula="of:=[.J11]" office:value-type="string" office:string-value="QDvs" calcext:value-type="string">
            <text:p>QDvs</text:p>
          </table:table-cell>
          <table:table-cell table:formula="of:=IF([.$E$4]&lt;[.$F$4];REPLACE([.D7];[.$F$4]+1;1;&quot;&quot;);REPLACE([.D7];[.$E$4]+1;1;&quot;&quot;))" office:value-type="string" office:string-value="R9:&lt;=&gt;?@ABCDEFGHIJKLMNOPSTUVWXYZ[\]^_`abcdefghijklmnopqrstuvwxyz{|}~!&quot;#$%&amp;'()*+,-./012345678" calcext:value-type="string">
            <text:p>R9:&lt;=&gt;?@ABCDEFGHIJKLMNOPSTUVWXYZ[\]^_`abcdefghijklmnopqrstuvwxyz{|}~!"#$%&amp;'()*+,-./012345678</text:p>
          </table:table-cell>
          <table:table-cell table:formula="of:=COM.MICROSOFT.CONCAT([.B8];[.K16])" office:value-type="string" office:string-value="QDvsR9:&lt;=&gt;?@ABCEFGHIJKLMNOPSTUVWXYZ[\]^_`abcdefghijklmnopqrtuwxyz{|}~!&quot;#$%&amp;'()*+,-./012345678" calcext:value-type="string">
            <text:p>QDvsR9:&lt;=&gt;?@ABCEFGHIJKLMNOPSTUVWXYZ[\]^_`abcdefghijklmnopqrtuwxyz{|}~!"#$%&amp;'()*+,-./012345678</text:p>
          </table:table-cell>
          <table:table-cell table:style-name="Default" office:value-type="string" calcext:value-type="string">
            <text:p><text:s/></text:p>
          </table:table-cell>
          <table:table-cell table:number-columns-repeated="4"/>
          <table:table-cell table:style-name="ce28" table:formula="of:=MID([.$D$7];[.$E$4]+1;1)" office:value-type="string" office:string-value="Q" calcext:value-type="string">
            <text:p>Q</text:p>
          </table:table-cell>
          <table:table-cell table:style-name="ce28" table:formula="of:=REPLACE([.$D$7];[.$E$4]+1;1;&quot; &quot;)" office:value-type="string" office:string-value="R9:&lt;=&gt;?@ABCDEFGHIJKLMNOP STUVWXYZ[\]^_`abcdefghijklmnopqrstuvwxyz{|}~!&quot;#$%&amp;'()*+,-./012345678" calcext:value-type="string">
            <text:p>R9:&lt;=&gt;?@ABCDEFGHIJKLMNOP STUVWXYZ[\]^_`abcdefghijklmnopqrstuvwxyz{|}~!"#$%&amp;'()*+,-./012345678</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COM.MICROSOFT.CONCAT([.$A$4];[.$A$4])" office:value-type="string" office:string-value="A#Beautiful#MindA#Beautiful#Mind" calcext:value-type="string">
            <text:p>A#Beautiful#MindA#Beautiful#Mind</text:p>
          </table:table-cell>
          <table:table-cell table:formula="of:=MID([.D7];[.$E$4]+1;1)" office:value-type="string" office:string-value="Q" calcext:value-type="string">
            <text:p>Q</text:p>
          </table:table-cell>
          <table:table-cell table:formula="of:=IF([.$E$4]&lt;[.$F$4];REPLACE([.C8];[.$E$4]+1;1;&quot;&quot;);REPLACE([.C8];[.$F$4]+1;1;&quot;&quot;))" office:value-type="string" office:string-value="R9:&lt;=&gt;?@ABCEFGHIJKLMNOPSTUVWXYZ[\]^_`abcdefghijklmnopqrstuvwxyz{|}~!&quot;#$%&amp;'()*+,-./012345678" calcext:value-type="string">
            <text:p>R9:&lt;=&gt;?@ABCEFGHIJKLMNOPSTUVWXYZ[\]^_`abcdefghijklmnopqrstuvwxyz{|}~!"#$%&amp;'()*+,-./012345678</text:p>
          </table:table-cell>
          <table:table-cell/>
          <table:table-cell table:style-name="Default"/>
          <table:table-cell table:number-columns-repeated="4"/>
          <table:table-cell table:formula="of:=COM.MICROSOFT.CONCAT([.J8];MID([.D7];[.$F$4]+1;1))" office:value-type="string" office:string-value="QD" calcext:value-type="string">
            <text:p>QD</text:p>
          </table:table-cell>
          <table:table-cell table:style-name="ce28" table:formula="of:=REPLACE([.$K8];[.$F$4]+1;1;&quot; &quot;)" office:value-type="string" office:string-value="R9:&lt;=&gt;?@ABC EFGHIJKLMNOP STUVWXYZ[\]^_`abcdefghijklmnopqrstuvwxyz{|}~!&quot;#$%&amp;'()*+,-./012345678" calcext:value-type="string">
            <text:p>R9:&lt;=&gt;?@ABC EFGHIJKLMNOP STUVWXYZ[\]^_`abcdefghijklmnopqrstuvwxyz{|}~!"#$%&amp;'()*+,-./012345678</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B2 <text:s/>char positions in D8</text:p>
          </table:table-cell>
          <table:table-cell table:formula="of:=COM.MICROSOFT.CONCAT(&quot;'&quot;;MID([.$A$3];1;16);&quot;'&quot;;&quot; A3 char positions in D8&quot;)" office:value-type="string" office:string-value="'A#Beautiful#Mind' A3 char positions in D8" calcext:value-type="string">
            <text:p>'A#Beautiful#Mind' A3 char positions in D8</text:p>
          </table:table-cell>
          <table:table-cell/>
          <table:table-cell table:style-name="Default"/>
          <table:table-cell table:number-columns-repeated="4"/>
          <table:table-cell table:formula="of:=COM.MICROSOFT.CONCAT([.J9];MID([.$D7];[.$G$4]+1;1))" office:value-type="string" office:string-value="QDv" calcext:value-type="string">
            <text:p>QDv</text:p>
          </table:table-cell>
          <table:table-cell table:style-name="ce28" table:formula="of:=REPLACE([.$K9];[.$G$4]+1;1;&quot; &quot;)" office:value-type="string" office:string-value="R9:&lt;=&gt;?@ABC EFGHIJKLMNOP STUVWXYZ[\]^_`abcdefghijklmnopqrstu wxyz{|}~!&quot;#$%&amp;'()*+,-./012345678" calcext:value-type="string">
            <text:p>R9:&lt;=&gt;?@ABC EFGHIJKLMNOP STUVWXYZ[\]^_`abcdefghijklmnopqrstu wxyz{|}~!"#$%&amp;'()*+,-./012345678</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13" calcext:value-type="float">
            <text:p>13</text:p>
          </table:table-cell>
          <table:table-cell table:formula="of:=FIND(MID([.$A$9];[.$A$6]+1;1);[.$D$8];1)" office:value-type="float" office:value="13" calcext:value-type="float">
            <text:p>13</text:p>
          </table:table-cell>
          <table:table-cell table:formula="of:=IF(MOD(([.B11]+[.C11])-([.$E$4]+1);[.$D$4])=0;[.$D$4];MOD(([.B11]+[.C11])-([.$E$4]+1);[.$D$4]))" office:value-type="float" office:value="1" calcext:value-type="float">
            <text:p>1</text:p>
          </table:table-cell>
          <table:table-cell table:formula="of:=IF([.D11]=0;MID([.$D$8];[.$D$4];1);IF([.D11]=[.$D$4];MID([.$D$8];[.$D$4];1);MID([.$D$8];[.D11];1)))" office:value-type="string" office:string-value="Q" calcext:value-type="string">
            <text:p>Q</text:p>
          </table:table-cell>
          <table:table-cell table:number-columns-repeated="4"/>
          <table:table-cell table:formula="of:=COM.MICROSOFT.CONCAT([.J10];MID([.$D7];[.$H$4]+1;1))" office:value-type="string" office:string-value="QDvs" calcext:value-type="string">
            <text:p>QDvs</text:p>
          </table:table-cell>
          <table:table-cell table:style-name="ce28" table:formula="of:=REPLACE([.$K10];[.$H$4]+1;1;&quot; &quot;)" office:value-type="string" office:string-value="R9:&lt;=&gt;?@ABC EFGHIJKLMNOP STUVWXYZ[\]^_`abcdefghijklmnopqr tu wxyz{|}~!&quot;#$%&amp;'()*+,-./012345678" calcext:value-type="string">
            <text:p>R9:&lt;=&gt;?@ABC EFGHIJKLMNOP STUVWXYZ[\]^_`abcdefghijklmnopqr tu wxyz{|}~!"#$%&amp;'()*+,-./012345678</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72" calcext:value-type="float">
            <text:p>72</text:p>
          </table:table-cell>
          <table:table-cell table:formula="of:=FIND(MID([.$A$9];[.$A$6]+2;1);[.$D$8];1)" office:value-type="float" office:value="72" calcext:value-type="float">
            <text:p>72</text:p>
          </table:table-cell>
          <table:table-cell table:formula="of:=IF(MOD(([.B12]+[.C12])-([.$E$4]+1);[.$D$4])=0;[.$D$4];MOD(([.B12]+[.C12])-([.$E$4]+1);[.$D$4]))" office:value-type="float" office:value="26" calcext:value-type="float">
            <text:p>26</text:p>
          </table:table-cell>
          <table:table-cell table:formula="of:=IF([.D12]=0;MID([.$D$8];[.$D$4];1);IF([.D12]=[.$D$4];MID([.$D$8];[.$D$4];1);MID([.$D$8];[.D12];1)))" office:value-type="string" office:string-value="O" calcext:value-type="string">
            <text:p>O</text:p>
          </table:table-cell>
          <table:table-cell table:number-columns-repeated="1019"/>
        </table:table-row>
        <table:table-row table:style-name="ro1">
          <table:table-cell table:formula="of:=MID([.$A$4];3;1)" office:value-type="string" office:string-value="B" calcext:value-type="string">
            <text:p>B</text:p>
          </table:table-cell>
          <table:table-cell table:formula="of:=FIND([.A13];[.$D$8];1)" office:value-type="float" office:value="14" calcext:value-type="float">
            <text:p>14</text:p>
          </table:table-cell>
          <table:table-cell table:formula="of:=FIND(MID([.$A$9];[.$A$6]+3;1);[.$D$8];1)" office:value-type="float" office:value="14" calcext:value-type="float">
            <text:p>14</text:p>
          </table:table-cell>
          <table:table-cell table:formula="of:=IF(MOD(([.B13]+[.C13])-([.$E$4]+1);[.$D$4])=0;[.$D$4];MOD(([.B13]+[.C13])-([.$E$4]+1);[.$D$4]))" office:value-type="float" office:value="3" calcext:value-type="float">
            <text:p>3</text:p>
          </table:table-cell>
          <table:table-cell table:formula="of:=IF([.D13]=0;MID([.$D$8];[.$D$4];1);IF([.D13]=[.$D$4];MID([.$D$8];[.$D$4];1);MID([.$D$8];[.D13];1)))" office:value-type="string" office:string-value="v" calcext:value-type="string">
            <text:p>v</text:p>
          </table:table-cell>
          <table:table-cell table:number-columns-repeated="5"/>
          <table:table-cell table:formula="of:=REPLACE([.K11];FIND(&quot; &quot;;[.K11];1);1;&quot;&quot;)" office:value-type="string" office:string-value="R9:&lt;=&gt;?@ABCEFGHIJKLMNOP STUVWXYZ[\]^_`abcdefghijklmnopqr tu wxyz{|}~!&quot;#$%&amp;'()*+,-./012345678" calcext:value-type="string">
            <text:p>R9:&lt;=&gt;?@ABCEFGHIJKLMNOP STUVWXYZ[\]^_`abcdefghijklmnopqr tu wxyz{|}~!"#$%&amp;'()*+,-./012345678</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46" calcext:value-type="float">
            <text:p>46</text:p>
          </table:table-cell>
          <table:table-cell table:formula="of:=FIND(MID([.$A$9];[.$A$6]+4;1);[.$D$8];1)" office:value-type="float" office:value="46" calcext:value-type="float">
            <text:p>46</text:p>
          </table:table-cell>
          <table:table-cell table:formula="of:=IF(MOD(([.B14]+[.C14])-([.$E$4]+1);[.$D$4])=0;[.$D$4];MOD(([.B14]+[.C14])-([.$E$4]+1);[.$D$4]))" office:value-type="float" office:value="67" calcext:value-type="float">
            <text:p>6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R9:&lt;=&gt;?@ABCEFGHIJKLMNOPSTUVWXYZ[\]^_`abcdefghijklmnopqr tu wxyz{|}~!&quot;#$%&amp;'()*+,-./012345678" calcext:value-type="string">
            <text:p>R9:&lt;=&gt;?@ABCEFGHIJKLMNOPSTUVWXYZ[\]^_`abcdefghijklmnopqr tu wxyz{|}~!"#$%&amp;'()*+,-./012345678</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a" calcext:value-type="string">
            <text:p>a</text:p>
          </table:table-cell>
          <table:table-cell table:formula="of:=FIND([.A15];[.$D$8];1)" office:value-type="float" office:value="42" calcext:value-type="float">
            <text:p>42</text:p>
          </table:table-cell>
          <table:table-cell table:formula="of:=FIND(MID([.$A$9];[.$A$6]+5;1);[.$D$8];1)" office:value-type="float" office:value="42" calcext:value-type="float">
            <text:p>42</text:p>
          </table:table-cell>
          <table:table-cell table:formula="of:=IF(MOD(([.B15]+[.C15])-([.$E$4]+1);[.$D$4])=0;[.$D$4];MOD(([.B15]+[.C15])-([.$E$4]+1);[.$D$4]))" office:value-type="float" office:value="59" calcext:value-type="float">
            <text:p>59</text:p>
          </table:table-cell>
          <table:table-cell table:formula="of:=IF([.D15]=0;MID([.$D$8];[.$D$4];1);IF([.D15]=[.$D$4];MID([.$D$8];[.$D$4];1);MID([.$D$8];[.D15];1)))" office:value-type="string" office:string-value="r" calcext:value-type="string">
            <text:p>r</text:p>
          </table:table-cell>
          <table:table-cell table:number-columns-repeated="5"/>
          <table:table-cell table:formula="of:=REPLACE([.K14];FIND(&quot; &quot;;[.K14];1);1;&quot;&quot;)" office:value-type="string" office:string-value="R9:&lt;=&gt;?@ABCEFGHIJKLMNOPSTUVWXYZ[\]^_`abcdefghijklmnopqrtu wxyz{|}~!&quot;#$%&amp;'()*+,-./012345678" calcext:value-type="string">
            <text:p>R9:&lt;=&gt;?@ABCEFGHIJKLMNOPSTUVWXYZ[\]^_`abcdefghijklmnopqrtu wxyz{|}~!"#$%&amp;'()*+,-./012345678</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u" calcext:value-type="string">
            <text:p>u</text:p>
          </table:table-cell>
          <table:table-cell table:formula="of:=FIND([.A16];[.$D$8];1)" office:value-type="float" office:value="61" calcext:value-type="float">
            <text:p>61</text:p>
          </table:table-cell>
          <table:table-cell table:formula="of:=FIND(MID([.$A$9];[.$A$6]+6;1);[.$D$8];1)" office:value-type="float" office:value="61" calcext:value-type="float">
            <text:p>61</text:p>
          </table:table-cell>
          <table:table-cell table:formula="of:=IF(MOD(([.B16]+[.C16])-([.$E$4]+1);[.$D$4])=0;[.$D$4];MOD(([.B16]+[.C16])-([.$E$4]+1);[.$D$4]))" office:value-type="float" office:value="4" calcext:value-type="float">
            <text:p>4</text:p>
          </table:table-cell>
          <table:table-cell table:formula="of:=IF([.D16]=0;MID([.$D$8];[.$D$4];1);IF([.D16]=[.$D$4];MID([.$D$8];[.$D$4];1);MID([.$D$8];[.D16];1)))" office:value-type="string" office:string-value="s" calcext:value-type="string">
            <text:p>s</text:p>
          </table:table-cell>
          <table:table-cell table:number-columns-repeated="5"/>
          <table:table-cell table:formula="of:=REPLACE([.K15];FIND(&quot; &quot;;[.K15];1);1;&quot;&quot;)" office:value-type="string" office:string-value="R9:&lt;=&gt;?@ABCEFGHIJKLMNOPSTUVWXYZ[\]^_`abcdefghijklmnopqrtuwxyz{|}~!&quot;#$%&amp;'()*+,-./012345678" calcext:value-type="string">
            <text:p>R9:&lt;=&gt;?@ABCEFGHIJKLMNOPSTUVWXYZ[\]^_`abcdefghijklmnopqrtuwxyz{|}~!"#$%&amp;'()*+,-./012345678</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t" calcext:value-type="string">
            <text:p>t</text:p>
          </table:table-cell>
          <table:table-cell table:formula="of:=FIND([.A17];[.$D$8];1)" office:value-type="float" office:value="60" calcext:value-type="float">
            <text:p>60</text:p>
          </table:table-cell>
          <table:table-cell table:formula="of:=FIND(MID([.$A$9];[.$A$6]+7;1);[.$D$8];1)" office:value-type="float" office:value="60" calcext:value-type="float">
            <text:p>60</text:p>
          </table:table-cell>
          <table:table-cell table:formula="of:=IF(MOD(([.B17]+[.C17])-([.$E$4]+1);[.$D$4])=0;[.$D$4];MOD(([.B17]+[.C17])-([.$E$4]+1);[.$D$4]))" office:value-type="float" office:value="2" calcext:value-type="float">
            <text:p>2</text:p>
          </table:table-cell>
          <table:table-cell table:formula="of:=IF([.D17]=0;MID([.$D$8];[.$D$4];1);IF([.D17]=[.$D$4];MID([.$D$8];[.$D$4];1);MID([.$D$8];[.D17];1)))" office:value-type="string" office:string-value="D" calcext:value-type="string">
            <text:p>D</text:p>
          </table:table-cell>
          <table:table-cell table:number-columns-repeated="1019"/>
        </table:table-row>
        <table:table-row table:style-name="ro1">
          <table:table-cell table:formula="of:=MID([.$A$4];8;1)" office:value-type="string" office:string-value="i" calcext:value-type="string">
            <text:p>i</text:p>
          </table:table-cell>
          <table:table-cell table:formula="of:=FIND([.A18];[.$D$8];1)" office:value-type="float" office:value="50" calcext:value-type="float">
            <text:p>50</text:p>
          </table:table-cell>
          <table:table-cell table:formula="of:=FIND(MID([.$A$9];[.$A$6]+8;1);[.$D$8];1)" office:value-type="float" office:value="50" calcext:value-type="float">
            <text:p>50</text:p>
          </table:table-cell>
          <table:table-cell table:formula="of:=IF(MOD(([.B18]+[.C18])-([.$E$4]+1);[.$D$4])=0;[.$D$4];MOD(([.B18]+[.C18])-([.$E$4]+1);[.$D$4]))" office:value-type="float" office:value="75" calcext:value-type="float">
            <text:p>75</text:p>
          </table:table-cell>
          <table:table-cell table:formula="of:=IF([.D18]=0;MID([.$D$8];[.$D$4];1);IF([.D18]=[.$D$4];MID([.$D$8];[.$D$4];1);MID([.$D$8];[.D18];1)))" office:value-type="string" office:string-value="&amp;" calcext:value-type="string">
            <text:p>&amp;</text:p>
          </table:table-cell>
          <table:table-cell table:number-columns-repeated="1019"/>
        </table:table-row>
        <table:table-row table:style-name="ro1">
          <table:table-cell table:formula="of:=MID([.$A$4];9;1)" office:value-type="string" office:string-value="f" calcext:value-type="string">
            <text:p>f</text:p>
          </table:table-cell>
          <table:table-cell table:formula="of:=FIND([.A19];[.$D$8];1)" office:value-type="float" office:value="47" calcext:value-type="float">
            <text:p>47</text:p>
          </table:table-cell>
          <table:table-cell table:formula="of:=FIND(MID([.$A$9];[.$A$6]+9;1);[.$D$8];1)" office:value-type="float" office:value="47" calcext:value-type="float">
            <text:p>47</text:p>
          </table:table-cell>
          <table:table-cell table:formula="of:=IF(MOD(([.B19]+[.C19])-([.$E$4]+1);[.$D$4])=0;[.$D$4];MOD(([.B19]+[.C19])-([.$E$4]+1);[.$D$4]))" office:value-type="float" office:value="69" calcext:value-type="float">
            <text:p>69</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u" calcext:value-type="string">
            <text:p>u</text:p>
          </table:table-cell>
          <table:table-cell table:formula="of:=FIND([.A20];[.$D$8];1)" office:value-type="float" office:value="61" calcext:value-type="float">
            <text:p>61</text:p>
          </table:table-cell>
          <table:table-cell table:formula="of:=FIND(MID([.$A$9];[.$A$6]+10;1);[.$D$8];1)" office:value-type="float" office:value="61" calcext:value-type="float">
            <text:p>61</text:p>
          </table:table-cell>
          <table:table-cell table:formula="of:=IF(MOD(([.B20]+[.C20])-([.$E$4]+1);[.$D$4])=0;[.$D$4];MOD(([.B20]+[.C20])-([.$E$4]+1);[.$D$4]))" office:value-type="float" office:value="4" calcext:value-type="float">
            <text:p>4</text:p>
          </table:table-cell>
          <table:table-cell table:formula="of:=IF([.D20]=0;MID([.$D$8];[.$D$4];1);IF([.D20]=[.$D$4];MID([.$D$8];[.$D$4];1);MID([.$D$8];[.D20];1)))" office:value-type="string" office:string-value="s" calcext:value-type="string">
            <text:p>s</text:p>
          </table:table-cell>
          <table:table-cell table:number-columns-repeated="1019"/>
        </table:table-row>
        <table:table-row table:style-name="ro1">
          <table:table-cell table:formula="of:=MID([.$A$4];11;1)" office:value-type="string" office:string-value="l" calcext:value-type="string">
            <text:p>l</text:p>
          </table:table-cell>
          <table:table-cell table:formula="of:=FIND([.A21];[.$D$8];1)" office:value-type="float" office:value="53" calcext:value-type="float">
            <text:p>53</text:p>
          </table:table-cell>
          <table:table-cell table:formula="of:=FIND(MID([.$A$9];[.$A$6]+11;1);[.$D$8];1)" office:value-type="float" office:value="53" calcext:value-type="float">
            <text:p>53</text:p>
          </table:table-cell>
          <table:table-cell table:formula="of:=IF(MOD(([.B21]+[.C21])-([.$E$4]+1);[.$D$4])=0;[.$D$4];MOD(([.B21]+[.C21])-([.$E$4]+1);[.$D$4]))" office:value-type="float" office:value="81" calcext:value-type="float">
            <text:p>81</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72" calcext:value-type="float">
            <text:p>72</text:p>
          </table:table-cell>
          <table:table-cell table:formula="of:=FIND(MID([.$A$9];[.$A$6]+12;1);[.$D$8];1)" office:value-type="float" office:value="72" calcext:value-type="float">
            <text:p>72</text:p>
          </table:table-cell>
          <table:table-cell table:formula="of:=IF(MOD(([.B22]+[.C22])-([.$E$4]+1);[.$D$4])=0;[.$D$4];MOD(([.B22]+[.C22])-([.$E$4]+1);[.$D$4]))" office:value-type="float" office:value="26" calcext:value-type="float">
            <text:p>26</text:p>
          </table:table-cell>
          <table:table-cell table:formula="of:=IF([.D22]=0;MID([.$D$8];[.$D$4];1);IF([.D22]=[.$D$4];MID([.$D$8];[.$D$4];1);MID([.$D$8];[.D22];1)))" office:value-type="string" office:string-value="O" calcext:value-type="string">
            <text:p>O</text:p>
          </table:table-cell>
          <table:table-cell table:number-columns-repeated="1019"/>
        </table:table-row>
        <table:table-row table:style-name="ro1">
          <table:table-cell table:formula="of:=MID([.$A$4];13;1)" office:value-type="string" office:string-value="M" calcext:value-type="string">
            <text:p>M</text:p>
          </table:table-cell>
          <table:table-cell table:formula="of:=FIND([.A23];[.$D$8];1)" office:value-type="float" office:value="24" calcext:value-type="float">
            <text:p>24</text:p>
          </table:table-cell>
          <table:table-cell table:formula="of:=FIND(MID([.$A$9];[.$A$6]+13;1);[.$D$8];1)" office:value-type="float" office:value="24" calcext:value-type="float">
            <text:p>24</text:p>
          </table:table-cell>
          <table:table-cell table:formula="of:=IF(MOD(([.B23]+[.C23])-([.$E$4]+1);[.$D$4])=0;[.$D$4];MOD(([.B23]+[.C23])-([.$E$4]+1);[.$D$4]))" office:value-type="float" office:value="23" calcext:value-type="float">
            <text:p>23</text:p>
          </table:table-cell>
          <table:table-cell table:formula="of:=IF([.D23]=0;MID([.$D$8];[.$D$4];1);IF([.D23]=[.$D$4];MID([.$D$8];[.$D$4];1);MID([.$D$8];[.D23];1)))" office:value-type="string" office:string-value="L" calcext:value-type="string">
            <text:p>L</text:p>
          </table:table-cell>
          <table:table-cell table:number-columns-repeated="1019"/>
        </table:table-row>
        <table:table-row table:style-name="ro1">
          <table:table-cell table:formula="of:=MID([.$A$4];14;1)" office:value-type="string" office:string-value="i" calcext:value-type="string">
            <text:p>i</text:p>
          </table:table-cell>
          <table:table-cell table:formula="of:=FIND([.A24];[.$D$8];1)" office:value-type="float" office:value="50" calcext:value-type="float">
            <text:p>50</text:p>
          </table:table-cell>
          <table:table-cell table:formula="of:=FIND(MID([.$A$9];[.$A$6]+14;1);[.$D$8];1)" office:value-type="float" office:value="50" calcext:value-type="float">
            <text:p>50</text:p>
          </table:table-cell>
          <table:table-cell table:formula="of:=IF(MOD(([.B24]+[.C24])-([.$E$4]+1);[.$D$4])=0;[.$D$4];MOD(([.B24]+[.C24])-([.$E$4]+1);[.$D$4]))" office:value-type="float" office:value="75" calcext:value-type="float">
            <text:p>75</text:p>
          </table:table-cell>
          <table:table-cell table:formula="of:=IF([.D24]=0;MID([.$D$8];[.$D$4];1);IF([.D24]=[.$D$4];MID([.$D$8];[.$D$4];1);MID([.$D$8];[.D24];1)))" office:value-type="string" office:string-value="&amp;" calcext:value-type="string">
            <text:p>&amp;</text:p>
          </table:table-cell>
          <table:table-cell table:number-columns-repeated="1019"/>
        </table:table-row>
        <table:table-row table:style-name="ro1">
          <table:table-cell table:formula="of:=MID([.$A$4];15;1)" office:value-type="string" office:string-value="n" calcext:value-type="string">
            <text:p>n</text:p>
          </table:table-cell>
          <table:table-cell table:formula="of:=FIND([.A25];[.$D$8];1)" office:value-type="float" office:value="55" calcext:value-type="float">
            <text:p>55</text:p>
          </table:table-cell>
          <table:table-cell table:formula="of:=FIND(MID([.$A$9];[.$A$6]+15;1);[.$D$8];1)" office:value-type="float" office:value="55" calcext:value-type="float">
            <text:p>55</text:p>
          </table:table-cell>
          <table:table-cell table:formula="of:=IF(MOD(([.B25]+[.C25])-([.$E$4]+1);[.$D$4])=0;[.$D$4];MOD(([.B25]+[.C25])-([.$E$4]+1);[.$D$4]))" office:value-type="float" office:value="85" calcext:value-type="float">
            <text:p>85</text:p>
          </table:table-cell>
          <table:table-cell table:formula="of:=IF([.D25]=0;MID([.$D$8];[.$D$4];1);IF([.D25]=[.$D$4];MID([.$D$8];[.$D$4];1);MID([.$D$8];[.D25];1)))" office:value-type="string" office:string-value="0" calcext:value-type="string">
            <text:p>0</text:p>
          </table:table-cell>
          <table:table-cell table:number-columns-repeated="1019"/>
        </table:table-row>
        <table:table-row table:style-name="ro1">
          <table:table-cell table:formula="of:=MID([.$A$4];16;1)" office:value-type="string" office:string-value="d" calcext:value-type="string">
            <text:p>d</text:p>
          </table:table-cell>
          <table:table-cell table:formula="of:=FIND([.A26];[.$D$8];1)" office:value-type="float" office:value="45" calcext:value-type="float">
            <text:p>45</text:p>
          </table:table-cell>
          <table:table-cell table:formula="of:=FIND(MID([.$A$9];[.$A$6]+16;1);[.$D$8];1)" office:value-type="float" office:value="45" calcext:value-type="float">
            <text:p>45</text:p>
          </table:table-cell>
          <table:table-cell table:formula="of:=IF(MOD(([.B26]+[.C26])-([.$E$4]+1);[.$D$4])=0;[.$D$4];MOD(([.B26]+[.C26])-([.$E$4]+1);[.$D$4]))" office:value-type="float" office:value="65" calcext:value-type="float">
            <text:p>65</text:p>
          </table:table-cell>
          <table:table-cell table:formula="of:=IF([.D26]=0;MID([.$D$8];[.$D$4];1);IF([.D26]=[.$D$4];MID([.$D$8];[.$D$4];1);MID([.$D$8];[.D26];1)))" office:value-type="string" office:string-value="z" calcext:value-type="string">
            <text:p>z</text:p>
          </table:table-cell>
          <table:table-cell table:number-columns-repeated="1019"/>
        </table:table-row>
        <table:table-row table:style-name="ro1">
          <table:table-cell table:style-name="ce28" table:formula="of:=COM.MICROSOFT.CONCAT([.$E$11];[.$E$12];[.$E$13];[.$E$14];[.$E$15];[.$E$16];[.$E$17];[.$E$18];[.$E$19];[.$E$20];[.$E$21];[.$E$22];[.$E$23];[.$E$24];[.$E$25];[.$E$26])" office:value-type="string" office:string-value="QOv|rsD&amp;~s,OL&amp;0z" calcext:value-type="string">
            <text:p>QOv|rsD&amp;~s,OL&amp;0z</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A#Beautiful#MindA#Beautiful#Mind" calcext:value-type="string">
            <text:p>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012345678" calcext:value-type="string">
            <text:p>./012345678</text:p>
          </table:table-cell>
          <table:table-cell table:formula="of:=IF([.$F$3]=0;RIGHT([.$D$8];LEN([.$D$8])-[.$F$4]);LEFT([.$D$8];LEN([.$D$8])-[.$F$4]))" office:value-type="string" office:string-value="QDvsR9:&lt;=&gt;?@ABCEFGHIJKLMNOPSTUVWXYZ[\]^_`abcdefghijklmnopqrtuwxyz{|}~!&quot;#$%&amp;'()*+,-" calcext:value-type="string">
            <text:p>QDvsR9:&lt;=&gt;?@ABCEFGHIJKLMNOPSTUVWXYZ[\]^_`abcdefghijklmnopqrtuwxyz{|}~!"#$%&amp;'()*+,-</text:p>
          </table:table-cell>
          <table:table-cell table:style-name="ce28" table:formula="of:=IF([.$F$3]=0;COM.MICROSOFT.CONCAT([.C30];[.B30]);COM.MICROSOFT.CONCAT([.C31];[.B31]))" office:value-type="string" office:string-value="./012345678QDvsR9:&lt;=&gt;?@ABCEFGHIJKLMNOPSTUVWXYZ[\]^_`abcdefghijklmnopqrtuwxyz{|}~!&quot;#$%&amp;'()*+,-" calcext:value-type="string">
            <text:p>./012345678QDvsR9:&lt;=&gt;?@ABCEFGHIJKLMNOPSTUVWXYZ[\]^_`abcdefghijklmnopqrtuwxyz{|}~!"#$%&amp;'()*+,-</text:p>
          </table:table-cell>
          <table:table-cell table:style-name="Default"/>
          <table:table-cell table:number-columns-repeated="1019"/>
        </table:table-row>
        <table:table-row table:style-name="ro1">
          <table:table-cell/>
          <table:table-cell table:formula="of:=LEFT([.$D$8];LEN([.$D$8])-[.$F$4])" office:value-type="string" office:string-value="QDvsR9:&lt;=&gt;?@ABCEFGHIJKLMNOPSTUVWXYZ[\]^_`abcdefghijklmnopqrtuwxyz{|}~!&quot;#$%&amp;'()*+,-" calcext:value-type="string">
            <text:p>QDvsR9:&lt;=&gt;?@ABCEFGHIJKLMNOPSTUVWXYZ[\]^_`abcdefghijklmnopqrtuwxyz{|}~!"#$%&amp;'()*+,-</text:p>
          </table:table-cell>
          <table:table-cell table:formula="of:=RIGHT([.$D$8];[.$F$4])" office:value-type="string" office:string-value="./012345678" calcext:value-type="string">
            <text:p>./012345678</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Q" calcext:value-type="string">
            <text:p>Q</text:p>
          </table:table-cell>
          <table:table-cell/>
          <table:table-cell table:style-name="ce28" table:formula="of:=IF([.$F$3]=0;COM.MICROSOFT.CONCAT([.B32];REPLACE([.D30];([.$F$4]+1);1;&quot;&quot;));COM.MICROSOFT.CONCAT(REPLACE([.D30];([.$F$4]+1);1;&quot;&quot;);[.B32]))" office:value-type="string" office:string-value="./012345678DvsR9:&lt;=&gt;?@ABCEFGHIJKLMNOPSTUVWXYZ[\]^_`abcdefghijklmnopqrtuwxyz{|}~!&quot;#$%&amp;'()*+,-Q" calcext:value-type="string">
            <text:p>./012345678DvsR9:&lt;=&gt;?@ABCEFGHIJKLMNOPSTUVWXYZ[\]^_`abcdefghijklmnopqrtuwxyz{|}~!"#$%&amp;'()*+,-Q</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CDjg" calcext:value-type="string">
            <text:p>CDjg</text:p>
          </table:table-cell>
          <table:table-cell table:style-name="ce28" table:formula="of:=IF([.$F$4]&lt;[.$E$4];REPLACE([.D32];[.$E$4]+1;1;&quot;&quot;);REPLACE([.D32];[.$F$4]+1;1;&quot;&quot;))" office:value-type="string" office:string-value="./012345678DvsR9:&lt;=&gt;?@ABEFGHIJKLMNOPSTUVWXYZ[\]^_`abcdefghijklmnopqrtuwxyz{|}~!&quot;#$%&amp;'()*+,-Q" calcext:value-type="string">
            <text:p>./012345678DvsR9:&lt;=&gt;?@ABEFGHIJKLMNOPSTUVWXYZ[\]^_`abcdefghijklmnopqrtuwxyz{|}~!"#$%&amp;'()*+,-Q</text:p>
          </table:table-cell>
          <table:table-cell table:formula="of:=COM.MICROSOFT.CONCAT([.B33];[.K41])" office:value-type="string" office:string-value="CDjg./012345678vsR9:&lt;=&gt;?@ABEFGHIJKLMNOPSTUVWXYZ[\]^_`abcdefhiklmnopqrtuwxyz{|}~!&quot;#$%&amp;'()*+,-Q" calcext:value-type="string">
            <text:p>CDjg./012345678vsR9:&lt;=&gt;?@ABEFGHIJKLMNOPSTUVWXYZ[\]^_`abcdefhiklmnopqrtuwxyz{|}~!"#$%&amp;'()*+,-Q</text:p>
          </table:table-cell>
          <table:table-cell table:style-name="Default"/>
          <table:table-cell table:number-columns-repeated="4"/>
          <table:table-cell table:style-name="ce28" table:formula="of:=MID([.$D$32];[.$E$4]+1;1)" office:value-type="string" office:string-value="C" calcext:value-type="string">
            <text:p>C</text:p>
          </table:table-cell>
          <table:table-cell table:style-name="ce28" table:formula="of:=REPLACE([.$D$32];[.$E$4]+1;1;&quot; &quot;)" office:value-type="string" office:string-value="./012345678DvsR9:&lt;=&gt;?@AB EFGHIJKLMNOPSTUVWXYZ[\]^_`abcdefghijklmnopqrtuwxyz{|}~!&quot;#$%&amp;'()*+,-Q" calcext:value-type="string">
            <text:p>./012345678DvsR9:&lt;=&gt;?@AB EFGHIJKLMNOPSTUVWXYZ[\]^_`abcdefghijklmnopqrtuwxyz{|}~!"#$%&amp;'()*+,-Q</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D" calcext:value-type="string">
            <text:p>D</text:p>
          </table:table-cell>
          <table:table-cell table:style-name="ce28" table:formula="of:=IF([.$F$4]&lt;[.$E$4];REPLACE([.C33];[.$F$4]+1;1;&quot;&quot;);REPLACE([.C33];[.$E$4]+1;1;&quot;&quot;))" office:value-type="string" office:string-value="./012345678vsR9:&lt;=&gt;?@ABEFGHIJKLMNOPSTUVWXYZ[\]^_`abcdefghijklmnopqrtuwxyz{|}~!&quot;#$%&amp;'()*+,-Q" calcext:value-type="string">
            <text:p>./012345678vsR9:&lt;=&gt;?@ABEFGHIJKLMNOPSTUVWXYZ[\]^_`abcdefghijklmnopqrtuwxyz{|}~!"#$%&amp;'()*+,-Q</text:p>
          </table:table-cell>
          <table:table-cell/>
          <table:table-cell table:style-name="Default"/>
          <table:table-cell table:number-columns-repeated="4"/>
          <table:table-cell table:formula="of:=COM.MICROSOFT.CONCAT([.J33];MID([.K33];[.$F$4]+1;1))" office:value-type="string" office:string-value="CD" calcext:value-type="string">
            <text:p>CD</text:p>
          </table:table-cell>
          <table:table-cell table:style-name="ce28" table:formula="of:=REPLACE([.$K33];[.$F$4]+1;1;&quot; &quot;)" office:value-type="string" office:string-value="./012345678 vsR9:&lt;=&gt;?@AB EFGHIJKLMNOPSTUVWXYZ[\]^_`abcdefghijklmnopqrtuwxyz{|}~!&quot;#$%&amp;'()*+,-Q" calcext:value-type="string">
            <text:p>./012345678 vsR9:&lt;=&gt;?@AB EFGHIJKLMNOPSTUVWXYZ[\]^_`abcdefghijklmnopqrtuwxyz{|}~!"#$%&amp;'()*+,-Q</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QOv|rsD&amp;~s,OL&amp;0z" calcext:value-type="string">
            <text:p>QOv|rsD&amp;~s,OL&amp;0z</text:p>
          </table:table-cell>
          <table:table-cell table:formula="of:=COM.MICROSOFT.CONCAT(&quot;'&quot;;[.A35];&quot;'&quot;;&quot; A23 char positions in D21&quot;)" office:value-type="string" office:string-value="'QOv|rsD&amp;~s,OL&amp;0z' A23 char positions in D21" calcext:value-type="string">
            <text:p>'QOv|rsD&amp;~s,OL&amp;0z' A23 char positions in D21</text:p>
          </table:table-cell>
          <table:table-cell table:formula="of:=COM.MICROSOFT.CONCAT(&quot;'&quot;;MID([.$A$3];1;LEN([.$A$4]));&quot;'&quot;;&quot; A3  char positions in D33&quot;)" office:value-type="string" office:string-value="'A#Beautiful#Mind' A3  char positions in D33" calcext:value-type="string">
            <text:p>'A#Beautiful#Mind' A3 <text:s/>char positions in D33</text:p>
          </table:table-cell>
          <table:table-cell/>
          <table:table-cell table:style-name="Default"/>
          <table:table-cell table:number-columns-repeated="4"/>
          <table:table-cell table:formula="of:=COM.MICROSOFT.CONCAT([.J34];MID([.$K34];[.$G$4]+1;1))" office:value-type="string" office:string-value="CDj" calcext:value-type="string">
            <text:p>CDj</text:p>
          </table:table-cell>
          <table:table-cell table:style-name="ce28" table:formula="of:=REPLACE([.$K34];[.$G$4]+1;1;&quot; &quot;)" office:value-type="string" office:string-value="./012345678 vsR9:&lt;=&gt;?@AB EFGHIJKLMNOPSTUVWXYZ[\]^_`abcdefghi klmnopqrtuwxyz{|}~!&quot;#$%&amp;'()*+,-Q" calcext:value-type="string">
            <text:p>./012345678 vsR9:&lt;=&gt;?@AB EFGHIJKLMNOPSTUVWXYZ[\]^_`abcdefghi klmnopqrtuwxyz{|}~!"#$%&amp;'()*+,-Q</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Q" calcext:value-type="string">
            <text:p>Q</text:p>
          </table:table-cell>
          <table:table-cell table:formula="of:=FIND([.A36];[.$D$33];1)" office:value-type="float" office:value="93" calcext:value-type="float">
            <text:p>93</text:p>
          </table:table-cell>
          <table:table-cell table:formula="of:=FIND(MID([.$A$28];[.$A$6]+1;1);[.$D$33];1)" office:value-type="float" office:value="26" calcext:value-type="float">
            <text:p>26</text:p>
          </table:table-cell>
          <table:table-cell table:formula="of:=IF(MOD(([.B36]+[.C36])-([.$F$4]+1);[.$D$4])=0;[.$D$4];MOD(([.B36]+[.C36])-([.$F$4]+1);[.$D$4]))" office:value-type="float" office:value="14" calcext:value-type="float">
            <text:p>14</text:p>
          </table:table-cell>
          <table:table-cell table:formula="of:=IF([.D36]=0;MID([.$D$33];[.$D$4];1);IF([.D36]=[.$D$4];MID([.$D$33];[.$D$4];1);MID([.$D$33];[.D36];1)))" office:value-type="string" office:string-value="7" calcext:value-type="string">
            <text:p>7</text:p>
          </table:table-cell>
          <table:table-cell table:number-columns-repeated="4"/>
          <table:table-cell table:formula="of:=COM.MICROSOFT.CONCAT([.J35];MID([.$K35];[.$H$4]+1;1))" office:value-type="string" office:string-value="CDjg" calcext:value-type="string">
            <text:p>CDjg</text:p>
          </table:table-cell>
          <table:table-cell table:style-name="ce28" table:formula="of:=REPLACE([.$K35];[.$H$4]+1;1;&quot; &quot;)" office:value-type="string" office:string-value="./012345678 vsR9:&lt;=&gt;?@AB EFGHIJKLMNOPSTUVWXYZ[\]^_`abcdef hi klmnopqrtuwxyz{|}~!&quot;#$%&amp;'()*+,-Q" calcext:value-type="string">
            <text:p>./012345678 vsR9:&lt;=&gt;?@AB EFGHIJKLMNOPSTUVWXYZ[\]^_`abcdef hi klmnopqrtuwxyz{|}~!"#$%&amp;'()*+,-Q</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O" calcext:value-type="string">
            <text:p>O</text:p>
          </table:table-cell>
          <table:table-cell table:formula="of:=FIND([.A37];[.$D$33];1)" office:value-type="float" office:value="38" calcext:value-type="float">
            <text:p>38</text:p>
          </table:table-cell>
          <table:table-cell table:formula="of:=FIND(MID([.$A$28];[.$A$6]+2;1);[.$D$33];1)" office:value-type="float" office:value="82" calcext:value-type="float">
            <text:p>82</text:p>
          </table:table-cell>
          <table:table-cell table:formula="of:=IF(MOD(([.B37]+[.C37])-([.$F$4]+1);[.$D$4])=0;[.$D$4];MOD(([.B37]+[.C37])-([.$F$4]+1);[.$D$4]))" office:value-type="float" office:value="15" calcext:value-type="float">
            <text:p>15</text:p>
          </table:table-cell>
          <table:table-cell table:formula="of:=IF([.D37]=0;MID([.$D$33];[.$D$4];1);IF([.D37]=[.$D$4];MID([.$D$33];[.$D$4];1);MID([.$D$33];[.D37];1)))" office:value-type="string" office:string-value="8" calcext:value-type="string">
            <text:p>8</text:p>
          </table:table-cell>
          <table:table-cell table:number-columns-repeated="1019"/>
        </table:table-row>
        <table:table-row table:style-name="ro1">
          <table:table-cell table:formula="of:=MID([.$A$35];3;1)" office:value-type="string" office:string-value="v" calcext:value-type="string">
            <text:p>v</text:p>
          </table:table-cell>
          <table:table-cell table:formula="of:=FIND([.A38];[.$D$33];1)" office:value-type="float" office:value="16" calcext:value-type="float">
            <text:p>16</text:p>
          </table:table-cell>
          <table:table-cell table:formula="of:=FIND(MID([.$A$28];[.$A$6]+3;1);[.$D$33];1)" office:value-type="float" office:value="27" calcext:value-type="float">
            <text:p>27</text:p>
          </table:table-cell>
          <table:table-cell table:formula="of:=IF(MOD(([.B38]+[.C38])-([.$F$4]+1);[.$D$4])=0;[.$D$4];MOD(([.B38]+[.C38])-([.$F$4]+1);[.$D$4]))" office:value-type="float" office:value="31" calcext:value-type="float">
            <text:p>31</text:p>
          </table:table-cell>
          <table:table-cell table:formula="of:=IF([.D38]=0;MID([.$D$33];[.$D$4];1);IF([.D38]=[.$D$4];MID([.$D$33];[.$D$4];1);MID([.$D$33];[.D38];1)))" office:value-type="string" office:string-value="H" calcext:value-type="string">
            <text:p>H</text:p>
          </table:table-cell>
          <table:table-cell table:number-columns-repeated="5"/>
          <table:table-cell table:formula="of:=REPLACE([.K36];FIND(&quot; &quot;;[.K36];1);1;&quot;&quot;)" office:value-type="string" office:string-value="./012345678vsR9:&lt;=&gt;?@AB EFGHIJKLMNOPSTUVWXYZ[\]^_`abcdef hi klmnopqrtuwxyz{|}~!&quot;#$%&amp;'()*+,-Q" calcext:value-type="string">
            <text:p>./012345678vsR9:&lt;=&gt;?@AB EFGHIJKLMNOPSTUVWXYZ[\]^_`abcdef hi klmnopqrtuwxyz{|}~!"#$%&amp;'()*+,-Q</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77" calcext:value-type="float">
            <text:p>77</text:p>
          </table:table-cell>
          <table:table-cell table:formula="of:=FIND(MID([.$A$28];[.$A$6]+4;1);[.$D$33];1)" office:value-type="float" office:value="58" calcext:value-type="float">
            <text:p>58</text:p>
          </table:table-cell>
          <table:table-cell table:formula="of:=IF(MOD(([.B39]+[.C39])-([.$F$4]+1);[.$D$4])=0;[.$D$4];MOD(([.B39]+[.C39])-([.$F$4]+1);[.$D$4]))" office:value-type="float" office:value="30" calcext:value-type="float">
            <text:p>30</text:p>
          </table:table-cell>
          <table:table-cell table:formula="of:=IF([.D39]=0;MID([.$D$33];[.$D$4];1);IF([.D39]=[.$D$4];MID([.$D$33];[.$D$4];1);MID([.$D$33];[.D39];1)))" office:value-type="string" office:string-value="G" calcext:value-type="string">
            <text:p>G</text:p>
          </table:table-cell>
          <table:table-cell table:number-columns-repeated="5"/>
          <table:table-cell table:formula="of:=REPLACE([.K38];FIND(&quot; &quot;;[.K38];1);1;&quot;&quot;)" office:value-type="string" office:string-value="./012345678vsR9:&lt;=&gt;?@ABEFGHIJKLMNOPSTUVWXYZ[\]^_`abcdef hi klmnopqrtuwxyz{|}~!&quot;#$%&amp;'()*+,-Q" calcext:value-type="string">
            <text:p>./012345678vsR9:&lt;=&gt;?@ABEFGHIJKLMNOPSTUVWXYZ[\]^_`abcdef hi klmnopqrtuwxyz{|}~!"#$%&amp;'()*+,-Q</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r" calcext:value-type="string">
            <text:p>r</text:p>
          </table:table-cell>
          <table:table-cell table:formula="of:=FIND([.A40];[.$D$33];1)" office:value-type="float" office:value="69" calcext:value-type="float">
            <text:p>69</text:p>
          </table:table-cell>
          <table:table-cell table:formula="of:=FIND(MID([.$A$28];[.$A$6]+5;1);[.$D$33];1)" office:value-type="float" office:value="54" calcext:value-type="float">
            <text:p>54</text:p>
          </table:table-cell>
          <table:table-cell table:formula="of:=IF(MOD(([.B40]+[.C40])-([.$F$4]+1);[.$D$4])=0;[.$D$4];MOD(([.B40]+[.C40])-([.$F$4]+1);[.$D$4]))" office:value-type="float" office:value="18" calcext:value-type="float">
            <text:p>18</text:p>
          </table:table-cell>
          <table:table-cell table:formula="of:=IF([.D40]=0;MID([.$D$33];[.$D$4];1);IF([.D40]=[.$D$4];MID([.$D$33];[.$D$4];1);MID([.$D$33];[.D40];1)))" office:value-type="string" office:string-value="R" calcext:value-type="string">
            <text:p>R</text:p>
          </table:table-cell>
          <table:table-cell table:number-columns-repeated="5"/>
          <table:table-cell table:formula="of:=REPLACE([.K39];FIND(&quot; &quot;;[.K39];1);1;&quot;&quot;)" office:value-type="string" office:string-value="./012345678vsR9:&lt;=&gt;?@ABEFGHIJKLMNOPSTUVWXYZ[\]^_`abcdefhi klmnopqrtuwxyz{|}~!&quot;#$%&amp;'()*+,-Q" calcext:value-type="string">
            <text:p>./012345678vsR9:&lt;=&gt;?@ABEFGHIJKLMNOPSTUVWXYZ[\]^_`abcdefhi klmnopqrtuwxyz{|}~!"#$%&amp;'()*+,-Q</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s" calcext:value-type="string">
            <text:p>s</text:p>
          </table:table-cell>
          <table:table-cell table:formula="of:=FIND([.A41];[.$D$33];1)" office:value-type="float" office:value="17" calcext:value-type="float">
            <text:p>17</text:p>
          </table:table-cell>
          <table:table-cell table:formula="of:=FIND(MID([.$A$28];[.$A$6]+6;1);[.$D$33];1)" office:value-type="float" office:value="71" calcext:value-type="float">
            <text:p>71</text:p>
          </table:table-cell>
          <table:table-cell table:formula="of:=IF(MOD(([.B41]+[.C41])-([.$F$4]+1);[.$D$4])=0;[.$D$4];MOD(([.B41]+[.C41])-([.$F$4]+1);[.$D$4]))" office:value-type="float" office:value="76" calcext:value-type="float">
            <text:p>76</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012345678vsR9:&lt;=&gt;?@ABEFGHIJKLMNOPSTUVWXYZ[\]^_`abcdefhiklmnopqrtuwxyz{|}~!&quot;#$%&amp;'()*+,-Q" calcext:value-type="string">
            <text:p>./012345678vsR9:&lt;=&gt;?@ABEFGHIJKLMNOPSTUVWXYZ[\]^_`abcdefhiklmnopqrtuwxyz{|}~!"#$%&amp;'()*+,-Q</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D" calcext:value-type="string">
            <text:p>D</text:p>
          </table:table-cell>
          <table:table-cell table:formula="of:=FIND([.A42];[.$D$33];1)" office:value-type="float" office:value="2" calcext:value-type="float">
            <text:p>2</text:p>
          </table:table-cell>
          <table:table-cell table:formula="of:=FIND(MID([.$A$28];[.$A$6]+7;1);[.$D$33];1)" office:value-type="float" office:value="70" calcext:value-type="float">
            <text:p>70</text:p>
          </table:table-cell>
          <table:table-cell table:formula="of:=IF(MOD(([.B42]+[.C42])-([.$F$4]+1);[.$D$4])=0;[.$D$4];MOD(([.B42]+[.C42])-([.$F$4]+1);[.$D$4]))" office:value-type="float" office:value="60" calcext:value-type="float">
            <text:p>60</text:p>
          </table:table-cell>
          <table:table-cell table:formula="of:=IF([.D42]=0;MID([.$D$33];[.$D$4];1);IF([.D42]=[.$D$4];MID([.$D$33];[.$D$4];1);MID([.$D$33];[.D42];1)))" office:value-type="string" office:string-value="h" calcext:value-type="string">
            <text:p>h</text:p>
          </table:table-cell>
          <table:table-cell table:number-columns-repeated="1019"/>
        </table:table-row>
        <table:table-row table:style-name="ro1">
          <table:table-cell table:formula="of:=MID([.$A$35];8;1)" office:value-type="string" office:string-value="&amp;" calcext:value-type="string">
            <text:p>&amp;</text:p>
          </table:table-cell>
          <table:table-cell table:formula="of:=FIND([.A43];[.$D$33];1)" office:value-type="float" office:value="85" calcext:value-type="float">
            <text:p>85</text:p>
          </table:table-cell>
          <table:table-cell table:formula="of:=FIND(MID([.$A$28];[.$A$6]+8;1);[.$D$33];1)" office:value-type="float" office:value="61" calcext:value-type="float">
            <text:p>61</text:p>
          </table:table-cell>
          <table:table-cell table:formula="of:=IF(MOD(([.B43]+[.C43])-([.$F$4]+1);[.$D$4])=0;[.$D$4];MOD(([.B43]+[.C43])-([.$F$4]+1);[.$D$4]))" office:value-type="float" office:value="41" calcext:value-type="float">
            <text:p>41</text:p>
          </table:table-cell>
          <table:table-cell table:formula="of:=IF([.D43]=0;MID([.$D$33];[.$D$4];1);IF([.D43]=[.$D$4];MID([.$D$33];[.$D$4];1);MID([.$D$33];[.D43];1)))" office:value-type="string" office:string-value="T" calcext:value-type="string">
            <text:p>T</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79" calcext:value-type="float">
            <text:p>79</text:p>
          </table:table-cell>
          <table:table-cell table:formula="of:=FIND(MID([.$A$28];[.$A$6]+9;1);[.$D$33];1)" office:value-type="float" office:value="59" calcext:value-type="float">
            <text:p>59</text:p>
          </table:table-cell>
          <table:table-cell table:formula="of:=IF(MOD(([.B44]+[.C44])-([.$F$4]+1);[.$D$4])=0;[.$D$4];MOD(([.B44]+[.C44])-([.$F$4]+1);[.$D$4]))" office:value-type="float" office:value="33" calcext:value-type="float">
            <text:p>33</text:p>
          </table:table-cell>
          <table:table-cell table:formula="of:=IF([.D44]=0;MID([.$D$33];[.$D$4];1);IF([.D44]=[.$D$4];MID([.$D$33];[.$D$4];1);MID([.$D$33];[.D44];1)))" office:value-type="string" office:string-value="J" calcext:value-type="string">
            <text:p>J</text:p>
          </table:table-cell>
          <table:table-cell table:number-columns-repeated="1019"/>
        </table:table-row>
        <table:table-row table:style-name="ro1">
          <table:table-cell table:formula="of:=MID([.$A$35];10;1)" office:value-type="string" office:string-value="s" calcext:value-type="string">
            <text:p>s</text:p>
          </table:table-cell>
          <table:table-cell table:formula="of:=FIND([.A45];[.$D$33];1)" office:value-type="float" office:value="17" calcext:value-type="float">
            <text:p>17</text:p>
          </table:table-cell>
          <table:table-cell table:formula="of:=FIND(MID([.$A$28];[.$A$6]+10;1);[.$D$33];1)" office:value-type="float" office:value="71" calcext:value-type="float">
            <text:p>71</text:p>
          </table:table-cell>
          <table:table-cell table:formula="of:=IF(MOD(([.B45]+[.C45])-([.$F$4]+1);[.$D$4])=0;[.$D$4];MOD(([.B45]+[.C45])-([.$F$4]+1);[.$D$4]))" office:value-type="float" office:value="76" calcext:value-type="float">
            <text:p>76</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91" calcext:value-type="float">
            <text:p>91</text:p>
          </table:table-cell>
          <table:table-cell table:formula="of:=FIND(MID([.$A$28];[.$A$6]+11;1);[.$D$33];1)" office:value-type="float" office:value="63" calcext:value-type="float">
            <text:p>63</text:p>
          </table:table-cell>
          <table:table-cell table:formula="of:=IF(MOD(([.B46]+[.C46])-([.$F$4]+1);[.$D$4])=0;[.$D$4];MOD(([.B46]+[.C46])-([.$F$4]+1);[.$D$4]))" office:value-type="float" office:value="49" calcext:value-type="float">
            <text:p>49</text:p>
          </table:table-cell>
          <table:table-cell table:formula="of:=IF([.D46]=0;MID([.$D$33];[.$D$4];1);IF([.D46]=[.$D$4];MID([.$D$33];[.$D$4];1);MID([.$D$33];[.D46];1)))" office:value-type="string" office:string-value="\" calcext:value-type="string">
            <text:p>\</text:p>
          </table:table-cell>
          <table:table-cell table:number-columns-repeated="1019"/>
        </table:table-row>
        <table:table-row table:style-name="ro1">
          <table:table-cell table:formula="of:=MID([.$A$35];12;1)" office:value-type="string" office:string-value="O" calcext:value-type="string">
            <text:p>O</text:p>
          </table:table-cell>
          <table:table-cell table:formula="of:=FIND([.A47];[.$D$33];1)" office:value-type="float" office:value="38" calcext:value-type="float">
            <text:p>38</text:p>
          </table:table-cell>
          <table:table-cell table:formula="of:=FIND(MID([.$A$28];[.$A$6]+12;1);[.$D$33];1)" office:value-type="float" office:value="82" calcext:value-type="float">
            <text:p>82</text:p>
          </table:table-cell>
          <table:table-cell table:formula="of:=IF(MOD(([.B47]+[.C47])-([.$F$4]+1);[.$D$4])=0;[.$D$4];MOD(([.B47]+[.C47])-([.$F$4]+1);[.$D$4]))" office:value-type="float" office:value="15" calcext:value-type="float">
            <text:p>15</text:p>
          </table:table-cell>
          <table:table-cell table:formula="of:=IF([.D47]=0;MID([.$D$33];[.$D$4];1);IF([.D47]=[.$D$4];MID([.$D$33];[.$D$4];1);MID([.$D$33];[.D47];1)))" office:value-type="string" office:string-value="8" calcext:value-type="string">
            <text:p>8</text:p>
          </table:table-cell>
          <table:table-cell table:number-columns-repeated="1019"/>
        </table:table-row>
        <table:table-row table:style-name="ro1">
          <table:table-cell table:formula="of:=MID([.$A$35];13;1)" office:value-type="string" office:string-value="L" calcext:value-type="string">
            <text:p>L</text:p>
          </table:table-cell>
          <table:table-cell table:formula="of:=FIND([.A48];[.$D$33];1)" office:value-type="float" office:value="35" calcext:value-type="float">
            <text:p>35</text:p>
          </table:table-cell>
          <table:table-cell table:formula="of:=FIND(MID([.$A$28];[.$A$6]+13;1);[.$D$33];1)" office:value-type="float" office:value="36" calcext:value-type="float">
            <text:p>36</text:p>
          </table:table-cell>
          <table:table-cell table:formula="of:=IF(MOD(([.B48]+[.C48])-([.$F$4]+1);[.$D$4])=0;[.$D$4];MOD(([.B48]+[.C48])-([.$F$4]+1);[.$D$4]))" office:value-type="float" office:value="59" calcext:value-type="float">
            <text:p>59</text:p>
          </table:table-cell>
          <table:table-cell table:formula="of:=IF([.D48]=0;MID([.$D$33];[.$D$4];1);IF([.D48]=[.$D$4];MID([.$D$33];[.$D$4];1);MID([.$D$33];[.D48];1)))" office:value-type="string" office:string-value="f" calcext:value-type="string">
            <text:p>f</text:p>
          </table:table-cell>
          <table:table-cell table:number-columns-repeated="1019"/>
        </table:table-row>
        <table:table-row table:style-name="ro1">
          <table:table-cell table:formula="of:=MID([.$A$35];14;1)" office:value-type="string" office:string-value="&amp;" calcext:value-type="string">
            <text:p>&amp;</text:p>
          </table:table-cell>
          <table:table-cell table:formula="of:=FIND([.A49];[.$D$33];1)" office:value-type="float" office:value="85" calcext:value-type="float">
            <text:p>85</text:p>
          </table:table-cell>
          <table:table-cell table:formula="of:=FIND(MID([.$A$28];[.$A$6]+14;1);[.$D$33];1)" office:value-type="float" office:value="61" calcext:value-type="float">
            <text:p>61</text:p>
          </table:table-cell>
          <table:table-cell table:formula="of:=IF(MOD(([.B49]+[.C49])-([.$F$4]+1);[.$D$4])=0;[.$D$4];MOD(([.B49]+[.C49])-([.$F$4]+1);[.$D$4]))" office:value-type="float" office:value="41" calcext:value-type="float">
            <text:p>41</text:p>
          </table:table-cell>
          <table:table-cell table:formula="of:=IF([.D49]=0;MID([.$D$33];[.$D$4];1);IF([.D49]=[.$D$4];MID([.$D$33];[.$D$4];1);MID([.$D$33];[.D49];1)))" office:value-type="string" office:string-value="T" calcext:value-type="string">
            <text:p>T</text:p>
          </table:table-cell>
          <table:table-cell table:number-columns-repeated="1019"/>
        </table:table-row>
        <table:table-row table:style-name="ro1">
          <table:table-cell table:formula="of:=MID([.$A$35];15;1)" office:value-type="string" office:string-value="0" calcext:value-type="string">
            <text:p>0</text:p>
          </table:table-cell>
          <table:table-cell table:formula="of:=FIND([.A50];[.$D$33];1)" office:value-type="float" office:value="7" calcext:value-type="float">
            <text:p>7</text:p>
          </table:table-cell>
          <table:table-cell table:formula="of:=FIND(MID([.$A$28];[.$A$6]+15;1);[.$D$33];1)" office:value-type="float" office:value="65" calcext:value-type="float">
            <text:p>65</text:p>
          </table:table-cell>
          <table:table-cell table:formula="of:=IF(MOD(([.B50]+[.C50])-([.$F$4]+1);[.$D$4])=0;[.$D$4];MOD(([.B50]+[.C50])-([.$F$4]+1);[.$D$4]))" office:value-type="float" office:value="60" calcext:value-type="float">
            <text:p>60</text:p>
          </table:table-cell>
          <table:table-cell table:formula="of:=IF([.D50]=0;MID([.$D$33];[.$D$4];1);IF([.D50]=[.$D$4];MID([.$D$33];[.$D$4];1);MID([.$D$33];[.D50];1)))" office:value-type="string" office:string-value="h" calcext:value-type="string">
            <text:p>h</text:p>
          </table:table-cell>
          <table:table-cell table:number-columns-repeated="1019"/>
        </table:table-row>
        <table:table-row table:style-name="ro1">
          <table:table-cell table:formula="of:=MID([.$A$35];16;1)" office:value-type="string" office:string-value="z" calcext:value-type="string">
            <text:p>z</text:p>
          </table:table-cell>
          <table:table-cell table:formula="of:=FIND([.A51];[.$D$33];1)" office:value-type="float" office:value="75" calcext:value-type="float">
            <text:p>75</text:p>
          </table:table-cell>
          <table:table-cell table:formula="of:=FIND(MID([.$A$28];[.$A$6]+16;1);[.$D$33];1)" office:value-type="float" office:value="57" calcext:value-type="float">
            <text:p>57</text:p>
          </table:table-cell>
          <table:table-cell table:formula="of:=IF(MOD(([.B51]+[.C51])-([.$F$4]+1);[.$D$4])=0;[.$D$4];MOD(([.B51]+[.C51])-([.$F$4]+1);[.$D$4]))" office:value-type="float" office:value="27" calcext:value-type="float">
            <text:p>27</text:p>
          </table:table-cell>
          <table:table-cell table:formula="of:=IF([.D51]=0;MID([.$D$33];[.$D$4];1);IF([.D51]=[.$D$4];MID([.$D$33];[.$D$4];1);MID([.$D$33];[.D51];1)))" office:value-type="string" office:string-value="B" calcext:value-type="string">
            <text:p>B</text:p>
          </table:table-cell>
          <table:table-cell table:number-columns-repeated="1019"/>
        </table:table-row>
        <table:table-row table:style-name="ro1">
          <table:table-cell table:style-name="ce28" table:formula="of:=COM.MICROSOFT.CONCAT([.$E$36];[.$E$37];[.$E$38];[.$E$39];[.$E$40];[.$E$41];[.$E$42];[.$E$43];[.$E$44];[.$E$45];[.$E$46];[.$E$47];[.$E$48];[.$E$49];[.$E$50];[.$E$51])" office:value-type="string" office:string-value="78HGR{hTJ{\8fThB" calcext:value-type="string">
            <text:p>78HGR{hTJ{\8fThB</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Beautiful#MindA#Beautiful#Mind" calcext:value-type="string">
            <text:p>A#Beautiful#MindA#Beautiful#Mind</text:p>
          </table:table-cell>
          <table:table-cell table:style-name="ce27" table:formula="of:=COM.MICROSOFT.CONCAT( &quot;  OTP SIZE=  &quot;;LEN([.A53]))" office:value-type="string" office:string-value="  OTP SIZE=  32" calcext:value-type="string">
            <text:p><text:s text:c="2"/>OTP SIZE= <text:s/>3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CDjg./012345678vsR9:&lt;=&gt;?@ABEFGHIJKLMNOPSTUVWXYZ[\]^_`abcdefh" calcext:value-type="string">
            <text:p>CDjg./012345678vsR9:&lt;=&gt;?@ABEFGHIJKLMNOPSTUVWXYZ[\]^_`abcdefh</text:p>
          </table:table-cell>
          <table:table-cell table:style-name="ce28" table:formula="of:=IF([.$G$3]=0;RIGHT([.$D$33];LEN([.$D$33])-[.$G$4]);LEFT([.$D$33];LEN([.$D$33])-[.$G$4]))" office:value-type="string" office:string-value="iklmnopqrtuwxyz{|}~!&quot;#$%&amp;'()*+,-Q" calcext:value-type="string">
            <text:p>iklmnopqrtuwxyz{|}~!"#$%&amp;'()*+,-Q</text:p>
          </table:table-cell>
          <table:table-cell table:style-name="ce28" table:formula="of:=IF([.$G$3]=0;COM.MICROSOFT.CONCAT([.C55];[.B55]);COM.MICROSOFT.CONCAT([.C56];[.B56]))" office:value-type="string" office:string-value="iklmnopqrtuwxyz{|}~!&quot;#$%&amp;'()*+,-QCDjg./012345678vsR9:&lt;=&gt;?@ABEFGHIJKLMNOPSTUVWXYZ[\]^_`abcdefh" calcext:value-type="string">
            <text:p>iklmnopqrtuwxyz{|}~!"#$%&amp;'()*+,-QCDjg./012345678vsR9:&lt;=&gt;?@ABEFGHIJKLMNOPSTUVWXYZ[\]^_`abcdefh</text:p>
          </table:table-cell>
          <table:table-cell table:style-name="Default"/>
          <table:table-cell table:number-columns-repeated="1019"/>
        </table:table-row>
        <table:table-row table:style-name="ro1">
          <table:table-cell/>
          <table:table-cell table:style-name="ce28" table:formula="of:=LEFT([.$D$33];LEN([.$D$33])-[.$G$4])" office:value-type="string" office:string-value="CDjg./012345678vsR9:&lt;=&gt;?@ABEFGHIJ" calcext:value-type="string">
            <text:p>CDjg./012345678vsR9:&lt;=&gt;?@ABEFGHIJ</text:p>
          </table:table-cell>
          <table:table-cell table:style-name="ce28" table:formula="of:=RIGHT([.$D$33];[.$G$4])" office:value-type="string" office:string-value="KLMNOPSTUVWXYZ[\]^_`abcdefhiklmnopqrtuwxyz{|}~!&quot;#$%&amp;'()*+,-Q" calcext:value-type="string">
            <text:p>KLMNOPSTUVWXYZ[\]^_`abcdefhiklmnopqrtuwxyz{|}~!"#$%&amp;'()*+,-Q</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E" calcext:value-type="string">
            <text:p>E</text:p>
          </table:table-cell>
          <table:table-cell/>
          <table:table-cell table:style-name="ce28" table:formula="of:=IF([.$G$3]=0;COM.MICROSOFT.CONCAT([.B57];REPLACE([.D55];([.$G$4]+1);1;&quot;&quot;));COM.MICROSOFT.CONCAT(REPLACE([.D55];([.$G$4]+1);1;&quot;&quot;);[.B57]))" office:value-type="string" office:string-value="Eiklmnopqrtuwxyz{|}~!&quot;#$%&amp;'()*+,-QCDjg./012345678vsR9:&lt;=&gt;?@ABFGHIJKLMNOPSTUVWXYZ[\]^_`abcdefh" calcext:value-type="string">
            <text:p>Eiklmnopqrtuwxyz{|}~!"#$%&amp;'()*+,-QCDjg./012345678vsR9:&lt;=&gt;?@ABFGHIJKLMNOPSTUVWXYZ[\]^_`abcdefh</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uB?" calcext:value-type="string">
            <text:p>%uB?</text:p>
          </table:table-cell>
          <table:table-cell table:style-name="ce28" table:formula="of:=IF([.$F$4]&lt;[.$E$4];REPLACE([.D57];[.$E$4]+1;1;&quot;&quot;);REPLACE([.D57];[.$F$4]+1;1;&quot;&quot;))" office:value-type="string" office:string-value="Eiklmnopqrtuwxyz{|}~!&quot;#$&amp;'()*+,-QCDjg./012345678vsR9:&lt;=&gt;?@ABFGHIJKLMNOPSTUVWXYZ[\]^_`abcdefh" calcext:value-type="string">
            <text:p>Eiklmnopqrtuwxyz{|}~!"#$&amp;'()*+,-QCDjg./012345678vsR9:&lt;=&gt;?@ABFGHIJKLMNOPSTUVWXYZ[\]^_`abcdefh</text:p>
          </table:table-cell>
          <table:table-cell table:formula="of:=COM.MICROSOFT.CONCAT([.B58];[.K66])" office:value-type="string" office:string-value="%uB?Eiklmnopqrtwxyz{|}~!&quot;#$&amp;'()*+,-QCDjg./012345678vsR9:&lt;=&gt;@AFGHIJKLMNOPSTUVWXYZ[\]^_`abcdefh" calcext:value-type="string">
            <text:p>%uB?Eiklmnopqrtwxyz{|}~!"#$&amp;'()*+,-QCDjg./012345678vsR9:&lt;=&gt;@AFGHIJKLMNOPSTUVWXYZ[\]^_`abcdefh</text:p>
          </table:table-cell>
          <table:table-cell table:style-name="Default"/>
          <table:table-cell table:number-columns-repeated="4"/>
          <table:table-cell table:style-name="ce28" table:formula="of:=MID([.$D$57];[.$E$4]+1;1)" office:value-type="string" office:string-value="%" calcext:value-type="string">
            <text:p>%</text:p>
          </table:table-cell>
          <table:table-cell table:style-name="ce28" table:formula="of:=REPLACE([.$D$57];[.$E$4]+1;1;&quot; &quot;)" office:value-type="string" office:string-value="Eiklmnopqrtuwxyz{|}~!&quot;#$ &amp;'()*+,-QCDjg./012345678vsR9:&lt;=&gt;?@ABFGHIJKLMNOPSTUVWXYZ[\]^_`abcdefh" calcext:value-type="string">
            <text:p>Eiklmnopqrtuwxyz{|}~!"#$ &amp;'()*+,-QCDjg./012345678vsR9:&lt;=&gt;?@ABFGHIJKLMNOPSTUVWXYZ[\]^_`abcdefh</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B" calcext:value-type="string">
            <text:p>B</text:p>
          </table:table-cell>
          <table:table-cell table:style-name="ce28" table:formula="of:=IF([.$F$4]&lt;[.$E$4];REPLACE([.C58];[.$F$4]+1;1;&quot;&quot;);REPLACE([.C58];[.$E$4]+1;1;&quot;&quot;))" office:value-type="string" office:string-value="Eiklmnopqrtwxyz{|}~!&quot;#$&amp;'()*+,-QCDjg./012345678vsR9:&lt;=&gt;?@ABFGHIJKLMNOPSTUVWXYZ[\]^_`abcdefh" calcext:value-type="string">
            <text:p>Eiklmnopqrtwxyz{|}~!"#$&amp;'()*+,-QCDjg./012345678vsR9:&lt;=&gt;?@ABFGHIJKLMNOPSTUVWXYZ[\]^_`abcdefh</text:p>
          </table:table-cell>
          <table:table-cell/>
          <table:table-cell table:style-name="Default"/>
          <table:table-cell table:number-columns-repeated="4"/>
          <table:table-cell table:formula="of:=COM.MICROSOFT.CONCAT([.J58];MID([.K58];[.$F$4]+1;1))" office:value-type="string" office:string-value="%u" calcext:value-type="string">
            <text:p>%u</text:p>
          </table:table-cell>
          <table:table-cell table:style-name="ce28" table:formula="of:=REPLACE([.$K58];[.$F$4]+1;1;&quot; &quot;)" office:value-type="string" office:string-value="Eiklmnopqrt wxyz{|}~!&quot;#$ &amp;'()*+,-QCDjg./012345678vsR9:&lt;=&gt;?@ABFGHIJKLMNOPSTUVWXYZ[\]^_`abcdefh" calcext:value-type="string">
            <text:p>Eiklmnopqrt wxyz{|}~!"#$ &amp;'()*+,-QCDjg./012345678vsR9:&lt;=&gt;?@ABFGHIJKLMNOPSTUVWXYZ[\]^_`abcdefh</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78HGR{hTJ{\8fThB" calcext:value-type="string">
            <text:p>78HGR{hTJ{\8fThB</text:p>
          </table:table-cell>
          <table:table-cell table:formula="of:=COM.MICROSOFT.CONCAT(&quot;'&quot;;[.A60];&quot;'&quot;;&quot; A23 char positions in D21&quot;)" office:value-type="string" office:string-value="'78HGR{hTJ{\8fThB' A23 char positions in D21" calcext:value-type="string">
            <text:p>'78HGR{hTJ{\8fThB' A23 char positions in D21</text:p>
          </table:table-cell>
          <table:table-cell table:formula="of:=COM.MICROSOFT.CONCAT(&quot;'&quot;;MID([.$A$53];[.$A$6]+1;[.$A$6]);&quot;'&quot;;&quot; OTP  char positions in D58&quot;)" office:value-type="string" office:string-value="'A#Beautiful#Mind' OTP  char positions in D58" calcext:value-type="string">
            <text:p>'A#Beautiful#Mind' OTP <text:s/>char positions in D58</text:p>
          </table:table-cell>
          <table:table-cell/>
          <table:table-cell table:style-name="Default"/>
          <table:table-cell table:number-columns-repeated="4"/>
          <table:table-cell table:formula="of:=COM.MICROSOFT.CONCAT([.J59];MID([.$K59];[.$G$4]+1;1))" office:value-type="string" office:string-value="%uB" calcext:value-type="string">
            <text:p>%uB</text:p>
          </table:table-cell>
          <table:table-cell table:style-name="ce28" table:formula="of:=REPLACE([.$K59];[.$G$4]+1;1;&quot; &quot;)" office:value-type="string" office:string-value="Eiklmnopqrt wxyz{|}~!&quot;#$ &amp;'()*+,-QCDjg./012345678vsR9:&lt;=&gt;?@A FGHIJKLMNOPSTUVWXYZ[\]^_`abcdefh" calcext:value-type="string">
            <text:p>Eiklmnopqrt wxyz{|}~!"#$ &amp;'()*+,-QCDjg./012345678vsR9:&lt;=&gt;?@A FGHIJKLMNOPSTUVWXYZ[\]^_`abcdefh</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7" calcext:value-type="string">
            <text:p>7</text:p>
          </table:table-cell>
          <table:table-cell table:formula="of:=FIND([.A61];[.$D$58];1)" office:value-type="float" office:value="50" calcext:value-type="float">
            <text:p>50</text:p>
          </table:table-cell>
          <table:table-cell table:formula="of:=FIND(MID([.$A$53];[.$A$6]+1;1);[.$D$58];1)" office:value-type="float" office:value="61" calcext:value-type="float">
            <text:p>61</text:p>
          </table:table-cell>
          <table:table-cell table:formula="of:=IF(MOD(([.B61]+[.C61])-([.$G$4]+1);[.$D$4])=0;[.$D$4];MOD(([.B61]+[.C61])-([.$G$4]+1);[.$D$4]))" office:value-type="float" office:value="50" calcext:value-type="float">
            <text:p>50</text:p>
          </table:table-cell>
          <table:table-cell table:formula="of:=IF([.D61]=0;MID([.$D$58];[.$D$4];1);IF([.D61]=[.$D$4];MID([.$D$58];[.$D$4];1);MID([.$D$58];[.D61];1)))" office:value-type="string" office:string-value="7" calcext:value-type="string">
            <text:p>7</text:p>
          </table:table-cell>
          <table:table-cell table:number-columns-repeated="4"/>
          <table:table-cell table:formula="of:=COM.MICROSOFT.CONCAT([.J60];MID([.$K60];[.$H$4]+1;1))" office:value-type="string" office:string-value="%uB?" calcext:value-type="string">
            <text:p>%uB?</text:p>
          </table:table-cell>
          <table:table-cell table:style-name="ce28" table:formula="of:=REPLACE([.$K60];[.$H$4]+1;1;&quot; &quot;)" office:value-type="string" office:string-value="Eiklmnopqrt wxyz{|}~!&quot;#$ &amp;'()*+,-QCDjg./012345678vsR9:&lt;=&gt; @A FGHIJKLMNOPSTUVWXYZ[\]^_`abcdefh" calcext:value-type="string">
            <text:p>Eiklmnopqrt wxyz{|}~!"#$ &amp;'()*+,-QCDjg./012345678vsR9:&lt;=&gt; @A FGHIJKLMNOPSTUVWXYZ[\]^_`abcdefh</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8" calcext:value-type="string">
            <text:p>8</text:p>
          </table:table-cell>
          <table:table-cell table:formula="of:=FIND([.A62];[.$D$58];1)" office:value-type="float" office:value="51" calcext:value-type="float">
            <text:p>51</text:p>
          </table:table-cell>
          <table:table-cell table:formula="of:=FIND(MID([.$A$53];[.$A$6]+2;1);[.$D$58];1)" office:value-type="float" office:value="26" calcext:value-type="float">
            <text:p>26</text:p>
          </table:table-cell>
          <table:table-cell table:formula="of:=IF(MOD(([.B62]+[.C62])-([.$G$4]+1);[.$D$4])=0;[.$D$4];MOD(([.B62]+[.C62])-([.$G$4]+1);[.$D$4]))" office:value-type="float" office:value="16" calcext:value-type="float">
            <text:p>16</text:p>
          </table:table-cell>
          <table:table-cell table:formula="of:=IF([.D62]=0;MID([.$D$58];[.$D$4];1);IF([.D62]=[.$D$4];MID([.$D$58];[.$D$4];1);MID([.$D$58];[.D62];1)))" office:value-type="string" office:string-value="w" calcext:value-type="string">
            <text:p>w</text:p>
          </table:table-cell>
          <table:table-cell table:number-columns-repeated="1019"/>
        </table:table-row>
        <table:table-row table:style-name="ro1">
          <table:table-cell table:formula="of:=MID([.A60];3;1)" office:value-type="string" office:string-value="H" calcext:value-type="string">
            <text:p>H</text:p>
          </table:table-cell>
          <table:table-cell table:formula="of:=FIND([.A63];[.$D$58];1)" office:value-type="float" office:value="64" calcext:value-type="float">
            <text:p>64</text:p>
          </table:table-cell>
          <table:table-cell table:formula="of:=FIND(MID([.$A$53];[.$A$6]+3;1);[.$D$58];1)" office:value-type="float" office:value="3" calcext:value-type="float">
            <text:p>3</text:p>
          </table:table-cell>
          <table:table-cell table:formula="of:=IF(MOD(([.B63]+[.C63])-([.$G$4]+1);[.$D$4])=0;[.$D$4];MOD(([.B63]+[.C63])-([.$G$4]+1);[.$D$4]))" office:value-type="float" office:value="6" calcext:value-type="float">
            <text:p>6</text:p>
          </table:table-cell>
          <table:table-cell table:formula="of:=IF([.D63]=0;MID([.$D$58];[.$D$4];1);IF([.D63]=[.$D$4];MID([.$D$58];[.$D$4];1);MID([.$D$58];[.D63];1)))" office:value-type="string" office:string-value="i" calcext:value-type="string">
            <text:p>i</text:p>
          </table:table-cell>
          <table:table-cell table:number-columns-repeated="5"/>
          <table:table-cell table:formula="of:=REPLACE([.K61];FIND(&quot; &quot;;[.K61];1);1;&quot;&quot;)" office:value-type="string" office:string-value="Eiklmnopqrtwxyz{|}~!&quot;#$ &amp;'()*+,-QCDjg./012345678vsR9:&lt;=&gt; @A FGHIJKLMNOPSTUVWXYZ[\]^_`abcdefh" calcext:value-type="string">
            <text:p>Eiklmnopqrtwxyz{|}~!"#$ &amp;'()*+,-QCDjg./012345678vsR9:&lt;=&gt; @A FGHIJKLMNOPSTUVWXYZ[\]^_`abcdefh</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G" calcext:value-type="string">
            <text:p>G</text:p>
          </table:table-cell>
          <table:table-cell table:formula="of:=FIND([.A64];[.$D$58];1)" office:value-type="float" office:value="63" calcext:value-type="float">
            <text:p>63</text:p>
          </table:table-cell>
          <table:table-cell table:formula="of:=FIND(MID([.$A$53];[.$A$6]+4;1);[.$D$58];1)" office:value-type="float" office:value="91" calcext:value-type="float">
            <text:p>91</text:p>
          </table:table-cell>
          <table:table-cell table:formula="of:=IF(MOD(([.B64]+[.C64])-([.$G$4]+1);[.$D$4])=0;[.$D$4];MOD(([.B64]+[.C64])-([.$G$4]+1);[.$D$4]))" office:value-type="float" office:value="93" calcext:value-type="float">
            <text:p>93</text:p>
          </table:table-cell>
          <table:table-cell table:formula="of:=IF([.D64]=0;MID([.$D$58];[.$D$4];1);IF([.D64]=[.$D$4];MID([.$D$58];[.$D$4];1);MID([.$D$58];[.D64];1)))" office:value-type="string" office:string-value="h" calcext:value-type="string">
            <text:p>h</text:p>
          </table:table-cell>
          <table:table-cell table:number-columns-repeated="5"/>
          <table:table-cell table:formula="of:=REPLACE([.K63];FIND(&quot; &quot;;[.K63];1);1;&quot;&quot;)" office:value-type="string" office:string-value="Eiklmnopqrtwxyz{|}~!&quot;#$&amp;'()*+,-QCDjg./012345678vsR9:&lt;=&gt; @A FGHIJKLMNOPSTUVWXYZ[\]^_`abcdefh" calcext:value-type="string">
            <text:p>Eiklmnopqrtwxyz{|}~!"#$&amp;'()*+,-QCDjg./012345678vsR9:&lt;=&gt; @A FGHIJKLMNOPSTUVWXYZ[\]^_`abcdefh</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R" calcext:value-type="string">
            <text:p>R</text:p>
          </table:table-cell>
          <table:table-cell table:formula="of:=FIND([.A65];[.$D$58];1)" office:value-type="float" office:value="54" calcext:value-type="float">
            <text:p>54</text:p>
          </table:table-cell>
          <table:table-cell table:formula="of:=FIND(MID([.$A$53];[.$A$6]+5;1);[.$D$58];1)" office:value-type="float" office:value="87" calcext:value-type="float">
            <text:p>87</text:p>
          </table:table-cell>
          <table:table-cell table:formula="of:=IF(MOD(([.B65]+[.C65])-([.$G$4]+1);[.$D$4])=0;[.$D$4];MOD(([.B65]+[.C65])-([.$G$4]+1);[.$D$4]))" office:value-type="float" office:value="80" calcext:value-type="float">
            <text:p>80</text:p>
          </table:table-cell>
          <table:table-cell table:formula="of:=IF([.D65]=0;MID([.$D$58];[.$D$4];1);IF([.D65]=[.$D$4];MID([.$D$58];[.$D$4];1);MID([.$D$58];[.D65];1)))" office:value-type="string" office:string-value="Z" calcext:value-type="string">
            <text:p>Z</text:p>
          </table:table-cell>
          <table:table-cell table:number-columns-repeated="5"/>
          <table:table-cell table:formula="of:=REPLACE([.K64];FIND(&quot; &quot;;[.K64];1);1;&quot;&quot;)" office:value-type="string" office:string-value="Eiklmnopqrtwxyz{|}~!&quot;#$&amp;'()*+,-QCDjg./012345678vsR9:&lt;=&gt;@A FGHIJKLMNOPSTUVWXYZ[\]^_`abcdefh" calcext:value-type="string">
            <text:p>Eiklmnopqrtwxyz{|}~!"#$&amp;'()*+,-QCDjg./012345678vsR9:&lt;=&gt;@A FGHIJKLMNOPSTUVWXYZ[\]^_`abcdefh</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20" calcext:value-type="float">
            <text:p>20</text:p>
          </table:table-cell>
          <table:table-cell table:formula="of:=FIND(MID([.$A$53];[.$A$6]+6;1);[.$D$58];1)" office:value-type="float" office:value="2" calcext:value-type="float">
            <text:p>2</text:p>
          </table:table-cell>
          <table:table-cell table:formula="of:=IF(MOD(([.B66]+[.C66])-([.$G$4]+1);[.$D$4])=0;[.$D$4];MOD(([.B66]+[.C66])-([.$G$4]+1);[.$D$4]))" office:value-type="float" office:value="54" calcext:value-type="float">
            <text:p>54</text:p>
          </table:table-cell>
          <table:table-cell table:formula="of:=IF([.D66]=0;MID([.$D$58];[.$D$4];1);IF([.D66]=[.$D$4];MID([.$D$58];[.$D$4];1);MID([.$D$58];[.D66];1)))" office:value-type="string" office:string-value="R" calcext:value-type="string">
            <text:p>R</text:p>
          </table:table-cell>
          <table:table-cell table:number-columns-repeated="5"/>
          <table:table-cell table:formula="of:=REPLACE([.K65];FIND(&quot; &quot;;[.K65];1);1;&quot;&quot;)" office:value-type="string" office:string-value="Eiklmnopqrtwxyz{|}~!&quot;#$&amp;'()*+,-QCDjg./012345678vsR9:&lt;=&gt;@AFGHIJKLMNOPSTUVWXYZ[\]^_`abcdefh" calcext:value-type="string">
            <text:p>Eiklmnopqrtwxyz{|}~!"#$&amp;'()*+,-QCDjg./012345678vsR9:&lt;=&gt;@AFGHIJKLMNOPSTUVWXYZ[\]^_`abcdefh</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h" calcext:value-type="string">
            <text:p>h</text:p>
          </table:table-cell>
          <table:table-cell table:formula="of:=FIND([.A67];[.$D$58];1)" office:value-type="float" office:value="93" calcext:value-type="float">
            <text:p>93</text:p>
          </table:table-cell>
          <table:table-cell table:formula="of:=FIND(MID([.$A$53];[.$A$6]+7;1);[.$D$58];1)" office:value-type="float" office:value="15" calcext:value-type="float">
            <text:p>15</text:p>
          </table:table-cell>
          <table:table-cell table:formula="of:=IF(MOD(([.B67]+[.C67])-([.$G$4]+1);[.$D$4])=0;[.$D$4];MOD(([.B67]+[.C67])-([.$G$4]+1);[.$D$4]))" office:value-type="float" office:value="47" calcext:value-type="float">
            <text:p>47</text:p>
          </table:table-cell>
          <table:table-cell table:formula="of:=IF([.D67]=0;MID([.$D$58];[.$D$4];1);IF([.D67]=[.$D$4];MID([.$D$58];[.$D$4];1);MID([.$D$58];[.D67];1)))" office:value-type="string" office:string-value="4" calcext:value-type="string">
            <text:p>4</text:p>
          </table:table-cell>
          <table:table-cell table:number-columns-repeated="1019"/>
        </table:table-row>
        <table:table-row table:style-name="ro1">
          <table:table-cell table:formula="of:=MID([.A60];8;1)" office:value-type="string" office:string-value="T" calcext:value-type="string">
            <text:p>T</text:p>
          </table:table-cell>
          <table:table-cell table:formula="of:=FIND([.A68];[.$D$58];1)" office:value-type="float" office:value="74" calcext:value-type="float">
            <text:p>74</text:p>
          </table:table-cell>
          <table:table-cell table:formula="of:=FIND(MID([.$A$53];[.$A$6]+8;1);[.$D$58];1)" office:value-type="float" office:value="6" calcext:value-type="float">
            <text:p>6</text:p>
          </table:table-cell>
          <table:table-cell table:formula="of:=IF(MOD(([.B68]+[.C68])-([.$G$4]+1);[.$D$4])=0;[.$D$4];MOD(([.B68]+[.C68])-([.$G$4]+1);[.$D$4]))" office:value-type="float" office:value="19" calcext:value-type="float">
            <text:p>19</text:p>
          </table:table-cell>
          <table:table-cell table:formula="of:=IF([.D68]=0;MID([.$D$58];[.$D$4];1);IF([.D68]=[.$D$4];MID([.$D$58];[.$D$4];1);MID([.$D$58];[.D68];1)))" office:value-type="string" office:string-value="z" calcext:value-type="string">
            <text:p>z</text:p>
          </table:table-cell>
          <table:table-cell table:number-columns-repeated="1019"/>
        </table:table-row>
        <table:table-row table:style-name="ro1">
          <table:table-cell table:formula="of:=MID([.A60];9;1)" office:value-type="string" office:string-value="J" calcext:value-type="string">
            <text:p>J</text:p>
          </table:table-cell>
          <table:table-cell table:formula="of:=FIND([.A69];[.$D$58];1)" office:value-type="float" office:value="66" calcext:value-type="float">
            <text:p>66</text:p>
          </table:table-cell>
          <table:table-cell table:formula="of:=FIND(MID([.$A$53];[.$A$6]+9;1);[.$D$58];1)" office:value-type="float" office:value="92" calcext:value-type="float">
            <text:p>92</text:p>
          </table:table-cell>
          <table:table-cell table:formula="of:=IF(MOD(([.B69]+[.C69])-([.$G$4]+1);[.$D$4])=0;[.$D$4];MOD(([.B69]+[.C69])-([.$G$4]+1);[.$D$4]))" office:value-type="float" office:value="4" calcext:value-type="float">
            <text:p>4</text:p>
          </table:table-cell>
          <table:table-cell table:formula="of:=IF([.D69]=0;MID([.$D$58];[.$D$4];1);IF([.D69]=[.$D$4];MID([.$D$58];[.$D$4];1);MID([.$D$58];[.D69];1)))" office:value-type="string" office:string-value="?" calcext:value-type="string">
            <text:p>?</text:p>
          </table:table-cell>
          <table:table-cell table:number-columns-repeated="4"/>
          <table:table-cell table:style-name="ce28"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20" calcext:value-type="float">
            <text:p>20</text:p>
          </table:table-cell>
          <table:table-cell table:formula="of:=FIND(MID([.$A$53];[.$A$6]+10;1);[.$D$58];1)" office:value-type="float" office:value="2" calcext:value-type="float">
            <text:p>2</text:p>
          </table:table-cell>
          <table:table-cell table:formula="of:=IF(MOD(([.B70]+[.C70])-([.$G$4]+1);[.$D$4])=0;[.$D$4];MOD(([.B70]+[.C70])-([.$G$4]+1);[.$D$4]))" office:value-type="float" office:value="54" calcext:value-type="float">
            <text:p>54</text:p>
          </table:table-cell>
          <table:table-cell table:formula="of:=IF([.D70]=0;MID([.$D$58];[.$D$4];1);IF([.D70]=[.$D$4];MID([.$D$58];[.$D$4];1);MID([.$D$58];[.D70];1)))" office:value-type="string" office:string-value="R" calcext:value-type="string">
            <text:p>R</text:p>
          </table:table-cell>
          <table:table-cell table:number-columns-repeated="1019"/>
        </table:table-row>
        <table:table-row table:style-name="ro1">
          <table:table-cell table:formula="of:=MID([.A60];11;1)" office:value-type="string" office:string-value="\" calcext:value-type="string">
            <text:p>\</text:p>
          </table:table-cell>
          <table:table-cell table:formula="of:=FIND([.A71];[.$D$58];1)" office:value-type="float" office:value="82" calcext:value-type="float">
            <text:p>82</text:p>
          </table:table-cell>
          <table:table-cell table:formula="of:=FIND(MID([.$A$53];[.$A$6]+11;1);[.$D$58];1)" office:value-type="float" office:value="8" calcext:value-type="float">
            <text:p>8</text:p>
          </table:table-cell>
          <table:table-cell table:formula="of:=IF(MOD(([.B71]+[.C71])-([.$G$4]+1);[.$D$4])=0;[.$D$4];MOD(([.B71]+[.C71])-([.$G$4]+1);[.$D$4]))" office:value-type="float" office:value="29" calcext:value-type="float">
            <text:p>29</text:p>
          </table:table-cell>
          <table:table-cell table:formula="of:=IF([.D71]=0;MID([.$D$58];[.$D$4];1);IF([.D71]=[.$D$4];MID([.$D$58];[.$D$4];1);MID([.$D$58];[.D71];1)))" office:value-type="string" office:string-value="'" calcext:value-type="string">
            <text:p>'</text:p>
          </table:table-cell>
          <table:table-cell table:number-columns-repeated="5"/>
          <table:table-cell table:style-name="ce28"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8" calcext:value-type="string">
            <text:p>8</text:p>
          </table:table-cell>
          <table:table-cell table:formula="of:=FIND([.A72];[.$D$58];1)" office:value-type="float" office:value="51" calcext:value-type="float">
            <text:p>51</text:p>
          </table:table-cell>
          <table:table-cell table:formula="of:=FIND(MID([.$A$53];[.$A$6]+12;1);[.$D$58];1)" office:value-type="float" office:value="26" calcext:value-type="float">
            <text:p>26</text:p>
          </table:table-cell>
          <table:table-cell table:formula="of:=IF(MOD(([.B72]+[.C72])-([.$G$4]+1);[.$D$4])=0;[.$D$4];MOD(([.B72]+[.C72])-([.$G$4]+1);[.$D$4]))" office:value-type="float" office:value="16" calcext:value-type="float">
            <text:p>16</text:p>
          </table:table-cell>
          <table:table-cell table:formula="of:=IF([.D72]=0;MID([.$D$58];[.$D$4];1);IF([.D72]=[.$D$4];MID([.$D$58];[.$D$4];1);MID([.$D$58];[.D72];1)))" office:value-type="string" office:string-value="w" calcext:value-type="string">
            <text:p>w</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f" calcext:value-type="string">
            <text:p>f</text:p>
          </table:table-cell>
          <table:table-cell table:formula="of:=FIND([.A73];[.$D$58];1)" office:value-type="float" office:value="92" calcext:value-type="float">
            <text:p>92</text:p>
          </table:table-cell>
          <table:table-cell table:formula="of:=FIND(MID([.$A$53];[.$A$6]+13;1);[.$D$58];1)" office:value-type="float" office:value="69" calcext:value-type="float">
            <text:p>69</text:p>
          </table:table-cell>
          <table:table-cell table:formula="of:=IF(MOD(([.B73]+[.C73])-([.$G$4]+1);[.$D$4])=0;[.$D$4];MOD(([.B73]+[.C73])-([.$G$4]+1);[.$D$4]))" office:value-type="float" office:value="7" calcext:value-type="float">
            <text:p>7</text:p>
          </table:table-cell>
          <table:table-cell table:formula="of:=IF([.D73]=0;MID([.$D$58];[.$D$4];1);IF([.D73]=[.$D$4];MID([.$D$58];[.$D$4];1);MID([.$D$58];[.D73];1)))" office:value-type="string" office:string-value="k" calcext:value-type="string">
            <text:p>k</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T" calcext:value-type="string">
            <text:p>T</text:p>
          </table:table-cell>
          <table:table-cell table:formula="of:=FIND([.A74];[.$D$58];1)" office:value-type="float" office:value="74" calcext:value-type="float">
            <text:p>74</text:p>
          </table:table-cell>
          <table:table-cell table:formula="of:=FIND(MID([.$A$53];[.$A$6]+14;1);[.$D$58];1)" office:value-type="float" office:value="6" calcext:value-type="float">
            <text:p>6</text:p>
          </table:table-cell>
          <table:table-cell table:formula="of:=IF(MOD(([.B74]+[.C74])-([.$G$4]+1);[.$D$4])=0;[.$D$4];MOD(([.B74]+[.C74])-([.$G$4]+1);[.$D$4]))" office:value-type="float" office:value="19" calcext:value-type="float">
            <text:p>19</text:p>
          </table:table-cell>
          <table:table-cell table:formula="of:=IF([.D74]=0;MID([.$D$58];[.$D$4];1);IF([.D74]=[.$D$4];MID([.$D$58];[.$D$4];1);MID([.$D$58];[.D74];1)))" office:value-type="string" office:string-value="z" calcext:value-type="string">
            <text:p>z</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h" calcext:value-type="string">
            <text:p>h</text:p>
          </table:table-cell>
          <table:table-cell table:formula="of:=FIND([.A75];[.$D$58];1)" office:value-type="float" office:value="93" calcext:value-type="float">
            <text:p>93</text:p>
          </table:table-cell>
          <table:table-cell table:formula="of:=FIND(MID([.$A$53];[.$A$6]+15;1);[.$D$58];1)" office:value-type="float" office:value="10" calcext:value-type="float">
            <text:p>10</text:p>
          </table:table-cell>
          <table:table-cell table:formula="of:=IF(MOD(([.B75]+[.C75])-([.$G$4]+1);[.$D$4])=0;[.$D$4];MOD(([.B75]+[.C75])-([.$G$4]+1);[.$D$4]))" office:value-type="float" office:value="42" calcext:value-type="float">
            <text:p>42</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B" calcext:value-type="string">
            <text:p>B</text:p>
          </table:table-cell>
          <table:table-cell table:formula="of:=FIND([.A76];[.$D$58];1)" office:value-type="float" office:value="3" calcext:value-type="float">
            <text:p>3</text:p>
          </table:table-cell>
          <table:table-cell table:formula="of:=FIND(MID([.$A$53];[.$A$6]+16;1);[.$D$58];1)" office:value-type="float" office:value="90" calcext:value-type="float">
            <text:p>90</text:p>
          </table:table-cell>
          <table:table-cell table:formula="of:=IF(MOD(([.B76]+[.C76])-([.$G$4]+1);[.$D$4])=0;[.$D$4];MOD(([.B76]+[.C76])-([.$G$4]+1);[.$D$4]))" office:value-type="float" office:value="32" calcext:value-type="float">
            <text:p>32</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76])" office:value-type="string" office:string-value="7wihZR4z?R'wkz/*" calcext:value-type="string">
            <text:p>7wihZR4z?R'wkz/*</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Beautiful#MindA#Beautiful#Mind" calcext:value-type="string">
            <text:p>A#Beautiful#MindA#Beautiful#Mind</text:p>
          </table:table-cell>
          <table:table-cell table:style-name="ce27" table:formula="of:=COM.MICROSOFT.CONCAT( &quot;  OTP SIZE=  &quot;;LEN([.A78]))" office:value-type="string" office:string-value="  OTP SIZE=  32" calcext:value-type="string">
            <text:p><text:s text:c="2"/>OTP SIZE= <text:s/>3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CDjg./012345678vsR9:&lt;=&gt;@AFGHIJKLMNOPSTUVWXYZ[\]^_`abcdefh" calcext:value-type="string">
            <text:p>CDjg./012345678vsR9:&lt;=&gt;@AFGHIJKLMNOPSTUVWXYZ[\]^_`abcdefh</text:p>
          </table:table-cell>
          <table:table-cell table:style-name="ce28" table:formula="of:=IF([.$H$3]=0;RIGHT([.$D$58];LEN([.$D$58])-[.$H$4]);LEFT([.$D$58];LEN([.$D$58])-[.$H$4]))" office:value-type="string" office:string-value="%uB?Eiklmnopqrtwxyz{|}~!&quot;#$&amp;'()*+,-Q" calcext:value-type="string">
            <text:p>%uB?Eiklmnopqrtwxyz{|}~!"#$&amp;'()*+,-Q</text:p>
          </table:table-cell>
          <table:table-cell table:style-name="ce28" table:formula="of:=IF([.$H$3]=0;COM.MICROSOFT.CONCAT([.C80];[.B80]);COM.MICROSOFT.CONCAT([.C81];[.B81]))" office:value-type="string" office:string-value="CDjg./012345678vsR9:&lt;=&gt;@AFGHIJKLMNOPSTUVWXYZ[\]^_`abcdefh%uB?Eiklmnopqrtwxyz{|}~!&quot;#$&amp;'()*+,-Q" calcext:value-type="string">
            <text:p>CDjg./012345678vsR9:&lt;=&gt;@AFGHIJKLMNOPSTUVWXYZ[\]^_`abcdefh%uB?Eiklmnopqrtwxyz{|}~!"#$&amp;'()*+,-Q</text:p>
          </table:table-cell>
          <table:table-cell table:style-name="Default"/>
          <table:table-cell table:number-columns-repeated="1019"/>
        </table:table-row>
        <table:table-row table:style-name="ro1">
          <table:table-cell/>
          <table:table-cell table:style-name="ce28" table:formula="of:=LEFT([.$D$58];LEN([.$D$58])-[.$H$4])" office:value-type="string" office:string-value="%uB?Eiklmnopqrtwxyz{|}~!&quot;#$&amp;'()*+,-Q" calcext:value-type="string">
            <text:p>%uB?Eiklmnopqrtwxyz{|}~!"#$&amp;'()*+,-Q</text:p>
          </table:table-cell>
          <table:table-cell table:style-name="ce28" table:formula="of:=RIGHT([.$D$58];[.$H$4])" office:value-type="string" office:string-value="CDjg./012345678vsR9:&lt;=&gt;@AFGHIJKLMNOPSTUVWXYZ[\]^_`abcdefh" calcext:value-type="string">
            <text:p>CDjg./012345678vsR9:&lt;=&gt;@AFGHIJKLMNOPSTUVWXYZ[\]^_`abcdefh</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CDjg./012345678vsR9:&lt;=&gt;@AFGHIJKLMNOPSTUVWXYZ[\]^_`abcdefhuB?Eiklmnopqrtwxyz{|}~!&quot;#$&amp;'()*+,-Q%" calcext:value-type="string">
            <text:p>CDjg./012345678vsR9:&lt;=&gt;@AFGHIJKLMNOPSTUVWXYZ[\]^_`abcdefhuB?Eiklmnopqrtwxyz{|}~!"#$&amp;'()*+,-Q%</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A5Eu" calcext:value-type="string">
            <text:p>A5Eu</text:p>
          </table:table-cell>
          <table:table-cell table:style-name="ce28" table:formula="of:=IF([.$F$4]&lt;[.$E$4];REPLACE([.D82];[.$E$4]+1;1;&quot;&quot;);REPLACE([.D82];[.$F$4]+1;1;&quot;&quot;))" office:value-type="string" office:string-value="CDjg./012345678vsR9:&lt;=&gt;@FGHIJKLMNOPSTUVWXYZ[\]^_`abcdefhuB?Eiklmnopqrtwxyz{|}~!&quot;#$&amp;'()*+,-Q%" calcext:value-type="string">
            <text:p>CDjg./012345678vsR9:&lt;=&gt;@FGHIJKLMNOPSTUVWXYZ[\]^_`abcdefhuB?Eiklmnopqrtwxyz{|}~!"#$&amp;'()*+,-Q%</text:p>
          </table:table-cell>
          <table:table-cell table:formula="of:=COM.MICROSOFT.CONCAT([.B83];[.K91])" office:value-type="string" office:string-value="A5EuCDjg./01234678vsR9:&lt;=&gt;@FGHIJKLMNOPSTUVWXYZ[\]^_`abcdefhB?iklmnopqrtwxyz{|}~!&quot;#$&amp;'()*+,-Q%" calcext:value-type="string">
            <text:p>A5EuCDjg./01234678vsR9:&lt;=&gt;@FGHIJKLMNOPSTUVWXYZ[\]^_`abcdefhB?iklmnopqrtwxyz{|}~!"#$&amp;'()*+,-Q%</text:p>
          </table:table-cell>
          <table:table-cell table:style-name="Default"/>
          <table:table-cell table:number-columns-repeated="4"/>
          <table:table-cell table:style-name="ce28" table:formula="of:=MID([.$D$82];[.$E$4]+1;1)" office:value-type="string" office:string-value="A" calcext:value-type="string">
            <text:p>A</text:p>
          </table:table-cell>
          <table:table-cell table:style-name="ce28" table:formula="of:=REPLACE([.$D$82];[.$E$4]+1;1;&quot; &quot;)" office:value-type="string" office:string-value="CDjg./012345678vsR9:&lt;=&gt;@ FGHIJKLMNOPSTUVWXYZ[\]^_`abcdefhuB?Eiklmnopqrtwxyz{|}~!&quot;#$&amp;'()*+,-Q%" calcext:value-type="string">
            <text:p>CDjg./012345678vsR9:&lt;=&gt;@ FGHIJKLMNOPSTUVWXYZ[\]^_`abcdefhuB?Eiklmnopqrtwxyz{|}~!"#$&amp;'()*+,-Q%</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E" calcext:value-type="string">
            <text:p>E</text:p>
          </table:table-cell>
          <table:table-cell table:style-name="ce28" table:formula="of:=IF([.$F$4]&lt;[.$E$4];REPLACE([.C83];[.$F$4]+1;1;&quot;&quot;);REPLACE([.C83];[.$E$4]+1;1;&quot;&quot;))" office:value-type="string" office:string-value="CDjg./01234678vsR9:&lt;=&gt;@FGHIJKLMNOPSTUVWXYZ[\]^_`abcdefhuB?Eiklmnopqrtwxyz{|}~!&quot;#$&amp;'()*+,-Q%" calcext:value-type="string">
            <text:p>CDjg./01234678vsR9:&lt;=&gt;@FGHIJKLMNOPSTUVWXYZ[\]^_`abcdefhuB?Eiklmnopqrtwxyz{|}~!"#$&amp;'()*+,-Q%</text:p>
          </table:table-cell>
          <table:table-cell/>
          <table:table-cell table:style-name="Default"/>
          <table:table-cell table:number-columns-repeated="4"/>
          <table:table-cell table:formula="of:=COM.MICROSOFT.CONCAT([.J83];MID([.K83];[.$F$4]+1;1))" office:value-type="string" office:string-value="A5" calcext:value-type="string">
            <text:p>A5</text:p>
          </table:table-cell>
          <table:table-cell table:style-name="ce28" table:formula="of:=REPLACE([.$K83];[.$F$4]+1;1;&quot; &quot;)" office:value-type="string" office:string-value="CDjg./01234 678vsR9:&lt;=&gt;@ FGHIJKLMNOPSTUVWXYZ[\]^_`abcdefhuB?Eiklmnopqrtwxyz{|}~!&quot;#$&amp;'()*+,-Q%" calcext:value-type="string">
            <text:p>CDjg./01234 678vsR9:&lt;=&gt;@ FGHIJKLMNOPSTUVWXYZ[\]^_`abcdefhuB?Eiklmnopqrtwxyz{|}~!"#$&amp;'()*+,-Q%</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7wihZR4z?R'wkz/*" calcext:value-type="string">
            <text:p>7wihZR4z?R'wkz/*</text:p>
          </table:table-cell>
          <table:table-cell table:formula="of:=COM.MICROSOFT.CONCAT(&quot;'&quot;;[.A85];&quot;'&quot;;&quot; A85 char positions in D83&quot;)" office:value-type="string" office:string-value="'7wihZR4z?R'wkz/*' A85 char positions in D83" calcext:value-type="string">
            <text:p>'7wihZR4z?R'wkz/*' A85 char positions in D83</text:p>
          </table:table-cell>
          <table:table-cell table:formula="of:=COM.MICROSOFT.CONCAT(&quot;'&quot;;MID([.$A$78];[.$A$6]+1;[.$A$6]);&quot;'&quot;;&quot; OTP  char positions in D83&quot;)" office:value-type="string" office:string-value="'A#Beautiful#Mind' OTP  char positions in D83" calcext:value-type="string">
            <text:p>'A#Beautiful#Mind' OTP <text:s/>char positions in D83</text:p>
          </table:table-cell>
          <table:table-cell/>
          <table:table-cell table:style-name="Default"/>
          <table:table-cell table:number-columns-repeated="4"/>
          <table:table-cell table:formula="of:=COM.MICROSOFT.CONCAT([.J84];MID([.$K84];[.$G$4]+1;1))" office:value-type="string" office:string-value="A5E" calcext:value-type="string">
            <text:p>A5E</text:p>
          </table:table-cell>
          <table:table-cell table:style-name="ce28" table:formula="of:=REPLACE([.$K84];[.$G$4]+1;1;&quot; &quot;)" office:value-type="string" office:string-value="CDjg./01234 678vsR9:&lt;=&gt;@ FGHIJKLMNOPSTUVWXYZ[\]^_`abcdefhuB? iklmnopqrtwxyz{|}~!&quot;#$&amp;'()*+,-Q%" calcext:value-type="string">
            <text:p>CDjg./01234 678vsR9:&lt;=&gt;@ FGHIJKLMNOPSTUVWXYZ[\]^_`abcdefhuB? iklmnopqrtwxyz{|}~!"#$&amp;'()*+,-Q%</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7" calcext:value-type="string">
            <text:p>7</text:p>
          </table:table-cell>
          <table:table-cell table:formula="of:=FIND([.A86];[.$D$83];1)" office:value-type="float" office:value="17" calcext:value-type="float">
            <text:p>17</text:p>
          </table:table-cell>
          <table:table-cell table:formula="of:=FIND(MID([.$A$78];[.$A$6]+1;1);[.$D$83];1)" office:value-type="float" office:value="1" calcext:value-type="float">
            <text:p>1</text:p>
          </table:table-cell>
          <table:table-cell table:formula="of:=IF(MOD(([.B86]+[.C86])-([.$H$4]+1);[.$D$4])=0;[.$D$4];MOD(([.B86]+[.C86])-([.$H$4]+1);[.$D$4]))" office:value-type="float" office:value="53" calcext:value-type="float">
            <text:p>53</text:p>
          </table:table-cell>
          <table:table-cell table:formula="of:=IF([.D86]=0;MID([.$D$83];[.$D$4];1);IF([.D86]=[.$D$4];MID([.$D$83];[.$D$4];1);MID([.$D$83];[.D86];1)))" office:value-type="string" office:string-value="a" calcext:value-type="string">
            <text:p>a</text:p>
          </table:table-cell>
          <table:table-cell table:number-columns-repeated="4"/>
          <table:table-cell table:formula="of:=COM.MICROSOFT.CONCAT([.J85];MID([.$K85];[.$H$4]+1;1))" office:value-type="string" office:string-value="A5Eu" calcext:value-type="string">
            <text:p>A5Eu</text:p>
          </table:table-cell>
          <table:table-cell table:style-name="ce28" table:formula="of:=REPLACE([.$K85];[.$H$4]+1;1;&quot; &quot;)" office:value-type="string" office:string-value="CDjg./01234 678vsR9:&lt;=&gt;@ FGHIJKLMNOPSTUVWXYZ[\]^_`abcdefh B? iklmnopqrtwxyz{|}~!&quot;#$&amp;'()*+,-Q%" calcext:value-type="string">
            <text:p>CDjg./01234 678vsR9:&lt;=&gt;@ FGHIJKLMNOPSTUVWXYZ[\]^_`abcdefh B? iklmnopqrtwxyz{|}~!"#$&amp;'()*+,-Q%</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w" calcext:value-type="string">
            <text:p>w</text:p>
          </table:table-cell>
          <table:table-cell table:formula="of:=FIND([.A87];[.$D$83];1)" office:value-type="float" office:value="72" calcext:value-type="float">
            <text:p>72</text:p>
          </table:table-cell>
          <table:table-cell table:formula="of:=FIND(MID([.$A$78];[.$A$6]+2;1);[.$D$83];1)" office:value-type="float" office:value="82" calcext:value-type="float">
            <text:p>82</text:p>
          </table:table-cell>
          <table:table-cell table:formula="of:=IF(MOD(([.B87]+[.C87])-([.$H$4]+1);[.$D$4])=0;[.$D$4];MOD(([.B87]+[.C87])-([.$H$4]+1);[.$D$4]))" office:value-type="float" office:value="3" calcext:value-type="float">
            <text:p>3</text:p>
          </table:table-cell>
          <table:table-cell table:formula="of:=IF([.D87]=0;MID([.$D$83];[.$D$4];1);IF([.D87]=[.$D$4];MID([.$D$83];[.$D$4];1);MID([.$D$83];[.D87];1)))" office:value-type="string" office:string-value="E" calcext:value-type="string">
            <text:p>E</text:p>
          </table:table-cell>
          <table:table-cell table:number-columns-repeated="1019"/>
        </table:table-row>
        <table:table-row table:style-name="ro1">
          <table:table-cell table:formula="of:=MID([.A85];3;1)" office:value-type="string" office:string-value="i" calcext:value-type="string">
            <text:p>i</text:p>
          </table:table-cell>
          <table:table-cell table:formula="of:=FIND([.A88];[.$D$83];1)" office:value-type="float" office:value="62" calcext:value-type="float">
            <text:p>62</text:p>
          </table:table-cell>
          <table:table-cell table:formula="of:=FIND(MID([.$A$78];[.$A$6]+3;1);[.$D$83];1)" office:value-type="float" office:value="60" calcext:value-type="float">
            <text:p>60</text:p>
          </table:table-cell>
          <table:table-cell table:formula="of:=IF(MOD(([.B88]+[.C88])-([.$H$4]+1);[.$D$4])=0;[.$D$4];MOD(([.B88]+[.C88])-([.$H$4]+1);[.$D$4]))" office:value-type="float" office:value="64" calcext:value-type="float">
            <text:p>64</text:p>
          </table:table-cell>
          <table:table-cell table:formula="of:=IF([.D88]=0;MID([.$D$83];[.$D$4];1);IF([.D88]=[.$D$4];MID([.$D$83];[.$D$4];1);MID([.$D$83];[.D88];1)))" office:value-type="string" office:string-value="l" calcext:value-type="string">
            <text:p>l</text:p>
          </table:table-cell>
          <table:table-cell table:number-columns-repeated="5"/>
          <table:table-cell table:formula="of:=REPLACE([.K86];FIND(&quot; &quot;;[.K86];1);1;&quot;&quot;)" office:value-type="string" office:string-value="CDjg./01234678vsR9:&lt;=&gt;@ FGHIJKLMNOPSTUVWXYZ[\]^_`abcdefh B? iklmnopqrtwxyz{|}~!&quot;#$&amp;'()*+,-Q%" calcext:value-type="string">
            <text:p>CDjg./01234678vsR9:&lt;=&gt;@ FGHIJKLMNOPSTUVWXYZ[\]^_`abcdefh B? iklmnopqrtwxyz{|}~!"#$&amp;'()*+,-Q%</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h" calcext:value-type="string">
            <text:p>h</text:p>
          </table:table-cell>
          <table:table-cell table:formula="of:=FIND([.A89];[.$D$83];1)" office:value-type="float" office:value="59" calcext:value-type="float">
            <text:p>59</text:p>
          </table:table-cell>
          <table:table-cell table:formula="of:=FIND(MID([.$A$78];[.$A$6]+4;1);[.$D$83];1)" office:value-type="float" office:value="57" calcext:value-type="float">
            <text:p>57</text:p>
          </table:table-cell>
          <table:table-cell table:formula="of:=IF(MOD(([.B89]+[.C89])-([.$H$4]+1);[.$D$4])=0;[.$D$4];MOD(([.B89]+[.C89])-([.$H$4]+1);[.$D$4]))" office:value-type="float" office:value="58" calcext:value-type="float">
            <text:p>58</text:p>
          </table:table-cell>
          <table:table-cell table:formula="of:=IF([.D89]=0;MID([.$D$83];[.$D$4];1);IF([.D89]=[.$D$4];MID([.$D$83];[.$D$4];1);MID([.$D$83];[.D89];1)))" office:value-type="string" office:string-value="f" calcext:value-type="string">
            <text:p>f</text:p>
          </table:table-cell>
          <table:table-cell table:number-columns-repeated="5"/>
          <table:table-cell table:formula="of:=REPLACE([.K88];FIND(&quot; &quot;;[.K88];1);1;&quot;&quot;)" office:value-type="string" office:string-value="CDjg./01234678vsR9:&lt;=&gt;@FGHIJKLMNOPSTUVWXYZ[\]^_`abcdefh B? iklmnopqrtwxyz{|}~!&quot;#$&amp;'()*+,-Q%" calcext:value-type="string">
            <text:p>CDjg./01234678vsR9:&lt;=&gt;@FGHIJKLMNOPSTUVWXYZ[\]^_`abcdefh B? iklmnopqrtwxyz{|}~!"#$&amp;'()*+,-Q%</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Z" calcext:value-type="string">
            <text:p>Z</text:p>
          </table:table-cell>
          <table:table-cell table:formula="of:=FIND([.A90];[.$D$83];1)" office:value-type="float" office:value="46" calcext:value-type="float">
            <text:p>46</text:p>
          </table:table-cell>
          <table:table-cell table:formula="of:=FIND(MID([.$A$78];[.$A$6]+5;1);[.$D$83];1)" office:value-type="float" office:value="53" calcext:value-type="float">
            <text:p>53</text:p>
          </table:table-cell>
          <table:table-cell table:formula="of:=IF(MOD(([.B90]+[.C90])-([.$H$4]+1);[.$D$4])=0;[.$D$4];MOD(([.B90]+[.C90])-([.$H$4]+1);[.$D$4]))" office:value-type="float" office:value="41" calcext:value-type="float">
            <text:p>41</text:p>
          </table:table-cell>
          <table:table-cell table:formula="of:=IF([.D90]=0;MID([.$D$83];[.$D$4];1);IF([.D90]=[.$D$4];MID([.$D$83];[.$D$4];1);MID([.$D$83];[.D90];1)))" office:value-type="string" office:string-value="U" calcext:value-type="string">
            <text:p>U</text:p>
          </table:table-cell>
          <table:table-cell table:number-columns-repeated="5"/>
          <table:table-cell table:formula="of:=REPLACE([.K89];FIND(&quot; &quot;;[.K89];1);1;&quot;&quot;)" office:value-type="string" office:string-value="CDjg./01234678vsR9:&lt;=&gt;@FGHIJKLMNOPSTUVWXYZ[\]^_`abcdefhB? iklmnopqrtwxyz{|}~!&quot;#$&amp;'()*+,-Q%" calcext:value-type="string">
            <text:p>CDjg./01234678vsR9:&lt;=&gt;@FGHIJKLMNOPSTUVWXYZ[\]^_`abcdefhB? iklmnopqrtwxyz{|}~!"#$&amp;'()*+,-Q%</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R" calcext:value-type="string">
            <text:p>R</text:p>
          </table:table-cell>
          <table:table-cell table:formula="of:=FIND([.A91];[.$D$83];1)" office:value-type="float" office:value="21" calcext:value-type="float">
            <text:p>21</text:p>
          </table:table-cell>
          <table:table-cell table:formula="of:=FIND(MID([.$A$78];[.$A$6]+6;1);[.$D$83];1)" office:value-type="float" office:value="4" calcext:value-type="float">
            <text:p>4</text:p>
          </table:table-cell>
          <table:table-cell table:formula="of:=IF(MOD(([.B91]+[.C91])-([.$H$4]+1);[.$D$4])=0;[.$D$4];MOD(([.B91]+[.C91])-([.$H$4]+1);[.$D$4]))" office:value-type="float" office:value="60" calcext:value-type="float">
            <text:p>60</text:p>
          </table:table-cell>
          <table:table-cell table:formula="of:=IF([.D91]=0;MID([.$D$83];[.$D$4];1);IF([.D91]=[.$D$4];MID([.$D$83];[.$D$4];1);MID([.$D$83];[.D91];1)))" office:value-type="string" office:string-value="B" calcext:value-type="string">
            <text:p>B</text:p>
          </table:table-cell>
          <table:table-cell table:number-columns-repeated="5"/>
          <table:table-cell table:formula="of:=REPLACE([.K90];FIND(&quot; &quot;;[.K90];1);1;&quot;&quot;)" office:value-type="string" office:string-value="CDjg./01234678vsR9:&lt;=&gt;@FGHIJKLMNOPSTUVWXYZ[\]^_`abcdefhB?iklmnopqrtwxyz{|}~!&quot;#$&amp;'()*+,-Q%" calcext:value-type="string">
            <text:p>CDjg./01234678vsR9:&lt;=&gt;@FGHIJKLMNOPSTUVWXYZ[\]^_`abcdefhB?iklmnopqrtwxyz{|}~!"#$&amp;'()*+,-Q%</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4" calcext:value-type="string">
            <text:p>4</text:p>
          </table:table-cell>
          <table:table-cell table:formula="of:=FIND([.A92];[.$D$83];1)" office:value-type="float" office:value="15" calcext:value-type="float">
            <text:p>15</text:p>
          </table:table-cell>
          <table:table-cell table:formula="of:=FIND(MID([.$A$78];[.$A$6]+7;1);[.$D$83];1)" office:value-type="float" office:value="71" calcext:value-type="float">
            <text:p>71</text:p>
          </table:table-cell>
          <table:table-cell table:formula="of:=IF(MOD(([.B92]+[.C92])-([.$H$4]+1);[.$D$4])=0;[.$D$4];MOD(([.B92]+[.C92])-([.$H$4]+1);[.$D$4]))" office:value-type="float" office:value="28" calcext:value-type="float">
            <text:p>28</text:p>
          </table:table-cell>
          <table:table-cell table:formula="of:=IF([.D92]=0;MID([.$D$83];[.$D$4];1);IF([.D92]=[.$D$4];MID([.$D$83];[.$D$4];1);MID([.$D$83];[.D92];1)))" office:value-type="string" office:string-value="F" calcext:value-type="string">
            <text:p>F</text:p>
          </table:table-cell>
          <table:table-cell table:number-columns-repeated="1019"/>
        </table:table-row>
        <table:table-row table:style-name="ro1">
          <table:table-cell table:formula="of:=MID([.A85];8;1)" office:value-type="string" office:string-value="z" calcext:value-type="string">
            <text:p>z</text:p>
          </table:table-cell>
          <table:table-cell table:formula="of:=FIND([.A93];[.$D$83];1)" office:value-type="float" office:value="75" calcext:value-type="float">
            <text:p>75</text:p>
          </table:table-cell>
          <table:table-cell table:formula="of:=FIND(MID([.$A$78];[.$A$6]+8;1);[.$D$83];1)" office:value-type="float" office:value="62" calcext:value-type="float">
            <text:p>62</text:p>
          </table:table-cell>
          <table:table-cell table:formula="of:=IF(MOD(([.B93]+[.C93])-([.$H$4]+1);[.$D$4])=0;[.$D$4];MOD(([.B93]+[.C93])-([.$H$4]+1);[.$D$4]))" office:value-type="float" office:value="79" calcext:value-type="float">
            <text:p>79</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61" calcext:value-type="float">
            <text:p>61</text:p>
          </table:table-cell>
          <table:table-cell table:formula="of:=FIND(MID([.$A$78];[.$A$6]+9;1);[.$D$83];1)" office:value-type="float" office:value="58" calcext:value-type="float">
            <text:p>58</text:p>
          </table:table-cell>
          <table:table-cell table:formula="of:=IF(MOD(([.B94]+[.C94])-([.$H$4]+1);[.$D$4])=0;[.$D$4];MOD(([.B94]+[.C94])-([.$H$4]+1);[.$D$4]))" office:value-type="float" office:value="61" calcext:value-type="float">
            <text:p>61</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R" calcext:value-type="string">
            <text:p>R</text:p>
          </table:table-cell>
          <table:table-cell table:formula="of:=FIND([.A95];[.$D$83];1)" office:value-type="float" office:value="21" calcext:value-type="float">
            <text:p>21</text:p>
          </table:table-cell>
          <table:table-cell table:formula="of:=FIND(MID([.$A$78];[.$A$6]+10;1);[.$D$83];1)" office:value-type="float" office:value="4" calcext:value-type="float">
            <text:p>4</text:p>
          </table:table-cell>
          <table:table-cell table:formula="of:=IF(MOD(([.B95]+[.C95])-([.$H$4]+1);[.$D$4])=0;[.$D$4];MOD(([.B95]+[.C95])-([.$H$4]+1);[.$D$4]))" office:value-type="float" office:value="60" calcext:value-type="float">
            <text:p>60</text:p>
          </table:table-cell>
          <table:table-cell table:formula="of:=IF([.D95]=0;MID([.$D$83];[.$D$4];1);IF([.D95]=[.$D$4];MID([.$D$83];[.$D$4];1);MID([.$D$83];[.D95];1)))" office:value-type="string" office:string-value="B" calcext:value-type="string">
            <text:p>B</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85" calcext:value-type="float">
            <text:p>85</text:p>
          </table:table-cell>
          <table:table-cell table:formula="of:=FIND(MID([.$A$78];[.$A$6]+11;1);[.$D$83];1)" office:value-type="float" office:value="64" calcext:value-type="float">
            <text:p>64</text:p>
          </table:table-cell>
          <table:table-cell table:formula="of:=IF(MOD(([.B96]+[.C96])-([.$H$4]+1);[.$D$4])=0;[.$D$4];MOD(([.B96]+[.C96])-([.$H$4]+1);[.$D$4]))" office:value-type="float" office:value="91" calcext:value-type="float">
            <text:p>91</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w" calcext:value-type="string">
            <text:p>w</text:p>
          </table:table-cell>
          <table:table-cell table:formula="of:=FIND([.A97];[.$D$83];1)" office:value-type="float" office:value="72" calcext:value-type="float">
            <text:p>72</text:p>
          </table:table-cell>
          <table:table-cell table:formula="of:=FIND(MID([.$A$78];[.$A$6]+12;1);[.$D$83];1)" office:value-type="float" office:value="82" calcext:value-type="float">
            <text:p>82</text:p>
          </table:table-cell>
          <table:table-cell table:formula="of:=IF(MOD(([.B97]+[.C97])-([.$H$4]+1);[.$D$4])=0;[.$D$4];MOD(([.B97]+[.C97])-([.$H$4]+1);[.$D$4]))" office:value-type="float" office:value="3" calcext:value-type="float">
            <text:p>3</text:p>
          </table:table-cell>
          <table:table-cell table:formula="of:=IF([.D97]=0;MID([.$D$83];[.$D$4];1);IF([.D97]=[.$D$4];MID([.$D$83];[.$D$4];1);MID([.$D$83];[.D97];1)))" office:value-type="string" office:string-value="E" calcext:value-type="string">
            <text:p>E</text:p>
          </table:table-cell>
          <table:table-cell table:number-columns-repeated="1019"/>
        </table:table-row>
        <table:table-row table:style-name="ro1">
          <table:table-cell table:formula="of:=MID([.A85];13;1)" office:value-type="string" office:string-value="k" calcext:value-type="string">
            <text:p>k</text:p>
          </table:table-cell>
          <table:table-cell table:formula="of:=FIND([.A98];[.$D$83];1)" office:value-type="float" office:value="63" calcext:value-type="float">
            <text:p>63</text:p>
          </table:table-cell>
          <table:table-cell table:formula="of:=FIND(MID([.$A$78];[.$A$6]+13;1);[.$D$83];1)" office:value-type="float" office:value="35" calcext:value-type="float">
            <text:p>35</text:p>
          </table:table-cell>
          <table:table-cell table:formula="of:=IF(MOD(([.B98]+[.C98])-([.$H$4]+1);[.$D$4])=0;[.$D$4];MOD(([.B98]+[.C98])-([.$H$4]+1);[.$D$4]))" office:value-type="float" office:value="40" calcext:value-type="float">
            <text:p>40</text:p>
          </table:table-cell>
          <table:table-cell table:formula="of:=IF([.D98]=0;MID([.$D$83];[.$D$4];1);IF([.D98]=[.$D$4];MID([.$D$83];[.$D$4];1);MID([.$D$83];[.D98];1)))" office:value-type="string" office:string-value="T" calcext:value-type="string">
            <text:p>T</text:p>
          </table:table-cell>
          <table:table-cell table:number-columns-repeated="1019"/>
        </table:table-row>
        <table:table-row table:style-name="ro1">
          <table:table-cell table:formula="of:=MID([.A85];14;1)" office:value-type="string" office:string-value="z" calcext:value-type="string">
            <text:p>z</text:p>
          </table:table-cell>
          <table:table-cell table:formula="of:=FIND([.A99];[.$D$83];1)" office:value-type="float" office:value="75" calcext:value-type="float">
            <text:p>75</text:p>
          </table:table-cell>
          <table:table-cell table:formula="of:=FIND(MID([.$A$78];[.$A$6]+14;1);[.$D$83];1)" office:value-type="float" office:value="62" calcext:value-type="float">
            <text:p>62</text:p>
          </table:table-cell>
          <table:table-cell table:formula="of:=IF(MOD(([.B99]+[.C99])-([.$H$4]+1);[.$D$4])=0;[.$D$4];MOD(([.B99]+[.C99])-([.$H$4]+1);[.$D$4]))" office:value-type="float" office:value="79" calcext:value-type="float">
            <text:p>79</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10" calcext:value-type="float">
            <text:p>10</text:p>
          </table:table-cell>
          <table:table-cell table:formula="of:=FIND(MID([.$A$78];[.$A$6]+15;1);[.$D$83];1)" office:value-type="float" office:value="66" calcext:value-type="float">
            <text:p>66</text:p>
          </table:table-cell>
          <table:table-cell table:formula="of:=IF(MOD(([.B100]+[.C100])-([.$H$4]+1);[.$D$4])=0;[.$D$4];MOD(([.B100]+[.C100])-([.$H$4]+1);[.$D$4]))" office:value-type="float" office:value="18" calcext:value-type="float">
            <text:p>18</text:p>
          </table:table-cell>
          <table:table-cell table:formula="of:=IF([.D100]=0;MID([.$D$83];[.$D$4];1);IF([.D100]=[.$D$4];MID([.$D$83];[.$D$4];1);MID([.$D$83];[.D100];1)))" office:value-type="string" office:string-value="8" calcext:value-type="string">
            <text:p>8</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88" calcext:value-type="float">
            <text:p>88</text:p>
          </table:table-cell>
          <table:table-cell table:formula="of:=FIND(MID([.$A$78];[.$A$6]+16;1);[.$D$83];1)" office:value-type="float" office:value="56" calcext:value-type="float">
            <text:p>56</text:p>
          </table:table-cell>
          <table:table-cell table:formula="of:=IF(MOD(([.B101]+[.C101])-([.$H$4]+1);[.$D$4])=0;[.$D$4];MOD(([.B101]+[.C101])-([.$H$4]+1);[.$D$4]))" office:value-type="float" office:value="86" calcext:value-type="float">
            <text:p>86</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aElfUBF~?B-ET~8(" calcext:value-type="string">
            <text:p>aElfUBF~?B-ET~8(</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aElfUBF~?B-ET~8(A#Beautiful#MindA#Beautiful#Mind" calcext:value-type="string">
            <text:p>aElfUBF~?B-ET~8(A#Beautiful#MindA#Beautiful#Mind</text:p>
          </table:table-cell>
          <table:table-cell table:style-name="ce27" table:formula="of:=COM.MICROSOFT.CONCAT( &quot;  OTP SIZE=  &quot;;LEN([.A10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 office:value-type="string" calcext:value-type="string">
            <text:p>ROWS 111 to 114 are BACKUP COPY OF ROWS 1 to 4</text:p>
          </table:table-cell>
          <table:table-cell table:style-name="ce5"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22" office:value-type="string" calcext:value-type="string">
            <text:p>OWP START CHARACTER SET</text:p>
          </table:table-cell>
          <table:table-cell table:style-name="ce22" office:value-type="string" calcext:value-type="string">
            <text:p>OWP TEXT # NOT SPACES</text:p>
          </table:table-cell>
          <table:table-cell table:style-name="ce32" office:value-type="string" calcext:value-type="string">
            <text:p>ENCRYPTED MESSAGE SHEET</text:p>
          </table:table-cell>
          <table:table-cell table:style-name="ce32" office:value-type="string" calcext:value-type="string">
            <text:p>DECRYPTED MESSAGE SHEET</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office:value-type="string" calcext:value-type="string">
            <text:p>!"#$%&amp;'()*+,-./0123456789:&lt;=&gt;?@ABCDEFGHIJKLMNOPQRSTUVWXYZ[\]^_`abcdefghijklmnopqrstuvwxyz{|}~</text:p>
          </table:table-cell>
          <table:table-cell table:style-name="ce8" office:value-type="string" calcext:value-type="string">
            <text:p>A#Beautiful#Mind</text:p>
          </table:table-cell>
          <table:table-cell table:style-name="ce10" table:formula="of:=[Encrypt.A212]" office:value-type="float" office:value="0" calcext:value-type="float">
            <text:p>0</text:p>
          </table:table-cell>
          <table:table-cell table:style-name="ce10" table:formula="of:=[Decrypt.A212]" office:value-type="float" office:value="0" calcext:value-type="float">
            <text:p>0</text:p>
          </table:table-cell>
          <table:table-cell table:style-name="ce8" office:value-type="float" office:value="24" calcext:value-type="float">
            <text:p>24</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57" calcext:value-type="float">
            <text:p>57</text:p>
          </table:table-cell>
          <table:table-cell table:style-name="ce8" office:value-type="float" office:value="0" calcext:value-type="float">
            <text:p>0</text:p>
          </table:table-cell>
          <table:table-cell table:style-name="ce11" table:number-columns-repeated="1015"/>
        </table:table-row>
        <table:table-row table:style-name="ro1">
          <table:table-cell table:style-name="ce26" table:formula="of:=IF(LEN([.$B$2])&lt;16;COM.MICROSOFT.CONCAT([.$B$2];LEFT([.$B$4];MOD(16-LEN([.$B$2]);16)));IF(LEN([.$B$2])&gt;=16;LEFT([.$B$2];16);[.$B$2]))" office:value-type="string" office:string-value="A#Beautiful#Mind" calcext:value-type="string">
            <text:p>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A#Beautiful#Mind" calcext:value-type="string">
            <text:p>A#Beautiful#Mind</text:p>
          </table:table-cell>
          <table:table-cell table:style-name="ce16" table:formula="of:=COM.MICROSOFT.CONCAT(&quot;__&quot;;LEFT([.$A$2];LEN([.$B$2])))" office:value-type="string" office:string-value="__!&quot;#$%&amp;'()*+,-./0" calcext:value-type="string">
            <text:p>__!"#$%&amp;'()*+,-./0</text:p>
          </table:table-cell>
          <table:table-cell table:style-name="ce32" office:value-type="string" calcext:value-type="string">
            <text:p>LENGTH CHARACTER SET <text:s/>A2 IS -– &gt;&gt;</text:p>
          </table:table-cell>
          <table:table-cell table:style-name="ce32"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number-columns-repeated="4"/>
          <table:table-cell table:number-columns-repeated="1010"/>
        </table:table-row>
        <table:table-row table:style-name="ro1" table:number-rows-repeated="2">
          <table:table-cell table:number-columns-repeated="4"/>
          <table:table-cell table:style-name="Default"/>
          <table:table-cell table:number-columns-repeated="1019"/>
        </table:table-row>
        <table:table-row table:style-name="ro1">
          <table:table-cell table:style-name="ce32" office:value-type="string" calcext:value-type="string">
            <text:p>OWP Basic Character Set</text:p>
          </table:table-cell>
          <table:table-cell table:number-columns-repeated="3"/>
          <table:table-cell table:style-name="Default"/>
          <table:table-cell table:number-columns-repeated="1019"/>
        </table:table-row>
        <table:table-row table:style-name="ro1">
          <table:table-cell table:style-name="ce9" office:value-type="string" calcext:value-type="string">
            <text:p>abcdefghijklmnopqrstuvwxyz0123456789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SAMPLE CHARACTER SETS BELOW NO SPACE. <text:s/>Copy <text:s/>A121 into A2 for full set NO space.</text:p>
          </table:table-cell>
          <table:table-cell table:style-name="ce32" table:number-columns-repeated="2"/>
          <table:table-cell table:style-name="ce20" table:number-columns-repeated="1021"/>
        </table:table-row>
        <table:table-row table:style-name="ro1">
          <table:table-cell office:value-type="string" calcext:value-type="string">
            <text:p>!"#$%&amp;'()*+,-./0123456789:&lt;=&gt;?@ABCDEFGHIJKLMNOPQRSTUVWXYZ[\]^_`abcdefghijklmnopqrstuvwxyz{|}~</text:p>
          </table:table-cell>
          <table:table-cell table:number-columns-repeated="3"/>
          <table:table-cell table:style-name="Default"/>
          <table:table-cell table:number-columns-repeated="1019"/>
        </table:table-row>
        <table:table-row table:style-name="ro1">
          <table:table-cell table:style-name="ce6"/>
          <table:table-cell table:number-columns-repeated="3"/>
          <table:table-cell table:style-name="Default"/>
          <table:table-cell table:number-columns-repeated="1019"/>
        </table:table-row>
        <table:table-row table:style-name="ro1">
          <table:table-cell office:value-type="string" calcext:value-type="string">
            <text:p>0123456789/_ABCDEFGHIJKLMNOPQRSTUVWXYZabcdefghijklmnopqrstuvwxyz</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style-name="ce13" office:value-type="string" calcext:value-type="string">
            <text:p>ABCDEFGHIJKLMNOPQRSTUVWXYZ0123456789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PCurQ9:&lt;=&gt;?@ABDEFGHIJKLMNORSTUVWXYZ[\]^_`abcdefghijklmnopqst vwxyz{|}~!"#$%&amp;'()*+,-./012345678</text:p>
          </table:table-cell>
          <table:table-cell table:number-columns-repeated="3"/>
          <table:table-cell table:style-name="Default"/>
          <table:table-cell table:number-columns-repeated="1019"/>
        </table:table-row>
      </table:table>
      <table:table table:name="Sheet2"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1.$D$83]" office:value-type="string" office:string-value="A5EuCDjg./01234678vsR9:&lt;=&gt;@FGHIJKLMNOPSTUVWXYZ[\]^_`abcdefhB?iklmnopqrtwxyz{|}~!&quot;#$&amp;'()*+,-Q%" calcext:value-type="string">
            <text:p>A5EuCDjg./01234678vsR9:&lt;=&gt;@FGHIJKLMNOPSTUVWXYZ[\]^_`abcdefhB?iklmnopqrtwxyz{|}~!"#$&amp;'()*+,-Q%</text:p>
          </table:table-cell>
          <table:table-cell table:style-name="ce23" table:formula="of:=[Sheet1.A102]" office:value-type="string" office:string-value="aElfUBF~?B-ET~8(" calcext:value-type="string">
            <text:p>aElfUBF~?B-ET~8(</text:p>
          </table:table-cell>
          <table:table-cell table:style-name="ce28"/>
          <table:table-cell/>
          <table:table-cell table:style-name="ce6" table:formula="of:=[Sheet1.E2]" office:value-type="float" office:value="24" calcext:value-type="float">
            <text:p>24</text:p>
          </table:table-cell>
          <table:table-cell table:style-name="ce6" table:formula="of:=[Sheet1.F2]" office:value-type="float" office:value="11" calcext:value-type="float">
            <text:p>11</text:p>
          </table:table-cell>
          <table:table-cell table:style-name="ce6" table:formula="of:=[Sheet1.G2]" office:value-type="float" office:value="60" calcext:value-type="float">
            <text:p>60</text:p>
          </table:table-cell>
          <table:table-cell table:style-name="ce6" table:formula="of:=[Sheet1.H2]" office:value-type="float" office:value="57" calcext:value-type="float">
            <text:p>57</text:p>
          </table:table-cell>
          <table:table-cell table:style-name="ce6" table:formula="of:=[Sheet1.I2]" office:value-type="float" office:value="0" calcext:value-type="float">
            <text:p>0</text:p>
          </table:table-cell>
          <table:table-cell table:number-columns-repeated="1015"/>
        </table:table-row>
        <table:table-row table:style-name="ro1">
          <table:table-cell table:style-name="ce27" table:formula="of:=[Sheet1.A103]" office:value-type="string" office:string-value="aElfUBF~?B-ET~8(A#Beautiful#MindA#Beautiful#Mind" calcext:value-type="string">
            <text:p>aElfUBF~?B-ET~8(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aElfUBF~?B-ET~8(A#Beautiful#MindA#Beautiful#Mind" calcext:value-type="string">
            <text:p>aElfUBF~?B-ET~8(A#Beautiful#MindA#Beautiful#Mind</text:p>
          </table:table-cell>
          <table:table-cell table:style-name="ce17" table:formula="of:=[Sheet1.B4]" office:value-type="string" office:string-value="__!&quot;#$%&amp;'()*+,-./0" calcext:value-type="string">
            <text:p>__!"#$%&amp;'()*+,-./0</text:p>
          </table:table-cell>
          <table:table-cell/>
          <table:table-cell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D$4])" office:value-type="float" office:value="11" calcext:value-type="float">
            <text:p>11</text:p>
          </table:table-cell>
          <table:table-cell table:formula="of:=MOD([.$G$2];[.$D$4])" office:value-type="float" office:value="60" calcext:value-type="float">
            <text:p>60</text:p>
          </table:table-cell>
          <table:table-cell table:formula="of:=MOD([.$H$2];[.$D$4])" office:value-type="float" office:value="57" calcext:value-type="float">
            <text:p>57</text:p>
          </table:table-cell>
          <table:table-cell table:formula="of:=MOD([.$I$2];[.$D$4])"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A5EuCDjg./01234678vsR9:&lt;" calcext:value-type="string">
            <text:p>A5EuCDjg./01234678vsR9:&lt;</text:p>
          </table:table-cell>
          <table:table-cell table:formula="of:=IF([.$E$3]=0;RIGHT([.$A$2];[.$D$4]-[.$E$4]);LEFT([.$A$2];[.$D$4]-[.$E$4]))" office:value-type="string" office:string-value="=&gt;@FGHIJKLMNOPSTUVWXYZ[\]^_`abcdefhB?iklmnopqrtwxyz{|}~!&quot;#$&amp;'()*+,-Q%" calcext:value-type="string">
            <text:p>=&gt;@FGHIJKLMNOPSTUVWXYZ[\]^_`abcdefhB?iklmnopqrtwxyz{|}~!"#$&amp;'()*+,-Q%</text:p>
          </table:table-cell>
          <table:table-cell table:style-name="ce28" table:formula="of:=IF([.$E$3]=0;COM.MICROSOFT.CONCAT([.C5];[.B5]);COM.MICROSOFT.CONCAT([.C6];[.B6]))" office:value-type="string" office:string-value="=&gt;@FGHIJKLMNOPSTUVWXYZ[\]^_`abcdefhB?iklmnopqrtwxyz{|}~!&quot;#$&amp;'()*+,-Q%A5EuCDjg./01234678vsR9:&lt;" calcext:value-type="string">
            <text:p>=&gt;@FGHIJKLMNOPSTUVWXYZ[\]^_`abcdefhB?iklmnopqrtwxyz{|}~!"#$&amp;'()*+,-Q%A5EuCDjg./01234678vsR9:&lt;</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A5EuCDjg./01234678vsR9:&lt;=&gt;@FGHIJKLMNOPSTUVWXYZ[\]^_`abcdefhB?iklmnopq" calcext:value-type="string">
            <text:p>A5EuCDjg./01234678vsR9:&lt;=&gt;@FGHIJKLMNOPSTUVWXYZ[\]^_`abcdefhB?iklmnopq</text:p>
          </table:table-cell>
          <table:table-cell table:formula="of:=RIGHT([.$A$2];[.$E$4])" office:value-type="string" office:string-value="rtwxyz{|}~!&quot;#$&amp;'()*+,-Q%" calcext:value-type="string">
            <text:p>rtwxyz{|}~!"#$&amp;'()*+,-Q%</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 calcext:value-type="string">
            <text:p>]</text:p>
          </table:table-cell>
          <table:table-cell/>
          <table:table-cell table:style-name="ce28" table:formula="of:=IF([.$E$3]=0;COM.MICROSOFT.CONCAT([.B7];REPLACE([.D5];([.$E$4]+1);1;&quot;&quot;));COM.MICROSOFT.CONCAT(REPLACE([.D5];([.$E$4]+1);1;&quot;&quot;);[.B7]))" office:value-type="string" office:string-value="]=&gt;@FGHIJKLMNOPSTUVWXYZ[\^_`abcdefhB?iklmnopqrtwxyz{|}~!&quot;#$&amp;'()*+,-Q%A5EuCDjg./01234678vsR9:&lt;" calcext:value-type="string">
            <text:p>]=&gt;@FGHIJKLMNOPSTUVWXYZ[\^_`abcdefhB?iklmnopqrtwxyz{|}~!"#$&amp;'()*+,-Q%A5EuCDjg./01234678vsR9:&lt;</text:p>
          </table:table-cell>
          <table:table-cell table:style-name="Default" office:value-type="string" calcext:value-type="string">
            <text:p><text:s/></text:p>
          </table:table-cell>
          <table:table-cell table:number-columns-repeated="5"/>
          <table:table-cell table:formula="of:=LEN([.K8])" office:value-type="float" office:value="93" calcext:value-type="float">
            <text:p>93</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M'#" calcext:value-type="string">
            <text:p>\M'#</text:p>
          </table:table-cell>
          <table:table-cell table:formula="of:=IF([.$E$4]&lt;[.$F$4];REPLACE([.D7];[.$F$4]+1;1;&quot;&quot;);REPLACE([.D7];[.$E$4]+1;1;&quot;&quot;))" office:value-type="string" office:string-value="]=&gt;@FGHIJKLMNOPSTUVWXYZ[^_`abcdefhB?iklmnopqrtwxyz{|}~!&quot;#$&amp;'()*+,-Q%A5EuCDjg./01234678vsR9:&lt;" calcext:value-type="string">
            <text:p>]=&gt;@FGHIJKLMNOPSTUVWXYZ[^_`abcdefhB?iklmnopqrtwxyz{|}~!"#$&amp;'()*+,-Q%A5EuCDjg./01234678vsR9:&lt;</text:p>
          </table:table-cell>
          <table:table-cell table:formula="of:=COM.MICROSOFT.CONCAT([.B8];[.K16])" office:value-type="string" office:string-value="\M'#]=&gt;@FGHIJKLNOPSTUVWXYZ[^_`abcdefhB?iklmnopqrtwxyz{|}~!&quot;$&amp;()*+,-Q%A5EuCDjg./01234678vsR9:&lt;" calcext:value-type="string">
            <text:p>\M'#]=&gt;@FGHIJKLNOPSTUVWXYZ[^_`abcdefhB?iklmnopqrtwxyz{|}~!"$&amp;()*+,-Q%A5EuCDjg./01234678vsR9:&lt;</text:p>
          </table:table-cell>
          <table:table-cell table:style-name="Default" office:value-type="string" calcext:value-type="string">
            <text:p><text:s/></text:p>
          </table:table-cell>
          <table:table-cell table:number-columns-repeated="4"/>
          <table:table-cell table:style-name="ce28" table:formula="of:=MID([.$D$7];[.$E$4]+1;1)" office:value-type="string" office:string-value="\" calcext:value-type="string">
            <text:p>\</text:p>
          </table:table-cell>
          <table:table-cell table:style-name="ce28" table:formula="of:=REPLACE([.$D$7];[.$E$4]+1;1;&quot; &quot;)" office:value-type="string" office:string-value="]=&gt;@FGHIJKLMNOPSTUVWXYZ[ ^_`abcdefhB?iklmnopqrtwxyz{|}~!&quot;#$&amp;'()*+,-Q%A5EuCDjg./01234678vsR9:&lt;" calcext:value-type="string">
            <text:p>]=&gt;@FGHIJKLMNOPSTUVWXYZ[ ^_`abcdefhB?iklmnopqrtwxyz{|}~!"#$&amp;'()*+,-Q%A5EuCDjg./01234678vsR9:&lt;</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A$4]" office:value-type="string" office:string-value="aElfUBF~?B-ET~8(A#Beautiful#MindA#Beautiful#Mind" calcext:value-type="string">
            <text:p>aElfUBF~?B-ET~8(A#Beautiful#MindA#Beautiful#Mind</text:p>
          </table:table-cell>
          <table:table-cell table:formula="of:=MID([.D7];[.$E$4]+1;1)" office:value-type="string" office:string-value="\" calcext:value-type="string">
            <text:p>\</text:p>
          </table:table-cell>
          <table:table-cell table:formula="of:=IF([.$E$4]&lt;[.$F$4];REPLACE([.C8];[.$E$4]+1;1;&quot;&quot;);REPLACE([.C8];[.$F$4]+1;1;&quot;&quot;))" office:value-type="string" office:string-value="]=&gt;@FGHIJKLNOPSTUVWXYZ[^_`abcdefhB?iklmnopqrtwxyz{|}~!&quot;#$&amp;'()*+,-Q%A5EuCDjg./01234678vsR9:&lt;" calcext:value-type="string">
            <text:p>]=&gt;@FGHIJKLNOPSTUVWXYZ[^_`abcdefhB?iklmnopqrtwxyz{|}~!"#$&amp;'()*+,-Q%A5EuCDjg./01234678vsR9:&lt;</text:p>
          </table:table-cell>
          <table:table-cell/>
          <table:table-cell table:style-name="Default"/>
          <table:table-cell table:number-columns-repeated="4"/>
          <table:table-cell table:formula="of:=COM.MICROSOFT.CONCAT([.J8];MID([.D7];[.$F$4]+1;1))" office:value-type="string" office:string-value="\M" calcext:value-type="string">
            <text:p>\M</text:p>
          </table:table-cell>
          <table:table-cell table:style-name="ce28" table:formula="of:=REPLACE([.$K8];[.$F$4]+1;1;&quot; &quot;)" office:value-type="string" office:string-value="]=&gt;@FGHIJKL NOPSTUVWXYZ[ ^_`abcdefhB?iklmnopqrtwxyz{|}~!&quot;#$&amp;'()*+,-Q%A5EuCDjg./01234678vsR9:&lt;" calcext:value-type="string">
            <text:p>]=&gt;@FGHIJKL NOPSTUVWXYZ[ ^_`abcdefhB?iklmnopqrtwxyz{|}~!"#$&amp;'()*+,-Q%A5EuCDjg./01234678vsR9:&lt;</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Message A9 char positions in D8</text:p>
          </table:table-cell>
          <table:table-cell table:formula="of:=COM.MICROSOFT.CONCAT(&quot;'&quot;;MID([.$A$4];1;16);&quot;'&quot;;&quot;OTP char positions in D8&quot;)" office:value-type="string" office:string-value="'aElfUBF~?B-ET~8('OTP char positions in D8" calcext:value-type="string">
            <text:p>'aElfUBF~?B-ET~8('OTP char positions in D8</text:p>
          </table:table-cell>
          <table:table-cell/>
          <table:table-cell table:style-name="Default"/>
          <table:table-cell table:number-columns-repeated="4"/>
          <table:table-cell table:formula="of:=COM.MICROSOFT.CONCAT([.J9];MID([.$D7];[.$G$4]+1;1))" office:value-type="string" office:string-value="\M'" calcext:value-type="string">
            <text:p>\M'</text:p>
          </table:table-cell>
          <table:table-cell table:style-name="ce28" table:formula="of:=REPLACE([.$K9];[.$G$4]+1;1;&quot; &quot;)" office:value-type="string" office:string-value="]=&gt;@FGHIJKL NOPSTUVWXYZ[ ^_`abcdefhB?iklmnopqrtwxyz{|}~!&quot;#$&amp; ()*+,-Q%A5EuCDjg./01234678vsR9:&lt;" calcext:value-type="string">
            <text:p>]=&gt;@FGHIJKL NOPSTUVWXYZ[ ^_`abcdefhB?iklmnopqrtwxyz{|}~!"#$&amp; ()*+,-Q%A5EuCDjg./01234678vsR9:&lt;</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31" calcext:value-type="float">
            <text:p>31</text:p>
          </table:table-cell>
          <table:table-cell table:formula="of:=FIND(MID([.$A$9];[.$A$6]+1;1);[.$D$8];1)" office:value-type="float" office:value="70" calcext:value-type="float">
            <text:p>70</text:p>
          </table:table-cell>
          <table:table-cell table:formula="of:=IF(MOD(([.B11]+[.C11])-([.$E$4]+1);[.$D$4])=0;[.$D$4];MOD(([.B11]+[.C11])-([.$E$4]+1);[.$D$4]))" office:value-type="float" office:value="76" calcext:value-type="float">
            <text:p>76</text:p>
          </table:table-cell>
          <table:table-cell table:formula="of:=IF([.D11]=0;MID([.$D$8];[.$D$4];1);IF([.D11]=[.$D$4];MID([.$D$8];[.$D$4];1);MID([.$D$8];[.D11];1)))" office:value-type="string" office:string-value="j" calcext:value-type="string">
            <text:p>j</text:p>
          </table:table-cell>
          <table:table-cell table:number-columns-repeated="4"/>
          <table:table-cell table:formula="of:=COM.MICROSOFT.CONCAT([.J10];MID([.$D7];[.$H$4]+1;1))" office:value-type="string" office:string-value="\M'#" calcext:value-type="string">
            <text:p>\M'#</text:p>
          </table:table-cell>
          <table:table-cell table:style-name="ce28" table:formula="of:=REPLACE([.$K10];[.$H$4]+1;1;&quot; &quot;)" office:value-type="string" office:string-value="]=&gt;@FGHIJKL NOPSTUVWXYZ[ ^_`abcdefhB?iklmnopqrtwxyz{|}~!&quot; $&amp; ()*+,-Q%A5EuCDjg./01234678vsR9:&lt;" calcext:value-type="string">
            <text:p>]=&gt;@FGHIJKL NOPSTUVWXYZ[ ^_`abcdefhB?iklmnopqrtwxyz{|}~!" $&amp; ()*+,-Q%A5EuCDjg./01234678vsR9:&lt;</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E" calcext:value-type="string">
            <text:p>E</text:p>
          </table:table-cell>
          <table:table-cell table:formula="of:=FIND([.A12];[.$D$8];1)" office:value-type="float" office:value="72" calcext:value-type="float">
            <text:p>72</text:p>
          </table:table-cell>
          <table:table-cell table:formula="of:=FIND(MID([.$A$9];[.$A$6]+2;1);[.$D$8];1)" office:value-type="float" office:value="4" calcext:value-type="float">
            <text:p>4</text:p>
          </table:table-cell>
          <table:table-cell table:formula="of:=IF(MOD(([.B12]+[.C12])-([.$E$4]+1);[.$D$4])=0;[.$D$4];MOD(([.B12]+[.C12])-([.$E$4]+1);[.$D$4]))" office:value-type="float" office:value="51" calcext:value-type="float">
            <text:p>51</text:p>
          </table:table-cell>
          <table:table-cell table:formula="of:=IF([.D12]=0;MID([.$D$8];[.$D$4];1);IF([.D12]=[.$D$4];MID([.$D$8];[.$D$4];1);MID([.$D$8];[.D12];1)))" office:value-type="string" office:string-value="x" calcext:value-type="string">
            <text:p>x</text:p>
          </table:table-cell>
          <table:table-cell table:number-columns-repeated="1019"/>
        </table:table-row>
        <table:table-row table:style-name="ro1">
          <table:table-cell table:formula="of:=MID([.$A$4];3;1)" office:value-type="string" office:string-value="l" calcext:value-type="string">
            <text:p>l</text:p>
          </table:table-cell>
          <table:table-cell table:formula="of:=FIND([.A13];[.$D$8];1)" office:value-type="float" office:value="42" calcext:value-type="float">
            <text:p>42</text:p>
          </table:table-cell>
          <table:table-cell table:formula="of:=FIND(MID([.$A$9];[.$A$6]+3;1);[.$D$8];1)" office:value-type="float" office:value="38" calcext:value-type="float">
            <text:p>38</text:p>
          </table:table-cell>
          <table:table-cell table:formula="of:=IF(MOD(([.B13]+[.C13])-([.$E$4]+1);[.$D$4])=0;[.$D$4];MOD(([.B13]+[.C13])-([.$E$4]+1);[.$D$4]))" office:value-type="float" office:value="55" calcext:value-type="float">
            <text:p>55</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gt;@FGHIJKLNOPSTUVWXYZ[ ^_`abcdefhB?iklmnopqrtwxyz{|}~!&quot; $&amp; ()*+,-Q%A5EuCDjg./01234678vsR9:&lt;" calcext:value-type="string">
            <text:p>]=&gt;@FGHIJKLNOPSTUVWXYZ[ ^_`abcdefhB?iklmnopqrtwxyz{|}~!" $&amp; ()*+,-Q%A5EuCDjg./01234678vsR9:&lt;</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f" calcext:value-type="string">
            <text:p>f</text:p>
          </table:table-cell>
          <table:table-cell table:formula="of:=FIND([.A14];[.$D$8];1)" office:value-type="float" office:value="36" calcext:value-type="float">
            <text:p>36</text:p>
          </table:table-cell>
          <table:table-cell table:formula="of:=FIND(MID([.$A$9];[.$A$6]+4;1);[.$D$8];1)" office:value-type="float" office:value="35" calcext:value-type="float">
            <text:p>35</text:p>
          </table:table-cell>
          <table:table-cell table:formula="of:=IF(MOD(([.B14]+[.C14])-([.$E$4]+1);[.$D$4])=0;[.$D$4];MOD(([.B14]+[.C14])-([.$E$4]+1);[.$D$4]))" office:value-type="float" office:value="46" calcext:value-type="float">
            <text:p>46</text:p>
          </table:table-cell>
          <table:table-cell table:formula="of:=IF([.D14]=0;MID([.$D$8];[.$D$4];1);IF([.D14]=[.$D$4];MID([.$D$8];[.$D$4];1);MID([.$D$8];[.D14];1)))" office:value-type="string" office:string-value="p" calcext:value-type="string">
            <text:p>p</text:p>
          </table:table-cell>
          <table:table-cell table:number-columns-repeated="5"/>
          <table:table-cell table:formula="of:=REPLACE([.K13];FIND(&quot; &quot;;[.K13];1);1;&quot;&quot;)" office:value-type="string" office:string-value="]=&gt;@FGHIJKLNOPSTUVWXYZ[^_`abcdefhB?iklmnopqrtwxyz{|}~!&quot; $&amp; ()*+,-Q%A5EuCDjg./01234678vsR9:&lt;" calcext:value-type="string">
            <text:p>]=&gt;@FGHIJKLNOPSTUVWXYZ[^_`abcdefhB?iklmnopqrtwxyz{|}~!" $&amp; ()*+,-Q%A5EuCDjg./01234678vsR9:&lt;</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U" calcext:value-type="string">
            <text:p>U</text:p>
          </table:table-cell>
          <table:table-cell table:formula="of:=FIND([.A15];[.$D$8];1)" office:value-type="float" office:value="21" calcext:value-type="float">
            <text:p>21</text:p>
          </table:table-cell>
          <table:table-cell table:formula="of:=FIND(MID([.$A$9];[.$A$6]+5;1);[.$D$8];1)" office:value-type="float" office:value="31" calcext:value-type="float">
            <text:p>31</text:p>
          </table:table-cell>
          <table:table-cell table:formula="of:=IF(MOD(([.B15]+[.C15])-([.$E$4]+1);[.$D$4])=0;[.$D$4];MOD(([.B15]+[.C15])-([.$E$4]+1);[.$D$4]))" office:value-type="float" office:value="27" calcext:value-type="float">
            <text:p>27</text:p>
          </table:table-cell>
          <table:table-cell table:formula="of:=IF([.D15]=0;MID([.$D$8];[.$D$4];1);IF([.D15]=[.$D$4];MID([.$D$8];[.$D$4];1);MID([.$D$8];[.D15];1)))" office:value-type="string" office:string-value="[" calcext:value-type="string">
            <text:p>[</text:p>
          </table:table-cell>
          <table:table-cell table:number-columns-repeated="5"/>
          <table:table-cell table:formula="of:=REPLACE([.K14];FIND(&quot; &quot;;[.K14];1);1;&quot;&quot;)" office:value-type="string" office:string-value="]=&gt;@FGHIJKLNOPSTUVWXYZ[^_`abcdefhB?iklmnopqrtwxyz{|}~!&quot;$&amp; ()*+,-Q%A5EuCDjg./01234678vsR9:&lt;" calcext:value-type="string">
            <text:p>]=&gt;@FGHIJKLNOPSTUVWXYZ[^_`abcdefhB?iklmnopqrtwxyz{|}~!"$&amp; ()*+,-Q%A5EuCDjg./01234678vsR9:&lt;</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B" calcext:value-type="string">
            <text:p>B</text:p>
          </table:table-cell>
          <table:table-cell table:formula="of:=FIND([.A16];[.$D$8];1)" office:value-type="float" office:value="38" calcext:value-type="float">
            <text:p>38</text:p>
          </table:table-cell>
          <table:table-cell table:formula="of:=FIND(MID([.$A$9];[.$A$6]+6;1);[.$D$8];1)" office:value-type="float" office:value="73" calcext:value-type="float">
            <text:p>73</text:p>
          </table:table-cell>
          <table:table-cell table:formula="of:=IF(MOD(([.B16]+[.C16])-([.$E$4]+1);[.$D$4])=0;[.$D$4];MOD(([.B16]+[.C16])-([.$E$4]+1);[.$D$4]))" office:value-type="float" office:value="86" calcext:value-type="float">
            <text:p>86</text:p>
          </table:table-cell>
          <table:table-cell table:formula="of:=IF([.D16]=0;MID([.$D$8];[.$D$4];1);IF([.D16]=[.$D$4];MID([.$D$8];[.$D$4];1);MID([.$D$8];[.D16];1)))" office:value-type="string" office:string-value="7" calcext:value-type="string">
            <text:p>7</text:p>
          </table:table-cell>
          <table:table-cell table:number-columns-repeated="5"/>
          <table:table-cell table:formula="of:=REPLACE([.K15];FIND(&quot; &quot;;[.K15];1);1;&quot;&quot;)" office:value-type="string" office:string-value="]=&gt;@FGHIJKLNOPSTUVWXYZ[^_`abcdefhB?iklmnopqrtwxyz{|}~!&quot;$&amp;()*+,-Q%A5EuCDjg./01234678vsR9:&lt;" calcext:value-type="string">
            <text:p>]=&gt;@FGHIJKLNOPSTUVWXYZ[^_`abcdefhB?iklmnopqrtwxyz{|}~!"$&amp;()*+,-Q%A5EuCDjg./01234678vsR9:&lt;</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F" calcext:value-type="string">
            <text:p>F</text:p>
          </table:table-cell>
          <table:table-cell table:formula="of:=FIND([.A17];[.$D$8];1)" office:value-type="float" office:value="9" calcext:value-type="float">
            <text:p>9</text:p>
          </table:table-cell>
          <table:table-cell table:formula="of:=FIND(MID([.$A$9];[.$A$6]+7;1);[.$D$8];1)" office:value-type="float" office:value="49" calcext:value-type="float">
            <text:p>49</text:p>
          </table:table-cell>
          <table:table-cell table:formula="of:=IF(MOD(([.B17]+[.C17])-([.$E$4]+1);[.$D$4])=0;[.$D$4];MOD(([.B17]+[.C17])-([.$E$4]+1);[.$D$4]))" office:value-type="float" office:value="33" calcext:value-type="float">
            <text:p>33</text:p>
          </table:table-cell>
          <table:table-cell table:formula="of:=IF([.D17]=0;MID([.$D$8];[.$D$4];1);IF([.D17]=[.$D$4];MID([.$D$8];[.$D$4];1);MID([.$D$8];[.D17];1)))" office:value-type="string" office:string-value="c" calcext:value-type="string">
            <text:p>c</text:p>
          </table:table-cell>
          <table:table-cell table:number-columns-repeated="1019"/>
        </table:table-row>
        <table:table-row table:style-name="ro1">
          <table:table-cell table:formula="of:=MID([.$A$4];8;1)" office:value-type="string" office:string-value="~" calcext:value-type="string">
            <text:p>~</text:p>
          </table:table-cell>
          <table:table-cell table:formula="of:=FIND([.A18];[.$D$8];1)" office:value-type="float" office:value="57" calcext:value-type="float">
            <text:p>57</text:p>
          </table:table-cell>
          <table:table-cell table:formula="of:=FIND(MID([.$A$9];[.$A$6]+8;1);[.$D$8];1)" office:value-type="float" office:value="40" calcext:value-type="float">
            <text:p>40</text:p>
          </table:table-cell>
          <table:table-cell table:formula="of:=IF(MOD(([.B18]+[.C18])-([.$E$4]+1);[.$D$4])=0;[.$D$4];MOD(([.B18]+[.C18])-([.$E$4]+1);[.$D$4]))" office:value-type="float" office:value="72" calcext:value-type="float">
            <text:p>72</text:p>
          </table:table-cell>
          <table:table-cell table:formula="of:=IF([.D18]=0;MID([.$D$8];[.$D$4];1);IF([.D18]=[.$D$4];MID([.$D$8];[.$D$4];1);MID([.$D$8];[.D18];1)))" office:value-type="string" office:string-value="E" calcext:value-type="string">
            <text:p>E</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39" calcext:value-type="float">
            <text:p>39</text:p>
          </table:table-cell>
          <table:table-cell table:formula="of:=FIND(MID([.$A$9];[.$A$6]+9;1);[.$D$8];1)" office:value-type="float" office:value="36" calcext:value-type="float">
            <text:p>36</text:p>
          </table:table-cell>
          <table:table-cell table:formula="of:=IF(MOD(([.B19]+[.C19])-([.$E$4]+1);[.$D$4])=0;[.$D$4];MOD(([.B19]+[.C19])-([.$E$4]+1);[.$D$4]))" office:value-type="float" office:value="50" calcext:value-type="float">
            <text:p>50</text:p>
          </table:table-cell>
          <table:table-cell table:formula="of:=IF([.D19]=0;MID([.$D$8];[.$D$4];1);IF([.D19]=[.$D$4];MID([.$D$8];[.$D$4];1);MID([.$D$8];[.D19];1)))" office:value-type="string" office:string-value="w" calcext:value-type="string">
            <text:p>w</text:p>
          </table:table-cell>
          <table:table-cell table:number-columns-repeated="1019"/>
        </table:table-row>
        <table:table-row table:style-name="ro1">
          <table:table-cell table:formula="of:=MID([.$A$4];10;1)" office:value-type="string" office:string-value="B" calcext:value-type="string">
            <text:p>B</text:p>
          </table:table-cell>
          <table:table-cell table:formula="of:=FIND([.A20];[.$D$8];1)" office:value-type="float" office:value="38" calcext:value-type="float">
            <text:p>38</text:p>
          </table:table-cell>
          <table:table-cell table:formula="of:=FIND(MID([.$A$9];[.$A$6]+10;1);[.$D$8];1)" office:value-type="float" office:value="73" calcext:value-type="float">
            <text:p>73</text:p>
          </table:table-cell>
          <table:table-cell table:formula="of:=IF(MOD(([.B20]+[.C20])-([.$E$4]+1);[.$D$4])=0;[.$D$4];MOD(([.B20]+[.C20])-([.$E$4]+1);[.$D$4]))" office:value-type="float" office:value="86" calcext:value-type="float">
            <text:p>86</text:p>
          </table:table-cell>
          <table:table-cell table:formula="of:=IF([.D20]=0;MID([.$D$8];[.$D$4];1);IF([.D20]=[.$D$4];MID([.$D$8];[.$D$4];1);MID([.$D$8];[.D20];1)))" office:value-type="string" office:string-value="7" calcext:value-type="string">
            <text:p>7</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67" calcext:value-type="float">
            <text:p>67</text:p>
          </table:table-cell>
          <table:table-cell table:formula="of:=FIND(MID([.$A$9];[.$A$6]+11;1);[.$D$8];1)" office:value-type="float" office:value="42" calcext:value-type="float">
            <text:p>42</text:p>
          </table:table-cell>
          <table:table-cell table:formula="of:=IF(MOD(([.B21]+[.C21])-([.$E$4]+1);[.$D$4])=0;[.$D$4];MOD(([.B21]+[.C21])-([.$E$4]+1);[.$D$4]))" office:value-type="float" office:value="84" calcext:value-type="float">
            <text:p>84</text:p>
          </table:table-cell>
          <table:table-cell table:formula="of:=IF([.D21]=0;MID([.$D$8];[.$D$4];1);IF([.D21]=[.$D$4];MID([.$D$8];[.$D$4];1);MID([.$D$8];[.D21];1)))" office:value-type="string" office:string-value="4" calcext:value-type="string">
            <text:p>4</text:p>
          </table:table-cell>
          <table:table-cell table:number-columns-repeated="1019"/>
        </table:table-row>
        <table:table-row table:style-name="ro1">
          <table:table-cell table:formula="of:=MID([.$A$4];12;1)" office:value-type="string" office:string-value="E" calcext:value-type="string">
            <text:p>E</text:p>
          </table:table-cell>
          <table:table-cell table:formula="of:=FIND([.A22];[.$D$8];1)" office:value-type="float" office:value="72" calcext:value-type="float">
            <text:p>72</text:p>
          </table:table-cell>
          <table:table-cell table:formula="of:=FIND(MID([.$A$9];[.$A$6]+12;1);[.$D$8];1)" office:value-type="float" office:value="4" calcext:value-type="float">
            <text:p>4</text:p>
          </table:table-cell>
          <table:table-cell table:formula="of:=IF(MOD(([.B22]+[.C22])-([.$E$4]+1);[.$D$4])=0;[.$D$4];MOD(([.B22]+[.C22])-([.$E$4]+1);[.$D$4]))" office:value-type="float" office:value="51" calcext:value-type="float">
            <text:p>51</text:p>
          </table:table-cell>
          <table:table-cell table:formula="of:=IF([.D22]=0;MID([.$D$8];[.$D$4];1);IF([.D22]=[.$D$4];MID([.$D$8];[.$D$4];1);MID([.$D$8];[.D22];1)))" office:value-type="string" office:string-value="x" calcext:value-type="string">
            <text:p>x</text:p>
          </table:table-cell>
          <table:table-cell table:number-columns-repeated="1019"/>
        </table:table-row>
        <table:table-row table:style-name="ro1">
          <table:table-cell table:formula="of:=MID([.$A$4];13;1)" office:value-type="string" office:string-value="T" calcext:value-type="string">
            <text:p>T</text:p>
          </table:table-cell>
          <table:table-cell table:formula="of:=FIND([.A23];[.$D$8];1)" office:value-type="float" office:value="20" calcext:value-type="float">
            <text:p>20</text:p>
          </table:table-cell>
          <table:table-cell table:formula="of:=FIND(MID([.$A$9];[.$A$6]+13;1);[.$D$8];1)" office:value-type="float" office:value="2" calcext:value-type="float">
            <text:p>2</text:p>
          </table:table-cell>
          <table:table-cell table:formula="of:=IF(MOD(([.B23]+[.C23])-([.$E$4]+1);[.$D$4])=0;[.$D$4];MOD(([.B23]+[.C23])-([.$E$4]+1);[.$D$4]))" office:value-type="float" office:value="90" calcext:value-type="float">
            <text:p>90</text:p>
          </table:table-cell>
          <table:table-cell table:formula="of:=IF([.D23]=0;MID([.$D$8];[.$D$4];1);IF([.D23]=[.$D$4];MID([.$D$8];[.$D$4];1);MID([.$D$8];[.D23];1)))" office:value-type="string" office:string-value="R" calcext:value-type="string">
            <text:p>R</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57" calcext:value-type="float">
            <text:p>57</text:p>
          </table:table-cell>
          <table:table-cell table:formula="of:=FIND(MID([.$A$9];[.$A$6]+14;1);[.$D$8];1)" office:value-type="float" office:value="40" calcext:value-type="float">
            <text:p>40</text:p>
          </table:table-cell>
          <table:table-cell table:formula="of:=IF(MOD(([.B24]+[.C24])-([.$E$4]+1);[.$D$4])=0;[.$D$4];MOD(([.B24]+[.C24])-([.$E$4]+1);[.$D$4]))" office:value-type="float" office:value="72" calcext:value-type="float">
            <text:p>72</text:p>
          </table:table-cell>
          <table:table-cell table:formula="of:=IF([.D24]=0;MID([.$D$8];[.$D$4];1);IF([.D24]=[.$D$4];MID([.$D$8];[.$D$4];1);MID([.$D$8];[.D24];1)))" office:value-type="string" office:string-value="E" calcext:value-type="string">
            <text:p>E</text:p>
          </table:table-cell>
          <table:table-cell table:number-columns-repeated="1019"/>
        </table:table-row>
        <table:table-row table:style-name="ro1">
          <table:table-cell table:formula="of:=MID([.$A$4];15;1)" office:value-type="string" office:string-value="8" calcext:value-type="string">
            <text:p>8</text:p>
          </table:table-cell>
          <table:table-cell table:formula="of:=FIND([.A25];[.$D$8];1)" office:value-type="float" office:value="87" calcext:value-type="float">
            <text:p>87</text:p>
          </table:table-cell>
          <table:table-cell table:formula="of:=FIND(MID([.$A$9];[.$A$6]+15;1);[.$D$8];1)" office:value-type="float" office:value="44" calcext:value-type="float">
            <text:p>44</text:p>
          </table:table-cell>
          <table:table-cell table:formula="of:=IF(MOD(([.B25]+[.C25])-([.$E$4]+1);[.$D$4])=0;[.$D$4];MOD(([.B25]+[.C25])-([.$E$4]+1);[.$D$4]))" office:value-type="float" office:value="13" calcext:value-type="float">
            <text:p>13</text:p>
          </table:table-cell>
          <table:table-cell table:formula="of:=IF([.D25]=0;MID([.$D$8];[.$D$4];1);IF([.D25]=[.$D$4];MID([.$D$8];[.$D$4];1);MID([.$D$8];[.D25];1)))" office:value-type="string" office:string-value="J" calcext:value-type="string">
            <text:p>J</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62" calcext:value-type="float">
            <text:p>62</text:p>
          </table:table-cell>
          <table:table-cell table:formula="of:=FIND(MID([.$A$9];[.$A$6]+16;1);[.$D$8];1)" office:value-type="float" office:value="34" calcext:value-type="float">
            <text:p>34</text:p>
          </table:table-cell>
          <table:table-cell table:formula="of:=IF(MOD(([.B26]+[.C26])-([.$E$4]+1);[.$D$4])=0;[.$D$4];MOD(([.B26]+[.C26])-([.$E$4]+1);[.$D$4]))" office:value-type="float" office:value="71" calcext:value-type="float">
            <text:p>71</text:p>
          </table:table-cell>
          <table:table-cell table:formula="of:=IF([.D26]=0;MID([.$D$8];[.$D$4];1);IF([.D26]=[.$D$4];MID([.$D$8];[.$D$4];1);MID([.$D$8];[.D26];1)))" office:value-type="string" office:string-value="5" calcext:value-type="string">
            <text:p>5</text:p>
          </table:table-cell>
          <table:table-cell table:number-columns-repeated="1019"/>
        </table:table-row>
        <table:table-row table:style-name="ro1">
          <table:table-cell table:style-name="ce28" table:formula="of:=COM.MICROSOFT.CONCAT([.$E$11];[.$E$12];[.$E$13];[.$E$14];[.$E$15];[.$E$16];[.$E$17];[.$E$18];[.$E$19];[.$E$20];[.$E$21];[.$E$22];[.$E$23];[.$E$24];[.$E$25];[.$E$26])" office:value-type="string" office:string-value="jx|p[7cEw74xREJ5" calcext:value-type="string">
            <text:p>jx|p[7cEw74xREJ5</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ElfUBF~?B-ET~8(A#Beautiful#MindA#Beautiful#Mind" calcext:value-type="string">
            <text: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34678vsR9:&lt;" calcext:value-type="string">
            <text:p>34678vsR9:&lt;</text:p>
          </table:table-cell>
          <table:table-cell table:formula="of:=IF([.$F$3]=0;RIGHT([.$D$8];LEN([.$D$8])-[.$F$4]);LEFT([.$D$8];LEN([.$D$8])-[.$F$4]))" office:value-type="string" office:string-value="\M'#]=&gt;@FGHIJKLNOPSTUVWXYZ[^_`abcdefhB?iklmnopqrtwxyz{|}~!&quot;$&amp;()*+,-Q%A5EuCDjg./012" calcext:value-type="string">
            <text:p>\M'#]=&gt;@FGHIJKLNOPSTUVWXYZ[^_`abcdefhB?iklmnopqrtwxyz{|}~!"$&amp;()*+,-Q%A5EuCDjg./012</text:p>
          </table:table-cell>
          <table:table-cell table:style-name="ce28" table:formula="of:=IF([.$F$3]=0;COM.MICROSOFT.CONCAT([.C30];[.B30]);COM.MICROSOFT.CONCAT([.C31];[.B31]))" office:value-type="string" office:string-value="34678vsR9:&lt;\M'#]=&gt;@FGHIJKLNOPSTUVWXYZ[^_`abcdefhB?iklmnopqrtwxyz{|}~!&quot;$&amp;()*+,-Q%A5EuCDjg./012" calcext:value-type="string">
            <text:p>34678vsR9:&lt;\M'#]=&gt;@FGHIJKLNOPSTUVWXYZ[^_`abcdefhB?iklmnopqrtwxyz{|}~!"$&amp;()*+,-Q%A5EuCDjg./012</text:p>
          </table:table-cell>
          <table:table-cell table:style-name="Default"/>
          <table:table-cell table:number-columns-repeated="1019"/>
        </table:table-row>
        <table:table-row table:style-name="ro1">
          <table:table-cell/>
          <table:table-cell table:formula="of:=LEFT([.$D$8];LEN([.$D$8])-[.$F$4])" office:value-type="string" office:string-value="\M'#]=&gt;@FGHIJKLNOPSTUVWXYZ[^_`abcdefhB?iklmnopqrtwxyz{|}~!&quot;$&amp;()*+,-Q%A5EuCDjg./012" calcext:value-type="string">
            <text:p>\M'#]=&gt;@FGHIJKLNOPSTUVWXYZ[^_`abcdefhB?iklmnopqrtwxyz{|}~!"$&amp;()*+,-Q%A5EuCDjg./012</text:p>
          </table:table-cell>
          <table:table-cell table:formula="of:=RIGHT([.$D$8];[.$F$4])" office:value-type="string" office:string-value="34678vsR9:&lt;" calcext:value-type="string">
            <text:p>34678vsR9:&lt;</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 calcext:value-type="string">
            <text:p>\</text:p>
          </table:table-cell>
          <table:table-cell/>
          <table:table-cell table:style-name="ce28" table:formula="of:=IF([.$F$3]=0;COM.MICROSOFT.CONCAT([.B32];REPLACE([.D30];([.$F$4]+1);1;&quot;&quot;));COM.MICROSOFT.CONCAT(REPLACE([.D30];([.$F$4]+1);1;&quot;&quot;);[.B32]))" office:value-type="string" office:string-value="34678vsR9:&lt;M'#]=&gt;@FGHIJKLNOPSTUVWXYZ[^_`abcdefhB?iklmnopqrtwxyz{|}~!&quot;$&amp;()*+,-Q%A5EuCDjg./012\" calcext:value-type="string">
            <text:p>34678vsR9:&lt;M'#]=&gt;@FGHIJKLNOPSTUVWXYZ[^_`abcdefhB?iklmnopqrtwxyz{|}~!"$&amp;()*+,-Q%A5EuCDjg./012\</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LMxr" calcext:value-type="string">
            <text:p>LMxr</text:p>
          </table:table-cell>
          <table:table-cell table:style-name="ce28" table:formula="of:=IF([.$F$4]&lt;[.$E$4];REPLACE([.D32];[.$E$4]+1;1;&quot;&quot;);REPLACE([.D32];[.$F$4]+1;1;&quot;&quot;))" office:value-type="string" office:string-value="34678vsR9:&lt;M'#]=&gt;@FGHIJKNOPSTUVWXYZ[^_`abcdefhB?iklmnopqrtwxyz{|}~!&quot;$&amp;()*+,-Q%A5EuCDjg./012\" calcext:value-type="string">
            <text:p>34678vsR9:&lt;M'#]=&gt;@FGHIJKNOPSTUVWXYZ[^_`abcdefhB?iklmnopqrtwxyz{|}~!"$&amp;()*+,-Q%A5EuCDjg./012\</text:p>
          </table:table-cell>
          <table:table-cell table:formula="of:=COM.MICROSOFT.CONCAT([.B33];[.K41])" office:value-type="string" office:string-value="LMxr34678vsR9:&lt;'#]=&gt;@FGHIJKNOPSTUVWXYZ[^_`abcdefhB?iklmnopqtwyz{|}~!&quot;$&amp;()*+,-Q%A5EuCDjg./012\" calcext:value-type="string">
            <text:p>LMxr34678vsR9:&lt;'#]=&gt;@FGHIJKNOPSTUVWXYZ[^_`abcdefhB?iklmnopqtwyz{|}~!"$&amp;()*+,-Q%A5EuCDjg./012\</text:p>
          </table:table-cell>
          <table:table-cell table:style-name="Default"/>
          <table:table-cell table:number-columns-repeated="4"/>
          <table:table-cell table:style-name="ce28" table:formula="of:=MID([.$D$32];[.$E$4]+1;1)" office:value-type="string" office:string-value="L" calcext:value-type="string">
            <text:p>L</text:p>
          </table:table-cell>
          <table:table-cell table:style-name="ce28" table:formula="of:=REPLACE([.$D$32];[.$E$4]+1;1;&quot; &quot;)" office:value-type="string" office:string-value="34678vsR9:&lt;M'#]=&gt;@FGHIJK NOPSTUVWXYZ[^_`abcdefhB?iklmnopqrtwxyz{|}~!&quot;$&amp;()*+,-Q%A5EuCDjg./012\" calcext:value-type="string">
            <text:p>34678vsR9:&lt;M'#]=&gt;@FGHIJK NOPSTUVWXYZ[^_`abcdefhB?iklmnopqrtwxyz{|}~!"$&amp;()*+,-Q%A5EuCDjg./012\</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M" calcext:value-type="string">
            <text:p>M</text:p>
          </table:table-cell>
          <table:table-cell table:style-name="ce28" table:formula="of:=IF([.$F$4]&lt;[.$E$4];REPLACE([.C33];[.$F$4]+1;1;&quot;&quot;);REPLACE([.C33];[.$E$4]+1;1;&quot;&quot;))" office:value-type="string" office:string-value="34678vsR9:&lt;'#]=&gt;@FGHIJKNOPSTUVWXYZ[^_`abcdefhB?iklmnopqrtwxyz{|}~!&quot;$&amp;()*+,-Q%A5EuCDjg./012\" calcext:value-type="string">
            <text:p>34678vsR9:&lt;'#]=&gt;@FGHIJKNOPSTUVWXYZ[^_`abcdefhB?iklmnopqrtwxyz{|}~!"$&amp;()*+,-Q%A5EuCDjg./012\</text:p>
          </table:table-cell>
          <table:table-cell/>
          <table:table-cell table:style-name="Default"/>
          <table:table-cell table:number-columns-repeated="4"/>
          <table:table-cell table:formula="of:=COM.MICROSOFT.CONCAT([.J33];MID([.K33];[.$F$4]+1;1))" office:value-type="string" office:string-value="LM" calcext:value-type="string">
            <text:p>LM</text:p>
          </table:table-cell>
          <table:table-cell table:style-name="ce28" table:formula="of:=REPLACE([.$K33];[.$F$4]+1;1;&quot; &quot;)" office:value-type="string" office:string-value="34678vsR9:&lt; '#]=&gt;@FGHIJK NOPSTUVWXYZ[^_`abcdefhB?iklmnopqrtwxyz{|}~!&quot;$&amp;()*+,-Q%A5EuCDjg./012\" calcext:value-type="string">
            <text:p>34678vsR9:&lt; '#]=&gt;@FGHIJK NOPSTUVWXYZ[^_`abcdefhB?iklmnopqrtwxyz{|}~!"$&amp;()*+,-Q%A5EuCDjg./012\</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jx|p[7cEw74xREJ5" calcext:value-type="string">
            <text:p>jx|p[7cEw74xREJ5</text:p>
          </table:table-cell>
          <table:table-cell table:formula="of:=COM.MICROSOFT.CONCAT(&quot;'&quot;;[.A35];&quot;'&quot;;&quot; A23 char positions in D21&quot;)" office:value-type="string" office:string-value="'jx|p[7cEw74xREJ5' A23 char positions in D21" calcext:value-type="string">
            <text:p>'jx|p[7cEw74xREJ5' A23 char positions in D21</text:p>
          </table:table-cell>
          <table:table-cell table:formula="of:=COM.MICROSOFT.CONCAT(&quot;'&quot;;MID([.$A$3];1;LEN([.$A$4]));&quot;'&quot;;&quot; A3  char positions in D33&quot;)" office:value-type="string" office:string-value="'aElfUBF~?B-ET~8(A#Beautiful#MindA#Beautiful#Mind' A3  char positions in D33" calcext:value-type="string">
            <text:p>'aElfUBF~?B-ET~8(A#Beautiful#MindA#Beautiful#Mind' A3 <text:s/>char positions in D33</text:p>
          </table:table-cell>
          <table:table-cell/>
          <table:table-cell table:style-name="Default"/>
          <table:table-cell table:number-columns-repeated="4"/>
          <table:table-cell table:formula="of:=COM.MICROSOFT.CONCAT([.J34];MID([.$K34];[.$G$4]+1;1))" office:value-type="string" office:string-value="LMx" calcext:value-type="string">
            <text:p>LMx</text:p>
          </table:table-cell>
          <table:table-cell table:style-name="ce28" table:formula="of:=REPLACE([.$K34];[.$G$4]+1;1;&quot; &quot;)" office:value-type="string" office:string-value="34678vsR9:&lt; '#]=&gt;@FGHIJK NOPSTUVWXYZ[^_`abcdefhB?iklmnopqrtw yz{|}~!&quot;$&amp;()*+,-Q%A5EuCDjg./012\" calcext:value-type="string">
            <text:p>34678vsR9:&lt; '#]=&gt;@FGHIJK NOPSTUVWXYZ[^_`abcdefhB?iklmnopqrtw yz{|}~!"$&amp;()*+,-Q%A5EuCDjg./012\</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j" calcext:value-type="string">
            <text:p>j</text:p>
          </table:table-cell>
          <table:table-cell table:formula="of:=FIND([.A36];[.$D$33];1)" office:value-type="float" office:value="86" calcext:value-type="float">
            <text:p>86</text:p>
          </table:table-cell>
          <table:table-cell table:formula="of:=FIND(MID([.$A$28];[.$A$6]+1;1);[.$D$33];1)" office:value-type="float" office:value="80" calcext:value-type="float">
            <text:p>80</text:p>
          </table:table-cell>
          <table:table-cell table:formula="of:=IF(MOD(([.B36]+[.C36])-([.$F$4]+1);[.$D$4])=0;[.$D$4];MOD(([.B36]+[.C36])-([.$F$4]+1);[.$D$4]))" office:value-type="float" office:value="61" calcext:value-type="float">
            <text:p>61</text:p>
          </table:table-cell>
          <table:table-cell table:formula="of:=IF([.D36]=0;MID([.$D$33];[.$D$4];1);IF([.D36]=[.$D$4];MID([.$D$33];[.$D$4];1);MID([.$D$33];[.D36];1)))" office:value-type="string" office:string-value="w" calcext:value-type="string">
            <text:p>w</text:p>
          </table:table-cell>
          <table:table-cell table:number-columns-repeated="4"/>
          <table:table-cell table:formula="of:=COM.MICROSOFT.CONCAT([.J35];MID([.$K35];[.$H$4]+1;1))" office:value-type="string" office:string-value="LMxr" calcext:value-type="string">
            <text:p>LMxr</text:p>
          </table:table-cell>
          <table:table-cell table:style-name="ce28" table:formula="of:=REPLACE([.$K35];[.$H$4]+1;1;&quot; &quot;)" office:value-type="string" office:string-value="34678vsR9:&lt; '#]=&gt;@FGHIJK NOPSTUVWXYZ[^_`abcdefhB?iklmnopq tw yz{|}~!&quot;$&amp;()*+,-Q%A5EuCDjg./012\" calcext:value-type="string">
            <text:p>34678vsR9:&lt; '#]=&gt;@FGHIJK NOPSTUVWXYZ[^_`abcdefhB?iklmnopq tw yz{|}~!"$&amp;()*+,-Q%A5EuCDjg./012\</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x" calcext:value-type="string">
            <text:p>x</text:p>
          </table:table-cell>
          <table:table-cell table:formula="of:=FIND([.A37];[.$D$33];1)" office:value-type="float" office:value="3" calcext:value-type="float">
            <text:p>3</text:p>
          </table:table-cell>
          <table:table-cell table:formula="of:=FIND(MID([.$A$28];[.$A$6]+2;1);[.$D$33];1)" office:value-type="float" office:value="17" calcext:value-type="float">
            <text:p>17</text:p>
          </table:table-cell>
          <table:table-cell table:formula="of:=IF(MOD(([.B37]+[.C37])-([.$F$4]+1);[.$D$4])=0;[.$D$4];MOD(([.B37]+[.C37])-([.$F$4]+1);[.$D$4]))" office:value-type="float" office:value="8" calcext:value-type="float">
            <text:p>8</text:p>
          </table:table-cell>
          <table:table-cell table:formula="of:=IF([.D37]=0;MID([.$D$33];[.$D$4];1);IF([.D37]=[.$D$4];MID([.$D$33];[.$D$4];1);MID([.$D$33];[.D37];1)))" office:value-type="string" office:string-value="7" calcext:value-type="string">
            <text:p>7</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65" calcext:value-type="float">
            <text:p>65</text:p>
          </table:table-cell>
          <table:table-cell table:formula="of:=FIND(MID([.$A$28];[.$A$6]+3;1);[.$D$33];1)" office:value-type="float" office:value="50" calcext:value-type="float">
            <text:p>50</text:p>
          </table:table-cell>
          <table:table-cell table:formula="of:=IF(MOD(([.B38]+[.C38])-([.$F$4]+1);[.$D$4])=0;[.$D$4];MOD(([.B38]+[.C38])-([.$F$4]+1);[.$D$4]))" office:value-type="float" office:value="10" calcext:value-type="float">
            <text:p>10</text:p>
          </table:table-cell>
          <table:table-cell table:formula="of:=IF([.D38]=0;MID([.$D$33];[.$D$4];1);IF([.D38]=[.$D$4];MID([.$D$33];[.$D$4];1);MID([.$D$33];[.D38];1)))" office:value-type="string" office:string-value="v" calcext:value-type="string">
            <text:p>v</text:p>
          </table:table-cell>
          <table:table-cell table:number-columns-repeated="5"/>
          <table:table-cell table:formula="of:=REPLACE([.K36];FIND(&quot; &quot;;[.K36];1);1;&quot;&quot;)" office:value-type="string" office:string-value="34678vsR9:&lt;'#]=&gt;@FGHIJK NOPSTUVWXYZ[^_`abcdefhB?iklmnopq tw yz{|}~!&quot;$&amp;()*+,-Q%A5EuCDjg./012\" calcext:value-type="string">
            <text:p>34678vsR9:&lt;'#]=&gt;@FGHIJK NOPSTUVWXYZ[^_`abcdefhB?iklmnopq tw yz{|}~!"$&amp;()*+,-Q%A5EuCDjg./012\</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p" calcext:value-type="string">
            <text:p>p</text:p>
          </table:table-cell>
          <table:table-cell table:formula="of:=FIND([.A39];[.$D$33];1)" office:value-type="float" office:value="58" calcext:value-type="float">
            <text:p>58</text:p>
          </table:table-cell>
          <table:table-cell table:formula="of:=FIND(MID([.$A$28];[.$A$6]+4;1);[.$D$33];1)" office:value-type="float" office:value="47" calcext:value-type="float">
            <text:p>47</text:p>
          </table:table-cell>
          <table:table-cell table:formula="of:=IF(MOD(([.B39]+[.C39])-([.$F$4]+1);[.$D$4])=0;[.$D$4];MOD(([.B39]+[.C39])-([.$F$4]+1);[.$D$4]))" office:value-type="float" office:value="93" calcext:value-type="float">
            <text:p>93</text:p>
          </table:table-cell>
          <table:table-cell table:formula="of:=IF([.D39]=0;MID([.$D$33];[.$D$4];1);IF([.D39]=[.$D$4];MID([.$D$33];[.$D$4];1);MID([.$D$33];[.D39];1)))" office:value-type="string" office:string-value="\" calcext:value-type="string">
            <text:p>\</text:p>
          </table:table-cell>
          <table:table-cell table:number-columns-repeated="5"/>
          <table:table-cell table:formula="of:=REPLACE([.K38];FIND(&quot; &quot;;[.K38];1);1;&quot;&quot;)" office:value-type="string" office:string-value="34678vsR9:&lt;'#]=&gt;@FGHIJKNOPSTUVWXYZ[^_`abcdefhB?iklmnopq tw yz{|}~!&quot;$&amp;()*+,-Q%A5EuCDjg./012\" calcext:value-type="string">
            <text:p>34678vsR9:&lt;'#]=&gt;@FGHIJKNOPSTUVWXYZ[^_`abcdefhB?iklmnopq tw yz{|}~!"$&amp;()*+,-Q%A5EuCDjg./012\</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 calcext:value-type="string">
            <text:p>[</text:p>
          </table:table-cell>
          <table:table-cell table:formula="of:=FIND([.A40];[.$D$33];1)" office:value-type="float" office:value="39" calcext:value-type="float">
            <text:p>39</text:p>
          </table:table-cell>
          <table:table-cell table:formula="of:=FIND(MID([.$A$28];[.$A$6]+5;1);[.$D$33];1)" office:value-type="float" office:value="43" calcext:value-type="float">
            <text:p>43</text:p>
          </table:table-cell>
          <table:table-cell table:formula="of:=IF(MOD(([.B40]+[.C40])-([.$F$4]+1);[.$D$4])=0;[.$D$4];MOD(([.B40]+[.C40])-([.$F$4]+1);[.$D$4]))" office:value-type="float" office:value="70" calcext:value-type="float">
            <text:p>70</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34678vsR9:&lt;'#]=&gt;@FGHIJKNOPSTUVWXYZ[^_`abcdefhB?iklmnopqtw yz{|}~!&quot;$&amp;()*+,-Q%A5EuCDjg./012\" calcext:value-type="string">
            <text:p>34678vsR9:&lt;'#]=&gt;@FGHIJKNOPSTUVWXYZ[^_`abcdefhB?iklmnopqtw yz{|}~!"$&amp;()*+,-Q%A5EuCDjg./012\</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7" calcext:value-type="string">
            <text:p>7</text:p>
          </table:table-cell>
          <table:table-cell table:formula="of:=FIND([.A41];[.$D$33];1)" office:value-type="float" office:value="8" calcext:value-type="float">
            <text:p>8</text:p>
          </table:table-cell>
          <table:table-cell table:formula="of:=FIND(MID([.$A$28];[.$A$6]+6;1);[.$D$33];1)" office:value-type="float" office:value="83" calcext:value-type="float">
            <text:p>83</text:p>
          </table:table-cell>
          <table:table-cell table:formula="of:=IF(MOD(([.B41]+[.C41])-([.$F$4]+1);[.$D$4])=0;[.$D$4];MOD(([.B41]+[.C41])-([.$F$4]+1);[.$D$4]))" office:value-type="float" office:value="79" calcext:value-type="float">
            <text:p>79</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34678vsR9:&lt;'#]=&gt;@FGHIJKNOPSTUVWXYZ[^_`abcdefhB?iklmnopqtwyz{|}~!&quot;$&amp;()*+,-Q%A5EuCDjg./012\" calcext:value-type="string">
            <text:p>34678vsR9:&lt;'#]=&gt;@FGHIJKNOPSTUVWXYZ[^_`abcdefhB?iklmnopqtwyz{|}~!"$&amp;()*+,-Q%A5EuCDjg./012\</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c" calcext:value-type="string">
            <text:p>c</text:p>
          </table:table-cell>
          <table:table-cell table:formula="of:=FIND([.A42];[.$D$33];1)" office:value-type="float" office:value="45" calcext:value-type="float">
            <text:p>45</text:p>
          </table:table-cell>
          <table:table-cell table:formula="of:=FIND(MID([.$A$28];[.$A$6]+7;1);[.$D$33];1)" office:value-type="float" office:value="60" calcext:value-type="float">
            <text:p>60</text:p>
          </table:table-cell>
          <table:table-cell table:formula="of:=IF(MOD(([.B42]+[.C42])-([.$F$4]+1);[.$D$4])=0;[.$D$4];MOD(([.B42]+[.C42])-([.$F$4]+1);[.$D$4]))" office:value-type="float" office:value="93" calcext:value-type="float">
            <text:p>93</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E" calcext:value-type="string">
            <text:p>E</text:p>
          </table:table-cell>
          <table:table-cell table:formula="of:=FIND([.A43];[.$D$33];1)" office:value-type="float" office:value="82" calcext:value-type="float">
            <text:p>82</text:p>
          </table:table-cell>
          <table:table-cell table:formula="of:=FIND(MID([.$A$28];[.$A$6]+8;1);[.$D$33];1)" office:value-type="float" office:value="52" calcext:value-type="float">
            <text:p>52</text:p>
          </table:table-cell>
          <table:table-cell table:formula="of:=IF(MOD(([.B43]+[.C43])-([.$F$4]+1);[.$D$4])=0;[.$D$4];MOD(([.B43]+[.C43])-([.$F$4]+1);[.$D$4]))" office:value-type="float" office:value="29" calcext:value-type="float">
            <text:p>29</text:p>
          </table:table-cell>
          <table:table-cell table:formula="of:=IF([.D43]=0;MID([.$D$33];[.$D$4];1);IF([.D43]=[.$D$4];MID([.$D$33];[.$D$4];1);MID([.$D$33];[.D43];1)))" office:value-type="string" office:string-value="O" calcext:value-type="string">
            <text:p>O</text:p>
          </table:table-cell>
          <table:table-cell table:number-columns-repeated="1019"/>
        </table:table-row>
        <table:table-row table:style-name="ro1">
          <table:table-cell table:formula="of:=MID([.$A$35];9;1)" office:value-type="string" office:string-value="w" calcext:value-type="string">
            <text:p>w</text:p>
          </table:table-cell>
          <table:table-cell table:formula="of:=FIND([.A44];[.$D$33];1)" office:value-type="float" office:value="61" calcext:value-type="float">
            <text:p>61</text:p>
          </table:table-cell>
          <table:table-cell table:formula="of:=FIND(MID([.$A$28];[.$A$6]+9;1);[.$D$33];1)" office:value-type="float" office:value="48" calcext:value-type="float">
            <text:p>48</text:p>
          </table:table-cell>
          <table:table-cell table:formula="of:=IF(MOD(([.B44]+[.C44])-([.$F$4]+1);[.$D$4])=0;[.$D$4];MOD(([.B44]+[.C44])-([.$F$4]+1);[.$D$4]))" office:value-type="float" office:value="4" calcext:value-type="float">
            <text:p>4</text:p>
          </table:table-cell>
          <table:table-cell table:formula="of:=IF([.D44]=0;MID([.$D$33];[.$D$4];1);IF([.D44]=[.$D$4];MID([.$D$33];[.$D$4];1);MID([.$D$33];[.D44];1)))" office:value-type="string" office:string-value="r" calcext:value-type="string">
            <text:p>r</text:p>
          </table:table-cell>
          <table:table-cell table:number-columns-repeated="1019"/>
        </table:table-row>
        <table:table-row table:style-name="ro1">
          <table:table-cell table:formula="of:=MID([.$A$35];10;1)" office:value-type="string" office:string-value="7" calcext:value-type="string">
            <text:p>7</text:p>
          </table:table-cell>
          <table:table-cell table:formula="of:=FIND([.A45];[.$D$33];1)" office:value-type="float" office:value="8" calcext:value-type="float">
            <text:p>8</text:p>
          </table:table-cell>
          <table:table-cell table:formula="of:=FIND(MID([.$A$28];[.$A$6]+10;1);[.$D$33];1)" office:value-type="float" office:value="83" calcext:value-type="float">
            <text:p>83</text:p>
          </table:table-cell>
          <table:table-cell table:formula="of:=IF(MOD(([.B45]+[.C45])-([.$F$4]+1);[.$D$4])=0;[.$D$4];MOD(([.B45]+[.C45])-([.$F$4]+1);[.$D$4]))" office:value-type="float" office:value="79" calcext:value-type="float">
            <text:p>79</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4" calcext:value-type="string">
            <text:p>4</text:p>
          </table:table-cell>
          <table:table-cell table:formula="of:=FIND([.A46];[.$D$33];1)" office:value-type="float" office:value="6" calcext:value-type="float">
            <text:p>6</text:p>
          </table:table-cell>
          <table:table-cell table:formula="of:=FIND(MID([.$A$28];[.$A$6]+11;1);[.$D$33];1)" office:value-type="float" office:value="54" calcext:value-type="float">
            <text:p>54</text:p>
          </table:table-cell>
          <table:table-cell table:formula="of:=IF(MOD(([.B46]+[.C46])-([.$F$4]+1);[.$D$4])=0;[.$D$4];MOD(([.B46]+[.C46])-([.$F$4]+1);[.$D$4]))" office:value-type="float" office:value="48" calcext:value-type="float">
            <text:p>48</text:p>
          </table:table-cell>
          <table:table-cell table:formula="of:=IF([.D46]=0;MID([.$D$33];[.$D$4];1);IF([.D46]=[.$D$4];MID([.$D$33];[.$D$4];1);MID([.$D$33];[.D46];1)))" office:value-type="string" office:string-value="f" calcext:value-type="string">
            <text:p>f</text:p>
          </table:table-cell>
          <table:table-cell table:number-columns-repeated="1019"/>
        </table:table-row>
        <table:table-row table:style-name="ro1">
          <table:table-cell table:formula="of:=MID([.$A$35];12;1)" office:value-type="string" office:string-value="x" calcext:value-type="string">
            <text:p>x</text:p>
          </table:table-cell>
          <table:table-cell table:formula="of:=FIND([.A47];[.$D$33];1)" office:value-type="float" office:value="3" calcext:value-type="float">
            <text:p>3</text:p>
          </table:table-cell>
          <table:table-cell table:formula="of:=FIND(MID([.$A$28];[.$A$6]+12;1);[.$D$33];1)" office:value-type="float" office:value="17" calcext:value-type="float">
            <text:p>17</text:p>
          </table:table-cell>
          <table:table-cell table:formula="of:=IF(MOD(([.B47]+[.C47])-([.$F$4]+1);[.$D$4])=0;[.$D$4];MOD(([.B47]+[.C47])-([.$F$4]+1);[.$D$4]))" office:value-type="float" office:value="8" calcext:value-type="float">
            <text:p>8</text:p>
          </table:table-cell>
          <table:table-cell table:formula="of:=IF([.D47]=0;MID([.$D$33];[.$D$4];1);IF([.D47]=[.$D$4];MID([.$D$33];[.$D$4];1);MID([.$D$33];[.D47];1)))" office:value-type="string" office:string-value="7" calcext:value-type="string">
            <text:p>7</text:p>
          </table:table-cell>
          <table:table-cell table:number-columns-repeated="1019"/>
        </table:table-row>
        <table:table-row table:style-name="ro1">
          <table:table-cell table:formula="of:=MID([.$A$35];13;1)" office:value-type="string" office:string-value="R" calcext:value-type="string">
            <text:p>R</text:p>
          </table:table-cell>
          <table:table-cell table:formula="of:=FIND([.A48];[.$D$33];1)" office:value-type="float" office:value="12" calcext:value-type="float">
            <text:p>12</text:p>
          </table:table-cell>
          <table:table-cell table:formula="of:=FIND(MID([.$A$28];[.$A$6]+13;1);[.$D$33];1)" office:value-type="float" office:value="2" calcext:value-type="float">
            <text:p>2</text:p>
          </table:table-cell>
          <table:table-cell table:formula="of:=IF(MOD(([.B48]+[.C48])-([.$F$4]+1);[.$D$4])=0;[.$D$4];MOD(([.B48]+[.C48])-([.$F$4]+1);[.$D$4]))" office:value-type="float" office:value="2" calcext:value-type="float">
            <text:p>2</text:p>
          </table:table-cell>
          <table:table-cell table:formula="of:=IF([.D48]=0;MID([.$D$33];[.$D$4];1);IF([.D48]=[.$D$4];MID([.$D$33];[.$D$4];1);MID([.$D$33];[.D48];1)))" office:value-type="string" office:string-value="M" calcext:value-type="string">
            <text:p>M</text:p>
          </table:table-cell>
          <table:table-cell table:number-columns-repeated="1019"/>
        </table:table-row>
        <table:table-row table:style-name="ro1">
          <table:table-cell table:formula="of:=MID([.$A$35];14;1)" office:value-type="string" office:string-value="E" calcext:value-type="string">
            <text:p>E</text:p>
          </table:table-cell>
          <table:table-cell table:formula="of:=FIND([.A49];[.$D$33];1)" office:value-type="float" office:value="82" calcext:value-type="float">
            <text:p>82</text:p>
          </table:table-cell>
          <table:table-cell table:formula="of:=FIND(MID([.$A$28];[.$A$6]+14;1);[.$D$33];1)" office:value-type="float" office:value="52" calcext:value-type="float">
            <text:p>52</text:p>
          </table:table-cell>
          <table:table-cell table:formula="of:=IF(MOD(([.B49]+[.C49])-([.$F$4]+1);[.$D$4])=0;[.$D$4];MOD(([.B49]+[.C49])-([.$F$4]+1);[.$D$4]))" office:value-type="float" office:value="29" calcext:value-type="float">
            <text:p>29</text:p>
          </table:table-cell>
          <table:table-cell table:formula="of:=IF([.D49]=0;MID([.$D$33];[.$D$4];1);IF([.D49]=[.$D$4];MID([.$D$33];[.$D$4];1);MID([.$D$33];[.D49];1)))" office:value-type="string" office:string-value="O" calcext:value-type="string">
            <text:p>O</text:p>
          </table:table-cell>
          <table:table-cell table:number-columns-repeated="1019"/>
        </table:table-row>
        <table:table-row table:style-name="ro1">
          <table:table-cell table:formula="of:=MID([.$A$35];15;1)" office:value-type="string" office:string-value="J" calcext:value-type="string">
            <text:p>J</text:p>
          </table:table-cell>
          <table:table-cell table:formula="of:=FIND([.A50];[.$D$33];1)" office:value-type="float" office:value="26" calcext:value-type="float">
            <text:p>26</text:p>
          </table:table-cell>
          <table:table-cell table:formula="of:=FIND(MID([.$A$28];[.$A$6]+15;1);[.$D$33];1)" office:value-type="float" office:value="56" calcext:value-type="float">
            <text:p>56</text:p>
          </table:table-cell>
          <table:table-cell table:formula="of:=IF(MOD(([.B50]+[.C50])-([.$F$4]+1);[.$D$4])=0;[.$D$4];MOD(([.B50]+[.C50])-([.$F$4]+1);[.$D$4]))" office:value-type="float" office:value="70" calcext:value-type="float">
            <text:p>70</text:p>
          </table:table-cell>
          <table:table-cell table:formula="of:=IF([.D50]=0;MID([.$D$33];[.$D$4];1);IF([.D50]=[.$D$4];MID([.$D$33];[.$D$4];1);MID([.$D$33];[.D50];1)))" office:value-type="string" office:string-value="$" calcext:value-type="string">
            <text:p>$</text:p>
          </table:table-cell>
          <table:table-cell table:number-columns-repeated="1019"/>
        </table:table-row>
        <table:table-row table:style-name="ro1">
          <table:table-cell table:formula="of:=MID([.$A$35];16;1)" office:value-type="string" office:string-value="5" calcext:value-type="string">
            <text:p>5</text:p>
          </table:table-cell>
          <table:table-cell table:formula="of:=FIND([.A51];[.$D$33];1)" office:value-type="float" office:value="81" calcext:value-type="float">
            <text:p>81</text:p>
          </table:table-cell>
          <table:table-cell table:formula="of:=FIND(MID([.$A$28];[.$A$6]+16;1);[.$D$33];1)" office:value-type="float" office:value="46" calcext:value-type="float">
            <text:p>46</text:p>
          </table:table-cell>
          <table:table-cell table:formula="of:=IF(MOD(([.B51]+[.C51])-([.$F$4]+1);[.$D$4])=0;[.$D$4];MOD(([.B51]+[.C51])-([.$F$4]+1);[.$D$4]))" office:value-type="float" office:value="22" calcext:value-type="float">
            <text:p>22</text:p>
          </table:table-cell>
          <table:table-cell table:formula="of:=IF([.D51]=0;MID([.$D$33];[.$D$4];1);IF([.D51]=[.$D$4];MID([.$D$33];[.$D$4];1);MID([.$D$33];[.D51];1)))" office:value-type="string" office:string-value="F" calcext:value-type="string">
            <text:p>F</text:p>
          </table:table-cell>
          <table:table-cell table:number-columns-repeated="1019"/>
        </table:table-row>
        <table:table-row table:style-name="ro1">
          <table:table-cell table:style-name="ce28" table:formula="of:=COM.MICROSOFT.CONCAT([.$E$36];[.$E$37];[.$E$38];[.$E$39];[.$E$40];[.$E$41];[.$E$42];[.$E$43];[.$E$44];[.$E$45];[.$E$46];[.$E$47];[.$E$48];[.$E$49];[.$E$50];[.$E$51])" office:value-type="string" office:string-value="w7v\$%\Or%f7MO$F" calcext:value-type="string">
            <text:p>w7v\$%\Or%f7MO$F</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ElfUBF~?B-ET~8(A#Beautiful#MindA#Beautiful#Mind" calcext:value-type="string">
            <text:p>aElfUBF~?B-ET~8(A#Beautiful#MindA#Beautiful#Mind</text:p>
          </table:table-cell>
          <table:table-cell table:style-name="ce27" table:formula="of:=COM.MICROSOFT.CONCAT( &quot;  OTP SIZE=  &quot;;LEN([.A53]))"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LMxr34678vsR9:&lt;'#]=&gt;@FGHIJKNOPSTUVWXYZ[^_`abcdefhB?iklmnopqt" calcext:value-type="string">
            <text:p>LMxr34678vsR9:&lt;'#]=&gt;@FGHIJKNOPSTUVWXYZ[^_`abcdefhB?iklmnopqt</text:p>
          </table:table-cell>
          <table:table-cell table:style-name="ce28" table:formula="of:=IF([.$G$3]=0;RIGHT([.$D$33];LEN([.$D$33])-[.$G$4]);LEFT([.$D$33];LEN([.$D$33])-[.$G$4]))" office:value-type="string" office:string-value="wyz{|}~!&quot;$&amp;()*+,-Q%A5EuCDjg./012\" calcext:value-type="string">
            <text:p>wyz{|}~!"$&amp;()*+,-Q%A5EuCDjg./012\</text:p>
          </table:table-cell>
          <table:table-cell table:style-name="ce28" table:formula="of:=IF([.$G$3]=0;COM.MICROSOFT.CONCAT([.C55];[.B55]);COM.MICROSOFT.CONCAT([.C56];[.B56]))" office:value-type="string" office:string-value="wyz{|}~!&quot;$&amp;()*+,-Q%A5EuCDjg./012\LMxr34678vsR9:&lt;'#]=&gt;@FGHIJKNOPSTUVWXYZ[^_`abcdefhB?iklmnopqt" calcext:value-type="string">
            <text:p>wyz{|}~!"$&amp;()*+,-Q%A5EuCDjg./012\LMxr34678vsR9:&lt;'#]=&gt;@FGHIJKNOPSTUVWXYZ[^_`abcdefhB?iklmnopqt</text:p>
          </table:table-cell>
          <table:table-cell table:style-name="Default"/>
          <table:table-cell table:number-columns-repeated="1019"/>
        </table:table-row>
        <table:table-row table:style-name="ro1">
          <table:table-cell/>
          <table:table-cell table:style-name="ce28" table:formula="of:=LEFT([.$D$33];LEN([.$D$33])-[.$G$4])" office:value-type="string" office:string-value="LMxr34678vsR9:&lt;'#]=&gt;@FGHIJKNOPSTU" calcext:value-type="string">
            <text:p>LMxr34678vsR9:&lt;'#]=&gt;@FGHIJKNOPSTU</text:p>
          </table:table-cell>
          <table:table-cell table:style-name="ce28" table:formula="of:=RIGHT([.$D$33];[.$G$4])" office:value-type="string" office:string-value="VWXYZ[^_`abcdefhB?iklmnopqtwyz{|}~!&quot;$&amp;()*+,-Q%A5EuCDjg./012\" calcext:value-type="string">
            <text:p>VWXYZ[^_`abcdefhB?iklmnopqtwyz{|}~!"$&amp;()*+,-Q%A5EuCDjg./012\</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N" calcext:value-type="string">
            <text:p>N</text:p>
          </table:table-cell>
          <table:table-cell/>
          <table:table-cell table:style-name="ce28" table:formula="of:=IF([.$G$3]=0;COM.MICROSOFT.CONCAT([.B57];REPLACE([.D55];([.$G$4]+1);1;&quot;&quot;));COM.MICROSOFT.CONCAT(REPLACE([.D55];([.$G$4]+1);1;&quot;&quot;);[.B57]))" office:value-type="string" office:string-value="Nwyz{|}~!&quot;$&amp;()*+,-Q%A5EuCDjg./012\LMxr34678vsR9:&lt;'#]=&gt;@FGHIJKOPSTUVWXYZ[^_`abcdefhB?iklmnopqt" calcext:value-type="string">
            <text:p>Nwyz{|}~!"$&amp;()*+,-Q%A5EuCDjg./012\LMxr34678vsR9:&lt;'#]=&gt;@FGHIJKOPSTUVWXYZ[^_`abcdefhB?iklmnopqt</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C&amp;KH" calcext:value-type="string">
            <text:p>C&amp;KH</text:p>
          </table:table-cell>
          <table:table-cell table:style-name="ce28" table:formula="of:=IF([.$F$4]&lt;[.$E$4];REPLACE([.D57];[.$E$4]+1;1;&quot;&quot;);REPLACE([.D57];[.$F$4]+1;1;&quot;&quot;))" office:value-type="string" office:string-value="Nwyz{|}~!&quot;$&amp;()*+,-Q%A5EuDjg./012\LMxr34678vsR9:&lt;'#]=&gt;@FGHIJKOPSTUVWXYZ[^_`abcdefhB?iklmnopqt" calcext:value-type="string">
            <text:p>Nwyz{|}~!"$&amp;()*+,-Q%A5EuDjg./012\LMxr34678vsR9:&lt;'#]=&gt;@FGHIJKOPSTUVWXYZ[^_`abcdefhB?iklmnopqt</text:p>
          </table:table-cell>
          <table:table-cell table:formula="of:=COM.MICROSOFT.CONCAT([.B58];[.K66])" office:value-type="string" office:string-value="C&amp;KHNwyz{|}~!&quot;$()*+,-Q%A5EuDjg./012\LMxr34678vsR9:&lt;'#]=&gt;@FGIJOPSTUVWXYZ[^_`abcdefhB?iklmnopqt" calcext:value-type="string">
            <text:p>C&amp;KHNwyz{|}~!"$()*+,-Q%A5EuDjg./012\LMxr34678vsR9:&lt;'#]=&gt;@FGIJOPSTUVWXYZ[^_`abcdefhB?iklmnopqt</text:p>
          </table:table-cell>
          <table:table-cell table:style-name="Default"/>
          <table:table-cell table:number-columns-repeated="4"/>
          <table:table-cell table:style-name="ce28" table:formula="of:=MID([.$D$57];[.$E$4]+1;1)" office:value-type="string" office:string-value="C" calcext:value-type="string">
            <text:p>C</text:p>
          </table:table-cell>
          <table:table-cell table:style-name="ce28" table:formula="of:=REPLACE([.$D$57];[.$E$4]+1;1;&quot; &quot;)" office:value-type="string" office:string-value="Nwyz{|}~!&quot;$&amp;()*+,-Q%A5Eu Djg./012\LMxr34678vsR9:&lt;'#]=&gt;@FGHIJKOPSTUVWXYZ[^_`abcdefhB?iklmnopqt" calcext:value-type="string">
            <text:p>Nwyz{|}~!"$&amp;()*+,-Q%A5Eu Djg./012\LMxr34678vsR9:&lt;'#]=&gt;@FGHIJKOPSTUVWXYZ[^_`abcdefhB?iklmnopqt</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K" calcext:value-type="string">
            <text:p>K</text:p>
          </table:table-cell>
          <table:table-cell table:style-name="ce28" table:formula="of:=IF([.$F$4]&lt;[.$E$4];REPLACE([.C58];[.$F$4]+1;1;&quot;&quot;);REPLACE([.C58];[.$E$4]+1;1;&quot;&quot;))" office:value-type="string" office:string-value="Nwyz{|}~!&quot;$()*+,-Q%A5EuDjg./012\LMxr34678vsR9:&lt;'#]=&gt;@FGHIJKOPSTUVWXYZ[^_`abcdefhB?iklmnopqt" calcext:value-type="string">
            <text:p>Nwyz{|}~!"$()*+,-Q%A5EuDjg./012\LMxr34678vsR9:&lt;'#]=&gt;@FGHIJKOPSTUVWXYZ[^_`abcdefhB?iklmnopqt</text:p>
          </table:table-cell>
          <table:table-cell/>
          <table:table-cell table:style-name="Default"/>
          <table:table-cell table:number-columns-repeated="4"/>
          <table:table-cell table:formula="of:=COM.MICROSOFT.CONCAT([.J58];MID([.K58];[.$F$4]+1;1))" office:value-type="string" office:string-value="C&amp;" calcext:value-type="string">
            <text:p>C&amp;</text:p>
          </table:table-cell>
          <table:table-cell table:style-name="ce28" table:formula="of:=REPLACE([.$K58];[.$F$4]+1;1;&quot; &quot;)" office:value-type="string" office:string-value="Nwyz{|}~!&quot;$ ()*+,-Q%A5Eu Djg./012\LMxr34678vsR9:&lt;'#]=&gt;@FGHIJKOPSTUVWXYZ[^_`abcdefhB?iklmnopqt" calcext:value-type="string">
            <text:p>Nwyz{|}~!"$ ()*+,-Q%A5Eu Djg./012\LMxr34678vsR9:&lt;'#]=&gt;@FGHIJKOPSTUVWXYZ[^_`abcdefhB?iklmnopqt</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w7v\$%\Or%f7MO$F" calcext:value-type="string">
            <text:p>w7v\$%\Or%f7MO$F</text:p>
          </table:table-cell>
          <table:table-cell table:formula="of:=COM.MICROSOFT.CONCAT(&quot;'&quot;;[.A60];&quot;'&quot;;&quot; A23 char positions in D21&quot;)" office:value-type="string" office:string-value="'w7v\$%\Or%f7MO$F' A23 char positions in D21" calcext:value-type="string">
            <text:p>'w7v\$%\Or%f7MO$F' A23 char positions in D21</text:p>
          </table:table-cell>
          <table:table-cell table:formula="of:=COM.MICROSOFT.CONCAT(&quot;'&quot;;MID([.$A$53];[.$A$6]+1;[.$A$6]);&quot;'&quot;;&quot; OTP  char positions in D58&quot;)" office:value-type="string" office:string-value="'A#Beautiful#Mind' OTP  char positions in D58" calcext:value-type="string">
            <text:p>'A#Beautiful#Mind' OTP <text:s/>char positions in D58</text:p>
          </table:table-cell>
          <table:table-cell/>
          <table:table-cell table:style-name="Default"/>
          <table:table-cell table:number-columns-repeated="4"/>
          <table:table-cell table:formula="of:=COM.MICROSOFT.CONCAT([.J59];MID([.$K59];[.$G$4]+1;1))" office:value-type="string" office:string-value="C&amp;K" calcext:value-type="string">
            <text:p>C&amp;K</text:p>
          </table:table-cell>
          <table:table-cell table:style-name="ce28" table:formula="of:=REPLACE([.$K59];[.$G$4]+1;1;&quot; &quot;)" office:value-type="string" office:string-value="Nwyz{|}~!&quot;$ ()*+,-Q%A5Eu Djg./012\LMxr34678vsR9:&lt;'#]=&gt;@FGHIJ OPSTUVWXYZ[^_`abcdefhB?iklmnopqt" calcext:value-type="string">
            <text:p>Nwyz{|}~!"$ ()*+,-Q%A5Eu Djg./012\LMxr34678vsR9:&lt;'#]=&gt;@FGHIJ OPSTUVWXYZ[^_`abcdefhB?iklmnopqt</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w" calcext:value-type="string">
            <text:p>w</text:p>
          </table:table-cell>
          <table:table-cell table:formula="of:=FIND([.A61];[.$D$58];1)" office:value-type="float" office:value="6" calcext:value-type="float">
            <text:p>6</text:p>
          </table:table-cell>
          <table:table-cell table:formula="of:=FIND(MID([.$A$53];[.$A$6]+1;1);[.$D$58];1)" office:value-type="float" office:value="24" calcext:value-type="float">
            <text:p>24</text:p>
          </table:table-cell>
          <table:table-cell table:formula="of:=IF(MOD(([.B61]+[.C61])-([.$G$4]+1);[.$D$4])=0;[.$D$4];MOD(([.B61]+[.C61])-([.$G$4]+1);[.$D$4]))" office:value-type="float" office:value="62" calcext:value-type="float">
            <text:p>62</text:p>
          </table:table-cell>
          <table:table-cell table:formula="of:=IF([.D61]=0;MID([.$D$58];[.$D$4];1);IF([.D61]=[.$D$4];MID([.$D$58];[.$D$4];1);MID([.$D$58];[.D61];1)))" office:value-type="string" office:string-value="O" calcext:value-type="string">
            <text:p>O</text:p>
          </table:table-cell>
          <table:table-cell table:number-columns-repeated="4"/>
          <table:table-cell table:formula="of:=COM.MICROSOFT.CONCAT([.J60];MID([.$K60];[.$H$4]+1;1))" office:value-type="string" office:string-value="C&amp;KH" calcext:value-type="string">
            <text:p>C&amp;KH</text:p>
          </table:table-cell>
          <table:table-cell table:style-name="ce28" table:formula="of:=REPLACE([.$K60];[.$H$4]+1;1;&quot; &quot;)" office:value-type="string" office:string-value="Nwyz{|}~!&quot;$ ()*+,-Q%A5Eu Djg./012\LMxr34678vsR9:&lt;'#]=&gt;@FG IJ OPSTUVWXYZ[^_`abcdefhB?iklmnopqt" calcext:value-type="string">
            <text:p>Nwyz{|}~!"$ ()*+,-Q%A5Eu Djg./012\LMxr34678vsR9:&lt;'#]=&gt;@FG IJ OPSTUVWXYZ[^_`abcdefhB?iklmnopqt</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7" calcext:value-type="string">
            <text:p>7</text:p>
          </table:table-cell>
          <table:table-cell table:formula="of:=FIND([.A62];[.$D$58];1)" office:value-type="float" office:value="44" calcext:value-type="float">
            <text:p>44</text:p>
          </table:table-cell>
          <table:table-cell table:formula="of:=FIND(MID([.$A$53];[.$A$6]+2;1);[.$D$58];1)" office:value-type="float" office:value="53" calcext:value-type="float">
            <text:p>53</text:p>
          </table:table-cell>
          <table:table-cell table:formula="of:=IF(MOD(([.B62]+[.C62])-([.$G$4]+1);[.$D$4])=0;[.$D$4];MOD(([.B62]+[.C62])-([.$G$4]+1);[.$D$4]))" office:value-type="float" office:value="36" calcext:value-type="float">
            <text:p>36</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v" calcext:value-type="string">
            <text:p>v</text:p>
          </table:table-cell>
          <table:table-cell table:formula="of:=FIND([.A63];[.$D$58];1)" office:value-type="float" office:value="46" calcext:value-type="float">
            <text:p>46</text:p>
          </table:table-cell>
          <table:table-cell table:formula="of:=FIND(MID([.$A$53];[.$A$6]+3;1);[.$D$58];1)" office:value-type="float" office:value="83" calcext:value-type="float">
            <text:p>83</text:p>
          </table:table-cell>
          <table:table-cell table:formula="of:=IF(MOD(([.B63]+[.C63])-([.$G$4]+1);[.$D$4])=0;[.$D$4];MOD(([.B63]+[.C63])-([.$G$4]+1);[.$D$4]))" office:value-type="float" office:value="68" calcext:value-type="float">
            <text:p>68</text:p>
          </table:table-cell>
          <table:table-cell table:formula="of:=IF([.D63]=0;MID([.$D$58];[.$D$4];1);IF([.D63]=[.$D$4];MID([.$D$58];[.$D$4];1);MID([.$D$58];[.D63];1)))" office:value-type="string" office:string-value="W" calcext:value-type="string">
            <text:p>W</text:p>
          </table:table-cell>
          <table:table-cell table:number-columns-repeated="5"/>
          <table:table-cell table:formula="of:=REPLACE([.K61];FIND(&quot; &quot;;[.K61];1);1;&quot;&quot;)" office:value-type="string" office:string-value="Nwyz{|}~!&quot;$()*+,-Q%A5Eu Djg./012\LMxr34678vsR9:&lt;'#]=&gt;@FG IJ OPSTUVWXYZ[^_`abcdefhB?iklmnopqt" calcext:value-type="string">
            <text:p>Nwyz{|}~!"$()*+,-Q%A5Eu Djg./012\LMxr34678vsR9:&lt;'#]=&gt;@FG IJ OPSTUVWXYZ[^_`abcdefhB?iklmnopqt</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36" calcext:value-type="float">
            <text:p>36</text:p>
          </table:table-cell>
          <table:table-cell table:formula="of:=FIND(MID([.$A$53];[.$A$6]+4;1);[.$D$58];1)" office:value-type="float" office:value="80" calcext:value-type="float">
            <text:p>80</text:p>
          </table:table-cell>
          <table:table-cell table:formula="of:=IF(MOD(([.B64]+[.C64])-([.$G$4]+1);[.$D$4])=0;[.$D$4];MOD(([.B64]+[.C64])-([.$G$4]+1);[.$D$4]))" office:value-type="float" office:value="55" calcext:value-type="float">
            <text:p>55</text:p>
          </table:table-cell>
          <table:table-cell table:formula="of:=IF([.D64]=0;MID([.$D$58];[.$D$4];1);IF([.D64]=[.$D$4];MID([.$D$58];[.$D$4];1);MID([.$D$58];[.D64];1)))" office:value-type="string" office:string-value="=" calcext:value-type="string">
            <text:p>=</text:p>
          </table:table-cell>
          <table:table-cell table:number-columns-repeated="5"/>
          <table:table-cell table:formula="of:=REPLACE([.K63];FIND(&quot; &quot;;[.K63];1);1;&quot;&quot;)" office:value-type="string" office:string-value="Nwyz{|}~!&quot;$()*+,-Q%A5EuDjg./012\LMxr34678vsR9:&lt;'#]=&gt;@FG IJ OPSTUVWXYZ[^_`abcdefhB?iklmnopqt" calcext:value-type="string">
            <text:p>Nwyz{|}~!"$()*+,-Q%A5EuDjg./012\LMxr34678vsR9:&lt;'#]=&gt;@FG IJ OPSTUVWXYZ[^_`abcdefhB?iklmnopqt</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15" calcext:value-type="float">
            <text:p>15</text:p>
          </table:table-cell>
          <table:table-cell table:formula="of:=FIND(MID([.$A$53];[.$A$6]+5;1);[.$D$58];1)" office:value-type="float" office:value="76" calcext:value-type="float">
            <text:p>76</text:p>
          </table:table-cell>
          <table:table-cell table:formula="of:=IF(MOD(([.B65]+[.C65])-([.$G$4]+1);[.$D$4])=0;[.$D$4];MOD(([.B65]+[.C65])-([.$G$4]+1);[.$D$4]))" office:value-type="float" office:value="30" calcext:value-type="float">
            <text:p>30</text:p>
          </table:table-cell>
          <table:table-cell table:formula="of:=IF([.D65]=0;MID([.$D$58];[.$D$4];1);IF([.D65]=[.$D$4];MID([.$D$58];[.$D$4];1);MID([.$D$58];[.D65];1)))" office:value-type="string" office:string-value="g" calcext:value-type="string">
            <text:p>g</text:p>
          </table:table-cell>
          <table:table-cell table:number-columns-repeated="5"/>
          <table:table-cell table:formula="of:=REPLACE([.K64];FIND(&quot; &quot;;[.K64];1);1;&quot;&quot;)" office:value-type="string" office:string-value="Nwyz{|}~!&quot;$()*+,-Q%A5EuDjg./012\LMxr34678vsR9:&lt;'#]=&gt;@FGIJ OPSTUVWXYZ[^_`abcdefhB?iklmnopqt" calcext:value-type="string">
            <text:p>Nwyz{|}~!"$()*+,-Q%A5EuDjg./012\LMxr34678vsR9:&lt;'#]=&gt;@FGIJ OPSTUVWXYZ[^_`abcdefhB?iklmnopqt</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23" calcext:value-type="float">
            <text:p>23</text:p>
          </table:table-cell>
          <table:table-cell table:formula="of:=FIND(MID([.$A$53];[.$A$6]+6;1);[.$D$58];1)" office:value-type="float" office:value="27" calcext:value-type="float">
            <text:p>27</text:p>
          </table:table-cell>
          <table:table-cell table:formula="of:=IF(MOD(([.B66]+[.C66])-([.$G$4]+1);[.$D$4])=0;[.$D$4];MOD(([.B66]+[.C66])-([.$G$4]+1);[.$D$4]))" office:value-type="float" office:value="82" calcext:value-type="float">
            <text:p>82</text:p>
          </table:table-cell>
          <table:table-cell table:formula="of:=IF([.D66]=0;MID([.$D$58];[.$D$4];1);IF([.D66]=[.$D$4];MID([.$D$58];[.$D$4];1);MID([.$D$58];[.D66];1)))" office:value-type="string" office:string-value="h" calcext:value-type="string">
            <text:p>h</text:p>
          </table:table-cell>
          <table:table-cell table:number-columns-repeated="5"/>
          <table:table-cell table:formula="of:=REPLACE([.K65];FIND(&quot; &quot;;[.K65];1);1;&quot;&quot;)" office:value-type="string" office:string-value="Nwyz{|}~!&quot;$()*+,-Q%A5EuDjg./012\LMxr34678vsR9:&lt;'#]=&gt;@FGIJOPSTUVWXYZ[^_`abcdefhB?iklmnopqt" calcext:value-type="string">
            <text:p>Nwyz{|}~!"$()*+,-Q%A5EuDjg./012\LMxr34678vsR9:&lt;'#]=&gt;@FGIJOPSTUVWXYZ[^_`abcdefhB?iklmnopqt</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 calcext:value-type="string">
            <text:p>\</text:p>
          </table:table-cell>
          <table:table-cell table:formula="of:=FIND([.A67];[.$D$58];1)" office:value-type="float" office:value="36" calcext:value-type="float">
            <text:p>36</text:p>
          </table:table-cell>
          <table:table-cell table:formula="of:=FIND(MID([.$A$53];[.$A$6]+7;1);[.$D$58];1)" office:value-type="float" office:value="93" calcext:value-type="float">
            <text:p>93</text:p>
          </table:table-cell>
          <table:table-cell table:formula="of:=IF(MOD(([.B67]+[.C67])-([.$G$4]+1);[.$D$4])=0;[.$D$4];MOD(([.B67]+[.C67])-([.$G$4]+1);[.$D$4]))" office:value-type="float" office:value="68" calcext:value-type="float">
            <text:p>68</text:p>
          </table:table-cell>
          <table:table-cell table:formula="of:=IF([.D67]=0;MID([.$D$58];[.$D$4];1);IF([.D67]=[.$D$4];MID([.$D$58];[.$D$4];1);MID([.$D$58];[.D67];1)))" office:value-type="string" office:string-value="W" calcext:value-type="string">
            <text:p>W</text:p>
          </table:table-cell>
          <table:table-cell table:number-columns-repeated="1019"/>
        </table:table-row>
        <table:table-row table:style-name="ro1">
          <table:table-cell table:formula="of:=MID([.A60];8;1)" office:value-type="string" office:string-value="O" calcext:value-type="string">
            <text:p>O</text:p>
          </table:table-cell>
          <table:table-cell table:formula="of:=FIND([.A68];[.$D$58];1)" office:value-type="float" office:value="62" calcext:value-type="float">
            <text:p>62</text:p>
          </table:table-cell>
          <table:table-cell table:formula="of:=FIND(MID([.$A$53];[.$A$6]+8;1);[.$D$58];1)" office:value-type="float" office:value="85" calcext:value-type="float">
            <text:p>85</text:p>
          </table:table-cell>
          <table:table-cell table:formula="of:=IF(MOD(([.B68]+[.C68])-([.$G$4]+1);[.$D$4])=0;[.$D$4];MOD(([.B68]+[.C68])-([.$G$4]+1);[.$D$4]))" office:value-type="float" office:value="86" calcext:value-type="float">
            <text:p>86</text:p>
          </table:table-cell>
          <table:table-cell table:formula="of:=IF([.D68]=0;MID([.$D$58];[.$D$4];1);IF([.D68]=[.$D$4];MID([.$D$58];[.$D$4];1);MID([.$D$58];[.D68];1)))" office:value-type="string" office:string-value="k" calcext:value-type="string">
            <text:p>k</text:p>
          </table:table-cell>
          <table:table-cell table:number-columns-repeated="1019"/>
        </table:table-row>
        <table:table-row table:style-name="ro1">
          <table:table-cell table:formula="of:=MID([.A60];9;1)" office:value-type="string" office:string-value="r" calcext:value-type="string">
            <text:p>r</text:p>
          </table:table-cell>
          <table:table-cell table:formula="of:=FIND([.A69];[.$D$58];1)" office:value-type="float" office:value="40" calcext:value-type="float">
            <text:p>40</text:p>
          </table:table-cell>
          <table:table-cell table:formula="of:=FIND(MID([.$A$53];[.$A$6]+9;1);[.$D$58];1)" office:value-type="float" office:value="81" calcext:value-type="float">
            <text:p>81</text:p>
          </table:table-cell>
          <table:table-cell table:formula="of:=IF(MOD(([.B69]+[.C69])-([.$G$4]+1);[.$D$4])=0;[.$D$4];MOD(([.B69]+[.C69])-([.$G$4]+1);[.$D$4]))" office:value-type="float" office:value="60" calcext:value-type="float">
            <text:p>60</text:p>
          </table:table-cell>
          <table:table-cell table:formula="of:=IF([.D69]=0;MID([.$D$58];[.$D$4];1);IF([.D69]=[.$D$4];MID([.$D$58];[.$D$4];1);MID([.$D$58];[.D69];1)))" office:value-type="string" office:string-value="I" calcext:value-type="string">
            <text:p>I</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23" calcext:value-type="float">
            <text:p>23</text:p>
          </table:table-cell>
          <table:table-cell table:formula="of:=FIND(MID([.$A$53];[.$A$6]+10;1);[.$D$58];1)" office:value-type="float" office:value="27" calcext:value-type="float">
            <text:p>27</text:p>
          </table:table-cell>
          <table:table-cell table:formula="of:=IF(MOD(([.B70]+[.C70])-([.$G$4]+1);[.$D$4])=0;[.$D$4];MOD(([.B70]+[.C70])-([.$G$4]+1);[.$D$4]))" office:value-type="float" office:value="82" calcext:value-type="float">
            <text:p>82</text:p>
          </table:table-cell>
          <table:table-cell table:formula="of:=IF([.D70]=0;MID([.$D$58];[.$D$4];1);IF([.D70]=[.$D$4];MID([.$D$58];[.$D$4];1);MID([.$D$58];[.D70];1)))" office:value-type="string" office:string-value="h" calcext:value-type="string">
            <text:p>h</text:p>
          </table:table-cell>
          <table:table-cell table:number-columns-repeated="1019"/>
        </table:table-row>
        <table:table-row table:style-name="ro1">
          <table:table-cell table:formula="of:=MID([.A60];11;1)" office:value-type="string" office:string-value="f" calcext:value-type="string">
            <text:p>f</text:p>
          </table:table-cell>
          <table:table-cell table:formula="of:=FIND([.A71];[.$D$58];1)" office:value-type="float" office:value="81" calcext:value-type="float">
            <text:p>81</text:p>
          </table:table-cell>
          <table:table-cell table:formula="of:=FIND(MID([.$A$53];[.$A$6]+11;1);[.$D$58];1)" office:value-type="float" office:value="87" calcext:value-type="float">
            <text:p>87</text:p>
          </table:table-cell>
          <table:table-cell table:formula="of:=IF(MOD(([.B71]+[.C71])-([.$G$4]+1);[.$D$4])=0;[.$D$4];MOD(([.B71]+[.C71])-([.$G$4]+1);[.$D$4]))" office:value-type="float" office:value="14" calcext:value-type="float">
            <text:p>14</text:p>
          </table:table-cell>
          <table:table-cell table:formula="of:=IF([.D71]=0;MID([.$D$58];[.$D$4];1);IF([.D71]=[.$D$4];MID([.$D$58];[.$D$4];1);MID([.$D$58];[.D71];1)))" office:value-type="string" office:string-value="&quot;" calcext:value-type="string">
            <text:p>"</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7" calcext:value-type="string">
            <text:p>7</text:p>
          </table:table-cell>
          <table:table-cell table:formula="of:=FIND([.A72];[.$D$58];1)" office:value-type="float" office:value="44" calcext:value-type="float">
            <text:p>44</text:p>
          </table:table-cell>
          <table:table-cell table:formula="of:=FIND(MID([.$A$53];[.$A$6]+12;1);[.$D$58];1)" office:value-type="float" office:value="53" calcext:value-type="float">
            <text:p>53</text:p>
          </table:table-cell>
          <table:table-cell table:formula="of:=IF(MOD(([.B72]+[.C72])-([.$G$4]+1);[.$D$4])=0;[.$D$4];MOD(([.B72]+[.C72])-([.$G$4]+1);[.$D$4]))" office:value-type="float" office:value="36" calcext:value-type="float">
            <text:p>36</text:p>
          </table:table-cell>
          <table:table-cell table:formula="of:=IF([.D72]=0;MID([.$D$58];[.$D$4];1);IF([.D72]=[.$D$4];MID([.$D$58];[.$D$4];1);MID([.$D$58];[.D72];1)))" office:value-type="string" office:string-value="\" calcext:value-type="string">
            <text:p>\</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M" calcext:value-type="string">
            <text:p>M</text:p>
          </table:table-cell>
          <table:table-cell table:formula="of:=FIND([.A73];[.$D$58];1)" office:value-type="float" office:value="38" calcext:value-type="float">
            <text:p>38</text:p>
          </table:table-cell>
          <table:table-cell table:formula="of:=FIND(MID([.$A$53];[.$A$6]+13;1);[.$D$58];1)" office:value-type="float" office:value="38" calcext:value-type="float">
            <text:p>38</text:p>
          </table:table-cell>
          <table:table-cell table:formula="of:=IF(MOD(([.B73]+[.C73])-([.$G$4]+1);[.$D$4])=0;[.$D$4];MOD(([.B73]+[.C73])-([.$G$4]+1);[.$D$4]))" office:value-type="float" office:value="15" calcext:value-type="float">
            <text:p>15</text:p>
          </table:table-cell>
          <table:table-cell table:formula="of:=IF([.D73]=0;MID([.$D$58];[.$D$4];1);IF([.D73]=[.$D$4];MID([.$D$58];[.$D$4];1);MID([.$D$58];[.D73];1)))" office:value-type="string" office:string-value="$" calcext:value-type="string">
            <text:p>$</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O" calcext:value-type="string">
            <text:p>O</text:p>
          </table:table-cell>
          <table:table-cell table:formula="of:=FIND([.A74];[.$D$58];1)" office:value-type="float" office:value="62" calcext:value-type="float">
            <text:p>62</text:p>
          </table:table-cell>
          <table:table-cell table:formula="of:=FIND(MID([.$A$53];[.$A$6]+14;1);[.$D$58];1)" office:value-type="float" office:value="85" calcext:value-type="float">
            <text:p>85</text:p>
          </table:table-cell>
          <table:table-cell table:formula="of:=IF(MOD(([.B74]+[.C74])-([.$G$4]+1);[.$D$4])=0;[.$D$4];MOD(([.B74]+[.C74])-([.$G$4]+1);[.$D$4]))" office:value-type="float" office:value="86" calcext:value-type="float">
            <text:p>86</text:p>
          </table:table-cell>
          <table:table-cell table:formula="of:=IF([.D74]=0;MID([.$D$58];[.$D$4];1);IF([.D74]=[.$D$4];MID([.$D$58];[.$D$4];1);MID([.$D$58];[.D74];1)))" office:value-type="string" office:string-value="k" calcext:value-type="string">
            <text:p>k</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 calcext:value-type="string">
            <text:p>$</text:p>
          </table:table-cell>
          <table:table-cell table:formula="of:=FIND([.A75];[.$D$58];1)" office:value-type="float" office:value="15" calcext:value-type="float">
            <text:p>15</text:p>
          </table:table-cell>
          <table:table-cell table:formula="of:=FIND(MID([.$A$53];[.$A$6]+15;1);[.$D$58];1)" office:value-type="float" office:value="89" calcext:value-type="float">
            <text:p>89</text:p>
          </table:table-cell>
          <table:table-cell table:formula="of:=IF(MOD(([.B75]+[.C75])-([.$G$4]+1);[.$D$4])=0;[.$D$4];MOD(([.B75]+[.C75])-([.$G$4]+1);[.$D$4]))" office:value-type="float" office:value="43" calcext:value-type="float">
            <text:p>43</text:p>
          </table:table-cell>
          <table:table-cell table:formula="of:=IF([.D75]=0;MID([.$D$58];[.$D$4];1);IF([.D75]=[.$D$4];MID([.$D$58];[.$D$4];1);MID([.$D$58];[.D75];1)))" office:value-type="string" office:string-value="6" calcext:value-type="string">
            <text:p>6</text:p>
          </table:table-cell>
          <table:table-cell table:number-columns-repeated="1019"/>
        </table:table-row>
        <table:table-row table:style-name="ro1">
          <table:table-cell table:formula="of:=MID([.A60];16;1)" office:value-type="string" office:string-value="F" calcext:value-type="string">
            <text:p>F</text:p>
          </table:table-cell>
          <table:table-cell table:formula="of:=FIND([.A76];[.$D$58];1)" office:value-type="float" office:value="58" calcext:value-type="float">
            <text:p>58</text:p>
          </table:table-cell>
          <table:table-cell table:formula="of:=FIND(MID([.$A$53];[.$A$6]+16;1);[.$D$58];1)" office:value-type="float" office:value="79" calcext:value-type="float">
            <text:p>79</text:p>
          </table:table-cell>
          <table:table-cell table:formula="of:=IF(MOD(([.B76]+[.C76])-([.$G$4]+1);[.$D$4])=0;[.$D$4];MOD(([.B76]+[.C76])-([.$G$4]+1);[.$D$4]))" office:value-type="float" office:value="76" calcext:value-type="float">
            <text:p>76</text:p>
          </table:table-cell>
          <table:table-cell table:formula="of:=IF([.D76]=0;MID([.$D$58];[.$D$4];1);IF([.D76]=[.$D$4];MID([.$D$58];[.$D$4];1);MID([.$D$58];[.D76];1)))" office:value-type="string" office:string-value="a" calcext:value-type="string">
            <text:p>a</text:p>
          </table:table-cell>
          <table:table-cell table:number-columns-repeated="1019"/>
        </table:table-row>
        <table:table-row table:style-name="ro1">
          <table:table-cell table:style-name="ce28" table:formula="of:=COM.MICROSOFT.CONCAT([.$E$61:.$E$76])" office:value-type="string" office:string-value="O\W=ghWkIh&quot;\$k6a" calcext:value-type="string">
            <text:p>O\W=ghWkIh"\$k6a</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aElfUBF~?B-ET~8(A#Beautiful#MindA#Beautiful#Mind" calcext:value-type="string">
            <text:p>aElfUBF~?B-ET~8(A#Beautiful#MindA#Beautiful#Mind</text:p>
          </table:table-cell>
          <table:table-cell table:style-name="ce27" table:formula="of:=COM.MICROSOFT.CONCAT( &quot;  OTP SIZE=  &quot;;LEN([.A78]))" office:value-type="string" office:string-value="  OTP SIZE=  48" calcext:value-type="string">
            <text:p><text:s text:c="2"/>OTP SIZE= <text:s/>4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LMxr34678vsR9:&lt;'#]=&gt;@FGIJOPSTUVWXYZ[^_`abcdefhB?iklmnopqt" calcext:value-type="string">
            <text:p>LMxr34678vsR9:&lt;'#]=&gt;@FGIJOPSTUVWXYZ[^_`abcdefhB?iklmnopqt</text:p>
          </table:table-cell>
          <table:table-cell table:style-name="ce28" table:formula="of:=IF([.$H$3]=0;RIGHT([.$D$58];LEN([.$D$58])-[.$H$4]);LEFT([.$D$58];LEN([.$D$58])-[.$H$4]))" office:value-type="string" office:string-value="C&amp;KHNwyz{|}~!&quot;$()*+,-Q%A5EuDjg./012\" calcext:value-type="string">
            <text:p>C&amp;KHNwyz{|}~!"$()*+,-Q%A5EuDjg./012\</text:p>
          </table:table-cell>
          <table:table-cell table:style-name="ce28" table:formula="of:=IF([.$H$3]=0;COM.MICROSOFT.CONCAT([.C80];[.B80]);COM.MICROSOFT.CONCAT([.C81];[.B81]))" office:value-type="string" office:string-value="LMxr34678vsR9:&lt;'#]=&gt;@FGIJOPSTUVWXYZ[^_`abcdefhB?iklmnopqtC&amp;KHNwyz{|}~!&quot;$()*+,-Q%A5EuDjg./012\" calcext:value-type="string">
            <text:p>LMxr34678vsR9:&lt;'#]=&gt;@FGIJOPSTUVWXYZ[^_`abcdefhB?iklmnopqtC&amp;KHNwyz{|}~!"$()*+,-Q%A5EuDjg./012\</text:p>
          </table:table-cell>
          <table:table-cell table:style-name="Default"/>
          <table:table-cell table:number-columns-repeated="1019"/>
        </table:table-row>
        <table:table-row table:style-name="ro1">
          <table:table-cell/>
          <table:table-cell table:style-name="ce28" table:formula="of:=LEFT([.$D$58];LEN([.$D$58])-[.$H$4])" office:value-type="string" office:string-value="C&amp;KHNwyz{|}~!&quot;$()*+,-Q%A5EuDjg./012\" calcext:value-type="string">
            <text:p>C&amp;KHNwyz{|}~!"$()*+,-Q%A5EuDjg./012\</text:p>
          </table:table-cell>
          <table:table-cell table:style-name="ce28" table:formula="of:=RIGHT([.$D$58];[.$H$4])" office:value-type="string" office:string-value="LMxr34678vsR9:&lt;'#]=&gt;@FGIJOPSTUVWXYZ[^_`abcdefhB?iklmnopqt" calcext:value-type="string">
            <text:p>LMxr34678vsR9:&lt;'#]=&gt;@FGIJOPSTUVWXYZ[^_`abcdefhB?iklmnopqt</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C" calcext:value-type="string">
            <text:p>C</text:p>
          </table:table-cell>
          <table:table-cell/>
          <table:table-cell table:style-name="ce28" table:formula="of:=IF([.$H$3]=0;COM.MICROSOFT.CONCAT([.B82];REPLACE([.D80];([.$H$4]+1);1;&quot;&quot;));COM.MICROSOFT.CONCAT(REPLACE([.D80];([.$H$4]+1);1;&quot;&quot;);[.B82]))" office:value-type="string" office:string-value="LMxr34678vsR9:&lt;'#]=&gt;@FGIJOPSTUVWXYZ[^_`abcdefhB?iklmnopqt&amp;KHNwyz{|}~!&quot;$()*+,-Q%A5EuDjg./012\C" calcext:value-type="string">
            <text:p>LMxr34678vsR9:&lt;'#]=&gt;@FGIJOPSTUVWXYZ[^_`abcdefhB?iklmnopqt&amp;KHNwyz{|}~!"$()*+,-Q%A5EuDjg./012\C</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JRN&amp;" calcext:value-type="string">
            <text:p>JRN&amp;</text:p>
          </table:table-cell>
          <table:table-cell table:style-name="ce28" table:formula="of:=IF([.$F$4]&lt;[.$E$4];REPLACE([.D82];[.$E$4]+1;1;&quot;&quot;);REPLACE([.D82];[.$F$4]+1;1;&quot;&quot;))" office:value-type="string" office:string-value="LMxr34678vsR9:&lt;'#]=&gt;@FGIOPSTUVWXYZ[^_`abcdefhB?iklmnopqt&amp;KHNwyz{|}~!&quot;$()*+,-Q%A5EuDjg./012\C" calcext:value-type="string">
            <text:p>LMxr34678vsR9:&lt;'#]=&gt;@FGIOPSTUVWXYZ[^_`abcdefhB?iklmnopqt&amp;KHNwyz{|}~!"$()*+,-Q%A5EuDjg./012\C</text:p>
          </table:table-cell>
          <table:table-cell table:formula="of:=COM.MICROSOFT.CONCAT([.B83];[.K91])" office:value-type="string" office:string-value="JRN&amp;LMxr34678vs9:&lt;'#]=&gt;@FGIOPSTUVWXYZ[^_`abcdefhB?iklmnopqtKHwyz{|}~!&quot;$()*+,-Q%A5EuDjg./012\C" calcext:value-type="string">
            <text:p>JRN&amp;LMxr34678vs9:&lt;'#]=&gt;@FGIOPSTUVWXYZ[^_`abcdefhB?iklmnopqtKHwyz{|}~!"$()*+,-Q%A5EuDjg./012\C</text:p>
          </table:table-cell>
          <table:table-cell table:style-name="Default"/>
          <table:table-cell table:number-columns-repeated="4"/>
          <table:table-cell table:style-name="ce28" table:formula="of:=MID([.$D$82];[.$E$4]+1;1)" office:value-type="string" office:string-value="J" calcext:value-type="string">
            <text:p>J</text:p>
          </table:table-cell>
          <table:table-cell table:style-name="ce28" table:formula="of:=REPLACE([.$D$82];[.$E$4]+1;1;&quot; &quot;)" office:value-type="string" office:string-value="LMxr34678vsR9:&lt;'#]=&gt;@FGI OPSTUVWXYZ[^_`abcdefhB?iklmnopqt&amp;KHNwyz{|}~!&quot;$()*+,-Q%A5EuDjg./012\C" calcext:value-type="string">
            <text:p>LMxr34678vsR9:&lt;'#]=&gt;@FGI OPSTUVWXYZ[^_`abcdefhB?iklmnopqt&amp;KHNwyz{|}~!"$()*+,-Q%A5EuDjg./012\C</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N" calcext:value-type="string">
            <text:p>N</text:p>
          </table:table-cell>
          <table:table-cell table:style-name="ce28" table:formula="of:=IF([.$F$4]&lt;[.$E$4];REPLACE([.C83];[.$F$4]+1;1;&quot;&quot;);REPLACE([.C83];[.$E$4]+1;1;&quot;&quot;))" office:value-type="string" office:string-value="LMxr34678vs9:&lt;'#]=&gt;@FGIOPSTUVWXYZ[^_`abcdefhB?iklmnopqt&amp;KHNwyz{|}~!&quot;$()*+,-Q%A5EuDjg./012\C" calcext:value-type="string">
            <text:p>LMxr34678vs9:&lt;'#]=&gt;@FGIOPSTUVWXYZ[^_`abcdefhB?iklmnopqt&amp;KHNwyz{|}~!"$()*+,-Q%A5EuDjg./012\C</text:p>
          </table:table-cell>
          <table:table-cell/>
          <table:table-cell table:style-name="Default"/>
          <table:table-cell table:number-columns-repeated="4"/>
          <table:table-cell table:formula="of:=COM.MICROSOFT.CONCAT([.J83];MID([.K83];[.$F$4]+1;1))" office:value-type="string" office:string-value="JR" calcext:value-type="string">
            <text:p>JR</text:p>
          </table:table-cell>
          <table:table-cell table:style-name="ce28" table:formula="of:=REPLACE([.$K83];[.$F$4]+1;1;&quot; &quot;)" office:value-type="string" office:string-value="LMxr34678vs 9:&lt;'#]=&gt;@FGI OPSTUVWXYZ[^_`abcdefhB?iklmnopqt&amp;KHNwyz{|}~!&quot;$()*+,-Q%A5EuDjg./012\C" calcext:value-type="string">
            <text:p>LMxr34678vs 9:&lt;'#]=&gt;@FGI OPSTUVWXYZ[^_`abcdefhB?iklmnopqt&amp;KHNwyz{|}~!"$()*+,-Q%A5EuDjg./012\C</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O\W=ghWkIh&quot;\$k6a" calcext:value-type="string">
            <text:p>O\W=ghWkIh"\$k6a</text:p>
          </table:table-cell>
          <table:table-cell table:formula="of:=COM.MICROSOFT.CONCAT(&quot;'&quot;;[.A85];&quot;'&quot;;&quot; A85 char positions in D83&quot;)" office:value-type="string" office:string-value="'O\W=ghWkIh&quot;\$k6a' A85 char positions in D83" calcext:value-type="string">
            <text:p>'O\W=ghWkIh"\$k6a' A85 char positions in D83</text:p>
          </table:table-cell>
          <table:table-cell table:formula="of:=COM.MICROSOFT.CONCAT(&quot;'&quot;;MID([.$A$78];[.$A$6]+1;[.$A$6]);&quot;'&quot;;&quot; OTP  char positions in D83&quot;)" office:value-type="string" office:string-value="'A#Beautiful#Mind' OTP  char positions in D83" calcext:value-type="string">
            <text:p>'A#Beautiful#Mind' OTP <text:s/>char positions in D83</text:p>
          </table:table-cell>
          <table:table-cell/>
          <table:table-cell table:style-name="Default"/>
          <table:table-cell table:number-columns-repeated="4"/>
          <table:table-cell table:formula="of:=COM.MICROSOFT.CONCAT([.J84];MID([.$K84];[.$G$4]+1;1))" office:value-type="string" office:string-value="JRN" calcext:value-type="string">
            <text:p>JRN</text:p>
          </table:table-cell>
          <table:table-cell table:style-name="ce28" table:formula="of:=REPLACE([.$K84];[.$G$4]+1;1;&quot; &quot;)" office:value-type="string" office:string-value="LMxr34678vs 9:&lt;'#]=&gt;@FGI OPSTUVWXYZ[^_`abcdefhB?iklmnopqt&amp;KH wyz{|}~!&quot;$()*+,-Q%A5EuDjg./012\C" calcext:value-type="string">
            <text:p>LMxr34678vs 9:&lt;'#]=&gt;@FGI OPSTUVWXYZ[^_`abcdefhB?iklmnopqt&amp;KH wyz{|}~!"$()*+,-Q%A5EuDjg./012\C</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O" calcext:value-type="string">
            <text:p>O</text:p>
          </table:table-cell>
          <table:table-cell table:formula="of:=FIND([.A86];[.$D$83];1)" office:value-type="float" office:value="28" calcext:value-type="float">
            <text:p>28</text:p>
          </table:table-cell>
          <table:table-cell table:formula="of:=FIND(MID([.$A$78];[.$A$6]+1;1);[.$D$83];1)" office:value-type="float" office:value="80" calcext:value-type="float">
            <text:p>80</text:p>
          </table:table-cell>
          <table:table-cell table:formula="of:=IF(MOD(([.B86]+[.C86])-([.$H$4]+1);[.$D$4])=0;[.$D$4];MOD(([.B86]+[.C86])-([.$H$4]+1);[.$D$4]))" office:value-type="float" office:value="50" calcext:value-type="float">
            <text:p>50</text:p>
          </table:table-cell>
          <table:table-cell table:formula="of:=IF([.D86]=0;MID([.$D$83];[.$D$4];1);IF([.D86]=[.$D$4];MID([.$D$83];[.$D$4];1);MID([.$D$83];[.D86];1)))" office:value-type="string" office:string-value="?" calcext:value-type="string">
            <text:p>?</text:p>
          </table:table-cell>
          <table:table-cell table:number-columns-repeated="4"/>
          <table:table-cell table:formula="of:=COM.MICROSOFT.CONCAT([.J85];MID([.$K85];[.$H$4]+1;1))" office:value-type="string" office:string-value="JRN&amp;" calcext:value-type="string">
            <text:p>JRN&amp;</text:p>
          </table:table-cell>
          <table:table-cell table:style-name="ce28" table:formula="of:=REPLACE([.$K85];[.$H$4]+1;1;&quot; &quot;)" office:value-type="string" office:string-value="LMxr34678vs 9:&lt;'#]=&gt;@FGI OPSTUVWXYZ[^_`abcdefhB?iklmnopqt KH wyz{|}~!&quot;$()*+,-Q%A5EuDjg./012\C" calcext:value-type="string">
            <text:p>LMxr34678vs 9:&lt;'#]=&gt;@FGI OPSTUVWXYZ[^_`abcdefhB?iklmnopqt KH wyz{|}~!"$()*+,-Q%A5EuDjg./012\C</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92" calcext:value-type="float">
            <text:p>92</text:p>
          </table:table-cell>
          <table:table-cell table:formula="of:=FIND(MID([.$A$78];[.$A$6]+2;1);[.$D$83];1)" office:value-type="float" office:value="20" calcext:value-type="float">
            <text:p>20</text:p>
          </table:table-cell>
          <table:table-cell table:formula="of:=IF(MOD(([.B87]+[.C87])-([.$H$4]+1);[.$D$4])=0;[.$D$4];MOD(([.B87]+[.C87])-([.$H$4]+1);[.$D$4]))" office:value-type="float" office:value="54" calcext:value-type="float">
            <text:p>54</text:p>
          </table:table-cell>
          <table:table-cell table:formula="of:=IF([.D87]=0;MID([.$D$83];[.$D$4];1);IF([.D87]=[.$D$4];MID([.$D$83];[.$D$4];1);MID([.$D$83];[.D87];1)))" office:value-type="string" office:string-value="m" calcext:value-type="string">
            <text:p>m</text:p>
          </table:table-cell>
          <table:table-cell table:number-columns-repeated="1019"/>
        </table:table-row>
        <table:table-row table:style-name="ro1">
          <table:table-cell table:formula="of:=MID([.A85];3;1)" office:value-type="string" office:string-value="W" calcext:value-type="string">
            <text:p>W</text:p>
          </table:table-cell>
          <table:table-cell table:formula="of:=FIND([.A88];[.$D$83];1)" office:value-type="float" office:value="34" calcext:value-type="float">
            <text:p>34</text:p>
          </table:table-cell>
          <table:table-cell table:formula="of:=FIND(MID([.$A$78];[.$A$6]+3;1);[.$D$83];1)" office:value-type="float" office:value="49" calcext:value-type="float">
            <text:p>49</text:p>
          </table:table-cell>
          <table:table-cell table:formula="of:=IF(MOD(([.B88]+[.C88])-([.$H$4]+1);[.$D$4])=0;[.$D$4];MOD(([.B88]+[.C88])-([.$H$4]+1);[.$D$4]))" office:value-type="float" office:value="25" calcext:value-type="float">
            <text:p>25</text:p>
          </table:table-cell>
          <table:table-cell table:formula="of:=IF([.D88]=0;MID([.$D$83];[.$D$4];1);IF([.D88]=[.$D$4];MID([.$D$83];[.$D$4];1);MID([.$D$83];[.D88];1)))" office:value-type="string" office:string-value="F" calcext:value-type="string">
            <text:p>F</text:p>
          </table:table-cell>
          <table:table-cell table:number-columns-repeated="5"/>
          <table:table-cell table:formula="of:=REPLACE([.K86];FIND(&quot; &quot;;[.K86];1);1;&quot;&quot;)" office:value-type="string" office:string-value="LMxr34678vs9:&lt;'#]=&gt;@FGI OPSTUVWXYZ[^_`abcdefhB?iklmnopqt KH wyz{|}~!&quot;$()*+,-Q%A5EuDjg./012\C" calcext:value-type="string">
            <text:p>LMxr34678vs9:&lt;'#]=&gt;@FGI OPSTUVWXYZ[^_`abcdefhB?iklmnopqt KH wyz{|}~!"$()*+,-Q%A5EuDjg./012\C</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 calcext:value-type="string">
            <text:p>=</text:p>
          </table:table-cell>
          <table:table-cell table:formula="of:=FIND([.A89];[.$D$83];1)" office:value-type="float" office:value="22" calcext:value-type="float">
            <text:p>22</text:p>
          </table:table-cell>
          <table:table-cell table:formula="of:=FIND(MID([.$A$78];[.$A$6]+4;1);[.$D$83];1)" office:value-type="float" office:value="46" calcext:value-type="float">
            <text:p>46</text:p>
          </table:table-cell>
          <table:table-cell table:formula="of:=IF(MOD(([.B89]+[.C89])-([.$H$4]+1);[.$D$4])=0;[.$D$4];MOD(([.B89]+[.C89])-([.$H$4]+1);[.$D$4]))" office:value-type="float" office:value="10" calcext:value-type="float">
            <text:p>10</text:p>
          </table:table-cell>
          <table:table-cell table:formula="of:=IF([.D89]=0;MID([.$D$83];[.$D$4];1);IF([.D89]=[.$D$4];MID([.$D$83];[.$D$4];1);MID([.$D$83];[.D89];1)))" office:value-type="string" office:string-value="4" calcext:value-type="string">
            <text:p>4</text:p>
          </table:table-cell>
          <table:table-cell table:number-columns-repeated="5"/>
          <table:table-cell table:formula="of:=REPLACE([.K88];FIND(&quot; &quot;;[.K88];1);1;&quot;&quot;)" office:value-type="string" office:string-value="LMxr34678vs9:&lt;'#]=&gt;@FGIOPSTUVWXYZ[^_`abcdefhB?iklmnopqt KH wyz{|}~!&quot;$()*+,-Q%A5EuDjg./012\C" calcext:value-type="string">
            <text:p>LMxr34678vs9:&lt;'#]=&gt;@FGIOPSTUVWXYZ[^_`abcdefhB?iklmnopqt KH wyz{|}~!"$()*+,-Q%A5EuDjg./012\C</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g" calcext:value-type="string">
            <text:p>g</text:p>
          </table:table-cell>
          <table:table-cell table:formula="of:=FIND([.A90];[.$D$83];1)" office:value-type="float" office:value="86" calcext:value-type="float">
            <text:p>86</text:p>
          </table:table-cell>
          <table:table-cell table:formula="of:=FIND(MID([.$A$78];[.$A$6]+5;1);[.$D$83];1)" office:value-type="float" office:value="42" calcext:value-type="float">
            <text:p>42</text:p>
          </table:table-cell>
          <table:table-cell table:formula="of:=IF(MOD(([.B90]+[.C90])-([.$H$4]+1);[.$D$4])=0;[.$D$4];MOD(([.B90]+[.C90])-([.$H$4]+1);[.$D$4]))" office:value-type="float" office:value="70" calcext:value-type="float">
            <text:p>70</text:p>
          </table:table-cell>
          <table:table-cell table:formula="of:=IF([.D90]=0;MID([.$D$83];[.$D$4];1);IF([.D90]=[.$D$4];MID([.$D$83];[.$D$4];1);MID([.$D$83];[.D90];1)))" office:value-type="string" office:string-value="&quot;" calcext:value-type="string">
            <text:p>"</text:p>
          </table:table-cell>
          <table:table-cell table:number-columns-repeated="5"/>
          <table:table-cell table:formula="of:=REPLACE([.K89];FIND(&quot; &quot;;[.K89];1);1;&quot;&quot;)" office:value-type="string" office:string-value="LMxr34678vs9:&lt;'#]=&gt;@FGIOPSTUVWXYZ[^_`abcdefhB?iklmnopqtKH wyz{|}~!&quot;$()*+,-Q%A5EuDjg./012\C" calcext:value-type="string">
            <text:p>LMxr34678vs9:&lt;'#]=&gt;@FGIOPSTUVWXYZ[^_`abcdefhB?iklmnopqtKH wyz{|}~!"$()*+,-Q%A5EuDjg./012\C</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h" calcext:value-type="string">
            <text:p>h</text:p>
          </table:table-cell>
          <table:table-cell table:formula="of:=FIND([.A91];[.$D$83];1)" office:value-type="float" office:value="48" calcext:value-type="float">
            <text:p>48</text:p>
          </table:table-cell>
          <table:table-cell table:formula="of:=FIND(MID([.$A$78];[.$A$6]+6;1);[.$D$83];1)" office:value-type="float" office:value="83" calcext:value-type="float">
            <text:p>83</text:p>
          </table:table-cell>
          <table:table-cell table:formula="of:=IF(MOD(([.B91]+[.C91])-([.$H$4]+1);[.$D$4])=0;[.$D$4];MOD(([.B91]+[.C91])-([.$H$4]+1);[.$D$4]))" office:value-type="float" office:value="73" calcext:value-type="float">
            <text:p>73</text:p>
          </table:table-cell>
          <table:table-cell table:formula="of:=IF([.D91]=0;MID([.$D$83];[.$D$4];1);IF([.D91]=[.$D$4];MID([.$D$83];[.$D$4];1);MID([.$D$83];[.D91];1)))" office:value-type="string" office:string-value=")" calcext:value-type="string">
            <text:p>)</text:p>
          </table:table-cell>
          <table:table-cell table:number-columns-repeated="5"/>
          <table:table-cell table:formula="of:=REPLACE([.K90];FIND(&quot; &quot;;[.K90];1);1;&quot;&quot;)" office:value-type="string" office:string-value="LMxr34678vs9:&lt;'#]=&gt;@FGIOPSTUVWXYZ[^_`abcdefhB?iklmnopqtKHwyz{|}~!&quot;$()*+,-Q%A5EuDjg./012\C" calcext:value-type="string">
            <text:p>LMxr34678vs9:&lt;'#]=&gt;@FGIOPSTUVWXYZ[^_`abcdefhB?iklmnopqtKHwyz{|}~!"$()*+,-Q%A5EuDjg./012\C</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W" calcext:value-type="string">
            <text:p>W</text:p>
          </table:table-cell>
          <table:table-cell table:formula="of:=FIND([.A92];[.$D$83];1)" office:value-type="float" office:value="34" calcext:value-type="float">
            <text:p>34</text:p>
          </table:table-cell>
          <table:table-cell table:formula="of:=FIND(MID([.$A$78];[.$A$6]+7;1);[.$D$83];1)" office:value-type="float" office:value="59" calcext:value-type="float">
            <text:p>59</text:p>
          </table:table-cell>
          <table:table-cell table:formula="of:=IF(MOD(([.B92]+[.C92])-([.$H$4]+1);[.$D$4])=0;[.$D$4];MOD(([.B92]+[.C92])-([.$H$4]+1);[.$D$4]))" office:value-type="float" office:value="35" calcext:value-type="float">
            <text:p>35</text:p>
          </table:table-cell>
          <table:table-cell table:formula="of:=IF([.D92]=0;MID([.$D$83];[.$D$4];1);IF([.D92]=[.$D$4];MID([.$D$83];[.$D$4];1);MID([.$D$83];[.D92];1)))" office:value-type="string" office:string-value="X" calcext:value-type="string">
            <text:p>X</text:p>
          </table:table-cell>
          <table:table-cell table:number-columns-repeated="1019"/>
        </table:table-row>
        <table:table-row table:style-name="ro1">
          <table:table-cell table:formula="of:=MID([.A85];8;1)" office:value-type="string" office:string-value="k" calcext:value-type="string">
            <text:p>k</text:p>
          </table:table-cell>
          <table:table-cell table:formula="of:=FIND([.A93];[.$D$83];1)" office:value-type="float" office:value="52" calcext:value-type="float">
            <text:p>52</text:p>
          </table:table-cell>
          <table:table-cell table:formula="of:=FIND(MID([.$A$78];[.$A$6]+8;1);[.$D$83];1)" office:value-type="float" office:value="51" calcext:value-type="float">
            <text:p>51</text:p>
          </table:table-cell>
          <table:table-cell table:formula="of:=IF(MOD(([.B93]+[.C93])-([.$H$4]+1);[.$D$4])=0;[.$D$4];MOD(([.B93]+[.C93])-([.$H$4]+1);[.$D$4]))" office:value-type="float" office:value="45" calcext:value-type="float">
            <text:p>45</text:p>
          </table:table-cell>
          <table:table-cell table:formula="of:=IF([.D93]=0;MID([.$D$83];[.$D$4];1);IF([.D93]=[.$D$4];MID([.$D$83];[.$D$4];1);MID([.$D$83];[.D93];1)))" office:value-type="string" office:string-value="d" calcext:value-type="string">
            <text:p>d</text:p>
          </table:table-cell>
          <table:table-cell table:number-columns-repeated="1019"/>
        </table:table-row>
        <table:table-row table:style-name="ro1">
          <table:table-cell table:formula="of:=MID([.A85];9;1)" office:value-type="string" office:string-value="I" calcext:value-type="string">
            <text:p>I</text:p>
          </table:table-cell>
          <table:table-cell table:formula="of:=FIND([.A94];[.$D$83];1)" office:value-type="float" office:value="27" calcext:value-type="float">
            <text:p>27</text:p>
          </table:table-cell>
          <table:table-cell table:formula="of:=FIND(MID([.$A$78];[.$A$6]+9;1);[.$D$83];1)" office:value-type="float" office:value="47" calcext:value-type="float">
            <text:p>47</text:p>
          </table:table-cell>
          <table:table-cell table:formula="of:=IF(MOD(([.B94]+[.C94])-([.$H$4]+1);[.$D$4])=0;[.$D$4];MOD(([.B94]+[.C94])-([.$H$4]+1);[.$D$4]))" office:value-type="float" office:value="16" calcext:value-type="float">
            <text:p>16</text:p>
          </table:table-cell>
          <table:table-cell table:formula="of:=IF([.D94]=0;MID([.$D$83];[.$D$4];1);IF([.D94]=[.$D$4];MID([.$D$83];[.$D$4];1);MID([.$D$83];[.D94];1)))" office:value-type="string" office:string-value="9" calcext:value-type="string">
            <text:p>9</text:p>
          </table:table-cell>
          <table:table-cell table:number-columns-repeated="1019"/>
        </table:table-row>
        <table:table-row table:style-name="ro1">
          <table:table-cell table:formula="of:=MID([.A85];10;1)" office:value-type="string" office:string-value="h" calcext:value-type="string">
            <text:p>h</text:p>
          </table:table-cell>
          <table:table-cell table:formula="of:=FIND([.A95];[.$D$83];1)" office:value-type="float" office:value="48" calcext:value-type="float">
            <text:p>48</text:p>
          </table:table-cell>
          <table:table-cell table:formula="of:=FIND(MID([.$A$78];[.$A$6]+10;1);[.$D$83];1)" office:value-type="float" office:value="83" calcext:value-type="float">
            <text:p>83</text:p>
          </table:table-cell>
          <table:table-cell table:formula="of:=IF(MOD(([.B95]+[.C95])-([.$H$4]+1);[.$D$4])=0;[.$D$4];MOD(([.B95]+[.C95])-([.$H$4]+1);[.$D$4]))" office:value-type="float" office:value="73" calcext:value-type="float">
            <text:p>73</text:p>
          </table:table-cell>
          <table:table-cell table:formula="of:=IF([.D95]=0;MID([.$D$83];[.$D$4];1);IF([.D95]=[.$D$4];MID([.$D$83];[.$D$4];1);MID([.$D$83];[.D95];1)))" office:value-type="string" office:string-value=")" calcext:value-type="string">
            <text:p>)</text:p>
          </table:table-cell>
          <table:table-cell table:number-columns-repeated="1019"/>
        </table:table-row>
        <table:table-row table:style-name="ro1">
          <table:table-cell table:formula="of:=MID([.A85];11;1)" office:value-type="string" office:string-value="&quot;" calcext:value-type="string">
            <text:p>"</text:p>
          </table:table-cell>
          <table:table-cell table:formula="of:=FIND([.A96];[.$D$83];1)" office:value-type="float" office:value="70" calcext:value-type="float">
            <text:p>70</text:p>
          </table:table-cell>
          <table:table-cell table:formula="of:=FIND(MID([.$A$78];[.$A$6]+11;1);[.$D$83];1)" office:value-type="float" office:value="53" calcext:value-type="float">
            <text:p>53</text:p>
          </table:table-cell>
          <table:table-cell table:formula="of:=IF(MOD(([.B96]+[.C96])-([.$H$4]+1);[.$D$4])=0;[.$D$4];MOD(([.B96]+[.C96])-([.$H$4]+1);[.$D$4]))" office:value-type="float" office:value="65" calcext:value-type="float">
            <text:p>65</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92" calcext:value-type="float">
            <text:p>92</text:p>
          </table:table-cell>
          <table:table-cell table:formula="of:=FIND(MID([.$A$78];[.$A$6]+12;1);[.$D$83];1)" office:value-type="float" office:value="20" calcext:value-type="float">
            <text:p>20</text:p>
          </table:table-cell>
          <table:table-cell table:formula="of:=IF(MOD(([.B97]+[.C97])-([.$H$4]+1);[.$D$4])=0;[.$D$4];MOD(([.B97]+[.C97])-([.$H$4]+1);[.$D$4]))" office:value-type="float" office:value="54" calcext:value-type="float">
            <text:p>54</text:p>
          </table:table-cell>
          <table:table-cell table:formula="of:=IF([.D97]=0;MID([.$D$83];[.$D$4];1);IF([.D97]=[.$D$4];MID([.$D$83];[.$D$4];1);MID([.$D$83];[.D97];1)))" office:value-type="string" office:string-value="m" calcext:value-type="string">
            <text:p>m</text:p>
          </table:table-cell>
          <table:table-cell table:number-columns-repeated="1019"/>
        </table:table-row>
        <table:table-row table:style-name="ro1">
          <table:table-cell table:formula="of:=MID([.A85];13;1)" office:value-type="string" office:string-value="$" calcext:value-type="string">
            <text:p>$</text:p>
          </table:table-cell>
          <table:table-cell table:formula="of:=FIND([.A98];[.$D$83];1)" office:value-type="float" office:value="71" calcext:value-type="float">
            <text:p>71</text:p>
          </table:table-cell>
          <table:table-cell table:formula="of:=FIND(MID([.$A$78];[.$A$6]+13;1);[.$D$83];1)" office:value-type="float" office:value="6" calcext:value-type="float">
            <text:p>6</text:p>
          </table:table-cell>
          <table:table-cell table:formula="of:=IF(MOD(([.B98]+[.C98])-([.$H$4]+1);[.$D$4])=0;[.$D$4];MOD(([.B98]+[.C98])-([.$H$4]+1);[.$D$4]))" office:value-type="float" office:value="19" calcext:value-type="float">
            <text:p>19</text:p>
          </table:table-cell>
          <table:table-cell table:formula="of:=IF([.D98]=0;MID([.$D$83];[.$D$4];1);IF([.D98]=[.$D$4];MID([.$D$83];[.$D$4];1);MID([.$D$83];[.D98];1)))" office:value-type="string" office:string-value="'" calcext:value-type="string">
            <text:p>'</text:p>
          </table:table-cell>
          <table:table-cell table:number-columns-repeated="1019"/>
        </table:table-row>
        <table:table-row table:style-name="ro1">
          <table:table-cell table:formula="of:=MID([.A85];14;1)" office:value-type="string" office:string-value="k" calcext:value-type="string">
            <text:p>k</text:p>
          </table:table-cell>
          <table:table-cell table:formula="of:=FIND([.A99];[.$D$83];1)" office:value-type="float" office:value="52" calcext:value-type="float">
            <text:p>52</text:p>
          </table:table-cell>
          <table:table-cell table:formula="of:=FIND(MID([.$A$78];[.$A$6]+14;1);[.$D$83];1)" office:value-type="float" office:value="51" calcext:value-type="float">
            <text:p>51</text:p>
          </table:table-cell>
          <table:table-cell table:formula="of:=IF(MOD(([.B99]+[.C99])-([.$H$4]+1);[.$D$4])=0;[.$D$4];MOD(([.B99]+[.C99])-([.$H$4]+1);[.$D$4]))" office:value-type="float" office:value="45" calcext:value-type="float">
            <text:p>45</text:p>
          </table:table-cell>
          <table:table-cell table:formula="of:=IF([.D99]=0;MID([.$D$83];[.$D$4];1);IF([.D99]=[.$D$4];MID([.$D$83];[.$D$4];1);MID([.$D$83];[.D99];1)))" office:value-type="string" office:string-value="d" calcext:value-type="string">
            <text:p>d</text:p>
          </table:table-cell>
          <table:table-cell table:number-columns-repeated="1019"/>
        </table:table-row>
        <table:table-row table:style-name="ro1">
          <table:table-cell table:formula="of:=MID([.A85];15;1)" office:value-type="string" office:string-value="6" calcext:value-type="string">
            <text:p>6</text:p>
          </table:table-cell>
          <table:table-cell table:formula="of:=FIND([.A100];[.$D$83];1)" office:value-type="float" office:value="11" calcext:value-type="float">
            <text:p>11</text:p>
          </table:table-cell>
          <table:table-cell table:formula="of:=FIND(MID([.$A$78];[.$A$6]+15;1);[.$D$83];1)" office:value-type="float" office:value="55" calcext:value-type="float">
            <text:p>55</text:p>
          </table:table-cell>
          <table:table-cell table:formula="of:=IF(MOD(([.B100]+[.C100])-([.$H$4]+1);[.$D$4])=0;[.$D$4];MOD(([.B100]+[.C100])-([.$H$4]+1);[.$D$4]))" office:value-type="float" office:value="8" calcext:value-type="float">
            <text:p>8</text:p>
          </table:table-cell>
          <table:table-cell table:formula="of:=IF([.D100]=0;MID([.$D$83];[.$D$4];1);IF([.D100]=[.$D$4];MID([.$D$83];[.$D$4];1);MID([.$D$83];[.D100];1)))" office:value-type="string" office:string-value="r" calcext:value-type="string">
            <text:p>r</text:p>
          </table:table-cell>
          <table:table-cell table:number-columns-repeated="1019"/>
        </table:table-row>
        <table:table-row table:style-name="ro1">
          <table:table-cell table:formula="of:=MID([.A85];16;1)" office:value-type="string" office:string-value="a" calcext:value-type="string">
            <text:p>a</text:p>
          </table:table-cell>
          <table:table-cell table:formula="of:=FIND([.A101];[.$D$83];1)" office:value-type="float" office:value="42" calcext:value-type="float">
            <text:p>42</text:p>
          </table:table-cell>
          <table:table-cell table:formula="of:=FIND(MID([.$A$78];[.$A$6]+16;1);[.$D$83];1)" office:value-type="float" office:value="45" calcext:value-type="float">
            <text:p>45</text:p>
          </table:table-cell>
          <table:table-cell table:formula="of:=IF(MOD(([.B101]+[.C101])-([.$H$4]+1);[.$D$4])=0;[.$D$4];MOD(([.B101]+[.C101])-([.$H$4]+1);[.$D$4]))" office:value-type="float" office:value="29" calcext:value-type="float">
            <text:p>29</text:p>
          </table:table-cell>
          <table:table-cell table:formula="of:=IF([.D101]=0;MID([.$D$83];[.$D$4];1);IF([.D101]=[.$D$4];MID([.$D$83];[.$D$4];1);MID([.$D$83];[.D101];1)))" office:value-type="string" office:string-value="P" calcext:value-type="string">
            <text:p>P</text:p>
          </table:table-cell>
          <table:table-cell table:number-columns-repeated="1019"/>
        </table:table-row>
        <table:table-row table:style-name="ro1">
          <table:table-cell table:style-name="ce28" table:formula="of:=COM.MICROSOFT.CONCAT([.$E$86];[.$E$87];[.$E$88];[.$E$89];[.$E$90];[.$E$91];[.$E$92];[.$E$93];[.$E$94];[.$E$95];[.$E$96];[.$E$97];[.$E$98];[.$E$99];[.$E$100];[.$E$101])" office:value-type="string" office:string-value="?mF4&quot;)Xd9){m'drP" calcext:value-type="string">
            <text:p>?mF4")Xd9){m'drP</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mF4&quot;)Xd9){m'drPaElfUBF~?B-ET~8(A#Beautiful#MindA#Beautiful#Mind" calcext:value-type="string">
            <text:p>?mF4")Xd9){m'drPaElfUBF~?B-ET~8(A#Beautiful#MindA#Beautiful#Mind</text:p>
          </table:table-cell>
          <table:table-cell table:style-name="ce27" table:formula="of:=COM.MICROSOFT.CONCAT( &quot;  OTP SIZE=  &quot;;LEN([.A10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
      <table:table table:name="Sheet3"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2.$D$83]" office:value-type="string" office:string-value="JRN&amp;LMxr34678vs9:&lt;'#]=&gt;@FGIOPSTUVWXYZ[^_`abcdefhB?iklmnopqtKHwyz{|}~!&quot;$()*+,-Q%A5EuDjg./012\C" calcext:value-type="string">
            <text:p>JRN&amp;LMxr34678vs9:&lt;'#]=&gt;@FGIOPSTUVWXYZ[^_`abcdefhB?iklmnopqtKHwyz{|}~!"$()*+,-Q%A5EuDjg./012\C</text:p>
          </table:table-cell>
          <table:table-cell table:style-name="ce23" table:formula="of:=[Sheet2.A102]" office:value-type="string" office:string-value="?mF4&quot;)Xd9){m'drP" calcext:value-type="string">
            <text:p>?mF4")Xd9){m'drP</text:p>
          </table:table-cell>
          <table:table-cell table:style-name="ce28"/>
          <table:table-cell/>
          <table:table-cell table:style-name="ce6" table:formula="of:=[Sheet2.E2]" office:value-type="float" office:value="24" calcext:value-type="float">
            <text:p>24</text:p>
          </table:table-cell>
          <table:table-cell table:style-name="ce6" table:formula="of:=[Sheet2.F2]" office:value-type="float" office:value="11" calcext:value-type="float">
            <text:p>11</text:p>
          </table:table-cell>
          <table:table-cell table:style-name="ce6" table:formula="of:=[Sheet2.G2]" office:value-type="float" office:value="60" calcext:value-type="float">
            <text:p>60</text:p>
          </table:table-cell>
          <table:table-cell table:style-name="ce6" table:formula="of:=[Sheet2.H2]" office:value-type="float" office:value="57" calcext:value-type="float">
            <text:p>57</text:p>
          </table:table-cell>
          <table:table-cell table:style-name="ce6" table:formula="of:=[Sheet2.I2]" office:value-type="float" office:value="0" calcext:value-type="float">
            <text:p>0</text:p>
          </table:table-cell>
          <table:table-cell table:number-columns-repeated="1015"/>
        </table:table-row>
        <table:table-row table:style-name="ro1">
          <table:table-cell table:style-name="ce27" table:formula="of:=[Sheet2.A103]" office:value-type="string" office:string-value="?mF4&quot;)Xd9){m'drPaElfUBF~?B-ET~8(A#Beautiful#MindA#Beautiful#Mind" calcext:value-type="string">
            <text:p>?mF4")Xd9){m'drPaElfUBF~?B-ET~8(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mF4&quot;)Xd9){m'drPaElfUBF~?B-ET~8(A#Beautiful#MindA#Beautiful#Mind" calcext:value-type="string">
            <text:p>?mF4")Xd9){m'drPaElfUBF~?B-ET~8(A#Beautiful#MindA#Beautiful#Mind</text:p>
          </table:table-cell>
          <table:table-cell table:style-name="ce17" table:formula="of:=[Sheet2.B4]" office:value-type="string" office:string-value="__!&quot;#$%&amp;'()*+,-./0" calcext:value-type="string">
            <text:p>__!"#$%&amp;'()*+,-./0</text:p>
          </table:table-cell>
          <table:table-cell/>
          <table:table-cell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JRN&amp;LMxr34678vs9:&lt;'#]=&gt;@" calcext:value-type="string">
            <text:p>JRN&amp;LMxr34678vs9:&lt;'#]=&gt;@</text:p>
          </table:table-cell>
          <table:table-cell table:formula="of:=IF([.$E$3]=0;RIGHT([.$A$2];[.$D$4]-[.$E$4]);LEFT([.$A$2];[.$D$4]-[.$E$4]))" office:value-type="string" office:string-value="FGIOPSTUVWXYZ[^_`abcdefhB?iklmnopqtKHwyz{|}~!&quot;$()*+,-Q%A5EuDjg./012\C" calcext:value-type="string">
            <text:p>FGIOPSTUVWXYZ[^_`abcdefhB?iklmnopqtKHwyz{|}~!"$()*+,-Q%A5EuDjg./012\C</text:p>
          </table:table-cell>
          <table:table-cell table:style-name="ce28" table:formula="of:=IF([.$E$3]=0;COM.MICROSOFT.CONCAT([.C5];[.B5]);COM.MICROSOFT.CONCAT([.C6];[.B6]))" office:value-type="string" office:string-value="FGIOPSTUVWXYZ[^_`abcdefhB?iklmnopqtKHwyz{|}~!&quot;$()*+,-Q%A5EuDjg./012\CJRN&amp;LMxr34678vs9:&lt;'#]=&gt;@" calcext:value-type="string">
            <text:p>FGIOPSTUVWXYZ[^_`abcdefhB?iklmnopqtKHwyz{|}~!"$()*+,-Q%A5EuDjg./012\CJRN&amp;LMxr34678vs9:&lt;'#]=&gt;@</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JRN&amp;LMxr34678vs9:&lt;'#]=&gt;@FGIOPSTUVWXYZ[^_`abcdefhB?iklmnopqtKHwyz{|}~!" calcext:value-type="string">
            <text:p>JRN&amp;LMxr34678vs9:&lt;'#]=&gt;@FGIOPSTUVWXYZ[^_`abcdefhB?iklmnopqtKHwyz{|}~!</text:p>
          </table:table-cell>
          <table:table-cell table:formula="of:=RIGHT([.$A$2];[.$E$4])" office:value-type="string" office:string-value="&quot;$()*+,-Q%A5EuDjg./012\C" calcext:value-type="string">
            <text:p>"$()*+,-Q%A5EuDjg./012\C</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B" calcext:value-type="string">
            <text:p>B</text:p>
          </table:table-cell>
          <table:table-cell/>
          <table:table-cell table:style-name="ce28" table:formula="of:=IF([.$E$3]=0;COM.MICROSOFT.CONCAT([.B7];REPLACE([.D5];([.$E$4]+1);1;&quot;&quot;));COM.MICROSOFT.CONCAT(REPLACE([.D5];([.$E$4]+1);1;&quot;&quot;);[.B7]))" office:value-type="string" office:string-value="BFGIOPSTUVWXYZ[^_`abcdefh?iklmnopqtKHwyz{|}~!&quot;$()*+,-Q%A5EuDjg./012\CJRN&amp;LMxr34678vs9:&lt;'#]=&gt;@" calcext:value-type="string">
            <text:p>BFGIOPSTUVWXYZ[^_`abcdefh?iklmnopqtKHwyz{|}~!"$()*+,-Q%A5EuDjg./012\CJRN&amp;LMxr34678vs9:&lt;'#]=&gt;@</text:p>
          </table:table-cell>
          <table:table-cell table:style-name="Default" office:value-type="string" calcext:value-type="string">
            <text:p><text:s/></text:p>
          </table:table-cell>
          <table:table-cell table:number-columns-repeated="5"/>
          <table:table-cell table:formula="of:=LEN([.K8])" office:value-type="float" office:value="93" calcext:value-type="float">
            <text:p>93</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hXjE" calcext:value-type="string">
            <text:p>hXjE</text:p>
          </table:table-cell>
          <table:table-cell table:formula="of:=IF([.$E$4]&lt;[.$F$4];REPLACE([.D7];[.$F$4]+1;1;&quot;&quot;);REPLACE([.D7];[.$E$4]+1;1;&quot;&quot;))" office:value-type="string" office:string-value="BFGIOPSTUVWXYZ[^_`abcdef?iklmnopqtKHwyz{|}~!&quot;$()*+,-Q%A5EuDjg./012\CJRN&amp;LMxr34678vs9:&lt;'#]=&gt;@" calcext:value-type="string">
            <text:p>BFGIOPSTUVWXYZ[^_`abcdef?iklmnopqtKHwyz{|}~!"$()*+,-Q%A5EuDjg./012\CJRN&amp;LMxr34678vs9:&lt;'#]=&gt;@</text:p>
          </table:table-cell>
          <table:table-cell table:formula="of:=COM.MICROSOFT.CONCAT([.B8];[.K16])" office:value-type="string" office:string-value="hXjEBFGIOPSTUVWYZ[^_`abcdef?iklmnopqtKHwyz{|}~!&quot;$()*+,-Q%A5uDg./012\CJRN&amp;LMxr34678vs9:&lt;'#]=&gt;@" calcext:value-type="string">
            <text:p>hXjEBFGIOPSTUVWYZ[^_`abcdef?iklmnopqtKHwyz{|}~!"$()*+,-Q%A5uDg./012\CJRN&amp;LMxr34678vs9:&lt;'#]=&gt;@</text:p>
          </table:table-cell>
          <table:table-cell table:style-name="Default" office:value-type="string" calcext:value-type="string">
            <text:p><text:s/></text:p>
          </table:table-cell>
          <table:table-cell table:number-columns-repeated="4"/>
          <table:table-cell table:style-name="ce28" table:formula="of:=MID([.$D$7];[.$E$4]+1;1)" office:value-type="string" office:string-value="h" calcext:value-type="string">
            <text:p>h</text:p>
          </table:table-cell>
          <table:table-cell table:style-name="ce28" table:formula="of:=REPLACE([.$D$7];[.$E$4]+1;1;&quot; &quot;)" office:value-type="string" office:string-value="BFGIOPSTUVWXYZ[^_`abcdef ?iklmnopqtKHwyz{|}~!&quot;$()*+,-Q%A5EuDjg./012\CJRN&amp;LMxr34678vs9:&lt;'#]=&gt;@" calcext:value-type="string">
            <text:p>BFGIOPSTUVWXYZ[^_`abcdef ?iklmnopqtKHwyz{|}~!"$()*+,-Q%A5EuDjg./012\CJRN&amp;LMxr34678vs9:&lt;'#]=&gt;@</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A$4]" office:value-type="string" office:string-value="?mF4&quot;)Xd9){m'drPaElfUBF~?B-ET~8(A#Beautiful#MindA#Beautiful#Mind" calcext:value-type="string">
            <text:p>?mF4")Xd9){m'drPaElfUBF~?B-ET~8(A#Beautiful#MindA#Beautiful#Mind</text:p>
          </table:table-cell>
          <table:table-cell table:formula="of:=MID([.D7];[.$E$4]+1;1)" office:value-type="string" office:string-value="h" calcext:value-type="string">
            <text:p>h</text:p>
          </table:table-cell>
          <table:table-cell table:formula="of:=IF([.$E$4]&lt;[.$F$4];REPLACE([.C8];[.$E$4]+1;1;&quot;&quot;);REPLACE([.C8];[.$F$4]+1;1;&quot;&quot;))" office:value-type="string" office:string-value="BFGIOPSTUVWYZ[^_`abcdef?iklmnopqtKHwyz{|}~!&quot;$()*+,-Q%A5EuDjg./012\CJRN&amp;LMxr34678vs9:&lt;'#]=&gt;@" calcext:value-type="string">
            <text:p>BFGIOPSTUVWYZ[^_`abcdef?iklmnopqtKHwyz{|}~!"$()*+,-Q%A5EuDjg./012\CJRN&amp;LMxr34678vs9:&lt;'#]=&gt;@</text:p>
          </table:table-cell>
          <table:table-cell/>
          <table:table-cell table:style-name="Default"/>
          <table:table-cell table:number-columns-repeated="4"/>
          <table:table-cell table:formula="of:=COM.MICROSOFT.CONCAT([.J8];MID([.D7];[.$F$4]+1;1))" office:value-type="string" office:string-value="hX" calcext:value-type="string">
            <text:p>hX</text:p>
          </table:table-cell>
          <table:table-cell table:style-name="ce28" table:formula="of:=REPLACE([.$K8];[.$F$4]+1;1;&quot; &quot;)" office:value-type="string" office:string-value="BFGIOPSTUVW YZ[^_`abcdef ?iklmnopqtKHwyz{|}~!&quot;$()*+,-Q%A5EuDjg./012\CJRN&amp;LMxr34678vs9:&lt;'#]=&gt;@" calcext:value-type="string">
            <text:p>BFGIOPSTUVW YZ[^_`abcdef ?iklmnopqtKHwyz{|}~!"$()*+,-Q%A5EuDjg./012\CJRN&amp;LMxr34678vs9:&lt;'#]=&gt;@</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Message A9 char positions in D8</text:p>
          </table:table-cell>
          <table:table-cell table:formula="of:=COM.MICROSOFT.CONCAT(&quot;'&quot;;MID([.$A$4];1;16);&quot;'&quot;;&quot;OTP char positions in D8&quot;)" office:value-type="string" office:string-value="'?mF4&quot;)Xd9){m'drP'OTP char positions in D8" calcext:value-type="string">
            <text:p>'?mF4")Xd9){m'drP'OTP char positions in D8</text:p>
          </table:table-cell>
          <table:table-cell/>
          <table:table-cell table:style-name="Default"/>
          <table:table-cell table:number-columns-repeated="4"/>
          <table:table-cell table:formula="of:=COM.MICROSOFT.CONCAT([.J9];MID([.$D7];[.$G$4]+1;1))" office:value-type="string" office:string-value="hXj" calcext:value-type="string">
            <text:p>hXj</text:p>
          </table:table-cell>
          <table:table-cell table:style-name="ce28" table:formula="of:=REPLACE([.$K9];[.$G$4]+1;1;&quot; &quot;)" office:value-type="string" office:string-value="BFGIOPSTUVW YZ[^_`abcdef ?iklmnopqtKHwyz{|}~!&quot;$()*+,-Q%A5EuD g./012\CJRN&amp;LMxr34678vs9:&lt;'#]=&gt;@" calcext:value-type="string">
            <text:p>BFGIOPSTUVW YZ[^_`abcdef ?iklmnopqtKHwyz{|}~!"$()*+,-Q%A5EuD g./012\CJRN&amp;LMxr34678vs9:&lt;'#]=&gt;@</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 calcext:value-type="string">
            <text:p>?</text:p>
          </table:table-cell>
          <table:table-cell table:formula="of:=FIND([.A11];[.$D$8];1)" office:value-type="float" office:value="28" calcext:value-type="float">
            <text:p>28</text:p>
          </table:table-cell>
          <table:table-cell table:formula="of:=FIND(MID([.$A$9];[.$A$6]+1;1);[.$D$8];1)" office:value-type="float" office:value="22" calcext:value-type="float">
            <text:p>22</text:p>
          </table:table-cell>
          <table:table-cell table:formula="of:=IF(MOD(([.B11]+[.C11])-([.$E$4]+1);[.$D$4])=0;[.$D$4];MOD(([.B11]+[.C11])-([.$E$4]+1);[.$D$4]))" office:value-type="float" office:value="25" calcext:value-type="float">
            <text:p>25</text:p>
          </table:table-cell>
          <table:table-cell table:formula="of:=IF([.D11]=0;MID([.$D$8];[.$D$4];1);IF([.D11]=[.$D$4];MID([.$D$8];[.$D$4];1);MID([.$D$8];[.D11];1)))" office:value-type="string" office:string-value="d" calcext:value-type="string">
            <text:p>d</text:p>
          </table:table-cell>
          <table:table-cell table:number-columns-repeated="4"/>
          <table:table-cell table:formula="of:=COM.MICROSOFT.CONCAT([.J10];MID([.$D7];[.$H$4]+1;1))" office:value-type="string" office:string-value="hXjE" calcext:value-type="string">
            <text:p>hXjE</text:p>
          </table:table-cell>
          <table:table-cell table:style-name="ce28" table:formula="of:=REPLACE([.$K10];[.$H$4]+1;1;&quot; &quot;)" office:value-type="string" office:string-value="BFGIOPSTUVW YZ[^_`abcdef ?iklmnopqtKHwyz{|}~!&quot;$()*+,-Q%A5 uD g./012\CJRN&amp;LMxr34678vs9:&lt;'#]=&gt;@" calcext:value-type="string">
            <text:p>BFGIOPSTUVW YZ[^_`abcdef ?iklmnopqtKHwyz{|}~!"$()*+,-Q%A5 uD g./012\CJRN&amp;LMxr34678vs9:&lt;'#]=&gt;@</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m" calcext:value-type="string">
            <text:p>m</text:p>
          </table:table-cell>
          <table:table-cell table:formula="of:=FIND([.A12];[.$D$8];1)" office:value-type="float" office:value="32" calcext:value-type="float">
            <text:p>32</text:p>
          </table:table-cell>
          <table:table-cell table:formula="of:=FIND(MID([.$A$9];[.$A$6]+2;1);[.$D$8];1)" office:value-type="float" office:value="4" calcext:value-type="float">
            <text:p>4</text:p>
          </table:table-cell>
          <table:table-cell table:formula="of:=IF(MOD(([.B12]+[.C12])-([.$E$4]+1);[.$D$4])=0;[.$D$4];MOD(([.B12]+[.C12])-([.$E$4]+1);[.$D$4]))" office:value-type="float" office:value="11" calcext:value-type="float">
            <text:p>11</text:p>
          </table:table-cell>
          <table:table-cell table:formula="of:=IF([.D12]=0;MID([.$D$8];[.$D$4];1);IF([.D12]=[.$D$4];MID([.$D$8];[.$D$4];1);MID([.$D$8];[.D12];1)))" office:value-type="string" office:string-value="S" calcext:value-type="string">
            <text:p>S</text:p>
          </table:table-cell>
          <table:table-cell table:number-columns-repeated="1019"/>
        </table:table-row>
        <table:table-row table:style-name="ro1">
          <table:table-cell table:formula="of:=MID([.$A$4];3;1)" office:value-type="string" office:string-value="F" calcext:value-type="string">
            <text:p>F</text:p>
          </table:table-cell>
          <table:table-cell table:formula="of:=FIND([.A13];[.$D$8];1)" office:value-type="float" office:value="6" calcext:value-type="float">
            <text:p>6</text:p>
          </table:table-cell>
          <table:table-cell table:formula="of:=FIND(MID([.$A$9];[.$A$6]+3;1);[.$D$8];1)" office:value-type="float" office:value="31" calcext:value-type="float">
            <text:p>31</text:p>
          </table:table-cell>
          <table:table-cell table:formula="of:=IF(MOD(([.B13]+[.C13])-([.$E$4]+1);[.$D$4])=0;[.$D$4];MOD(([.B13]+[.C13])-([.$E$4]+1);[.$D$4]))" office:value-type="float" office:value="12" calcext:value-type="float">
            <text:p>12</text:p>
          </table:table-cell>
          <table:table-cell table:formula="of:=IF([.D13]=0;MID([.$D$8];[.$D$4];1);IF([.D13]=[.$D$4];MID([.$D$8];[.$D$4];1);MID([.$D$8];[.D13];1)))" office:value-type="string" office:string-value="T" calcext:value-type="string">
            <text:p>T</text:p>
          </table:table-cell>
          <table:table-cell table:number-columns-repeated="5"/>
          <table:table-cell table:formula="of:=REPLACE([.K11];FIND(&quot; &quot;;[.K11];1);1;&quot;&quot;)" office:value-type="string" office:string-value="BFGIOPSTUVWYZ[^_`abcdef ?iklmnopqtKHwyz{|}~!&quot;$()*+,-Q%A5 uD g./012\CJRN&amp;LMxr34678vs9:&lt;'#]=&gt;@" calcext:value-type="string">
            <text:p>BFGIOPSTUVWYZ[^_`abcdef ?iklmnopqtKHwyz{|}~!"$()*+,-Q%A5 uD g./012\CJRN&amp;LMxr34678vs9:&lt;'#]=&gt;@</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4" calcext:value-type="string">
            <text:p>4</text:p>
          </table:table-cell>
          <table:table-cell table:formula="of:=FIND([.A14];[.$D$8];1)" office:value-type="float" office:value="79" calcext:value-type="float">
            <text:p>79</text:p>
          </table:table-cell>
          <table:table-cell table:formula="of:=FIND(MID([.$A$9];[.$A$6]+4;1);[.$D$8];1)" office:value-type="float" office:value="27" calcext:value-type="float">
            <text:p>27</text:p>
          </table:table-cell>
          <table:table-cell table:formula="of:=IF(MOD(([.B14]+[.C14])-([.$E$4]+1);[.$D$4])=0;[.$D$4];MOD(([.B14]+[.C14])-([.$E$4]+1);[.$D$4]))" office:value-type="float" office:value="81" calcext:value-type="float">
            <text:p>81</text:p>
          </table:table-cell>
          <table:table-cell table:formula="of:=IF([.D14]=0;MID([.$D$8];[.$D$4];1);IF([.D14]=[.$D$4];MID([.$D$8];[.$D$4];1);MID([.$D$8];[.D14];1)))" office:value-type="string" office:string-value="7" calcext:value-type="string">
            <text:p>7</text:p>
          </table:table-cell>
          <table:table-cell table:number-columns-repeated="5"/>
          <table:table-cell table:formula="of:=REPLACE([.K13];FIND(&quot; &quot;;[.K13];1);1;&quot;&quot;)" office:value-type="string" office:string-value="BFGIOPSTUVWYZ[^_`abcdef?iklmnopqtKHwyz{|}~!&quot;$()*+,-Q%A5 uD g./012\CJRN&amp;LMxr34678vs9:&lt;'#]=&gt;@" calcext:value-type="string">
            <text:p>BFGIOPSTUVWYZ[^_`abcdef?iklmnopqtKHwyz{|}~!"$()*+,-Q%A5 uD g./012\CJRN&amp;LMxr34678vs9:&lt;'#]=&gt;@</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quot;" calcext:value-type="string">
            <text:p>"</text:p>
          </table:table-cell>
          <table:table-cell table:formula="of:=FIND([.A15];[.$D$8];1)" office:value-type="float" office:value="48" calcext:value-type="float">
            <text:p>48</text:p>
          </table:table-cell>
          <table:table-cell table:formula="of:=FIND(MID([.$A$9];[.$A$6]+5;1);[.$D$8];1)" office:value-type="float" office:value="13" calcext:value-type="float">
            <text:p>13</text:p>
          </table:table-cell>
          <table:table-cell table:formula="of:=IF(MOD(([.B15]+[.C15])-([.$E$4]+1);[.$D$4])=0;[.$D$4];MOD(([.B15]+[.C15])-([.$E$4]+1);[.$D$4]))" office:value-type="float" office:value="36" calcext:value-type="float">
            <text:p>36</text:p>
          </table:table-cell>
          <table:table-cell table:formula="of:=IF([.D15]=0;MID([.$D$8];[.$D$4];1);IF([.D15]=[.$D$4];MID([.$D$8];[.$D$4];1);MID([.$D$8];[.D15];1)))" office:value-type="string" office:string-value="q" calcext:value-type="string">
            <text:p>q</text:p>
          </table:table-cell>
          <table:table-cell table:number-columns-repeated="5"/>
          <table:table-cell table:formula="of:=REPLACE([.K14];FIND(&quot; &quot;;[.K14];1);1;&quot;&quot;)" office:value-type="string" office:string-value="BFGIOPSTUVWYZ[^_`abcdef?iklmnopqtKHwyz{|}~!&quot;$()*+,-Q%A5uD g./012\CJRN&amp;LMxr34678vs9:&lt;'#]=&gt;@" calcext:value-type="string">
            <text:p>BFGIOPSTUVWYZ[^_`abcdef?iklmnopqtKHwyz{|}~!"$()*+,-Q%A5uD g./012\CJRN&amp;LMxr34678vs9:&lt;'#]=&gt;@</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 calcext:value-type="string">
            <text:p>)</text:p>
          </table:table-cell>
          <table:table-cell table:formula="of:=FIND([.A16];[.$D$8];1)" office:value-type="float" office:value="51" calcext:value-type="float">
            <text:p>51</text:p>
          </table:table-cell>
          <table:table-cell table:formula="of:=FIND(MID([.$A$9];[.$A$6]+6;1);[.$D$8];1)" office:value-type="float" office:value="5" calcext:value-type="float">
            <text:p>5</text:p>
          </table:table-cell>
          <table:table-cell table:formula="of:=IF(MOD(([.B16]+[.C16])-([.$E$4]+1);[.$D$4])=0;[.$D$4];MOD(([.B16]+[.C16])-([.$E$4]+1);[.$D$4]))" office:value-type="float" office:value="31" calcext:value-type="float">
            <text:p>31</text:p>
          </table:table-cell>
          <table:table-cell table:formula="of:=IF([.D16]=0;MID([.$D$8];[.$D$4];1);IF([.D16]=[.$D$4];MID([.$D$8];[.$D$4];1);MID([.$D$8];[.D16];1)))" office:value-type="string" office:string-value="l" calcext:value-type="string">
            <text:p>l</text:p>
          </table:table-cell>
          <table:table-cell table:number-columns-repeated="5"/>
          <table:table-cell table:formula="of:=REPLACE([.K15];FIND(&quot; &quot;;[.K15];1);1;&quot;&quot;)" office:value-type="string" office:string-value="BFGIOPSTUVWYZ[^_`abcdef?iklmnopqtKHwyz{|}~!&quot;$()*+,-Q%A5uDg./012\CJRN&amp;LMxr34678vs9:&lt;'#]=&gt;@" calcext:value-type="string">
            <text:p>BFGIOPSTUVWYZ[^_`abcdef?iklmnopqtKHwyz{|}~!"$()*+,-Q%A5uDg./012\CJRN&amp;LMxr34678vs9:&lt;'#]=&gt;@</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X" calcext:value-type="string">
            <text:p>X</text:p>
          </table:table-cell>
          <table:table-cell table:formula="of:=FIND([.A17];[.$D$8];1)" office:value-type="float" office:value="2" calcext:value-type="float">
            <text:p>2</text:p>
          </table:table-cell>
          <table:table-cell table:formula="of:=FIND(MID([.$A$9];[.$A$6]+7;1);[.$D$8];1)" office:value-type="float" office:value="6" calcext:value-type="float">
            <text:p>6</text:p>
          </table:table-cell>
          <table:table-cell table:formula="of:=IF(MOD(([.B17]+[.C17])-([.$E$4]+1);[.$D$4])=0;[.$D$4];MOD(([.B17]+[.C17])-([.$E$4]+1);[.$D$4]))" office:value-type="float" office:value="76" calcext:value-type="float">
            <text:p>76</text:p>
          </table:table-cell>
          <table:table-cell table:formula="of:=IF([.D17]=0;MID([.$D$8];[.$D$4];1);IF([.D17]=[.$D$4];MID([.$D$8];[.$D$4];1);MID([.$D$8];[.D17];1)))" office:value-type="string" office:string-value="x" calcext:value-type="string">
            <text:p>x</text:p>
          </table:table-cell>
          <table:table-cell table:number-columns-repeated="1019"/>
        </table:table-row>
        <table:table-row table:style-name="ro1">
          <table:table-cell table:formula="of:=MID([.$A$4];8;1)" office:value-type="string" office:string-value="d" calcext:value-type="string">
            <text:p>d</text:p>
          </table:table-cell>
          <table:table-cell table:formula="of:=FIND([.A18];[.$D$8];1)" office:value-type="float" office:value="25" calcext:value-type="float">
            <text:p>25</text:p>
          </table:table-cell>
          <table:table-cell table:formula="of:=FIND(MID([.$A$9];[.$A$6]+8;1);[.$D$8];1)" office:value-type="float" office:value="46" calcext:value-type="float">
            <text:p>46</text:p>
          </table:table-cell>
          <table:table-cell table:formula="of:=IF(MOD(([.B18]+[.C18])-([.$E$4]+1);[.$D$4])=0;[.$D$4];MOD(([.B18]+[.C18])-([.$E$4]+1);[.$D$4]))" office:value-type="float" office:value="46" calcext:value-type="float">
            <text:p>46</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9" calcext:value-type="string">
            <text:p>9</text:p>
          </table:table-cell>
          <table:table-cell table:formula="of:=FIND([.A19];[.$D$8];1)" office:value-type="float" office:value="85" calcext:value-type="float">
            <text:p>85</text:p>
          </table:table-cell>
          <table:table-cell table:formula="of:=FIND(MID([.$A$9];[.$A$6]+9;1);[.$D$8];1)" office:value-type="float" office:value="28" calcext:value-type="float">
            <text:p>28</text:p>
          </table:table-cell>
          <table:table-cell table:formula="of:=IF(MOD(([.B19]+[.C19])-([.$E$4]+1);[.$D$4])=0;[.$D$4];MOD(([.B19]+[.C19])-([.$E$4]+1);[.$D$4]))" office:value-type="float" office:value="88" calcext:value-type="float">
            <text:p>88</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 calcext:value-type="string">
            <text:p>)</text:p>
          </table:table-cell>
          <table:table-cell table:formula="of:=FIND([.A20];[.$D$8];1)" office:value-type="float" office:value="51" calcext:value-type="float">
            <text:p>51</text:p>
          </table:table-cell>
          <table:table-cell table:formula="of:=FIND(MID([.$A$9];[.$A$6]+10;1);[.$D$8];1)" office:value-type="float" office:value="5" calcext:value-type="float">
            <text:p>5</text:p>
          </table:table-cell>
          <table:table-cell table:formula="of:=IF(MOD(([.B20]+[.C20])-([.$E$4]+1);[.$D$4])=0;[.$D$4];MOD(([.B20]+[.C20])-([.$E$4]+1);[.$D$4]))" office:value-type="float" office:value="31" calcext:value-type="float">
            <text:p>31</text:p>
          </table:table-cell>
          <table:table-cell table:formula="of:=IF([.D20]=0;MID([.$D$8];[.$D$4];1);IF([.D20]=[.$D$4];MID([.$D$8];[.$D$4];1);MID([.$D$8];[.D20];1)))" office:value-type="string" office:string-value="l" calcext:value-type="string">
            <text:p>l</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43" calcext:value-type="float">
            <text:p>43</text:p>
          </table:table-cell>
          <table:table-cell table:formula="of:=FIND(MID([.$A$9];[.$A$6]+11;1);[.$D$8];1)" office:value-type="float" office:value="55" calcext:value-type="float">
            <text:p>55</text:p>
          </table:table-cell>
          <table:table-cell table:formula="of:=IF(MOD(([.B21]+[.C21])-([.$E$4]+1);[.$D$4])=0;[.$D$4];MOD(([.B21]+[.C21])-([.$E$4]+1);[.$D$4]))" office:value-type="float" office:value="73" calcext:value-type="float">
            <text:p>73</text:p>
          </table:table-cell>
          <table:table-cell table:formula="of:=IF([.D21]=0;MID([.$D$8];[.$D$4];1);IF([.D21]=[.$D$4];MID([.$D$8];[.$D$4];1);MID([.$D$8];[.D21];1)))" office:value-type="string" office:string-value="&amp;" calcext:value-type="string">
            <text:p>&amp;</text:p>
          </table:table-cell>
          <table:table-cell table:number-columns-repeated="1019"/>
        </table:table-row>
        <table:table-row table:style-name="ro1">
          <table:table-cell table:formula="of:=MID([.$A$4];12;1)" office:value-type="string" office:string-value="m" calcext:value-type="string">
            <text:p>m</text:p>
          </table:table-cell>
          <table:table-cell table:formula="of:=FIND([.A22];[.$D$8];1)" office:value-type="float" office:value="32" calcext:value-type="float">
            <text:p>32</text:p>
          </table:table-cell>
          <table:table-cell table:formula="of:=FIND(MID([.$A$9];[.$A$6]+12;1);[.$D$8];1)" office:value-type="float" office:value="4" calcext:value-type="float">
            <text:p>4</text:p>
          </table:table-cell>
          <table:table-cell table:formula="of:=IF(MOD(([.B22]+[.C22])-([.$E$4]+1);[.$D$4])=0;[.$D$4];MOD(([.B22]+[.C22])-([.$E$4]+1);[.$D$4]))" office:value-type="float" office:value="11" calcext:value-type="float">
            <text:p>11</text:p>
          </table:table-cell>
          <table:table-cell table:formula="of:=IF([.D22]=0;MID([.$D$8];[.$D$4];1);IF([.D22]=[.$D$4];MID([.$D$8];[.$D$4];1);MID([.$D$8];[.D22];1)))" office:value-type="string" office:string-value="S" calcext:value-type="string">
            <text:p>S</text:p>
          </table:table-cell>
          <table:table-cell table:number-columns-repeated="1019"/>
        </table:table-row>
        <table:table-row table:style-name="ro1">
          <table:table-cell table:formula="of:=MID([.$A$4];13;1)" office:value-type="string" office:string-value="'" calcext:value-type="string">
            <text:p>'</text:p>
          </table:table-cell>
          <table:table-cell table:formula="of:=FIND([.A23];[.$D$8];1)" office:value-type="float" office:value="88" calcext:value-type="float">
            <text:p>88</text:p>
          </table:table-cell>
          <table:table-cell table:formula="of:=FIND(MID([.$A$9];[.$A$6]+13;1);[.$D$8];1)" office:value-type="float" office:value="12" calcext:value-type="float">
            <text:p>12</text:p>
          </table:table-cell>
          <table:table-cell table:formula="of:=IF(MOD(([.B23]+[.C23])-([.$E$4]+1);[.$D$4])=0;[.$D$4];MOD(([.B23]+[.C23])-([.$E$4]+1);[.$D$4]))" office:value-type="float" office:value="75" calcext:value-type="float">
            <text:p>75</text:p>
          </table:table-cell>
          <table:table-cell table:formula="of:=IF([.D23]=0;MID([.$D$8];[.$D$4];1);IF([.D23]=[.$D$4];MID([.$D$8];[.$D$4];1);MID([.$D$8];[.D23];1)))" office:value-type="string" office:string-value="M" calcext:value-type="string">
            <text:p>M</text:p>
          </table:table-cell>
          <table:table-cell table:number-columns-repeated="1019"/>
        </table:table-row>
        <table:table-row table:style-name="ro1">
          <table:table-cell table:formula="of:=MID([.$A$4];14;1)" office:value-type="string" office:string-value="d" calcext:value-type="string">
            <text:p>d</text:p>
          </table:table-cell>
          <table:table-cell table:formula="of:=FIND([.A24];[.$D$8];1)" office:value-type="float" office:value="25" calcext:value-type="float">
            <text:p>25</text:p>
          </table:table-cell>
          <table:table-cell table:formula="of:=FIND(MID([.$A$9];[.$A$6]+14;1);[.$D$8];1)" office:value-type="float" office:value="46" calcext:value-type="float">
            <text:p>46</text:p>
          </table:table-cell>
          <table:table-cell table:formula="of:=IF(MOD(([.B24]+[.C24])-([.$E$4]+1);[.$D$4])=0;[.$D$4];MOD(([.B24]+[.C24])-([.$E$4]+1);[.$D$4]))" office:value-type="float" office:value="46" calcext:value-type="float">
            <text:p>46</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r" calcext:value-type="string">
            <text:p>r</text:p>
          </table:table-cell>
          <table:table-cell table:formula="of:=FIND([.A25];[.$D$8];1)" office:value-type="float" office:value="77" calcext:value-type="float">
            <text:p>77</text:p>
          </table:table-cell>
          <table:table-cell table:formula="of:=FIND(MID([.$A$9];[.$A$6]+15;1);[.$D$8];1)" office:value-type="float" office:value="82" calcext:value-type="float">
            <text:p>82</text:p>
          </table:table-cell>
          <table:table-cell table:formula="of:=IF(MOD(([.B25]+[.C25])-([.$E$4]+1);[.$D$4])=0;[.$D$4];MOD(([.B25]+[.C25])-([.$E$4]+1);[.$D$4]))" office:value-type="float" office:value="41" calcext:value-type="float">
            <text:p>41</text:p>
          </table:table-cell>
          <table:table-cell table:formula="of:=IF([.D25]=0;MID([.$D$8];[.$D$4];1);IF([.D25]=[.$D$4];MID([.$D$8];[.$D$4];1);MID([.$D$8];[.D25];1)))" office:value-type="string" office:string-value="y" calcext:value-type="string">
            <text:p>y</text:p>
          </table:table-cell>
          <table:table-cell table:number-columns-repeated="1019"/>
        </table:table-row>
        <table:table-row table:style-name="ro1">
          <table:table-cell table:formula="of:=MID([.$A$4];16;1)" office:value-type="string" office:string-value="P" calcext:value-type="string">
            <text:p>P</text:p>
          </table:table-cell>
          <table:table-cell table:formula="of:=FIND([.A26];[.$D$8];1)" office:value-type="float" office:value="10" calcext:value-type="float">
            <text:p>10</text:p>
          </table:table-cell>
          <table:table-cell table:formula="of:=FIND(MID([.$A$9];[.$A$6]+16;1);[.$D$8];1)" office:value-type="float" office:value="50" calcext:value-type="float">
            <text:p>50</text:p>
          </table:table-cell>
          <table:table-cell table:formula="of:=IF(MOD(([.B26]+[.C26])-([.$E$4]+1);[.$D$4])=0;[.$D$4];MOD(([.B26]+[.C26])-([.$E$4]+1);[.$D$4]))" office:value-type="float" office:value="35" calcext:value-type="float">
            <text:p>35</text:p>
          </table:table-cell>
          <table:table-cell table:formula="of:=IF([.D26]=0;MID([.$D$8];[.$D$4];1);IF([.D26]=[.$D$4];MID([.$D$8];[.$D$4];1);MID([.$D$8];[.D26];1)))" office:value-type="string" office:string-value="p" calcext:value-type="string">
            <text:p>p</text:p>
          </table:table-cell>
          <table:table-cell table:number-columns-repeated="1019"/>
        </table:table-row>
        <table:table-row table:style-name="ro1">
          <table:table-cell table:style-name="ce28" table:formula="of:=COM.MICROSOFT.CONCAT([.$E$11];[.$E$12];[.$E$13];[.$E$14];[.$E$15];[.$E$16];[.$E$17];[.$E$18];[.$E$19];[.$E$20];[.$E$21];[.$E$22];[.$E$23];[.$E$24];[.$E$25];[.$E$26])" office:value-type="string" office:string-value="dST7qlx~'l&amp;SM~yp" calcext:value-type="string">
            <text:p>dST7qlx~'l&amp;SM~yp</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mF4&quot;)Xd9){m'drPaElfUBF~?B-ET~8(A#Beautiful#MindA#Beautiful#Mind" calcext:value-type="string">
            <text:p>?mF4")Xd9){m'dr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vs9:&lt;'#]=&gt;@" calcext:value-type="string">
            <text:p>vs9:&lt;'#]=&gt;@</text:p>
          </table:table-cell>
          <table:table-cell table:formula="of:=IF([.$F$3]=0;RIGHT([.$D$8];LEN([.$D$8])-[.$F$4]);LEFT([.$D$8];LEN([.$D$8])-[.$F$4]))" office:value-type="string" office:string-value="hXjEBFGIOPSTUVWYZ[^_`abcdef?iklmnopqtKHwyz{|}~!&quot;$()*+,-Q%A5uDg./012\CJRN&amp;LMxr34678" calcext:value-type="string">
            <text:p>hXjEBFGIOPSTUVWYZ[^_`abcdef?iklmnopqtKHwyz{|}~!"$()*+,-Q%A5uDg./012\CJRN&amp;LMxr34678</text:p>
          </table:table-cell>
          <table:table-cell table:style-name="ce28" table:formula="of:=IF([.$F$3]=0;COM.MICROSOFT.CONCAT([.C30];[.B30]);COM.MICROSOFT.CONCAT([.C31];[.B31]))" office:value-type="string" office:string-value="vs9:&lt;'#]=&gt;@hXjEBFGIOPSTUVWYZ[^_`abcdef?iklmnopqtKHwyz{|}~!&quot;$()*+,-Q%A5uDg./012\CJRN&amp;LMxr34678" calcext:value-type="string">
            <text:p>vs9:&lt;'#]=&gt;@hXjEBFGIOPSTUVWYZ[^_`abcdef?iklmnopqtKHwyz{|}~!"$()*+,-Q%A5uDg./012\CJRN&amp;LMxr34678</text:p>
          </table:table-cell>
          <table:table-cell table:style-name="Default"/>
          <table:table-cell table:number-columns-repeated="1019"/>
        </table:table-row>
        <table:table-row table:style-name="ro1">
          <table:table-cell/>
          <table:table-cell table:formula="of:=LEFT([.$D$8];LEN([.$D$8])-[.$F$4])" office:value-type="string" office:string-value="hXjEBFGIOPSTUVWYZ[^_`abcdef?iklmnopqtKHwyz{|}~!&quot;$()*+,-Q%A5uDg./012\CJRN&amp;LMxr34678" calcext:value-type="string">
            <text:p>hXjEBFGIOPSTUVWYZ[^_`abcdef?iklmnopqtKHwyz{|}~!"$()*+,-Q%A5uDg./012\CJRN&amp;LMxr34678</text:p>
          </table:table-cell>
          <table:table-cell table:formula="of:=RIGHT([.$D$8];[.$F$4])" office:value-type="string" office:string-value="vs9:&lt;'#]=&gt;@" calcext:value-type="string">
            <text:p>vs9:&lt;'#]=&gt;@</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h" calcext:value-type="string">
            <text:p>h</text:p>
          </table:table-cell>
          <table:table-cell/>
          <table:table-cell table:style-name="ce28" table:formula="of:=IF([.$F$3]=0;COM.MICROSOFT.CONCAT([.B32];REPLACE([.D30];([.$F$4]+1);1;&quot;&quot;));COM.MICROSOFT.CONCAT(REPLACE([.D30];([.$F$4]+1);1;&quot;&quot;);[.B32]))" office:value-type="string" office:string-value="vs9:&lt;'#]=&gt;@XjEBFGIOPSTUVWYZ[^_`abcdef?iklmnopqtKHwyz{|}~!&quot;$()*+,-Q%A5uDg./012\CJRN&amp;LMxr34678h" calcext:value-type="string">
            <text:p>vs9:&lt;'#]=&gt;@XjEBFGIOPSTUVWYZ[^_`abcdef?iklmnopqtKHwyz{|}~!"$()*+,-Q%A5uDg./012\CJRN&amp;LMxr34678h</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WX)&quot;" calcext:value-type="string">
            <text:p>WX)"</text:p>
          </table:table-cell>
          <table:table-cell table:style-name="ce28" table:formula="of:=IF([.$F$4]&lt;[.$E$4];REPLACE([.D32];[.$E$4]+1;1;&quot;&quot;);REPLACE([.D32];[.$F$4]+1;1;&quot;&quot;))" office:value-type="string" office:string-value="vs9:&lt;'#]=&gt;@XjEBFGIOPSTUVYZ[^_`abcdef?iklmnopqtKHwyz{|}~!&quot;$()*+,-Q%A5uDg./012\CJRN&amp;LMxr34678h" calcext:value-type="string">
            <text:p>vs9:&lt;'#]=&gt;@XjEBFGIOPSTUVYZ[^_`abcdef?iklmnopqtKHwyz{|}~!"$()*+,-Q%A5uDg./012\CJRN&amp;LMxr34678h</text:p>
          </table:table-cell>
          <table:table-cell table:formula="of:=COM.MICROSOFT.CONCAT([.B33];[.K41])" office:value-type="string" office:string-value="WX)&quot;vs9:&lt;'#]=&gt;@jEBFGIOPSTUVYZ[^_`abcdef?iklmnopqtKHwyz{|}~!$(*+,-Q%A5uDg./012\CJRN&amp;LMxr34678h" calcext:value-type="string">
            <text:p>WX)"vs9:&lt;'#]=&gt;@jEBFGIOPSTUVYZ[^_`abcdef?iklmnopqtKHwyz{|}~!$(*+,-Q%A5uDg./012\CJRN&amp;LMxr34678h</text:p>
          </table:table-cell>
          <table:table-cell table:style-name="Default"/>
          <table:table-cell table:number-columns-repeated="4"/>
          <table:table-cell table:style-name="ce28" table:formula="of:=MID([.$D$32];[.$E$4]+1;1)" office:value-type="string" office:string-value="W" calcext:value-type="string">
            <text:p>W</text:p>
          </table:table-cell>
          <table:table-cell table:style-name="ce28" table:formula="of:=REPLACE([.$D$32];[.$E$4]+1;1;&quot; &quot;)" office:value-type="string" office:string-value="vs9:&lt;'#]=&gt;@XjEBFGIOPSTUV YZ[^_`abcdef?iklmnopqtKHwyz{|}~!&quot;$()*+,-Q%A5uDg./012\CJRN&amp;LMxr34678h" calcext:value-type="string">
            <text:p>vs9:&lt;'#]=&gt;@XjEBFGIOPSTUV YZ[^_`abcdef?iklmnopqtKHwyz{|}~!"$()*+,-Q%A5uDg./012\CJRN&amp;LMxr34678h</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X" calcext:value-type="string">
            <text:p>X</text:p>
          </table:table-cell>
          <table:table-cell table:style-name="ce28" table:formula="of:=IF([.$F$4]&lt;[.$E$4];REPLACE([.C33];[.$F$4]+1;1;&quot;&quot;);REPLACE([.C33];[.$E$4]+1;1;&quot;&quot;))" office:value-type="string" office:string-value="vs9:&lt;'#]=&gt;@jEBFGIOPSTUVYZ[^_`abcdef?iklmnopqtKHwyz{|}~!&quot;$()*+,-Q%A5uDg./012\CJRN&amp;LMxr34678h" calcext:value-type="string">
            <text:p>vs9:&lt;'#]=&gt;@jEBFGIOPSTUVYZ[^_`abcdef?iklmnopqtKHwyz{|}~!"$()*+,-Q%A5uDg./012\CJRN&amp;LMxr34678h</text:p>
          </table:table-cell>
          <table:table-cell/>
          <table:table-cell table:style-name="Default"/>
          <table:table-cell table:number-columns-repeated="4"/>
          <table:table-cell table:formula="of:=COM.MICROSOFT.CONCAT([.J33];MID([.K33];[.$F$4]+1;1))" office:value-type="string" office:string-value="WX" calcext:value-type="string">
            <text:p>WX</text:p>
          </table:table-cell>
          <table:table-cell table:style-name="ce28" table:formula="of:=REPLACE([.$K33];[.$F$4]+1;1;&quot; &quot;)" office:value-type="string" office:string-value="vs9:&lt;'#]=&gt;@ jEBFGIOPSTUV YZ[^_`abcdef?iklmnopqtKHwyz{|}~!&quot;$()*+,-Q%A5uDg./012\CJRN&amp;LMxr34678h" calcext:value-type="string">
            <text:p>vs9:&lt;'#]=&gt;@ jEBFGIOPSTUV YZ[^_`abcdef?iklmnopqtKHwyz{|}~!"$()*+,-Q%A5uDg./012\CJRN&amp;LMxr34678h</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dST7qlx~'l&amp;SM~yp" calcext:value-type="string">
            <text:p>dST7qlx~'l&amp;SM~yp</text:p>
          </table:table-cell>
          <table:table-cell table:formula="of:=COM.MICROSOFT.CONCAT(&quot;'&quot;;[.A35];&quot;'&quot;;&quot; A23 char positions in D21&quot;)" office:value-type="string" office:string-value="'dST7qlx~'l&amp;SM~yp' A23 char positions in D21" calcext:value-type="string">
            <text:p>'dST7qlx~'l&amp;SM~yp' A23 char positions in D21</text:p>
          </table:table-cell>
          <table:table-cell table:formula="of:=COM.MICROSOFT.CONCAT(&quot;'&quot;;MID([.$A$3];1;LEN([.$A$4]));&quot;'&quot;;&quot; A3  char positions in D33&quot;)" office:value-type="string" office:string-value="'?mF4&quot;)Xd9){m'drPaElfUBF~?B-ET~8(A#Beautiful#MindA#Beautiful#Mind' A3  char positions in D33" calcext:value-type="string">
            <text:p>'?mF4")Xd9){m'drPaElfUBF~?B-ET~8(A#Beautiful#MindA#Beautiful#Mind' A3 <text:s/>char positions in D33</text:p>
          </table:table-cell>
          <table:table-cell/>
          <table:table-cell table:style-name="Default"/>
          <table:table-cell table:number-columns-repeated="4"/>
          <table:table-cell table:formula="of:=COM.MICROSOFT.CONCAT([.J34];MID([.$K34];[.$G$4]+1;1))" office:value-type="string" office:string-value="WX)" calcext:value-type="string">
            <text:p>WX)</text:p>
          </table:table-cell>
          <table:table-cell table:style-name="ce28" table:formula="of:=REPLACE([.$K34];[.$G$4]+1;1;&quot; &quot;)" office:value-type="string" office:string-value="vs9:&lt;'#]=&gt;@ jEBFGIOPSTUV YZ[^_`abcdef?iklmnopqtKHwyz{|}~!&quot;$( *+,-Q%A5uDg./012\CJRN&amp;LMxr34678h" calcext:value-type="string">
            <text:p>vs9:&lt;'#]=&gt;@ jEBFGIOPSTUV YZ[^_`abcdef?iklmnopqtKHwyz{|}~!"$( *+,-Q%A5uDg./012\CJRN&amp;LMxr34678h</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d" calcext:value-type="string">
            <text:p>d</text:p>
          </table:table-cell>
          <table:table-cell table:formula="of:=FIND([.A36];[.$D$33];1)" office:value-type="float" office:value="37" calcext:value-type="float">
            <text:p>37</text:p>
          </table:table-cell>
          <table:table-cell table:formula="of:=FIND(MID([.$A$28];[.$A$6]+1;1);[.$D$33];1)" office:value-type="float" office:value="34" calcext:value-type="float">
            <text:p>34</text:p>
          </table:table-cell>
          <table:table-cell table:formula="of:=IF(MOD(([.B36]+[.C36])-([.$F$4]+1);[.$D$4])=0;[.$D$4];MOD(([.B36]+[.C36])-([.$F$4]+1);[.$D$4]))" office:value-type="float" office:value="59" calcext:value-type="float">
            <text:p>59</text:p>
          </table:table-cell>
          <table:table-cell table:formula="of:=IF([.D36]=0;MID([.$D$33];[.$D$4];1);IF([.D36]=[.$D$4];MID([.$D$33];[.$D$4];1);MID([.$D$33];[.D36];1)))" office:value-type="string" office:string-value="!" calcext:value-type="string">
            <text:p>!</text:p>
          </table:table-cell>
          <table:table-cell table:number-columns-repeated="4"/>
          <table:table-cell table:formula="of:=COM.MICROSOFT.CONCAT([.J35];MID([.$K35];[.$H$4]+1;1))" office:value-type="string" office:string-value="WX)&quot;" calcext:value-type="string">
            <text:p>WX)"</text:p>
          </table:table-cell>
          <table:table-cell table:style-name="ce28" table:formula="of:=REPLACE([.$K35];[.$H$4]+1;1;&quot; &quot;)" office:value-type="string" office:string-value="vs9:&lt;'#]=&gt;@ jEBFGIOPSTUV YZ[^_`abcdef?iklmnopqtKHwyz{|}~! $( *+,-Q%A5uDg./012\CJRN&amp;LMxr34678h" calcext:value-type="string">
            <text:p>vs9:&lt;'#]=&gt;@ jEBFGIOPSTUV YZ[^_`abcdef?iklmnopqtKHwyz{|}~! $( *+,-Q%A5uDg./012\CJRN&amp;LMxr34678h</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S" calcext:value-type="string">
            <text:p>S</text:p>
          </table:table-cell>
          <table:table-cell table:formula="of:=FIND([.A37];[.$D$33];1)" office:value-type="float" office:value="24" calcext:value-type="float">
            <text:p>24</text:p>
          </table:table-cell>
          <table:table-cell table:formula="of:=FIND(MID([.$A$28];[.$A$6]+2;1);[.$D$33];1)" office:value-type="float" office:value="17" calcext:value-type="float">
            <text:p>17</text:p>
          </table:table-cell>
          <table:table-cell table:formula="of:=IF(MOD(([.B37]+[.C37])-([.$F$4]+1);[.$D$4])=0;[.$D$4];MOD(([.B37]+[.C37])-([.$F$4]+1);[.$D$4]))" office:value-type="float" office:value="29" calcext:value-type="float">
            <text:p>29</text:p>
          </table:table-cell>
          <table:table-cell table:formula="of:=IF([.D37]=0;MID([.$D$33];[.$D$4];1);IF([.D37]=[.$D$4];MID([.$D$33];[.$D$4];1);MID([.$D$33];[.D37];1)))" office:value-type="string" office:string-value="Z" calcext:value-type="string">
            <text:p>Z</text:p>
          </table:table-cell>
          <table:table-cell table:number-columns-repeated="1019"/>
        </table:table-row>
        <table:table-row table:style-name="ro1">
          <table:table-cell table:formula="of:=MID([.$A$35];3;1)" office:value-type="string" office:string-value="T" calcext:value-type="string">
            <text:p>T</text:p>
          </table:table-cell>
          <table:table-cell table:formula="of:=FIND([.A38];[.$D$33];1)" office:value-type="float" office:value="25" calcext:value-type="float">
            <text:p>25</text:p>
          </table:table-cell>
          <table:table-cell table:formula="of:=FIND(MID([.$A$28];[.$A$6]+3;1);[.$D$33];1)" office:value-type="float" office:value="43" calcext:value-type="float">
            <text:p>43</text:p>
          </table:table-cell>
          <table:table-cell table:formula="of:=IF(MOD(([.B38]+[.C38])-([.$F$4]+1);[.$D$4])=0;[.$D$4];MOD(([.B38]+[.C38])-([.$F$4]+1);[.$D$4]))" office:value-type="float" office:value="56" calcext:value-type="float">
            <text:p>56</text:p>
          </table:table-cell>
          <table:table-cell table:formula="of:=IF([.D38]=0;MID([.$D$33];[.$D$4];1);IF([.D38]=[.$D$4];MID([.$D$33];[.$D$4];1);MID([.$D$33];[.D38];1)))" office:value-type="string" office:string-value="|" calcext:value-type="string">
            <text:p>|</text:p>
          </table:table-cell>
          <table:table-cell table:number-columns-repeated="5"/>
          <table:table-cell table:formula="of:=REPLACE([.K36];FIND(&quot; &quot;;[.K36];1);1;&quot;&quot;)" office:value-type="string" office:string-value="vs9:&lt;'#]=&gt;@jEBFGIOPSTUV YZ[^_`abcdef?iklmnopqtKHwyz{|}~! $( *+,-Q%A5uDg./012\CJRN&amp;LMxr34678h" calcext:value-type="string">
            <text:p>vs9:&lt;'#]=&gt;@jEBFGIOPSTUV YZ[^_`abcdef?iklmnopqtKHwyz{|}~! $( *+,-Q%A5uDg./012\CJRN&amp;LMxr34678h</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7" calcext:value-type="string">
            <text:p>7</text:p>
          </table:table-cell>
          <table:table-cell table:formula="of:=FIND([.A39];[.$D$33];1)" office:value-type="float" office:value="91" calcext:value-type="float">
            <text:p>91</text:p>
          </table:table-cell>
          <table:table-cell table:formula="of:=FIND(MID([.$A$28];[.$A$6]+4;1);[.$D$33];1)" office:value-type="float" office:value="39" calcext:value-type="float">
            <text:p>39</text:p>
          </table:table-cell>
          <table:table-cell table:formula="of:=IF(MOD(([.B39]+[.C39])-([.$F$4]+1);[.$D$4])=0;[.$D$4];MOD(([.B39]+[.C39])-([.$F$4]+1);[.$D$4]))" office:value-type="float" office:value="25" calcext:value-type="float">
            <text:p>25</text:p>
          </table:table-cell>
          <table:table-cell table:formula="of:=IF([.D39]=0;MID([.$D$33];[.$D$4];1);IF([.D39]=[.$D$4];MID([.$D$33];[.$D$4];1);MID([.$D$33];[.D39];1)))" office:value-type="string" office:string-value="T" calcext:value-type="string">
            <text:p>T</text:p>
          </table:table-cell>
          <table:table-cell table:number-columns-repeated="5"/>
          <table:table-cell table:formula="of:=REPLACE([.K38];FIND(&quot; &quot;;[.K38];1);1;&quot;&quot;)" office:value-type="string" office:string-value="vs9:&lt;'#]=&gt;@jEBFGIOPSTUVYZ[^_`abcdef?iklmnopqtKHwyz{|}~! $( *+,-Q%A5uDg./012\CJRN&amp;LMxr34678h" calcext:value-type="string">
            <text:p>vs9:&lt;'#]=&gt;@jEBFGIOPSTUVYZ[^_`abcdef?iklmnopqtKHwyz{|}~! $( *+,-Q%A5uDg./012\CJRN&amp;LMxr34678h</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q" calcext:value-type="string">
            <text:p>q</text:p>
          </table:table-cell>
          <table:table-cell table:formula="of:=FIND([.A40];[.$D$33];1)" office:value-type="float" office:value="48" calcext:value-type="float">
            <text:p>48</text:p>
          </table:table-cell>
          <table:table-cell table:formula="of:=FIND(MID([.$A$28];[.$A$6]+5;1);[.$D$33];1)" office:value-type="float" office:value="26" calcext:value-type="float">
            <text:p>26</text:p>
          </table:table-cell>
          <table:table-cell table:formula="of:=IF(MOD(([.B40]+[.C40])-([.$F$4]+1);[.$D$4])=0;[.$D$4];MOD(([.B40]+[.C40])-([.$F$4]+1);[.$D$4]))" office:value-type="float" office:value="62" calcext:value-type="float">
            <text:p>62</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vs9:&lt;'#]=&gt;@jEBFGIOPSTUVYZ[^_`abcdef?iklmnopqtKHwyz{|}~!$( *+,-Q%A5uDg./012\CJRN&amp;LMxr34678h" calcext:value-type="string">
            <text:p>vs9:&lt;'#]=&gt;@jEBFGIOPSTUVYZ[^_`abcdef?iklmnopqtKHwyz{|}~!$( *+,-Q%A5uDg./012\CJRN&amp;LMxr34678h</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l" calcext:value-type="string">
            <text:p>l</text:p>
          </table:table-cell>
          <table:table-cell table:formula="of:=FIND([.A41];[.$D$33];1)" office:value-type="float" office:value="43" calcext:value-type="float">
            <text:p>43</text:p>
          </table:table-cell>
          <table:table-cell table:formula="of:=FIND(MID([.$A$28];[.$A$6]+6;1);[.$D$33];1)" office:value-type="float" office:value="18" calcext:value-type="float">
            <text:p>18</text:p>
          </table:table-cell>
          <table:table-cell table:formula="of:=IF(MOD(([.B41]+[.C41])-([.$F$4]+1);[.$D$4])=0;[.$D$4];MOD(([.B41]+[.C41])-([.$F$4]+1);[.$D$4]))" office:value-type="float" office:value="49" calcext:value-type="float">
            <text:p>49</text:p>
          </table:table-cell>
          <table:table-cell table:formula="of:=IF([.D41]=0;MID([.$D$33];[.$D$4];1);IF([.D41]=[.$D$4];MID([.$D$33];[.$D$4];1);MID([.$D$33];[.D41];1)))" office:value-type="string" office:string-value="t" calcext:value-type="string">
            <text:p>t</text:p>
          </table:table-cell>
          <table:table-cell table:number-columns-repeated="5"/>
          <table:table-cell table:formula="of:=REPLACE([.K40];FIND(&quot; &quot;;[.K40];1);1;&quot;&quot;)" office:value-type="string" office:string-value="vs9:&lt;'#]=&gt;@jEBFGIOPSTUVYZ[^_`abcdef?iklmnopqtKHwyz{|}~!$(*+,-Q%A5uDg./012\CJRN&amp;LMxr34678h" calcext:value-type="string">
            <text:p>vs9:&lt;'#]=&gt;@jEBFGIOPSTUVYZ[^_`abcdef?iklmnopqtKHwyz{|}~!$(*+,-Q%A5uDg./012\CJRN&amp;LMxr34678h</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x" calcext:value-type="string">
            <text:p>x</text:p>
          </table:table-cell>
          <table:table-cell table:formula="of:=FIND([.A42];[.$D$33];1)" office:value-type="float" office:value="86" calcext:value-type="float">
            <text:p>86</text:p>
          </table:table-cell>
          <table:table-cell table:formula="of:=FIND(MID([.$A$28];[.$A$6]+7;1);[.$D$33];1)" office:value-type="float" office:value="19" calcext:value-type="float">
            <text:p>19</text:p>
          </table:table-cell>
          <table:table-cell table:formula="of:=IF(MOD(([.B42]+[.C42])-([.$F$4]+1);[.$D$4])=0;[.$D$4];MOD(([.B42]+[.C42])-([.$F$4]+1);[.$D$4]))" office:value-type="float" office:value="93" calcext:value-type="float">
            <text:p>93</text:p>
          </table:table-cell>
          <table:table-cell table:formula="of:=IF([.D42]=0;MID([.$D$33];[.$D$4];1);IF([.D42]=[.$D$4];MID([.$D$33];[.$D$4];1);MID([.$D$33];[.D42];1)))" office:value-type="string" office:string-value="h" calcext:value-type="string">
            <text:p>h</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58" calcext:value-type="float">
            <text:p>58</text:p>
          </table:table-cell>
          <table:table-cell table:formula="of:=FIND(MID([.$A$28];[.$A$6]+8;1);[.$D$33];1)" office:value-type="float" office:value="58" calcext:value-type="float">
            <text:p>58</text:p>
          </table:table-cell>
          <table:table-cell table:formula="of:=IF(MOD(([.B43]+[.C43])-([.$F$4]+1);[.$D$4])=0;[.$D$4];MOD(([.B43]+[.C43])-([.$F$4]+1);[.$D$4]))" office:value-type="float" office:value="11" calcext:value-type="float">
            <text:p>11</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10" calcext:value-type="float">
            <text:p>10</text:p>
          </table:table-cell>
          <table:table-cell table:formula="of:=FIND(MID([.$A$28];[.$A$6]+9;1);[.$D$33];1)" office:value-type="float" office:value="40" calcext:value-type="float">
            <text:p>40</text:p>
          </table:table-cell>
          <table:table-cell table:formula="of:=IF(MOD(([.B44]+[.C44])-([.$F$4]+1);[.$D$4])=0;[.$D$4];MOD(([.B44]+[.C44])-([.$F$4]+1);[.$D$4]))" office:value-type="float" office:value="38" calcext:value-type="float">
            <text:p>38</text:p>
          </table:table-cell>
          <table:table-cell table:formula="of:=IF([.D44]=0;MID([.$D$33];[.$D$4];1);IF([.D44]=[.$D$4];MID([.$D$33];[.$D$4];1);MID([.$D$33];[.D44];1)))" office:value-type="string" office:string-value="e" calcext:value-type="string">
            <text:p>e</text:p>
          </table:table-cell>
          <table:table-cell table:number-columns-repeated="1019"/>
        </table:table-row>
        <table:table-row table:style-name="ro1">
          <table:table-cell table:formula="of:=MID([.$A$35];10;1)" office:value-type="string" office:string-value="l" calcext:value-type="string">
            <text:p>l</text:p>
          </table:table-cell>
          <table:table-cell table:formula="of:=FIND([.A45];[.$D$33];1)" office:value-type="float" office:value="43" calcext:value-type="float">
            <text:p>43</text:p>
          </table:table-cell>
          <table:table-cell table:formula="of:=FIND(MID([.$A$28];[.$A$6]+10;1);[.$D$33];1)" office:value-type="float" office:value="18" calcext:value-type="float">
            <text:p>18</text:p>
          </table:table-cell>
          <table:table-cell table:formula="of:=IF(MOD(([.B45]+[.C45])-([.$F$4]+1);[.$D$4])=0;[.$D$4];MOD(([.B45]+[.C45])-([.$F$4]+1);[.$D$4]))" office:value-type="float" office:value="49" calcext:value-type="float">
            <text:p>49</text:p>
          </table:table-cell>
          <table:table-cell table:formula="of:=IF([.D45]=0;MID([.$D$33];[.$D$4];1);IF([.D45]=[.$D$4];MID([.$D$33];[.$D$4];1);MID([.$D$33];[.D45];1)))" office:value-type="string" office:string-value="t" calcext:value-type="string">
            <text:p>t</text:p>
          </table:table-cell>
          <table:table-cell table:number-columns-repeated="1019"/>
        </table:table-row>
        <table:table-row table:style-name="ro1">
          <table:table-cell table:formula="of:=MID([.$A$35];11;1)" office:value-type="string" office:string-value="&amp;" calcext:value-type="string">
            <text:p>&amp;</text:p>
          </table:table-cell>
          <table:table-cell table:formula="of:=FIND([.A46];[.$D$33];1)" office:value-type="float" office:value="83" calcext:value-type="float">
            <text:p>83</text:p>
          </table:table-cell>
          <table:table-cell table:formula="of:=FIND(MID([.$A$28];[.$A$6]+11;1);[.$D$33];1)" office:value-type="float" office:value="65" calcext:value-type="float">
            <text:p>65</text:p>
          </table:table-cell>
          <table:table-cell table:formula="of:=IF(MOD(([.B46]+[.C46])-([.$F$4]+1);[.$D$4])=0;[.$D$4];MOD(([.B46]+[.C46])-([.$F$4]+1);[.$D$4]))" office:value-type="float" office:value="43" calcext:value-type="float">
            <text:p>43</text:p>
          </table:table-cell>
          <table:table-cell table:formula="of:=IF([.D46]=0;MID([.$D$33];[.$D$4];1);IF([.D46]=[.$D$4];MID([.$D$33];[.$D$4];1);MID([.$D$33];[.D46];1)))" office:value-type="string" office:string-value="l" calcext:value-type="string">
            <text:p>l</text:p>
          </table:table-cell>
          <table:table-cell table:number-columns-repeated="1019"/>
        </table:table-row>
        <table:table-row table:style-name="ro1">
          <table:table-cell table:formula="of:=MID([.$A$35];12;1)" office:value-type="string" office:string-value="S" calcext:value-type="string">
            <text:p>S</text:p>
          </table:table-cell>
          <table:table-cell table:formula="of:=FIND([.A47];[.$D$33];1)" office:value-type="float" office:value="24" calcext:value-type="float">
            <text:p>24</text:p>
          </table:table-cell>
          <table:table-cell table:formula="of:=FIND(MID([.$A$28];[.$A$6]+12;1);[.$D$33];1)" office:value-type="float" office:value="17" calcext:value-type="float">
            <text:p>17</text:p>
          </table:table-cell>
          <table:table-cell table:formula="of:=IF(MOD(([.B47]+[.C47])-([.$F$4]+1);[.$D$4])=0;[.$D$4];MOD(([.B47]+[.C47])-([.$F$4]+1);[.$D$4]))" office:value-type="float" office:value="29" calcext:value-type="float">
            <text:p>29</text:p>
          </table:table-cell>
          <table:table-cell table:formula="of:=IF([.D47]=0;MID([.$D$33];[.$D$4];1);IF([.D47]=[.$D$4];MID([.$D$33];[.$D$4];1);MID([.$D$33];[.D47];1)))" office:value-type="string" office:string-value="Z" calcext:value-type="string">
            <text:p>Z</text:p>
          </table:table-cell>
          <table:table-cell table:number-columns-repeated="1019"/>
        </table:table-row>
        <table:table-row table:style-name="ro1">
          <table:table-cell table:formula="of:=MID([.$A$35];13;1)" office:value-type="string" office:string-value="M" calcext:value-type="string">
            <text:p>M</text:p>
          </table:table-cell>
          <table:table-cell table:formula="of:=FIND([.A48];[.$D$33];1)" office:value-type="float" office:value="85" calcext:value-type="float">
            <text:p>85</text:p>
          </table:table-cell>
          <table:table-cell table:formula="of:=FIND(MID([.$A$28];[.$A$6]+13;1);[.$D$33];1)" office:value-type="float" office:value="25" calcext:value-type="float">
            <text:p>25</text:p>
          </table:table-cell>
          <table:table-cell table:formula="of:=IF(MOD(([.B48]+[.C48])-([.$F$4]+1);[.$D$4])=0;[.$D$4];MOD(([.B48]+[.C48])-([.$F$4]+1);[.$D$4]))" office:value-type="float" office:value="5" calcext:value-type="float">
            <text:p>5</text:p>
          </table:table-cell>
          <table:table-cell table:formula="of:=IF([.D48]=0;MID([.$D$33];[.$D$4];1);IF([.D48]=[.$D$4];MID([.$D$33];[.$D$4];1);MID([.$D$33];[.D48];1)))" office:value-type="string" office:string-value="v" calcext:value-type="string">
            <text:p>v</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58" calcext:value-type="float">
            <text:p>58</text:p>
          </table:table-cell>
          <table:table-cell table:formula="of:=FIND(MID([.$A$28];[.$A$6]+14;1);[.$D$33];1)" office:value-type="float" office:value="58" calcext:value-type="float">
            <text:p>58</text:p>
          </table:table-cell>
          <table:table-cell table:formula="of:=IF(MOD(([.B49]+[.C49])-([.$F$4]+1);[.$D$4])=0;[.$D$4];MOD(([.B49]+[.C49])-([.$F$4]+1);[.$D$4]))" office:value-type="float" office:value="11" calcext:value-type="float">
            <text:p>11</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y" calcext:value-type="string">
            <text:p>y</text:p>
          </table:table-cell>
          <table:table-cell table:formula="of:=FIND([.A50];[.$D$33];1)" office:value-type="float" office:value="53" calcext:value-type="float">
            <text:p>53</text:p>
          </table:table-cell>
          <table:table-cell table:formula="of:=FIND(MID([.$A$28];[.$A$6]+15;1);[.$D$33];1)" office:value-type="float" office:value="92" calcext:value-type="float">
            <text:p>92</text:p>
          </table:table-cell>
          <table:table-cell table:formula="of:=IF(MOD(([.B50]+[.C50])-([.$F$4]+1);[.$D$4])=0;[.$D$4];MOD(([.B50]+[.C50])-([.$F$4]+1);[.$D$4]))" office:value-type="float" office:value="40" calcext:value-type="float">
            <text:p>40</text:p>
          </table:table-cell>
          <table:table-cell table:formula="of:=IF([.D50]=0;MID([.$D$33];[.$D$4];1);IF([.D50]=[.$D$4];MID([.$D$33];[.$D$4];1);MID([.$D$33];[.D50];1)))" office:value-type="string" office:string-value="?" calcext:value-type="string">
            <text:p>?</text:p>
          </table:table-cell>
          <table:table-cell table:number-columns-repeated="1019"/>
        </table:table-row>
        <table:table-row table:style-name="ro1">
          <table:table-cell table:formula="of:=MID([.$A$35];16;1)" office:value-type="string" office:string-value="p" calcext:value-type="string">
            <text:p>p</text:p>
          </table:table-cell>
          <table:table-cell table:formula="of:=FIND([.A51];[.$D$33];1)" office:value-type="float" office:value="47" calcext:value-type="float">
            <text:p>47</text:p>
          </table:table-cell>
          <table:table-cell table:formula="of:=FIND(MID([.$A$28];[.$A$6]+16;1);[.$D$33];1)" office:value-type="float" office:value="61" calcext:value-type="float">
            <text:p>61</text:p>
          </table:table-cell>
          <table:table-cell table:formula="of:=IF(MOD(([.B51]+[.C51])-([.$F$4]+1);[.$D$4])=0;[.$D$4];MOD(([.B51]+[.C51])-([.$F$4]+1);[.$D$4]))" office:value-type="float" office:value="3" calcext:value-type="float">
            <text:p>3</text:p>
          </table:table-cell>
          <table:table-cell table:formula="of:=IF([.D51]=0;MID([.$D$33];[.$D$4];1);IF([.D51]=[.$D$4];MID([.$D$33];[.$D$4];1);MID([.$D$33];[.D51];1)))" office:value-type="string" office:string-value=")" calcext:value-type="string">
            <text:p>)</text:p>
          </table:table-cell>
          <table:table-cell table:number-columns-repeated="1019"/>
        </table:table-row>
        <table:table-row table:style-name="ro1">
          <table:table-cell table:style-name="ce28" table:formula="of:=COM.MICROSOFT.CONCAT([.$E$36];[.$E$37];[.$E$38];[.$E$39];[.$E$40];[.$E$41];[.$E$42];[.$E$43];[.$E$44];[.$E$45];[.$E$46];[.$E$47];[.$E$48];[.$E$49];[.$E$50];[.$E$51])" office:value-type="string" office:string-value="!Z|T*th#etlZv#?)" calcext:value-type="string">
            <text:p>!Z|T*th#etlZv#?)</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mF4&quot;)Xd9){m'drPaElfUBF~?B-ET~8(A#Beautiful#MindA#Beautiful#Mind" calcext:value-type="string">
            <text:p>?mF4")Xd9){m'drPaElfUBF~?B-ET~8(A#Beautiful#MindA#Beautiful#Mind</text:p>
          </table:table-cell>
          <table:table-cell table:style-name="ce27" table:formula="of:=COM.MICROSOFT.CONCAT( &quot;  OTP SIZE=  &quot;;LEN([.A53]))"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WX)&quot;vs9:&lt;'#]=&gt;@jEBFGIOPSTUVYZ[^_`abcdef?iklmnopqtKHwyz{|}~!$" calcext:value-type="string">
            <text:p>WX)"vs9:&lt;'#]=&gt;@jEBFGIOPSTUVYZ[^_`abcdef?iklmnopqtKHwyz{|}~!$</text:p>
          </table:table-cell>
          <table:table-cell table:style-name="ce28" table:formula="of:=IF([.$G$3]=0;RIGHT([.$D$33];LEN([.$D$33])-[.$G$4]);LEFT([.$D$33];LEN([.$D$33])-[.$G$4]))" office:value-type="string" office:string-value="(*+,-Q%A5uDg./012\CJRN&amp;LMxr34678h" calcext:value-type="string">
            <text:p>(*+,-Q%A5uDg./012\CJRN&amp;LMxr34678h</text:p>
          </table:table-cell>
          <table:table-cell table:style-name="ce28" table:formula="of:=IF([.$G$3]=0;COM.MICROSOFT.CONCAT([.C55];[.B55]);COM.MICROSOFT.CONCAT([.C56];[.B56]))" office:value-type="string" office:string-value="(*+,-Q%A5uDg./012\CJRN&amp;LMxr34678hWX)&quot;vs9:&lt;'#]=&gt;@jEBFGIOPSTUVYZ[^_`abcdef?iklmnopqtKHwyz{|}~!$" calcext:value-type="string">
            <text:p>(*+,-Q%A5uDg./012\CJRN&amp;LMxr34678hWX)"vs9:&lt;'#]=&gt;@jEBFGIOPSTUVYZ[^_`abcdef?iklmnopqtKHwyz{|}~!$</text:p>
          </table:table-cell>
          <table:table-cell table:style-name="Default"/>
          <table:table-cell table:number-columns-repeated="1019"/>
        </table:table-row>
        <table:table-row table:style-name="ro1">
          <table:table-cell/>
          <table:table-cell table:style-name="ce28" table:formula="of:=LEFT([.$D$33];LEN([.$D$33])-[.$G$4])" office:value-type="string" office:string-value="WX)&quot;vs9:&lt;'#]=&gt;@jEBFGIOPSTUVYZ[^_`" calcext:value-type="string">
            <text:p>WX)"vs9:&lt;'#]=&gt;@jEBFGIOPSTUVYZ[^_`</text:p>
          </table:table-cell>
          <table:table-cell table:style-name="ce28" table:formula="of:=RIGHT([.$D$33];[.$G$4])" office:value-type="string" office:string-value="abcdef?iklmnopqtKHwyz{|}~!$(*+,-Q%A5uDg./012\CJRN&amp;LMxr34678h" calcext:value-type="string">
            <text:p>abcdef?iklmnopqtKHwyz{|}~!$(*+,-Q%A5uDg./012\CJRN&amp;LMxr34678h</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Y" calcext:value-type="string">
            <text:p>Y</text:p>
          </table:table-cell>
          <table:table-cell/>
          <table:table-cell table:style-name="ce28" table:formula="of:=IF([.$G$3]=0;COM.MICROSOFT.CONCAT([.B57];REPLACE([.D55];([.$G$4]+1);1;&quot;&quot;));COM.MICROSOFT.CONCAT(REPLACE([.D55];([.$G$4]+1);1;&quot;&quot;);[.B57]))" office:value-type="string" office:string-value="Y(*+,-Q%A5uDg./012\CJRN&amp;LMxr34678hWX)&quot;vs9:&lt;'#]=&gt;@jEBFGIOPSTUVZ[^_`abcdef?iklmnopqtKHwyz{|}~!$" calcext:value-type="string">
            <text:p>Y(*+,-Q%A5uDg./012\CJRN&amp;LMxr34678hWX)"vs9:&lt;'#]=&gt;@jEBFGIOPSTUVZ[^_`abcdef?iklmnopqtKHwyz{|}~!$</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LDVS" calcext:value-type="string">
            <text:p>LDVS</text:p>
          </table:table-cell>
          <table:table-cell table:style-name="ce28" table:formula="of:=IF([.$F$4]&lt;[.$E$4];REPLACE([.D57];[.$E$4]+1;1;&quot;&quot;);REPLACE([.D57];[.$F$4]+1;1;&quot;&quot;))" office:value-type="string" office:string-value="Y(*+,-Q%A5uDg./012\CJRN&amp;Mxr34678hWX)&quot;vs9:&lt;'#]=&gt;@jEBFGIOPSTUVZ[^_`abcdef?iklmnopqtKHwyz{|}~!$" calcext:value-type="string">
            <text:p>Y(*+,-Q%A5uDg./012\CJRN&amp;Mxr34678hWX)"vs9:&lt;'#]=&gt;@jEBFGIOPSTUVZ[^_`abcdef?iklmnopqtKHwyz{|}~!$</text:p>
          </table:table-cell>
          <table:table-cell table:formula="of:=COM.MICROSOFT.CONCAT([.B58];[.K66])" office:value-type="string" office:string-value="LDVSY(*+,-Q%A5ug./012\CJRN&amp;Mxr34678hWX)&quot;vs9:&lt;'#]=&gt;@jEBFGIOPTUZ[^_`abcdef?iklmnopqtKHwyz{|}~!$" calcext:value-type="string">
            <text:p>LDVSY(*+,-Q%A5ug./012\CJRN&amp;Mxr34678hWX)"vs9:&lt;'#]=&gt;@jEBFGIOPTUZ[^_`abcdef?iklmnopqtKHwyz{|}~!$</text:p>
          </table:table-cell>
          <table:table-cell table:style-name="Default"/>
          <table:table-cell table:number-columns-repeated="4"/>
          <table:table-cell table:style-name="ce28" table:formula="of:=MID([.$D$57];[.$E$4]+1;1)" office:value-type="string" office:string-value="L" calcext:value-type="string">
            <text:p>L</text:p>
          </table:table-cell>
          <table:table-cell table:style-name="ce28" table:formula="of:=REPLACE([.$D$57];[.$E$4]+1;1;&quot; &quot;)" office:value-type="string" office:string-value="Y(*+,-Q%A5uDg./012\CJRN&amp; Mxr34678hWX)&quot;vs9:&lt;'#]=&gt;@jEBFGIOPSTUVZ[^_`abcdef?iklmnopqtKHwyz{|}~!$" calcext:value-type="string">
            <text:p>Y(*+,-Q%A5uDg./012\CJRN&amp; Mxr34678hWX)"vs9:&lt;'#]=&gt;@jEBFGIOPSTUVZ[^_`abcdef?iklmnopqtKHwyz{|}~!$</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V" calcext:value-type="string">
            <text:p>V</text:p>
          </table:table-cell>
          <table:table-cell table:style-name="ce28" table:formula="of:=IF([.$F$4]&lt;[.$E$4];REPLACE([.C58];[.$F$4]+1;1;&quot;&quot;);REPLACE([.C58];[.$E$4]+1;1;&quot;&quot;))" office:value-type="string" office:string-value="Y(*+,-Q%A5ug./012\CJRN&amp;Mxr34678hWX)&quot;vs9:&lt;'#]=&gt;@jEBFGIOPSTUVZ[^_`abcdef?iklmnopqtKHwyz{|}~!$" calcext:value-type="string">
            <text:p>Y(*+,-Q%A5ug./012\CJRN&amp;Mxr34678hWX)"vs9:&lt;'#]=&gt;@jEBFGIOPSTUVZ[^_`abcdef?iklmnopqtKHwyz{|}~!$</text:p>
          </table:table-cell>
          <table:table-cell/>
          <table:table-cell table:style-name="Default"/>
          <table:table-cell table:number-columns-repeated="4"/>
          <table:table-cell table:formula="of:=COM.MICROSOFT.CONCAT([.J58];MID([.K58];[.$F$4]+1;1))" office:value-type="string" office:string-value="LD" calcext:value-type="string">
            <text:p>LD</text:p>
          </table:table-cell>
          <table:table-cell table:style-name="ce28" table:formula="of:=REPLACE([.$K58];[.$F$4]+1;1;&quot; &quot;)" office:value-type="string" office:string-value="Y(*+,-Q%A5u g./012\CJRN&amp; Mxr34678hWX)&quot;vs9:&lt;'#]=&gt;@jEBFGIOPSTUVZ[^_`abcdef?iklmnopqtKHwyz{|}~!$" calcext:value-type="string">
            <text:p>Y(*+,-Q%A5u g./012\CJRN&amp; Mxr34678hWX)"vs9:&lt;'#]=&gt;@jEBFGIOPSTUVZ[^_`abcdef?iklmnopqtKHwyz{|}~!$</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Z|T*th#etlZv#?)" calcext:value-type="string">
            <text:p>!Z|T*th#etlZv#?)</text:p>
          </table:table-cell>
          <table:table-cell table:formula="of:=COM.MICROSOFT.CONCAT(&quot;'&quot;;[.A60];&quot;'&quot;;&quot; A23 char positions in D21&quot;)" office:value-type="string" office:string-value="'!Z|T*th#etlZv#?)' A23 char positions in D21" calcext:value-type="string">
            <text:p>'!Z|T*th#etlZv#?)' A23 char positions in D21</text:p>
          </table:table-cell>
          <table:table-cell table:formula="of:=COM.MICROSOFT.CONCAT(&quot;'&quot;;MID([.$A$53];[.$A$6]+1;[.$A$6]);&quot;'&quot;;&quot; OTP  char positions in D58&quot;)" office:value-type="string" office:string-value="'aElfUBF~?B-ET~8(' OTP  char positions in D58" calcext:value-type="string">
            <text:p>'aElfUBF~?B-ET~8(' OTP <text:s/>char positions in D58</text:p>
          </table:table-cell>
          <table:table-cell/>
          <table:table-cell table:style-name="Default"/>
          <table:table-cell table:number-columns-repeated="4"/>
          <table:table-cell table:formula="of:=COM.MICROSOFT.CONCAT([.J59];MID([.$K59];[.$G$4]+1;1))" office:value-type="string" office:string-value="LDV" calcext:value-type="string">
            <text:p>LDV</text:p>
          </table:table-cell>
          <table:table-cell table:style-name="ce28" table:formula="of:=REPLACE([.$K59];[.$G$4]+1;1;&quot; &quot;)" office:value-type="string" office:string-value="Y(*+,-Q%A5u g./012\CJRN&amp; Mxr34678hWX)&quot;vs9:&lt;'#]=&gt;@jEBFGIOPSTU Z[^_`abcdef?iklmnopqtKHwyz{|}~!$" calcext:value-type="string">
            <text:p>Y(*+,-Q%A5u g./012\CJRN&amp; Mxr34678hWX)"vs9:&lt;'#]=&gt;@jEBFGIOPSTU Z[^_`abcdef?iklmnopqtKHwyz{|}~!$</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 calcext:value-type="string">
            <text:p>!</text:p>
          </table:table-cell>
          <table:table-cell table:formula="of:=FIND([.A61];[.$D$58];1)" office:value-type="float" office:value="92" calcext:value-type="float">
            <text:p>92</text:p>
          </table:table-cell>
          <table:table-cell table:formula="of:=FIND(MID([.$A$53];[.$A$6]+1;1);[.$D$58];1)" office:value-type="float" office:value="67" calcext:value-type="float">
            <text:p>67</text:p>
          </table:table-cell>
          <table:table-cell table:formula="of:=IF(MOD(([.B61]+[.C61])-([.$G$4]+1);[.$D$4])=0;[.$D$4];MOD(([.B61]+[.C61])-([.$G$4]+1);[.$D$4]))" office:value-type="float" office:value="5" calcext:value-type="float">
            <text:p>5</text:p>
          </table:table-cell>
          <table:table-cell table:formula="of:=IF([.D61]=0;MID([.$D$58];[.$D$4];1);IF([.D61]=[.$D$4];MID([.$D$58];[.$D$4];1);MID([.$D$58];[.D61];1)))" office:value-type="string" office:string-value="Y" calcext:value-type="string">
            <text:p>Y</text:p>
          </table:table-cell>
          <table:table-cell table:number-columns-repeated="4"/>
          <table:table-cell table:formula="of:=COM.MICROSOFT.CONCAT([.J60];MID([.$K60];[.$H$4]+1;1))" office:value-type="string" office:string-value="LDVS" calcext:value-type="string">
            <text:p>LDVS</text:p>
          </table:table-cell>
          <table:table-cell table:style-name="ce28" table:formula="of:=REPLACE([.$K60];[.$H$4]+1;1;&quot; &quot;)" office:value-type="string" office:string-value="Y(*+,-Q%A5u g./012\CJRN&amp; Mxr34678hWX)&quot;vs9:&lt;'#]=&gt;@jEBFGIOP TU Z[^_`abcdef?iklmnopqtKHwyz{|}~!$" calcext:value-type="string">
            <text:p>Y(*+,-Q%A5u g./012\CJRN&amp; Mxr34678hWX)"vs9:&lt;'#]=&gt;@jEBFGIOP TU Z[^_`abcdef?iklmnopqtKHwyz{|}~!$</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Z" calcext:value-type="string">
            <text:p>Z</text:p>
          </table:table-cell>
          <table:table-cell table:formula="of:=FIND([.A62];[.$D$58];1)" office:value-type="float" office:value="62" calcext:value-type="float">
            <text:p>62</text:p>
          </table:table-cell>
          <table:table-cell table:formula="of:=FIND(MID([.$A$53];[.$A$6]+2;1);[.$D$58];1)" office:value-type="float" office:value="53" calcext:value-type="float">
            <text:p>53</text:p>
          </table:table-cell>
          <table:table-cell table:formula="of:=IF(MOD(([.B62]+[.C62])-([.$G$4]+1);[.$D$4])=0;[.$D$4];MOD(([.B62]+[.C62])-([.$G$4]+1);[.$D$4]))" office:value-type="float" office:value="54" calcext:value-type="float">
            <text:p>54</text:p>
          </table:table-cell>
          <table:table-cell table:formula="of:=IF([.D62]=0;MID([.$D$58];[.$D$4];1);IF([.D62]=[.$D$4];MID([.$D$58];[.$D$4];1);MID([.$D$58];[.D62];1)))" office:value-type="string" office:string-value="B" calcext:value-type="string">
            <text:p>B</text:p>
          </table:table-cell>
          <table:table-cell table:number-columns-repeated="1019"/>
        </table:table-row>
        <table:table-row table:style-name="ro1">
          <table:table-cell table:formula="of:=MID([.A60];3;1)" office:value-type="string" office:string-value="|" calcext:value-type="string">
            <text:p>|</text:p>
          </table:table-cell>
          <table:table-cell table:formula="of:=FIND([.A63];[.$D$58];1)" office:value-type="float" office:value="89" calcext:value-type="float">
            <text:p>89</text:p>
          </table:table-cell>
          <table:table-cell table:formula="of:=FIND(MID([.$A$53];[.$A$6]+3;1);[.$D$58];1)" office:value-type="float" office:value="76" calcext:value-type="float">
            <text:p>76</text:p>
          </table:table-cell>
          <table:table-cell table:formula="of:=IF(MOD(([.B63]+[.C63])-([.$G$4]+1);[.$D$4])=0;[.$D$4];MOD(([.B63]+[.C63])-([.$G$4]+1);[.$D$4]))" office:value-type="float" office:value="11" calcext:value-type="float">
            <text:p>11</text:p>
          </table:table-cell>
          <table:table-cell table:formula="of:=IF([.D63]=0;MID([.$D$58];[.$D$4];1);IF([.D63]=[.$D$4];MID([.$D$58];[.$D$4];1);MID([.$D$58];[.D63];1)))" office:value-type="string" office:string-value="Q" calcext:value-type="string">
            <text:p>Q</text:p>
          </table:table-cell>
          <table:table-cell table:number-columns-repeated="5"/>
          <table:table-cell table:formula="of:=REPLACE([.K61];FIND(&quot; &quot;;[.K61];1);1;&quot;&quot;)" office:value-type="string" office:string-value="Y(*+,-Q%A5ug./012\CJRN&amp; Mxr34678hWX)&quot;vs9:&lt;'#]=&gt;@jEBFGIOP TU Z[^_`abcdef?iklmnopqtKHwyz{|}~!$" calcext:value-type="string">
            <text:p>Y(*+,-Q%A5ug./012\CJRN&amp; Mxr34678hWX)"vs9:&lt;'#]=&gt;@jEBFGIOP TU Z[^_`abcdef?iklmnopqtKHwyz{|}~!$</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T" calcext:value-type="string">
            <text:p>T</text:p>
          </table:table-cell>
          <table:table-cell table:formula="of:=FIND([.A64];[.$D$58];1)" office:value-type="float" office:value="60" calcext:value-type="float">
            <text:p>60</text:p>
          </table:table-cell>
          <table:table-cell table:formula="of:=FIND(MID([.$A$53];[.$A$6]+4;1);[.$D$58];1)" office:value-type="float" office:value="72" calcext:value-type="float">
            <text:p>72</text:p>
          </table:table-cell>
          <table:table-cell table:formula="of:=IF(MOD(([.B64]+[.C64])-([.$G$4]+1);[.$D$4])=0;[.$D$4];MOD(([.B64]+[.C64])-([.$G$4]+1);[.$D$4]))" office:value-type="float" office:value="71" calcext:value-type="float">
            <text:p>71</text:p>
          </table:table-cell>
          <table:table-cell table:formula="of:=IF([.D64]=0;MID([.$D$58];[.$D$4];1);IF([.D64]=[.$D$4];MID([.$D$58];[.$D$4];1);MID([.$D$58];[.D64];1)))" office:value-type="string" office:string-value="e" calcext:value-type="string">
            <text:p>e</text:p>
          </table:table-cell>
          <table:table-cell table:number-columns-repeated="5"/>
          <table:table-cell table:formula="of:=REPLACE([.K63];FIND(&quot; &quot;;[.K63];1);1;&quot;&quot;)" office:value-type="string" office:string-value="Y(*+,-Q%A5ug./012\CJRN&amp;Mxr34678hWX)&quot;vs9:&lt;'#]=&gt;@jEBFGIOP TU Z[^_`abcdef?iklmnopqtKHwyz{|}~!$" calcext:value-type="string">
            <text:p>Y(*+,-Q%A5ug./012\CJRN&amp;Mxr34678hWX)"vs9:&lt;'#]=&gt;@jEBFGIOP TU Z[^_`abcdef?iklmnopqtKHwyz{|}~!$</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7" calcext:value-type="float">
            <text:p>7</text:p>
          </table:table-cell>
          <table:table-cell table:formula="of:=FIND(MID([.$A$53];[.$A$6]+5;1);[.$D$58];1)" office:value-type="float" office:value="61" calcext:value-type="float">
            <text:p>61</text:p>
          </table:table-cell>
          <table:table-cell table:formula="of:=IF(MOD(([.B65]+[.C65])-([.$G$4]+1);[.$D$4])=0;[.$D$4];MOD(([.B65]+[.C65])-([.$G$4]+1);[.$D$4]))" office:value-type="float" office:value="7" calcext:value-type="float">
            <text:p>7</text:p>
          </table:table-cell>
          <table:table-cell table:formula="of:=IF([.D65]=0;MID([.$D$58];[.$D$4];1);IF([.D65]=[.$D$4];MID([.$D$58];[.$D$4];1);MID([.$D$58];[.D65];1)))" office:value-type="string" office:string-value="*" calcext:value-type="string">
            <text:p>*</text:p>
          </table:table-cell>
          <table:table-cell table:number-columns-repeated="5"/>
          <table:table-cell table:formula="of:=REPLACE([.K64];FIND(&quot; &quot;;[.K64];1);1;&quot;&quot;)" office:value-type="string" office:string-value="Y(*+,-Q%A5ug./012\CJRN&amp;Mxr34678hWX)&quot;vs9:&lt;'#]=&gt;@jEBFGIOPTU Z[^_`abcdef?iklmnopqtKHwyz{|}~!$" calcext:value-type="string">
            <text:p>Y(*+,-Q%A5ug./012\CJRN&amp;Mxr34678hWX)"vs9:&lt;'#]=&gt;@jEBFGIOPTU Z[^_`abcdef?iklmnopqtKHwyz{|}~!$</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t" calcext:value-type="string">
            <text:p>t</text:p>
          </table:table-cell>
          <table:table-cell table:formula="of:=FIND([.A66];[.$D$58];1)" office:value-type="float" office:value="82" calcext:value-type="float">
            <text:p>82</text:p>
          </table:table-cell>
          <table:table-cell table:formula="of:=FIND(MID([.$A$53];[.$A$6]+6;1);[.$D$58];1)" office:value-type="float" office:value="54" calcext:value-type="float">
            <text:p>54</text:p>
          </table:table-cell>
          <table:table-cell table:formula="of:=IF(MOD(([.B66]+[.C66])-([.$G$4]+1);[.$D$4])=0;[.$D$4];MOD(([.B66]+[.C66])-([.$G$4]+1);[.$D$4]))" office:value-type="float" office:value="75" calcext:value-type="float">
            <text:p>75</text:p>
          </table:table-cell>
          <table:table-cell table:formula="of:=IF([.D66]=0;MID([.$D$58];[.$D$4];1);IF([.D66]=[.$D$4];MID([.$D$58];[.$D$4];1);MID([.$D$58];[.D66];1)))" office:value-type="string" office:string-value="k" calcext:value-type="string">
            <text:p>k</text:p>
          </table:table-cell>
          <table:table-cell table:number-columns-repeated="5"/>
          <table:table-cell table:formula="of:=REPLACE([.K65];FIND(&quot; &quot;;[.K65];1);1;&quot;&quot;)" office:value-type="string" office:string-value="Y(*+,-Q%A5ug./012\CJRN&amp;Mxr34678hWX)&quot;vs9:&lt;'#]=&gt;@jEBFGIOPTUZ[^_`abcdef?iklmnopqtKHwyz{|}~!$" calcext:value-type="string">
            <text:p>Y(*+,-Q%A5ug./012\CJRN&amp;Mxr34678hWX)"vs9:&lt;'#]=&gt;@jEBFGIOPTUZ[^_`abcdef?iklmnopqtKHwyz{|}~!$</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h" calcext:value-type="string">
            <text:p>h</text:p>
          </table:table-cell>
          <table:table-cell table:formula="of:=FIND([.A67];[.$D$58];1)" office:value-type="float" office:value="36" calcext:value-type="float">
            <text:p>36</text:p>
          </table:table-cell>
          <table:table-cell table:formula="of:=FIND(MID([.$A$53];[.$A$6]+7;1);[.$D$58];1)" office:value-type="float" office:value="55" calcext:value-type="float">
            <text:p>55</text:p>
          </table:table-cell>
          <table:table-cell table:formula="of:=IF(MOD(([.B67]+[.C67])-([.$G$4]+1);[.$D$4])=0;[.$D$4];MOD(([.B67]+[.C67])-([.$G$4]+1);[.$D$4]))" office:value-type="float" office:value="30" calcext:value-type="float">
            <text:p>30</text:p>
          </table:table-cell>
          <table:table-cell table:formula="of:=IF([.D67]=0;MID([.$D$58];[.$D$4];1);IF([.D67]=[.$D$4];MID([.$D$58];[.$D$4];1);MID([.$D$58];[.D67];1)))" office:value-type="string" office:string-value="r" calcext:value-type="string">
            <text:p>r</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47" calcext:value-type="float">
            <text:p>47</text:p>
          </table:table-cell>
          <table:table-cell table:formula="of:=FIND(MID([.$A$53];[.$A$6]+8;1);[.$D$58];1)" office:value-type="float" office:value="91" calcext:value-type="float">
            <text:p>91</text:p>
          </table:table-cell>
          <table:table-cell table:formula="of:=IF(MOD(([.B68]+[.C68])-([.$G$4]+1);[.$D$4])=0;[.$D$4];MOD(([.B68]+[.C68])-([.$G$4]+1);[.$D$4]))" office:value-type="float" office:value="77" calcext:value-type="float">
            <text:p>77</text:p>
          </table:table-cell>
          <table:table-cell table:formula="of:=IF([.D68]=0;MID([.$D$58];[.$D$4];1);IF([.D68]=[.$D$4];MID([.$D$58];[.$D$4];1);MID([.$D$58];[.D68];1)))" office:value-type="string" office:string-value="m" calcext:value-type="string">
            <text:p>m</text:p>
          </table:table-cell>
          <table:table-cell table:number-columns-repeated="1019"/>
        </table:table-row>
        <table:table-row table:style-name="ro1">
          <table:table-cell table:formula="of:=MID([.A60];9;1)" office:value-type="string" office:string-value="e" calcext:value-type="string">
            <text:p>e</text:p>
          </table:table-cell>
          <table:table-cell table:formula="of:=FIND([.A69];[.$D$58];1)" office:value-type="float" office:value="71" calcext:value-type="float">
            <text:p>71</text:p>
          </table:table-cell>
          <table:table-cell table:formula="of:=FIND(MID([.$A$53];[.$A$6]+9;1);[.$D$58];1)" office:value-type="float" office:value="73" calcext:value-type="float">
            <text:p>73</text:p>
          </table:table-cell>
          <table:table-cell table:formula="of:=IF(MOD(([.B69]+[.C69])-([.$G$4]+1);[.$D$4])=0;[.$D$4];MOD(([.B69]+[.C69])-([.$G$4]+1);[.$D$4]))" office:value-type="float" office:value="83" calcext:value-type="float">
            <text:p>83</text:p>
          </table:table-cell>
          <table:table-cell table:formula="of:=IF([.D69]=0;MID([.$D$58];[.$D$4];1);IF([.D69]=[.$D$4];MID([.$D$58];[.$D$4];1);MID([.$D$58];[.D69];1)))" office:value-type="string" office:string-value="K" calcext:value-type="string">
            <text:p>K</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t" calcext:value-type="string">
            <text:p>t</text:p>
          </table:table-cell>
          <table:table-cell table:formula="of:=FIND([.A70];[.$D$58];1)" office:value-type="float" office:value="82" calcext:value-type="float">
            <text:p>82</text:p>
          </table:table-cell>
          <table:table-cell table:formula="of:=FIND(MID([.$A$53];[.$A$6]+10;1);[.$D$58];1)" office:value-type="float" office:value="54" calcext:value-type="float">
            <text:p>54</text:p>
          </table:table-cell>
          <table:table-cell table:formula="of:=IF(MOD(([.B70]+[.C70])-([.$G$4]+1);[.$D$4])=0;[.$D$4];MOD(([.B70]+[.C70])-([.$G$4]+1);[.$D$4]))" office:value-type="float" office:value="75" calcext:value-type="float">
            <text:p>75</text:p>
          </table:table-cell>
          <table:table-cell table:formula="of:=IF([.D70]=0;MID([.$D$58];[.$D$4];1);IF([.D70]=[.$D$4];MID([.$D$58];[.$D$4];1);MID([.$D$58];[.D70];1)))" office:value-type="string" office:string-value="k" calcext:value-type="string">
            <text:p>k</text:p>
          </table:table-cell>
          <table:table-cell table:number-columns-repeated="1019"/>
        </table:table-row>
        <table:table-row table:style-name="ro1">
          <table:table-cell table:formula="of:=MID([.A60];11;1)" office:value-type="string" office:string-value="l" calcext:value-type="string">
            <text:p>l</text:p>
          </table:table-cell>
          <table:table-cell table:formula="of:=FIND([.A71];[.$D$58];1)" office:value-type="float" office:value="76" calcext:value-type="float">
            <text:p>76</text:p>
          </table:table-cell>
          <table:table-cell table:formula="of:=FIND(MID([.$A$53];[.$A$6]+11;1);[.$D$58];1)" office:value-type="float" office:value="10" calcext:value-type="float">
            <text:p>10</text:p>
          </table:table-cell>
          <table:table-cell table:formula="of:=IF(MOD(([.B71]+[.C71])-([.$G$4]+1);[.$D$4])=0;[.$D$4];MOD(([.B71]+[.C71])-([.$G$4]+1);[.$D$4]))" office:value-type="float" office:value="25" calcext:value-type="float">
            <text:p>25</text:p>
          </table:table-cell>
          <table:table-cell table:formula="of:=IF([.D71]=0;MID([.$D$58];[.$D$4];1);IF([.D71]=[.$D$4];MID([.$D$58];[.$D$4];1);MID([.$D$58];[.D71];1)))" office:value-type="string" office:string-value="R" calcext:value-type="string">
            <text:p>R</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Z" calcext:value-type="string">
            <text:p>Z</text:p>
          </table:table-cell>
          <table:table-cell table:formula="of:=FIND([.A72];[.$D$58];1)" office:value-type="float" office:value="62" calcext:value-type="float">
            <text:p>62</text:p>
          </table:table-cell>
          <table:table-cell table:formula="of:=FIND(MID([.$A$53];[.$A$6]+12;1);[.$D$58];1)" office:value-type="float" office:value="53" calcext:value-type="float">
            <text:p>53</text:p>
          </table:table-cell>
          <table:table-cell table:formula="of:=IF(MOD(([.B72]+[.C72])-([.$G$4]+1);[.$D$4])=0;[.$D$4];MOD(([.B72]+[.C72])-([.$G$4]+1);[.$D$4]))" office:value-type="float" office:value="54" calcext:value-type="float">
            <text:p>54</text:p>
          </table:table-cell>
          <table:table-cell table:formula="of:=IF([.D72]=0;MID([.$D$58];[.$D$4];1);IF([.D72]=[.$D$4];MID([.$D$58];[.$D$4];1);MID([.$D$58];[.D72];1)))" office:value-type="string" office:string-value="B" calcext:value-type="string">
            <text:p>B</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v" calcext:value-type="string">
            <text:p>v</text:p>
          </table:table-cell>
          <table:table-cell table:formula="of:=FIND([.A73];[.$D$58];1)" office:value-type="float" office:value="41" calcext:value-type="float">
            <text:p>41</text:p>
          </table:table-cell>
          <table:table-cell table:formula="of:=FIND(MID([.$A$53];[.$A$6]+13;1);[.$D$58];1)" office:value-type="float" office:value="60" calcext:value-type="float">
            <text:p>60</text:p>
          </table:table-cell>
          <table:table-cell table:formula="of:=IF(MOD(([.B73]+[.C73])-([.$G$4]+1);[.$D$4])=0;[.$D$4];MOD(([.B73]+[.C73])-([.$G$4]+1);[.$D$4]))" office:value-type="float" office:value="40" calcext:value-type="float">
            <text:p>40</text:p>
          </table:table-cell>
          <table:table-cell table:formula="of:=IF([.D73]=0;MID([.$D$58];[.$D$4];1);IF([.D73]=[.$D$4];MID([.$D$58];[.$D$4];1);MID([.$D$58];[.D73];1)))" office:value-type="string" office:string-value="&quot;" calcext:value-type="string">
            <text:p>"</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47" calcext:value-type="float">
            <text:p>47</text:p>
          </table:table-cell>
          <table:table-cell table:formula="of:=FIND(MID([.$A$53];[.$A$6]+14;1);[.$D$58];1)" office:value-type="float" office:value="91" calcext:value-type="float">
            <text:p>91</text:p>
          </table:table-cell>
          <table:table-cell table:formula="of:=IF(MOD(([.B74]+[.C74])-([.$G$4]+1);[.$D$4])=0;[.$D$4];MOD(([.B74]+[.C74])-([.$G$4]+1);[.$D$4]))" office:value-type="float" office:value="77" calcext:value-type="float">
            <text:p>77</text:p>
          </table:table-cell>
          <table:table-cell table:formula="of:=IF([.D74]=0;MID([.$D$58];[.$D$4];1);IF([.D74]=[.$D$4];MID([.$D$58];[.$D$4];1);MID([.$D$58];[.D74];1)))" office:value-type="string" office:string-value="m" calcext:value-type="string">
            <text:p>m</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 calcext:value-type="string">
            <text:p>?</text:p>
          </table:table-cell>
          <table:table-cell table:formula="of:=FIND([.A75];[.$D$58];1)" office:value-type="float" office:value="73" calcext:value-type="float">
            <text:p>73</text:p>
          </table:table-cell>
          <table:table-cell table:formula="of:=FIND(MID([.$A$53];[.$A$6]+15;1);[.$D$58];1)" office:value-type="float" office:value="35" calcext:value-type="float">
            <text:p>35</text:p>
          </table:table-cell>
          <table:table-cell table:formula="of:=IF(MOD(([.B75]+[.C75])-([.$G$4]+1);[.$D$4])=0;[.$D$4];MOD(([.B75]+[.C75])-([.$G$4]+1);[.$D$4]))" office:value-type="float" office:value="47" calcext:value-type="float">
            <text:p>47</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 calcext:value-type="string">
            <text:p>)</text:p>
          </table:table-cell>
          <table:table-cell table:formula="of:=FIND([.A76];[.$D$58];1)" office:value-type="float" office:value="39" calcext:value-type="float">
            <text:p>39</text:p>
          </table:table-cell>
          <table:table-cell table:formula="of:=FIND(MID([.$A$53];[.$A$6]+16;1);[.$D$58];1)" office:value-type="float" office:value="6" calcext:value-type="float">
            <text:p>6</text:p>
          </table:table-cell>
          <table:table-cell table:formula="of:=IF(MOD(([.B76]+[.C76])-([.$G$4]+1);[.$D$4])=0;[.$D$4];MOD(([.B76]+[.C76])-([.$G$4]+1);[.$D$4]))" office:value-type="float" office:value="77" calcext:value-type="float">
            <text:p>77</text:p>
          </table:table-cell>
          <table:table-cell table:formula="of:=IF([.D76]=0;MID([.$D$58];[.$D$4];1);IF([.D76]=[.$D$4];MID([.$D$58];[.$D$4];1);MID([.$D$58];[.D76];1)))" office:value-type="string" office:string-value="m" calcext:value-type="string">
            <text:p>m</text:p>
          </table:table-cell>
          <table:table-cell table:number-columns-repeated="1019"/>
        </table:table-row>
        <table:table-row table:style-name="ro1">
          <table:table-cell table:style-name="ce28" table:formula="of:=COM.MICROSOFT.CONCAT([.$E$61:.$E$76])" office:value-type="string" office:string-value="YBQe*krmKkRB&quot;m#m" calcext:value-type="string">
            <text:p>YBQe*krmKkRB"m#m</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mF4&quot;)Xd9){m'drPaElfUBF~?B-ET~8(A#Beautiful#MindA#Beautiful#Mind" calcext:value-type="string">
            <text:p>?mF4")Xd9){m'drPaElfUBF~?B-ET~8(A#Beautiful#MindA#Beautiful#Mind</text:p>
          </table:table-cell>
          <table:table-cell table:style-name="ce27" table:formula="of:=COM.MICROSOFT.CONCAT( &quot;  OTP SIZE=  &quot;;LEN([.A78]))" office:value-type="string" office:string-value="  OTP SIZE=  64" calcext:value-type="string">
            <text:p><text:s text:c="2"/>OTP SIZE= <text:s/>64</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WX)&quot;vs9:&lt;'#]=&gt;@jEBFGIOPTUZ[^_`abcdef?iklmnopqtKHwyz{|}~!$" calcext:value-type="string">
            <text:p>WX)"vs9:&lt;'#]=&gt;@jEBFGIOPTUZ[^_`abcdef?iklmnopqtKHwyz{|}~!$</text:p>
          </table:table-cell>
          <table:table-cell table:style-name="ce28" table:formula="of:=IF([.$H$3]=0;RIGHT([.$D$58];LEN([.$D$58])-[.$H$4]);LEFT([.$D$58];LEN([.$D$58])-[.$H$4]))" office:value-type="string" office:string-value="LDVSY(*+,-Q%A5ug./012\CJRN&amp;Mxr34678h" calcext:value-type="string">
            <text:p>LDVSY(*+,-Q%A5ug./012\CJRN&amp;Mxr34678h</text:p>
          </table:table-cell>
          <table:table-cell table:style-name="ce28" table:formula="of:=IF([.$H$3]=0;COM.MICROSOFT.CONCAT([.C80];[.B80]);COM.MICROSOFT.CONCAT([.C81];[.B81]))" office:value-type="string" office:string-value="WX)&quot;vs9:&lt;'#]=&gt;@jEBFGIOPTUZ[^_`abcdef?iklmnopqtKHwyz{|}~!$LDVSY(*+,-Q%A5ug./012\CJRN&amp;Mxr34678h" calcext:value-type="string">
            <text:p>WX)"vs9:&lt;'#]=&gt;@jEBFGIOPTUZ[^_`abcdef?iklmnopqtKHwyz{|}~!$LDVSY(*+,-Q%A5ug./012\CJRN&amp;Mxr34678h</text:p>
          </table:table-cell>
          <table:table-cell table:style-name="Default"/>
          <table:table-cell table:number-columns-repeated="1019"/>
        </table:table-row>
        <table:table-row table:style-name="ro1">
          <table:table-cell/>
          <table:table-cell table:style-name="ce28" table:formula="of:=LEFT([.$D$58];LEN([.$D$58])-[.$H$4])" office:value-type="string" office:string-value="LDVSY(*+,-Q%A5ug./012\CJRN&amp;Mxr34678h" calcext:value-type="string">
            <text:p>LDVSY(*+,-Q%A5ug./012\CJRN&amp;Mxr34678h</text:p>
          </table:table-cell>
          <table:table-cell table:style-name="ce28" table:formula="of:=RIGHT([.$D$58];[.$H$4])" office:value-type="string" office:string-value="WX)&quot;vs9:&lt;'#]=&gt;@jEBFGIOPTUZ[^_`abcdef?iklmnopqtKHwyz{|}~!$" calcext:value-type="string">
            <text:p>WX)"vs9:&lt;'#]=&gt;@jEBFGIOPTUZ[^_`abcdef?iklmnopqtKHwyz{|}~!$</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L" calcext:value-type="string">
            <text:p>L</text:p>
          </table:table-cell>
          <table:table-cell/>
          <table:table-cell table:style-name="ce28" table:formula="of:=IF([.$H$3]=0;COM.MICROSOFT.CONCAT([.B82];REPLACE([.D80];([.$H$4]+1);1;&quot;&quot;));COM.MICROSOFT.CONCAT(REPLACE([.D80];([.$H$4]+1);1;&quot;&quot;);[.B82]))" office:value-type="string" office:string-value="WX)&quot;vs9:&lt;'#]=&gt;@jEBFGIOPTUZ[^_`abcdef?iklmnopqtKHwyz{|}~!$DVSY(*+,-Q%A5ug./012\CJRN&amp;Mxr34678hL" calcext:value-type="string">
            <text:p>WX)"vs9:&lt;'#]=&gt;@jEBFGIOPTUZ[^_`abcdef?iklmnopqtKHwyz{|}~!$DVSY(*+,-Q%A5ug./012\CJRN&amp;Mxr34678hL</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U]YD" calcext:value-type="string">
            <text:p>U]YD</text:p>
          </table:table-cell>
          <table:table-cell table:style-name="ce28" table:formula="of:=IF([.$F$4]&lt;[.$E$4];REPLACE([.D82];[.$E$4]+1;1;&quot;&quot;);REPLACE([.D82];[.$F$4]+1;1;&quot;&quot;))" office:value-type="string" office:string-value="WX)&quot;vs9:&lt;'#]=&gt;@jEBFGIOPTZ[^_`abcdef?iklmnopqtKHwyz{|}~!$DVSY(*+,-Q%A5ug./012\CJRN&amp;Mxr34678hL" calcext:value-type="string">
            <text:p>WX)"vs9:&lt;'#]=&gt;@jEBFGIOPTZ[^_`abcdef?iklmnopqtKHwyz{|}~!$DVSY(*+,-Q%A5ug./012\CJRN&amp;Mxr34678hL</text:p>
          </table:table-cell>
          <table:table-cell table:formula="of:=COM.MICROSOFT.CONCAT([.B83];[.K91])" office:value-type="string" office:string-value="U]YDWX)&quot;vs9:&lt;'#=&gt;@jEBFGIOPTZ[^_`abcdef?iklmnopqtKHwyz{|}~!$VS(*+,-Q%A5ug./012\CJRN&amp;Mxr34678hL" calcext:value-type="string">
            <text:p>U]YDWX)"vs9:&lt;'#=&gt;@jEBFGIOPTZ[^_`abcdef?iklmnopqtKHwyz{|}~!$VS(*+,-Q%A5ug./012\CJRN&amp;Mxr34678hL</text:p>
          </table:table-cell>
          <table:table-cell table:style-name="Default"/>
          <table:table-cell table:number-columns-repeated="4"/>
          <table:table-cell table:style-name="ce28" table:formula="of:=MID([.$D$82];[.$E$4]+1;1)" office:value-type="string" office:string-value="U" calcext:value-type="string">
            <text:p>U</text:p>
          </table:table-cell>
          <table:table-cell table:style-name="ce28" table:formula="of:=REPLACE([.$D$82];[.$E$4]+1;1;&quot; &quot;)" office:value-type="string" office:string-value="WX)&quot;vs9:&lt;'#]=&gt;@jEBFGIOPT Z[^_`abcdef?iklmnopqtKHwyz{|}~!$DVSY(*+,-Q%A5ug./012\CJRN&amp;Mxr34678hL" calcext:value-type="string">
            <text:p>WX)"vs9:&lt;'#]=&gt;@jEBFGIOPT Z[^_`abcdef?iklmnopqtKHwyz{|}~!$DVSY(*+,-Q%A5ug./012\CJRN&amp;Mxr34678hL</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Y" calcext:value-type="string">
            <text:p>Y</text:p>
          </table:table-cell>
          <table:table-cell table:style-name="ce28" table:formula="of:=IF([.$F$4]&lt;[.$E$4];REPLACE([.C83];[.$F$4]+1;1;&quot;&quot;);REPLACE([.C83];[.$E$4]+1;1;&quot;&quot;))" office:value-type="string" office:string-value="WX)&quot;vs9:&lt;'#=&gt;@jEBFGIOPTZ[^_`abcdef?iklmnopqtKHwyz{|}~!$DVSY(*+,-Q%A5ug./012\CJRN&amp;Mxr34678hL" calcext:value-type="string">
            <text:p>WX)"vs9:&lt;'#=&gt;@jEBFGIOPTZ[^_`abcdef?iklmnopqtKHwyz{|}~!$DVSY(*+,-Q%A5ug./012\CJRN&amp;Mxr34678hL</text:p>
          </table:table-cell>
          <table:table-cell/>
          <table:table-cell table:style-name="Default"/>
          <table:table-cell table:number-columns-repeated="4"/>
          <table:table-cell table:formula="of:=COM.MICROSOFT.CONCAT([.J83];MID([.K83];[.$F$4]+1;1))" office:value-type="string" office:string-value="U]" calcext:value-type="string">
            <text:p>U]</text:p>
          </table:table-cell>
          <table:table-cell table:style-name="ce28" table:formula="of:=REPLACE([.$K83];[.$F$4]+1;1;&quot; &quot;)" office:value-type="string" office:string-value="WX)&quot;vs9:&lt;'# =&gt;@jEBFGIOPT Z[^_`abcdef?iklmnopqtKHwyz{|}~!$DVSY(*+,-Q%A5ug./012\CJRN&amp;Mxr34678hL" calcext:value-type="string">
            <text:p>WX)"vs9:&lt;'# =&gt;@jEBFGIOPT Z[^_`abcdef?iklmnopqtKHwyz{|}~!$DVSY(*+,-Q%A5ug./012\CJRN&amp;Mxr34678hL</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YBQe*krmKkRB&quot;m#m" calcext:value-type="string">
            <text:p>YBQe*krmKkRB"m#m</text:p>
          </table:table-cell>
          <table:table-cell table:formula="of:=COM.MICROSOFT.CONCAT(&quot;'&quot;;[.A85];&quot;'&quot;;&quot; A85 char positions in D83&quot;)" office:value-type="string" office:string-value="'YBQe*krmKkRB&quot;m#m' A85 char positions in D83" calcext:value-type="string">
            <text:p>'YBQe*krmKkRB"m#m' A85 char positions in D83</text:p>
          </table:table-cell>
          <table:table-cell table:formula="of:=COM.MICROSOFT.CONCAT(&quot;'&quot;;MID([.$A$78];[.$A$6]+1;[.$A$6]);&quot;'&quot;;&quot; OTP  char positions in D83&quot;)" office:value-type="string" office:string-value="'aElfUBF~?B-ET~8(' OTP  char positions in D83" calcext:value-type="string">
            <text:p>'aElfUBF~?B-ET~8(' OTP <text:s/>char positions in D83</text:p>
          </table:table-cell>
          <table:table-cell/>
          <table:table-cell table:style-name="Default"/>
          <table:table-cell table:number-columns-repeated="4"/>
          <table:table-cell table:formula="of:=COM.MICROSOFT.CONCAT([.J84];MID([.$K84];[.$G$4]+1;1))" office:value-type="string" office:string-value="U]Y" calcext:value-type="string">
            <text:p>U]Y</text:p>
          </table:table-cell>
          <table:table-cell table:style-name="ce28" table:formula="of:=REPLACE([.$K84];[.$G$4]+1;1;&quot; &quot;)" office:value-type="string" office:string-value="WX)&quot;vs9:&lt;'# =&gt;@jEBFGIOPT Z[^_`abcdef?iklmnopqtKHwyz{|}~!$DVS (*+,-Q%A5ug./012\CJRN&amp;Mxr34678hL" calcext:value-type="string">
            <text:p>WX)"vs9:&lt;'# =&gt;@jEBFGIOPT Z[^_`abcdef?iklmnopqtKHwyz{|}~!$DVS (*+,-Q%A5ug./012\CJRN&amp;Mxr34678hL</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Y" calcext:value-type="string">
            <text:p>Y</text:p>
          </table:table-cell>
          <table:table-cell table:formula="of:=FIND([.A86];[.$D$83];1)" office:value-type="float" office:value="3" calcext:value-type="float">
            <text:p>3</text:p>
          </table:table-cell>
          <table:table-cell table:formula="of:=FIND(MID([.$A$78];[.$A$6]+1;1);[.$D$83];1)" office:value-type="float" office:value="33" calcext:value-type="float">
            <text:p>33</text:p>
          </table:table-cell>
          <table:table-cell table:formula="of:=IF(MOD(([.B86]+[.C86])-([.$H$4]+1);[.$D$4])=0;[.$D$4];MOD(([.B86]+[.C86])-([.$H$4]+1);[.$D$4]))" office:value-type="float" office:value="71" calcext:value-type="float">
            <text:p>71</text:p>
          </table:table-cell>
          <table:table-cell table:formula="of:=IF([.D86]=0;MID([.$D$83];[.$D$4];1);IF([.D86]=[.$D$4];MID([.$D$83];[.$D$4];1);MID([.$D$83];[.D86];1)))" office:value-type="string" office:string-value="u" calcext:value-type="string">
            <text:p>u</text:p>
          </table:table-cell>
          <table:table-cell table:number-columns-repeated="4"/>
          <table:table-cell table:formula="of:=COM.MICROSOFT.CONCAT([.J85];MID([.$K85];[.$H$4]+1;1))" office:value-type="string" office:string-value="U]YD" calcext:value-type="string">
            <text:p>U]YD</text:p>
          </table:table-cell>
          <table:table-cell table:style-name="ce28" table:formula="of:=REPLACE([.$K85];[.$H$4]+1;1;&quot; &quot;)" office:value-type="string" office:string-value="WX)&quot;vs9:&lt;'# =&gt;@jEBFGIOPT Z[^_`abcdef?iklmnopqtKHwyz{|}~!$ VS (*+,-Q%A5ug./012\CJRN&amp;Mxr34678hL" calcext:value-type="string">
            <text:p>WX)"vs9:&lt;'# =&gt;@jEBFGIOPT Z[^_`abcdef?iklmnopqtKHwyz{|}~!$ VS (*+,-Q%A5ug./012\CJRN&amp;Mxr34678hL</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B" calcext:value-type="string">
            <text:p>B</text:p>
          </table:table-cell>
          <table:table-cell table:formula="of:=FIND([.A87];[.$D$83];1)" office:value-type="float" office:value="21" calcext:value-type="float">
            <text:p>21</text:p>
          </table:table-cell>
          <table:table-cell table:formula="of:=FIND(MID([.$A$78];[.$A$6]+2;1);[.$D$83];1)" office:value-type="float" office:value="20" calcext:value-type="float">
            <text:p>20</text:p>
          </table:table-cell>
          <table:table-cell table:formula="of:=IF(MOD(([.B87]+[.C87])-([.$H$4]+1);[.$D$4])=0;[.$D$4];MOD(([.B87]+[.C87])-([.$H$4]+1);[.$D$4]))" office:value-type="float" office:value="76" calcext:value-type="float">
            <text:p>76</text:p>
          </table:table-cell>
          <table:table-cell table:formula="of:=IF([.D87]=0;MID([.$D$83];[.$D$4];1);IF([.D87]=[.$D$4];MID([.$D$83];[.$D$4];1);MID([.$D$83];[.D87];1)))" office:value-type="string" office:string-value="1" calcext:value-type="string">
            <text:p>1</text:p>
          </table:table-cell>
          <table:table-cell table:number-columns-repeated="1019"/>
        </table:table-row>
        <table:table-row table:style-name="ro1">
          <table:table-cell table:formula="of:=MID([.A85];3;1)" office:value-type="string" office:string-value="Q" calcext:value-type="string">
            <text:p>Q</text:p>
          </table:table-cell>
          <table:table-cell table:formula="of:=FIND([.A88];[.$D$83];1)" office:value-type="float" office:value="67" calcext:value-type="float">
            <text:p>67</text:p>
          </table:table-cell>
          <table:table-cell table:formula="of:=FIND(MID([.$A$78];[.$A$6]+3;1);[.$D$83];1)" office:value-type="float" office:value="42" calcext:value-type="float">
            <text:p>42</text:p>
          </table:table-cell>
          <table:table-cell table:formula="of:=IF(MOD(([.B88]+[.C88])-([.$H$4]+1);[.$D$4])=0;[.$D$4];MOD(([.B88]+[.C88])-([.$H$4]+1);[.$D$4]))" office:value-type="float" office:value="51" calcext:value-type="float">
            <text:p>51</text:p>
          </table:table-cell>
          <table:table-cell table:formula="of:=IF([.D88]=0;MID([.$D$83];[.$D$4];1);IF([.D88]=[.$D$4];MID([.$D$83];[.$D$4];1);MID([.$D$83];[.D88];1)))" office:value-type="string" office:string-value="w" calcext:value-type="string">
            <text:p>w</text:p>
          </table:table-cell>
          <table:table-cell table:number-columns-repeated="5"/>
          <table:table-cell table:formula="of:=REPLACE([.K86];FIND(&quot; &quot;;[.K86];1);1;&quot;&quot;)" office:value-type="string" office:string-value="WX)&quot;vs9:&lt;'#=&gt;@jEBFGIOPT Z[^_`abcdef?iklmnopqtKHwyz{|}~!$ VS (*+,-Q%A5ug./012\CJRN&amp;Mxr34678hL" calcext:value-type="string">
            <text:p>WX)"vs9:&lt;'#=&gt;@jEBFGIOPT Z[^_`abcdef?iklmnopqtKHwyz{|}~!$ VS (*+,-Q%A5ug./012\CJRN&amp;Mxr34678hL</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e" calcext:value-type="string">
            <text:p>e</text:p>
          </table:table-cell>
          <table:table-cell table:formula="of:=FIND([.A89];[.$D$83];1)" office:value-type="float" office:value="37" calcext:value-type="float">
            <text:p>37</text:p>
          </table:table-cell>
          <table:table-cell table:formula="of:=FIND(MID([.$A$78];[.$A$6]+4;1);[.$D$83];1)" office:value-type="float" office:value="38" calcext:value-type="float">
            <text:p>38</text:p>
          </table:table-cell>
          <table:table-cell table:formula="of:=IF(MOD(([.B89]+[.C89])-([.$H$4]+1);[.$D$4])=0;[.$D$4];MOD(([.B89]+[.C89])-([.$H$4]+1);[.$D$4]))" office:value-type="float" office:value="17" calcext:value-type="float">
            <text:p>17</text:p>
          </table:table-cell>
          <table:table-cell table:formula="of:=IF([.D89]=0;MID([.$D$83];[.$D$4];1);IF([.D89]=[.$D$4];MID([.$D$83];[.$D$4];1);MID([.$D$83];[.D89];1)))" office:value-type="string" office:string-value="&gt;" calcext:value-type="string">
            <text:p>&gt;</text:p>
          </table:table-cell>
          <table:table-cell table:number-columns-repeated="5"/>
          <table:table-cell table:formula="of:=REPLACE([.K88];FIND(&quot; &quot;;[.K88];1);1;&quot;&quot;)" office:value-type="string" office:string-value="WX)&quot;vs9:&lt;'#=&gt;@jEBFGIOPTZ[^_`abcdef?iklmnopqtKHwyz{|}~!$ VS (*+,-Q%A5ug./012\CJRN&amp;Mxr34678hL" calcext:value-type="string">
            <text:p>WX)"vs9:&lt;'#=&gt;@jEBFGIOPTZ[^_`abcdef?iklmnopqtKHwyz{|}~!$ VS (*+,-Q%A5ug./012\CJRN&amp;Mxr34678hL</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 calcext:value-type="string">
            <text:p>*</text:p>
          </table:table-cell>
          <table:table-cell table:formula="of:=FIND([.A90];[.$D$83];1)" office:value-type="float" office:value="63" calcext:value-type="float">
            <text:p>63</text:p>
          </table:table-cell>
          <table:table-cell table:formula="of:=FIND(MID([.$A$78];[.$A$6]+5;1);[.$D$83];1)" office:value-type="float" office:value="1" calcext:value-type="float">
            <text:p>1</text:p>
          </table:table-cell>
          <table:table-cell table:formula="of:=IF(MOD(([.B90]+[.C90])-([.$H$4]+1);[.$D$4])=0;[.$D$4];MOD(([.B90]+[.C90])-([.$H$4]+1);[.$D$4]))" office:value-type="float" office:value="6" calcext:value-type="float">
            <text:p>6</text:p>
          </table:table-cell>
          <table:table-cell table:formula="of:=IF([.D90]=0;MID([.$D$83];[.$D$4];1);IF([.D90]=[.$D$4];MID([.$D$83];[.$D$4];1);MID([.$D$83];[.D90];1)))" office:value-type="string" office:string-value="X" calcext:value-type="string">
            <text:p>X</text:p>
          </table:table-cell>
          <table:table-cell table:number-columns-repeated="5"/>
          <table:table-cell table:formula="of:=REPLACE([.K89];FIND(&quot; &quot;;[.K89];1);1;&quot;&quot;)" office:value-type="string" office:string-value="WX)&quot;vs9:&lt;'#=&gt;@jEBFGIOPTZ[^_`abcdef?iklmnopqtKHwyz{|}~!$VS (*+,-Q%A5ug./012\CJRN&amp;Mxr34678hL" calcext:value-type="string">
            <text:p>WX)"vs9:&lt;'#=&gt;@jEBFGIOPTZ[^_`abcdef?iklmnopqtKHwyz{|}~!$VS (*+,-Q%A5ug./012\CJRN&amp;Mxr34678hL</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k" calcext:value-type="string">
            <text:p>k</text:p>
          </table:table-cell>
          <table:table-cell table:formula="of:=FIND([.A91];[.$D$83];1)" office:value-type="float" office:value="41" calcext:value-type="float">
            <text:p>41</text:p>
          </table:table-cell>
          <table:table-cell table:formula="of:=FIND(MID([.$A$78];[.$A$6]+6;1);[.$D$83];1)" office:value-type="float" office:value="21" calcext:value-type="float">
            <text:p>21</text:p>
          </table:table-cell>
          <table:table-cell table:formula="of:=IF(MOD(([.B91]+[.C91])-([.$H$4]+1);[.$D$4])=0;[.$D$4];MOD(([.B91]+[.C91])-([.$H$4]+1);[.$D$4]))" office:value-type="float" office:value="4" calcext:value-type="float">
            <text:p>4</text:p>
          </table:table-cell>
          <table:table-cell table:formula="of:=IF([.D91]=0;MID([.$D$83];[.$D$4];1);IF([.D91]=[.$D$4];MID([.$D$83];[.$D$4];1);MID([.$D$83];[.D91];1)))" office:value-type="string" office:string-value="D" calcext:value-type="string">
            <text:p>D</text:p>
          </table:table-cell>
          <table:table-cell table:number-columns-repeated="5"/>
          <table:table-cell table:formula="of:=REPLACE([.K90];FIND(&quot; &quot;;[.K90];1);1;&quot;&quot;)" office:value-type="string" office:string-value="WX)&quot;vs9:&lt;'#=&gt;@jEBFGIOPTZ[^_`abcdef?iklmnopqtKHwyz{|}~!$VS(*+,-Q%A5ug./012\CJRN&amp;Mxr34678hL" calcext:value-type="string">
            <text:p>WX)"vs9:&lt;'#=&gt;@jEBFGIOPTZ[^_`abcdef?iklmnopqtKHwyz{|}~!$VS(*+,-Q%A5ug./012\CJRN&amp;Mxr34678hL</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r" calcext:value-type="string">
            <text:p>r</text:p>
          </table:table-cell>
          <table:table-cell table:formula="of:=FIND([.A92];[.$D$83];1)" office:value-type="float" office:value="86" calcext:value-type="float">
            <text:p>86</text:p>
          </table:table-cell>
          <table:table-cell table:formula="of:=FIND(MID([.$A$78];[.$A$6]+7;1);[.$D$83];1)" office:value-type="float" office:value="22" calcext:value-type="float">
            <text:p>22</text:p>
          </table:table-cell>
          <table:table-cell table:formula="of:=IF(MOD(([.B92]+[.C92])-([.$H$4]+1);[.$D$4])=0;[.$D$4];MOD(([.B92]+[.C92])-([.$H$4]+1);[.$D$4]))" office:value-type="float" office:value="50" calcext:value-type="float">
            <text:p>50</text:p>
          </table:table-cell>
          <table:table-cell table:formula="of:=IF([.D92]=0;MID([.$D$83];[.$D$4];1);IF([.D92]=[.$D$4];MID([.$D$83];[.$D$4];1);MID([.$D$83];[.D92];1)))" office:value-type="string" office:string-value="H" calcext:value-type="string">
            <text:p>H</text:p>
          </table:table-cell>
          <table:table-cell table:number-columns-repeated="1019"/>
        </table:table-row>
        <table:table-row table:style-name="ro1">
          <table:table-cell table:formula="of:=MID([.A85];8;1)" office:value-type="string" office:string-value="m" calcext:value-type="string">
            <text:p>m</text:p>
          </table:table-cell>
          <table:table-cell table:formula="of:=FIND([.A93];[.$D$83];1)" office:value-type="float" office:value="43" calcext:value-type="float">
            <text:p>43</text:p>
          </table:table-cell>
          <table:table-cell table:formula="of:=FIND(MID([.$A$78];[.$A$6]+8;1);[.$D$83];1)" office:value-type="float" office:value="57" calcext:value-type="float">
            <text:p>57</text:p>
          </table:table-cell>
          <table:table-cell table:formula="of:=IF(MOD(([.B93]+[.C93])-([.$H$4]+1);[.$D$4])=0;[.$D$4];MOD(([.B93]+[.C93])-([.$H$4]+1);[.$D$4]))" office:value-type="float" office:value="42" calcext:value-type="float">
            <text:p>42</text:p>
          </table:table-cell>
          <table:table-cell table:formula="of:=IF([.D93]=0;MID([.$D$83];[.$D$4];1);IF([.D93]=[.$D$4];MID([.$D$83];[.$D$4];1);MID([.$D$83];[.D93];1)))" office:value-type="string" office:string-value="l" calcext:value-type="string">
            <text:p>l</text:p>
          </table:table-cell>
          <table:table-cell table:number-columns-repeated="1019"/>
        </table:table-row>
        <table:table-row table:style-name="ro1">
          <table:table-cell table:formula="of:=MID([.A85];9;1)" office:value-type="string" office:string-value="K" calcext:value-type="string">
            <text:p>K</text:p>
          </table:table-cell>
          <table:table-cell table:formula="of:=FIND([.A94];[.$D$83];1)" office:value-type="float" office:value="49" calcext:value-type="float">
            <text:p>49</text:p>
          </table:table-cell>
          <table:table-cell table:formula="of:=FIND(MID([.$A$78];[.$A$6]+9;1);[.$D$83];1)" office:value-type="float" office:value="39" calcext:value-type="float">
            <text:p>39</text:p>
          </table:table-cell>
          <table:table-cell table:formula="of:=IF(MOD(([.B94]+[.C94])-([.$H$4]+1);[.$D$4])=0;[.$D$4];MOD(([.B94]+[.C94])-([.$H$4]+1);[.$D$4]))" office:value-type="float" office:value="30" calcext:value-type="float">
            <text:p>30</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k" calcext:value-type="string">
            <text:p>k</text:p>
          </table:table-cell>
          <table:table-cell table:formula="of:=FIND([.A95];[.$D$83];1)" office:value-type="float" office:value="41" calcext:value-type="float">
            <text:p>41</text:p>
          </table:table-cell>
          <table:table-cell table:formula="of:=FIND(MID([.$A$78];[.$A$6]+10;1);[.$D$83];1)" office:value-type="float" office:value="21" calcext:value-type="float">
            <text:p>21</text:p>
          </table:table-cell>
          <table:table-cell table:formula="of:=IF(MOD(([.B95]+[.C95])-([.$H$4]+1);[.$D$4])=0;[.$D$4];MOD(([.B95]+[.C95])-([.$H$4]+1);[.$D$4]))" office:value-type="float" office:value="4" calcext:value-type="float">
            <text:p>4</text:p>
          </table:table-cell>
          <table:table-cell table:formula="of:=IF([.D95]=0;MID([.$D$83];[.$D$4];1);IF([.D95]=[.$D$4];MID([.$D$83];[.$D$4];1);MID([.$D$83];[.D95];1)))" office:value-type="string" office:string-value="D" calcext:value-type="string">
            <text:p>D</text:p>
          </table:table-cell>
          <table:table-cell table:number-columns-repeated="1019"/>
        </table:table-row>
        <table:table-row table:style-name="ro1">
          <table:table-cell table:formula="of:=MID([.A85];11;1)" office:value-type="string" office:string-value="R" calcext:value-type="string">
            <text:p>R</text:p>
          </table:table-cell>
          <table:table-cell table:formula="of:=FIND([.A96];[.$D$83];1)" office:value-type="float" office:value="81" calcext:value-type="float">
            <text:p>81</text:p>
          </table:table-cell>
          <table:table-cell table:formula="of:=FIND(MID([.$A$78];[.$A$6]+11;1);[.$D$83];1)" office:value-type="float" office:value="66" calcext:value-type="float">
            <text:p>66</text:p>
          </table:table-cell>
          <table:table-cell table:formula="of:=IF(MOD(([.B96]+[.C96])-([.$H$4]+1);[.$D$4])=0;[.$D$4];MOD(([.B96]+[.C96])-([.$H$4]+1);[.$D$4]))" office:value-type="float" office:value="89" calcext:value-type="float">
            <text:p>89</text:p>
          </table:table-cell>
          <table:table-cell table:formula="of:=IF([.D96]=0;MID([.$D$83];[.$D$4];1);IF([.D96]=[.$D$4];MID([.$D$83];[.$D$4];1);MID([.$D$83];[.D96];1)))" office:value-type="string" office:string-value="6" calcext:value-type="string">
            <text:p>6</text:p>
          </table:table-cell>
          <table:table-cell table:number-columns-repeated="1019"/>
        </table:table-row>
        <table:table-row table:style-name="ro1">
          <table:table-cell table:formula="of:=MID([.A85];12;1)" office:value-type="string" office:string-value="B" calcext:value-type="string">
            <text:p>B</text:p>
          </table:table-cell>
          <table:table-cell table:formula="of:=FIND([.A97];[.$D$83];1)" office:value-type="float" office:value="21" calcext:value-type="float">
            <text:p>21</text:p>
          </table:table-cell>
          <table:table-cell table:formula="of:=FIND(MID([.$A$78];[.$A$6]+12;1);[.$D$83];1)" office:value-type="float" office:value="20" calcext:value-type="float">
            <text:p>20</text:p>
          </table:table-cell>
          <table:table-cell table:formula="of:=IF(MOD(([.B97]+[.C97])-([.$H$4]+1);[.$D$4])=0;[.$D$4];MOD(([.B97]+[.C97])-([.$H$4]+1);[.$D$4]))" office:value-type="float" office:value="76" calcext:value-type="float">
            <text:p>76</text:p>
          </table:table-cell>
          <table:table-cell table:formula="of:=IF([.D97]=0;MID([.$D$83];[.$D$4];1);IF([.D97]=[.$D$4];MID([.$D$83];[.$D$4];1);MID([.$D$83];[.D97];1)))" office:value-type="string" office:string-value="1" calcext:value-type="string">
            <text:p>1</text:p>
          </table:table-cell>
          <table:table-cell table:number-columns-repeated="1019"/>
        </table:table-row>
        <table:table-row table:style-name="ro1">
          <table:table-cell table:formula="of:=MID([.A85];13;1)" office:value-type="string" office:string-value="&quot;" calcext:value-type="string">
            <text:p>"</text:p>
          </table:table-cell>
          <table:table-cell table:formula="of:=FIND([.A98];[.$D$83];1)" office:value-type="float" office:value="8" calcext:value-type="float">
            <text:p>8</text:p>
          </table:table-cell>
          <table:table-cell table:formula="of:=FIND(MID([.$A$78];[.$A$6]+13;1);[.$D$83];1)" office:value-type="float" office:value="27" calcext:value-type="float">
            <text:p>27</text:p>
          </table:table-cell>
          <table:table-cell table:formula="of:=IF(MOD(([.B98]+[.C98])-([.$H$4]+1);[.$D$4])=0;[.$D$4];MOD(([.B98]+[.C98])-([.$H$4]+1);[.$D$4]))" office:value-type="float" office:value="70" calcext:value-type="float">
            <text:p>70</text:p>
          </table:table-cell>
          <table:table-cell table:formula="of:=IF([.D98]=0;MID([.$D$83];[.$D$4];1);IF([.D98]=[.$D$4];MID([.$D$83];[.$D$4];1);MID([.$D$83];[.D98];1)))" office:value-type="string" office:string-value="5" calcext:value-type="string">
            <text:p>5</text:p>
          </table:table-cell>
          <table:table-cell table:number-columns-repeated="1019"/>
        </table:table-row>
        <table:table-row table:style-name="ro1">
          <table:table-cell table:formula="of:=MID([.A85];14;1)" office:value-type="string" office:string-value="m" calcext:value-type="string">
            <text:p>m</text:p>
          </table:table-cell>
          <table:table-cell table:formula="of:=FIND([.A99];[.$D$83];1)" office:value-type="float" office:value="43" calcext:value-type="float">
            <text:p>43</text:p>
          </table:table-cell>
          <table:table-cell table:formula="of:=FIND(MID([.$A$78];[.$A$6]+14;1);[.$D$83];1)" office:value-type="float" office:value="57" calcext:value-type="float">
            <text:p>57</text:p>
          </table:table-cell>
          <table:table-cell table:formula="of:=IF(MOD(([.B99]+[.C99])-([.$H$4]+1);[.$D$4])=0;[.$D$4];MOD(([.B99]+[.C99])-([.$H$4]+1);[.$D$4]))" office:value-type="float" office:value="42" calcext:value-type="float">
            <text:p>42</text:p>
          </table:table-cell>
          <table:table-cell table:formula="of:=IF([.D99]=0;MID([.$D$83];[.$D$4];1);IF([.D99]=[.$D$4];MID([.$D$83];[.$D$4];1);MID([.$D$83];[.D99];1)))" office:value-type="string" office:string-value="l" calcext:value-type="string">
            <text:p>l</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15" calcext:value-type="float">
            <text:p>15</text:p>
          </table:table-cell>
          <table:table-cell table:formula="of:=FIND(MID([.$A$78];[.$A$6]+15;1);[.$D$83];1)" office:value-type="float" office:value="91" calcext:value-type="float">
            <text:p>91</text:p>
          </table:table-cell>
          <table:table-cell table:formula="of:=IF(MOD(([.B100]+[.C100])-([.$H$4]+1);[.$D$4])=0;[.$D$4];MOD(([.B100]+[.C100])-([.$H$4]+1);[.$D$4]))" office:value-type="float" office:value="48" calcext:value-type="float">
            <text:p>48</text:p>
          </table:table-cell>
          <table:table-cell table:formula="of:=IF([.D100]=0;MID([.$D$83];[.$D$4];1);IF([.D100]=[.$D$4];MID([.$D$83];[.$D$4];1);MID([.$D$83];[.D100];1)))" office:value-type="string" office:string-value="t" calcext:value-type="string">
            <text:p>t</text:p>
          </table:table-cell>
          <table:table-cell table:number-columns-repeated="1019"/>
        </table:table-row>
        <table:table-row table:style-name="ro1">
          <table:table-cell table:formula="of:=MID([.A85];16;1)" office:value-type="string" office:string-value="m" calcext:value-type="string">
            <text:p>m</text:p>
          </table:table-cell>
          <table:table-cell table:formula="of:=FIND([.A101];[.$D$83];1)" office:value-type="float" office:value="43" calcext:value-type="float">
            <text:p>43</text:p>
          </table:table-cell>
          <table:table-cell table:formula="of:=FIND(MID([.$A$78];[.$A$6]+16;1);[.$D$83];1)" office:value-type="float" office:value="62" calcext:value-type="float">
            <text:p>62</text:p>
          </table:table-cell>
          <table:table-cell table:formula="of:=IF(MOD(([.B101]+[.C101])-([.$H$4]+1);[.$D$4])=0;[.$D$4];MOD(([.B101]+[.C101])-([.$H$4]+1);[.$D$4]))" office:value-type="float" office:value="47" calcext:value-type="float">
            <text:p>47</text:p>
          </table:table-cell>
          <table:table-cell table:formula="of:=IF([.D101]=0;MID([.$D$83];[.$D$4];1);IF([.D101]=[.$D$4];MID([.$D$83];[.$D$4];1);MID([.$D$83];[.D101];1)))" office:value-type="string" office:string-value="q" calcext:value-type="string">
            <text:p>q</text:p>
          </table:table-cell>
          <table:table-cell table:number-columns-repeated="1019"/>
        </table:table-row>
        <table:table-row table:style-name="ro1">
          <table:table-cell table:style-name="ce28" table:formula="of:=COM.MICROSOFT.CONCAT([.$E$86];[.$E$87];[.$E$88];[.$E$89];[.$E$90];[.$E$91];[.$E$92];[.$E$93];[.$E$94];[.$E$95];[.$E$96];[.$E$97];[.$E$98];[.$E$99];[.$E$100];[.$E$101])" office:value-type="string" office:string-value="u1w&gt;XDHl^D615ltq" calcext:value-type="string">
            <text:p>u1w&gt;XDHl^D615ltq</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u1w&gt;XDHl^D615ltq?mF4&quot;)Xd9){m'drPaElfUBF~?B-ET~8(A#Beautiful#MindA#Beautiful#Mind" calcext:value-type="string">
            <text:p>u1w&gt;XDHl^D615ltq?mF4")Xd9){m'drPaElfUBF~?B-ET~8(A#Beautiful#MindA#Beautiful#Mind</text:p>
          </table:table-cell>
          <table:table-cell table:style-name="ce27" table:formula="of:=COM.MICROSOFT.CONCAT( &quot;  OTP SIZE=  &quot;;LEN([.A10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
      <table:table table:name="Sheet4"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3.$D$83]" office:value-type="string" office:string-value="U]YDWX)&quot;vs9:&lt;'#=&gt;@jEBFGIOPTZ[^_`abcdef?iklmnopqtKHwyz{|}~!$VS(*+,-Q%A5ug./012\CJRN&amp;Mxr34678hL" calcext:value-type="string">
            <text:p>U]YDWX)"vs9:&lt;'#=&gt;@jEBFGIOPTZ[^_`abcdef?iklmnopqtKHwyz{|}~!$VS(*+,-Q%A5ug./012\CJRN&amp;Mxr34678hL</text:p>
          </table:table-cell>
          <table:table-cell table:style-name="ce23" table:formula="of:=[Sheet3.A102]" office:value-type="string" office:string-value="u1w&gt;XDHl^D615ltq" calcext:value-type="string">
            <text:p>u1w&gt;XDHl^D615ltq</text:p>
          </table:table-cell>
          <table:table-cell table:style-name="ce28"/>
          <table:table-cell/>
          <table:table-cell table:style-name="ce6" table:formula="of:=[Sheet3.E2]" office:value-type="float" office:value="24" calcext:value-type="float">
            <text:p>24</text:p>
          </table:table-cell>
          <table:table-cell table:style-name="ce6" table:formula="of:=[Sheet3.F2]" office:value-type="float" office:value="11" calcext:value-type="float">
            <text:p>11</text:p>
          </table:table-cell>
          <table:table-cell table:style-name="ce6" table:formula="of:=[Sheet3.G2]" office:value-type="float" office:value="60" calcext:value-type="float">
            <text:p>60</text:p>
          </table:table-cell>
          <table:table-cell table:style-name="ce6" table:formula="of:=[Sheet3.H2]" office:value-type="float" office:value="57" calcext:value-type="float">
            <text:p>57</text:p>
          </table:table-cell>
          <table:table-cell table:style-name="ce6" table:formula="of:=[Sheet3.I2]" office:value-type="float" office:value="0" calcext:value-type="float">
            <text:p>0</text:p>
          </table:table-cell>
          <table:table-cell table:number-columns-repeated="1015"/>
        </table:table-row>
        <table:table-row table:style-name="ro1">
          <table:table-cell table:style-name="ce27" table:formula="of:=[Sheet3.A103]" office:value-type="string" office:string-value="u1w&gt;XDHl^D615ltq?mF4&quot;)Xd9){m'drPaElfUBF~?B-ET~8(A#Beautiful#MindA#Beautiful#Mind" calcext:value-type="string">
            <text:p>u1w&gt;XDHl^D615ltq?mF4")Xd9){m'drPaElfUBF~?B-ET~8(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u1w&gt;XDHl^D615ltq?mF4&quot;)Xd9){m'drPaElfUBF~?B-ET~8(A#Beautiful#MindA#Beautiful#Mind" calcext:value-type="string">
            <text:p>u1w&gt;XDHl^D615ltq?mF4")Xd9){m'drPaElfUBF~?B-ET~8(A#Beautiful#MindA#Beautiful#Mind</text:p>
          </table:table-cell>
          <table:table-cell table:style-name="ce17" table:formula="of:=[Sheet3.B4]" office:value-type="string" office:string-value="__!&quot;#$%&amp;'()*+,-./0" calcext:value-type="string">
            <text:p>__!"#$%&amp;'()*+,-./0</text:p>
          </table:table-cell>
          <table:table-cell/>
          <table:table-cell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U]YDWX)&quot;vs9:&lt;'#=&gt;@jEBFGI" calcext:value-type="string">
            <text:p>U]YDWX)"vs9:&lt;'#=&gt;@jEBFGI</text:p>
          </table:table-cell>
          <table:table-cell table:formula="of:=IF([.$E$3]=0;RIGHT([.$A$2];[.$D$4]-[.$E$4]);LEFT([.$A$2];[.$D$4]-[.$E$4]))" office:value-type="string" office:string-value="OPTZ[^_`abcdef?iklmnopqtKHwyz{|}~!$VS(*+,-Q%A5ug./012\CJRN&amp;Mxr34678hL" calcext:value-type="string">
            <text:p>OPTZ[^_`abcdef?iklmnopqtKHwyz{|}~!$VS(*+,-Q%A5ug./012\CJRN&amp;Mxr34678hL</text:p>
          </table:table-cell>
          <table:table-cell table:style-name="ce28" table:formula="of:=IF([.$E$3]=0;COM.MICROSOFT.CONCAT([.C5];[.B5]);COM.MICROSOFT.CONCAT([.C6];[.B6]))" office:value-type="string" office:string-value="OPTZ[^_`abcdef?iklmnopqtKHwyz{|}~!$VS(*+,-Q%A5ug./012\CJRN&amp;Mxr34678hLU]YDWX)&quot;vs9:&lt;'#=&gt;@jEBFGI" calcext:value-type="string">
            <text:p>OPTZ[^_`abcdef?iklmnopqtKHwyz{|}~!$VS(*+,-Q%A5ug./012\CJRN&amp;Mxr34678hLU]YDWX)"vs9:&lt;'#=&gt;@jEBFGI</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U]YDWX)&quot;vs9:&lt;'#=&gt;@jEBFGIOPTZ[^_`abcdef?iklmnopqtKHwyz{|}~!$VS(*+,-Q%A" calcext:value-type="string">
            <text:p>U]YDWX)"vs9:&lt;'#=&gt;@jEBFGIOPTZ[^_`abcdef?iklmnopqtKHwyz{|}~!$VS(*+,-Q%A</text:p>
          </table:table-cell>
          <table:table-cell table:formula="of:=RIGHT([.$A$2];[.$E$4])" office:value-type="string" office:string-value="5ug./012\CJRN&amp;Mxr34678hL" calcext:value-type="string">
            <text:p>5ug./012\CJRN&amp;Mxr34678hL</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K" calcext:value-type="string">
            <text:p>K</text:p>
          </table:table-cell>
          <table:table-cell/>
          <table:table-cell table:style-name="ce28" table:formula="of:=IF([.$E$3]=0;COM.MICROSOFT.CONCAT([.B7];REPLACE([.D5];([.$E$4]+1);1;&quot;&quot;));COM.MICROSOFT.CONCAT(REPLACE([.D5];([.$E$4]+1);1;&quot;&quot;);[.B7]))" office:value-type="string" office:string-value="KOPTZ[^_`abcdef?iklmnopqtHwyz{|}~!$VS(*+,-Q%A5ug./012\CJRN&amp;Mxr34678hLU]YDWX)&quot;vs9:&lt;'#=&gt;@jEBFGI" calcext:value-type="string">
            <text:p>KOPTZ[^_`abcdef?iklmnopqtHwyz{|}~!$VS(*+,-Q%A5ug./012\CJRN&amp;Mxr34678hLU]YDWX)"vs9:&lt;'#=&gt;@jEBFGI</text:p>
          </table:table-cell>
          <table:table-cell table:style-name="Default" office:value-type="string" calcext:value-type="string">
            <text:p><text:s/></text:p>
          </table:table-cell>
          <table:table-cell table:number-columns-repeated="5"/>
          <table:table-cell table:formula="of:=LEN([.K8])" office:value-type="float" office:value="93" calcext:value-type="float">
            <text:p>93</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tcxN" calcext:value-type="string">
            <text:p>tcxN</text:p>
          </table:table-cell>
          <table:table-cell table:formula="of:=IF([.$E$4]&lt;[.$F$4];REPLACE([.D7];[.$F$4]+1;1;&quot;&quot;);REPLACE([.D7];[.$E$4]+1;1;&quot;&quot;))" office:value-type="string" office:string-value="KOPTZ[^_`abcdef?iklmnopqHwyz{|}~!$VS(*+,-Q%A5ug./012\CJRN&amp;Mxr34678hLU]YDWX)&quot;vs9:&lt;'#=&gt;@jEBFGI" calcext:value-type="string">
            <text:p>KOPTZ[^_`abcdef?iklmnopqHwyz{|}~!$VS(*+,-Q%A5ug./012\CJRN&amp;Mxr34678hLU]YDWX)"vs9:&lt;'#=&gt;@jEBFGI</text:p>
          </table:table-cell>
          <table:table-cell table:formula="of:=COM.MICROSOFT.CONCAT([.B8];[.K16])" office:value-type="string" office:string-value="tcxNKOPTZ[^_`abdef?iklmnopqHwyz{|}~!$VS(*+,-Q%A5ug./012\CJR&amp;Mr34678hLU]YDWX)&quot;vs9:&lt;'#=&gt;@jEBFGI" calcext:value-type="string">
            <text:p>tcxNKOPTZ[^_`abdef?iklmnopqHwyz{|}~!$VS(*+,-Q%A5ug./012\CJR&amp;Mr34678hLU]YDWX)"vs9:&lt;'#=&gt;@jEBFGI</text:p>
          </table:table-cell>
          <table:table-cell table:style-name="Default" office:value-type="string" calcext:value-type="string">
            <text:p><text:s/></text:p>
          </table:table-cell>
          <table:table-cell table:number-columns-repeated="4"/>
          <table:table-cell table:style-name="ce28" table:formula="of:=MID([.$D$7];[.$E$4]+1;1)" office:value-type="string" office:string-value="t" calcext:value-type="string">
            <text:p>t</text:p>
          </table:table-cell>
          <table:table-cell table:style-name="ce28" table:formula="of:=REPLACE([.$D$7];[.$E$4]+1;1;&quot; &quot;)" office:value-type="string" office:string-value="KOPTZ[^_`abcdef?iklmnopq Hwyz{|}~!$VS(*+,-Q%A5ug./012\CJRN&amp;Mxr34678hLU]YDWX)&quot;vs9:&lt;'#=&gt;@jEBFGI" calcext:value-type="string">
            <text:p>KOPTZ[^_`abcdef?iklmnopq Hwyz{|}~!$VS(*+,-Q%A5ug./012\CJRN&amp;Mxr34678hLU]YDWX)"vs9:&lt;'#=&gt;@jEBFGI</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A$4]" office:value-type="string" office:string-value="u1w&gt;XDHl^D615ltq?mF4&quot;)Xd9){m'drPaElfUBF~?B-ET~8(A#Beautiful#MindA#Beautiful#Mind" calcext:value-type="string">
            <text:p>u1w&gt;XDHl^D615ltq?mF4")Xd9){m'drPaElfUBF~?B-ET~8(A#Beautiful#MindA#Beautiful#Mind</text:p>
          </table:table-cell>
          <table:table-cell table:formula="of:=MID([.D7];[.$E$4]+1;1)" office:value-type="string" office:string-value="t" calcext:value-type="string">
            <text:p>t</text:p>
          </table:table-cell>
          <table:table-cell table:formula="of:=IF([.$E$4]&lt;[.$F$4];REPLACE([.C8];[.$E$4]+1;1;&quot;&quot;);REPLACE([.C8];[.$F$4]+1;1;&quot;&quot;))" office:value-type="string" office:string-value="KOPTZ[^_`abdef?iklmnopqHwyz{|}~!$VS(*+,-Q%A5ug./012\CJRN&amp;Mxr34678hLU]YDWX)&quot;vs9:&lt;'#=&gt;@jEBFGI" calcext:value-type="string">
            <text:p>KOPTZ[^_`abdef?iklmnopqHwyz{|}~!$VS(*+,-Q%A5ug./012\CJRN&amp;Mxr34678hLU]YDWX)"vs9:&lt;'#=&gt;@jEBFGI</text:p>
          </table:table-cell>
          <table:table-cell/>
          <table:table-cell table:style-name="Default"/>
          <table:table-cell table:number-columns-repeated="4"/>
          <table:table-cell table:formula="of:=COM.MICROSOFT.CONCAT([.J8];MID([.D7];[.$F$4]+1;1))" office:value-type="string" office:string-value="tc" calcext:value-type="string">
            <text:p>tc</text:p>
          </table:table-cell>
          <table:table-cell table:style-name="ce28" table:formula="of:=REPLACE([.$K8];[.$F$4]+1;1;&quot; &quot;)" office:value-type="string" office:string-value="KOPTZ[^_`ab def?iklmnopq Hwyz{|}~!$VS(*+,-Q%A5ug./012\CJRN&amp;Mxr34678hLU]YDWX)&quot;vs9:&lt;'#=&gt;@jEBFGI" calcext:value-type="string">
            <text:p>KOPTZ[^_`ab def?iklmnopq Hwyz{|}~!$VS(*+,-Q%A5ug./012\CJRN&amp;Mxr34678hLU]YDWX)"vs9:&lt;'#=&gt;@jEBFGI</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Message A9 char positions in D8</text:p>
          </table:table-cell>
          <table:table-cell table:formula="of:=COM.MICROSOFT.CONCAT(&quot;'&quot;;MID([.$A$4];1;16);&quot;'&quot;;&quot;OTP char positions in D8&quot;)" office:value-type="string" office:string-value="'u1w&gt;XDHl^D615ltq'OTP char positions in D8" calcext:value-type="string">
            <text:p>'u1w&gt;XDHl^D615ltq'OTP char positions in D8</text:p>
          </table:table-cell>
          <table:table-cell/>
          <table:table-cell table:style-name="Default"/>
          <table:table-cell table:number-columns-repeated="4"/>
          <table:table-cell table:formula="of:=COM.MICROSOFT.CONCAT([.J9];MID([.$D7];[.$G$4]+1;1))" office:value-type="string" office:string-value="tcx" calcext:value-type="string">
            <text:p>tcx</text:p>
          </table:table-cell>
          <table:table-cell table:style-name="ce28" table:formula="of:=REPLACE([.$K9];[.$G$4]+1;1;&quot; &quot;)" office:value-type="string" office:string-value="KOPTZ[^_`ab def?iklmnopq Hwyz{|}~!$VS(*+,-Q%A5ug./012\CJRN&amp;M r34678hLU]YDWX)&quot;vs9:&lt;'#=&gt;@jEBFGI" calcext:value-type="string">
            <text:p>KOPTZ[^_`ab def?iklmnopq Hwyz{|}~!$VS(*+,-Q%A5ug./012\CJRN&amp;M r34678hLU]YDWX)"vs9:&lt;'#=&gt;@jEBFGI</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u" calcext:value-type="string">
            <text:p>u</text:p>
          </table:table-cell>
          <table:table-cell table:formula="of:=FIND([.A11];[.$D$8];1)" office:value-type="float" office:value="49" calcext:value-type="float">
            <text:p>49</text:p>
          </table:table-cell>
          <table:table-cell table:formula="of:=FIND(MID([.$A$9];[.$A$6]+1;1);[.$D$8];1)" office:value-type="float" office:value="19" calcext:value-type="float">
            <text:p>19</text:p>
          </table:table-cell>
          <table:table-cell table:formula="of:=IF(MOD(([.B11]+[.C11])-([.$E$4]+1);[.$D$4])=0;[.$D$4];MOD(([.B11]+[.C11])-([.$E$4]+1);[.$D$4]))" office:value-type="float" office:value="43" calcext:value-type="float">
            <text:p>43</text:p>
          </table:table-cell>
          <table:table-cell table:formula="of:=IF([.D11]=0;MID([.$D$8];[.$D$4];1);IF([.D11]=[.$D$4];MID([.$D$8];[.$D$4];1);MID([.$D$8];[.D11];1)))" office:value-type="string" office:string-value="," calcext:value-type="string">
            <text:p>,</text:p>
          </table:table-cell>
          <table:table-cell table:number-columns-repeated="4"/>
          <table:table-cell table:formula="of:=COM.MICROSOFT.CONCAT([.J10];MID([.$D7];[.$H$4]+1;1))" office:value-type="string" office:string-value="tcxN" calcext:value-type="string">
            <text:p>tcxN</text:p>
          </table:table-cell>
          <table:table-cell table:style-name="ce28" table:formula="of:=REPLACE([.$K10];[.$H$4]+1;1;&quot; &quot;)" office:value-type="string" office:string-value="KOPTZ[^_`ab def?iklmnopq Hwyz{|}~!$VS(*+,-Q%A5ug./012\CJR &amp;M r34678hLU]YDWX)&quot;vs9:&lt;'#=&gt;@jEBFGI" calcext:value-type="string">
            <text:p>KOPTZ[^_`ab def?iklmnopq Hwyz{|}~!$VS(*+,-Q%A5ug./012\CJR &amp;M r34678hLU]YDWX)"vs9:&lt;'#=&gt;@jEBFGI</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1" calcext:value-type="string">
            <text:p>1</text:p>
          </table:table-cell>
          <table:table-cell table:formula="of:=FIND([.A12];[.$D$8];1)" office:value-type="float" office:value="54" calcext:value-type="float">
            <text:p>54</text:p>
          </table:table-cell>
          <table:table-cell table:formula="of:=FIND(MID([.$A$9];[.$A$6]+2;1);[.$D$8];1)" office:value-type="float" office:value="23" calcext:value-type="float">
            <text:p>23</text:p>
          </table:table-cell>
          <table:table-cell table:formula="of:=IF(MOD(([.B12]+[.C12])-([.$E$4]+1);[.$D$4])=0;[.$D$4];MOD(([.B12]+[.C12])-([.$E$4]+1);[.$D$4]))" office:value-type="float" office:value="52" calcext:value-type="float">
            <text:p>52</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w" calcext:value-type="string">
            <text:p>w</text:p>
          </table:table-cell>
          <table:table-cell table:formula="of:=FIND([.A13];[.$D$8];1)" office:value-type="float" office:value="29" calcext:value-type="float">
            <text:p>29</text:p>
          </table:table-cell>
          <table:table-cell table:formula="of:=FIND(MID([.$A$9];[.$A$6]+3;1);[.$D$8];1)" office:value-type="float" office:value="91" calcext:value-type="float">
            <text:p>91</text:p>
          </table:table-cell>
          <table:table-cell table:formula="of:=IF(MOD(([.B13]+[.C13])-([.$E$4]+1);[.$D$4])=0;[.$D$4];MOD(([.B13]+[.C13])-([.$E$4]+1);[.$D$4]))" office:value-type="float" office:value="2" calcext:value-type="float">
            <text:p>2</text:p>
          </table:table-cell>
          <table:table-cell table:formula="of:=IF([.D13]=0;MID([.$D$8];[.$D$4];1);IF([.D13]=[.$D$4];MID([.$D$8];[.$D$4];1);MID([.$D$8];[.D13];1)))" office:value-type="string" office:string-value="c" calcext:value-type="string">
            <text:p>c</text:p>
          </table:table-cell>
          <table:table-cell table:number-columns-repeated="5"/>
          <table:table-cell table:formula="of:=REPLACE([.K11];FIND(&quot; &quot;;[.K11];1);1;&quot;&quot;)" office:value-type="string" office:string-value="KOPTZ[^_`abdef?iklmnopq Hwyz{|}~!$VS(*+,-Q%A5ug./012\CJR &amp;M r34678hLU]YDWX)&quot;vs9:&lt;'#=&gt;@jEBFGI" calcext:value-type="string">
            <text:p>KOPTZ[^_`abdef?iklmnopq Hwyz{|}~!$VS(*+,-Q%A5ug./012\CJR &amp;M r34678hLU]YDWX)"vs9:&lt;'#=&gt;@jEBFGI</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gt;" calcext:value-type="string">
            <text:p>&gt;</text:p>
          </table:table-cell>
          <table:table-cell table:formula="of:=FIND([.A14];[.$D$8];1)" office:value-type="float" office:value="86" calcext:value-type="float">
            <text:p>86</text:p>
          </table:table-cell>
          <table:table-cell table:formula="of:=FIND(MID([.$A$9];[.$A$6]+4;1);[.$D$8];1)" office:value-type="float" office:value="64" calcext:value-type="float">
            <text:p>64</text:p>
          </table:table-cell>
          <table:table-cell table:formula="of:=IF(MOD(([.B14]+[.C14])-([.$E$4]+1);[.$D$4])=0;[.$D$4];MOD(([.B14]+[.C14])-([.$E$4]+1);[.$D$4]))" office:value-type="float" office:value="32" calcext:value-type="float">
            <text:p>32</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KOPTZ[^_`abdef?iklmnopqHwyz{|}~!$VS(*+,-Q%A5ug./012\CJR &amp;M r34678hLU]YDWX)&quot;vs9:&lt;'#=&gt;@jEBFGI" calcext:value-type="string">
            <text:p>KOPTZ[^_`abdef?iklmnopqHwyz{|}~!$VS(*+,-Q%A5ug./012\CJR &amp;M r34678hLU]YDWX)"vs9:&lt;'#=&gt;@jEBFGI</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X" calcext:value-type="string">
            <text:p>X</text:p>
          </table:table-cell>
          <table:table-cell table:formula="of:=FIND([.A15];[.$D$8];1)" office:value-type="float" office:value="75" calcext:value-type="float">
            <text:p>75</text:p>
          </table:table-cell>
          <table:table-cell table:formula="of:=FIND(MID([.$A$9];[.$A$6]+5;1);[.$D$8];1)" office:value-type="float" office:value="77" calcext:value-type="float">
            <text:p>77</text:p>
          </table:table-cell>
          <table:table-cell table:formula="of:=IF(MOD(([.B15]+[.C15])-([.$E$4]+1);[.$D$4])=0;[.$D$4];MOD(([.B15]+[.C15])-([.$E$4]+1);[.$D$4]))" office:value-type="float" office:value="34" calcext:value-type="float">
            <text:p>34</text:p>
          </table:table-cell>
          <table:table-cell table:formula="of:=IF([.D15]=0;MID([.$D$8];[.$D$4];1);IF([.D15]=[.$D$4];MID([.$D$8];[.$D$4];1);MID([.$D$8];[.D15];1)))" office:value-type="string" office:string-value="}" calcext:value-type="string">
            <text:p>}</text:p>
          </table:table-cell>
          <table:table-cell table:number-columns-repeated="5"/>
          <table:table-cell table:formula="of:=REPLACE([.K14];FIND(&quot; &quot;;[.K14];1);1;&quot;&quot;)" office:value-type="string" office:string-value="KOPTZ[^_`abdef?iklmnopqHwyz{|}~!$VS(*+,-Q%A5ug./012\CJR&amp;M r34678hLU]YDWX)&quot;vs9:&lt;'#=&gt;@jEBFGI" calcext:value-type="string">
            <text:p>KOPTZ[^_`abdef?iklmnopqHwyz{|}~!$VS(*+,-Q%A5ug./012\CJR&amp;M r34678hLU]YDWX)"vs9:&lt;'#=&gt;@jEBFGI</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D" calcext:value-type="string">
            <text:p>D</text:p>
          </table:table-cell>
          <table:table-cell table:formula="of:=FIND([.A16];[.$D$8];1)" office:value-type="float" office:value="73" calcext:value-type="float">
            <text:p>73</text:p>
          </table:table-cell>
          <table:table-cell table:formula="of:=FIND(MID([.$A$9];[.$A$6]+6;1);[.$D$8];1)" office:value-type="float" office:value="76" calcext:value-type="float">
            <text:p>76</text:p>
          </table:table-cell>
          <table:table-cell table:formula="of:=IF(MOD(([.B16]+[.C16])-([.$E$4]+1);[.$D$4])=0;[.$D$4];MOD(([.B16]+[.C16])-([.$E$4]+1);[.$D$4]))" office:value-type="float" office:value="31" calcext:value-type="float">
            <text:p>31</text:p>
          </table:table-cell>
          <table:table-cell table:formula="of:=IF([.D16]=0;MID([.$D$8];[.$D$4];1);IF([.D16]=[.$D$4];MID([.$D$8];[.$D$4];1);MID([.$D$8];[.D16];1)))" office:value-type="string" office:string-value="z" calcext:value-type="string">
            <text:p>z</text:p>
          </table:table-cell>
          <table:table-cell table:number-columns-repeated="5"/>
          <table:table-cell table:formula="of:=REPLACE([.K15];FIND(&quot; &quot;;[.K15];1);1;&quot;&quot;)" office:value-type="string" office:string-value="KOPTZ[^_`abdef?iklmnopqHwyz{|}~!$VS(*+,-Q%A5ug./012\CJR&amp;Mr34678hLU]YDWX)&quot;vs9:&lt;'#=&gt;@jEBFGI" calcext:value-type="string">
            <text:p>KOPTZ[^_`abdef?iklmnopqHwyz{|}~!$VS(*+,-Q%A5ug./012\CJR&amp;Mr34678hLU]YDWX)"vs9:&lt;'#=&gt;@jEBFGI</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H" calcext:value-type="string">
            <text:p>H</text:p>
          </table:table-cell>
          <table:table-cell table:formula="of:=FIND([.A17];[.$D$8];1)" office:value-type="float" office:value="28" calcext:value-type="float">
            <text:p>28</text:p>
          </table:table-cell>
          <table:table-cell table:formula="of:=FIND(MID([.$A$9];[.$A$6]+7;1);[.$D$8];1)" office:value-type="float" office:value="75" calcext:value-type="float">
            <text:p>75</text:p>
          </table:table-cell>
          <table:table-cell table:formula="of:=IF(MOD(([.B17]+[.C17])-([.$E$4]+1);[.$D$4])=0;[.$D$4];MOD(([.B17]+[.C17])-([.$E$4]+1);[.$D$4]))" office:value-type="float" office:value="78" calcext:value-type="float">
            <text:p>78</text:p>
          </table:table-cell>
          <table:table-cell table:formula="of:=IF([.D17]=0;MID([.$D$8];[.$D$4];1);IF([.D17]=[.$D$4];MID([.$D$8];[.$D$4];1);MID([.$D$8];[.D17];1)))" office:value-type="string" office:string-value="v" calcext:value-type="string">
            <text:p>v</text:p>
          </table:table-cell>
          <table:table-cell table:number-columns-repeated="1019"/>
        </table:table-row>
        <table:table-row table:style-name="ro1">
          <table:table-cell table:formula="of:=MID([.$A$4];8;1)" office:value-type="string" office:string-value="l" calcext:value-type="string">
            <text:p>l</text:p>
          </table:table-cell>
          <table:table-cell table:formula="of:=FIND([.A18];[.$D$8];1)" office:value-type="float" office:value="22" calcext:value-type="float">
            <text:p>22</text:p>
          </table:table-cell>
          <table:table-cell table:formula="of:=FIND(MID([.$A$9];[.$A$6]+8;1);[.$D$8];1)" office:value-type="float" office:value="16" calcext:value-type="float">
            <text:p>16</text:p>
          </table:table-cell>
          <table:table-cell table:formula="of:=IF(MOD(([.B18]+[.C18])-([.$E$4]+1);[.$D$4])=0;[.$D$4];MOD(([.B18]+[.C18])-([.$E$4]+1);[.$D$4]))" office:value-type="float" office:value="13" calcext:value-type="float">
            <text:p>13</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 calcext:value-type="string">
            <text:p>^</text:p>
          </table:table-cell>
          <table:table-cell table:formula="of:=FIND([.A19];[.$D$8];1)" office:value-type="float" office:value="11" calcext:value-type="float">
            <text:p>11</text:p>
          </table:table-cell>
          <table:table-cell table:formula="of:=FIND(MID([.$A$9];[.$A$6]+9;1);[.$D$8];1)" office:value-type="float" office:value="80" calcext:value-type="float">
            <text:p>80</text:p>
          </table:table-cell>
          <table:table-cell table:formula="of:=IF(MOD(([.B19]+[.C19])-([.$E$4]+1);[.$D$4])=0;[.$D$4];MOD(([.B19]+[.C19])-([.$E$4]+1);[.$D$4]))" office:value-type="float" office:value="66" calcext:value-type="float">
            <text:p>66</text:p>
          </table:table-cell>
          <table:table-cell table:formula="of:=IF([.D19]=0;MID([.$D$8];[.$D$4];1);IF([.D19]=[.$D$4];MID([.$D$8];[.$D$4];1);MID([.$D$8];[.D19];1)))" office:value-type="string" office:string-value="7" calcext:value-type="string">
            <text:p>7</text:p>
          </table:table-cell>
          <table:table-cell table:number-columns-repeated="1019"/>
        </table:table-row>
        <table:table-row table:style-name="ro1">
          <table:table-cell table:formula="of:=MID([.$A$4];10;1)" office:value-type="string" office:string-value="D" calcext:value-type="string">
            <text:p>D</text:p>
          </table:table-cell>
          <table:table-cell table:formula="of:=FIND([.A20];[.$D$8];1)" office:value-type="float" office:value="73" calcext:value-type="float">
            <text:p>73</text:p>
          </table:table-cell>
          <table:table-cell table:formula="of:=FIND(MID([.$A$9];[.$A$6]+10;1);[.$D$8];1)" office:value-type="float" office:value="76" calcext:value-type="float">
            <text:p>76</text:p>
          </table:table-cell>
          <table:table-cell table:formula="of:=IF(MOD(([.B20]+[.C20])-([.$E$4]+1);[.$D$4])=0;[.$D$4];MOD(([.B20]+[.C20])-([.$E$4]+1);[.$D$4]))" office:value-type="float" office:value="31" calcext:value-type="float">
            <text:p>31</text:p>
          </table:table-cell>
          <table:table-cell table:formula="of:=IF([.D20]=0;MID([.$D$8];[.$D$4];1);IF([.D20]=[.$D$4];MID([.$D$8];[.$D$4];1);MID([.$D$8];[.D20];1)))" office:value-type="string" office:string-value="z" calcext:value-type="string">
            <text:p>z</text:p>
          </table:table-cell>
          <table:table-cell table:number-columns-repeated="1019"/>
        </table:table-row>
        <table:table-row table:style-name="ro1">
          <table:table-cell table:formula="of:=MID([.$A$4];11;1)" office:value-type="string" office:string-value="6" calcext:value-type="string">
            <text:p>6</text:p>
          </table:table-cell>
          <table:table-cell table:formula="of:=FIND([.A21];[.$D$8];1)" office:value-type="float" office:value="65" calcext:value-type="float">
            <text:p>65</text:p>
          </table:table-cell>
          <table:table-cell table:formula="of:=FIND(MID([.$A$9];[.$A$6]+11;1);[.$D$8];1)" office:value-type="float" office:value="32" calcext:value-type="float">
            <text:p>32</text:p>
          </table:table-cell>
          <table:table-cell table:formula="of:=IF(MOD(([.B21]+[.C21])-([.$E$4]+1);[.$D$4])=0;[.$D$4];MOD(([.B21]+[.C21])-([.$E$4]+1);[.$D$4]))" office:value-type="float" office:value="72" calcext:value-type="float">
            <text:p>72</text:p>
          </table:table-cell>
          <table:table-cell table:formula="of:=IF([.D21]=0;MID([.$D$8];[.$D$4];1);IF([.D21]=[.$D$4];MID([.$D$8];[.$D$4];1);MID([.$D$8];[.D21];1)))" office:value-type="string" office:string-value="Y" calcext:value-type="string">
            <text:p>Y</text:p>
          </table:table-cell>
          <table:table-cell table:number-columns-repeated="1019"/>
        </table:table-row>
        <table:table-row table:style-name="ro1">
          <table:table-cell table:formula="of:=MID([.$A$4];12;1)" office:value-type="string" office:string-value="1" calcext:value-type="string">
            <text:p>1</text:p>
          </table:table-cell>
          <table:table-cell table:formula="of:=FIND([.A22];[.$D$8];1)" office:value-type="float" office:value="54" calcext:value-type="float">
            <text:p>54</text:p>
          </table:table-cell>
          <table:table-cell table:formula="of:=FIND(MID([.$A$9];[.$A$6]+12;1);[.$D$8];1)" office:value-type="float" office:value="23" calcext:value-type="float">
            <text:p>23</text:p>
          </table:table-cell>
          <table:table-cell table:formula="of:=IF(MOD(([.B22]+[.C22])-([.$E$4]+1);[.$D$4])=0;[.$D$4];MOD(([.B22]+[.C22])-([.$E$4]+1);[.$D$4]))" office:value-type="float" office:value="52" calcext:value-type="float">
            <text:p>52</text:p>
          </table:table-cell>
          <table:table-cell table:formula="of:=IF([.D22]=0;MID([.$D$8];[.$D$4];1);IF([.D22]=[.$D$4];MID([.$D$8];[.$D$4];1);MID([.$D$8];[.D22];1)))" office:value-type="string" office:string-value="/" calcext:value-type="string">
            <text:p>/</text:p>
          </table:table-cell>
          <table:table-cell table:number-columns-repeated="1019"/>
        </table:table-row>
        <table:table-row table:style-name="ro1">
          <table:table-cell table:formula="of:=MID([.$A$4];13;1)" office:value-type="string" office:string-value="5" calcext:value-type="string">
            <text:p>5</text:p>
          </table:table-cell>
          <table:table-cell table:formula="of:=FIND([.A23];[.$D$8];1)" office:value-type="float" office:value="48" calcext:value-type="float">
            <text:p>48</text:p>
          </table:table-cell>
          <table:table-cell table:formula="of:=FIND(MID([.$A$9];[.$A$6]+13;1);[.$D$8];1)" office:value-type="float" office:value="83" calcext:value-type="float">
            <text:p>83</text:p>
          </table:table-cell>
          <table:table-cell table:formula="of:=IF(MOD(([.B23]+[.C23])-([.$E$4]+1);[.$D$4])=0;[.$D$4];MOD(([.B23]+[.C23])-([.$E$4]+1);[.$D$4]))" office:value-type="float" office:value="13" calcext:value-type="float">
            <text:p>13</text:p>
          </table:table-cell>
          <table:table-cell table:formula="of:=IF([.D23]=0;MID([.$D$8];[.$D$4];1);IF([.D23]=[.$D$4];MID([.$D$8];[.$D$4];1);MID([.$D$8];[.D23];1)))" office:value-type="string" office:string-value="`" calcext:value-type="string">
            <text:p>`</text:p>
          </table:table-cell>
          <table:table-cell table:number-columns-repeated="1019"/>
        </table:table-row>
        <table:table-row table:style-name="ro1">
          <table:table-cell table:formula="of:=MID([.$A$4];14;1)" office:value-type="string" office:string-value="l" calcext:value-type="string">
            <text:p>l</text:p>
          </table:table-cell>
          <table:table-cell table:formula="of:=FIND([.A24];[.$D$8];1)" office:value-type="float" office:value="22" calcext:value-type="float">
            <text:p>22</text:p>
          </table:table-cell>
          <table:table-cell table:formula="of:=FIND(MID([.$A$9];[.$A$6]+14;1);[.$D$8];1)" office:value-type="float" office:value="16" calcext:value-type="float">
            <text:p>16</text:p>
          </table:table-cell>
          <table:table-cell table:formula="of:=IF(MOD(([.B24]+[.C24])-([.$E$4]+1);[.$D$4])=0;[.$D$4];MOD(([.B24]+[.C24])-([.$E$4]+1);[.$D$4]))" office:value-type="float" office:value="13" calcext:value-type="float">
            <text:p>13</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t" calcext:value-type="string">
            <text:p>t</text:p>
          </table:table-cell>
          <table:table-cell table:formula="of:=FIND([.A25];[.$D$8];1)" office:value-type="float" office:value="1" calcext:value-type="float">
            <text:p>1</text:p>
          </table:table-cell>
          <table:table-cell table:formula="of:=FIND(MID([.$A$9];[.$A$6]+15;1);[.$D$8];1)" office:value-type="float" office:value="62" calcext:value-type="float">
            <text:p>62</text:p>
          </table:table-cell>
          <table:table-cell table:formula="of:=IF(MOD(([.B25]+[.C25])-([.$E$4]+1);[.$D$4])=0;[.$D$4];MOD(([.B25]+[.C25])-([.$E$4]+1);[.$D$4]))" office:value-type="float" office:value="38" calcext:value-type="float">
            <text:p>38</text:p>
          </table:table-cell>
          <table:table-cell table:formula="of:=IF([.D25]=0;MID([.$D$8];[.$D$4];1);IF([.D25]=[.$D$4];MID([.$D$8];[.$D$4];1);MID([.$D$8];[.D25];1)))" office:value-type="string" office:string-value="V" calcext:value-type="string">
            <text:p>V</text:p>
          </table:table-cell>
          <table:table-cell table:number-columns-repeated="1019"/>
        </table:table-row>
        <table:table-row table:style-name="ro1">
          <table:table-cell table:formula="of:=MID([.$A$4];16;1)" office:value-type="string" office:string-value="q" calcext:value-type="string">
            <text:p>q</text:p>
          </table:table-cell>
          <table:table-cell table:formula="of:=FIND([.A26];[.$D$8];1)" office:value-type="float" office:value="27" calcext:value-type="float">
            <text:p>27</text:p>
          </table:table-cell>
          <table:table-cell table:formula="of:=FIND(MID([.$A$9];[.$A$6]+16;1);[.$D$8];1)" office:value-type="float" office:value="7" calcext:value-type="float">
            <text:p>7</text:p>
          </table:table-cell>
          <table:table-cell table:formula="of:=IF(MOD(([.B26]+[.C26])-([.$E$4]+1);[.$D$4])=0;[.$D$4];MOD(([.B26]+[.C26])-([.$E$4]+1);[.$D$4]))" office:value-type="float" office:value="9" calcext:value-type="float">
            <text:p>9</text:p>
          </table:table-cell>
          <table:table-cell table:formula="of:=IF([.D26]=0;MID([.$D$8];[.$D$4];1);IF([.D26]=[.$D$4];MID([.$D$8];[.$D$4];1);MID([.$D$8];[.D26];1)))" office:value-type="string" office:string-value="Z" calcext:value-type="string">
            <text:p>Z</text:p>
          </table:table-cell>
          <table:table-cell table:number-columns-repeated="1019"/>
        </table:table-row>
        <table:table-row table:style-name="ro1">
          <table:table-cell table:style-name="ce28" table:formula="of:=COM.MICROSOFT.CONCAT([.$E$11];[.$E$12];[.$E$13];[.$E$14];[.$E$15];[.$E$16];[.$E$17];[.$E$18];[.$E$19];[.$E$20];[.$E$21];[.$E$22];[.$E$23];[.$E$24];[.$E$25];[.$E$26])" office:value-type="string" office:string-value=",/c{}zv`7zY/``VZ" calcext:value-type="string">
            <text:p>,/c{}zv`7zY/``VZ</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u1w&gt;XDHl^D615ltq?mF4&quot;)Xd9){m'drPaElfUBF~?B-ET~8(A#Beautiful#MindA#Beautiful#Mind" calcext:value-type="string">
            <text:p>u1w&gt;XDHl^D615ltq?mF4")Xd9){m'dr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gt;@jEBFGI" calcext:value-type="string">
            <text:p>'#=&gt;@jEBFGI</text:p>
          </table:table-cell>
          <table:table-cell table:formula="of:=IF([.$F$3]=0;RIGHT([.$D$8];LEN([.$D$8])-[.$F$4]);LEFT([.$D$8];LEN([.$D$8])-[.$F$4]))" office:value-type="string" office:string-value="tcxNKOPTZ[^_`abdef?iklmnopqHwyz{|}~!$VS(*+,-Q%A5ug./012\CJR&amp;Mr34678hLU]YDWX)&quot;vs9:&lt;" calcext:value-type="string">
            <text:p>tcxNKOPTZ[^_`abdef?iklmnopqHwyz{|}~!$VS(*+,-Q%A5ug./012\CJR&amp;Mr34678hLU]YDWX)"vs9:&lt;</text:p>
          </table:table-cell>
          <table:table-cell table:style-name="ce28" table:formula="of:=IF([.$F$3]=0;COM.MICROSOFT.CONCAT([.C30];[.B30]);COM.MICROSOFT.CONCAT([.C31];[.B31]))" office:value-type="string" office:string-value="'#=&gt;@jEBFGItcxNKOPTZ[^_`abdef?iklmnopqHwyz{|}~!$VS(*+,-Q%A5ug./012\CJR&amp;Mr34678hLU]YDWX)&quot;vs9:&lt;" calcext:value-type="string">
            <text:p>'#=&gt;@jEBFGItcxNKOPTZ[^_`abdef?iklmnopqHwyz{|}~!$VS(*+,-Q%A5ug./012\CJR&amp;Mr34678hLU]YDWX)"vs9:&lt;</text:p>
          </table:table-cell>
          <table:table-cell table:style-name="Default"/>
          <table:table-cell table:number-columns-repeated="1019"/>
        </table:table-row>
        <table:table-row table:style-name="ro1">
          <table:table-cell/>
          <table:table-cell table:formula="of:=LEFT([.$D$8];LEN([.$D$8])-[.$F$4])" office:value-type="string" office:string-value="tcxNKOPTZ[^_`abdef?iklmnopqHwyz{|}~!$VS(*+,-Q%A5ug./012\CJR&amp;Mr34678hLU]YDWX)&quot;vs9:&lt;" calcext:value-type="string">
            <text:p>tcxNKOPTZ[^_`abdef?iklmnopqHwyz{|}~!$VS(*+,-Q%A5ug./012\CJR&amp;Mr34678hLU]YDWX)"vs9:&lt;</text:p>
          </table:table-cell>
          <table:table-cell table:formula="of:=RIGHT([.$D$8];[.$F$4])" office:value-type="string" office:string-value="'#=&gt;@jEBFGI" calcext:value-type="string">
            <text:p>'#=&gt;@jEBFGI</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t" calcext:value-type="string">
            <text:p>t</text:p>
          </table:table-cell>
          <table:table-cell/>
          <table:table-cell table:style-name="ce28" table:formula="of:=IF([.$F$3]=0;COM.MICROSOFT.CONCAT([.B32];REPLACE([.D30];([.$F$4]+1);1;&quot;&quot;));COM.MICROSOFT.CONCAT(REPLACE([.D30];([.$F$4]+1);1;&quot;&quot;);[.B32]))" office:value-type="string" office:string-value="'#=&gt;@jEBFGIcxNKOPTZ[^_`abdef?iklmnopqHwyz{|}~!$VS(*+,-Q%A5ug./012\CJR&amp;Mr34678hLU]YDWX)&quot;vs9:&lt;t" calcext:value-type="string">
            <text:p>'#=&gt;@jEBFGIcxNKOPTZ[^_`abdef?iklmnopqHwyz{|}~!$VS(*+,-Q%A5ug./012\CJR&amp;Mr34678hLU]YDWX)"vs9:&lt;t</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bc.5" calcext:value-type="string">
            <text:p>bc.5</text:p>
          </table:table-cell>
          <table:table-cell table:style-name="ce28" table:formula="of:=IF([.$F$4]&lt;[.$E$4];REPLACE([.D32];[.$E$4]+1;1;&quot;&quot;);REPLACE([.D32];[.$F$4]+1;1;&quot;&quot;))" office:value-type="string" office:string-value="'#=&gt;@jEBFGIcxNKOPTZ[^_`adef?iklmnopqHwyz{|}~!$VS(*+,-Q%A5ug./012\CJR&amp;Mr34678hLU]YDWX)&quot;vs9:&lt;t" calcext:value-type="string">
            <text:p>'#=&gt;@jEBFGIcxNKOPTZ[^_`adef?iklmnopqHwyz{|}~!$VS(*+,-Q%A5ug./012\CJR&amp;Mr34678hLU]YDWX)"vs9:&lt;t</text:p>
          </table:table-cell>
          <table:table-cell table:formula="of:=COM.MICROSOFT.CONCAT([.B33];[.K41])" office:value-type="string" office:string-value="bc.5'#=&gt;@jEBFGIxNKOPTZ[^_`adef?iklmnopqHwyz{|}~!$VS(*+,-Q%Aug/012\CJR&amp;Mr34678hLU]YDWX)&quot;vs9:&lt;t" calcext:value-type="string">
            <text:p>bc.5'#=&gt;@jEBFGIxNKOPTZ[^_`adef?iklmnopqHwyz{|}~!$VS(*+,-Q%Aug/012\CJR&amp;Mr34678hLU]YDWX)"vs9:&lt;t</text:p>
          </table:table-cell>
          <table:table-cell table:style-name="Default"/>
          <table:table-cell table:number-columns-repeated="4"/>
          <table:table-cell table:style-name="ce28" table:formula="of:=MID([.$D$32];[.$E$4]+1;1)" office:value-type="string" office:string-value="b" calcext:value-type="string">
            <text:p>b</text:p>
          </table:table-cell>
          <table:table-cell table:style-name="ce28" table:formula="of:=REPLACE([.$D$32];[.$E$4]+1;1;&quot; &quot;)" office:value-type="string" office:string-value="'#=&gt;@jEBFGIcxNKOPTZ[^_`a def?iklmnopqHwyz{|}~!$VS(*+,-Q%A5ug./012\CJR&amp;Mr34678hLU]YDWX)&quot;vs9:&lt;t" calcext:value-type="string">
            <text:p>'#=&gt;@jEBFGIcxNKOPTZ[^_`a def?iklmnopqHwyz{|}~!$VS(*+,-Q%A5ug./012\CJR&amp;Mr34678hLU]YDWX)"vs9:&lt;t</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c" calcext:value-type="string">
            <text:p>c</text:p>
          </table:table-cell>
          <table:table-cell table:style-name="ce28" table:formula="of:=IF([.$F$4]&lt;[.$E$4];REPLACE([.C33];[.$F$4]+1;1;&quot;&quot;);REPLACE([.C33];[.$E$4]+1;1;&quot;&quot;))" office:value-type="string" office:string-value="'#=&gt;@jEBFGIxNKOPTZ[^_`adef?iklmnopqHwyz{|}~!$VS(*+,-Q%A5ug./012\CJR&amp;Mr34678hLU]YDWX)&quot;vs9:&lt;t" calcext:value-type="string">
            <text:p>'#=&gt;@jEBFGIxNKOPTZ[^_`adef?iklmnopqHwyz{|}~!$VS(*+,-Q%A5ug./012\CJR&amp;Mr34678hLU]YDWX)"vs9:&lt;t</text:p>
          </table:table-cell>
          <table:table-cell/>
          <table:table-cell table:style-name="Default"/>
          <table:table-cell table:number-columns-repeated="4"/>
          <table:table-cell table:formula="of:=COM.MICROSOFT.CONCAT([.J33];MID([.K33];[.$F$4]+1;1))" office:value-type="string" office:string-value="bc" calcext:value-type="string">
            <text:p>bc</text:p>
          </table:table-cell>
          <table:table-cell table:style-name="ce28" table:formula="of:=REPLACE([.$K33];[.$F$4]+1;1;&quot; &quot;)" office:value-type="string" office:string-value="'#=&gt;@jEBFGI xNKOPTZ[^_`a def?iklmnopqHwyz{|}~!$VS(*+,-Q%A5ug./012\CJR&amp;Mr34678hLU]YDWX)&quot;vs9:&lt;t" calcext:value-type="string">
            <text:p>'#=&gt;@jEBFGI xNKOPTZ[^_`a def?iklmnopqHwyz{|}~!$VS(*+,-Q%A5ug./012\CJR&amp;Mr34678hLU]YDWX)"vs9:&lt;t</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c{}zv`7zY/``VZ" calcext:value-type="string">
            <text:p>,/c{}zv`7zY/``VZ</text:p>
          </table:table-cell>
          <table:table-cell table:formula="of:=COM.MICROSOFT.CONCAT(&quot;'&quot;;[.A35];&quot;'&quot;;&quot; A23 char positions in D21&quot;)" office:value-type="string" office:string-value="',/c{}zv`7zY/``VZ' A23 char positions in D21" calcext:value-type="string">
            <text:p>',/c{}zv`7zY/``VZ' A23 char positions in D21</text:p>
          </table:table-cell>
          <table:table-cell table:formula="of:=COM.MICROSOFT.CONCAT(&quot;'&quot;;MID([.$A$3];1;LEN([.$A$4]));&quot;'&quot;;&quot; A3  char positions in D33&quot;)" office:value-type="string" office:string-value="'u1w&gt;XDHl^D615ltq?mF4&quot;)Xd9){m'drPaElfUBF~?B-ET~8(A#Beautiful#MindA#Beautiful#Mind' A3  char positions in D33" calcext:value-type="string">
            <text:p>'u1w&gt;XDHl^D615ltq?mF4")Xd9){m'drPaElfUBF~?B-ET~8(A#Beautiful#MindA#Beautiful#Mind' A3 <text:s/>char positions in D33</text:p>
          </table:table-cell>
          <table:table-cell/>
          <table:table-cell table:style-name="Default"/>
          <table:table-cell table:number-columns-repeated="4"/>
          <table:table-cell table:formula="of:=COM.MICROSOFT.CONCAT([.J34];MID([.$K34];[.$G$4]+1;1))" office:value-type="string" office:string-value="bc." calcext:value-type="string">
            <text:p>bc.</text:p>
          </table:table-cell>
          <table:table-cell table:style-name="ce28" table:formula="of:=REPLACE([.$K34];[.$G$4]+1;1;&quot; &quot;)" office:value-type="string" office:string-value="'#=&gt;@jEBFGI xNKOPTZ[^_`a def?iklmnopqHwyz{|}~!$VS(*+,-Q%A5ug /012\CJR&amp;Mr34678hLU]YDWX)&quot;vs9:&lt;t" calcext:value-type="string">
            <text:p>'#=&gt;@jEBFGI xNKOPTZ[^_`a def?iklmnopqHwyz{|}~!$VS(*+,-Q%A5ug /012\CJR&amp;Mr34678hLU]YDWX)"vs9:&lt;t</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 calcext:value-type="string">
            <text:p>,</text:p>
          </table:table-cell>
          <table:table-cell table:formula="of:=FIND([.A36];[.$D$33];1)" office:value-type="float" office:value="55" calcext:value-type="float">
            <text:p>55</text:p>
          </table:table-cell>
          <table:table-cell table:formula="of:=FIND(MID([.$A$28];[.$A$6]+1;1);[.$D$33];1)" office:value-type="float" office:value="31" calcext:value-type="float">
            <text:p>31</text:p>
          </table:table-cell>
          <table:table-cell table:formula="of:=IF(MOD(([.B36]+[.C36])-([.$F$4]+1);[.$D$4])=0;[.$D$4];MOD(([.B36]+[.C36])-([.$F$4]+1);[.$D$4]))" office:value-type="float" office:value="74" calcext:value-type="float">
            <text:p>74</text:p>
          </table:table-cell>
          <table:table-cell table:formula="of:=IF([.D36]=0;MID([.$D$33];[.$D$4];1);IF([.D36]=[.$D$4];MID([.$D$33];[.$D$4];1);MID([.$D$33];[.D36];1)))" office:value-type="string" office:string-value="4" calcext:value-type="string">
            <text:p>4</text:p>
          </table:table-cell>
          <table:table-cell table:number-columns-repeated="4"/>
          <table:table-cell table:formula="of:=COM.MICROSOFT.CONCAT([.J35];MID([.$K35];[.$H$4]+1;1))" office:value-type="string" office:string-value="bc.5" calcext:value-type="string">
            <text:p>bc.5</text:p>
          </table:table-cell>
          <table:table-cell table:style-name="ce28" table:formula="of:=REPLACE([.$K35];[.$H$4]+1;1;&quot; &quot;)" office:value-type="string" office:string-value="'#=&gt;@jEBFGI xNKOPTZ[^_`a def?iklmnopqHwyz{|}~!$VS(*+,-Q%A ug /012\CJR&amp;Mr34678hLU]YDWX)&quot;vs9:&lt;t" calcext:value-type="string">
            <text:p>'#=&gt;@jEBFGI xNKOPTZ[^_`a def?iklmnopqHwyz{|}~!$VS(*+,-Q%A ug /012\CJR&amp;Mr34678hLU]YDWX)"vs9:&lt;t</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 calcext:value-type="string">
            <text:p>/</text:p>
          </table:table-cell>
          <table:table-cell table:formula="of:=FIND([.A37];[.$D$33];1)" office:value-type="float" office:value="62" calcext:value-type="float">
            <text:p>62</text:p>
          </table:table-cell>
          <table:table-cell table:formula="of:=FIND(MID([.$A$28];[.$A$6]+2;1);[.$D$33];1)" office:value-type="float" office:value="35" calcext:value-type="float">
            <text:p>35</text:p>
          </table:table-cell>
          <table:table-cell table:formula="of:=IF(MOD(([.B37]+[.C37])-([.$F$4]+1);[.$D$4])=0;[.$D$4];MOD(([.B37]+[.C37])-([.$F$4]+1);[.$D$4]))" office:value-type="float" office:value="85" calcext:value-type="float">
            <text:p>85</text:p>
          </table:table-cell>
          <table:table-cell table:formula="of:=IF([.D37]=0;MID([.$D$33];[.$D$4];1);IF([.D37]=[.$D$4];MID([.$D$33];[.$D$4];1);MID([.$D$33];[.D37];1)))" office:value-type="string" office:string-value="X" calcext:value-type="string">
            <text:p>X</text:p>
          </table:table-cell>
          <table:table-cell table:number-columns-repeated="1019"/>
        </table:table-row>
        <table:table-row table:style-name="ro1">
          <table:table-cell table:formula="of:=MID([.$A$35];3;1)" office:value-type="string" office:string-value="c" calcext:value-type="string">
            <text:p>c</text:p>
          </table:table-cell>
          <table:table-cell table:formula="of:=FIND([.A38];[.$D$33];1)" office:value-type="float" office:value="2" calcext:value-type="float">
            <text:p>2</text:p>
          </table:table-cell>
          <table:table-cell table:formula="of:=FIND(MID([.$A$28];[.$A$6]+3;1);[.$D$33];1)" office:value-type="float" office:value="13" calcext:value-type="float">
            <text:p>13</text:p>
          </table:table-cell>
          <table:table-cell table:formula="of:=IF(MOD(([.B38]+[.C38])-([.$F$4]+1);[.$D$4])=0;[.$D$4];MOD(([.B38]+[.C38])-([.$F$4]+1);[.$D$4]))" office:value-type="float" office:value="3" calcext:value-type="float">
            <text:p>3</text:p>
          </table:table-cell>
          <table:table-cell table:formula="of:=IF([.D38]=0;MID([.$D$33];[.$D$4];1);IF([.D38]=[.$D$4];MID([.$D$33];[.$D$4];1);MID([.$D$33];[.D38];1)))" office:value-type="string" office:string-value="." calcext:value-type="string">
            <text:p>.</text:p>
          </table:table-cell>
          <table:table-cell table:number-columns-repeated="5"/>
          <table:table-cell table:formula="of:=REPLACE([.K36];FIND(&quot; &quot;;[.K36];1);1;&quot;&quot;)" office:value-type="string" office:string-value="'#=&gt;@jEBFGIxNKOPTZ[^_`a def?iklmnopqHwyz{|}~!$VS(*+,-Q%A ug /012\CJR&amp;Mr34678hLU]YDWX)&quot;vs9:&lt;t" calcext:value-type="string">
            <text:p>'#=&gt;@jEBFGIxNKOPTZ[^_`a def?iklmnopqHwyz{|}~!$VS(*+,-Q%A ug /012\CJR&amp;Mr34678hLU]YDWX)"vs9:&lt;t</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44" calcext:value-type="float">
            <text:p>44</text:p>
          </table:table-cell>
          <table:table-cell table:formula="of:=FIND(MID([.$A$28];[.$A$6]+4;1);[.$D$33];1)" office:value-type="float" office:value="74" calcext:value-type="float">
            <text:p>74</text:p>
          </table:table-cell>
          <table:table-cell table:formula="of:=IF(MOD(([.B39]+[.C39])-([.$F$4]+1);[.$D$4])=0;[.$D$4];MOD(([.B39]+[.C39])-([.$F$4]+1);[.$D$4]))" office:value-type="float" office:value="13" calcext:value-type="float">
            <text:p>13</text:p>
          </table:table-cell>
          <table:table-cell table:formula="of:=IF([.D39]=0;MID([.$D$33];[.$D$4];1);IF([.D39]=[.$D$4];MID([.$D$33];[.$D$4];1);MID([.$D$33];[.D39];1)))" office:value-type="string" office:string-value="F" calcext:value-type="string">
            <text:p>F</text:p>
          </table:table-cell>
          <table:table-cell table:number-columns-repeated="5"/>
          <table:table-cell table:formula="of:=REPLACE([.K38];FIND(&quot; &quot;;[.K38];1);1;&quot;&quot;)" office:value-type="string" office:string-value="'#=&gt;@jEBFGIxNKOPTZ[^_`adef?iklmnopqHwyz{|}~!$VS(*+,-Q%A ug /012\CJR&amp;Mr34678hLU]YDWX)&quot;vs9:&lt;t" calcext:value-type="string">
            <text:p>'#=&gt;@jEBFGIxNKOPTZ[^_`adef?iklmnopqHwyz{|}~!$VS(*+,-Q%A ug /012\CJR&amp;Mr34678hLU]YDWX)"vs9:&lt;t</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 calcext:value-type="string">
            <text:p>}</text:p>
          </table:table-cell>
          <table:table-cell table:formula="of:=FIND([.A40];[.$D$33];1)" office:value-type="float" office:value="46" calcext:value-type="float">
            <text:p>46</text:p>
          </table:table-cell>
          <table:table-cell table:formula="of:=FIND(MID([.$A$28];[.$A$6]+5;1);[.$D$33];1)" office:value-type="float" office:value="87" calcext:value-type="float">
            <text:p>87</text:p>
          </table:table-cell>
          <table:table-cell table:formula="of:=IF(MOD(([.B40]+[.C40])-([.$F$4]+1);[.$D$4])=0;[.$D$4];MOD(([.B40]+[.C40])-([.$F$4]+1);[.$D$4]))" office:value-type="float" office:value="28" calcext:value-type="float">
            <text:p>28</text:p>
          </table:table-cell>
          <table:table-cell table:formula="of:=IF([.D40]=0;MID([.$D$33];[.$D$4];1);IF([.D40]=[.$D$4];MID([.$D$33];[.$D$4];1);MID([.$D$33];[.D40];1)))" office:value-type="string" office:string-value="d" calcext:value-type="string">
            <text:p>d</text:p>
          </table:table-cell>
          <table:table-cell table:number-columns-repeated="5"/>
          <table:table-cell table:formula="of:=REPLACE([.K39];FIND(&quot; &quot;;[.K39];1);1;&quot;&quot;)" office:value-type="string" office:string-value="'#=&gt;@jEBFGIxNKOPTZ[^_`adef?iklmnopqHwyz{|}~!$VS(*+,-Q%Aug /012\CJR&amp;Mr34678hLU]YDWX)&quot;vs9:&lt;t" calcext:value-type="string">
            <text:p>'#=&gt;@jEBFGIxNKOPTZ[^_`adef?iklmnopqHwyz{|}~!$VS(*+,-Q%Aug /012\CJR&amp;Mr34678hLU]YDWX)"vs9:&lt;t</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z" calcext:value-type="string">
            <text:p>z</text:p>
          </table:table-cell>
          <table:table-cell table:formula="of:=FIND([.A41];[.$D$33];1)" office:value-type="float" office:value="43" calcext:value-type="float">
            <text:p>43</text:p>
          </table:table-cell>
          <table:table-cell table:formula="of:=FIND(MID([.$A$28];[.$A$6]+6;1);[.$D$33];1)" office:value-type="float" office:value="86" calcext:value-type="float">
            <text:p>86</text:p>
          </table:table-cell>
          <table:table-cell table:formula="of:=IF(MOD(([.B41]+[.C41])-([.$F$4]+1);[.$D$4])=0;[.$D$4];MOD(([.B41]+[.C41])-([.$F$4]+1);[.$D$4]))" office:value-type="float" office:value="24" calcext:value-type="float">
            <text:p>24</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gt;@jEBFGIxNKOPTZ[^_`adef?iklmnopqHwyz{|}~!$VS(*+,-Q%Aug/012\CJR&amp;Mr34678hLU]YDWX)&quot;vs9:&lt;t" calcext:value-type="string">
            <text:p>'#=&gt;@jEBFGIxNKOPTZ[^_`adef?iklmnopqHwyz{|}~!$VS(*+,-Q%Aug/012\CJR&amp;Mr34678hLU]YDWX)"vs9:&lt;t</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v" calcext:value-type="string">
            <text:p>v</text:p>
          </table:table-cell>
          <table:table-cell table:formula="of:=FIND([.A42];[.$D$33];1)" office:value-type="float" office:value="88" calcext:value-type="float">
            <text:p>88</text:p>
          </table:table-cell>
          <table:table-cell table:formula="of:=FIND(MID([.$A$28];[.$A$6]+7;1);[.$D$33];1)" office:value-type="float" office:value="85" calcext:value-type="float">
            <text:p>85</text:p>
          </table:table-cell>
          <table:table-cell table:formula="of:=IF(MOD(([.B42]+[.C42])-([.$F$4]+1);[.$D$4])=0;[.$D$4];MOD(([.B42]+[.C42])-([.$F$4]+1);[.$D$4]))" office:value-type="float" office:value="68" calcext:value-type="float">
            <text:p>68</text:p>
          </table:table-cell>
          <table:table-cell table:formula="of:=IF([.D42]=0;MID([.$D$33];[.$D$4];1);IF([.D42]=[.$D$4];MID([.$D$33];[.$D$4];1);MID([.$D$33];[.D42];1)))" office:value-type="string" office:string-value="J" calcext:value-type="string">
            <text:p>J</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26" calcext:value-type="float">
            <text:p>26</text:p>
          </table:table-cell>
          <table:table-cell table:formula="of:=FIND(MID([.$A$28];[.$A$6]+8;1);[.$D$33];1)" office:value-type="float" office:value="28" calcext:value-type="float">
            <text:p>28</text:p>
          </table:table-cell>
          <table:table-cell table:formula="of:=IF(MOD(([.B43]+[.C43])-([.$F$4]+1);[.$D$4])=0;[.$D$4];MOD(([.B43]+[.C43])-([.$F$4]+1);[.$D$4]))" office:value-type="float" office:value="42" calcext:value-type="float">
            <text:p>42</text:p>
          </table:table-cell>
          <table:table-cell table:formula="of:=IF([.D43]=0;MID([.$D$33];[.$D$4];1);IF([.D43]=[.$D$4];MID([.$D$33];[.$D$4];1);MID([.$D$33];[.D43];1)))" office:value-type="string" office:string-value="y" calcext:value-type="string">
            <text:p>y</text:p>
          </table:table-cell>
          <table:table-cell table:number-columns-repeated="1019"/>
        </table:table-row>
        <table:table-row table:style-name="ro1">
          <table:table-cell table:formula="of:=MID([.$A$35];9;1)" office:value-type="string" office:string-value="7" calcext:value-type="string">
            <text:p>7</text:p>
          </table:table-cell>
          <table:table-cell table:formula="of:=FIND([.A44];[.$D$33];1)" office:value-type="float" office:value="76" calcext:value-type="float">
            <text:p>76</text:p>
          </table:table-cell>
          <table:table-cell table:formula="of:=FIND(MID([.$A$28];[.$A$6]+9;1);[.$D$33];1)" office:value-type="float" office:value="90" calcext:value-type="float">
            <text:p>90</text:p>
          </table:table-cell>
          <table:table-cell table:formula="of:=IF(MOD(([.B44]+[.C44])-([.$F$4]+1);[.$D$4])=0;[.$D$4];MOD(([.B44]+[.C44])-([.$F$4]+1);[.$D$4]))" office:value-type="float" office:value="61" calcext:value-type="float">
            <text:p>61</text:p>
          </table:table-cell>
          <table:table-cell table:formula="of:=IF([.D44]=0;MID([.$D$33];[.$D$4];1);IF([.D44]=[.$D$4];MID([.$D$33];[.$D$4];1);MID([.$D$33];[.D44];1)))" office:value-type="string" office:string-value="g" calcext:value-type="string">
            <text:p>g</text:p>
          </table:table-cell>
          <table:table-cell table:number-columns-repeated="1019"/>
        </table:table-row>
        <table:table-row table:style-name="ro1">
          <table:table-cell table:formula="of:=MID([.$A$35];10;1)" office:value-type="string" office:string-value="z" calcext:value-type="string">
            <text:p>z</text:p>
          </table:table-cell>
          <table:table-cell table:formula="of:=FIND([.A45];[.$D$33];1)" office:value-type="float" office:value="43" calcext:value-type="float">
            <text:p>43</text:p>
          </table:table-cell>
          <table:table-cell table:formula="of:=FIND(MID([.$A$28];[.$A$6]+10;1);[.$D$33];1)" office:value-type="float" office:value="86" calcext:value-type="float">
            <text:p>86</text:p>
          </table:table-cell>
          <table:table-cell table:formula="of:=IF(MOD(([.B45]+[.C45])-([.$F$4]+1);[.$D$4])=0;[.$D$4];MOD(([.B45]+[.C45])-([.$F$4]+1);[.$D$4]))" office:value-type="float" office:value="24" calcext:value-type="float">
            <text:p>24</text:p>
          </table:table-cell>
          <table:table-cell table:formula="of:=IF([.D45]=0;MID([.$D$33];[.$D$4];1);IF([.D45]=[.$D$4];MID([.$D$33];[.$D$4];1);MID([.$D$33];[.D45];1)))" office:value-type="string" office:string-value="^" calcext:value-type="string">
            <text:p>^</text:p>
          </table:table-cell>
          <table:table-cell table:number-columns-repeated="1019"/>
        </table:table-row>
        <table:table-row table:style-name="ro1">
          <table:table-cell table:formula="of:=MID([.$A$35];11;1)" office:value-type="string" office:string-value="Y" calcext:value-type="string">
            <text:p>Y</text:p>
          </table:table-cell>
          <table:table-cell table:formula="of:=FIND([.A46];[.$D$33];1)" office:value-type="float" office:value="82" calcext:value-type="float">
            <text:p>82</text:p>
          </table:table-cell>
          <table:table-cell table:formula="of:=FIND(MID([.$A$28];[.$A$6]+11;1);[.$D$33];1)" office:value-type="float" office:value="44" calcext:value-type="float">
            <text:p>44</text:p>
          </table:table-cell>
          <table:table-cell table:formula="of:=IF(MOD(([.B46]+[.C46])-([.$F$4]+1);[.$D$4])=0;[.$D$4];MOD(([.B46]+[.C46])-([.$F$4]+1);[.$D$4]))" office:value-type="float" office:value="21" calcext:value-type="float">
            <text:p>21</text:p>
          </table:table-cell>
          <table:table-cell table:formula="of:=IF([.D46]=0;MID([.$D$33];[.$D$4];1);IF([.D46]=[.$D$4];MID([.$D$33];[.$D$4];1);MID([.$D$33];[.D46];1)))" office:value-type="string" office:string-value="T" calcext:value-type="string">
            <text:p>T</text:p>
          </table:table-cell>
          <table:table-cell table:number-columns-repeated="1019"/>
        </table:table-row>
        <table:table-row table:style-name="ro1">
          <table:table-cell table:formula="of:=MID([.$A$35];12;1)" office:value-type="string" office:string-value="/" calcext:value-type="string">
            <text:p>/</text:p>
          </table:table-cell>
          <table:table-cell table:formula="of:=FIND([.A47];[.$D$33];1)" office:value-type="float" office:value="62" calcext:value-type="float">
            <text:p>62</text:p>
          </table:table-cell>
          <table:table-cell table:formula="of:=FIND(MID([.$A$28];[.$A$6]+12;1);[.$D$33];1)" office:value-type="float" office:value="35" calcext:value-type="float">
            <text:p>35</text:p>
          </table:table-cell>
          <table:table-cell table:formula="of:=IF(MOD(([.B47]+[.C47])-([.$F$4]+1);[.$D$4])=0;[.$D$4];MOD(([.B47]+[.C47])-([.$F$4]+1);[.$D$4]))" office:value-type="float" office:value="85" calcext:value-type="float">
            <text:p>85</text:p>
          </table:table-cell>
          <table:table-cell table:formula="of:=IF([.D47]=0;MID([.$D$33];[.$D$4];1);IF([.D47]=[.$D$4];MID([.$D$33];[.$D$4];1);MID([.$D$33];[.D47];1)))" office:value-type="string" office:string-value="X" calcext:value-type="string">
            <text:p>X</text:p>
          </table:table-cell>
          <table:table-cell table:number-columns-repeated="1019"/>
        </table:table-row>
        <table:table-row table:style-name="ro1">
          <table:table-cell table:formula="of:=MID([.$A$35];13;1)" office:value-type="string" office:string-value="`" calcext:value-type="string">
            <text:p>`</text:p>
          </table:table-cell>
          <table:table-cell table:formula="of:=FIND([.A48];[.$D$33];1)" office:value-type="float" office:value="26" calcext:value-type="float">
            <text:p>26</text:p>
          </table:table-cell>
          <table:table-cell table:formula="of:=FIND(MID([.$A$28];[.$A$6]+13;1);[.$D$33];1)" office:value-type="float" office:value="5" calcext:value-type="float">
            <text:p>5</text:p>
          </table:table-cell>
          <table:table-cell table:formula="of:=IF(MOD(([.B48]+[.C48])-([.$F$4]+1);[.$D$4])=0;[.$D$4];MOD(([.B48]+[.C48])-([.$F$4]+1);[.$D$4]))" office:value-type="float" office:value="19" calcext:value-type="float">
            <text:p>19</text:p>
          </table:table-cell>
          <table:table-cell table:formula="of:=IF([.D48]=0;MID([.$D$33];[.$D$4];1);IF([.D48]=[.$D$4];MID([.$D$33];[.$D$4];1);MID([.$D$33];[.D48];1)))" office:value-type="string" office:string-value="O" calcext:value-type="string">
            <text:p>O</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26" calcext:value-type="float">
            <text:p>26</text:p>
          </table:table-cell>
          <table:table-cell table:formula="of:=FIND(MID([.$A$28];[.$A$6]+14;1);[.$D$33];1)" office:value-type="float" office:value="28" calcext:value-type="float">
            <text:p>28</text:p>
          </table:table-cell>
          <table:table-cell table:formula="of:=IF(MOD(([.B49]+[.C49])-([.$F$4]+1);[.$D$4])=0;[.$D$4];MOD(([.B49]+[.C49])-([.$F$4]+1);[.$D$4]))" office:value-type="float" office:value="42" calcext:value-type="float">
            <text:p>42</text:p>
          </table:table-cell>
          <table:table-cell table:formula="of:=IF([.D49]=0;MID([.$D$33];[.$D$4];1);IF([.D49]=[.$D$4];MID([.$D$33];[.$D$4];1);MID([.$D$33];[.D49];1)))" office:value-type="string" office:string-value="y" calcext:value-type="string">
            <text:p>y</text:p>
          </table:table-cell>
          <table:table-cell table:number-columns-repeated="1019"/>
        </table:table-row>
        <table:table-row table:style-name="ro1">
          <table:table-cell table:formula="of:=MID([.$A$35];15;1)" office:value-type="string" office:string-value="V" calcext:value-type="string">
            <text:p>V</text:p>
          </table:table-cell>
          <table:table-cell table:formula="of:=FIND([.A50];[.$D$33];1)" office:value-type="float" office:value="50" calcext:value-type="float">
            <text:p>50</text:p>
          </table:table-cell>
          <table:table-cell table:formula="of:=FIND(MID([.$A$28];[.$A$6]+15;1);[.$D$33];1)" office:value-type="float" office:value="72" calcext:value-type="float">
            <text:p>72</text:p>
          </table:table-cell>
          <table:table-cell table:formula="of:=IF(MOD(([.B50]+[.C50])-([.$F$4]+1);[.$D$4])=0;[.$D$4];MOD(([.B50]+[.C50])-([.$F$4]+1);[.$D$4]))" office:value-type="float" office:value="17" calcext:value-type="float">
            <text:p>17</text:p>
          </table:table-cell>
          <table:table-cell table:formula="of:=IF([.D50]=0;MID([.$D$33];[.$D$4];1);IF([.D50]=[.$D$4];MID([.$D$33];[.$D$4];1);MID([.$D$33];[.D50];1)))" office:value-type="string" office:string-value="N" calcext:value-type="string">
            <text:p>N</text:p>
          </table:table-cell>
          <table:table-cell table:number-columns-repeated="1019"/>
        </table:table-row>
        <table:table-row table:style-name="ro1">
          <table:table-cell table:formula="of:=MID([.$A$35];16;1)" office:value-type="string" office:string-value="Z" calcext:value-type="string">
            <text:p>Z</text:p>
          </table:table-cell>
          <table:table-cell table:formula="of:=FIND([.A51];[.$D$33];1)" office:value-type="float" office:value="22" calcext:value-type="float">
            <text:p>22</text:p>
          </table:table-cell>
          <table:table-cell table:formula="of:=FIND(MID([.$A$28];[.$A$6]+16;1);[.$D$33];1)" office:value-type="float" office:value="20" calcext:value-type="float">
            <text:p>20</text:p>
          </table:table-cell>
          <table:table-cell table:formula="of:=IF(MOD(([.B51]+[.C51])-([.$F$4]+1);[.$D$4])=0;[.$D$4];MOD(([.B51]+[.C51])-([.$F$4]+1);[.$D$4]))" office:value-type="float" office:value="30" calcext:value-type="float">
            <text:p>30</text:p>
          </table:table-cell>
          <table:table-cell table:formula="of:=IF([.D51]=0;MID([.$D$33];[.$D$4];1);IF([.D51]=[.$D$4];MID([.$D$33];[.$D$4];1);MID([.$D$33];[.D51];1)))" office:value-type="string" office:string-value="f" calcext:value-type="string">
            <text:p>f</text:p>
          </table:table-cell>
          <table:table-cell table:number-columns-repeated="1019"/>
        </table:table-row>
        <table:table-row table:style-name="ro1">
          <table:table-cell table:style-name="ce28" table:formula="of:=COM.MICROSOFT.CONCAT([.$E$36];[.$E$37];[.$E$38];[.$E$39];[.$E$40];[.$E$41];[.$E$42];[.$E$43];[.$E$44];[.$E$45];[.$E$46];[.$E$47];[.$E$48];[.$E$49];[.$E$50];[.$E$51])" office:value-type="string" office:string-value="4X.Fd^Jyg^TXOyNf" calcext:value-type="string">
            <text:p>4X.Fd^Jyg^TXOyNf</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u1w&gt;XDHl^D615ltq?mF4&quot;)Xd9){m'drPaElfUBF~?B-ET~8(A#Beautiful#MindA#Beautiful#Mind" calcext:value-type="string">
            <text:p>u1w&gt;XDHl^D615ltq?mF4")Xd9){m'drPaElfUBF~?B-ET~8(A#Beautiful#MindA#Beautiful#Mind</text:p>
          </table:table-cell>
          <table:table-cell table:style-name="ce27" table:formula="of:=COM.MICROSOFT.CONCAT( &quot;  OTP SIZE=  &quot;;LEN([.A53]))"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bc.5'#=&gt;@jEBFGIxNKOPTZ[^_`adef?iklmnopqHwyz{|}~!$VS(*+,-Q%Au" calcext:value-type="string">
            <text:p>bc.5'#=&gt;@jEBFGIxNKOPTZ[^_`adef?iklmnopqHwyz{|}~!$VS(*+,-Q%Au</text:p>
          </table:table-cell>
          <table:table-cell table:style-name="ce28" table:formula="of:=IF([.$G$3]=0;RIGHT([.$D$33];LEN([.$D$33])-[.$G$4]);LEFT([.$D$33];LEN([.$D$33])-[.$G$4]))" office:value-type="string" office:string-value="g/012\CJR&amp;Mr34678hLU]YDWX)&quot;vs9:&lt;t" calcext:value-type="string">
            <text:p>g/012\CJR&amp;Mr34678hLU]YDWX)"vs9:&lt;t</text:p>
          </table:table-cell>
          <table:table-cell table:style-name="ce28" table:formula="of:=IF([.$G$3]=0;COM.MICROSOFT.CONCAT([.C55];[.B55]);COM.MICROSOFT.CONCAT([.C56];[.B56]))" office:value-type="string" office:string-value="g/012\CJR&amp;Mr34678hLU]YDWX)&quot;vs9:&lt;tbc.5'#=&gt;@jEBFGIxNKOPTZ[^_`adef?iklmnopqHwyz{|}~!$VS(*+,-Q%Au" calcext:value-type="string">
            <text:p>g/012\CJR&amp;Mr34678hLU]YDWX)"vs9:&lt;tbc.5'#=&gt;@jEBFGIxNKOPTZ[^_`adef?iklmnopqHwyz{|}~!$VS(*+,-Q%Au</text:p>
          </table:table-cell>
          <table:table-cell table:style-name="Default"/>
          <table:table-cell table:number-columns-repeated="1019"/>
        </table:table-row>
        <table:table-row table:style-name="ro1">
          <table:table-cell/>
          <table:table-cell table:style-name="ce28" table:formula="of:=LEFT([.$D$33];LEN([.$D$33])-[.$G$4])" office:value-type="string" office:string-value="bc.5'#=&gt;@jEBFGIxNKOPTZ[^_`adef?ik" calcext:value-type="string">
            <text:p>bc.5'#=&gt;@jEBFGIxNKOPTZ[^_`adef?ik</text:p>
          </table:table-cell>
          <table:table-cell table:style-name="ce28" table:formula="of:=RIGHT([.$D$33];[.$G$4])" office:value-type="string" office:string-value="lmnopqHwyz{|}~!$VS(*+,-Q%Aug/012\CJR&amp;Mr34678hLU]YDWX)&quot;vs9:&lt;t" calcext:value-type="string">
            <text:p>lmnopqHwyz{|}~!$VS(*+,-Q%Aug/012\CJR&amp;Mr34678hLU]YDWX)"vs9:&lt;t</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d" calcext:value-type="string">
            <text:p>d</text:p>
          </table:table-cell>
          <table:table-cell/>
          <table:table-cell table:style-name="ce28" table:formula="of:=IF([.$G$3]=0;COM.MICROSOFT.CONCAT([.B57];REPLACE([.D55];([.$G$4]+1);1;&quot;&quot;));COM.MICROSOFT.CONCAT(REPLACE([.D55];([.$G$4]+1);1;&quot;&quot;);[.B57]))" office:value-type="string" office:string-value="dg/012\CJR&amp;Mr34678hLU]YDWX)&quot;vs9:&lt;tbc.5'#=&gt;@jEBFGIxNKOPTZ[^_`aef?iklmnopqHwyz{|}~!$VS(*+,-Q%Au" calcext:value-type="string">
            <text:p>dg/012\CJR&amp;Mr34678hLU]YDWX)"vs9:&lt;tbc.5'#=&gt;@jEBFGIxNKOPTZ[^_`aef?iklmnopqHwyz{|}~!$VS(*+,-Q%Au</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WMa^" calcext:value-type="string">
            <text:p>WMa^</text:p>
          </table:table-cell>
          <table:table-cell table:style-name="ce28" table:formula="of:=IF([.$F$4]&lt;[.$E$4];REPLACE([.D57];[.$E$4]+1;1;&quot;&quot;);REPLACE([.D57];[.$F$4]+1;1;&quot;&quot;))" office:value-type="string" office:string-value="dg/012\CJR&amp;Mr34678hLU]YDX)&quot;vs9:&lt;tbc.5'#=&gt;@jEBFGIxNKOPTZ[^_`aef?iklmnopqHwyz{|}~!$VS(*+,-Q%Au" calcext:value-type="string">
            <text:p>dg/012\CJR&amp;Mr34678hLU]YDX)"vs9:&lt;tbc.5'#=&gt;@jEBFGIxNKOPTZ[^_`aef?iklmnopqHwyz{|}~!$VS(*+,-Q%Au</text:p>
          </table:table-cell>
          <table:table-cell table:formula="of:=COM.MICROSOFT.CONCAT([.B58];[.K66])" office:value-type="string" office:string-value="WMa^dg/012\CJR&amp;r34678hLU]YDX)&quot;vs9:&lt;tbc.5'#=&gt;@jEBFGIxNKOPTZ[_`ef?iklmnopqHwyz{|}~!$VS(*+,-Q%Au" calcext:value-type="string">
            <text:p>WMa^dg/012\CJR&amp;r34678hLU]YDX)"vs9:&lt;tbc.5'#=&gt;@jEBFGIxNKOPTZ[_`ef?iklmnopqHwyz{|}~!$VS(*+,-Q%Au</text:p>
          </table:table-cell>
          <table:table-cell table:style-name="Default"/>
          <table:table-cell table:number-columns-repeated="4"/>
          <table:table-cell table:style-name="ce28" table:formula="of:=MID([.$D$57];[.$E$4]+1;1)" office:value-type="string" office:string-value="W" calcext:value-type="string">
            <text:p>W</text:p>
          </table:table-cell>
          <table:table-cell table:style-name="ce28" table:formula="of:=REPLACE([.$D$57];[.$E$4]+1;1;&quot; &quot;)" office:value-type="string" office:string-value="dg/012\CJR&amp;Mr34678hLU]YD X)&quot;vs9:&lt;tbc.5'#=&gt;@jEBFGIxNKOPTZ[^_`aef?iklmnopqHwyz{|}~!$VS(*+,-Q%Au" calcext:value-type="string">
            <text:p>dg/012\CJR&amp;Mr34678hLU]YD X)"vs9:&lt;tbc.5'#=&gt;@jEBFGIxNKOPTZ[^_`aef?iklmnopqHwyz{|}~!$VS(*+,-Q%Au</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a" calcext:value-type="string">
            <text:p>a</text:p>
          </table:table-cell>
          <table:table-cell table:style-name="ce28" table:formula="of:=IF([.$F$4]&lt;[.$E$4];REPLACE([.C58];[.$F$4]+1;1;&quot;&quot;);REPLACE([.C58];[.$E$4]+1;1;&quot;&quot;))" office:value-type="string" office:string-value="dg/012\CJR&amp;r34678hLU]YDX)&quot;vs9:&lt;tbc.5'#=&gt;@jEBFGIxNKOPTZ[^_`aef?iklmnopqHwyz{|}~!$VS(*+,-Q%Au" calcext:value-type="string">
            <text:p>dg/012\CJR&amp;r34678hLU]YDX)"vs9:&lt;tbc.5'#=&gt;@jEBFGIxNKOPTZ[^_`aef?iklmnopqHwyz{|}~!$VS(*+,-Q%Au</text:p>
          </table:table-cell>
          <table:table-cell/>
          <table:table-cell table:style-name="Default"/>
          <table:table-cell table:number-columns-repeated="4"/>
          <table:table-cell table:formula="of:=COM.MICROSOFT.CONCAT([.J58];MID([.K58];[.$F$4]+1;1))" office:value-type="string" office:string-value="WM" calcext:value-type="string">
            <text:p>WM</text:p>
          </table:table-cell>
          <table:table-cell table:style-name="ce28" table:formula="of:=REPLACE([.$K58];[.$F$4]+1;1;&quot; &quot;)" office:value-type="string" office:string-value="dg/012\CJR&amp; r34678hLU]YD X)&quot;vs9:&lt;tbc.5'#=&gt;@jEBFGIxNKOPTZ[^_`aef?iklmnopqHwyz{|}~!$VS(*+,-Q%Au" calcext:value-type="string">
            <text:p>dg/012\CJR&amp; r34678hLU]YD X)"vs9:&lt;tbc.5'#=&gt;@jEBFGIxNKOPTZ[^_`aef?iklmnopqHwyz{|}~!$VS(*+,-Q%Au</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4X.Fd^Jyg^TXOyNf" calcext:value-type="string">
            <text:p>4X.Fd^Jyg^TXOyNf</text:p>
          </table:table-cell>
          <table:table-cell table:formula="of:=COM.MICROSOFT.CONCAT(&quot;'&quot;;[.A60];&quot;'&quot;;&quot; A23 char positions in D21&quot;)" office:value-type="string" office:string-value="'4X.Fd^Jyg^TXOyNf' A23 char positions in D21" calcext:value-type="string">
            <text:p>'4X.Fd^Jyg^TXOyNf' A23 char positions in D21</text:p>
          </table:table-cell>
          <table:table-cell table:formula="of:=COM.MICROSOFT.CONCAT(&quot;'&quot;;MID([.$A$53];[.$A$6]+1;[.$A$6]);&quot;'&quot;;&quot; OTP  char positions in D58&quot;)" office:value-type="string" office:string-value="'?mF4&quot;)Xd9){m'drP' OTP  char positions in D58" calcext:value-type="string">
            <text:p>'?mF4")Xd9){m'drP' OTP <text:s/>char positions in D58</text:p>
          </table:table-cell>
          <table:table-cell/>
          <table:table-cell table:style-name="Default"/>
          <table:table-cell table:number-columns-repeated="4"/>
          <table:table-cell table:formula="of:=COM.MICROSOFT.CONCAT([.J59];MID([.$K59];[.$G$4]+1;1))" office:value-type="string" office:string-value="WMa" calcext:value-type="string">
            <text:p>WMa</text:p>
          </table:table-cell>
          <table:table-cell table:style-name="ce28" table:formula="of:=REPLACE([.$K59];[.$G$4]+1;1;&quot; &quot;)" office:value-type="string" office:string-value="dg/012\CJR&amp; r34678hLU]YD X)&quot;vs9:&lt;tbc.5'#=&gt;@jEBFGIxNKOPTZ[^_` ef?iklmnopqHwyz{|}~!$VS(*+,-Q%Au" calcext:value-type="string">
            <text:p>dg/012\CJR&amp; r34678hLU]YD X)"vs9:&lt;tbc.5'#=&gt;@jEBFGIxNKOPTZ[^_` ef?iklmnopqHwyz{|}~!$VS(*+,-Q%Au</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4" calcext:value-type="string">
            <text:p>4</text:p>
          </table:table-cell>
          <table:table-cell table:formula="of:=FIND([.A61];[.$D$58];1)" office:value-type="float" office:value="18" calcext:value-type="float">
            <text:p>18</text:p>
          </table:table-cell>
          <table:table-cell table:formula="of:=FIND(MID([.$A$53];[.$A$6]+1;1);[.$D$58];1)" office:value-type="float" office:value="64" calcext:value-type="float">
            <text:p>64</text:p>
          </table:table-cell>
          <table:table-cell table:formula="of:=IF(MOD(([.B61]+[.C61])-([.$G$4]+1);[.$D$4])=0;[.$D$4];MOD(([.B61]+[.C61])-([.$G$4]+1);[.$D$4]))" office:value-type="float" office:value="21" calcext:value-type="float">
            <text:p>21</text:p>
          </table:table-cell>
          <table:table-cell table:formula="of:=IF([.D61]=0;MID([.$D$58];[.$D$4];1);IF([.D61]=[.$D$4];MID([.$D$58];[.$D$4];1);MID([.$D$58];[.D61];1)))" office:value-type="string" office:string-value="8" calcext:value-type="string">
            <text:p>8</text:p>
          </table:table-cell>
          <table:table-cell table:number-columns-repeated="4"/>
          <table:table-cell table:formula="of:=COM.MICROSOFT.CONCAT([.J60];MID([.$K60];[.$H$4]+1;1))" office:value-type="string" office:string-value="WMa^" calcext:value-type="string">
            <text:p>WMa^</text:p>
          </table:table-cell>
          <table:table-cell table:style-name="ce28" table:formula="of:=REPLACE([.$K60];[.$H$4]+1;1;&quot; &quot;)" office:value-type="string" office:string-value="dg/012\CJR&amp; r34678hLU]YD X)&quot;vs9:&lt;tbc.5'#=&gt;@jEBFGIxNKOPTZ[ _` ef?iklmnopqHwyz{|}~!$VS(*+,-Q%Au" calcext:value-type="string">
            <text:p>dg/012\CJR&amp; r34678hLU]YD X)"vs9:&lt;tbc.5'#=&gt;@jEBFGIxNKOPTZ[ _` ef?iklmnopqHwyz{|}~!$VS(*+,-Q%Au</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X" calcext:value-type="string">
            <text:p>X</text:p>
          </table:table-cell>
          <table:table-cell table:formula="of:=FIND([.A62];[.$D$58];1)" office:value-type="float" office:value="28" calcext:value-type="float">
            <text:p>28</text:p>
          </table:table-cell>
          <table:table-cell table:formula="of:=FIND(MID([.$A$53];[.$A$6]+2;1);[.$D$58];1)" office:value-type="float" office:value="68" calcext:value-type="float">
            <text:p>68</text:p>
          </table:table-cell>
          <table:table-cell table:formula="of:=IF(MOD(([.B62]+[.C62])-([.$G$4]+1);[.$D$4])=0;[.$D$4];MOD(([.B62]+[.C62])-([.$G$4]+1);[.$D$4]))" office:value-type="float" office:value="35" calcext:value-type="float">
            <text:p>35</text:p>
          </table:table-cell>
          <table:table-cell table:formula="of:=IF([.D62]=0;MID([.$D$58];[.$D$4];1);IF([.D62]=[.$D$4];MID([.$D$58];[.$D$4];1);MID([.$D$58];[.D62];1)))" office:value-type="string" office:string-value="&lt;" calcext:value-type="string">
            <text:p>&lt;</text:p>
          </table:table-cell>
          <table:table-cell table:number-columns-repeated="1019"/>
        </table:table-row>
        <table:table-row table:style-name="ro1">
          <table:table-cell table:formula="of:=MID([.A60];3;1)" office:value-type="string" office:string-value="." calcext:value-type="string">
            <text:p>.</text:p>
          </table:table-cell>
          <table:table-cell table:formula="of:=FIND([.A63];[.$D$58];1)" office:value-type="float" office:value="39" calcext:value-type="float">
            <text:p>39</text:p>
          </table:table-cell>
          <table:table-cell table:formula="of:=FIND(MID([.$A$53];[.$A$6]+3;1);[.$D$58];1)" office:value-type="float" office:value="49" calcext:value-type="float">
            <text:p>49</text:p>
          </table:table-cell>
          <table:table-cell table:formula="of:=IF(MOD(([.B63]+[.C63])-([.$G$4]+1);[.$D$4])=0;[.$D$4];MOD(([.B63]+[.C63])-([.$G$4]+1);[.$D$4]))" office:value-type="float" office:value="27" calcext:value-type="float">
            <text:p>27</text:p>
          </table:table-cell>
          <table:table-cell table:formula="of:=IF([.D63]=0;MID([.$D$58];[.$D$4];1);IF([.D63]=[.$D$4];MID([.$D$58];[.$D$4];1);MID([.$D$58];[.D63];1)))" office:value-type="string" office:string-value="D" calcext:value-type="string">
            <text:p>D</text:p>
          </table:table-cell>
          <table:table-cell table:number-columns-repeated="5"/>
          <table:table-cell table:formula="of:=REPLACE([.K61];FIND(&quot; &quot;;[.K61];1);1;&quot;&quot;)" office:value-type="string" office:string-value="dg/012\CJR&amp;r34678hLU]YD X)&quot;vs9:&lt;tbc.5'#=&gt;@jEBFGIxNKOPTZ[ _` ef?iklmnopqHwyz{|}~!$VS(*+,-Q%Au" calcext:value-type="string">
            <text:p>dg/012\CJR&amp;r34678hLU]YD X)"vs9:&lt;tbc.5'#=&gt;@jEBFGIxNKOPTZ[ _` ef?iklmnopqHwyz{|}~!$VS(*+,-Q%Au</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F" calcext:value-type="string">
            <text:p>F</text:p>
          </table:table-cell>
          <table:table-cell table:formula="of:=FIND([.A64];[.$D$58];1)" office:value-type="float" office:value="49" calcext:value-type="float">
            <text:p>49</text:p>
          </table:table-cell>
          <table:table-cell table:formula="of:=FIND(MID([.$A$53];[.$A$6]+4;1);[.$D$58];1)" office:value-type="float" office:value="18" calcext:value-type="float">
            <text:p>18</text:p>
          </table:table-cell>
          <table:table-cell table:formula="of:=IF(MOD(([.B64]+[.C64])-([.$G$4]+1);[.$D$4])=0;[.$D$4];MOD(([.B64]+[.C64])-([.$G$4]+1);[.$D$4]))" office:value-type="float" office:value="6" calcext:value-type="float">
            <text:p>6</text:p>
          </table:table-cell>
          <table:table-cell table:formula="of:=IF([.D64]=0;MID([.$D$58];[.$D$4];1);IF([.D64]=[.$D$4];MID([.$D$58];[.$D$4];1);MID([.$D$58];[.D64];1)))" office:value-type="string" office:string-value="g" calcext:value-type="string">
            <text:p>g</text:p>
          </table:table-cell>
          <table:table-cell table:number-columns-repeated="5"/>
          <table:table-cell table:formula="of:=REPLACE([.K63];FIND(&quot; &quot;;[.K63];1);1;&quot;&quot;)" office:value-type="string" office:string-value="dg/012\CJR&amp;r34678hLU]YDX)&quot;vs9:&lt;tbc.5'#=&gt;@jEBFGIxNKOPTZ[ _` ef?iklmnopqHwyz{|}~!$VS(*+,-Q%Au" calcext:value-type="string">
            <text:p>dg/012\CJR&amp;r34678hLU]YDX)"vs9:&lt;tbc.5'#=&gt;@jEBFGIxNKOPTZ[ _` ef?iklmnopqHwyz{|}~!$VS(*+,-Q%Au</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d" calcext:value-type="string">
            <text:p>d</text:p>
          </table:table-cell>
          <table:table-cell table:formula="of:=FIND([.A65];[.$D$58];1)" office:value-type="float" office:value="5" calcext:value-type="float">
            <text:p>5</text:p>
          </table:table-cell>
          <table:table-cell table:formula="of:=FIND(MID([.$A$53];[.$A$6]+5;1);[.$D$58];1)" office:value-type="float" office:value="30" calcext:value-type="float">
            <text:p>30</text:p>
          </table:table-cell>
          <table:table-cell table:formula="of:=IF(MOD(([.B65]+[.C65])-([.$G$4]+1);[.$D$4])=0;[.$D$4];MOD(([.B65]+[.C65])-([.$G$4]+1);[.$D$4]))" office:value-type="float" office:value="67" calcext:value-type="float">
            <text:p>67</text:p>
          </table:table-cell>
          <table:table-cell table:formula="of:=IF([.D65]=0;MID([.$D$58];[.$D$4];1);IF([.D65]=[.$D$4];MID([.$D$58];[.$D$4];1);MID([.$D$58];[.D65];1)))" office:value-type="string" office:string-value="l" calcext:value-type="string">
            <text:p>l</text:p>
          </table:table-cell>
          <table:table-cell table:number-columns-repeated="5"/>
          <table:table-cell table:formula="of:=REPLACE([.K64];FIND(&quot; &quot;;[.K64];1);1;&quot;&quot;)" office:value-type="string" office:string-value="dg/012\CJR&amp;r34678hLU]YDX)&quot;vs9:&lt;tbc.5'#=&gt;@jEBFGIxNKOPTZ[_` ef?iklmnopqHwyz{|}~!$VS(*+,-Q%Au" calcext:value-type="string">
            <text:p>dg/012\CJR&amp;r34678hLU]YDX)"vs9:&lt;tbc.5'#=&gt;@jEBFGIxNKOPTZ[_` ef?iklmnopqHwyz{|}~!$VS(*+,-Q%Au</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4" calcext:value-type="float">
            <text:p>4</text:p>
          </table:table-cell>
          <table:table-cell table:formula="of:=FIND(MID([.$A$53];[.$A$6]+6;1);[.$D$58];1)" office:value-type="float" office:value="29" calcext:value-type="float">
            <text:p>29</text:p>
          </table:table-cell>
          <table:table-cell table:formula="of:=IF(MOD(([.B66]+[.C66])-([.$G$4]+1);[.$D$4])=0;[.$D$4];MOD(([.B66]+[.C66])-([.$G$4]+1);[.$D$4]))" office:value-type="float" office:value="65" calcext:value-type="float">
            <text:p>65</text:p>
          </table:table-cell>
          <table:table-cell table:formula="of:=IF([.D66]=0;MID([.$D$58];[.$D$4];1);IF([.D66]=[.$D$4];MID([.$D$58];[.$D$4];1);MID([.$D$58];[.D66];1)))" office:value-type="string" office:string-value="i" calcext:value-type="string">
            <text:p>i</text:p>
          </table:table-cell>
          <table:table-cell table:number-columns-repeated="5"/>
          <table:table-cell table:formula="of:=REPLACE([.K65];FIND(&quot; &quot;;[.K65];1);1;&quot;&quot;)" office:value-type="string" office:string-value="dg/012\CJR&amp;r34678hLU]YDX)&quot;vs9:&lt;tbc.5'#=&gt;@jEBFGIxNKOPTZ[_`ef?iklmnopqHwyz{|}~!$VS(*+,-Q%Au" calcext:value-type="string">
            <text:p>dg/012\CJR&amp;r34678hLU]YDX)"vs9:&lt;tbc.5'#=&gt;@jEBFGIxNKOPTZ[_`ef?iklmnopqHwyz{|}~!$VS(*+,-Q%Au</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J" calcext:value-type="string">
            <text:p>J</text:p>
          </table:table-cell>
          <table:table-cell table:formula="of:=FIND([.A67];[.$D$58];1)" office:value-type="float" office:value="13" calcext:value-type="float">
            <text:p>13</text:p>
          </table:table-cell>
          <table:table-cell table:formula="of:=FIND(MID([.$A$53];[.$A$6]+7;1);[.$D$58];1)" office:value-type="float" office:value="28" calcext:value-type="float">
            <text:p>28</text:p>
          </table:table-cell>
          <table:table-cell table:formula="of:=IF(MOD(([.B67]+[.C67])-([.$G$4]+1);[.$D$4])=0;[.$D$4];MOD(([.B67]+[.C67])-([.$G$4]+1);[.$D$4]))" office:value-type="float" office:value="73" calcext:value-type="float">
            <text:p>73</text:p>
          </table:table-cell>
          <table:table-cell table:formula="of:=IF([.D67]=0;MID([.$D$58];[.$D$4];1);IF([.D67]=[.$D$4];MID([.$D$58];[.$D$4];1);MID([.$D$58];[.D67];1)))" office:value-type="string" office:string-value="H" calcext:value-type="string">
            <text:p>H</text:p>
          </table:table-cell>
          <table:table-cell table:number-columns-repeated="1019"/>
        </table:table-row>
        <table:table-row table:style-name="ro1">
          <table:table-cell table:formula="of:=MID([.A60];8;1)" office:value-type="string" office:string-value="y" calcext:value-type="string">
            <text:p>y</text:p>
          </table:table-cell>
          <table:table-cell table:formula="of:=FIND([.A68];[.$D$58];1)" office:value-type="float" office:value="75" calcext:value-type="float">
            <text:p>75</text:p>
          </table:table-cell>
          <table:table-cell table:formula="of:=FIND(MID([.$A$53];[.$A$6]+8;1);[.$D$58];1)" office:value-type="float" office:value="5" calcext:value-type="float">
            <text:p>5</text:p>
          </table:table-cell>
          <table:table-cell table:formula="of:=IF(MOD(([.B68]+[.C68])-([.$G$4]+1);[.$D$4])=0;[.$D$4];MOD(([.B68]+[.C68])-([.$G$4]+1);[.$D$4]))" office:value-type="float" office:value="19" calcext:value-type="float">
            <text:p>19</text:p>
          </table:table-cell>
          <table:table-cell table:formula="of:=IF([.D68]=0;MID([.$D$58];[.$D$4];1);IF([.D68]=[.$D$4];MID([.$D$58];[.$D$4];1);MID([.$D$58];[.D68];1)))" office:value-type="string" office:string-value="6" calcext:value-type="string">
            <text:p>6</text:p>
          </table:table-cell>
          <table:table-cell table:number-columns-repeated="1019"/>
        </table:table-row>
        <table:table-row table:style-name="ro1">
          <table:table-cell table:formula="of:=MID([.A60];9;1)" office:value-type="string" office:string-value="g" calcext:value-type="string">
            <text:p>g</text:p>
          </table:table-cell>
          <table:table-cell table:formula="of:=FIND([.A69];[.$D$58];1)" office:value-type="float" office:value="6" calcext:value-type="float">
            <text:p>6</text:p>
          </table:table-cell>
          <table:table-cell table:formula="of:=FIND(MID([.$A$53];[.$A$6]+9;1);[.$D$58];1)" office:value-type="float" office:value="33" calcext:value-type="float">
            <text:p>33</text:p>
          </table:table-cell>
          <table:table-cell table:formula="of:=IF(MOD(([.B69]+[.C69])-([.$G$4]+1);[.$D$4])=0;[.$D$4];MOD(([.B69]+[.C69])-([.$G$4]+1);[.$D$4]))" office:value-type="float" office:value="71" calcext:value-type="float">
            <text:p>71</text:p>
          </table:table-cell>
          <table:table-cell table:formula="of:=IF([.D69]=0;MID([.$D$58];[.$D$4];1);IF([.D69]=[.$D$4];MID([.$D$58];[.$D$4];1);MID([.$D$58];[.D69];1)))" office:value-type="string" office:string-value="p" calcext:value-type="string">
            <text:p>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 calcext:value-type="string">
            <text:p>^</text:p>
          </table:table-cell>
          <table:table-cell table:formula="of:=FIND([.A70];[.$D$58];1)" office:value-type="float" office:value="4" calcext:value-type="float">
            <text:p>4</text:p>
          </table:table-cell>
          <table:table-cell table:formula="of:=FIND(MID([.$A$53];[.$A$6]+10;1);[.$D$58];1)" office:value-type="float" office:value="29" calcext:value-type="float">
            <text:p>29</text:p>
          </table:table-cell>
          <table:table-cell table:formula="of:=IF(MOD(([.B70]+[.C70])-([.$G$4]+1);[.$D$4])=0;[.$D$4];MOD(([.B70]+[.C70])-([.$G$4]+1);[.$D$4]))" office:value-type="float" office:value="65" calcext:value-type="float">
            <text:p>65</text:p>
          </table:table-cell>
          <table:table-cell table:formula="of:=IF([.D70]=0;MID([.$D$58];[.$D$4];1);IF([.D70]=[.$D$4];MID([.$D$58];[.$D$4];1);MID([.$D$58];[.D70];1)))" office:value-type="string" office:string-value="i" calcext:value-type="string">
            <text:p>i</text:p>
          </table:table-cell>
          <table:table-cell table:number-columns-repeated="1019"/>
        </table:table-row>
        <table:table-row table:style-name="ro1">
          <table:table-cell table:formula="of:=MID([.A60];11;1)" office:value-type="string" office:string-value="T" calcext:value-type="string">
            <text:p>T</text:p>
          </table:table-cell>
          <table:table-cell table:formula="of:=FIND([.A71];[.$D$58];1)" office:value-type="float" office:value="57" calcext:value-type="float">
            <text:p>57</text:p>
          </table:table-cell>
          <table:table-cell table:formula="of:=FIND(MID([.$A$53];[.$A$6]+11;1);[.$D$58];1)" office:value-type="float" office:value="77" calcext:value-type="float">
            <text:p>77</text:p>
          </table:table-cell>
          <table:table-cell table:formula="of:=IF(MOD(([.B71]+[.C71])-([.$G$4]+1);[.$D$4])=0;[.$D$4];MOD(([.B71]+[.C71])-([.$G$4]+1);[.$D$4]))" office:value-type="float" office:value="73" calcext:value-type="float">
            <text:p>73</text:p>
          </table:table-cell>
          <table:table-cell table:formula="of:=IF([.D71]=0;MID([.$D$58];[.$D$4];1);IF([.D71]=[.$D$4];MID([.$D$58];[.$D$4];1);MID([.$D$58];[.D71];1)))" office:value-type="string" office:string-value="H" calcext:value-type="string">
            <text:p>H</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X" calcext:value-type="string">
            <text:p>X</text:p>
          </table:table-cell>
          <table:table-cell table:formula="of:=FIND([.A72];[.$D$58];1)" office:value-type="float" office:value="28" calcext:value-type="float">
            <text:p>28</text:p>
          </table:table-cell>
          <table:table-cell table:formula="of:=FIND(MID([.$A$53];[.$A$6]+12;1);[.$D$58];1)" office:value-type="float" office:value="68" calcext:value-type="float">
            <text:p>68</text:p>
          </table:table-cell>
          <table:table-cell table:formula="of:=IF(MOD(([.B72]+[.C72])-([.$G$4]+1);[.$D$4])=0;[.$D$4];MOD(([.B72]+[.C72])-([.$G$4]+1);[.$D$4]))" office:value-type="float" office:value="35" calcext:value-type="float">
            <text:p>35</text:p>
          </table:table-cell>
          <table:table-cell table:formula="of:=IF([.D72]=0;MID([.$D$58];[.$D$4];1);IF([.D72]=[.$D$4];MID([.$D$58];[.$D$4];1);MID([.$D$58];[.D72];1)))" office:value-type="string" office:string-value="&lt;" calcext:value-type="string">
            <text:p>&lt;</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O" calcext:value-type="string">
            <text:p>O</text:p>
          </table:table-cell>
          <table:table-cell table:formula="of:=FIND([.A73];[.$D$58];1)" office:value-type="float" office:value="55" calcext:value-type="float">
            <text:p>55</text:p>
          </table:table-cell>
          <table:table-cell table:formula="of:=FIND(MID([.$A$53];[.$A$6]+13;1);[.$D$58];1)" office:value-type="float" office:value="41" calcext:value-type="float">
            <text:p>41</text:p>
          </table:table-cell>
          <table:table-cell table:formula="of:=IF(MOD(([.B73]+[.C73])-([.$G$4]+1);[.$D$4])=0;[.$D$4];MOD(([.B73]+[.C73])-([.$G$4]+1);[.$D$4]))" office:value-type="float" office:value="35" calcext:value-type="float">
            <text:p>35</text:p>
          </table:table-cell>
          <table:table-cell table:formula="of:=IF([.D73]=0;MID([.$D$58];[.$D$4];1);IF([.D73]=[.$D$4];MID([.$D$58];[.$D$4];1);MID([.$D$58];[.D73];1)))" office:value-type="string" office:string-value="&lt;" calcext:value-type="string">
            <text:p>&lt;</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y" calcext:value-type="string">
            <text:p>y</text:p>
          </table:table-cell>
          <table:table-cell table:formula="of:=FIND([.A74];[.$D$58];1)" office:value-type="float" office:value="75" calcext:value-type="float">
            <text:p>75</text:p>
          </table:table-cell>
          <table:table-cell table:formula="of:=FIND(MID([.$A$53];[.$A$6]+14;1);[.$D$58];1)" office:value-type="float" office:value="5" calcext:value-type="float">
            <text:p>5</text:p>
          </table:table-cell>
          <table:table-cell table:formula="of:=IF(MOD(([.B74]+[.C74])-([.$G$4]+1);[.$D$4])=0;[.$D$4];MOD(([.B74]+[.C74])-([.$G$4]+1);[.$D$4]))" office:value-type="float" office:value="19" calcext:value-type="float">
            <text:p>19</text:p>
          </table:table-cell>
          <table:table-cell table:formula="of:=IF([.D74]=0;MID([.$D$58];[.$D$4];1);IF([.D74]=[.$D$4];MID([.$D$58];[.$D$4];1);MID([.$D$58];[.D74];1)))" office:value-type="string" office:string-value="6" calcext:value-type="string">
            <text:p>6</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N" calcext:value-type="string">
            <text:p>N</text:p>
          </table:table-cell>
          <table:table-cell table:formula="of:=FIND([.A75];[.$D$58];1)" office:value-type="float" office:value="53" calcext:value-type="float">
            <text:p>53</text:p>
          </table:table-cell>
          <table:table-cell table:formula="of:=FIND(MID([.$A$53];[.$A$6]+15;1);[.$D$58];1)" office:value-type="float" office:value="16" calcext:value-type="float">
            <text:p>16</text:p>
          </table:table-cell>
          <table:table-cell table:formula="of:=IF(MOD(([.B75]+[.C75])-([.$G$4]+1);[.$D$4])=0;[.$D$4];MOD(([.B75]+[.C75])-([.$G$4]+1);[.$D$4]))" office:value-type="float" office:value="8" calcext:value-type="float">
            <text:p>8</text:p>
          </table:table-cell>
          <table:table-cell table:formula="of:=IF([.D75]=0;MID([.$D$58];[.$D$4];1);IF([.D75]=[.$D$4];MID([.$D$58];[.$D$4];1);MID([.$D$58];[.D75];1)))" office:value-type="string" office:string-value="0" calcext:value-type="string">
            <text:p>0</text:p>
          </table:table-cell>
          <table:table-cell table:number-columns-repeated="1019"/>
        </table:table-row>
        <table:table-row table:style-name="ro1">
          <table:table-cell table:formula="of:=MID([.A60];16;1)" office:value-type="string" office:string-value="f" calcext:value-type="string">
            <text:p>f</text:p>
          </table:table-cell>
          <table:table-cell table:formula="of:=FIND([.A76];[.$D$58];1)" office:value-type="float" office:value="63" calcext:value-type="float">
            <text:p>63</text:p>
          </table:table-cell>
          <table:table-cell table:formula="of:=FIND(MID([.$A$53];[.$A$6]+16;1);[.$D$58];1)" office:value-type="float" office:value="56" calcext:value-type="float">
            <text:p>56</text:p>
          </table:table-cell>
          <table:table-cell table:formula="of:=IF(MOD(([.B76]+[.C76])-([.$G$4]+1);[.$D$4])=0;[.$D$4];MOD(([.B76]+[.C76])-([.$G$4]+1);[.$D$4]))" office:value-type="float" office:value="58" calcext:value-type="float">
            <text:p>58</text:p>
          </table:table-cell>
          <table:table-cell table:formula="of:=IF([.D76]=0;MID([.$D$58];[.$D$4];1);IF([.D76]=[.$D$4];MID([.$D$58];[.$D$4];1);MID([.$D$58];[.D76];1)))" office:value-type="string" office:string-value="Z" calcext:value-type="string">
            <text:p>Z</text:p>
          </table:table-cell>
          <table:table-cell table:number-columns-repeated="1019"/>
        </table:table-row>
        <table:table-row table:style-name="ro1">
          <table:table-cell table:style-name="ce28" table:formula="of:=COM.MICROSOFT.CONCAT([.$E$61:.$E$76])" office:value-type="string" office:string-value="8&lt;DgliH6piH&lt;&lt;60Z" calcext:value-type="string">
            <text:p>8&lt;DgliH6piH&lt;&lt;60Z</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u1w&gt;XDHl^D615ltq?mF4&quot;)Xd9){m'drPaElfUBF~?B-ET~8(A#Beautiful#MindA#Beautiful#Mind" calcext:value-type="string">
            <text:p>u1w&gt;XDHl^D615ltq?mF4")Xd9){m'drPaElfUBF~?B-ET~8(A#Beautiful#MindA#Beautiful#Mind</text:p>
          </table:table-cell>
          <table:table-cell table:style-name="ce27" table:formula="of:=COM.MICROSOFT.CONCAT( &quot;  OTP SIZE=  &quot;;LEN([.A78]))" office:value-type="string" office:string-value="  OTP SIZE=  80" calcext:value-type="string">
            <text:p><text:s text:c="2"/>OTP SIZE= <text:s/>80</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bc.5'#=&gt;@jEBFGIxNKOPTZ[_`ef?iklmnopqHwyz{|}~!$VS(*+,-Q%Au" calcext:value-type="string">
            <text:p>bc.5'#=&gt;@jEBFGIxNKOPTZ[_`ef?iklmnopqHwyz{|}~!$VS(*+,-Q%Au</text:p>
          </table:table-cell>
          <table:table-cell table:style-name="ce28" table:formula="of:=IF([.$H$3]=0;RIGHT([.$D$58];LEN([.$D$58])-[.$H$4]);LEFT([.$D$58];LEN([.$D$58])-[.$H$4]))" office:value-type="string" office:string-value="WMa^dg/012\CJR&amp;r34678hLU]YDX)&quot;vs9:&lt;t" calcext:value-type="string">
            <text:p>WMa^dg/012\CJR&amp;r34678hLU]YDX)"vs9:&lt;t</text:p>
          </table:table-cell>
          <table:table-cell table:style-name="ce28" table:formula="of:=IF([.$H$3]=0;COM.MICROSOFT.CONCAT([.C80];[.B80]);COM.MICROSOFT.CONCAT([.C81];[.B81]))" office:value-type="string" office:string-value="bc.5'#=&gt;@jEBFGIxNKOPTZ[_`ef?iklmnopqHwyz{|}~!$VS(*+,-Q%AuWMa^dg/012\CJR&amp;r34678hLU]YDX)&quot;vs9:&lt;t" calcext:value-type="string">
            <text:p>bc.5'#=&gt;@jEBFGIxNKOPTZ[_`ef?iklmnopqHwyz{|}~!$VS(*+,-Q%AuWMa^dg/012\CJR&amp;r34678hLU]YDX)"vs9:&lt;t</text:p>
          </table:table-cell>
          <table:table-cell table:style-name="Default"/>
          <table:table-cell table:number-columns-repeated="1019"/>
        </table:table-row>
        <table:table-row table:style-name="ro1">
          <table:table-cell/>
          <table:table-cell table:style-name="ce28" table:formula="of:=LEFT([.$D$58];LEN([.$D$58])-[.$H$4])" office:value-type="string" office:string-value="WMa^dg/012\CJR&amp;r34678hLU]YDX)&quot;vs9:&lt;t" calcext:value-type="string">
            <text:p>WMa^dg/012\CJR&amp;r34678hLU]YDX)"vs9:&lt;t</text:p>
          </table:table-cell>
          <table:table-cell table:style-name="ce28" table:formula="of:=RIGHT([.$D$58];[.$H$4])" office:value-type="string" office:string-value="bc.5'#=&gt;@jEBFGIxNKOPTZ[_`ef?iklmnopqHwyz{|}~!$VS(*+,-Q%Au" calcext:value-type="string">
            <text:p>bc.5'#=&gt;@jEBFGIxNKOPTZ[_`ef?iklmnopqHwyz{|}~!$VS(*+,-Q%Au</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W" calcext:value-type="string">
            <text:p>W</text:p>
          </table:table-cell>
          <table:table-cell/>
          <table:table-cell table:style-name="ce28" table:formula="of:=IF([.$H$3]=0;COM.MICROSOFT.CONCAT([.B82];REPLACE([.D80];([.$H$4]+1);1;&quot;&quot;));COM.MICROSOFT.CONCAT(REPLACE([.D80];([.$H$4]+1);1;&quot;&quot;);[.B82]))" office:value-type="string" office:string-value="bc.5'#=&gt;@jEBFGIxNKOPTZ[_`ef?iklmnopqHwyz{|}~!$VS(*+,-Q%AuMa^dg/012\CJR&amp;r34678hLU]YDX)&quot;vs9:&lt;tW" calcext:value-type="string">
            <text:p>bc.5'#=&gt;@jEBFGIxNKOPTZ[_`ef?iklmnopqHwyz{|}~!$VS(*+,-Q%AuMa^dg/012\CJR&amp;r34678hLU]YDX)"vs9:&lt;tW</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BdM" calcext:value-type="string">
            <text:p>`BdM</text:p>
          </table:table-cell>
          <table:table-cell table:style-name="ce28" table:formula="of:=IF([.$F$4]&lt;[.$E$4];REPLACE([.D82];[.$E$4]+1;1;&quot;&quot;);REPLACE([.D82];[.$F$4]+1;1;&quot;&quot;))" office:value-type="string" office:string-value="bc.5'#=&gt;@jEBFGIxNKOPTZ[_ef?iklmnopqHwyz{|}~!$VS(*+,-Q%AuMa^dg/012\CJR&amp;r34678hLU]YDX)&quot;vs9:&lt;tW" calcext:value-type="string">
            <text:p>bc.5'#=&gt;@jEBFGIxNKOPTZ[_ef?iklmnopqHwyz{|}~!$VS(*+,-Q%AuMa^dg/012\CJR&amp;r34678hLU]YDX)"vs9:&lt;tW</text:p>
          </table:table-cell>
          <table:table-cell table:formula="of:=COM.MICROSOFT.CONCAT([.B83];[.K91])" office:value-type="string" office:string-value="`BdMbc.5'#=&gt;@jEFGIxNKOPTZ[_ef?iklmnopqHwyz{|}~!$VS(*+,-Q%Aua^g/012\CJR&amp;r34678hLU]YDX)&quot;vs9:&lt;tW" calcext:value-type="string">
            <text:p>`BdMbc.5'#=&gt;@jEFGIxNKOPTZ[_ef?iklmnopqHwyz{|}~!$VS(*+,-Q%Aua^g/012\CJR&amp;r34678hLU]YDX)"vs9:&lt;tW</text:p>
          </table:table-cell>
          <table:table-cell table:style-name="Default"/>
          <table:table-cell table:number-columns-repeated="4"/>
          <table:table-cell table:style-name="ce28" table:formula="of:=MID([.$D$82];[.$E$4]+1;1)" office:value-type="string" office:string-value="`" calcext:value-type="string">
            <text:p>`</text:p>
          </table:table-cell>
          <table:table-cell table:style-name="ce28" table:formula="of:=REPLACE([.$D$82];[.$E$4]+1;1;&quot; &quot;)" office:value-type="string" office:string-value="bc.5'#=&gt;@jEBFGIxNKOPTZ[_ ef?iklmnopqHwyz{|}~!$VS(*+,-Q%AuMa^dg/012\CJR&amp;r34678hLU]YDX)&quot;vs9:&lt;tW" calcext:value-type="string">
            <text:p>bc.5'#=&gt;@jEBFGIxNKOPTZ[_ ef?iklmnopqHwyz{|}~!$VS(*+,-Q%AuMa^dg/012\CJR&amp;r34678hLU]YDX)"vs9:&lt;tW</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d" calcext:value-type="string">
            <text:p>d</text:p>
          </table:table-cell>
          <table:table-cell table:style-name="ce28" table:formula="of:=IF([.$F$4]&lt;[.$E$4];REPLACE([.C83];[.$F$4]+1;1;&quot;&quot;);REPLACE([.C83];[.$E$4]+1;1;&quot;&quot;))" office:value-type="string" office:string-value="bc.5'#=&gt;@jEFGIxNKOPTZ[_ef?iklmnopqHwyz{|}~!$VS(*+,-Q%AuMa^dg/012\CJR&amp;r34678hLU]YDX)&quot;vs9:&lt;tW" calcext:value-type="string">
            <text:p>bc.5'#=&gt;@jEFGIxNKOPTZ[_ef?iklmnopqHwyz{|}~!$VS(*+,-Q%AuMa^dg/012\CJR&amp;r34678hLU]YDX)"vs9:&lt;tW</text:p>
          </table:table-cell>
          <table:table-cell/>
          <table:table-cell table:style-name="Default"/>
          <table:table-cell table:number-columns-repeated="4"/>
          <table:table-cell table:formula="of:=COM.MICROSOFT.CONCAT([.J83];MID([.K83];[.$F$4]+1;1))" office:value-type="string" office:string-value="`B" calcext:value-type="string">
            <text:p>`B</text:p>
          </table:table-cell>
          <table:table-cell table:style-name="ce28" table:formula="of:=REPLACE([.$K83];[.$F$4]+1;1;&quot; &quot;)" office:value-type="string" office:string-value="bc.5'#=&gt;@jE FGIxNKOPTZ[_ ef?iklmnopqHwyz{|}~!$VS(*+,-Q%AuMa^dg/012\CJR&amp;r34678hLU]YDX)&quot;vs9:&lt;tW" calcext:value-type="string">
            <text:p>bc.5'#=&gt;@jE FGIxNKOPTZ[_ ef?iklmnopqHwyz{|}~!$VS(*+,-Q%AuMa^dg/012\CJR&amp;r34678hLU]YDX)"vs9:&lt;tW</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8&lt;DgliH6piH&lt;&lt;60Z" calcext:value-type="string">
            <text:p>8&lt;DgliH6piH&lt;&lt;60Z</text:p>
          </table:table-cell>
          <table:table-cell table:formula="of:=COM.MICROSOFT.CONCAT(&quot;'&quot;;[.A85];&quot;'&quot;;&quot; A85 char positions in D83&quot;)" office:value-type="string" office:string-value="'8&lt;DgliH6piH&lt;&lt;60Z' A85 char positions in D83" calcext:value-type="string">
            <text:p>'8&lt;DgliH6piH&lt;&lt;60Z' A85 char positions in D83</text:p>
          </table:table-cell>
          <table:table-cell table:formula="of:=COM.MICROSOFT.CONCAT(&quot;'&quot;;MID([.$A$78];[.$A$6]+1;[.$A$6]);&quot;'&quot;;&quot; OTP  char positions in D83&quot;)" office:value-type="string" office:string-value="'?mF4&quot;)Xd9){m'drP' OTP  char positions in D83" calcext:value-type="string">
            <text:p>'?mF4")Xd9){m'drP' OTP <text:s/>char positions in D83</text:p>
          </table:table-cell>
          <table:table-cell/>
          <table:table-cell table:style-name="Default"/>
          <table:table-cell table:number-columns-repeated="4"/>
          <table:table-cell table:formula="of:=COM.MICROSOFT.CONCAT([.J84];MID([.$K84];[.$G$4]+1;1))" office:value-type="string" office:string-value="`Bd" calcext:value-type="string">
            <text:p>`Bd</text:p>
          </table:table-cell>
          <table:table-cell table:style-name="ce28" table:formula="of:=REPLACE([.$K84];[.$G$4]+1;1;&quot; &quot;)" office:value-type="string" office:string-value="bc.5'#=&gt;@jE FGIxNKOPTZ[_ ef?iklmnopqHwyz{|}~!$VS(*+,-Q%AuMa^ g/012\CJR&amp;r34678hLU]YDX)&quot;vs9:&lt;tW" calcext:value-type="string">
            <text:p>bc.5'#=&gt;@jE FGIxNKOPTZ[_ ef?iklmnopqHwyz{|}~!$VS(*+,-Q%AuMa^ g/012\CJR&amp;r34678hLU]YDX)"vs9:&lt;tW</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8" calcext:value-type="string">
            <text:p>8</text:p>
          </table:table-cell>
          <table:table-cell table:formula="of:=FIND([.A86];[.$D$83];1)" office:value-type="float" office:value="77" calcext:value-type="float">
            <text:p>77</text:p>
          </table:table-cell>
          <table:table-cell table:formula="of:=FIND(MID([.$A$78];[.$A$6]+1;1);[.$D$83];1)" office:value-type="float" office:value="30" calcext:value-type="float">
            <text:p>30</text:p>
          </table:table-cell>
          <table:table-cell table:formula="of:=IF(MOD(([.B86]+[.C86])-([.$H$4]+1);[.$D$4])=0;[.$D$4];MOD(([.B86]+[.C86])-([.$H$4]+1);[.$D$4]))" office:value-type="float" office:value="49" calcext:value-type="float">
            <text:p>49</text:p>
          </table:table-cell>
          <table:table-cell table:formula="of:=IF([.D86]=0;MID([.$D$83];[.$D$4];1);IF([.D86]=[.$D$4];MID([.$D$83];[.$D$4];1);MID([.$D$83];[.D86];1)))" office:value-type="string" office:string-value="V" calcext:value-type="string">
            <text:p>V</text:p>
          </table:table-cell>
          <table:table-cell table:number-columns-repeated="4"/>
          <table:table-cell table:formula="of:=COM.MICROSOFT.CONCAT([.J85];MID([.$K85];[.$H$4]+1;1))" office:value-type="string" office:string-value="`BdM" calcext:value-type="string">
            <text:p>`BdM</text:p>
          </table:table-cell>
          <table:table-cell table:style-name="ce28" table:formula="of:=REPLACE([.$K85];[.$H$4]+1;1;&quot; &quot;)" office:value-type="string" office:string-value="bc.5'#=&gt;@jE FGIxNKOPTZ[_ ef?iklmnopqHwyz{|}~!$VS(*+,-Q%Au a^ g/012\CJR&amp;r34678hLU]YDX)&quot;vs9:&lt;tW" calcext:value-type="string">
            <text:p>bc.5'#=&gt;@jE FGIxNKOPTZ[_ ef?iklmnopqHwyz{|}~!$VS(*+,-Q%Au a^ g/012\CJR&amp;r34678hLU]YDX)"vs9:&lt;tW</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lt;" calcext:value-type="string">
            <text:p>&lt;</text:p>
          </table:table-cell>
          <table:table-cell table:formula="of:=FIND([.A87];[.$D$83];1)" office:value-type="float" office:value="91" calcext:value-type="float">
            <text:p>91</text:p>
          </table:table-cell>
          <table:table-cell table:formula="of:=FIND(MID([.$A$78];[.$A$6]+2;1);[.$D$83];1)" office:value-type="float" office:value="34" calcext:value-type="float">
            <text:p>34</text:p>
          </table:table-cell>
          <table:table-cell table:formula="of:=IF(MOD(([.B87]+[.C87])-([.$H$4]+1);[.$D$4])=0;[.$D$4];MOD(([.B87]+[.C87])-([.$H$4]+1);[.$D$4]))" office:value-type="float" office:value="67" calcext:value-type="float">
            <text:p>67</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formula="of:=MID([.A85];3;1)" office:value-type="string" office:string-value="D" calcext:value-type="string">
            <text:p>D</text:p>
          </table:table-cell>
          <table:table-cell table:formula="of:=FIND([.A88];[.$D$83];1)" office:value-type="float" office:value="83" calcext:value-type="float">
            <text:p>83</text:p>
          </table:table-cell>
          <table:table-cell table:formula="of:=FIND(MID([.$A$78];[.$A$6]+3;1);[.$D$83];1)" office:value-type="float" office:value="16" calcext:value-type="float">
            <text:p>16</text:p>
          </table:table-cell>
          <table:table-cell table:formula="of:=IF(MOD(([.B88]+[.C88])-([.$H$4]+1);[.$D$4])=0;[.$D$4];MOD(([.B88]+[.C88])-([.$H$4]+1);[.$D$4]))" office:value-type="float" office:value="41" calcext:value-type="float">
            <text:p>41</text:p>
          </table:table-cell>
          <table:table-cell table:formula="of:=IF([.D88]=0;MID([.$D$83];[.$D$4];1);IF([.D88]=[.$D$4];MID([.$D$83];[.$D$4];1);MID([.$D$83];[.D88];1)))" office:value-type="string" office:string-value="y" calcext:value-type="string">
            <text:p>y</text:p>
          </table:table-cell>
          <table:table-cell table:number-columns-repeated="5"/>
          <table:table-cell table:formula="of:=REPLACE([.K86];FIND(&quot; &quot;;[.K86];1);1;&quot;&quot;)" office:value-type="string" office:string-value="bc.5'#=&gt;@jEFGIxNKOPTZ[_ ef?iklmnopqHwyz{|}~!$VS(*+,-Q%Au a^ g/012\CJR&amp;r34678hLU]YDX)&quot;vs9:&lt;tW" calcext:value-type="string">
            <text:p>bc.5'#=&gt;@jEFGIxNKOPTZ[_ ef?iklmnopqHwyz{|}~!$VS(*+,-Q%Au a^ g/012\CJR&amp;r34678hLU]YDX)"vs9:&lt;tW</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g" calcext:value-type="string">
            <text:p>g</text:p>
          </table:table-cell>
          <table:table-cell table:formula="of:=FIND([.A89];[.$D$83];1)" office:value-type="float" office:value="62" calcext:value-type="float">
            <text:p>62</text:p>
          </table:table-cell>
          <table:table-cell table:formula="of:=FIND(MID([.$A$78];[.$A$6]+4;1);[.$D$83];1)" office:value-type="float" office:value="74" calcext:value-type="float">
            <text:p>74</text:p>
          </table:table-cell>
          <table:table-cell table:formula="of:=IF(MOD(([.B89]+[.C89])-([.$H$4]+1);[.$D$4])=0;[.$D$4];MOD(([.B89]+[.C89])-([.$H$4]+1);[.$D$4]))" office:value-type="float" office:value="78" calcext:value-type="float">
            <text:p>78</text:p>
          </table:table-cell>
          <table:table-cell table:formula="of:=IF([.D89]=0;MID([.$D$83];[.$D$4];1);IF([.D89]=[.$D$4];MID([.$D$83];[.$D$4];1);MID([.$D$83];[.D89];1)))" office:value-type="string" office:string-value="h" calcext:value-type="string">
            <text:p>h</text:p>
          </table:table-cell>
          <table:table-cell table:number-columns-repeated="5"/>
          <table:table-cell table:formula="of:=REPLACE([.K88];FIND(&quot; &quot;;[.K88];1);1;&quot;&quot;)" office:value-type="string" office:string-value="bc.5'#=&gt;@jEFGIxNKOPTZ[_ef?iklmnopqHwyz{|}~!$VS(*+,-Q%Au a^ g/012\CJR&amp;r34678hLU]YDX)&quot;vs9:&lt;tW" calcext:value-type="string">
            <text:p>bc.5'#=&gt;@jEFGIxNKOPTZ[_ef?iklmnopqHwyz{|}~!$VS(*+,-Q%Au a^ g/012\CJR&amp;r34678hLU]YDX)"vs9:&lt;tW</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l" calcext:value-type="string">
            <text:p>l</text:p>
          </table:table-cell>
          <table:table-cell table:formula="of:=FIND([.A90];[.$D$83];1)" office:value-type="float" office:value="33" calcext:value-type="float">
            <text:p>33</text:p>
          </table:table-cell>
          <table:table-cell table:formula="of:=FIND(MID([.$A$78];[.$A$6]+5;1);[.$D$83];1)" office:value-type="float" office:value="86" calcext:value-type="float">
            <text:p>86</text:p>
          </table:table-cell>
          <table:table-cell table:formula="of:=IF(MOD(([.B90]+[.C90])-([.$H$4]+1);[.$D$4])=0;[.$D$4];MOD(([.B90]+[.C90])-([.$H$4]+1);[.$D$4]))" office:value-type="float" office:value="61" calcext:value-type="float">
            <text:p>61</text:p>
          </table:table-cell>
          <table:table-cell table:formula="of:=IF([.D90]=0;MID([.$D$83];[.$D$4];1);IF([.D90]=[.$D$4];MID([.$D$83];[.$D$4];1);MID([.$D$83];[.D90];1)))" office:value-type="string" office:string-value="^" calcext:value-type="string">
            <text:p>^</text:p>
          </table:table-cell>
          <table:table-cell table:number-columns-repeated="5"/>
          <table:table-cell table:formula="of:=REPLACE([.K89];FIND(&quot; &quot;;[.K89];1);1;&quot;&quot;)" office:value-type="string" office:string-value="bc.5'#=&gt;@jEFGIxNKOPTZ[_ef?iklmnopqHwyz{|}~!$VS(*+,-Q%Aua^ g/012\CJR&amp;r34678hLU]YDX)&quot;vs9:&lt;tW" calcext:value-type="string">
            <text:p>bc.5'#=&gt;@jEFGIxNKOPTZ[_ef?iklmnopqHwyz{|}~!$VS(*+,-Q%Aua^ g/012\CJR&amp;r34678hLU]YDX)"vs9:&lt;tW</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i" calcext:value-type="string">
            <text:p>i</text:p>
          </table:table-cell>
          <table:table-cell table:formula="of:=FIND([.A91];[.$D$83];1)" office:value-type="float" office:value="31" calcext:value-type="float">
            <text:p>31</text:p>
          </table:table-cell>
          <table:table-cell table:formula="of:=FIND(MID([.$A$78];[.$A$6]+6;1);[.$D$83];1)" office:value-type="float" office:value="85" calcext:value-type="float">
            <text:p>85</text:p>
          </table:table-cell>
          <table:table-cell table:formula="of:=IF(MOD(([.B91]+[.C91])-([.$H$4]+1);[.$D$4])=0;[.$D$4];MOD(([.B91]+[.C91])-([.$H$4]+1);[.$D$4]))" office:value-type="float" office:value="58" calcext:value-type="float">
            <text:p>58</text:p>
          </table:table-cell>
          <table:table-cell table:formula="of:=IF([.D91]=0;MID([.$D$83];[.$D$4];1);IF([.D91]=[.$D$4];MID([.$D$83];[.$D$4];1);MID([.$D$83];[.D91];1)))" office:value-type="string" office:string-value="A" calcext:value-type="string">
            <text:p>A</text:p>
          </table:table-cell>
          <table:table-cell table:number-columns-repeated="5"/>
          <table:table-cell table:formula="of:=REPLACE([.K90];FIND(&quot; &quot;;[.K90];1);1;&quot;&quot;)" office:value-type="string" office:string-value="bc.5'#=&gt;@jEFGIxNKOPTZ[_ef?iklmnopqHwyz{|}~!$VS(*+,-Q%Aua^g/012\CJR&amp;r34678hLU]YDX)&quot;vs9:&lt;tW" calcext:value-type="string">
            <text:p>bc.5'#=&gt;@jEFGIxNKOPTZ[_ef?iklmnopqHwyz{|}~!$VS(*+,-Q%Aua^g/012\CJR&amp;r34678hLU]YDX)"vs9:&lt;tW</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H" calcext:value-type="string">
            <text:p>H</text:p>
          </table:table-cell>
          <table:table-cell table:formula="of:=FIND([.A92];[.$D$83];1)" office:value-type="float" office:value="39" calcext:value-type="float">
            <text:p>39</text:p>
          </table:table-cell>
          <table:table-cell table:formula="of:=FIND(MID([.$A$78];[.$A$6]+7;1);[.$D$83];1)" office:value-type="float" office:value="84" calcext:value-type="float">
            <text:p>84</text:p>
          </table:table-cell>
          <table:table-cell table:formula="of:=IF(MOD(([.B92]+[.C92])-([.$H$4]+1);[.$D$4])=0;[.$D$4];MOD(([.B92]+[.C92])-([.$H$4]+1);[.$D$4]))" office:value-type="float" office:value="65" calcext:value-type="float">
            <text:p>65</text:p>
          </table:table-cell>
          <table:table-cell table:formula="of:=IF([.D92]=0;MID([.$D$83];[.$D$4];1);IF([.D92]=[.$D$4];MID([.$D$83];[.$D$4];1);MID([.$D$83];[.D92];1)))" office:value-type="string" office:string-value="1" calcext:value-type="string">
            <text:p>1</text:p>
          </table:table-cell>
          <table:table-cell table:number-columns-repeated="1019"/>
        </table:table-row>
        <table:table-row table:style-name="ro1">
          <table:table-cell table:formula="of:=MID([.A85];8;1)" office:value-type="string" office:string-value="6" calcext:value-type="string">
            <text:p>6</text:p>
          </table:table-cell>
          <table:table-cell table:formula="of:=FIND([.A93];[.$D$83];1)" office:value-type="float" office:value="75" calcext:value-type="float">
            <text:p>75</text:p>
          </table:table-cell>
          <table:table-cell table:formula="of:=FIND(MID([.$A$78];[.$A$6]+8;1);[.$D$83];1)" office:value-type="float" office:value="3" calcext:value-type="float">
            <text:p>3</text:p>
          </table:table-cell>
          <table:table-cell table:formula="of:=IF(MOD(([.B93]+[.C93])-([.$H$4]+1);[.$D$4])=0;[.$D$4];MOD(([.B93]+[.C93])-([.$H$4]+1);[.$D$4]))" office:value-type="float" office:value="20" calcext:value-type="float">
            <text:p>20</text:p>
          </table:table-cell>
          <table:table-cell table:formula="of:=IF([.D93]=0;MID([.$D$83];[.$D$4];1);IF([.D93]=[.$D$4];MID([.$D$83];[.$D$4];1);MID([.$D$83];[.D93];1)))" office:value-type="string" office:string-value="N" calcext:value-type="string">
            <text:p>N</text:p>
          </table:table-cell>
          <table:table-cell table:number-columns-repeated="1019"/>
        </table:table-row>
        <table:table-row table:style-name="ro1">
          <table:table-cell table:formula="of:=MID([.A85];9;1)" office:value-type="string" office:string-value="p" calcext:value-type="string">
            <text:p>p</text:p>
          </table:table-cell>
          <table:table-cell table:formula="of:=FIND([.A94];[.$D$83];1)" office:value-type="float" office:value="37" calcext:value-type="float">
            <text:p>37</text:p>
          </table:table-cell>
          <table:table-cell table:formula="of:=FIND(MID([.$A$78];[.$A$6]+9;1);[.$D$83];1)" office:value-type="float" office:value="89" calcext:value-type="float">
            <text:p>89</text:p>
          </table:table-cell>
          <table:table-cell table:formula="of:=IF(MOD(([.B94]+[.C94])-([.$H$4]+1);[.$D$4])=0;[.$D$4];MOD(([.B94]+[.C94])-([.$H$4]+1);[.$D$4]))" office:value-type="float" office:value="68" calcext:value-type="float">
            <text:p>68</text:p>
          </table:table-cell>
          <table:table-cell table:formula="of:=IF([.D94]=0;MID([.$D$83];[.$D$4];1);IF([.D94]=[.$D$4];MID([.$D$83];[.$D$4];1);MID([.$D$83];[.D94];1)))" office:value-type="string" office:string-value="C" calcext:value-type="string">
            <text:p>C</text:p>
          </table:table-cell>
          <table:table-cell table:number-columns-repeated="1019"/>
        </table:table-row>
        <table:table-row table:style-name="ro1">
          <table:table-cell table:formula="of:=MID([.A85];10;1)" office:value-type="string" office:string-value="i" calcext:value-type="string">
            <text:p>i</text:p>
          </table:table-cell>
          <table:table-cell table:formula="of:=FIND([.A95];[.$D$83];1)" office:value-type="float" office:value="31" calcext:value-type="float">
            <text:p>31</text:p>
          </table:table-cell>
          <table:table-cell table:formula="of:=FIND(MID([.$A$78];[.$A$6]+10;1);[.$D$83];1)" office:value-type="float" office:value="85" calcext:value-type="float">
            <text:p>85</text:p>
          </table:table-cell>
          <table:table-cell table:formula="of:=IF(MOD(([.B95]+[.C95])-([.$H$4]+1);[.$D$4])=0;[.$D$4];MOD(([.B95]+[.C95])-([.$H$4]+1);[.$D$4]))" office:value-type="float" office:value="58" calcext:value-type="float">
            <text:p>58</text:p>
          </table:table-cell>
          <table:table-cell table:formula="of:=IF([.D95]=0;MID([.$D$83];[.$D$4];1);IF([.D95]=[.$D$4];MID([.$D$83];[.$D$4];1);MID([.$D$83];[.D95];1)))" office:value-type="string" office:string-value="A" calcext:value-type="string">
            <text:p>A</text:p>
          </table:table-cell>
          <table:table-cell table:number-columns-repeated="1019"/>
        </table:table-row>
        <table:table-row table:style-name="ro1">
          <table:table-cell table:formula="of:=MID([.A85];11;1)" office:value-type="string" office:string-value="H" calcext:value-type="string">
            <text:p>H</text:p>
          </table:table-cell>
          <table:table-cell table:formula="of:=FIND([.A96];[.$D$83];1)" office:value-type="float" office:value="39" calcext:value-type="float">
            <text:p>39</text:p>
          </table:table-cell>
          <table:table-cell table:formula="of:=FIND(MID([.$A$78];[.$A$6]+11;1);[.$D$83];1)" office:value-type="float" office:value="43" calcext:value-type="float">
            <text:p>43</text:p>
          </table:table-cell>
          <table:table-cell table:formula="of:=IF(MOD(([.B96]+[.C96])-([.$H$4]+1);[.$D$4])=0;[.$D$4];MOD(([.B96]+[.C96])-([.$H$4]+1);[.$D$4]))" office:value-type="float" office:value="24" calcext:value-type="float">
            <text:p>24</text:p>
          </table:table-cell>
          <table:table-cell table:formula="of:=IF([.D96]=0;MID([.$D$83];[.$D$4];1);IF([.D96]=[.$D$4];MID([.$D$83];[.$D$4];1);MID([.$D$83];[.D96];1)))" office:value-type="string" office:string-value="T" calcext:value-type="string">
            <text:p>T</text:p>
          </table:table-cell>
          <table:table-cell table:number-columns-repeated="1019"/>
        </table:table-row>
        <table:table-row table:style-name="ro1">
          <table:table-cell table:formula="of:=MID([.A85];12;1)" office:value-type="string" office:string-value="&lt;" calcext:value-type="string">
            <text:p>&lt;</text:p>
          </table:table-cell>
          <table:table-cell table:formula="of:=FIND([.A97];[.$D$83];1)" office:value-type="float" office:value="91" calcext:value-type="float">
            <text:p>91</text:p>
          </table:table-cell>
          <table:table-cell table:formula="of:=FIND(MID([.$A$78];[.$A$6]+12;1);[.$D$83];1)" office:value-type="float" office:value="34" calcext:value-type="float">
            <text:p>34</text:p>
          </table:table-cell>
          <table:table-cell table:formula="of:=IF(MOD(([.B97]+[.C97])-([.$H$4]+1);[.$D$4])=0;[.$D$4];MOD(([.B97]+[.C97])-([.$H$4]+1);[.$D$4]))" office:value-type="float" office:value="67" calcext:value-type="float">
            <text:p>67</text:p>
          </table:table-cell>
          <table:table-cell table:formula="of:=IF([.D97]=0;MID([.$D$83];[.$D$4];1);IF([.D97]=[.$D$4];MID([.$D$83];[.$D$4];1);MID([.$D$83];[.D97];1)))" office:value-type="string" office:string-value="\" calcext:value-type="string">
            <text:p>\</text:p>
          </table:table-cell>
          <table:table-cell table:number-columns-repeated="1019"/>
        </table:table-row>
        <table:table-row table:style-name="ro1">
          <table:table-cell table:formula="of:=MID([.A85];13;1)" office:value-type="string" office:string-value="&lt;" calcext:value-type="string">
            <text:p>&lt;</text:p>
          </table:table-cell>
          <table:table-cell table:formula="of:=FIND([.A98];[.$D$83];1)" office:value-type="float" office:value="91" calcext:value-type="float">
            <text:p>91</text:p>
          </table:table-cell>
          <table:table-cell table:formula="of:=FIND(MID([.$A$78];[.$A$6]+13;1);[.$D$83];1)" office:value-type="float" office:value="9" calcext:value-type="float">
            <text:p>9</text:p>
          </table:table-cell>
          <table:table-cell table:formula="of:=IF(MOD(([.B98]+[.C98])-([.$H$4]+1);[.$D$4])=0;[.$D$4];MOD(([.B98]+[.C98])-([.$H$4]+1);[.$D$4]))" office:value-type="float" office:value="42" calcext:value-type="float">
            <text:p>42</text:p>
          </table:table-cell>
          <table:table-cell table:formula="of:=IF([.D98]=0;MID([.$D$83];[.$D$4];1);IF([.D98]=[.$D$4];MID([.$D$83];[.$D$4];1);MID([.$D$83];[.D98];1)))" office:value-type="string" office:string-value="z" calcext:value-type="string">
            <text:p>z</text:p>
          </table:table-cell>
          <table:table-cell table:number-columns-repeated="1019"/>
        </table:table-row>
        <table:table-row table:style-name="ro1">
          <table:table-cell table:formula="of:=MID([.A85];14;1)" office:value-type="string" office:string-value="6" calcext:value-type="string">
            <text:p>6</text:p>
          </table:table-cell>
          <table:table-cell table:formula="of:=FIND([.A99];[.$D$83];1)" office:value-type="float" office:value="75" calcext:value-type="float">
            <text:p>75</text:p>
          </table:table-cell>
          <table:table-cell table:formula="of:=FIND(MID([.$A$78];[.$A$6]+14;1);[.$D$83];1)" office:value-type="float" office:value="3" calcext:value-type="float">
            <text:p>3</text:p>
          </table:table-cell>
          <table:table-cell table:formula="of:=IF(MOD(([.B99]+[.C99])-([.$H$4]+1);[.$D$4])=0;[.$D$4];MOD(([.B99]+[.C99])-([.$H$4]+1);[.$D$4]))" office:value-type="float" office:value="20" calcext:value-type="float">
            <text:p>20</text:p>
          </table:table-cell>
          <table:table-cell table:formula="of:=IF([.D99]=0;MID([.$D$83];[.$D$4];1);IF([.D99]=[.$D$4];MID([.$D$83];[.$D$4];1);MID([.$D$83];[.D99];1)))" office:value-type="string" office:string-value="N" calcext:value-type="string">
            <text:p>N</text:p>
          </table:table-cell>
          <table:table-cell table:number-columns-repeated="1019"/>
        </table:table-row>
        <table:table-row table:style-name="ro1">
          <table:table-cell table:formula="of:=MID([.A85];15;1)" office:value-type="string" office:string-value="0" calcext:value-type="string">
            <text:p>0</text:p>
          </table:table-cell>
          <table:table-cell table:formula="of:=FIND([.A100];[.$D$83];1)" office:value-type="float" office:value="64" calcext:value-type="float">
            <text:p>64</text:p>
          </table:table-cell>
          <table:table-cell table:formula="of:=FIND(MID([.$A$78];[.$A$6]+15;1);[.$D$83];1)" office:value-type="float" office:value="72" calcext:value-type="float">
            <text:p>72</text:p>
          </table:table-cell>
          <table:table-cell table:formula="of:=IF(MOD(([.B100]+[.C100])-([.$H$4]+1);[.$D$4])=0;[.$D$4];MOD(([.B100]+[.C100])-([.$H$4]+1);[.$D$4]))" office:value-type="float" office:value="78" calcext:value-type="float">
            <text:p>78</text:p>
          </table:table-cell>
          <table:table-cell table:formula="of:=IF([.D100]=0;MID([.$D$83];[.$D$4];1);IF([.D100]=[.$D$4];MID([.$D$83];[.$D$4];1);MID([.$D$83];[.D100];1)))" office:value-type="string" office:string-value="h" calcext:value-type="string">
            <text:p>h</text:p>
          </table:table-cell>
          <table:table-cell table:number-columns-repeated="1019"/>
        </table:table-row>
        <table:table-row table:style-name="ro1">
          <table:table-cell table:formula="of:=MID([.A85];16;1)" office:value-type="string" office:string-value="Z" calcext:value-type="string">
            <text:p>Z</text:p>
          </table:table-cell>
          <table:table-cell table:formula="of:=FIND([.A101];[.$D$83];1)" office:value-type="float" office:value="25" calcext:value-type="float">
            <text:p>25</text:p>
          </table:table-cell>
          <table:table-cell table:formula="of:=FIND(MID([.$A$78];[.$A$6]+16;1);[.$D$83];1)" office:value-type="float" office:value="23" calcext:value-type="float">
            <text:p>23</text:p>
          </table:table-cell>
          <table:table-cell table:formula="of:=IF(MOD(([.B101]+[.C101])-([.$H$4]+1);[.$D$4])=0;[.$D$4];MOD(([.B101]+[.C101])-([.$H$4]+1);[.$D$4]))" office:value-type="float" office:value="83" calcext:value-type="float">
            <text:p>83</text:p>
          </table:table-cell>
          <table:table-cell table:formula="of:=IF([.D101]=0;MID([.$D$83];[.$D$4];1);IF([.D101]=[.$D$4];MID([.$D$83];[.$D$4];1);MID([.$D$83];[.D101];1)))" office:value-type="string" office:string-value="D" calcext:value-type="string">
            <text:p>D</text:p>
          </table:table-cell>
          <table:table-cell table:number-columns-repeated="1019"/>
        </table:table-row>
        <table:table-row table:style-name="ro1">
          <table:table-cell table:style-name="ce28" table:formula="of:=COM.MICROSOFT.CONCAT([.$E$86];[.$E$87];[.$E$88];[.$E$89];[.$E$90];[.$E$91];[.$E$92];[.$E$93];[.$E$94];[.$E$95];[.$E$96];[.$E$97];[.$E$98];[.$E$99];[.$E$100];[.$E$101])" office:value-type="string" office:string-value="V\yh^A1NCAT\zNhD" calcext:value-type="string">
            <text:p>V\yh^A1NCAT\zNhD</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V\yh^A1NCAT\zNhDu1w&gt;XDHl^D615ltq?mF4&quot;)Xd9){m'drPaElfUBF~?B-ET~8(A#Beautiful#MindA#Beautiful#Mind" calcext:value-type="string">
            <text:p>V\yh^A1NCAT\zNhDu1w&gt;XDHl^D615ltq?mF4")Xd9){m'drPaElfUBF~?B-ET~8(A#Beautiful#MindA#Beautiful#Mind</text:p>
          </table:table-cell>
          <table:table-cell table:style-name="ce27" table:formula="of:=COM.MICROSOFT.CONCAT( &quot;  OTP SIZE=  &quot;;LEN([.A10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
      <table:table table:name="Sheet5" table:style-name="ta1">
        <table:table-column table:style-name="co17"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4.$D$83]" office:value-type="string" office:string-value="`BdMbc.5'#=&gt;@jEFGIxNKOPTZ[_ef?iklmnopqHwyz{|}~!$VS(*+,-Q%Aua^g/012\CJR&amp;r34678hLU]YDX)&quot;vs9:&lt;tW" calcext:value-type="string">
            <text:p>`BdMbc.5'#=&gt;@jEFGIxNKOPTZ[_ef?iklmnopqHwyz{|}~!$VS(*+,-Q%Aua^g/012\CJR&amp;r34678hLU]YDX)"vs9:&lt;tW</text:p>
          </table:table-cell>
          <table:table-cell table:style-name="ce23" table:formula="of:=[Sheet4.A102]" office:value-type="string" office:string-value="V\yh^A1NCAT\zNhD" calcext:value-type="string">
            <text:p>V\yh^A1NCAT\zNhD</text:p>
          </table:table-cell>
          <table:table-cell table:style-name="ce28"/>
          <table:table-cell/>
          <table:table-cell table:style-name="ce6" table:formula="of:=[Sheet4.E2]" office:value-type="float" office:value="24" calcext:value-type="float">
            <text:p>24</text:p>
          </table:table-cell>
          <table:table-cell table:style-name="ce6" table:formula="of:=[Sheet4.F2]" office:value-type="float" office:value="11" calcext:value-type="float">
            <text:p>11</text:p>
          </table:table-cell>
          <table:table-cell table:style-name="ce6" table:formula="of:=[Sheet4.G2]" office:value-type="float" office:value="60" calcext:value-type="float">
            <text:p>60</text:p>
          </table:table-cell>
          <table:table-cell table:style-name="ce6" table:formula="of:=[Sheet4.H2]" office:value-type="float" office:value="57" calcext:value-type="float">
            <text:p>57</text:p>
          </table:table-cell>
          <table:table-cell table:style-name="ce6" table:formula="of:=[Sheet4.I2]" office:value-type="float" office:value="0" calcext:value-type="float">
            <text:p>0</text:p>
          </table:table-cell>
          <table:table-cell table:number-columns-repeated="1015"/>
        </table:table-row>
        <table:table-row table:style-name="ro1">
          <table:table-cell table:style-name="ce27" table:formula="of:=[Sheet4.A103]" office:value-type="string" office:string-value="V\yh^A1NCAT\zNhDu1w&gt;XDHl^D615ltq?mF4&quot;)Xd9){m'drPaElfUBF~?B-ET~8(A#Beautiful#MindA#Beautiful#Mind" calcext:value-type="string">
            <text:p>V\yh^A1NCAT\zNhDu1w&gt;XDHl^D615ltq?mF4")Xd9){m'drPaElfUBF~?B-ET~8(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V\yh^A1NCAT\zNhDu1w&gt;XDHl^D615ltq?mF4&quot;)Xd9){m'drPaElfUBF~?B-ET~8(A#Beautiful#MindA#Beautiful#Mind" calcext:value-type="string">
            <text:p>V\yh^A1NCAT\zNhDu1w&gt;XDHl^D615ltq?mF4")Xd9){m'drPaElfUBF~?B-ET~8(A#Beautiful#MindA#Beautiful#Mind</text:p>
          </table:table-cell>
          <table:table-cell table:style-name="ce17" table:formula="of:=[Sheet4.B4]" office:value-type="string" office:string-value="__!&quot;#$%&amp;'()*+,-./0" calcext:value-type="string">
            <text:p>__!"#$%&amp;'()*+,-./0</text:p>
          </table:table-cell>
          <table:table-cell/>
          <table:table-cell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BdMbc.5'#=&gt;@jEFGIxNKOPT" calcext:value-type="string">
            <text:p>`BdMbc.5'#=&gt;@jEFGIxNKOPT</text:p>
          </table:table-cell>
          <table:table-cell table:formula="of:=IF([.$E$3]=0;RIGHT([.$A$2];[.$D$4]-[.$E$4]);LEFT([.$A$2];[.$D$4]-[.$E$4]))" office:value-type="string" office:string-value="Z[_ef?iklmnopqHwyz{|}~!$VS(*+,-Q%Aua^g/012\CJR&amp;r34678hLU]YDX)&quot;vs9:&lt;tW" calcext:value-type="string">
            <text:p>Z[_ef?iklmnopqHwyz{|}~!$VS(*+,-Q%Aua^g/012\CJR&amp;r34678hLU]YDX)"vs9:&lt;tW</text:p>
          </table:table-cell>
          <table:table-cell table:style-name="ce28" table:formula="of:=IF([.$E$3]=0;COM.MICROSOFT.CONCAT([.C5];[.B5]);COM.MICROSOFT.CONCAT([.C6];[.B6]))" office:value-type="string" office:string-value="Z[_ef?iklmnopqHwyz{|}~!$VS(*+,-Q%Aua^g/012\CJR&amp;r34678hLU]YDX)&quot;vs9:&lt;tW`BdMbc.5'#=&gt;@jEFGIxNKOPT" calcext:value-type="string">
            <text:p>Z[_ef?iklmnopqHwyz{|}~!$VS(*+,-Q%Aua^g/012\CJR&amp;r34678hLU]YDX)"vs9:&lt;tW`BdMbc.5'#=&gt;@jEFGIxNKOPT</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BdMbc.5'#=&gt;@jEFGIxNKOPTZ[_ef?iklmnopqHwyz{|}~!$VS(*+,-Q%Aua^g/012\CJ" calcext:value-type="string">
            <text:p>`BdMbc.5'#=&gt;@jEFGIxNKOPTZ[_ef?iklmnopqHwyz{|}~!$VS(*+,-Q%Aua^g/012\CJ</text:p>
          </table:table-cell>
          <table:table-cell table:formula="of:=RIGHT([.$A$2];[.$E$4])" office:value-type="string" office:string-value="R&amp;r34678hLU]YDX)&quot;vs9:&lt;tW" calcext:value-type="string">
            <text:p>R&amp;r34678hLU]YDX)"vs9:&lt;tW</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V" calcext:value-type="string">
            <text:p>V</text:p>
          </table:table-cell>
          <table:table-cell/>
          <table:table-cell table:style-name="ce28" table:formula="of:=IF([.$E$3]=0;COM.MICROSOFT.CONCAT([.B7];REPLACE([.D5];([.$E$4]+1);1;&quot;&quot;));COM.MICROSOFT.CONCAT(REPLACE([.D5];([.$E$4]+1);1;&quot;&quot;);[.B7]))" office:value-type="string" office:string-value="VZ[_ef?iklmnopqHwyz{|}~!$S(*+,-Q%Aua^g/012\CJR&amp;r34678hLU]YDX)&quot;vs9:&lt;tW`BdMbc.5'#=&gt;@jEFGIxNKOPT" calcext:value-type="string">
            <text:p>VZ[_ef?iklmnopqHwyz{|}~!$S(*+,-Q%Aua^g/012\CJR&amp;r34678hLU]YDX)"vs9:&lt;tW`BdMbc.5'#=&gt;@jEFGIxNKOPT</text:p>
          </table:table-cell>
          <table:table-cell table:style-name="Default" office:value-type="string" calcext:value-type="string">
            <text:p><text:s/></text:p>
          </table:table-cell>
          <table:table-cell table:number-columns-repeated="5"/>
          <table:table-cell table:formula="of:=LEN([.K8])" office:value-type="float" office:value="93" calcext:value-type="float">
            <text:p>93</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n)Y" calcext:value-type="string">
            <text:p>$n)Y</text:p>
          </table:table-cell>
          <table:table-cell table:formula="of:=IF([.$E$4]&lt;[.$F$4];REPLACE([.D7];[.$F$4]+1;1;&quot;&quot;);REPLACE([.D7];[.$E$4]+1;1;&quot;&quot;))" office:value-type="string" office:string-value="VZ[_ef?iklmnopqHwyz{|}~!S(*+,-Q%Aua^g/012\CJR&amp;r34678hLU]YDX)&quot;vs9:&lt;tW`BdMbc.5'#=&gt;@jEFGIxNKOPT" calcext:value-type="string">
            <text:p>VZ[_ef?iklmnopqHwyz{|}~!S(*+,-Q%Aua^g/012\CJR&amp;r34678hLU]YDX)"vs9:&lt;tW`BdMbc.5'#=&gt;@jEFGIxNKOPT</text:p>
          </table:table-cell>
          <table:table-cell table:formula="of:=COM.MICROSOFT.CONCAT([.B8];[.K16])" office:value-type="string" office:string-value="$n)YVZ[_ef?iklmopqHwyz{|}~!S(*+,-Q%Aua^g/012\CJR&amp;r34678hLU]DX&quot;vs9:&lt;tW`BdMbc.5'#=&gt;@jEFGIxNKOPT" calcext:value-type="string">
            <text:p>$n)YVZ[_ef?iklmopqHwyz{|}~!S(*+,-Q%Aua^g/012\CJR&amp;r34678hLU]DX"vs9:&lt;tW`BdMbc.5'#=&gt;@jEFGIxNKOPT</text:p>
          </table:table-cell>
          <table:table-cell table:style-name="Default" office:value-type="string" calcext:value-type="string">
            <text:p><text:s/></text:p>
          </table:table-cell>
          <table:table-cell table:number-columns-repeated="4"/>
          <table:table-cell table:style-name="ce28" table:formula="of:=MID([.$D$7];[.$E$4]+1;1)" office:value-type="string" office:string-value="$" calcext:value-type="string">
            <text:p>$</text:p>
          </table:table-cell>
          <table:table-cell table:style-name="ce28" table:formula="of:=REPLACE([.$D$7];[.$E$4]+1;1;&quot; &quot;)" office:value-type="string" office:string-value="VZ[_ef?iklmnopqHwyz{|}~! S(*+,-Q%Aua^g/012\CJR&amp;r34678hLU]YDX)&quot;vs9:&lt;tW`BdMbc.5'#=&gt;@jEFGIxNKOPT" calcext:value-type="string">
            <text:p>VZ[_ef?iklmnopqHwyz{|}~! S(*+,-Q%Aua^g/012\CJR&amp;r34678hLU]YDX)"vs9:&lt;tW`BdMbc.5'#=&gt;@jEFGIxNKOPT</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A$4]" office:value-type="string" office:string-value="V\yh^A1NCAT\zNhDu1w&gt;XDHl^D615ltq?mF4&quot;)Xd9){m'drPaElfUBF~?B-ET~8(A#Beautiful#MindA#Beautiful#Mind" calcext:value-type="string">
            <text:p>V\yh^A1NCAT\zNhDu1w&gt;XDHl^D615ltq?mF4")Xd9){m'drPaElfUBF~?B-ET~8(A#Beautiful#MindA#Beautiful#Mind</text:p>
          </table:table-cell>
          <table:table-cell table:formula="of:=MID([.D7];[.$E$4]+1;1)" office:value-type="string" office:string-value="$" calcext:value-type="string">
            <text:p>$</text:p>
          </table:table-cell>
          <table:table-cell table:formula="of:=IF([.$E$4]&lt;[.$F$4];REPLACE([.C8];[.$E$4]+1;1;&quot;&quot;);REPLACE([.C8];[.$F$4]+1;1;&quot;&quot;))" office:value-type="string" office:string-value="VZ[_ef?iklmopqHwyz{|}~!S(*+,-Q%Aua^g/012\CJR&amp;r34678hLU]YDX)&quot;vs9:&lt;tW`BdMbc.5'#=&gt;@jEFGIxNKOPT" calcext:value-type="string">
            <text:p>VZ[_ef?iklmopqHwyz{|}~!S(*+,-Q%Aua^g/012\CJR&amp;r34678hLU]YDX)"vs9:&lt;tW`BdMbc.5'#=&gt;@jEFGIxNKOPT</text:p>
          </table:table-cell>
          <table:table-cell/>
          <table:table-cell table:style-name="Default"/>
          <table:table-cell table:number-columns-repeated="4"/>
          <table:table-cell table:formula="of:=COM.MICROSOFT.CONCAT([.J8];MID([.D7];[.$F$4]+1;1))" office:value-type="string" office:string-value="$n" calcext:value-type="string">
            <text:p>$n</text:p>
          </table:table-cell>
          <table:table-cell table:style-name="ce28" table:formula="of:=REPLACE([.$K8];[.$F$4]+1;1;&quot; &quot;)" office:value-type="string" office:string-value="VZ[_ef?iklm opqHwyz{|}~! S(*+,-Q%Aua^g/012\CJR&amp;r34678hLU]YDX)&quot;vs9:&lt;tW`BdMbc.5'#=&gt;@jEFGIxNKOPT" calcext:value-type="string">
            <text:p>VZ[_ef?iklm opqHwyz{|}~! S(*+,-Q%Aua^g/012\CJR&amp;r34678hLU]YDX)"vs9:&lt;tW`BdMbc.5'#=&gt;@jEFGIxNKOPT</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Message A9 char positions in D8</text:p>
          </table:table-cell>
          <table:table-cell table:formula="of:=COM.MICROSOFT.CONCAT(&quot;'&quot;;MID([.$A$4];1;16);&quot;'&quot;;&quot;OTP char positions in D8&quot;)" office:value-type="string" office:string-value="'V\yh^A1NCAT\zNhD'OTP char positions in D8" calcext:value-type="string">
            <text:p>'V\yh^A1NCAT\zNhD'OTP char positions in D8</text:p>
          </table:table-cell>
          <table:table-cell/>
          <table:table-cell table:style-name="Default"/>
          <table:table-cell table:number-columns-repeated="4"/>
          <table:table-cell table:formula="of:=COM.MICROSOFT.CONCAT([.J9];MID([.$D7];[.$G$4]+1;1))" office:value-type="string" office:string-value="$n)" calcext:value-type="string">
            <text:p>$n)</text:p>
          </table:table-cell>
          <table:table-cell table:style-name="ce28" table:formula="of:=REPLACE([.$K9];[.$G$4]+1;1;&quot; &quot;)" office:value-type="string" office:string-value="VZ[_ef?iklm opqHwyz{|}~! S(*+,-Q%Aua^g/012\CJR&amp;r34678hLU]YDX &quot;vs9:&lt;tW`BdMbc.5'#=&gt;@jEFGIxNKOPT" calcext:value-type="string">
            <text:p>VZ[_ef?iklm opqHwyz{|}~! S(*+,-Q%Aua^g/012\CJR&amp;r34678hLU]YDX "vs9:&lt;tW`BdMbc.5'#=&gt;@jEFGIxNKOPT</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V" calcext:value-type="string">
            <text:p>V</text:p>
          </table:table-cell>
          <table:table-cell table:formula="of:=FIND([.A11];[.$D$8];1)" office:value-type="float" office:value="5" calcext:value-type="float">
            <text:p>5</text:p>
          </table:table-cell>
          <table:table-cell table:formula="of:=FIND(MID([.$A$9];[.$A$6]+1;1);[.$D$8];1)" office:value-type="float" office:value="37" calcext:value-type="float">
            <text:p>37</text:p>
          </table:table-cell>
          <table:table-cell table:formula="of:=IF(MOD(([.B11]+[.C11])-([.$E$4]+1);[.$D$4])=0;[.$D$4];MOD(([.B11]+[.C11])-([.$E$4]+1);[.$D$4]))" office:value-type="float" office:value="17" calcext:value-type="float">
            <text:p>17</text:p>
          </table:table-cell>
          <table:table-cell table:formula="of:=IF([.D11]=0;MID([.$D$8];[.$D$4];1);IF([.D11]=[.$D$4];MID([.$D$8];[.$D$4];1);MID([.$D$8];[.D11];1)))" office:value-type="string" office:string-value="p" calcext:value-type="string">
            <text:p>p</text:p>
          </table:table-cell>
          <table:table-cell table:number-columns-repeated="4"/>
          <table:table-cell table:formula="of:=COM.MICROSOFT.CONCAT([.J10];MID([.$D7];[.$H$4]+1;1))" office:value-type="string" office:string-value="$n)Y" calcext:value-type="string">
            <text:p>$n)Y</text:p>
          </table:table-cell>
          <table:table-cell table:style-name="ce28" table:formula="of:=REPLACE([.$K10];[.$H$4]+1;1;&quot; &quot;)" office:value-type="string" office:string-value="VZ[_ef?iklm opqHwyz{|}~! S(*+,-Q%Aua^g/012\CJR&amp;r34678hLU] DX &quot;vs9:&lt;tW`BdMbc.5'#=&gt;@jEFGIxNKOPT" calcext:value-type="string">
            <text:p>VZ[_ef?iklm opqHwyz{|}~! S(*+,-Q%Aua^g/012\CJR&amp;r34678hLU] DX "vs9:&lt;tW`BdMbc.5'#=&gt;@jEFGIxNKOPT</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45" calcext:value-type="float">
            <text:p>45</text:p>
          </table:table-cell>
          <table:table-cell table:formula="of:=FIND(MID([.$A$9];[.$A$6]+2;1);[.$D$8];1)" office:value-type="float" office:value="43" calcext:value-type="float">
            <text:p>43</text:p>
          </table:table-cell>
          <table:table-cell table:formula="of:=IF(MOD(([.B12]+[.C12])-([.$E$4]+1);[.$D$4])=0;[.$D$4];MOD(([.B12]+[.C12])-([.$E$4]+1);[.$D$4]))" office:value-type="float" office:value="63" calcext:value-type="float">
            <text:p>63</text:p>
          </table:table-cell>
          <table:table-cell table:formula="of:=IF([.D12]=0;MID([.$D$8];[.$D$4];1);IF([.D12]=[.$D$4];MID([.$D$8];[.$D$4];1);MID([.$D$8];[.D12];1)))" office:value-type="string" office:string-value="v" calcext:value-type="string">
            <text:p>v</text:p>
          </table:table-cell>
          <table:table-cell table:number-columns-repeated="1019"/>
        </table:table-row>
        <table:table-row table:style-name="ro1">
          <table:table-cell table:formula="of:=MID([.$A$4];3;1)" office:value-type="string" office:string-value="y" calcext:value-type="string">
            <text:p>y</text:p>
          </table:table-cell>
          <table:table-cell table:formula="of:=FIND([.A13];[.$D$8];1)" office:value-type="float" office:value="21" calcext:value-type="float">
            <text:p>21</text:p>
          </table:table-cell>
          <table:table-cell table:formula="of:=FIND(MID([.$A$9];[.$A$6]+3;1);[.$D$8];1)" office:value-type="float" office:value="20" calcext:value-type="float">
            <text:p>20</text:p>
          </table:table-cell>
          <table:table-cell table:formula="of:=IF(MOD(([.B13]+[.C13])-([.$E$4]+1);[.$D$4])=0;[.$D$4];MOD(([.B13]+[.C13])-([.$E$4]+1);[.$D$4]))" office:value-type="float" office:value="16" calcext:value-type="float">
            <text:p>16</text:p>
          </table:table-cell>
          <table:table-cell table:formula="of:=IF([.D13]=0;MID([.$D$8];[.$D$4];1);IF([.D13]=[.$D$4];MID([.$D$8];[.$D$4];1);MID([.$D$8];[.D13];1)))" office:value-type="string" office:string-value="o" calcext:value-type="string">
            <text:p>o</text:p>
          </table:table-cell>
          <table:table-cell table:number-columns-repeated="5"/>
          <table:table-cell table:formula="of:=REPLACE([.K11];FIND(&quot; &quot;;[.K11];1);1;&quot;&quot;)" office:value-type="string" office:string-value="VZ[_ef?iklmopqHwyz{|}~! S(*+,-Q%Aua^g/012\CJR&amp;r34678hLU] DX &quot;vs9:&lt;tW`BdMbc.5'#=&gt;@jEFGIxNKOPT" calcext:value-type="string">
            <text:p>VZ[_ef?iklmopqHwyz{|}~! S(*+,-Q%Aua^g/012\CJR&amp;r34678hLU] DX "vs9:&lt;tW`BdMbc.5'#=&gt;@jEFGIxNKOPT</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h" calcext:value-type="string">
            <text:p>h</text:p>
          </table:table-cell>
          <table:table-cell table:formula="of:=FIND([.A14];[.$D$8];1)" office:value-type="float" office:value="56" calcext:value-type="float">
            <text:p>56</text:p>
          </table:table-cell>
          <table:table-cell table:formula="of:=FIND(MID([.$A$9];[.$A$6]+4;1);[.$D$8];1)" office:value-type="float" office:value="81" calcext:value-type="float">
            <text:p>81</text:p>
          </table:table-cell>
          <table:table-cell table:formula="of:=IF(MOD(([.B14]+[.C14])-([.$E$4]+1);[.$D$4])=0;[.$D$4];MOD(([.B14]+[.C14])-([.$E$4]+1);[.$D$4]))" office:value-type="float" office:value="19" calcext:value-type="float">
            <text:p>19</text:p>
          </table:table-cell>
          <table:table-cell table:formula="of:=IF([.D14]=0;MID([.$D$8];[.$D$4];1);IF([.D14]=[.$D$4];MID([.$D$8];[.$D$4];1);MID([.$D$8];[.D14];1)))" office:value-type="string" office:string-value="H" calcext:value-type="string">
            <text:p>H</text:p>
          </table:table-cell>
          <table:table-cell table:number-columns-repeated="5"/>
          <table:table-cell table:formula="of:=REPLACE([.K13];FIND(&quot; &quot;;[.K13];1);1;&quot;&quot;)" office:value-type="string" office:string-value="VZ[_ef?iklmopqHwyz{|}~!S(*+,-Q%Aua^g/012\CJR&amp;r34678hLU] DX &quot;vs9:&lt;tW`BdMbc.5'#=&gt;@jEFGIxNKOPT" calcext:value-type="string">
            <text:p>VZ[_ef?iklmopqHwyz{|}~!S(*+,-Q%Aua^g/012\CJR&amp;r34678hLU] DX "vs9:&lt;tW`BdMbc.5'#=&gt;@jEFGIxNKOPT</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 calcext:value-type="string">
            <text:p>^</text:p>
          </table:table-cell>
          <table:table-cell table:formula="of:=FIND([.A15];[.$D$8];1)" office:value-type="float" office:value="39" calcext:value-type="float">
            <text:p>39</text:p>
          </table:table-cell>
          <table:table-cell table:formula="of:=FIND(MID([.$A$9];[.$A$6]+5;1);[.$D$8];1)" office:value-type="float" office:value="61" calcext:value-type="float">
            <text:p>61</text:p>
          </table:table-cell>
          <table:table-cell table:formula="of:=IF(MOD(([.B15]+[.C15])-([.$E$4]+1);[.$D$4])=0;[.$D$4];MOD(([.B15]+[.C15])-([.$E$4]+1);[.$D$4]))" office:value-type="float" office:value="75" calcext:value-type="float">
            <text:p>75</text:p>
          </table:table-cell>
          <table:table-cell table:formula="of:=IF([.D15]=0;MID([.$D$8];[.$D$4];1);IF([.D15]=[.$D$4];MID([.$D$8];[.$D$4];1);MID([.$D$8];[.D15];1)))" office:value-type="string" office:string-value="c" calcext:value-type="string">
            <text:p>c</text:p>
          </table:table-cell>
          <table:table-cell table:number-columns-repeated="5"/>
          <table:table-cell table:formula="of:=REPLACE([.K14];FIND(&quot; &quot;;[.K14];1);1;&quot;&quot;)" office:value-type="string" office:string-value="VZ[_ef?iklmopqHwyz{|}~!S(*+,-Q%Aua^g/012\CJR&amp;r34678hLU]DX &quot;vs9:&lt;tW`BdMbc.5'#=&gt;@jEFGIxNKOPT" calcext:value-type="string">
            <text:p>VZ[_ef?iklmopqHwyz{|}~!S(*+,-Q%Aua^g/012\CJR&amp;r34678hLU]DX "vs9:&lt;tW`BdMbc.5'#=&gt;@jEFGIxNKOPT</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A" calcext:value-type="string">
            <text:p>A</text:p>
          </table:table-cell>
          <table:table-cell table:formula="of:=FIND([.A16];[.$D$8];1)" office:value-type="float" office:value="36" calcext:value-type="float">
            <text:p>36</text:p>
          </table:table-cell>
          <table:table-cell table:formula="of:=FIND(MID([.$A$9];[.$A$6]+6;1);[.$D$8];1)" office:value-type="float" office:value="60" calcext:value-type="float">
            <text:p>60</text:p>
          </table:table-cell>
          <table:table-cell table:formula="of:=IF(MOD(([.B16]+[.C16])-([.$E$4]+1);[.$D$4])=0;[.$D$4];MOD(([.B16]+[.C16])-([.$E$4]+1);[.$D$4]))" office:value-type="float" office:value="71" calcext:value-type="float">
            <text:p>71</text:p>
          </table:table-cell>
          <table:table-cell table:formula="of:=IF([.D16]=0;MID([.$D$8];[.$D$4];1);IF([.D16]=[.$D$4];MID([.$D$8];[.$D$4];1);MID([.$D$8];[.D16];1)))" office:value-type="string" office:string-value="B" calcext:value-type="string">
            <text:p>B</text:p>
          </table:table-cell>
          <table:table-cell table:number-columns-repeated="5"/>
          <table:table-cell table:formula="of:=REPLACE([.K15];FIND(&quot; &quot;;[.K15];1);1;&quot;&quot;)" office:value-type="string" office:string-value="VZ[_ef?iklmopqHwyz{|}~!S(*+,-Q%Aua^g/012\CJR&amp;r34678hLU]DX&quot;vs9:&lt;tW`BdMbc.5'#=&gt;@jEFGIxNKOPT" calcext:value-type="string">
            <text:p>VZ[_ef?iklmopqHwyz{|}~!S(*+,-Q%Aua^g/012\CJR&amp;r34678hLU]DX"vs9:&lt;tW`BdMbc.5'#=&gt;@jEFGIxNKOPT</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1" calcext:value-type="string">
            <text:p>1</text:p>
          </table:table-cell>
          <table:table-cell table:formula="of:=FIND([.A17];[.$D$8];1)" office:value-type="float" office:value="43" calcext:value-type="float">
            <text:p>43</text:p>
          </table:table-cell>
          <table:table-cell table:formula="of:=FIND(MID([.$A$9];[.$A$6]+7;1);[.$D$8];1)" office:value-type="float" office:value="19" calcext:value-type="float">
            <text:p>19</text:p>
          </table:table-cell>
          <table:table-cell table:formula="of:=IF(MOD(([.B17]+[.C17])-([.$E$4]+1);[.$D$4])=0;[.$D$4];MOD(([.B17]+[.C17])-([.$E$4]+1);[.$D$4]))" office:value-type="float" office:value="37" calcext:value-type="float">
            <text:p>37</text:p>
          </table:table-cell>
          <table:table-cell table:formula="of:=IF([.D17]=0;MID([.$D$8];[.$D$4];1);IF([.D17]=[.$D$4];MID([.$D$8];[.$D$4];1);MID([.$D$8];[.D17];1)))" office:value-type="string" office:string-value="u" calcext:value-type="string">
            <text:p>u</text:p>
          </table:table-cell>
          <table:table-cell table:number-columns-repeated="1019"/>
        </table:table-row>
        <table:table-row table:style-name="ro1">
          <table:table-cell table:formula="of:=MID([.$A$4];8;1)" office:value-type="string" office:string-value="N" calcext:value-type="string">
            <text:p>N</text:p>
          </table:table-cell>
          <table:table-cell table:formula="of:=FIND([.A18];[.$D$8];1)" office:value-type="float" office:value="89" calcext:value-type="float">
            <text:p>89</text:p>
          </table:table-cell>
          <table:table-cell table:formula="of:=FIND(MID([.$A$9];[.$A$6]+8;1);[.$D$8];1)" office:value-type="float" office:value="14" calcext:value-type="float">
            <text:p>14</text:p>
          </table:table-cell>
          <table:table-cell table:formula="of:=IF(MOD(([.B18]+[.C18])-([.$E$4]+1);[.$D$4])=0;[.$D$4];MOD(([.B18]+[.C18])-([.$E$4]+1);[.$D$4]))" office:value-type="float" office:value="78" calcext:value-type="float">
            <text:p>78</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C" calcext:value-type="string">
            <text:p>C</text:p>
          </table:table-cell>
          <table:table-cell table:formula="of:=FIND([.A19];[.$D$8];1)" office:value-type="float" office:value="46" calcext:value-type="float">
            <text:p>46</text:p>
          </table:table-cell>
          <table:table-cell table:formula="of:=FIND(MID([.$A$9];[.$A$6]+9;1);[.$D$8];1)" office:value-type="float" office:value="39" calcext:value-type="float">
            <text:p>39</text:p>
          </table:table-cell>
          <table:table-cell table:formula="of:=IF(MOD(([.B19]+[.C19])-([.$E$4]+1);[.$D$4])=0;[.$D$4];MOD(([.B19]+[.C19])-([.$E$4]+1);[.$D$4]))" office:value-type="float" office:value="60" calcext:value-type="float">
            <text:p>60</text:p>
          </table:table-cell>
          <table:table-cell table:formula="of:=IF([.D19]=0;MID([.$D$8];[.$D$4];1);IF([.D19]=[.$D$4];MID([.$D$8];[.$D$4];1);MID([.$D$8];[.D19];1)))" office:value-type="string" office:string-value="D" calcext:value-type="string">
            <text:p>D</text:p>
          </table:table-cell>
          <table:table-cell table:number-columns-repeated="1019"/>
        </table:table-row>
        <table:table-row table:style-name="ro1">
          <table:table-cell table:formula="of:=MID([.$A$4];10;1)" office:value-type="string" office:string-value="A" calcext:value-type="string">
            <text:p>A</text:p>
          </table:table-cell>
          <table:table-cell table:formula="of:=FIND([.A20];[.$D$8];1)" office:value-type="float" office:value="36" calcext:value-type="float">
            <text:p>36</text:p>
          </table:table-cell>
          <table:table-cell table:formula="of:=FIND(MID([.$A$9];[.$A$6]+10;1);[.$D$8];1)" office:value-type="float" office:value="60" calcext:value-type="float">
            <text:p>60</text:p>
          </table:table-cell>
          <table:table-cell table:formula="of:=IF(MOD(([.B20]+[.C20])-([.$E$4]+1);[.$D$4])=0;[.$D$4];MOD(([.B20]+[.C20])-([.$E$4]+1);[.$D$4]))" office:value-type="float" office:value="71" calcext:value-type="float">
            <text:p>71</text:p>
          </table:table-cell>
          <table:table-cell table:formula="of:=IF([.D20]=0;MID([.$D$8];[.$D$4];1);IF([.D20]=[.$D$4];MID([.$D$8];[.$D$4];1);MID([.$D$8];[.D20];1)))" office:value-type="string" office:string-value="B" calcext:value-type="string">
            <text:p>B</text:p>
          </table:table-cell>
          <table:table-cell table:number-columns-repeated="1019"/>
        </table:table-row>
        <table:table-row table:style-name="ro1">
          <table:table-cell table:formula="of:=MID([.$A$4];11;1)" office:value-type="string" office:string-value="T" calcext:value-type="string">
            <text:p>T</text:p>
          </table:table-cell>
          <table:table-cell table:formula="of:=FIND([.A21];[.$D$8];1)" office:value-type="float" office:value="93" calcext:value-type="float">
            <text:p>93</text:p>
          </table:table-cell>
          <table:table-cell table:formula="of:=FIND(MID([.$A$9];[.$A$6]+11;1);[.$D$8];1)" office:value-type="float" office:value="53" calcext:value-type="float">
            <text:p>53</text:p>
          </table:table-cell>
          <table:table-cell table:formula="of:=IF(MOD(([.B21]+[.C21])-([.$E$4]+1);[.$D$4])=0;[.$D$4];MOD(([.B21]+[.C21])-([.$E$4]+1);[.$D$4]))" office:value-type="float" office:value="28" calcext:value-type="float">
            <text:p>28</text:p>
          </table:table-cell>
          <table:table-cell table:formula="of:=IF([.D21]=0;MID([.$D$8];[.$D$4];1);IF([.D21]=[.$D$4];MID([.$D$8];[.$D$4];1);MID([.$D$8];[.D21];1)))" office:value-type="string" office:string-value="S" calcext:value-type="string">
            <text:p>S</text:p>
          </table:table-cell>
          <table:table-cell table:number-columns-repeated="1019"/>
        </table:table-row>
        <table:table-row table:style-name="ro1">
          <table:table-cell table:formula="of:=MID([.$A$4];12;1)" office:value-type="string" office:string-value="\" calcext:value-type="string">
            <text:p>\</text:p>
          </table:table-cell>
          <table:table-cell table:formula="of:=FIND([.A22];[.$D$8];1)" office:value-type="float" office:value="45" calcext:value-type="float">
            <text:p>45</text:p>
          </table:table-cell>
          <table:table-cell table:formula="of:=FIND(MID([.$A$9];[.$A$6]+12;1);[.$D$8];1)" office:value-type="float" office:value="43" calcext:value-type="float">
            <text:p>43</text:p>
          </table:table-cell>
          <table:table-cell table:formula="of:=IF(MOD(([.B22]+[.C22])-([.$E$4]+1);[.$D$4])=0;[.$D$4];MOD(([.B22]+[.C22])-([.$E$4]+1);[.$D$4]))" office:value-type="float" office:value="63" calcext:value-type="float">
            <text:p>63</text:p>
          </table:table-cell>
          <table:table-cell table:formula="of:=IF([.D22]=0;MID([.$D$8];[.$D$4];1);IF([.D22]=[.$D$4];MID([.$D$8];[.$D$4];1);MID([.$D$8];[.D22];1)))" office:value-type="string" office:string-value="v" calcext:value-type="string">
            <text:p>v</text:p>
          </table:table-cell>
          <table:table-cell table:number-columns-repeated="1019"/>
        </table:table-row>
        <table:table-row table:style-name="ro1">
          <table:table-cell table:formula="of:=MID([.$A$4];13;1)" office:value-type="string" office:string-value="z" calcext:value-type="string">
            <text:p>z</text:p>
          </table:table-cell>
          <table:table-cell table:formula="of:=FIND([.A23];[.$D$8];1)" office:value-type="float" office:value="22" calcext:value-type="float">
            <text:p>22</text:p>
          </table:table-cell>
          <table:table-cell table:formula="of:=FIND(MID([.$A$9];[.$A$6]+13;1);[.$D$8];1)" office:value-type="float" office:value="77" calcext:value-type="float">
            <text:p>77</text:p>
          </table:table-cell>
          <table:table-cell table:formula="of:=IF(MOD(([.B23]+[.C23])-([.$E$4]+1);[.$D$4])=0;[.$D$4];MOD(([.B23]+[.C23])-([.$E$4]+1);[.$D$4]))" office:value-type="float" office:value="74" calcext:value-type="float">
            <text:p>74</text:p>
          </table:table-cell>
          <table:table-cell table:formula="of:=IF([.D23]=0;MID([.$D$8];[.$D$4];1);IF([.D23]=[.$D$4];MID([.$D$8];[.$D$4];1);MID([.$D$8];[.D23];1)))" office:value-type="string" office:string-value="b" calcext:value-type="string">
            <text:p>b</text:p>
          </table:table-cell>
          <table:table-cell table:number-columns-repeated="1019"/>
        </table:table-row>
        <table:table-row table:style-name="ro1">
          <table:table-cell table:formula="of:=MID([.$A$4];14;1)" office:value-type="string" office:string-value="N" calcext:value-type="string">
            <text:p>N</text:p>
          </table:table-cell>
          <table:table-cell table:formula="of:=FIND([.A24];[.$D$8];1)" office:value-type="float" office:value="89" calcext:value-type="float">
            <text:p>89</text:p>
          </table:table-cell>
          <table:table-cell table:formula="of:=FIND(MID([.$A$9];[.$A$6]+14;1);[.$D$8];1)" office:value-type="float" office:value="14" calcext:value-type="float">
            <text:p>14</text:p>
          </table:table-cell>
          <table:table-cell table:formula="of:=IF(MOD(([.B24]+[.C24])-([.$E$4]+1);[.$D$4])=0;[.$D$4];MOD(([.B24]+[.C24])-([.$E$4]+1);[.$D$4]))" office:value-type="float" office:value="78" calcext:value-type="float">
            <text:p>78</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h" calcext:value-type="string">
            <text:p>h</text:p>
          </table:table-cell>
          <table:table-cell table:formula="of:=FIND([.A25];[.$D$8];1)" office:value-type="float" office:value="56" calcext:value-type="float">
            <text:p>56</text:p>
          </table:table-cell>
          <table:table-cell table:formula="of:=FIND(MID([.$A$9];[.$A$6]+15;1);[.$D$8];1)" office:value-type="float" office:value="68" calcext:value-type="float">
            <text:p>68</text:p>
          </table:table-cell>
          <table:table-cell table:formula="of:=IF(MOD(([.B25]+[.C25])-([.$E$4]+1);[.$D$4])=0;[.$D$4];MOD(([.B25]+[.C25])-([.$E$4]+1);[.$D$4]))" office:value-type="float" office:value="6" calcext:value-type="float">
            <text:p>6</text:p>
          </table:table-cell>
          <table:table-cell table:formula="of:=IF([.D25]=0;MID([.$D$8];[.$D$4];1);IF([.D25]=[.$D$4];MID([.$D$8];[.$D$4];1);MID([.$D$8];[.D25];1)))" office:value-type="string" office:string-value="Z" calcext:value-type="string">
            <text:p>Z</text:p>
          </table:table-cell>
          <table:table-cell table:number-columns-repeated="1019"/>
        </table:table-row>
        <table:table-row table:style-name="ro1">
          <table:table-cell table:formula="of:=MID([.$A$4];16;1)" office:value-type="string" office:string-value="D" calcext:value-type="string">
            <text:p>D</text:p>
          </table:table-cell>
          <table:table-cell table:formula="of:=FIND([.A26];[.$D$8];1)" office:value-type="float" office:value="60" calcext:value-type="float">
            <text:p>60</text:p>
          </table:table-cell>
          <table:table-cell table:formula="of:=FIND(MID([.$A$9];[.$A$6]+16;1);[.$D$8];1)" office:value-type="float" office:value="18" calcext:value-type="float">
            <text:p>18</text:p>
          </table:table-cell>
          <table:table-cell table:formula="of:=IF(MOD(([.B26]+[.C26])-([.$E$4]+1);[.$D$4])=0;[.$D$4];MOD(([.B26]+[.C26])-([.$E$4]+1);[.$D$4]))" office:value-type="float" office:value="53" calcext:value-type="float">
            <text:p>53</text:p>
          </table:table-cell>
          <table:table-cell table:formula="of:=IF([.D26]=0;MID([.$D$8];[.$D$4];1);IF([.D26]=[.$D$4];MID([.$D$8];[.$D$4];1);MID([.$D$8];[.D26];1)))" office:value-type="string" office:string-value="6" calcext:value-type="string">
            <text:p>6</text:p>
          </table:table-cell>
          <table:table-cell table:number-columns-repeated="1019"/>
        </table:table-row>
        <table:table-row table:style-name="ro1">
          <table:table-cell table:style-name="ce28" table:formula="of:=COM.MICROSOFT.CONCAT([.$E$11];[.$E$12];[.$E$13];[.$E$14];[.$E$15];[.$E$16];[.$E$17];[.$E$18];[.$E$19];[.$E$20];[.$E$21];[.$E$22];[.$E$23];[.$E$24];[.$E$25];[.$E$26])" office:value-type="string" office:string-value="pvoHcBu'DBSvb'Z6" calcext:value-type="string">
            <text:p>pvoHcBu'DBSvb'Z6</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V\yh^A1NCAT\zNhDu1w&gt;XDHl^D615ltq?mF4&quot;)Xd9){m'drPaElfUBF~?B-ET~8(A#Beautiful#MindA#Beautiful#Mind" calcext:value-type="string">
            <text:p>V\yh^A1NCAT\zNhDu1w&gt;XDHl^D615ltq?mF4")Xd9){m'dr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jEFGIxNKOPT" calcext:value-type="string">
            <text:p>jEFGIxNKOPT</text:p>
          </table:table-cell>
          <table:table-cell table:formula="of:=IF([.$F$3]=0;RIGHT([.$D$8];LEN([.$D$8])-[.$F$4]);LEFT([.$D$8];LEN([.$D$8])-[.$F$4]))" office:value-type="string" office:string-value="$n)YVZ[_ef?iklmopqHwyz{|}~!S(*+,-Q%Aua^g/012\CJR&amp;r34678hLU]DX&quot;vs9:&lt;tW`BdMbc.5'#=&gt;@" calcext:value-type="string">
            <text:p>$n)YVZ[_ef?iklmopqHwyz{|}~!S(*+,-Q%Aua^g/012\CJR&amp;r34678hLU]DX"vs9:&lt;tW`BdMbc.5'#=&gt;@</text:p>
          </table:table-cell>
          <table:table-cell table:style-name="ce28" table:formula="of:=IF([.$F$3]=0;COM.MICROSOFT.CONCAT([.C30];[.B30]);COM.MICROSOFT.CONCAT([.C31];[.B31]))" office:value-type="string" office:string-value="jEFGIxNKOPT$n)YVZ[_ef?iklmopqHwyz{|}~!S(*+,-Q%Aua^g/012\CJR&amp;r34678hLU]DX&quot;vs9:&lt;tW`BdMbc.5'#=&gt;@" calcext:value-type="string">
            <text:p>jEFGIxNKOPT$n)YVZ[_ef?iklmopqHwyz{|}~!S(*+,-Q%Aua^g/012\CJR&amp;r34678hLU]DX"vs9:&lt;tW`BdMbc.5'#=&gt;@</text:p>
          </table:table-cell>
          <table:table-cell table:style-name="Default"/>
          <table:table-cell table:number-columns-repeated="1019"/>
        </table:table-row>
        <table:table-row table:style-name="ro1">
          <table:table-cell/>
          <table:table-cell table:formula="of:=LEFT([.$D$8];LEN([.$D$8])-[.$F$4])" office:value-type="string" office:string-value="$n)YVZ[_ef?iklmopqHwyz{|}~!S(*+,-Q%Aua^g/012\CJR&amp;r34678hLU]DX&quot;vs9:&lt;tW`BdMbc.5'#=&gt;@" calcext:value-type="string">
            <text:p>$n)YVZ[_ef?iklmopqHwyz{|}~!S(*+,-Q%Aua^g/012\CJR&amp;r34678hLU]DX"vs9:&lt;tW`BdMbc.5'#=&gt;@</text:p>
          </table:table-cell>
          <table:table-cell table:formula="of:=RIGHT([.$D$8];[.$F$4])" office:value-type="string" office:string-value="jEFGIxNKOPT" calcext:value-type="string">
            <text:p>jEFGIxNKOPT</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 calcext:value-type="string">
            <text:p>$</text:p>
          </table:table-cell>
          <table:table-cell/>
          <table:table-cell table:style-name="ce28" table:formula="of:=IF([.$F$3]=0;COM.MICROSOFT.CONCAT([.B32];REPLACE([.D30];([.$F$4]+1);1;&quot;&quot;));COM.MICROSOFT.CONCAT(REPLACE([.D30];([.$F$4]+1);1;&quot;&quot;);[.B32]))" office:value-type="string" office:string-value="jEFGIxNKOPTn)YVZ[_ef?iklmopqHwyz{|}~!S(*+,-Q%Aua^g/012\CJR&amp;r34678hLU]DX&quot;vs9:&lt;tW`BdMbc.5'#=&gt;@$" calcext:value-type="string">
            <text:p>jEFGIxNKOPTn)YVZ[_ef?iklmopqHwyz{|}~!S(*+,-Q%Aua^g/012\CJR&amp;r34678hLU]DX"vs9:&lt;tW`BdMbc.5'#=&gt;@$</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mn3R" calcext:value-type="string">
            <text:p>mn3R</text:p>
          </table:table-cell>
          <table:table-cell table:style-name="ce28" table:formula="of:=IF([.$F$4]&lt;[.$E$4];REPLACE([.D32];[.$E$4]+1;1;&quot;&quot;);REPLACE([.D32];[.$F$4]+1;1;&quot;&quot;))" office:value-type="string" office:string-value="jEFGIxNKOPTn)YVZ[_ef?iklopqHwyz{|}~!S(*+,-Q%Aua^g/012\CJR&amp;r34678hLU]DX&quot;vs9:&lt;tW`BdMbc.5'#=&gt;@$" calcext:value-type="string">
            <text:p>jEFGIxNKOPTn)YVZ[_ef?iklopqHwyz{|}~!S(*+,-Q%Aua^g/012\CJR&amp;r34678hLU]DX"vs9:&lt;tW`BdMbc.5'#=&gt;@$</text:p>
          </table:table-cell>
          <table:table-cell table:formula="of:=COM.MICROSOFT.CONCAT([.B33];[.K41])" office:value-type="string" office:string-value="mn3RjEFGIxNKOPT)YVZ[_ef?iklopqHwyz{|}~!S(*+,-Q%Aua^g/012\CJ&amp;r4678hLU]DX&quot;vs9:&lt;tW`BdMbc.5'#=&gt;@$" calcext:value-type="string">
            <text:p>mn3RjEFGIxNKOPT)YVZ[_ef?iklopqHwyz{|}~!S(*+,-Q%Aua^g/012\CJ&amp;r4678hLU]DX"vs9:&lt;tW`BdMbc.5'#=&gt;@$</text:p>
          </table:table-cell>
          <table:table-cell table:style-name="Default"/>
          <table:table-cell table:number-columns-repeated="4"/>
          <table:table-cell table:style-name="ce28" table:formula="of:=MID([.$D$32];[.$E$4]+1;1)" office:value-type="string" office:string-value="m" calcext:value-type="string">
            <text:p>m</text:p>
          </table:table-cell>
          <table:table-cell table:style-name="ce28" table:formula="of:=REPLACE([.$D$32];[.$E$4]+1;1;&quot; &quot;)" office:value-type="string" office:string-value="jEFGIxNKOPTn)YVZ[_ef?ikl opqHwyz{|}~!S(*+,-Q%Aua^g/012\CJR&amp;r34678hLU]DX&quot;vs9:&lt;tW`BdMbc.5'#=&gt;@$" calcext:value-type="string">
            <text:p>jEFGIxNKOPTn)YVZ[_ef?ikl opqHwyz{|}~!S(*+,-Q%Aua^g/012\CJR&amp;r34678hLU]DX"vs9:&lt;tW`BdMbc.5'#=&gt;@$</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n" calcext:value-type="string">
            <text:p>n</text:p>
          </table:table-cell>
          <table:table-cell table:style-name="ce28" table:formula="of:=IF([.$F$4]&lt;[.$E$4];REPLACE([.C33];[.$F$4]+1;1;&quot;&quot;);REPLACE([.C33];[.$E$4]+1;1;&quot;&quot;))" office:value-type="string" office:string-value="jEFGIxNKOPT)YVZ[_ef?iklopqHwyz{|}~!S(*+,-Q%Aua^g/012\CJR&amp;r34678hLU]DX&quot;vs9:&lt;tW`BdMbc.5'#=&gt;@$" calcext:value-type="string">
            <text:p>jEFGIxNKOPT)YVZ[_ef?iklopqHwyz{|}~!S(*+,-Q%Aua^g/012\CJR&amp;r34678hLU]DX"vs9:&lt;tW`BdMbc.5'#=&gt;@$</text:p>
          </table:table-cell>
          <table:table-cell/>
          <table:table-cell table:style-name="Default"/>
          <table:table-cell table:number-columns-repeated="4"/>
          <table:table-cell table:formula="of:=COM.MICROSOFT.CONCAT([.J33];MID([.K33];[.$F$4]+1;1))" office:value-type="string" office:string-value="mn" calcext:value-type="string">
            <text:p>mn</text:p>
          </table:table-cell>
          <table:table-cell table:style-name="ce28" table:formula="of:=REPLACE([.$K33];[.$F$4]+1;1;&quot; &quot;)" office:value-type="string" office:string-value="jEFGIxNKOPT )YVZ[_ef?ikl opqHwyz{|}~!S(*+,-Q%Aua^g/012\CJR&amp;r34678hLU]DX&quot;vs9:&lt;tW`BdMbc.5'#=&gt;@$" calcext:value-type="string">
            <text:p>jEFGIxNKOPT )YVZ[_ef?ikl opqHwyz{|}~!S(*+,-Q%Aua^g/012\CJR&amp;r34678hLU]DX"vs9:&lt;tW`BdMbc.5'#=&gt;@$</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pvoHcBu'DBSvb'Z6" calcext:value-type="string">
            <text:p>pvoHcBu'DBSvb'Z6</text:p>
          </table:table-cell>
          <table:table-cell table:formula="of:=COM.MICROSOFT.CONCAT(&quot;'&quot;;[.A35];&quot;'&quot;;&quot; A23 char positions in D21&quot;)" office:value-type="string" office:string-value="'pvoHcBu'DBSvb'Z6' A23 char positions in D21" calcext:value-type="string">
            <text:p>'pvoHcBu'DBSvb'Z6' A23 char positions in D21</text:p>
          </table:table-cell>
          <table:table-cell table:formula="of:=COM.MICROSOFT.CONCAT(&quot;'&quot;;MID([.$A$3];1;LEN([.$A$4]));&quot;'&quot;;&quot; A3  char positions in D33&quot;)" office:value-type="string" office:string-value="'V\yh^A1NCAT\zNhDu1w&gt;XDHl^D615ltq?mF4&quot;)Xd9){m'drPaElfUBF~?B-ET~8(A#Beautiful#MindA#Beautiful#Mind' A3  char positions in D33" calcext:value-type="string">
            <text:p>'V\yh^A1NCAT\zNhDu1w&gt;XDHl^D615ltq?mF4")Xd9){m'drPaElfUBF~?B-ET~8(A#Beautiful#MindA#Beautiful#Mind' A3 <text:s/>char positions in D33</text:p>
          </table:table-cell>
          <table:table-cell/>
          <table:table-cell table:style-name="Default"/>
          <table:table-cell table:number-columns-repeated="4"/>
          <table:table-cell table:formula="of:=COM.MICROSOFT.CONCAT([.J34];MID([.$K34];[.$G$4]+1;1))" office:value-type="string" office:string-value="mn3" calcext:value-type="string">
            <text:p>mn3</text:p>
          </table:table-cell>
          <table:table-cell table:style-name="ce28" table:formula="of:=REPLACE([.$K34];[.$G$4]+1;1;&quot; &quot;)" office:value-type="string" office:string-value="jEFGIxNKOPT )YVZ[_ef?ikl opqHwyz{|}~!S(*+,-Q%Aua^g/012\CJR&amp;r 4678hLU]DX&quot;vs9:&lt;tW`BdMbc.5'#=&gt;@$" calcext:value-type="string">
            <text:p>jEFGIxNKOPT )YVZ[_ef?ikl opqHwyz{|}~!S(*+,-Q%Aua^g/012\CJR&amp;r 4678hLU]DX"vs9:&lt;tW`BdMbc.5'#=&gt;@$</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p" calcext:value-type="string">
            <text:p>p</text:p>
          </table:table-cell>
          <table:table-cell table:formula="of:=FIND([.A36];[.$D$33];1)" office:value-type="float" office:value="29" calcext:value-type="float">
            <text:p>29</text:p>
          </table:table-cell>
          <table:table-cell table:formula="of:=FIND(MID([.$A$28];[.$A$6]+1;1);[.$D$33];1)" office:value-type="float" office:value="49" calcext:value-type="float">
            <text:p>49</text:p>
          </table:table-cell>
          <table:table-cell table:formula="of:=IF(MOD(([.B36]+[.C36])-([.$F$4]+1);[.$D$4])=0;[.$D$4];MOD(([.B36]+[.C36])-([.$F$4]+1);[.$D$4]))" office:value-type="float" office:value="66" calcext:value-type="float">
            <text:p>66</text:p>
          </table:table-cell>
          <table:table-cell table:formula="of:=IF([.D36]=0;MID([.$D$33];[.$D$4];1);IF([.D36]=[.$D$4];MID([.$D$33];[.$D$4];1);MID([.$D$33];[.D36];1)))" office:value-type="string" office:string-value="h" calcext:value-type="string">
            <text:p>h</text:p>
          </table:table-cell>
          <table:table-cell table:number-columns-repeated="4"/>
          <table:table-cell table:formula="of:=COM.MICROSOFT.CONCAT([.J35];MID([.$K35];[.$H$4]+1;1))" office:value-type="string" office:string-value="mn3R" calcext:value-type="string">
            <text:p>mn3R</text:p>
          </table:table-cell>
          <table:table-cell table:style-name="ce28" table:formula="of:=REPLACE([.$K35];[.$H$4]+1;1;&quot; &quot;)" office:value-type="string" office:string-value="jEFGIxNKOPT )YVZ[_ef?ikl opqHwyz{|}~!S(*+,-Q%Aua^g/012\CJ &amp;r 4678hLU]DX&quot;vs9:&lt;tW`BdMbc.5'#=&gt;@$" calcext:value-type="string">
            <text:p>jEFGIxNKOPT )YVZ[_ef?ikl opqHwyz{|}~!S(*+,-Q%Aua^g/012\CJ &amp;r 4678hLU]DX"vs9:&lt;tW`BdMbc.5'#=&gt;@$</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v" calcext:value-type="string">
            <text:p>v</text:p>
          </table:table-cell>
          <table:table-cell table:formula="of:=FIND([.A37];[.$D$33];1)" office:value-type="float" office:value="73" calcext:value-type="float">
            <text:p>73</text:p>
          </table:table-cell>
          <table:table-cell table:formula="of:=FIND(MID([.$A$28];[.$A$6]+2;1);[.$D$33];1)" office:value-type="float" office:value="55" calcext:value-type="float">
            <text:p>55</text:p>
          </table:table-cell>
          <table:table-cell table:formula="of:=IF(MOD(([.B37]+[.C37])-([.$F$4]+1);[.$D$4])=0;[.$D$4];MOD(([.B37]+[.C37])-([.$F$4]+1);[.$D$4]))" office:value-type="float" office:value="23" calcext:value-type="float">
            <text:p>23</text:p>
          </table:table-cell>
          <table:table-cell table:formula="of:=IF([.D37]=0;MID([.$D$33];[.$D$4];1);IF([.D37]=[.$D$4];MID([.$D$33];[.$D$4];1);MID([.$D$33];[.D37];1)))" office:value-type="string" office:string-value="f" calcext:value-type="string">
            <text:p>f</text:p>
          </table:table-cell>
          <table:table-cell table:number-columns-repeated="1019"/>
        </table:table-row>
        <table:table-row table:style-name="ro1">
          <table:table-cell table:formula="of:=MID([.$A$35];3;1)" office:value-type="string" office:string-value="o" calcext:value-type="string">
            <text:p>o</text:p>
          </table:table-cell>
          <table:table-cell table:formula="of:=FIND([.A38];[.$D$33];1)" office:value-type="float" office:value="28" calcext:value-type="float">
            <text:p>28</text:p>
          </table:table-cell>
          <table:table-cell table:formula="of:=FIND(MID([.$A$28];[.$A$6]+3;1);[.$D$33];1)" office:value-type="float" office:value="32" calcext:value-type="float">
            <text:p>32</text:p>
          </table:table-cell>
          <table:table-cell table:formula="of:=IF(MOD(([.B38]+[.C38])-([.$F$4]+1);[.$D$4])=0;[.$D$4];MOD(([.B38]+[.C38])-([.$F$4]+1);[.$D$4]))" office:value-type="float" office:value="48" calcext:value-type="float">
            <text:p>48</text:p>
          </table:table-cell>
          <table:table-cell table:formula="of:=IF([.D38]=0;MID([.$D$33];[.$D$4];1);IF([.D38]=[.$D$4];MID([.$D$33];[.$D$4];1);MID([.$D$33];[.D38];1)))" office:value-type="string" office:string-value="A" calcext:value-type="string">
            <text:p>A</text:p>
          </table:table-cell>
          <table:table-cell table:number-columns-repeated="5"/>
          <table:table-cell table:formula="of:=REPLACE([.K36];FIND(&quot; &quot;;[.K36];1);1;&quot;&quot;)" office:value-type="string" office:string-value="jEFGIxNKOPT)YVZ[_ef?ikl opqHwyz{|}~!S(*+,-Q%Aua^g/012\CJ &amp;r 4678hLU]DX&quot;vs9:&lt;tW`BdMbc.5'#=&gt;@$" calcext:value-type="string">
            <text:p>jEFGIxNKOPT)YVZ[_ef?ikl opqHwyz{|}~!S(*+,-Q%Aua^g/012\CJ &amp;r 4678hLU]DX"vs9:&lt;tW`BdMbc.5'#=&gt;@$</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H" calcext:value-type="string">
            <text:p>H</text:p>
          </table:table-cell>
          <table:table-cell table:formula="of:=FIND([.A39];[.$D$33];1)" office:value-type="float" office:value="31" calcext:value-type="float">
            <text:p>31</text:p>
          </table:table-cell>
          <table:table-cell table:formula="of:=FIND(MID([.$A$28];[.$A$6]+4;1);[.$D$33];1)" office:value-type="float" office:value="91" calcext:value-type="float">
            <text:p>91</text:p>
          </table:table-cell>
          <table:table-cell table:formula="of:=IF(MOD(([.B39]+[.C39])-([.$F$4]+1);[.$D$4])=0;[.$D$4];MOD(([.B39]+[.C39])-([.$F$4]+1);[.$D$4]))" office:value-type="float" office:value="17" calcext:value-type="float">
            <text:p>17</text:p>
          </table:table-cell>
          <table:table-cell table:formula="of:=IF([.D39]=0;MID([.$D$33];[.$D$4];1);IF([.D39]=[.$D$4];MID([.$D$33];[.$D$4];1);MID([.$D$33];[.D39];1)))" office:value-type="string" office:string-value="Y" calcext:value-type="string">
            <text:p>Y</text:p>
          </table:table-cell>
          <table:table-cell table:number-columns-repeated="5"/>
          <table:table-cell table:formula="of:=REPLACE([.K38];FIND(&quot; &quot;;[.K38];1);1;&quot;&quot;)" office:value-type="string" office:string-value="jEFGIxNKOPT)YVZ[_ef?iklopqHwyz{|}~!S(*+,-Q%Aua^g/012\CJ &amp;r 4678hLU]DX&quot;vs9:&lt;tW`BdMbc.5'#=&gt;@$" calcext:value-type="string">
            <text:p>jEFGIxNKOPT)YVZ[_ef?iklopqHwyz{|}~!S(*+,-Q%Aua^g/012\CJ &amp;r 4678hLU]DX"vs9:&lt;tW`BdMbc.5'#=&gt;@$</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c" calcext:value-type="string">
            <text:p>c</text:p>
          </table:table-cell>
          <table:table-cell table:formula="of:=FIND([.A40];[.$D$33];1)" office:value-type="float" office:value="85" calcext:value-type="float">
            <text:p>85</text:p>
          </table:table-cell>
          <table:table-cell table:formula="of:=FIND(MID([.$A$28];[.$A$6]+5;1);[.$D$33];1)" office:value-type="float" office:value="71" calcext:value-type="float">
            <text:p>71</text:p>
          </table:table-cell>
          <table:table-cell table:formula="of:=IF(MOD(([.B40]+[.C40])-([.$F$4]+1);[.$D$4])=0;[.$D$4];MOD(([.B40]+[.C40])-([.$F$4]+1);[.$D$4]))" office:value-type="float" office:value="51" calcext:value-type="float">
            <text:p>51</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jEFGIxNKOPT)YVZ[_ef?iklopqHwyz{|}~!S(*+,-Q%Aua^g/012\CJ&amp;r 4678hLU]DX&quot;vs9:&lt;tW`BdMbc.5'#=&gt;@$" calcext:value-type="string">
            <text:p>jEFGIxNKOPT)YVZ[_ef?iklopqHwyz{|}~!S(*+,-Q%Aua^g/012\CJ&amp;r 4678hLU]DX"vs9:&lt;tW`BdMbc.5'#=&gt;@$</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B" calcext:value-type="string">
            <text:p>B</text:p>
          </table:table-cell>
          <table:table-cell table:formula="of:=FIND([.A41];[.$D$33];1)" office:value-type="float" office:value="81" calcext:value-type="float">
            <text:p>81</text:p>
          </table:table-cell>
          <table:table-cell table:formula="of:=FIND(MID([.$A$28];[.$A$6]+6;1);[.$D$33];1)" office:value-type="float" office:value="70" calcext:value-type="float">
            <text:p>70</text:p>
          </table:table-cell>
          <table:table-cell table:formula="of:=IF(MOD(([.B41]+[.C41])-([.$F$4]+1);[.$D$4])=0;[.$D$4];MOD(([.B41]+[.C41])-([.$F$4]+1);[.$D$4]))" office:value-type="float" office:value="46" calcext:value-type="float">
            <text:p>46</text:p>
          </table:table-cell>
          <table:table-cell table:formula="of:=IF([.D41]=0;MID([.$D$33];[.$D$4];1);IF([.D41]=[.$D$4];MID([.$D$33];[.$D$4];1);MID([.$D$33];[.D41];1)))" office:value-type="string" office:string-value="Q" calcext:value-type="string">
            <text:p>Q</text:p>
          </table:table-cell>
          <table:table-cell table:number-columns-repeated="5"/>
          <table:table-cell table:formula="of:=REPLACE([.K40];FIND(&quot; &quot;;[.K40];1);1;&quot;&quot;)" office:value-type="string" office:string-value="jEFGIxNKOPT)YVZ[_ef?iklopqHwyz{|}~!S(*+,-Q%Aua^g/012\CJ&amp;r4678hLU]DX&quot;vs9:&lt;tW`BdMbc.5'#=&gt;@$" calcext:value-type="string">
            <text:p>jEFGIxNKOPT)YVZ[_ef?iklopqHwyz{|}~!S(*+,-Q%Aua^g/012\CJ&amp;r4678hLU]DX"vs9:&lt;tW`BdMbc.5'#=&gt;@$</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u" calcext:value-type="string">
            <text:p>u</text:p>
          </table:table-cell>
          <table:table-cell table:formula="of:=FIND([.A42];[.$D$33];1)" office:value-type="float" office:value="49" calcext:value-type="float">
            <text:p>49</text:p>
          </table:table-cell>
          <table:table-cell table:formula="of:=FIND(MID([.$A$28];[.$A$6]+7;1);[.$D$33];1)" office:value-type="float" office:value="31" calcext:value-type="float">
            <text:p>31</text:p>
          </table:table-cell>
          <table:table-cell table:formula="of:=IF(MOD(([.B42]+[.C42])-([.$F$4]+1);[.$D$4])=0;[.$D$4];MOD(([.B42]+[.C42])-([.$F$4]+1);[.$D$4]))" office:value-type="float" office:value="68" calcext:value-type="float">
            <text:p>68</text:p>
          </table:table-cell>
          <table:table-cell table:formula="of:=IF([.D42]=0;MID([.$D$33];[.$D$4];1);IF([.D42]=[.$D$4];MID([.$D$33];[.$D$4];1);MID([.$D$33];[.D42];1)))" office:value-type="string" office:string-value="U" calcext:value-type="string">
            <text:p>U</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88" calcext:value-type="float">
            <text:p>88</text:p>
          </table:table-cell>
          <table:table-cell table:formula="of:=FIND(MID([.$A$28];[.$A$6]+8;1);[.$D$33];1)" office:value-type="float" office:value="27" calcext:value-type="float">
            <text:p>27</text:p>
          </table:table-cell>
          <table:table-cell table:formula="of:=IF(MOD(([.B43]+[.C43])-([.$F$4]+1);[.$D$4])=0;[.$D$4];MOD(([.B43]+[.C43])-([.$F$4]+1);[.$D$4]))" office:value-type="float" office:value="10" calcext:value-type="float">
            <text:p>10</text:p>
          </table:table-cell>
          <table:table-cell table:formula="of:=IF([.D43]=0;MID([.$D$33];[.$D$4];1);IF([.D43]=[.$D$4];MID([.$D$33];[.$D$4];1);MID([.$D$33];[.D43];1)))" office:value-type="string" office:string-value="x" calcext:value-type="string">
            <text:p>x</text:p>
          </table:table-cell>
          <table:table-cell table:number-columns-repeated="1019"/>
        </table:table-row>
        <table:table-row table:style-name="ro1">
          <table:table-cell table:formula="of:=MID([.$A$35];9;1)" office:value-type="string" office:string-value="D" calcext:value-type="string">
            <text:p>D</text:p>
          </table:table-cell>
          <table:table-cell table:formula="of:=FIND([.A44];[.$D$33];1)" office:value-type="float" office:value="70" calcext:value-type="float">
            <text:p>70</text:p>
          </table:table-cell>
          <table:table-cell table:formula="of:=FIND(MID([.$A$28];[.$A$6]+9;1);[.$D$33];1)" office:value-type="float" office:value="51" calcext:value-type="float">
            <text:p>51</text:p>
          </table:table-cell>
          <table:table-cell table:formula="of:=IF(MOD(([.B44]+[.C44])-([.$F$4]+1);[.$D$4])=0;[.$D$4];MOD(([.B44]+[.C44])-([.$F$4]+1);[.$D$4]))" office:value-type="float" office:value="16" calcext:value-type="float">
            <text:p>16</text:p>
          </table:table-cell>
          <table:table-cell table:formula="of:=IF([.D44]=0;MID([.$D$33];[.$D$4];1);IF([.D44]=[.$D$4];MID([.$D$33];[.$D$4];1);MID([.$D$33];[.D44];1)))" office:value-type="string" office:string-value=")" calcext:value-type="string">
            <text:p>)</text:p>
          </table:table-cell>
          <table:table-cell table:number-columns-repeated="1019"/>
        </table:table-row>
        <table:table-row table:style-name="ro1">
          <table:table-cell table:formula="of:=MID([.$A$35];10;1)" office:value-type="string" office:string-value="B" calcext:value-type="string">
            <text:p>B</text:p>
          </table:table-cell>
          <table:table-cell table:formula="of:=FIND([.A45];[.$D$33];1)" office:value-type="float" office:value="81" calcext:value-type="float">
            <text:p>81</text:p>
          </table:table-cell>
          <table:table-cell table:formula="of:=FIND(MID([.$A$28];[.$A$6]+10;1);[.$D$33];1)" office:value-type="float" office:value="70" calcext:value-type="float">
            <text:p>70</text:p>
          </table:table-cell>
          <table:table-cell table:formula="of:=IF(MOD(([.B45]+[.C45])-([.$F$4]+1);[.$D$4])=0;[.$D$4];MOD(([.B45]+[.C45])-([.$F$4]+1);[.$D$4]))" office:value-type="float" office:value="46" calcext:value-type="float">
            <text:p>46</text:p>
          </table:table-cell>
          <table:table-cell table:formula="of:=IF([.D45]=0;MID([.$D$33];[.$D$4];1);IF([.D45]=[.$D$4];MID([.$D$33];[.$D$4];1);MID([.$D$33];[.D45];1)))" office:value-type="string" office:string-value="Q" calcext:value-type="string">
            <text:p>Q</text:p>
          </table:table-cell>
          <table:table-cell table:number-columns-repeated="1019"/>
        </table:table-row>
        <table:table-row table:style-name="ro1">
          <table:table-cell table:formula="of:=MID([.$A$35];11;1)" office:value-type="string" office:string-value="S" calcext:value-type="string">
            <text:p>S</text:p>
          </table:table-cell>
          <table:table-cell table:formula="of:=FIND([.A46];[.$D$33];1)" office:value-type="float" office:value="40" calcext:value-type="float">
            <text:p>40</text:p>
          </table:table-cell>
          <table:table-cell table:formula="of:=FIND(MID([.$A$28];[.$A$6]+11;1);[.$D$33];1)" office:value-type="float" office:value="63" calcext:value-type="float">
            <text:p>63</text:p>
          </table:table-cell>
          <table:table-cell table:formula="of:=IF(MOD(([.B46]+[.C46])-([.$F$4]+1);[.$D$4])=0;[.$D$4];MOD(([.B46]+[.C46])-([.$F$4]+1);[.$D$4]))" office:value-type="float" office:value="91" calcext:value-type="float">
            <text:p>91</text:p>
          </table:table-cell>
          <table:table-cell table:formula="of:=IF([.D46]=0;MID([.$D$33];[.$D$4];1);IF([.D46]=[.$D$4];MID([.$D$33];[.$D$4];1);MID([.$D$33];[.D46];1)))" office:value-type="string" office:string-value="&gt;" calcext:value-type="string">
            <text:p>&gt;</text:p>
          </table:table-cell>
          <table:table-cell table:number-columns-repeated="1019"/>
        </table:table-row>
        <table:table-row table:style-name="ro1">
          <table:table-cell table:formula="of:=MID([.$A$35];12;1)" office:value-type="string" office:string-value="v" calcext:value-type="string">
            <text:p>v</text:p>
          </table:table-cell>
          <table:table-cell table:formula="of:=FIND([.A47];[.$D$33];1)" office:value-type="float" office:value="73" calcext:value-type="float">
            <text:p>73</text:p>
          </table:table-cell>
          <table:table-cell table:formula="of:=FIND(MID([.$A$28];[.$A$6]+12;1);[.$D$33];1)" office:value-type="float" office:value="55" calcext:value-type="float">
            <text:p>55</text:p>
          </table:table-cell>
          <table:table-cell table:formula="of:=IF(MOD(([.B47]+[.C47])-([.$F$4]+1);[.$D$4])=0;[.$D$4];MOD(([.B47]+[.C47])-([.$F$4]+1);[.$D$4]))" office:value-type="float" office:value="23" calcext:value-type="float">
            <text:p>23</text:p>
          </table:table-cell>
          <table:table-cell table:formula="of:=IF([.D47]=0;MID([.$D$33];[.$D$4];1);IF([.D47]=[.$D$4];MID([.$D$33];[.$D$4];1);MID([.$D$33];[.D47];1)))" office:value-type="string" office:string-value="f" calcext:value-type="string">
            <text:p>f</text:p>
          </table:table-cell>
          <table:table-cell table:number-columns-repeated="1019"/>
        </table:table-row>
        <table:table-row table:style-name="ro1">
          <table:table-cell table:formula="of:=MID([.$A$35];13;1)" office:value-type="string" office:string-value="b" calcext:value-type="string">
            <text:p>b</text:p>
          </table:table-cell>
          <table:table-cell table:formula="of:=FIND([.A48];[.$D$33];1)" office:value-type="float" office:value="84" calcext:value-type="float">
            <text:p>84</text:p>
          </table:table-cell>
          <table:table-cell table:formula="of:=FIND(MID([.$A$28];[.$A$6]+13;1);[.$D$33];1)" office:value-type="float" office:value="87" calcext:value-type="float">
            <text:p>87</text:p>
          </table:table-cell>
          <table:table-cell table:formula="of:=IF(MOD(([.B48]+[.C48])-([.$F$4]+1);[.$D$4])=0;[.$D$4];MOD(([.B48]+[.C48])-([.$F$4]+1);[.$D$4]))" office:value-type="float" office:value="66" calcext:value-type="float">
            <text:p>66</text:p>
          </table:table-cell>
          <table:table-cell table:formula="of:=IF([.D48]=0;MID([.$D$33];[.$D$4];1);IF([.D48]=[.$D$4];MID([.$D$33];[.$D$4];1);MID([.$D$33];[.D48];1)))" office:value-type="string" office:string-value="h" calcext:value-type="string">
            <text:p>h</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88" calcext:value-type="float">
            <text:p>88</text:p>
          </table:table-cell>
          <table:table-cell table:formula="of:=FIND(MID([.$A$28];[.$A$6]+14;1);[.$D$33];1)" office:value-type="float" office:value="27" calcext:value-type="float">
            <text:p>27</text:p>
          </table:table-cell>
          <table:table-cell table:formula="of:=IF(MOD(([.B49]+[.C49])-([.$F$4]+1);[.$D$4])=0;[.$D$4];MOD(([.B49]+[.C49])-([.$F$4]+1);[.$D$4]))" office:value-type="float" office:value="10" calcext:value-type="float">
            <text:p>10</text:p>
          </table:table-cell>
          <table:table-cell table:formula="of:=IF([.D49]=0;MID([.$D$33];[.$D$4];1);IF([.D49]=[.$D$4];MID([.$D$33];[.$D$4];1);MID([.$D$33];[.D49];1)))" office:value-type="string" office:string-value="x" calcext:value-type="string">
            <text:p>x</text:p>
          </table:table-cell>
          <table:table-cell table:number-columns-repeated="1019"/>
        </table:table-row>
        <table:table-row table:style-name="ro1">
          <table:table-cell table:formula="of:=MID([.$A$35];15;1)" office:value-type="string" office:string-value="Z" calcext:value-type="string">
            <text:p>Z</text:p>
          </table:table-cell>
          <table:table-cell table:formula="of:=FIND([.A50];[.$D$33];1)" office:value-type="float" office:value="19" calcext:value-type="float">
            <text:p>19</text:p>
          </table:table-cell>
          <table:table-cell table:formula="of:=FIND(MID([.$A$28];[.$A$6]+15;1);[.$D$33];1)" office:value-type="float" office:value="78" calcext:value-type="float">
            <text:p>78</text:p>
          </table:table-cell>
          <table:table-cell table:formula="of:=IF(MOD(([.B50]+[.C50])-([.$F$4]+1);[.$D$4])=0;[.$D$4];MOD(([.B50]+[.C50])-([.$F$4]+1);[.$D$4]))" office:value-type="float" office:value="85" calcext:value-type="float">
            <text:p>85</text:p>
          </table:table-cell>
          <table:table-cell table:formula="of:=IF([.D50]=0;MID([.$D$33];[.$D$4];1);IF([.D50]=[.$D$4];MID([.$D$33];[.$D$4];1);MID([.$D$33];[.D50];1)))" office:value-type="string" office:string-value="c" calcext:value-type="string">
            <text:p>c</text:p>
          </table:table-cell>
          <table:table-cell table:number-columns-repeated="1019"/>
        </table:table-row>
        <table:table-row table:style-name="ro1">
          <table:table-cell table:formula="of:=MID([.$A$35];16;1)" office:value-type="string" office:string-value="6" calcext:value-type="string">
            <text:p>6</text:p>
          </table:table-cell>
          <table:table-cell table:formula="of:=FIND([.A51];[.$D$33];1)" office:value-type="float" office:value="63" calcext:value-type="float">
            <text:p>63</text:p>
          </table:table-cell>
          <table:table-cell table:formula="of:=FIND(MID([.$A$28];[.$A$6]+16;1);[.$D$33];1)" office:value-type="float" office:value="30" calcext:value-type="float">
            <text:p>30</text:p>
          </table:table-cell>
          <table:table-cell table:formula="of:=IF(MOD(([.B51]+[.C51])-([.$F$4]+1);[.$D$4])=0;[.$D$4];MOD(([.B51]+[.C51])-([.$F$4]+1);[.$D$4]))" office:value-type="float" office:value="81" calcext:value-type="float">
            <text:p>81</text:p>
          </table:table-cell>
          <table:table-cell table:formula="of:=IF([.D51]=0;MID([.$D$33];[.$D$4];1);IF([.D51]=[.$D$4];MID([.$D$33];[.$D$4];1);MID([.$D$33];[.D51];1)))" office:value-type="string" office:string-value="B" calcext:value-type="string">
            <text:p>B</text:p>
          </table:table-cell>
          <table:table-cell table:number-columns-repeated="1019"/>
        </table:table-row>
        <table:table-row table:style-name="ro1">
          <table:table-cell table:style-name="ce28" table:formula="of:=COM.MICROSOFT.CONCAT([.$E$36];[.$E$37];[.$E$38];[.$E$39];[.$E$40];[.$E$41];[.$E$42];[.$E$43];[.$E$44];[.$E$45];[.$E$46];[.$E$47];[.$E$48];[.$E$49];[.$E$50];[.$E$51])" office:value-type="string" office:string-value="hfAY^QUx)Q&gt;fhxcB" calcext:value-type="string">
            <text:p>hfAY^QUx)Q&gt;fhxcB</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V\yh^A1NCAT\zNhDu1w&gt;XDHl^D615ltq?mF4&quot;)Xd9){m'drPaElfUBF~?B-ET~8(A#Beautiful#MindA#Beautiful#Mind" calcext:value-type="string">
            <text:p>V\yh^A1NCAT\zNhDu1w&gt;XDHl^D615ltq?mF4")Xd9){m'drPaElfUBF~?B-ET~8(A#Beautiful#MindA#Beautiful#Mind</text:p>
          </table:table-cell>
          <table:table-cell table:style-name="ce27" table:formula="of:=COM.MICROSOFT.CONCAT( &quot;  OTP SIZE=  &quot;;LEN([.A53]))"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mn3RjEFGIxNKOPT)YVZ[_ef?iklopqHwyz{|}~!S(*+,-Q%Aua^g/012\CJ&amp;" calcext:value-type="string">
            <text:p>mn3RjEFGIxNKOPT)YVZ[_ef?iklopqHwyz{|}~!S(*+,-Q%Aua^g/012\CJ&amp;</text:p>
          </table:table-cell>
          <table:table-cell table:style-name="ce28" table:formula="of:=IF([.$G$3]=0;RIGHT([.$D$33];LEN([.$D$33])-[.$G$4]);LEFT([.$D$33];LEN([.$D$33])-[.$G$4]))" office:value-type="string" office:string-value="r4678hLU]DX&quot;vs9:&lt;tW`BdMbc.5'#=&gt;@$" calcext:value-type="string">
            <text:p>r4678hLU]DX"vs9:&lt;tW`BdMbc.5'#=&gt;@$</text:p>
          </table:table-cell>
          <table:table-cell table:style-name="ce28" table:formula="of:=IF([.$G$3]=0;COM.MICROSOFT.CONCAT([.C55];[.B55]);COM.MICROSOFT.CONCAT([.C56];[.B56]))" office:value-type="string" office:string-value="r4678hLU]DX&quot;vs9:&lt;tW`BdMbc.5'#=&gt;@$mn3RjEFGIxNKOPT)YVZ[_ef?iklopqHwyz{|}~!S(*+,-Q%Aua^g/012\CJ&amp;" calcext:value-type="string">
            <text:p>r4678hLU]DX"vs9:&lt;tW`BdMbc.5'#=&gt;@$mn3RjEFGIxNKOPT)YVZ[_ef?iklopqHwyz{|}~!S(*+,-Q%Aua^g/012\CJ&amp;</text:p>
          </table:table-cell>
          <table:table-cell table:style-name="Default"/>
          <table:table-cell table:number-columns-repeated="1019"/>
        </table:table-row>
        <table:table-row table:style-name="ro1">
          <table:table-cell/>
          <table:table-cell table:style-name="ce28" table:formula="of:=LEFT([.$D$33];LEN([.$D$33])-[.$G$4])" office:value-type="string" office:string-value="mn3RjEFGIxNKOPT)YVZ[_ef?iklopqHwy" calcext:value-type="string">
            <text:p>mn3RjEFGIxNKOPT)YVZ[_ef?iklopqHwy</text:p>
          </table:table-cell>
          <table:table-cell table:style-name="ce28" table:formula="of:=RIGHT([.$D$33];[.$G$4])" office:value-type="string" office:string-value="z{|}~!S(*+,-Q%Aua^g/012\CJ&amp;r4678hLU]DX&quot;vs9:&lt;tW`BdMbc.5'#=&gt;@$" calcext:value-type="string">
            <text:p>z{|}~!S(*+,-Q%Aua^g/012\CJ&amp;r4678hLU]DX"vs9:&lt;tW`BdMbc.5'#=&gt;@$</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o" calcext:value-type="string">
            <text:p>o</text:p>
          </table:table-cell>
          <table:table-cell/>
          <table:table-cell table:style-name="ce28" table:formula="of:=IF([.$G$3]=0;COM.MICROSOFT.CONCAT([.B57];REPLACE([.D55];([.$G$4]+1);1;&quot;&quot;));COM.MICROSOFT.CONCAT(REPLACE([.D55];([.$G$4]+1);1;&quot;&quot;);[.B57]))" office:value-type="string" office:string-value="or4678hLU]DX&quot;vs9:&lt;tW`BdMbc.5'#=&gt;@$mn3RjEFGIxNKOPT)YVZ[_ef?iklpqHwyz{|}~!S(*+,-Q%Aua^g/012\CJ&amp;" calcext:value-type="string">
            <text:p>or4678hLU]DX"vs9:&lt;tW`BdMbc.5'#=&gt;@$mn3RjEFGIxNKOPT)YVZ[_ef?iklpqHwyz{|}~!S(*+,-Q%Aua^g/012\CJ&amp;</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bXl?" calcext:value-type="string">
            <text:p>bXl?</text:p>
          </table:table-cell>
          <table:table-cell table:style-name="ce28" table:formula="of:=IF([.$F$4]&lt;[.$E$4];REPLACE([.D57];[.$E$4]+1;1;&quot;&quot;);REPLACE([.D57];[.$F$4]+1;1;&quot;&quot;))" office:value-type="string" office:string-value="or4678hLU]DX&quot;vs9:&lt;tW`BdMc.5'#=&gt;@$mn3RjEFGIxNKOPT)YVZ[_ef?iklpqHwyz{|}~!S(*+,-Q%Aua^g/012\CJ&amp;" calcext:value-type="string">
            <text:p>or4678hLU]DX"vs9:&lt;tW`BdMc.5'#=&gt;@$mn3RjEFGIxNKOPT)YVZ[_ef?iklpqHwyz{|}~!S(*+,-Q%Aua^g/012\CJ&amp;</text:p>
          </table:table-cell>
          <table:table-cell table:formula="of:=COM.MICROSOFT.CONCAT([.B58];[.K66])" office:value-type="string" office:string-value="bXl?or4678hLU]D&quot;vs9:&lt;tW`BdMc.5'#=&gt;@$mn3RjEFGIxNKOPT)YVZ[_efikpqHwyz{|}~!S(*+,-Q%Aua^g/012\CJ&amp;" calcext:value-type="string">
            <text:p>bXl?or4678hLU]D"vs9:&lt;tW`BdMc.5'#=&gt;@$mn3RjEFGIxNKOPT)YVZ[_efikpqHwyz{|}~!S(*+,-Q%Aua^g/012\CJ&amp;</text:p>
          </table:table-cell>
          <table:table-cell table:style-name="Default"/>
          <table:table-cell table:number-columns-repeated="4"/>
          <table:table-cell table:style-name="ce28" table:formula="of:=MID([.$D$57];[.$E$4]+1;1)" office:value-type="string" office:string-value="b" calcext:value-type="string">
            <text:p>b</text:p>
          </table:table-cell>
          <table:table-cell table:style-name="ce28" table:formula="of:=REPLACE([.$D$57];[.$E$4]+1;1;&quot; &quot;)" office:value-type="string" office:string-value="or4678hLU]DX&quot;vs9:&lt;tW`BdM c.5'#=&gt;@$mn3RjEFGIxNKOPT)YVZ[_ef?iklpqHwyz{|}~!S(*+,-Q%Aua^g/012\CJ&amp;" calcext:value-type="string">
            <text:p>or4678hLU]DX"vs9:&lt;tW`BdM c.5'#=&gt;@$mn3RjEFGIxNKOPT)YVZ[_ef?iklpqHwyz{|}~!S(*+,-Q%Aua^g/012\CJ&amp;</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l" calcext:value-type="string">
            <text:p>l</text:p>
          </table:table-cell>
          <table:table-cell table:style-name="ce28" table:formula="of:=IF([.$F$4]&lt;[.$E$4];REPLACE([.C58];[.$F$4]+1;1;&quot;&quot;);REPLACE([.C58];[.$E$4]+1;1;&quot;&quot;))" office:value-type="string" office:string-value="or4678hLU]D&quot;vs9:&lt;tW`BdMc.5'#=&gt;@$mn3RjEFGIxNKOPT)YVZ[_ef?iklpqHwyz{|}~!S(*+,-Q%Aua^g/012\CJ&amp;" calcext:value-type="string">
            <text:p>or4678hLU]D"vs9:&lt;tW`BdMc.5'#=&gt;@$mn3RjEFGIxNKOPT)YVZ[_ef?iklpqHwyz{|}~!S(*+,-Q%Aua^g/012\CJ&amp;</text:p>
          </table:table-cell>
          <table:table-cell/>
          <table:table-cell table:style-name="Default"/>
          <table:table-cell table:number-columns-repeated="4"/>
          <table:table-cell table:formula="of:=COM.MICROSOFT.CONCAT([.J58];MID([.K58];[.$F$4]+1;1))" office:value-type="string" office:string-value="bX" calcext:value-type="string">
            <text:p>bX</text:p>
          </table:table-cell>
          <table:table-cell table:style-name="ce28" table:formula="of:=REPLACE([.$K58];[.$F$4]+1;1;&quot; &quot;)" office:value-type="string" office:string-value="or4678hLU]D &quot;vs9:&lt;tW`BdM c.5'#=&gt;@$mn3RjEFGIxNKOPT)YVZ[_ef?iklpqHwyz{|}~!S(*+,-Q%Aua^g/012\CJ&amp;" calcext:value-type="string">
            <text:p>or4678hLU]D "vs9:&lt;tW`BdM c.5'#=&gt;@$mn3RjEFGIxNKOPT)YVZ[_ef?iklpqHwyz{|}~!S(*+,-Q%Aua^g/012\CJ&amp;</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hfAY^QUx)Q&gt;fhxcB" calcext:value-type="string">
            <text:p>hfAY^QUx)Q&gt;fhxcB</text:p>
          </table:table-cell>
          <table:table-cell table:formula="of:=COM.MICROSOFT.CONCAT(&quot;'&quot;;[.A60];&quot;'&quot;;&quot; A23 char positions in D21&quot;)" office:value-type="string" office:string-value="'hfAY^QUx)Q&gt;fhxcB' A23 char positions in D21" calcext:value-type="string">
            <text:p>'hfAY^QUx)Q&gt;fhxcB' A23 char positions in D21</text:p>
          </table:table-cell>
          <table:table-cell table:formula="of:=COM.MICROSOFT.CONCAT(&quot;'&quot;;MID([.$A$53];[.$A$6]+1;[.$A$6]);&quot;'&quot;;&quot; OTP  char positions in D58&quot;)" office:value-type="string" office:string-value="'u1w&gt;XDHl^D615ltq' OTP  char positions in D58" calcext:value-type="string">
            <text:p>'u1w&gt;XDHl^D615ltq' OTP <text:s/>char positions in D58</text:p>
          </table:table-cell>
          <table:table-cell/>
          <table:table-cell table:style-name="Default"/>
          <table:table-cell table:number-columns-repeated="4"/>
          <table:table-cell table:formula="of:=COM.MICROSOFT.CONCAT([.J59];MID([.$K59];[.$G$4]+1;1))" office:value-type="string" office:string-value="bXl" calcext:value-type="string">
            <text:p>bXl</text:p>
          </table:table-cell>
          <table:table-cell table:style-name="ce28" table:formula="of:=REPLACE([.$K59];[.$G$4]+1;1;&quot; &quot;)" office:value-type="string" office:string-value="or4678hLU]D &quot;vs9:&lt;tW`BdM c.5'#=&gt;@$mn3RjEFGIxNKOPT)YVZ[_ef?ik pqHwyz{|}~!S(*+,-Q%Aua^g/012\CJ&amp;" calcext:value-type="string">
            <text:p>or4678hLU]D "vs9:&lt;tW`BdM c.5'#=&gt;@$mn3RjEFGIxNKOPT)YVZ[_ef?ik pqHwyz{|}~!S(*+,-Q%Aua^g/012\CJ&amp;</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h" calcext:value-type="string">
            <text:p>h</text:p>
          </table:table-cell>
          <table:table-cell table:formula="of:=FIND([.A61];[.$D$58];1)" office:value-type="float" office:value="11" calcext:value-type="float">
            <text:p>11</text:p>
          </table:table-cell>
          <table:table-cell table:formula="of:=FIND(MID([.$A$53];[.$A$6]+1;1);[.$D$58];1)" office:value-type="float" office:value="82" calcext:value-type="float">
            <text:p>82</text:p>
          </table:table-cell>
          <table:table-cell table:formula="of:=IF(MOD(([.B61]+[.C61])-([.$G$4]+1);[.$D$4])=0;[.$D$4];MOD(([.B61]+[.C61])-([.$G$4]+1);[.$D$4]))" office:value-type="float" office:value="32" calcext:value-type="float">
            <text:p>32</text:p>
          </table:table-cell>
          <table:table-cell table:formula="of:=IF([.D61]=0;MID([.$D$58];[.$D$4];1);IF([.D61]=[.$D$4];MID([.$D$58];[.$D$4];1);MID([.$D$58];[.D61];1)))" office:value-type="string" office:string-value="#" calcext:value-type="string">
            <text:p>#</text:p>
          </table:table-cell>
          <table:table-cell table:number-columns-repeated="4"/>
          <table:table-cell table:formula="of:=COM.MICROSOFT.CONCAT([.J60];MID([.$K60];[.$H$4]+1;1))" office:value-type="string" office:string-value="bXl?" calcext:value-type="string">
            <text:p>bXl?</text:p>
          </table:table-cell>
          <table:table-cell table:style-name="ce28" table:formula="of:=REPLACE([.$K60];[.$H$4]+1;1;&quot; &quot;)" office:value-type="string" office:string-value="or4678hLU]D &quot;vs9:&lt;tW`BdM c.5'#=&gt;@$mn3RjEFGIxNKOPT)YVZ[_ef ik pqHwyz{|}~!S(*+,-Q%Aua^g/012\CJ&amp;" calcext:value-type="string">
            <text:p>or4678hLU]D "vs9:&lt;tW`BdM c.5'#=&gt;@$mn3RjEFGIxNKOPT)YVZ[_ef ik pqHwyz{|}~!S(*+,-Q%Aua^g/012\CJ&amp;</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f" calcext:value-type="string">
            <text:p>f</text:p>
          </table:table-cell>
          <table:table-cell table:formula="of:=FIND([.A62];[.$D$58];1)" office:value-type="float" office:value="59" calcext:value-type="float">
            <text:p>59</text:p>
          </table:table-cell>
          <table:table-cell table:formula="of:=FIND(MID([.$A$53];[.$A$6]+2;1);[.$D$58];1)" office:value-type="float" office:value="88" calcext:value-type="float">
            <text:p>88</text:p>
          </table:table-cell>
          <table:table-cell table:formula="of:=IF(MOD(([.B62]+[.C62])-([.$G$4]+1);[.$D$4])=0;[.$D$4];MOD(([.B62]+[.C62])-([.$G$4]+1);[.$D$4]))" office:value-type="float" office:value="86" calcext:value-type="float">
            <text:p>86</text:p>
          </table:table-cell>
          <table:table-cell table:formula="of:=IF([.D62]=0;MID([.$D$58];[.$D$4];1);IF([.D62]=[.$D$4];MID([.$D$58];[.$D$4];1);MID([.$D$58];[.D62];1)))" office:value-type="string" office:string-value="/" calcext:value-type="string">
            <text:p>/</text:p>
          </table:table-cell>
          <table:table-cell table:number-columns-repeated="1019"/>
        </table:table-row>
        <table:table-row table:style-name="ro1">
          <table:table-cell table:formula="of:=MID([.A60];3;1)" office:value-type="string" office:string-value="A" calcext:value-type="string">
            <text:p>A</text:p>
          </table:table-cell>
          <table:table-cell table:formula="of:=FIND([.A63];[.$D$58];1)" office:value-type="float" office:value="81" calcext:value-type="float">
            <text:p>81</text:p>
          </table:table-cell>
          <table:table-cell table:formula="of:=FIND(MID([.$A$53];[.$A$6]+3;1);[.$D$58];1)" office:value-type="float" office:value="65" calcext:value-type="float">
            <text:p>65</text:p>
          </table:table-cell>
          <table:table-cell table:formula="of:=IF(MOD(([.B63]+[.C63])-([.$G$4]+1);[.$D$4])=0;[.$D$4];MOD(([.B63]+[.C63])-([.$G$4]+1);[.$D$4]))" office:value-type="float" office:value="85" calcext:value-type="float">
            <text:p>85</text:p>
          </table:table-cell>
          <table:table-cell table:formula="of:=IF([.D63]=0;MID([.$D$58];[.$D$4];1);IF([.D63]=[.$D$4];MID([.$D$58];[.$D$4];1);MID([.$D$58];[.D63];1)))" office:value-type="string" office:string-value="g" calcext:value-type="string">
            <text:p>g</text:p>
          </table:table-cell>
          <table:table-cell table:number-columns-repeated="5"/>
          <table:table-cell table:formula="of:=REPLACE([.K61];FIND(&quot; &quot;;[.K61];1);1;&quot;&quot;)" office:value-type="string" office:string-value="or4678hLU]D&quot;vs9:&lt;tW`BdM c.5'#=&gt;@$mn3RjEFGIxNKOPT)YVZ[_ef ik pqHwyz{|}~!S(*+,-Q%Aua^g/012\CJ&amp;" calcext:value-type="string">
            <text:p>or4678hLU]D"vs9:&lt;tW`BdM c.5'#=&gt;@$mn3RjEFGIxNKOPT)YVZ[_ef ik pqHwyz{|}~!S(*+,-Q%Aua^g/012\CJ&amp;</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Y" calcext:value-type="string">
            <text:p>Y</text:p>
          </table:table-cell>
          <table:table-cell table:formula="of:=FIND([.A64];[.$D$58];1)" office:value-type="float" office:value="53" calcext:value-type="float">
            <text:p>53</text:p>
          </table:table-cell>
          <table:table-cell table:formula="of:=FIND(MID([.$A$53];[.$A$6]+4;1);[.$D$58];1)" office:value-type="float" office:value="34" calcext:value-type="float">
            <text:p>34</text:p>
          </table:table-cell>
          <table:table-cell table:formula="of:=IF(MOD(([.B64]+[.C64])-([.$G$4]+1);[.$D$4])=0;[.$D$4];MOD(([.B64]+[.C64])-([.$G$4]+1);[.$D$4]))" office:value-type="float" office:value="26" calcext:value-type="float">
            <text:p>26</text:p>
          </table:table-cell>
          <table:table-cell table:formula="of:=IF([.D64]=0;MID([.$D$58];[.$D$4];1);IF([.D64]=[.$D$4];MID([.$D$58];[.$D$4];1);MID([.$D$58];[.D64];1)))" office:value-type="string" office:string-value="d" calcext:value-type="string">
            <text:p>d</text:p>
          </table:table-cell>
          <table:table-cell table:number-columns-repeated="5"/>
          <table:table-cell table:formula="of:=REPLACE([.K63];FIND(&quot; &quot;;[.K63];1);1;&quot;&quot;)" office:value-type="string" office:string-value="or4678hLU]D&quot;vs9:&lt;tW`BdMc.5'#=&gt;@$mn3RjEFGIxNKOPT)YVZ[_ef ik pqHwyz{|}~!S(*+,-Q%Aua^g/012\CJ&amp;" calcext:value-type="string">
            <text:p>or4678hLU]D"vs9:&lt;tW`BdMc.5'#=&gt;@$mn3RjEFGIxNKOPT)YVZ[_ef ik pqHwyz{|}~!S(*+,-Q%Aua^g/012\CJ&amp;</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84" calcext:value-type="float">
            <text:p>84</text:p>
          </table:table-cell>
          <table:table-cell table:formula="of:=FIND(MID([.$A$53];[.$A$6]+5;1);[.$D$58];1)" office:value-type="float" office:value="2" calcext:value-type="float">
            <text:p>2</text:p>
          </table:table-cell>
          <table:table-cell table:formula="of:=IF(MOD(([.B65]+[.C65])-([.$G$4]+1);[.$D$4])=0;[.$D$4];MOD(([.B65]+[.C65])-([.$G$4]+1);[.$D$4]))" office:value-type="float" office:value="25" calcext:value-type="float">
            <text:p>25</text:p>
          </table:table-cell>
          <table:table-cell table:formula="of:=IF([.D65]=0;MID([.$D$58];[.$D$4];1);IF([.D65]=[.$D$4];MID([.$D$58];[.$D$4];1);MID([.$D$58];[.D65];1)))" office:value-type="string" office:string-value="B" calcext:value-type="string">
            <text:p>B</text:p>
          </table:table-cell>
          <table:table-cell table:number-columns-repeated="5"/>
          <table:table-cell table:formula="of:=REPLACE([.K64];FIND(&quot; &quot;;[.K64];1);1;&quot;&quot;)" office:value-type="string" office:string-value="or4678hLU]D&quot;vs9:&lt;tW`BdMc.5'#=&gt;@$mn3RjEFGIxNKOPT)YVZ[_efik pqHwyz{|}~!S(*+,-Q%Aua^g/012\CJ&amp;" calcext:value-type="string">
            <text:p>or4678hLU]D"vs9:&lt;tW`BdMc.5'#=&gt;@$mn3RjEFGIxNKOPT)YVZ[_efik pqHwyz{|}~!S(*+,-Q%Aua^g/012\CJ&amp;</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Q" calcext:value-type="string">
            <text:p>Q</text:p>
          </table:table-cell>
          <table:table-cell table:formula="of:=FIND([.A66];[.$D$58];1)" office:value-type="float" office:value="79" calcext:value-type="float">
            <text:p>79</text:p>
          </table:table-cell>
          <table:table-cell table:formula="of:=FIND(MID([.$A$53];[.$A$6]+6;1);[.$D$58];1)" office:value-type="float" office:value="15" calcext:value-type="float">
            <text:p>15</text:p>
          </table:table-cell>
          <table:table-cell table:formula="of:=IF(MOD(([.B66]+[.C66])-([.$G$4]+1);[.$D$4])=0;[.$D$4];MOD(([.B66]+[.C66])-([.$G$4]+1);[.$D$4]))" office:value-type="float" office:value="33" calcext:value-type="float">
            <text:p>33</text:p>
          </table:table-cell>
          <table:table-cell table:formula="of:=IF([.D66]=0;MID([.$D$58];[.$D$4];1);IF([.D66]=[.$D$4];MID([.$D$58];[.$D$4];1);MID([.$D$58];[.D66];1)))" office:value-type="string" office:string-value="=" calcext:value-type="string">
            <text:p>=</text:p>
          </table:table-cell>
          <table:table-cell table:number-columns-repeated="5"/>
          <table:table-cell table:formula="of:=REPLACE([.K65];FIND(&quot; &quot;;[.K65];1);1;&quot;&quot;)" office:value-type="string" office:string-value="or4678hLU]D&quot;vs9:&lt;tW`BdMc.5'#=&gt;@$mn3RjEFGIxNKOPT)YVZ[_efikpqHwyz{|}~!S(*+,-Q%Aua^g/012\CJ&amp;" calcext:value-type="string">
            <text:p>or4678hLU]D"vs9:&lt;tW`BdMc.5'#=&gt;@$mn3RjEFGIxNKOPT)YVZ[_efikpqHwyz{|}~!S(*+,-Q%Aua^g/012\CJ&amp;</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U" calcext:value-type="string">
            <text:p>U</text:p>
          </table:table-cell>
          <table:table-cell table:formula="of:=FIND([.A67];[.$D$58];1)" office:value-type="float" office:value="13" calcext:value-type="float">
            <text:p>13</text:p>
          </table:table-cell>
          <table:table-cell table:formula="of:=FIND(MID([.$A$53];[.$A$6]+7;1);[.$D$58];1)" office:value-type="float" office:value="64" calcext:value-type="float">
            <text:p>64</text:p>
          </table:table-cell>
          <table:table-cell table:formula="of:=IF(MOD(([.B67]+[.C67])-([.$G$4]+1);[.$D$4])=0;[.$D$4];MOD(([.B67]+[.C67])-([.$G$4]+1);[.$D$4]))" office:value-type="float" office:value="16" calcext:value-type="float">
            <text:p>16</text:p>
          </table:table-cell>
          <table:table-cell table:formula="of:=IF([.D67]=0;MID([.$D$58];[.$D$4];1);IF([.D67]=[.$D$4];MID([.$D$58];[.$D$4];1);MID([.$D$58];[.D67];1)))" office:value-type="string" office:string-value="&quot;" calcext:value-type="string">
            <text:p>"</text:p>
          </table:table-cell>
          <table:table-cell table:number-columns-repeated="1019"/>
        </table:table-row>
        <table:table-row table:style-name="ro1">
          <table:table-cell table:formula="of:=MID([.A60];8;1)" office:value-type="string" office:string-value="x" calcext:value-type="string">
            <text:p>x</text:p>
          </table:table-cell>
          <table:table-cell table:formula="of:=FIND([.A68];[.$D$58];1)" office:value-type="float" office:value="46" calcext:value-type="float">
            <text:p>46</text:p>
          </table:table-cell>
          <table:table-cell table:formula="of:=FIND(MID([.$A$53];[.$A$6]+8;1);[.$D$58];1)" office:value-type="float" office:value="3" calcext:value-type="float">
            <text:p>3</text:p>
          </table:table-cell>
          <table:table-cell table:formula="of:=IF(MOD(([.B68]+[.C68])-([.$G$4]+1);[.$D$4])=0;[.$D$4];MOD(([.B68]+[.C68])-([.$G$4]+1);[.$D$4]))" office:value-type="float" office:value="81" calcext:value-type="float">
            <text:p>81</text:p>
          </table:table-cell>
          <table:table-cell table:formula="of:=IF([.D68]=0;MID([.$D$58];[.$D$4];1);IF([.D68]=[.$D$4];MID([.$D$58];[.$D$4];1);MID([.$D$58];[.D68];1)))" office:value-type="string" office:string-value="A" calcext:value-type="string">
            <text:p>A</text:p>
          </table:table-cell>
          <table:table-cell table:number-columns-repeated="1019"/>
        </table:table-row>
        <table:table-row table:style-name="ro1">
          <table:table-cell table:formula="of:=MID([.A60];9;1)" office:value-type="string" office:string-value=")" calcext:value-type="string">
            <text:p>)</text:p>
          </table:table-cell>
          <table:table-cell table:formula="of:=FIND([.A69];[.$D$58];1)" office:value-type="float" office:value="52" calcext:value-type="float">
            <text:p>52</text:p>
          </table:table-cell>
          <table:table-cell table:formula="of:=FIND(MID([.$A$53];[.$A$6]+9;1);[.$D$58];1)" office:value-type="float" office:value="84" calcext:value-type="float">
            <text:p>84</text:p>
          </table:table-cell>
          <table:table-cell table:formula="of:=IF(MOD(([.B69]+[.C69])-([.$G$4]+1);[.$D$4])=0;[.$D$4];MOD(([.B69]+[.C69])-([.$G$4]+1);[.$D$4]))" office:value-type="float" office:value="75" calcext:value-type="float">
            <text:p>75</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Q" calcext:value-type="string">
            <text:p>Q</text:p>
          </table:table-cell>
          <table:table-cell table:formula="of:=FIND([.A70];[.$D$58];1)" office:value-type="float" office:value="79" calcext:value-type="float">
            <text:p>79</text:p>
          </table:table-cell>
          <table:table-cell table:formula="of:=FIND(MID([.$A$53];[.$A$6]+10;1);[.$D$58];1)" office:value-type="float" office:value="15" calcext:value-type="float">
            <text:p>15</text:p>
          </table:table-cell>
          <table:table-cell table:formula="of:=IF(MOD(([.B70]+[.C70])-([.$G$4]+1);[.$D$4])=0;[.$D$4];MOD(([.B70]+[.C70])-([.$G$4]+1);[.$D$4]))" office:value-type="float" office:value="33" calcext:value-type="float">
            <text:p>33</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gt;" calcext:value-type="string">
            <text:p>&gt;</text:p>
          </table:table-cell>
          <table:table-cell table:formula="of:=FIND([.A71];[.$D$58];1)" office:value-type="float" office:value="34" calcext:value-type="float">
            <text:p>34</text:p>
          </table:table-cell>
          <table:table-cell table:formula="of:=FIND(MID([.$A$53];[.$A$6]+11;1);[.$D$58];1)" office:value-type="float" office:value="8" calcext:value-type="float">
            <text:p>8</text:p>
          </table:table-cell>
          <table:table-cell table:formula="of:=IF(MOD(([.B71]+[.C71])-([.$G$4]+1);[.$D$4])=0;[.$D$4];MOD(([.B71]+[.C71])-([.$G$4]+1);[.$D$4]))" office:value-type="float" office:value="74" calcext:value-type="float">
            <text:p>74</text:p>
          </table:table-cell>
          <table:table-cell table:formula="of:=IF([.D71]=0;MID([.$D$58];[.$D$4];1);IF([.D71]=[.$D$4];MID([.$D$58];[.$D$4];1);MID([.$D$58];[.D71];1)))" office:value-type="string" office:string-value="(" calcext:value-type="string">
            <text:p>(</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f" calcext:value-type="string">
            <text:p>f</text:p>
          </table:table-cell>
          <table:table-cell table:formula="of:=FIND([.A72];[.$D$58];1)" office:value-type="float" office:value="59" calcext:value-type="float">
            <text:p>59</text:p>
          </table:table-cell>
          <table:table-cell table:formula="of:=FIND(MID([.$A$53];[.$A$6]+12;1);[.$D$58];1)" office:value-type="float" office:value="88" calcext:value-type="float">
            <text:p>88</text:p>
          </table:table-cell>
          <table:table-cell table:formula="of:=IF(MOD(([.B72]+[.C72])-([.$G$4]+1);[.$D$4])=0;[.$D$4];MOD(([.B72]+[.C72])-([.$G$4]+1);[.$D$4]))" office:value-type="float" office:value="86" calcext:value-type="float">
            <text:p>86</text:p>
          </table:table-cell>
          <table:table-cell table:formula="of:=IF([.D72]=0;MID([.$D$58];[.$D$4];1);IF([.D72]=[.$D$4];MID([.$D$58];[.$D$4];1);MID([.$D$58];[.D72];1)))" office:value-type="string" office:string-value="/" calcext:value-type="string">
            <text:p>/</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h" calcext:value-type="string">
            <text:p>h</text:p>
          </table:table-cell>
          <table:table-cell table:formula="of:=FIND([.A73];[.$D$58];1)" office:value-type="float" office:value="11" calcext:value-type="float">
            <text:p>11</text:p>
          </table:table-cell>
          <table:table-cell table:formula="of:=FIND(MID([.$A$53];[.$A$6]+13;1);[.$D$58];1)" office:value-type="float" office:value="30" calcext:value-type="float">
            <text:p>30</text:p>
          </table:table-cell>
          <table:table-cell table:formula="of:=IF(MOD(([.B73]+[.C73])-([.$G$4]+1);[.$D$4])=0;[.$D$4];MOD(([.B73]+[.C73])-([.$G$4]+1);[.$D$4]))" office:value-type="float" office:value="73" calcext:value-type="float">
            <text:p>73</text:p>
          </table:table-cell>
          <table:table-cell table:formula="of:=IF([.D73]=0;MID([.$D$58];[.$D$4];1);IF([.D73]=[.$D$4];MID([.$D$58];[.$D$4];1);MID([.$D$58];[.D73];1)))" office:value-type="string" office:string-value="S" calcext:value-type="string">
            <text:p>S</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x" calcext:value-type="string">
            <text:p>x</text:p>
          </table:table-cell>
          <table:table-cell table:formula="of:=FIND([.A74];[.$D$58];1)" office:value-type="float" office:value="46" calcext:value-type="float">
            <text:p>46</text:p>
          </table:table-cell>
          <table:table-cell table:formula="of:=FIND(MID([.$A$53];[.$A$6]+14;1);[.$D$58];1)" office:value-type="float" office:value="3" calcext:value-type="float">
            <text:p>3</text:p>
          </table:table-cell>
          <table:table-cell table:formula="of:=IF(MOD(([.B74]+[.C74])-([.$G$4]+1);[.$D$4])=0;[.$D$4];MOD(([.B74]+[.C74])-([.$G$4]+1);[.$D$4]))" office:value-type="float" office:value="81" calcext:value-type="float">
            <text:p>81</text:p>
          </table:table-cell>
          <table:table-cell table:formula="of:=IF([.D74]=0;MID([.$D$58];[.$D$4];1);IF([.D74]=[.$D$4];MID([.$D$58];[.$D$4];1);MID([.$D$58];[.D74];1)))" office:value-type="string" office:string-value="A" calcext:value-type="string">
            <text:p>A</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c" calcext:value-type="string">
            <text:p>c</text:p>
          </table:table-cell>
          <table:table-cell table:formula="of:=FIND([.A75];[.$D$58];1)" office:value-type="float" office:value="28" calcext:value-type="float">
            <text:p>28</text:p>
          </table:table-cell>
          <table:table-cell table:formula="of:=FIND(MID([.$A$53];[.$A$6]+15;1);[.$D$58];1)" office:value-type="float" office:value="22" calcext:value-type="float">
            <text:p>22</text:p>
          </table:table-cell>
          <table:table-cell table:formula="of:=IF(MOD(([.B75]+[.C75])-([.$G$4]+1);[.$D$4])=0;[.$D$4];MOD(([.B75]+[.C75])-([.$G$4]+1);[.$D$4]))" office:value-type="float" office:value="82" calcext:value-type="float">
            <text:p>82</text:p>
          </table:table-cell>
          <table:table-cell table:formula="of:=IF([.D75]=0;MID([.$D$58];[.$D$4];1);IF([.D75]=[.$D$4];MID([.$D$58];[.$D$4];1);MID([.$D$58];[.D75];1)))" office:value-type="string" office:string-value="u" calcext:value-type="string">
            <text:p>u</text:p>
          </table:table-cell>
          <table:table-cell table:number-columns-repeated="1019"/>
        </table:table-row>
        <table:table-row table:style-name="ro1">
          <table:table-cell table:formula="of:=MID([.A60];16;1)" office:value-type="string" office:string-value="B" calcext:value-type="string">
            <text:p>B</text:p>
          </table:table-cell>
          <table:table-cell table:formula="of:=FIND([.A76];[.$D$58];1)" office:value-type="float" office:value="25" calcext:value-type="float">
            <text:p>25</text:p>
          </table:table-cell>
          <table:table-cell table:formula="of:=FIND(MID([.$A$53];[.$A$6]+16;1);[.$D$58];1)" office:value-type="float" office:value="63" calcext:value-type="float">
            <text:p>63</text:p>
          </table:table-cell>
          <table:table-cell table:formula="of:=IF(MOD(([.B76]+[.C76])-([.$G$4]+1);[.$D$4])=0;[.$D$4];MOD(([.B76]+[.C76])-([.$G$4]+1);[.$D$4]))" office:value-type="float" office:value="27" calcext:value-type="float">
            <text:p>27</text:p>
          </table:table-cell>
          <table:table-cell table:formula="of:=IF([.D76]=0;MID([.$D$58];[.$D$4];1);IF([.D76]=[.$D$4];MID([.$D$58];[.$D$4];1);MID([.$D$58];[.D76];1)))" office:value-type="string" office:string-value="M" calcext:value-type="string">
            <text:p>M</text:p>
          </table:table-cell>
          <table:table-cell table:number-columns-repeated="1019"/>
        </table:table-row>
        <table:table-row table:style-name="ro1">
          <table:table-cell table:style-name="ce28" table:formula="of:=COM.MICROSOFT.CONCAT([.$E$61:.$E$76])" office:value-type="string" office:string-value="#/gdB=&quot;A*=(/SAuM" calcext:value-type="string">
            <text:p>#/gdB="A*=(/SAuM</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V\yh^A1NCAT\zNhDu1w&gt;XDHl^D615ltq?mF4&quot;)Xd9){m'drPaElfUBF~?B-ET~8(A#Beautiful#MindA#Beautiful#Mind" calcext:value-type="string">
            <text:p>V\yh^A1NCAT\zNhDu1w&gt;XDHl^D615ltq?mF4")Xd9){m'drPaElfUBF~?B-ET~8(A#Beautiful#MindA#Beautiful#Mind</text:p>
          </table:table-cell>
          <table:table-cell table:style-name="ce27" table:formula="of:=COM.MICROSOFT.CONCAT( &quot;  OTP SIZE=  &quot;;LEN([.A78]))" office:value-type="string" office:string-value="  OTP SIZE=  96" calcext:value-type="string">
            <text:p><text:s text:c="2"/>OTP SIZE= <text:s/>96</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mn3RjEFGIxNKOPT)YVZ[_efikpqHwyz{|}~!S(*+,-Q%Aua^g/012\CJ&amp;" calcext:value-type="string">
            <text:p>mn3RjEFGIxNKOPT)YVZ[_efikpqHwyz{|}~!S(*+,-Q%Aua^g/012\CJ&amp;</text:p>
          </table:table-cell>
          <table:table-cell table:style-name="ce28" table:formula="of:=IF([.$H$3]=0;RIGHT([.$D$58];LEN([.$D$58])-[.$H$4]);LEFT([.$D$58];LEN([.$D$58])-[.$H$4]))" office:value-type="string" office:string-value="bXl?or4678hLU]D&quot;vs9:&lt;tW`BdMc.5'#=&gt;@$" calcext:value-type="string">
            <text:p>bXl?or4678hLU]D"vs9:&lt;tW`BdMc.5'#=&gt;@$</text:p>
          </table:table-cell>
          <table:table-cell table:style-name="ce28" table:formula="of:=IF([.$H$3]=0;COM.MICROSOFT.CONCAT([.C80];[.B80]);COM.MICROSOFT.CONCAT([.C81];[.B81]))" office:value-type="string" office:string-value="mn3RjEFGIxNKOPT)YVZ[_efikpqHwyz{|}~!S(*+,-Q%Aua^g/012\CJ&amp;bXl?or4678hLU]D&quot;vs9:&lt;tW`BdMc.5'#=&gt;@$" calcext:value-type="string">
            <text:p>mn3RjEFGIxNKOPT)YVZ[_efikpqHwyz{|}~!S(*+,-Q%Aua^g/012\CJ&amp;bXl?or4678hLU]D"vs9:&lt;tW`BdMc.5'#=&gt;@$</text:p>
          </table:table-cell>
          <table:table-cell table:style-name="Default"/>
          <table:table-cell table:number-columns-repeated="1019"/>
        </table:table-row>
        <table:table-row table:style-name="ro1">
          <table:table-cell/>
          <table:table-cell table:style-name="ce28" table:formula="of:=LEFT([.$D$58];LEN([.$D$58])-[.$H$4])" office:value-type="string" office:string-value="bXl?or4678hLU]D&quot;vs9:&lt;tW`BdMc.5'#=&gt;@$" calcext:value-type="string">
            <text:p>bXl?or4678hLU]D"vs9:&lt;tW`BdMc.5'#=&gt;@$</text:p>
          </table:table-cell>
          <table:table-cell table:style-name="ce28" table:formula="of:=RIGHT([.$D$58];[.$H$4])" office:value-type="string" office:string-value="mn3RjEFGIxNKOPT)YVZ[_efikpqHwyz{|}~!S(*+,-Q%Aua^g/012\CJ&amp;" calcext:value-type="string">
            <text:p>mn3RjEFGIxNKOPT)YVZ[_efikpqHwyz{|}~!S(*+,-Q%Aua^g/012\CJ&amp;</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b" calcext:value-type="string">
            <text:p>b</text:p>
          </table:table-cell>
          <table:table-cell/>
          <table:table-cell table:style-name="ce28" table:formula="of:=IF([.$H$3]=0;COM.MICROSOFT.CONCAT([.B82];REPLACE([.D80];([.$H$4]+1);1;&quot;&quot;));COM.MICROSOFT.CONCAT(REPLACE([.D80];([.$H$4]+1);1;&quot;&quot;);[.B82]))" office:value-type="string" office:string-value="mn3RjEFGIxNKOPT)YVZ[_efikpqHwyz{|}~!S(*+,-Q%Aua^g/012\CJ&amp;Xl?or4678hLU]D&quot;vs9:&lt;tW`BdMc.5'#=&gt;@$b" calcext:value-type="string">
            <text:p>mn3RjEFGIxNKOPT)YVZ[_efikpqHwyz{|}~!S(*+,-Q%Aua^g/012\CJ&amp;Xl?or4678hLU]D"vs9:&lt;tW`BdMc.5'#=&gt;@$b</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kKoX" calcext:value-type="string">
            <text:p>kKoX</text:p>
          </table:table-cell>
          <table:table-cell table:style-name="ce28" table:formula="of:=IF([.$F$4]&lt;[.$E$4];REPLACE([.D82];[.$E$4]+1;1;&quot;&quot;);REPLACE([.D82];[.$F$4]+1;1;&quot;&quot;))" office:value-type="string" office:string-value="mn3RjEFGIxNKOPT)YVZ[_efipqHwyz{|}~!S(*+,-Q%Aua^g/012\CJ&amp;Xl?or4678hLU]D&quot;vs9:&lt;tW`BdMc.5'#=&gt;@$b" calcext:value-type="string">
            <text:p>mn3RjEFGIxNKOPT)YVZ[_efipqHwyz{|}~!S(*+,-Q%Aua^g/012\CJ&amp;Xl?or4678hLU]D"vs9:&lt;tW`BdMc.5'#=&gt;@$b</text:p>
          </table:table-cell>
          <table:table-cell table:formula="of:=COM.MICROSOFT.CONCAT([.B83];[.K91])" office:value-type="string" office:string-value="kKoXmn3RjEFGIxNOPT)YVZ[_efipqHwyz{|}~!S(*+,-Q%Aua^g/012\CJ&amp;l?r4678hLU]D&quot;vs9:&lt;tW`BdMc.5'#=&gt;@$b" calcext:value-type="string">
            <text:p>kKoXmn3RjEFGIxNOPT)YVZ[_efipqHwyz{|}~!S(*+,-Q%Aua^g/012\CJ&amp;l?r4678hLU]D"vs9:&lt;tW`BdMc.5'#=&gt;@$b</text:p>
          </table:table-cell>
          <table:table-cell table:style-name="Default"/>
          <table:table-cell table:number-columns-repeated="4"/>
          <table:table-cell table:style-name="ce28" table:formula="of:=MID([.$D$82];[.$E$4]+1;1)" office:value-type="string" office:string-value="k" calcext:value-type="string">
            <text:p>k</text:p>
          </table:table-cell>
          <table:table-cell table:style-name="ce28" table:formula="of:=REPLACE([.$D$82];[.$E$4]+1;1;&quot; &quot;)" office:value-type="string" office:string-value="mn3RjEFGIxNKOPT)YVZ[_efi pqHwyz{|}~!S(*+,-Q%Aua^g/012\CJ&amp;Xl?or4678hLU]D&quot;vs9:&lt;tW`BdMc.5'#=&gt;@$b" calcext:value-type="string">
            <text:p>mn3RjEFGIxNKOPT)YVZ[_efi pqHwyz{|}~!S(*+,-Q%Aua^g/012\CJ&amp;Xl?or4678hLU]D"vs9:&lt;tW`BdMc.5'#=&gt;@$b</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o" calcext:value-type="string">
            <text:p>o</text:p>
          </table:table-cell>
          <table:table-cell table:style-name="ce28" table:formula="of:=IF([.$F$4]&lt;[.$E$4];REPLACE([.C83];[.$F$4]+1;1;&quot;&quot;);REPLACE([.C83];[.$E$4]+1;1;&quot;&quot;))" office:value-type="string" office:string-value="mn3RjEFGIxNOPT)YVZ[_efipqHwyz{|}~!S(*+,-Q%Aua^g/012\CJ&amp;Xl?or4678hLU]D&quot;vs9:&lt;tW`BdMc.5'#=&gt;@$b" calcext:value-type="string">
            <text:p>mn3RjEFGIxNOPT)YVZ[_efipqHwyz{|}~!S(*+,-Q%Aua^g/012\CJ&amp;Xl?or4678hLU]D"vs9:&lt;tW`BdMc.5'#=&gt;@$b</text:p>
          </table:table-cell>
          <table:table-cell/>
          <table:table-cell table:style-name="Default"/>
          <table:table-cell table:number-columns-repeated="4"/>
          <table:table-cell table:formula="of:=COM.MICROSOFT.CONCAT([.J83];MID([.K83];[.$F$4]+1;1))" office:value-type="string" office:string-value="kK" calcext:value-type="string">
            <text:p>kK</text:p>
          </table:table-cell>
          <table:table-cell table:style-name="ce28" table:formula="of:=REPLACE([.$K83];[.$F$4]+1;1;&quot; &quot;)" office:value-type="string" office:string-value="mn3RjEFGIxN OPT)YVZ[_efi pqHwyz{|}~!S(*+,-Q%Aua^g/012\CJ&amp;Xl?or4678hLU]D&quot;vs9:&lt;tW`BdMc.5'#=&gt;@$b" calcext:value-type="string">
            <text:p>mn3RjEFGIxN OPT)YVZ[_efi pqHwyz{|}~!S(*+,-Q%Aua^g/012\CJ&amp;Xl?or4678hLU]D"vs9:&lt;tW`BdMc.5'#=&gt;@$b</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gdB=&quot;A*=(/SAuM" calcext:value-type="string">
            <text:p>#/gdB="A*=(/SAuM</text:p>
          </table:table-cell>
          <table:table-cell table:formula="of:=COM.MICROSOFT.CONCAT(&quot;'&quot;;[.A85];&quot;'&quot;;&quot; A85 char positions in D83&quot;)" office:value-type="string" office:string-value="'#/gdB=&quot;A*=(/SAuM' A85 char positions in D83" calcext:value-type="string">
            <text:p>'#/gdB="A*=(/SAuM' A85 char positions in D83</text:p>
          </table:table-cell>
          <table:table-cell table:formula="of:=COM.MICROSOFT.CONCAT(&quot;'&quot;;MID([.$A$78];[.$A$6]+1;[.$A$6]);&quot;'&quot;;&quot; OTP  char positions in D83&quot;)" office:value-type="string" office:string-value="'u1w&gt;XDHl^D615ltq' OTP  char positions in D83" calcext:value-type="string">
            <text:p>'u1w&gt;XDHl^D615ltq' OTP <text:s/>char positions in D83</text:p>
          </table:table-cell>
          <table:table-cell/>
          <table:table-cell table:style-name="Default"/>
          <table:table-cell table:number-columns-repeated="4"/>
          <table:table-cell table:formula="of:=COM.MICROSOFT.CONCAT([.J84];MID([.$K84];[.$G$4]+1;1))" office:value-type="string" office:string-value="kKo" calcext:value-type="string">
            <text:p>kKo</text:p>
          </table:table-cell>
          <table:table-cell table:style-name="ce28" table:formula="of:=REPLACE([.$K84];[.$G$4]+1;1;&quot; &quot;)" office:value-type="string" office:string-value="mn3RjEFGIxN OPT)YVZ[_efi pqHwyz{|}~!S(*+,-Q%Aua^g/012\CJ&amp;Xl? r4678hLU]D&quot;vs9:&lt;tW`BdMc.5'#=&gt;@$b" calcext:value-type="string">
            <text:p>mn3RjEFGIxN OPT)YVZ[_efi pqHwyz{|}~!S(*+,-Q%Aua^g/012\CJ&amp;Xl? r4678hLU]D"vs9:&lt;tW`BdMc.5'#=&gt;@$b</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 calcext:value-type="string">
            <text:p>#</text:p>
          </table:table-cell>
          <table:table-cell table:formula="of:=FIND([.A86];[.$D$83];1)" office:value-type="float" office:value="88" calcext:value-type="float">
            <text:p>88</text:p>
          </table:table-cell>
          <table:table-cell table:formula="of:=FIND(MID([.$A$78];[.$A$6]+1;1);[.$D$83];1)" office:value-type="float" office:value="48" calcext:value-type="float">
            <text:p>48</text:p>
          </table:table-cell>
          <table:table-cell table:formula="of:=IF(MOD(([.B86]+[.C86])-([.$H$4]+1);[.$D$4])=0;[.$D$4];MOD(([.B86]+[.C86])-([.$H$4]+1);[.$D$4]))" office:value-type="float" office:value="78" calcext:value-type="float">
            <text:p>78</text:p>
          </table:table-cell>
          <table:table-cell table:formula="of:=IF([.D86]=0;MID([.$D$83];[.$D$4];1);IF([.D86]=[.$D$4];MID([.$D$83];[.$D$4];1);MID([.$D$83];[.D86];1)))" office:value-type="string" office:string-value="t" calcext:value-type="string">
            <text:p>t</text:p>
          </table:table-cell>
          <table:table-cell table:number-columns-repeated="4"/>
          <table:table-cell table:formula="of:=COM.MICROSOFT.CONCAT([.J85];MID([.$K85];[.$H$4]+1;1))" office:value-type="string" office:string-value="kKoX" calcext:value-type="string">
            <text:p>kKoX</text:p>
          </table:table-cell>
          <table:table-cell table:style-name="ce28" table:formula="of:=REPLACE([.$K85];[.$H$4]+1;1;&quot; &quot;)" office:value-type="string" office:string-value="mn3RjEFGIxN OPT)YVZ[_efi pqHwyz{|}~!S(*+,-Q%Aua^g/012\CJ&amp; l? r4678hLU]D&quot;vs9:&lt;tW`BdMc.5'#=&gt;@$b" calcext:value-type="string">
            <text:p>mn3RjEFGIxN OPT)YVZ[_efi pqHwyz{|}~!S(*+,-Q%Aua^g/012\CJ&amp; l? r4678hLU]D"vs9:&lt;tW`BdMc.5'#=&gt;@$b</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 calcext:value-type="string">
            <text:p>/</text:p>
          </table:table-cell>
          <table:table-cell table:formula="of:=FIND([.A87];[.$D$83];1)" office:value-type="float" office:value="52" calcext:value-type="float">
            <text:p>52</text:p>
          </table:table-cell>
          <table:table-cell table:formula="of:=FIND(MID([.$A$78];[.$A$6]+2;1);[.$D$83];1)" office:value-type="float" office:value="54" calcext:value-type="float">
            <text:p>54</text:p>
          </table:table-cell>
          <table:table-cell table:formula="of:=IF(MOD(([.B87]+[.C87])-([.$H$4]+1);[.$D$4])=0;[.$D$4];MOD(([.B87]+[.C87])-([.$H$4]+1);[.$D$4]))" office:value-type="float" office:value="48" calcext:value-type="float">
            <text:p>48</text:p>
          </table:table-cell>
          <table:table-cell table:formula="of:=IF([.D87]=0;MID([.$D$83];[.$D$4];1);IF([.D87]=[.$D$4];MID([.$D$83];[.$D$4];1);MID([.$D$83];[.D87];1)))" office:value-type="string" office:string-value="u" calcext:value-type="string">
            <text:p>u</text:p>
          </table:table-cell>
          <table:table-cell table:number-columns-repeated="1019"/>
        </table:table-row>
        <table:table-row table:style-name="ro1">
          <table:table-cell table:formula="of:=MID([.A85];3;1)" office:value-type="string" office:string-value="g" calcext:value-type="string">
            <text:p>g</text:p>
          </table:table-cell>
          <table:table-cell table:formula="of:=FIND([.A88];[.$D$83];1)" office:value-type="float" office:value="51" calcext:value-type="float">
            <text:p>51</text:p>
          </table:table-cell>
          <table:table-cell table:formula="of:=FIND(MID([.$A$78];[.$A$6]+3;1);[.$D$83];1)" office:value-type="float" office:value="31" calcext:value-type="float">
            <text:p>31</text:p>
          </table:table-cell>
          <table:table-cell table:formula="of:=IF(MOD(([.B88]+[.C88])-([.$H$4]+1);[.$D$4])=0;[.$D$4];MOD(([.B88]+[.C88])-([.$H$4]+1);[.$D$4]))" office:value-type="float" office:value="24" calcext:value-type="float">
            <text:p>24</text:p>
          </table:table-cell>
          <table:table-cell table:formula="of:=IF([.D88]=0;MID([.$D$83];[.$D$4];1);IF([.D88]=[.$D$4];MID([.$D$83];[.$D$4];1);MID([.$D$83];[.D88];1)))" office:value-type="string" office:string-value="_" calcext:value-type="string">
            <text:p>_</text:p>
          </table:table-cell>
          <table:table-cell table:number-columns-repeated="5"/>
          <table:table-cell table:formula="of:=REPLACE([.K86];FIND(&quot; &quot;;[.K86];1);1;&quot;&quot;)" office:value-type="string" office:string-value="mn3RjEFGIxNOPT)YVZ[_efi pqHwyz{|}~!S(*+,-Q%Aua^g/012\CJ&amp; l? r4678hLU]D&quot;vs9:&lt;tW`BdMc.5'#=&gt;@$b" calcext:value-type="string">
            <text:p>mn3RjEFGIxNOPT)YVZ[_efi pqHwyz{|}~!S(*+,-Q%Aua^g/012\CJ&amp; l? r4678hLU]D"vs9:&lt;tW`BdMc.5'#=&gt;@$b</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d" calcext:value-type="string">
            <text:p>d</text:p>
          </table:table-cell>
          <table:table-cell table:formula="of:=FIND([.A89];[.$D$83];1)" office:value-type="float" office:value="82" calcext:value-type="float">
            <text:p>82</text:p>
          </table:table-cell>
          <table:table-cell table:formula="of:=FIND(MID([.$A$78];[.$A$6]+4;1);[.$D$83];1)" office:value-type="float" office:value="90" calcext:value-type="float">
            <text:p>90</text:p>
          </table:table-cell>
          <table:table-cell table:formula="of:=IF(MOD(([.B89]+[.C89])-([.$H$4]+1);[.$D$4])=0;[.$D$4];MOD(([.B89]+[.C89])-([.$H$4]+1);[.$D$4]))" office:value-type="float" office:value="21" calcext:value-type="float">
            <text:p>21</text:p>
          </table:table-cell>
          <table:table-cell table:formula="of:=IF([.D89]=0;MID([.$D$83];[.$D$4];1);IF([.D89]=[.$D$4];MID([.$D$83];[.$D$4];1);MID([.$D$83];[.D89];1)))" office:value-type="string" office:string-value="V" calcext:value-type="string">
            <text:p>V</text:p>
          </table:table-cell>
          <table:table-cell table:number-columns-repeated="5"/>
          <table:table-cell table:formula="of:=REPLACE([.K88];FIND(&quot; &quot;;[.K88];1);1;&quot;&quot;)" office:value-type="string" office:string-value="mn3RjEFGIxNOPT)YVZ[_efipqHwyz{|}~!S(*+,-Q%Aua^g/012\CJ&amp; l? r4678hLU]D&quot;vs9:&lt;tW`BdMc.5'#=&gt;@$b" calcext:value-type="string">
            <text:p>mn3RjEFGIxNOPT)YVZ[_efipqHwyz{|}~!S(*+,-Q%Aua^g/012\CJ&amp; l? r4678hLU]D"vs9:&lt;tW`BdMc.5'#=&gt;@$b</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B" calcext:value-type="string">
            <text:p>B</text:p>
          </table:table-cell>
          <table:table-cell table:formula="of:=FIND([.A90];[.$D$83];1)" office:value-type="float" office:value="81" calcext:value-type="float">
            <text:p>81</text:p>
          </table:table-cell>
          <table:table-cell table:formula="of:=FIND(MID([.$A$78];[.$A$6]+5;1);[.$D$83];1)" office:value-type="float" office:value="4" calcext:value-type="float">
            <text:p>4</text:p>
          </table:table-cell>
          <table:table-cell table:formula="of:=IF(MOD(([.B90]+[.C90])-([.$H$4]+1);[.$D$4])=0;[.$D$4];MOD(([.B90]+[.C90])-([.$H$4]+1);[.$D$4]))" office:value-type="float" office:value="27" calcext:value-type="float">
            <text:p>27</text:p>
          </table:table-cell>
          <table:table-cell table:formula="of:=IF([.D90]=0;MID([.$D$83];[.$D$4];1);IF([.D90]=[.$D$4];MID([.$D$83];[.$D$4];1);MID([.$D$83];[.D90];1)))" office:value-type="string" office:string-value="i" calcext:value-type="string">
            <text:p>i</text:p>
          </table:table-cell>
          <table:table-cell table:number-columns-repeated="5"/>
          <table:table-cell table:formula="of:=REPLACE([.K89];FIND(&quot; &quot;;[.K89];1);1;&quot;&quot;)" office:value-type="string" office:string-value="mn3RjEFGIxNOPT)YVZ[_efipqHwyz{|}~!S(*+,-Q%Aua^g/012\CJ&amp;l? r4678hLU]D&quot;vs9:&lt;tW`BdMc.5'#=&gt;@$b" calcext:value-type="string">
            <text:p>mn3RjEFGIxNOPT)YVZ[_efipqHwyz{|}~!S(*+,-Q%Aua^g/012\CJ&amp;l? r4678hLU]D"vs9:&lt;tW`BdMc.5'#=&gt;@$b</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89" calcext:value-type="float">
            <text:p>89</text:p>
          </table:table-cell>
          <table:table-cell table:formula="of:=FIND(MID([.$A$78];[.$A$6]+6;1);[.$D$83];1)" office:value-type="float" office:value="71" calcext:value-type="float">
            <text:p>71</text:p>
          </table:table-cell>
          <table:table-cell table:formula="of:=IF(MOD(([.B91]+[.C91])-([.$H$4]+1);[.$D$4])=0;[.$D$4];MOD(([.B91]+[.C91])-([.$H$4]+1);[.$D$4]))" office:value-type="float" office:value="9" calcext:value-type="float">
            <text:p>9</text:p>
          </table:table-cell>
          <table:table-cell table:formula="of:=IF([.D91]=0;MID([.$D$83];[.$D$4];1);IF([.D91]=[.$D$4];MID([.$D$83];[.$D$4];1);MID([.$D$83];[.D91];1)))" office:value-type="string" office:string-value="j" calcext:value-type="string">
            <text:p>j</text:p>
          </table:table-cell>
          <table:table-cell table:number-columns-repeated="5"/>
          <table:table-cell table:formula="of:=REPLACE([.K90];FIND(&quot; &quot;;[.K90];1);1;&quot;&quot;)" office:value-type="string" office:string-value="mn3RjEFGIxNOPT)YVZ[_efipqHwyz{|}~!S(*+,-Q%Aua^g/012\CJ&amp;l?r4678hLU]D&quot;vs9:&lt;tW`BdMc.5'#=&gt;@$b" calcext:value-type="string">
            <text:p>mn3RjEFGIxNOPT)YVZ[_efipqHwyz{|}~!S(*+,-Q%Aua^g/012\CJ&amp;l?r4678hLU]D"vs9:&lt;tW`BdMc.5'#=&gt;@$b</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quot;" calcext:value-type="string">
            <text:p>"</text:p>
          </table:table-cell>
          <table:table-cell table:formula="of:=FIND([.A92];[.$D$83];1)" office:value-type="float" office:value="72" calcext:value-type="float">
            <text:p>72</text:p>
          </table:table-cell>
          <table:table-cell table:formula="of:=FIND(MID([.$A$78];[.$A$6]+7;1);[.$D$83];1)" office:value-type="float" office:value="30" calcext:value-type="float">
            <text:p>30</text:p>
          </table:table-cell>
          <table:table-cell table:formula="of:=IF(MOD(([.B92]+[.C92])-([.$H$4]+1);[.$D$4])=0;[.$D$4];MOD(([.B92]+[.C92])-([.$H$4]+1);[.$D$4]))" office:value-type="float" office:value="44" calcext:value-type="float">
            <text:p>44</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formula="of:=MID([.A85];8;1)" office:value-type="string" office:string-value="A" calcext:value-type="string">
            <text:p>A</text:p>
          </table:table-cell>
          <table:table-cell table:formula="of:=FIND([.A93];[.$D$83];1)" office:value-type="float" office:value="47" calcext:value-type="float">
            <text:p>47</text:p>
          </table:table-cell>
          <table:table-cell table:formula="of:=FIND(MID([.$A$78];[.$A$6]+8;1);[.$D$83];1)" office:value-type="float" office:value="60" calcext:value-type="float">
            <text:p>60</text:p>
          </table:table-cell>
          <table:table-cell table:formula="of:=IF(MOD(([.B93]+[.C93])-([.$H$4]+1);[.$D$4])=0;[.$D$4];MOD(([.B93]+[.C93])-([.$H$4]+1);[.$D$4]))" office:value-type="float" office:value="49" calcext:value-type="float">
            <text:p>49</text:p>
          </table:table-cell>
          <table:table-cell table:formula="of:=IF([.D93]=0;MID([.$D$83];[.$D$4];1);IF([.D93]=[.$D$4];MID([.$D$83];[.$D$4];1);MID([.$D$83];[.D93];1)))" office:value-type="string" office:string-value="a" calcext:value-type="string">
            <text:p>a</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41" calcext:value-type="float">
            <text:p>41</text:p>
          </table:table-cell>
          <table:table-cell table:formula="of:=FIND(MID([.$A$78];[.$A$6]+9;1);[.$D$83];1)" office:value-type="float" office:value="50" calcext:value-type="float">
            <text:p>50</text:p>
          </table:table-cell>
          <table:table-cell table:formula="of:=IF(MOD(([.B94]+[.C94])-([.$H$4]+1);[.$D$4])=0;[.$D$4];MOD(([.B94]+[.C94])-([.$H$4]+1);[.$D$4]))" office:value-type="float" office:value="33" calcext:value-type="float">
            <text:p>33</text:p>
          </table:table-cell>
          <table:table-cell table:formula="of:=IF([.D94]=0;MID([.$D$83];[.$D$4];1);IF([.D94]=[.$D$4];MID([.$D$83];[.$D$4];1);MID([.$D$83];[.D94];1)))" office:value-type="string" office:string-value="z" calcext:value-type="string">
            <text:p>z</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89" calcext:value-type="float">
            <text:p>89</text:p>
          </table:table-cell>
          <table:table-cell table:formula="of:=FIND(MID([.$A$78];[.$A$6]+10;1);[.$D$83];1)" office:value-type="float" office:value="71" calcext:value-type="float">
            <text:p>71</text:p>
          </table:table-cell>
          <table:table-cell table:formula="of:=IF(MOD(([.B95]+[.C95])-([.$H$4]+1);[.$D$4])=0;[.$D$4];MOD(([.B95]+[.C95])-([.$H$4]+1);[.$D$4]))" office:value-type="float" office:value="9" calcext:value-type="float">
            <text:p>9</text:p>
          </table:table-cell>
          <table:table-cell table:formula="of:=IF([.D95]=0;MID([.$D$83];[.$D$4];1);IF([.D95]=[.$D$4];MID([.$D$83];[.$D$4];1);MID([.$D$83];[.D95];1)))" office:value-type="string" office:string-value="j" calcext:value-type="string">
            <text:p>j</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40" calcext:value-type="float">
            <text:p>40</text:p>
          </table:table-cell>
          <table:table-cell table:formula="of:=FIND(MID([.$A$78];[.$A$6]+11;1);[.$D$83];1)" office:value-type="float" office:value="64" calcext:value-type="float">
            <text:p>64</text:p>
          </table:table-cell>
          <table:table-cell table:formula="of:=IF(MOD(([.B96]+[.C96])-([.$H$4]+1);[.$D$4])=0;[.$D$4];MOD(([.B96]+[.C96])-([.$H$4]+1);[.$D$4]))" office:value-type="float" office:value="46" calcext:value-type="float">
            <text:p>46</text:p>
          </table:table-cell>
          <table:table-cell table:formula="of:=IF([.D96]=0;MID([.$D$83];[.$D$4];1);IF([.D96]=[.$D$4];MID([.$D$83];[.$D$4];1);MID([.$D$83];[.D96];1)))" office:value-type="string" office:string-value="%" calcext:value-type="string">
            <text:p>%</text:p>
          </table:table-cell>
          <table:table-cell table:number-columns-repeated="1019"/>
        </table:table-row>
        <table:table-row table:style-name="ro1">
          <table:table-cell table:formula="of:=MID([.A85];12;1)" office:value-type="string" office:string-value="/" calcext:value-type="string">
            <text:p>/</text:p>
          </table:table-cell>
          <table:table-cell table:formula="of:=FIND([.A97];[.$D$83];1)" office:value-type="float" office:value="52" calcext:value-type="float">
            <text:p>52</text:p>
          </table:table-cell>
          <table:table-cell table:formula="of:=FIND(MID([.$A$78];[.$A$6]+12;1);[.$D$83];1)" office:value-type="float" office:value="54" calcext:value-type="float">
            <text:p>54</text:p>
          </table:table-cell>
          <table:table-cell table:formula="of:=IF(MOD(([.B97]+[.C97])-([.$H$4]+1);[.$D$4])=0;[.$D$4];MOD(([.B97]+[.C97])-([.$H$4]+1);[.$D$4]))" office:value-type="float" office:value="48" calcext:value-type="float">
            <text:p>48</text:p>
          </table:table-cell>
          <table:table-cell table:formula="of:=IF([.D97]=0;MID([.$D$83];[.$D$4];1);IF([.D97]=[.$D$4];MID([.$D$83];[.$D$4];1);MID([.$D$83];[.D97];1)))" office:value-type="string" office:string-value="u" calcext:value-type="string">
            <text:p>u</text:p>
          </table:table-cell>
          <table:table-cell table:number-columns-repeated="1019"/>
        </table:table-row>
        <table:table-row table:style-name="ro1">
          <table:table-cell table:formula="of:=MID([.A85];13;1)" office:value-type="string" office:string-value="S" calcext:value-type="string">
            <text:p>S</text:p>
          </table:table-cell>
          <table:table-cell table:formula="of:=FIND([.A98];[.$D$83];1)" office:value-type="float" office:value="39" calcext:value-type="float">
            <text:p>39</text:p>
          </table:table-cell>
          <table:table-cell table:formula="of:=FIND(MID([.$A$78];[.$A$6]+13;1);[.$D$83];1)" office:value-type="float" office:value="86" calcext:value-type="float">
            <text:p>86</text:p>
          </table:table-cell>
          <table:table-cell table:formula="of:=IF(MOD(([.B98]+[.C98])-([.$H$4]+1);[.$D$4])=0;[.$D$4];MOD(([.B98]+[.C98])-([.$H$4]+1);[.$D$4]))" office:value-type="float" office:value="67" calcext:value-type="float">
            <text:p>67</text:p>
          </table:table-cell>
          <table:table-cell table:formula="of:=IF([.D98]=0;MID([.$D$83];[.$D$4];1);IF([.D98]=[.$D$4];MID([.$D$83];[.$D$4];1);MID([.$D$83];[.D98];1)))" office:value-type="string" office:string-value="h" calcext:value-type="string">
            <text:p>h</text:p>
          </table:table-cell>
          <table:table-cell table:number-columns-repeated="1019"/>
        </table:table-row>
        <table:table-row table:style-name="ro1">
          <table:table-cell table:formula="of:=MID([.A85];14;1)" office:value-type="string" office:string-value="A" calcext:value-type="string">
            <text:p>A</text:p>
          </table:table-cell>
          <table:table-cell table:formula="of:=FIND([.A99];[.$D$83];1)" office:value-type="float" office:value="47" calcext:value-type="float">
            <text:p>47</text:p>
          </table:table-cell>
          <table:table-cell table:formula="of:=FIND(MID([.$A$78];[.$A$6]+14;1);[.$D$83];1)" office:value-type="float" office:value="60" calcext:value-type="float">
            <text:p>60</text:p>
          </table:table-cell>
          <table:table-cell table:formula="of:=IF(MOD(([.B99]+[.C99])-([.$H$4]+1);[.$D$4])=0;[.$D$4];MOD(([.B99]+[.C99])-([.$H$4]+1);[.$D$4]))" office:value-type="float" office:value="49" calcext:value-type="float">
            <text:p>49</text:p>
          </table:table-cell>
          <table:table-cell table:formula="of:=IF([.D99]=0;MID([.$D$83];[.$D$4];1);IF([.D99]=[.$D$4];MID([.$D$83];[.$D$4];1);MID([.$D$83];[.D99];1)))" office:value-type="string" office:string-value="a" calcext:value-type="string">
            <text:p>a</text:p>
          </table:table-cell>
          <table:table-cell table:number-columns-repeated="1019"/>
        </table:table-row>
        <table:table-row table:style-name="ro1">
          <table:table-cell table:formula="of:=MID([.A85];15;1)" office:value-type="string" office:string-value="u" calcext:value-type="string">
            <text:p>u</text:p>
          </table:table-cell>
          <table:table-cell table:formula="of:=FIND([.A100];[.$D$83];1)" office:value-type="float" office:value="48" calcext:value-type="float">
            <text:p>48</text:p>
          </table:table-cell>
          <table:table-cell table:formula="of:=FIND(MID([.$A$78];[.$A$6]+15;1);[.$D$83];1)" office:value-type="float" office:value="78" calcext:value-type="float">
            <text:p>78</text:p>
          </table:table-cell>
          <table:table-cell table:formula="of:=IF(MOD(([.B100]+[.C100])-([.$H$4]+1);[.$D$4])=0;[.$D$4];MOD(([.B100]+[.C100])-([.$H$4]+1);[.$D$4]))" office:value-type="float" office:value="68" calcext:value-type="float">
            <text:p>68</text:p>
          </table:table-cell>
          <table:table-cell table:formula="of:=IF([.D100]=0;MID([.$D$83];[.$D$4];1);IF([.D100]=[.$D$4];MID([.$D$83];[.$D$4];1);MID([.$D$83];[.D100];1)))" office:value-type="string" office:string-value="L" calcext:value-type="string">
            <text:p>L</text:p>
          </table:table-cell>
          <table:table-cell table:number-columns-repeated="1019"/>
        </table:table-row>
        <table:table-row table:style-name="ro1">
          <table:table-cell table:formula="of:=MID([.A85];16;1)" office:value-type="string" office:string-value="M" calcext:value-type="string">
            <text:p>M</text:p>
          </table:table-cell>
          <table:table-cell table:formula="of:=FIND([.A101];[.$D$83];1)" office:value-type="float" office:value="83" calcext:value-type="float">
            <text:p>83</text:p>
          </table:table-cell>
          <table:table-cell table:formula="of:=FIND(MID([.$A$78];[.$A$6]+16;1);[.$D$83];1)" office:value-type="float" office:value="29" calcext:value-type="float">
            <text:p>29</text:p>
          </table:table-cell>
          <table:table-cell table:formula="of:=IF(MOD(([.B101]+[.C101])-([.$H$4]+1);[.$D$4])=0;[.$D$4];MOD(([.B101]+[.C101])-([.$H$4]+1);[.$D$4]))" office:value-type="float" office:value="54" calcext:value-type="float">
            <text:p>54</text:p>
          </table:table-cell>
          <table:table-cell table:formula="of:=IF([.D101]=0;MID([.$D$83];[.$D$4];1);IF([.D101]=[.$D$4];MID([.$D$83];[.$D$4];1);MID([.$D$83];[.D101];1)))" office:value-type="string" office:string-value="1" calcext:value-type="string">
            <text:p>1</text:p>
          </table:table-cell>
          <table:table-cell table:number-columns-repeated="1019"/>
        </table:table-row>
        <table:table-row table:style-name="ro1">
          <table:table-cell table:style-name="ce28" table:formula="of:=COM.MICROSOFT.CONCAT([.$E$86];[.$E$87];[.$E$88];[.$E$89];[.$E$90];[.$E$91];[.$E$92];[.$E$93];[.$E$94];[.$E$95];[.$E$96];[.$E$97];[.$E$98];[.$E$99];[.$E$100];[.$E$101])" office:value-type="string" office:string-value="tu_Vij-azj%uhaL1" calcext:value-type="string">
            <text:p>tu_Vij-azj%uhaL1</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style-name="ce27" table:formula="of:=COM.MICROSOFT.CONCAT( &quot;  OTP SIZE=  &quot;;LEN([.A10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
      <table:table table:name="Sheet6"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ce28"/>
        <table:table-column table:style-name="co16" table:number-columns-repeated="2" table:default-cell-style-name="Default"/>
        <table:table-column table:style-name="co5"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CHARACTER SET SHEET 2</text:p>
          </table:table-cell>
          <table:table-cell table:style-name="ce22" office:value-type="string" calcext:value-type="string">
            <text:p>TEXT TO CREATE OWP</text:p>
          </table:table-cell>
          <table:table-cell table:style-name="ce32" table:number-columns-repeated="2"/>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5.$D$83]" office:value-type="string" office:string-value="kKoXmn3RjEFGIxNOPT)YVZ[_efipqHwyz{|}~!S(*+,-Q%Aua^g/012\CJ&amp;l?r4678hLU]D&quot;vs9:&lt;tW`BdMc.5'#=&gt;@$b" calcext:value-type="string">
            <text:p>kKoXmn3RjEFGIxNOPT)YVZ[_efipqHwyz{|}~!S(*+,-Q%Aua^g/012\CJ&amp;l?r4678hLU]D"vs9:&lt;tW`BdMc.5'#=&gt;@$b</text:p>
          </table:table-cell>
          <table:table-cell table:style-name="ce23" table:formula="of:=[Sheet5.A102]" office:value-type="string" office:string-value="tu_Vij-azj%uhaL1" calcext:value-type="string">
            <text:p>tu_Vij-azj%uhaL1</text:p>
          </table:table-cell>
          <table:table-cell table:style-name="ce28"/>
          <table:table-cell/>
          <table:table-cell table:style-name="ce6" table:formula="of:=[Sheet5.E2]" office:value-type="float" office:value="24" calcext:value-type="float">
            <text:p>24</text:p>
          </table:table-cell>
          <table:table-cell table:style-name="ce6" table:formula="of:=[Sheet5.F2]" office:value-type="float" office:value="11" calcext:value-type="float">
            <text:p>11</text:p>
          </table:table-cell>
          <table:table-cell table:style-name="ce6" table:formula="of:=[Sheet5.G2]" office:value-type="float" office:value="60" calcext:value-type="float">
            <text:p>60</text:p>
          </table:table-cell>
          <table:table-cell table:style-name="ce6" table:formula="of:=[Sheet5.H2]" office:value-type="float" office:value="57" calcext:value-type="float">
            <text:p>57</text:p>
          </table:table-cell>
          <table:table-cell table:style-name="ce6" table:formula="of:=[Sheet5.I2]" office:value-type="float" office:value="0" calcext:value-type="float">
            <text:p>0</text:p>
          </table:table-cell>
          <table:table-cell table:number-columns-repeated="1015"/>
        </table:table-row>
        <table:table-row table:style-name="ro1">
          <table:table-cell table:style-name="ce27" table:formula="of:=[Sheet5.A103]"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A$3]"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style-name="ce17" table:formula="of:=[Sheet5.B4]" office:value-type="string" office:string-value="__!&quot;#$%&amp;'()*+,-./0" calcext:value-type="string">
            <text:p>__!"#$%&amp;'()*+,-./0</text:p>
          </table:table-cell>
          <table:table-cell/>
          <table:table-cell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table-cell table:style-name="ce28" table:formula="of:=MAX([.E4:.H4])" office:value-type="float" office:value="60" calcext:value-type="float">
            <text:p>60</text:p>
          </table:table-cell>
          <table:table-cell table:style-name="ce28" table:formula="of:=MAX([.G4:.H4])&amp;MAX([.F4:.G4])&amp;MAX([.E4:.F4])" office:value-type="string" office:string-value="606024" calcext:value-type="string">
            <text:p>606024</text:p>
          </table:table-cell>
          <table:table-cell table:style-name="ce28" table:formula="of:=MAX([.G4:.H4])" office:value-type="float" office:value="60" calcext:value-type="float">
            <text:p>60</text:p>
          </table:table-cell>
          <table:table-cell table:style-name="ce28" table:formula="of:=IF([.H4]&lt;[.I4];[.I4];[.H4])" office:value-type="float" office:value="57" calcext:value-type="float">
            <text:p>57</text:p>
          </table:table-cell>
          <table:table-cell table:number-columns-repeated="1010"/>
        </table:table-row>
        <table:table-row table:style-name="ro1">
          <table:table-cell office:value-type="string" calcext:value-type="string">
            <text:p>Rotate A2 by num X1 <text:s/>into D5</text:p>
          </table:table-cell>
          <table:table-cell table:style-name="ce30" table:formula="of:=IF([.$E$3]=0;LEFT([.$A$2];[.$E$4]);RIGHT([.$A$2];[.$E$4]))" office:value-type="string" office:string-value="kKoXmn3RjEFGIxNOPT)YVZ[_" calcext:value-type="string">
            <text:p>kKoXmn3RjEFGIxNOPT)YVZ[_</text:p>
          </table:table-cell>
          <table:table-cell table:formula="of:=IF([.$E$3]=0;RIGHT([.$A$2];[.$D$4]-[.$E$4]);LEFT([.$A$2];[.$D$4]-[.$E$4]))" office:value-type="string" office:string-value="efipqHwyz{|}~!S(*+,-Q%Aua^g/012\CJ&amp;l?r4678hLU]D&quot;vs9:&lt;tW`BdMc.5'#=&gt;@$b" calcext:value-type="string">
            <text:p>efipqHwyz{|}~!S(*+,-Q%Aua^g/012\CJ&amp;l?r4678hLU]D"vs9:&lt;tW`BdMc.5'#=&gt;@$b</text:p>
          </table:table-cell>
          <table:table-cell table:style-name="ce28" table:formula="of:=IF([.$E$3]=0;COM.MICROSOFT.CONCAT([.C5];[.B5]);COM.MICROSOFT.CONCAT([.C6];[.B6]))" office:value-type="string" office:string-value="efipqHwyz{|}~!S(*+,-Q%Aua^g/012\CJ&amp;l?r4678hLU]D&quot;vs9:&lt;tW`BdMc.5'#=&gt;@$bkKoXmn3RjEFGIxNOPT)YVZ[_" calcext:value-type="string">
            <text:p>efipqHwyz{|}~!S(*+,-Q%Aua^g/012\CJ&amp;l?r4678hLU]D"vs9:&lt;tW`BdMc.5'#=&gt;@$bkKoXmn3RjEFGIxNOPT)YVZ[_</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B$2])" office:value-type="float" office:value="16" calcext:value-type="float">
            <text:p>16</text:p>
          </table:table-cell>
          <table:table-cell table:formula="of:=LEFT([.$A$2];[.$D$4]-[.$E$4])" office:value-type="string" office:string-value="kKoXmn3RjEFGIxNOPT)YVZ[_efipqHwyz{|}~!S(*+,-Q%Aua^g/012\CJ&amp;l?r4678hLU" calcext:value-type="string">
            <text:p>kKoXmn3RjEFGIxNOPT)YVZ[_efipqHwyz{|}~!S(*+,-Q%Aua^g/012\CJ&amp;l?r4678hLU</text:p>
          </table:table-cell>
          <table:table-cell table:formula="of:=RIGHT([.$A$2];[.$E$4])" office:value-type="string" office:string-value="]D&quot;vs9:&lt;tW`BdMc.5'#=&gt;@$b" calcext:value-type="string">
            <text:p>]D"vs9:&lt;tW`BdMc.5'#=&gt;@$b</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a" calcext:value-type="string">
            <text:p>a</text:p>
          </table:table-cell>
          <table:table-cell/>
          <table:table-cell table:style-name="ce28" table:formula="of:=IF([.$E$3]=0;COM.MICROSOFT.CONCAT([.B7];REPLACE([.D5];([.$E$4]+1);1;&quot;&quot;));COM.MICROSOFT.CONCAT(REPLACE([.D5];([.$E$4]+1);1;&quot;&quot;);[.B7]))" office:value-type="string" office:string-value="aefipqHwyz{|}~!S(*+,-Q%Au^g/012\CJ&amp;l?r4678hLU]D&quot;vs9:&lt;tW`BdMc.5'#=&gt;@$bkKoXmn3RjEFGIxNOPT)YVZ[_" calcext:value-type="string">
            <text:p>aefipqHwyz{|}~!S(*+,-Q%Au^g/012\CJ&amp;l?r4678hLU]D"vs9:&lt;tW`BdMc.5'#=&gt;@$bkKoXmn3RjEFGIxNOPT)YVZ[_</text:p>
          </table:table-cell>
          <table:table-cell table:style-name="Default" office:value-type="string" calcext:value-type="string">
            <text:p><text:s/></text:p>
          </table:table-cell>
          <table:table-cell table:number-columns-repeated="5"/>
          <table:table-cell table:formula="of:=LEN([.K8])" office:value-type="float" office:value="93" calcext:value-type="float">
            <text:p>93</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u|.d" calcext:value-type="string">
            <text:p>u|.d</text:p>
          </table:table-cell>
          <table:table-cell table:formula="of:=IF([.$E$4]&lt;[.$F$4];REPLACE([.D7];[.$F$4]+1;1;&quot;&quot;);REPLACE([.D7];[.$E$4]+1;1;&quot;&quot;))" office:value-type="string" office:string-value="aefipqHwyz{|}~!S(*+,-Q%A^g/012\CJ&amp;l?r4678hLU]D&quot;vs9:&lt;tW`BdMc.5'#=&gt;@$bkKoXmn3RjEFGIxNOPT)YVZ[_" calcext:value-type="string">
            <text:p>aefipqHwyz{|}~!S(*+,-Q%A^g/012\CJ&amp;l?r4678hLU]D"vs9:&lt;tW`BdMc.5'#=&gt;@$bkKoXmn3RjEFGIxNOPT)YVZ[_</text:p>
          </table:table-cell>
          <table:table-cell table:formula="of:=COM.MICROSOFT.CONCAT([.B8];[.K16])" office:value-type="string" office:string-value="u|.daefipqHwyz{}~!S(*+,-Q%A^g/012\CJ&amp;l?r4678hLU]D&quot;vs9:&lt;tW`BMc5'#=&gt;@$bkKoXmn3RjEFGIxNOPT)YVZ[_" calcext:value-type="string">
            <text:p>u|.daefipqHwyz{}~!S(*+,-Q%A^g/012\CJ&amp;l?r4678hLU]D"vs9:&lt;tW`BMc5'#=&gt;@$bkKoXmn3RjEFGIxNOPT)YVZ[_</text:p>
          </table:table-cell>
          <table:table-cell table:style-name="Default" office:value-type="string" calcext:value-type="string">
            <text:p><text:s/></text:p>
          </table:table-cell>
          <table:table-cell table:number-columns-repeated="4"/>
          <table:table-cell table:style-name="ce28" table:formula="of:=MID([.$D$7];[.$E$4]+1;1)" office:value-type="string" office:string-value="u" calcext:value-type="string">
            <text:p>u</text:p>
          </table:table-cell>
          <table:table-cell table:style-name="ce28" table:formula="of:=REPLACE([.$D$7];[.$E$4]+1;1;&quot; &quot;)" office:value-type="string" office:string-value="aefipqHwyz{|}~!S(*+,-Q%A ^g/012\CJ&amp;l?r4678hLU]D&quot;vs9:&lt;tW`BdMc.5'#=&gt;@$bkKoXmn3RjEFGIxNOPT)YVZ[_" calcext:value-type="string">
            <text:p>aefipqHwyz{|}~!S(*+,-Q%A ^g/012\CJ&amp;l?r4678hLU]D"vs9:&lt;tW`BdMc.5'#=&gt;@$bkKoXmn3RjEFGIxNOPT)YVZ[_</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A$4]"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formula="of:=MID([.D7];[.$E$4]+1;1)" office:value-type="string" office:string-value="u" calcext:value-type="string">
            <text:p>u</text:p>
          </table:table-cell>
          <table:table-cell table:formula="of:=IF([.$E$4]&lt;[.$F$4];REPLACE([.C8];[.$E$4]+1;1;&quot;&quot;);REPLACE([.C8];[.$F$4]+1;1;&quot;&quot;))" office:value-type="string" office:string-value="aefipqHwyz{}~!S(*+,-Q%A^g/012\CJ&amp;l?r4678hLU]D&quot;vs9:&lt;tW`BdMc.5'#=&gt;@$bkKoXmn3RjEFGIxNOPT)YVZ[_" calcext:value-type="string">
            <text:p>aefipqHwyz{}~!S(*+,-Q%A^g/012\CJ&amp;l?r4678hLU]D"vs9:&lt;tW`BdMc.5'#=&gt;@$bkKoXmn3RjEFGIxNOPT)YVZ[_</text:p>
          </table:table-cell>
          <table:table-cell/>
          <table:table-cell table:style-name="Default"/>
          <table:table-cell table:number-columns-repeated="4"/>
          <table:table-cell table:formula="of:=COM.MICROSOFT.CONCAT([.J8];MID([.D7];[.$F$4]+1;1))" office:value-type="string" office:string-value="u|" calcext:value-type="string">
            <text:p>u|</text:p>
          </table:table-cell>
          <table:table-cell table:style-name="ce28" table:formula="of:=REPLACE([.$K8];[.$F$4]+1;1;&quot; &quot;)" office:value-type="string" office:string-value="aefipqHwyz{ }~!S(*+,-Q%A ^g/012\CJ&amp;l?r4678hLU]D&quot;vs9:&lt;tW`BdMc.5'#=&gt;@$bkKoXmn3RjEFGIxNOPT)YVZ[_" calcext:value-type="string">
            <text:p>aefipqHwyz{ }~!S(*+,-Q%A ^g/012\CJ&amp;l?r4678hLU]D"vs9:&lt;tW`BdMc.5'#=&gt;@$bkKoXmn3RjEFGIxNOPT)YVZ[_</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Message A9 char positions in D8</text:p>
          </table:table-cell>
          <table:table-cell table:formula="of:=COM.MICROSOFT.CONCAT(&quot;'&quot;;MID([.$A$4];1;16);&quot;'&quot;;&quot;OTP char positions in D8&quot;)" office:value-type="string" office:string-value="'tu_Vij-azj%uhaL1'OTP char positions in D8" calcext:value-type="string">
            <text:p>'tu_Vij-azj%uhaL1'OTP char positions in D8</text:p>
          </table:table-cell>
          <table:table-cell/>
          <table:table-cell table:style-name="Default"/>
          <table:table-cell table:number-columns-repeated="4"/>
          <table:table-cell table:formula="of:=COM.MICROSOFT.CONCAT([.J9];MID([.$D7];[.$G$4]+1;1))" office:value-type="string" office:string-value="u|." calcext:value-type="string">
            <text:p>u|.</text:p>
          </table:table-cell>
          <table:table-cell table:style-name="ce28" table:formula="of:=REPLACE([.$K9];[.$G$4]+1;1;&quot; &quot;)" office:value-type="string" office:string-value="aefipqHwyz{ }~!S(*+,-Q%A ^g/012\CJ&amp;l?r4678hLU]D&quot;vs9:&lt;tW`BdMc 5'#=&gt;@$bkKoXmn3RjEFGIxNOPT)YVZ[_" calcext:value-type="string">
            <text:p>aefipqHwyz{ }~!S(*+,-Q%A ^g/012\CJ&amp;l?r4678hLU]D"vs9:&lt;tW`BdMc 5'#=&gt;@$bkKoXmn3RjEFGIxNOPT)YVZ[_</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t" calcext:value-type="string">
            <text:p>t</text:p>
          </table:table-cell>
          <table:table-cell table:formula="of:=FIND([.A11];[.$D$8];1)" office:value-type="float" office:value="56" calcext:value-type="float">
            <text:p>56</text:p>
          </table:table-cell>
          <table:table-cell table:formula="of:=FIND(MID([.$A$9];[.$A$6]+1;1);[.$D$8];1)" office:value-type="float" office:value="90" calcext:value-type="float">
            <text:p>90</text:p>
          </table:table-cell>
          <table:table-cell table:formula="of:=IF(MOD(([.B11]+[.C11])-([.$E$4]+1);[.$D$4])=0;[.$D$4];MOD(([.B11]+[.C11])-([.$E$4]+1);[.$D$4]))" office:value-type="float" office:value="28" calcext:value-type="float">
            <text:p>28</text:p>
          </table:table-cell>
          <table:table-cell table:formula="of:=IF([.D11]=0;MID([.$D$8];[.$D$4];1);IF([.D11]=[.$D$4];MID([.$D$8];[.$D$4];1);MID([.$D$8];[.D11];1)))" office:value-type="string" office:string-value="^" calcext:value-type="string">
            <text:p>^</text:p>
          </table:table-cell>
          <table:table-cell table:number-columns-repeated="4"/>
          <table:table-cell table:formula="of:=COM.MICROSOFT.CONCAT([.J10];MID([.$D7];[.$H$4]+1;1))" office:value-type="string" office:string-value="u|.d" calcext:value-type="string">
            <text:p>u|.d</text:p>
          </table:table-cell>
          <table:table-cell table:style-name="ce28" table:formula="of:=REPLACE([.$K10];[.$H$4]+1;1;&quot; &quot;)" office:value-type="string" office:string-value="aefipqHwyz{ }~!S(*+,-Q%A ^g/012\CJ&amp;l?r4678hLU]D&quot;vs9:&lt;tW`B Mc 5'#=&gt;@$bkKoXmn3RjEFGIxNOPT)YVZ[_" calcext:value-type="string">
            <text:p>aefipqHwyz{ }~!S(*+,-Q%A ^g/012\CJ&amp;l?r4678hLU]D"vs9:&lt;tW`B Mc 5'#=&gt;@$bkKoXmn3RjEFGIxNOPT)YVZ[_</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u" calcext:value-type="string">
            <text:p>u</text:p>
          </table:table-cell>
          <table:table-cell table:formula="of:=FIND([.A12];[.$D$8];1)" office:value-type="float" office:value="1" calcext:value-type="float">
            <text:p>1</text:p>
          </table:table-cell>
          <table:table-cell table:formula="of:=FIND(MID([.$A$9];[.$A$6]+2;1);[.$D$8];1)" office:value-type="float" office:value="34" calcext:value-type="float">
            <text:p>34</text:p>
          </table:table-cell>
          <table:table-cell table:formula="of:=IF(MOD(([.B12]+[.C12])-([.$E$4]+1);[.$D$4])=0;[.$D$4];MOD(([.B12]+[.C12])-([.$E$4]+1);[.$D$4]))" office:value-type="float" office:value="10" calcext:value-type="float">
            <text:p>10</text:p>
          </table:table-cell>
          <table:table-cell table:formula="of:=IF([.D12]=0;MID([.$D$8];[.$D$4];1);IF([.D12]=[.$D$4];MID([.$D$8];[.$D$4];1);MID([.$D$8];[.D12];1)))" office:value-type="string" office:string-value="q" calcext:value-type="string">
            <text:p>q</text:p>
          </table:table-cell>
          <table:table-cell table:number-columns-repeated="1019"/>
        </table:table-row>
        <table:table-row table:style-name="ro1">
          <table:table-cell table:formula="of:=MID([.$A$4];3;1)" office:value-type="string" office:string-value="_" calcext:value-type="string">
            <text:p>_</text:p>
          </table:table-cell>
          <table:table-cell table:formula="of:=FIND([.A13];[.$D$8];1)" office:value-type="float" office:value="93" calcext:value-type="float">
            <text:p>93</text:p>
          </table:table-cell>
          <table:table-cell table:formula="of:=FIND(MID([.$A$9];[.$A$6]+3;1);[.$D$8];1)" office:value-type="float" office:value="13" calcext:value-type="float">
            <text:p>13</text:p>
          </table:table-cell>
          <table:table-cell table:formula="of:=IF(MOD(([.B13]+[.C13])-([.$E$4]+1);[.$D$4])=0;[.$D$4];MOD(([.B13]+[.C13])-([.$E$4]+1);[.$D$4]))" office:value-type="float" office:value="81" calcext:value-type="float">
            <text:p>81</text:p>
          </table:table-cell>
          <table:table-cell table:formula="of:=IF([.D13]=0;MID([.$D$8];[.$D$4];1);IF([.D13]=[.$D$4];MID([.$D$8];[.$D$4];1);MID([.$D$8];[.D13];1)))" office:value-type="string" office:string-value="G" calcext:value-type="string">
            <text:p>G</text:p>
          </table:table-cell>
          <table:table-cell table:number-columns-repeated="5"/>
          <table:table-cell table:formula="of:=REPLACE([.K11];FIND(&quot; &quot;;[.K11];1);1;&quot;&quot;)" office:value-type="string" office:string-value="aefipqHwyz{}~!S(*+,-Q%A ^g/012\CJ&amp;l?r4678hLU]D&quot;vs9:&lt;tW`B Mc 5'#=&gt;@$bkKoXmn3RjEFGIxNOPT)YVZ[_" calcext:value-type="string">
            <text:p>aefipqHwyz{}~!S(*+,-Q%A ^g/012\CJ&amp;l?r4678hLU]D"vs9:&lt;tW`B Mc 5'#=&gt;@$bkKoXmn3RjEFGIxNOPT)YVZ[_</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V" calcext:value-type="string">
            <text:p>V</text:p>
          </table:table-cell>
          <table:table-cell table:formula="of:=FIND([.A14];[.$D$8];1)" office:value-type="float" office:value="90" calcext:value-type="float">
            <text:p>90</text:p>
          </table:table-cell>
          <table:table-cell table:formula="of:=FIND(MID([.$A$9];[.$A$6]+4;1);[.$D$8];1)" office:value-type="float" office:value="45" calcext:value-type="float">
            <text:p>45</text:p>
          </table:table-cell>
          <table:table-cell table:formula="of:=IF(MOD(([.B14]+[.C14])-([.$E$4]+1);[.$D$4])=0;[.$D$4];MOD(([.B14]+[.C14])-([.$E$4]+1);[.$D$4]))" office:value-type="float" office:value="17" calcext:value-type="float">
            <text:p>17</text:p>
          </table:table-cell>
          <table:table-cell table:formula="of:=IF([.D14]=0;MID([.$D$8];[.$D$4];1);IF([.D14]=[.$D$4];MID([.$D$8];[.$D$4];1);MID([.$D$8];[.D14];1)))" office:value-type="string" office:string-value="~" calcext:value-type="string">
            <text:p>~</text:p>
          </table:table-cell>
          <table:table-cell table:number-columns-repeated="5"/>
          <table:table-cell table:formula="of:=REPLACE([.K13];FIND(&quot; &quot;;[.K13];1);1;&quot;&quot;)" office:value-type="string" office:string-value="aefipqHwyz{}~!S(*+,-Q%A^g/012\CJ&amp;l?r4678hLU]D&quot;vs9:&lt;tW`B Mc 5'#=&gt;@$bkKoXmn3RjEFGIxNOPT)YVZ[_" calcext:value-type="string">
            <text:p>aefipqHwyz{}~!S(*+,-Q%A^g/012\CJ&amp;l?r4678hLU]D"vs9:&lt;tW`B Mc 5'#=&gt;@$bkKoXmn3RjEFGIxNOPT)YVZ[_</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i" calcext:value-type="string">
            <text:p>i</text:p>
          </table:table-cell>
          <table:table-cell table:formula="of:=FIND([.A15];[.$D$8];1)" office:value-type="float" office:value="8" calcext:value-type="float">
            <text:p>8</text:p>
          </table:table-cell>
          <table:table-cell table:formula="of:=FIND(MID([.$A$9];[.$A$6]+5;1);[.$D$8];1)" office:value-type="float" office:value="28" calcext:value-type="float">
            <text:p>28</text:p>
          </table:table-cell>
          <table:table-cell table:formula="of:=IF(MOD(([.B15]+[.C15])-([.$E$4]+1);[.$D$4])=0;[.$D$4];MOD(([.B15]+[.C15])-([.$E$4]+1);[.$D$4]))" office:value-type="float" office:value="11" calcext:value-type="float">
            <text:p>11</text:p>
          </table:table-cell>
          <table:table-cell table:formula="of:=IF([.D15]=0;MID([.$D$8];[.$D$4];1);IF([.D15]=[.$D$4];MID([.$D$8];[.$D$4];1);MID([.$D$8];[.D15];1)))" office:value-type="string" office:string-value="H" calcext:value-type="string">
            <text:p>H</text:p>
          </table:table-cell>
          <table:table-cell table:number-columns-repeated="5"/>
          <table:table-cell table:formula="of:=REPLACE([.K14];FIND(&quot; &quot;;[.K14];1);1;&quot;&quot;)" office:value-type="string" office:string-value="aefipqHwyz{}~!S(*+,-Q%A^g/012\CJ&amp;l?r4678hLU]D&quot;vs9:&lt;tW`BMc 5'#=&gt;@$bkKoXmn3RjEFGIxNOPT)YVZ[_" calcext:value-type="string">
            <text:p>aefipqHwyz{}~!S(*+,-Q%A^g/012\CJ&amp;l?r4678hLU]D"vs9:&lt;tW`BMc 5'#=&gt;@$bkKoXmn3RjEFGIxNOPT)YVZ[_</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j" calcext:value-type="string">
            <text:p>j</text:p>
          </table:table-cell>
          <table:table-cell table:formula="of:=FIND([.A16];[.$D$8];1)" office:value-type="float" office:value="78" calcext:value-type="float">
            <text:p>78</text:p>
          </table:table-cell>
          <table:table-cell table:formula="of:=FIND(MID([.$A$9];[.$A$6]+6;1);[.$D$8];1)" office:value-type="float" office:value="27" calcext:value-type="float">
            <text:p>27</text:p>
          </table:table-cell>
          <table:table-cell table:formula="of:=IF(MOD(([.B16]+[.C16])-([.$E$4]+1);[.$D$4])=0;[.$D$4];MOD(([.B16]+[.C16])-([.$E$4]+1);[.$D$4]))" office:value-type="float" office:value="80" calcext:value-type="float">
            <text:p>80</text:p>
          </table:table-cell>
          <table:table-cell table:formula="of:=IF([.D16]=0;MID([.$D$8];[.$D$4];1);IF([.D16]=[.$D$4];MID([.$D$8];[.$D$4];1);MID([.$D$8];[.D16];1)))" office:value-type="string" office:string-value="F" calcext:value-type="string">
            <text:p>F</text:p>
          </table:table-cell>
          <table:table-cell table:number-columns-repeated="5"/>
          <table:table-cell table:formula="of:=REPLACE([.K15];FIND(&quot; &quot;;[.K15];1);1;&quot;&quot;)" office:value-type="string" office:string-value="aefipqHwyz{}~!S(*+,-Q%A^g/012\CJ&amp;l?r4678hLU]D&quot;vs9:&lt;tW`BMc5'#=&gt;@$bkKoXmn3RjEFGIxNOPT)YVZ[_" calcext:value-type="string">
            <text:p>aefipqHwyz{}~!S(*+,-Q%A^g/012\CJ&amp;l?r4678hLU]D"vs9:&lt;tW`BMc5'#=&gt;@$bkKoXmn3RjEFGIxNOPT)YVZ[_</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24" calcext:value-type="float">
            <text:p>24</text:p>
          </table:table-cell>
          <table:table-cell table:formula="of:=FIND(MID([.$A$9];[.$A$6]+7;1);[.$D$8];1)" office:value-type="float" office:value="32" calcext:value-type="float">
            <text:p>32</text:p>
          </table:table-cell>
          <table:table-cell table:formula="of:=IF(MOD(([.B17]+[.C17])-([.$E$4]+1);[.$D$4])=0;[.$D$4];MOD(([.B17]+[.C17])-([.$E$4]+1);[.$D$4]))" office:value-type="float" office:value="31" calcext:value-type="float">
            <text:p>31</text:p>
          </table:table-cell>
          <table:table-cell table:formula="of:=IF([.D17]=0;MID([.$D$8];[.$D$4];1);IF([.D17]=[.$D$4];MID([.$D$8];[.$D$4];1);MID([.$D$8];[.D17];1)))" office:value-type="string" office:string-value="0" calcext:value-type="string">
            <text:p>0</text:p>
          </table:table-cell>
          <table:table-cell table:number-columns-repeated="1019"/>
        </table:table-row>
        <table:table-row table:style-name="ro1">
          <table:table-cell table:formula="of:=MID([.$A$4];8;1)" office:value-type="string" office:string-value="a" calcext:value-type="string">
            <text:p>a</text:p>
          </table:table-cell>
          <table:table-cell table:formula="of:=FIND([.A18];[.$D$8];1)" office:value-type="float" office:value="5" calcext:value-type="float">
            <text:p>5</text:p>
          </table:table-cell>
          <table:table-cell table:formula="of:=FIND(MID([.$A$9];[.$A$6]+8;1);[.$D$8];1)" office:value-type="float" office:value="84" calcext:value-type="float">
            <text:p>84</text:p>
          </table:table-cell>
          <table:table-cell table:formula="of:=IF(MOD(([.B18]+[.C18])-([.$E$4]+1);[.$D$4])=0;[.$D$4];MOD(([.B18]+[.C18])-([.$E$4]+1);[.$D$4]))" office:value-type="float" office:value="64" calcext:value-type="float">
            <text:p>64</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z" calcext:value-type="string">
            <text:p>z</text:p>
          </table:table-cell>
          <table:table-cell table:formula="of:=FIND([.A19];[.$D$8];1)" office:value-type="float" office:value="14" calcext:value-type="float">
            <text:p>14</text:p>
          </table:table-cell>
          <table:table-cell table:formula="of:=FIND(MID([.$A$9];[.$A$6]+9;1);[.$D$8];1)" office:value-type="float" office:value="35" calcext:value-type="float">
            <text:p>35</text:p>
          </table:table-cell>
          <table:table-cell table:formula="of:=IF(MOD(([.B19]+[.C19])-([.$E$4]+1);[.$D$4])=0;[.$D$4];MOD(([.B19]+[.C19])-([.$E$4]+1);[.$D$4]))" office:value-type="float" office:value="24" calcext:value-type="float">
            <text:p>24</text:p>
          </table:table-cell>
          <table:table-cell table:formula="of:=IF([.D19]=0;MID([.$D$8];[.$D$4];1);IF([.D19]=[.$D$4];MID([.$D$8];[.$D$4];1);MID([.$D$8];[.D19];1)))" office:value-type="string" office:string-value="-" calcext:value-type="string">
            <text:p>-</text:p>
          </table:table-cell>
          <table:table-cell table:number-columns-repeated="1019"/>
        </table:table-row>
        <table:table-row table:style-name="ro1">
          <table:table-cell table:formula="of:=MID([.$A$4];10;1)" office:value-type="string" office:string-value="j" calcext:value-type="string">
            <text:p>j</text:p>
          </table:table-cell>
          <table:table-cell table:formula="of:=FIND([.A20];[.$D$8];1)" office:value-type="float" office:value="78" calcext:value-type="float">
            <text:p>78</text:p>
          </table:table-cell>
          <table:table-cell table:formula="of:=FIND(MID([.$A$9];[.$A$6]+10;1);[.$D$8];1)" office:value-type="float" office:value="27" calcext:value-type="float">
            <text:p>27</text:p>
          </table:table-cell>
          <table:table-cell table:formula="of:=IF(MOD(([.B20]+[.C20])-([.$E$4]+1);[.$D$4])=0;[.$D$4];MOD(([.B20]+[.C20])-([.$E$4]+1);[.$D$4]))" office:value-type="float" office:value="80" calcext:value-type="float">
            <text:p>80</text:p>
          </table:table-cell>
          <table:table-cell table:formula="of:=IF([.D20]=0;MID([.$D$8];[.$D$4];1);IF([.D20]=[.$D$4];MID([.$D$8];[.$D$4];1);MID([.$D$8];[.D20];1)))" office:value-type="string" office:string-value="F" calcext:value-type="string">
            <text:p>F</text:p>
          </table:table-cell>
          <table:table-cell table:number-columns-repeated="1019"/>
        </table:table-row>
        <table:table-row table:style-name="ro1">
          <table:table-cell table:formula="of:=MID([.$A$4];11;1)" office:value-type="string" office:string-value="%" calcext:value-type="string">
            <text:p>%</text:p>
          </table:table-cell>
          <table:table-cell table:formula="of:=FIND([.A21];[.$D$8];1)" office:value-type="float" office:value="26" calcext:value-type="float">
            <text:p>26</text:p>
          </table:table-cell>
          <table:table-cell table:formula="of:=FIND(MID([.$A$9];[.$A$6]+11;1);[.$D$8];1)" office:value-type="float" office:value="87" calcext:value-type="float">
            <text:p>87</text:p>
          </table:table-cell>
          <table:table-cell table:formula="of:=IF(MOD(([.B21]+[.C21])-([.$E$4]+1);[.$D$4])=0;[.$D$4];MOD(([.B21]+[.C21])-([.$E$4]+1);[.$D$4]))" office:value-type="float" office:value="88" calcext:value-type="float">
            <text:p>88</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u" calcext:value-type="string">
            <text:p>u</text:p>
          </table:table-cell>
          <table:table-cell table:formula="of:=FIND([.A22];[.$D$8];1)" office:value-type="float" office:value="1" calcext:value-type="float">
            <text:p>1</text:p>
          </table:table-cell>
          <table:table-cell table:formula="of:=FIND(MID([.$A$9];[.$A$6]+12;1);[.$D$8];1)" office:value-type="float" office:value="34" calcext:value-type="float">
            <text:p>34</text:p>
          </table:table-cell>
          <table:table-cell table:formula="of:=IF(MOD(([.B22]+[.C22])-([.$E$4]+1);[.$D$4])=0;[.$D$4];MOD(([.B22]+[.C22])-([.$E$4]+1);[.$D$4]))" office:value-type="float" office:value="10" calcext:value-type="float">
            <text:p>10</text:p>
          </table:table-cell>
          <table:table-cell table:formula="of:=IF([.D22]=0;MID([.$D$8];[.$D$4];1);IF([.D22]=[.$D$4];MID([.$D$8];[.$D$4];1);MID([.$D$8];[.D22];1)))" office:value-type="string" office:string-value="q" calcext:value-type="string">
            <text:p>q</text:p>
          </table:table-cell>
          <table:table-cell table:number-columns-repeated="1019"/>
        </table:table-row>
        <table:table-row table:style-name="ro1">
          <table:table-cell table:formula="of:=MID([.$A$4];13;1)" office:value-type="string" office:string-value="h" calcext:value-type="string">
            <text:p>h</text:p>
          </table:table-cell>
          <table:table-cell table:formula="of:=FIND([.A23];[.$D$8];1)" office:value-type="float" office:value="45" calcext:value-type="float">
            <text:p>45</text:p>
          </table:table-cell>
          <table:table-cell table:formula="of:=FIND(MID([.$A$9];[.$A$6]+13;1);[.$D$8];1)" office:value-type="float" office:value="14" calcext:value-type="float">
            <text:p>14</text:p>
          </table:table-cell>
          <table:table-cell table:formula="of:=IF(MOD(([.B23]+[.C23])-([.$E$4]+1);[.$D$4])=0;[.$D$4];MOD(([.B23]+[.C23])-([.$E$4]+1);[.$D$4]))" office:value-type="float" office:value="34" calcext:value-type="float">
            <text:p>34</text:p>
          </table:table-cell>
          <table:table-cell table:formula="of:=IF([.D23]=0;MID([.$D$8];[.$D$4];1);IF([.D23]=[.$D$4];MID([.$D$8];[.$D$4];1);MID([.$D$8];[.D23];1)))" office:value-type="string" office:string-value="\" calcext:value-type="string">
            <text:p>\</text:p>
          </table:table-cell>
          <table:table-cell table:number-columns-repeated="1019"/>
        </table:table-row>
        <table:table-row table:style-name="ro1">
          <table:table-cell table:formula="of:=MID([.$A$4];14;1)" office:value-type="string" office:string-value="a" calcext:value-type="string">
            <text:p>a</text:p>
          </table:table-cell>
          <table:table-cell table:formula="of:=FIND([.A24];[.$D$8];1)" office:value-type="float" office:value="5" calcext:value-type="float">
            <text:p>5</text:p>
          </table:table-cell>
          <table:table-cell table:formula="of:=FIND(MID([.$A$9];[.$A$6]+14;1);[.$D$8];1)" office:value-type="float" office:value="84" calcext:value-type="float">
            <text:p>84</text:p>
          </table:table-cell>
          <table:table-cell table:formula="of:=IF(MOD(([.B24]+[.C24])-([.$E$4]+1);[.$D$4])=0;[.$D$4];MOD(([.B24]+[.C24])-([.$E$4]+1);[.$D$4]))" office:value-type="float" office:value="64" calcext:value-type="float">
            <text:p>64</text:p>
          </table:table-cell>
          <table:table-cell table:formula="of:=IF([.D24]=0;MID([.$D$8];[.$D$4];1);IF([.D24]=[.$D$4];MID([.$D$8];[.$D$4];1);MID([.$D$8];[.D24];1)))" office:value-type="string" office:string-value="#" calcext:value-type="string">
            <text:p>#</text:p>
          </table:table-cell>
          <table:table-cell table:number-columns-repeated="1019"/>
        </table:table-row>
        <table:table-row table:style-name="ro1">
          <table:table-cell table:formula="of:=MID([.$A$4];15;1)" office:value-type="string" office:string-value="L" calcext:value-type="string">
            <text:p>L</text:p>
          </table:table-cell>
          <table:table-cell table:formula="of:=FIND([.A25];[.$D$8];1)" office:value-type="float" office:value="46" calcext:value-type="float">
            <text:p>46</text:p>
          </table:table-cell>
          <table:table-cell table:formula="of:=FIND(MID([.$A$9];[.$A$6]+15;1);[.$D$8];1)" office:value-type="float" office:value="45" calcext:value-type="float">
            <text:p>45</text:p>
          </table:table-cell>
          <table:table-cell table:formula="of:=IF(MOD(([.B25]+[.C25])-([.$E$4]+1);[.$D$4])=0;[.$D$4];MOD(([.B25]+[.C25])-([.$E$4]+1);[.$D$4]))" office:value-type="float" office:value="66" calcext:value-type="float">
            <text:p>66</text:p>
          </table:table-cell>
          <table:table-cell table:formula="of:=IF([.D25]=0;MID([.$D$8];[.$D$4];1);IF([.D25]=[.$D$4];MID([.$D$8];[.$D$4];1);MID([.$D$8];[.D25];1)))" office:value-type="string" office:string-value="&gt;" calcext:value-type="string">
            <text:p>&gt;</text:p>
          </table:table-cell>
          <table:table-cell table:number-columns-repeated="1019"/>
        </table:table-row>
        <table:table-row table:style-name="ro1">
          <table:table-cell table:formula="of:=MID([.$A$4];16;1)" office:value-type="string" office:string-value="1" calcext:value-type="string">
            <text:p>1</text:p>
          </table:table-cell>
          <table:table-cell table:formula="of:=FIND([.A26];[.$D$8];1)" office:value-type="float" office:value="32" calcext:value-type="float">
            <text:p>32</text:p>
          </table:table-cell>
          <table:table-cell table:formula="of:=FIND(MID([.$A$9];[.$A$6]+16;1);[.$D$8];1)" office:value-type="float" office:value="49" calcext:value-type="float">
            <text:p>49</text:p>
          </table:table-cell>
          <table:table-cell table:formula="of:=IF(MOD(([.B26]+[.C26])-([.$E$4]+1);[.$D$4])=0;[.$D$4];MOD(([.B26]+[.C26])-([.$E$4]+1);[.$D$4]))" office:value-type="float" office:value="56" calcext:value-type="float">
            <text:p>56</text:p>
          </table:table-cell>
          <table:table-cell table:formula="of:=IF([.D26]=0;MID([.$D$8];[.$D$4];1);IF([.D26]=[.$D$4];MID([.$D$8];[.$D$4];1);MID([.$D$8];[.D26];1)))" office:value-type="string" office:string-value="t" calcext:value-type="string">
            <text:p>t</text:p>
          </table:table-cell>
          <table:table-cell table:number-columns-repeated="1019"/>
        </table:table-row>
        <table:table-row table:style-name="ro1">
          <table:table-cell table:style-name="ce28" table:formula="of:=COM.MICROSOFT.CONCAT([.$E$11];[.$E$12];[.$E$13];[.$E$14];[.$E$15];[.$E$16];[.$E$17];[.$E$18];[.$E$19];[.$E$20];[.$E$21];[.$E$22];[.$E$23];[.$E$24];[.$E$25];[.$E$26])" office:value-type="string" office:string-value="^qG~HF0#-F)q\#&gt;t" calcext:value-type="string">
            <text:p>^qG~HF0#-F)q\#&gt;t</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xNOPT)YVZ[_" calcext:value-type="string">
            <text:p>xNOPT)YVZ[_</text:p>
          </table:table-cell>
          <table:table-cell table:formula="of:=IF([.$F$3]=0;RIGHT([.$D$8];LEN([.$D$8])-[.$F$4]);LEFT([.$D$8];LEN([.$D$8])-[.$F$4]))" office:value-type="string" office:string-value="u|.daefipqHwyz{}~!S(*+,-Q%A^g/012\CJ&amp;l?r4678hLU]D&quot;vs9:&lt;tW`BMc5'#=&gt;@$bkKoXmn3RjEFGI" calcext:value-type="string">
            <text:p>u|.daefipqHwyz{}~!S(*+,-Q%A^g/012\CJ&amp;l?r4678hLU]D"vs9:&lt;tW`BMc5'#=&gt;@$bkKoXmn3RjEFGI</text:p>
          </table:table-cell>
          <table:table-cell table:style-name="ce28" table:formula="of:=IF([.$F$3]=0;COM.MICROSOFT.CONCAT([.C30];[.B30]);COM.MICROSOFT.CONCAT([.C31];[.B31]))" office:value-type="string" office:string-value="xNOPT)YVZ[_u|.daefipqHwyz{}~!S(*+,-Q%A^g/012\CJ&amp;l?r4678hLU]D&quot;vs9:&lt;tW`BMc5'#=&gt;@$bkKoXmn3RjEFGI" calcext:value-type="string">
            <text:p>xNOPT)YVZ[_u|.daefipqHwyz{}~!S(*+,-Q%A^g/012\CJ&amp;l?r4678hLU]D"vs9:&lt;tW`BMc5'#=&gt;@$bkKoXmn3RjEFGI</text:p>
          </table:table-cell>
          <table:table-cell table:style-name="Default"/>
          <table:table-cell table:number-columns-repeated="1019"/>
        </table:table-row>
        <table:table-row table:style-name="ro1">
          <table:table-cell/>
          <table:table-cell table:formula="of:=LEFT([.$D$8];LEN([.$D$8])-[.$F$4])" office:value-type="string" office:string-value="u|.daefipqHwyz{}~!S(*+,-Q%A^g/012\CJ&amp;l?r4678hLU]D&quot;vs9:&lt;tW`BMc5'#=&gt;@$bkKoXmn3RjEFGI" calcext:value-type="string">
            <text:p>u|.daefipqHwyz{}~!S(*+,-Q%A^g/012\CJ&amp;l?r4678hLU]D"vs9:&lt;tW`BMc5'#=&gt;@$bkKoXmn3RjEFGI</text:p>
          </table:table-cell>
          <table:table-cell table:formula="of:=RIGHT([.$D$8];[.$F$4])" office:value-type="string" office:string-value="xNOPT)YVZ[_" calcext:value-type="string">
            <text:p>xNOPT)YVZ[_</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u" calcext:value-type="string">
            <text:p>u</text:p>
          </table:table-cell>
          <table:table-cell/>
          <table:table-cell table:style-name="ce28" table:formula="of:=IF([.$F$3]=0;COM.MICROSOFT.CONCAT([.B32];REPLACE([.D30];([.$F$4]+1);1;&quot;&quot;));COM.MICROSOFT.CONCAT(REPLACE([.D30];([.$F$4]+1);1;&quot;&quot;);[.B32]))" office:value-type="string" office:string-value="xNOPT)YVZ[_|.daefipqHwyz{}~!S(*+,-Q%A^g/012\CJ&amp;l?r4678hLU]D&quot;vs9:&lt;tW`BMc5'#=&gt;@$bkKoXmn3RjEFGIu" calcext:value-type="string">
            <text:p>xNOPT)YVZ[_|.daefipqHwyz{}~!S(*+,-Q%A^g/012\CJ&amp;l?r4678hLU]D"vs9:&lt;tW`BMc5'#=&gt;@$bkKoXmn3RjEFGIu</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v]" calcext:value-type="string">
            <text:p>{|v]</text:p>
          </table:table-cell>
          <table:table-cell table:style-name="ce28" table:formula="of:=IF([.$F$4]&lt;[.$E$4];REPLACE([.D32];[.$E$4]+1;1;&quot;&quot;);REPLACE([.D32];[.$F$4]+1;1;&quot;&quot;))" office:value-type="string" office:string-value="xNOPT)YVZ[_|.daefipqHwyz}~!S(*+,-Q%A^g/012\CJ&amp;l?r4678hLU]D&quot;vs9:&lt;tW`BMc5'#=&gt;@$bkKoXmn3RjEFGIu" calcext:value-type="string">
            <text:p>xNOPT)YVZ[_|.daefipqHwyz}~!S(*+,-Q%A^g/012\CJ&amp;l?r4678hLU]D"vs9:&lt;tW`BMc5'#=&gt;@$bkKoXmn3RjEFGIu</text:p>
          </table:table-cell>
          <table:table-cell table:formula="of:=COM.MICROSOFT.CONCAT([.B33];[.K41])" office:value-type="string" office:string-value="{|v]xNOPT)YVZ[_.daefipqHwyz}~!S(*+,-Q%A^g/012\CJ&amp;l?r4678hLUD&quot;s9:&lt;tW`BMc5'#=&gt;@$bkKoXmn3RjEFGIu" calcext:value-type="string">
            <text:p>{|v]xNOPT)YVZ[_.daefipqHwyz}~!S(*+,-Q%A^g/012\CJ&amp;l?r4678hLUD"s9:&lt;tW`BMc5'#=&gt;@$bkKoXmn3RjEFGIu</text:p>
          </table:table-cell>
          <table:table-cell table:style-name="Default"/>
          <table:table-cell table:number-columns-repeated="4"/>
          <table:table-cell table:style-name="ce28" table:formula="of:=MID([.$D$32];[.$E$4]+1;1)" office:value-type="string" office:string-value="{" calcext:value-type="string">
            <text:p>{</text:p>
          </table:table-cell>
          <table:table-cell table:style-name="ce28" table:formula="of:=REPLACE([.$D$32];[.$E$4]+1;1;&quot; &quot;)" office:value-type="string" office:string-value="xNOPT)YVZ[_|.daefipqHwyz }~!S(*+,-Q%A^g/012\CJ&amp;l?r4678hLU]D&quot;vs9:&lt;tW`BMc5'#=&gt;@$bkKoXmn3RjEFGIu" calcext:value-type="string">
            <text:p>xNOPT)YVZ[_|.daefipqHwyz }~!S(*+,-Q%A^g/012\CJ&amp;l?r4678hLU]D"vs9:&lt;tW`BMc5'#=&gt;@$bkKoXmn3RjEFGIu</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 calcext:value-type="string">
            <text:p>|</text:p>
          </table:table-cell>
          <table:table-cell table:style-name="ce28" table:formula="of:=IF([.$F$4]&lt;[.$E$4];REPLACE([.C33];[.$F$4]+1;1;&quot;&quot;);REPLACE([.C33];[.$E$4]+1;1;&quot;&quot;))" office:value-type="string" office:string-value="xNOPT)YVZ[_.daefipqHwyz}~!S(*+,-Q%A^g/012\CJ&amp;l?r4678hLU]D&quot;vs9:&lt;tW`BMc5'#=&gt;@$bkKoXmn3RjEFGIu" calcext:value-type="string">
            <text:p>xNOPT)YVZ[_.daefipqHwyz}~!S(*+,-Q%A^g/012\CJ&amp;l?r4678hLU]D"vs9:&lt;tW`BMc5'#=&gt;@$bkKoXmn3RjEFGIu</text:p>
          </table:table-cell>
          <table:table-cell/>
          <table:table-cell table:style-name="Default"/>
          <table:table-cell table:number-columns-repeated="4"/>
          <table:table-cell table:formula="of:=COM.MICROSOFT.CONCAT([.J33];MID([.K33];[.$F$4]+1;1))" office:value-type="string" office:string-value="{|" calcext:value-type="string">
            <text:p>{|</text:p>
          </table:table-cell>
          <table:table-cell table:style-name="ce28" table:formula="of:=REPLACE([.$K33];[.$F$4]+1;1;&quot; &quot;)" office:value-type="string" office:string-value="xNOPT)YVZ[_ .daefipqHwyz }~!S(*+,-Q%A^g/012\CJ&amp;l?r4678hLU]D&quot;vs9:&lt;tW`BMc5'#=&gt;@$bkKoXmn3RjEFGIu" calcext:value-type="string">
            <text:p>xNOPT)YVZ[_ .daefipqHwyz }~!S(*+,-Q%A^g/012\CJ&amp;l?r4678hLU]D"vs9:&lt;tW`BMc5'#=&gt;@$bkKoXmn3RjEFGIu</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qG~HF0#-F)q\#&gt;t" calcext:value-type="string">
            <text:p>^qG~HF0#-F)q\#&gt;t</text:p>
          </table:table-cell>
          <table:table-cell table:formula="of:=COM.MICROSOFT.CONCAT(&quot;'&quot;;[.A35];&quot;'&quot;;&quot; A23 char positions in D21&quot;)" office:value-type="string" office:string-value="'^qG~HF0#-F)q\#&gt;t' A23 char positions in D21" calcext:value-type="string">
            <text:p>'^qG~HF0#-F)q\#&gt;t' A23 char positions in D21</text:p>
          </table:table-cell>
          <table:table-cell table:formula="of:=COM.MICROSOFT.CONCAT(&quot;'&quot;;MID([.$A$3];1;LEN([.$A$4]));&quot;'&quot;;&quot; A3  char positions in D33&quot;)" office:value-type="string" office:string-value="'tu_Vij-azj%uhaL1V\yh^A1NCAT\zNhDu1w&gt;XDHl^D615ltq?mF4&quot;)Xd9){m'drPaElfUBF~?B-ET~8(A#Beautiful#MindA#Beautiful#Mind' A3  char positions in D33" calcext:value-type="string">
            <text:p>'tu_Vij-azj%uhaL1V\yh^A1NCAT\zNhDu1w&gt;XDHl^D615ltq?mF4")Xd9){m'drPaElfUBF~?B-ET~8(A#Beautiful#MindA#Beautiful#Mind' A3 <text:s/>char positions in D33</text:p>
          </table:table-cell>
          <table:table-cell/>
          <table:table-cell table:style-name="Default"/>
          <table:table-cell table:number-columns-repeated="4"/>
          <table:table-cell table:formula="of:=COM.MICROSOFT.CONCAT([.J34];MID([.$K34];[.$G$4]+1;1))" office:value-type="string" office:string-value="{|v" calcext:value-type="string">
            <text:p>{|v</text:p>
          </table:table-cell>
          <table:table-cell table:style-name="ce28" table:formula="of:=REPLACE([.$K34];[.$G$4]+1;1;&quot; &quot;)" office:value-type="string" office:string-value="xNOPT)YVZ[_ .daefipqHwyz }~!S(*+,-Q%A^g/012\CJ&amp;l?r4678hLU]D&quot; s9:&lt;tW`BMc5'#=&gt;@$bkKoXmn3RjEFGIu" calcext:value-type="string">
            <text:p>xNOPT)YVZ[_ .daefipqHwyz }~!S(*+,-Q%A^g/012\CJ&amp;l?r4678hLU]D" s9:&lt;tW`BMc5'#=&gt;@$bkKoXmn3RjEFGIu</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 calcext:value-type="string">
            <text:p>^</text:p>
          </table:table-cell>
          <table:table-cell table:formula="of:=FIND([.A36];[.$D$33];1)" office:value-type="float" office:value="40" calcext:value-type="float">
            <text:p>40</text:p>
          </table:table-cell>
          <table:table-cell table:formula="of:=FIND(MID([.$A$28];[.$A$6]+1;1);[.$D$33];1)" office:value-type="float" office:value="12" calcext:value-type="float">
            <text:p>12</text:p>
          </table:table-cell>
          <table:table-cell table:formula="of:=IF(MOD(([.B36]+[.C36])-([.$F$4]+1);[.$D$4])=0;[.$D$4];MOD(([.B36]+[.C36])-([.$F$4]+1);[.$D$4]))" office:value-type="float" office:value="40" calcext:value-type="float">
            <text:p>40</text:p>
          </table:table-cell>
          <table:table-cell table:formula="of:=IF([.D36]=0;MID([.$D$33];[.$D$4];1);IF([.D36]=[.$D$4];MID([.$D$33];[.$D$4];1);MID([.$D$33];[.D36];1)))" office:value-type="string" office:string-value="^" calcext:value-type="string">
            <text:p>^</text:p>
          </table:table-cell>
          <table:table-cell table:number-columns-repeated="4"/>
          <table:table-cell table:formula="of:=COM.MICROSOFT.CONCAT([.J35];MID([.$K35];[.$H$4]+1;1))" office:value-type="string" office:string-value="{|v]" calcext:value-type="string">
            <text:p>{|v]</text:p>
          </table:table-cell>
          <table:table-cell table:style-name="ce28" table:formula="of:=REPLACE([.$K35];[.$H$4]+1;1;&quot; &quot;)" office:value-type="string" office:string-value="xNOPT)YVZ[_ .daefipqHwyz }~!S(*+,-Q%A^g/012\CJ&amp;l?r4678hLU D&quot; s9:&lt;tW`BMc5'#=&gt;@$bkKoXmn3RjEFGIu" calcext:value-type="string">
            <text:p>xNOPT)YVZ[_ .daefipqHwyz }~!S(*+,-Q%A^g/012\CJ&amp;l?r4678hLU D" s9:&lt;tW`BMc5'#=&gt;@$bkKoXmn3RjEFGIu</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q" calcext:value-type="string">
            <text:p>q</text:p>
          </table:table-cell>
          <table:table-cell table:formula="of:=FIND([.A37];[.$D$33];1)" office:value-type="float" office:value="23" calcext:value-type="float">
            <text:p>23</text:p>
          </table:table-cell>
          <table:table-cell table:formula="of:=FIND(MID([.$A$28];[.$A$6]+2;1);[.$D$33];1)" office:value-type="float" office:value="46" calcext:value-type="float">
            <text:p>46</text:p>
          </table:table-cell>
          <table:table-cell table:formula="of:=IF(MOD(([.B37]+[.C37])-([.$F$4]+1);[.$D$4])=0;[.$D$4];MOD(([.B37]+[.C37])-([.$F$4]+1);[.$D$4]))" office:value-type="float" office:value="57" calcext:value-type="float">
            <text:p>57</text:p>
          </table:table-cell>
          <table:table-cell table:formula="of:=IF([.D37]=0;MID([.$D$33];[.$D$4];1);IF([.D37]=[.$D$4];MID([.$D$33];[.$D$4];1);MID([.$D$33];[.D37];1)))" office:value-type="string" office:string-value="h" calcext:value-type="string">
            <text:p>h</text:p>
          </table:table-cell>
          <table:table-cell table:number-columns-repeated="1019"/>
        </table:table-row>
        <table:table-row table:style-name="ro1">
          <table:table-cell table:formula="of:=MID([.$A$35];3;1)" office:value-type="string" office:string-value="G" calcext:value-type="string">
            <text:p>G</text:p>
          </table:table-cell>
          <table:table-cell table:formula="of:=FIND([.A38];[.$D$33];1)" office:value-type="float" office:value="91" calcext:value-type="float">
            <text:p>91</text:p>
          </table:table-cell>
          <table:table-cell table:formula="of:=FIND(MID([.$A$28];[.$A$6]+3;1);[.$D$33];1)" office:value-type="float" office:value="26" calcext:value-type="float">
            <text:p>26</text:p>
          </table:table-cell>
          <table:table-cell table:formula="of:=IF(MOD(([.B38]+[.C38])-([.$F$4]+1);[.$D$4])=0;[.$D$4];MOD(([.B38]+[.C38])-([.$F$4]+1);[.$D$4]))" office:value-type="float" office:value="12" calcext:value-type="float">
            <text:p>12</text:p>
          </table:table-cell>
          <table:table-cell table:formula="of:=IF([.D38]=0;MID([.$D$33];[.$D$4];1);IF([.D38]=[.$D$4];MID([.$D$33];[.$D$4];1);MID([.$D$33];[.D38];1)))" office:value-type="string" office:string-value="V" calcext:value-type="string">
            <text:p>V</text:p>
          </table:table-cell>
          <table:table-cell table:number-columns-repeated="5"/>
          <table:table-cell table:formula="of:=REPLACE([.K36];FIND(&quot; &quot;;[.K36];1);1;&quot;&quot;)" office:value-type="string" office:string-value="xNOPT)YVZ[_.daefipqHwyz }~!S(*+,-Q%A^g/012\CJ&amp;l?r4678hLU D&quot; s9:&lt;tW`BMc5'#=&gt;@$bkKoXmn3RjEFGIu" calcext:value-type="string">
            <text:p>xNOPT)YVZ[_.daefipqHwyz }~!S(*+,-Q%A^g/012\CJ&amp;l?r4678hLU D" s9:&lt;tW`BMc5'#=&gt;@$bkKoXmn3RjEFGIu</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 calcext:value-type="string">
            <text:p>~</text:p>
          </table:table-cell>
          <table:table-cell table:formula="of:=FIND([.A39];[.$D$33];1)" office:value-type="float" office:value="29" calcext:value-type="float">
            <text:p>29</text:p>
          </table:table-cell>
          <table:table-cell table:formula="of:=FIND(MID([.$A$28];[.$A$6]+4;1);[.$D$33];1)" office:value-type="float" office:value="57" calcext:value-type="float">
            <text:p>57</text:p>
          </table:table-cell>
          <table:table-cell table:formula="of:=IF(MOD(([.B39]+[.C39])-([.$F$4]+1);[.$D$4])=0;[.$D$4];MOD(([.B39]+[.C39])-([.$F$4]+1);[.$D$4]))" office:value-type="float" office:value="74" calcext:value-type="float">
            <text:p>74</text:p>
          </table:table-cell>
          <table:table-cell table:formula="of:=IF([.D39]=0;MID([.$D$33];[.$D$4];1);IF([.D39]=[.$D$4];MID([.$D$33];[.$D$4];1);MID([.$D$33];[.D39];1)))" office:value-type="string" office:string-value="#" calcext:value-type="string">
            <text:p>#</text:p>
          </table:table-cell>
          <table:table-cell table:number-columns-repeated="5"/>
          <table:table-cell table:formula="of:=REPLACE([.K38];FIND(&quot; &quot;;[.K38];1);1;&quot;&quot;)" office:value-type="string" office:string-value="xNOPT)YVZ[_.daefipqHwyz}~!S(*+,-Q%A^g/012\CJ&amp;l?r4678hLU D&quot; s9:&lt;tW`BMc5'#=&gt;@$bkKoXmn3RjEFGIu" calcext:value-type="string">
            <text:p>xNOPT)YVZ[_.daefipqHwyz}~!S(*+,-Q%A^g/012\CJ&amp;l?r4678hLU D" s9:&lt;tW`BMc5'#=&gt;@$bkKoXmn3RjEFGIu</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H" calcext:value-type="string">
            <text:p>H</text:p>
          </table:table-cell>
          <table:table-cell table:formula="of:=FIND([.A40];[.$D$33];1)" office:value-type="float" office:value="24" calcext:value-type="float">
            <text:p>24</text:p>
          </table:table-cell>
          <table:table-cell table:formula="of:=FIND(MID([.$A$28];[.$A$6]+5;1);[.$D$33];1)" office:value-type="float" office:value="40" calcext:value-type="float">
            <text:p>40</text:p>
          </table:table-cell>
          <table:table-cell table:formula="of:=IF(MOD(([.B40]+[.C40])-([.$F$4]+1);[.$D$4])=0;[.$D$4];MOD(([.B40]+[.C40])-([.$F$4]+1);[.$D$4]))" office:value-type="float" office:value="52" calcext:value-type="float">
            <text:p>52</text:p>
          </table:table-cell>
          <table:table-cell table:formula="of:=IF([.D40]=0;MID([.$D$33];[.$D$4];1);IF([.D40]=[.$D$4];MID([.$D$33];[.$D$4];1);MID([.$D$33];[.D40];1)))" office:value-type="string" office:string-value="r" calcext:value-type="string">
            <text:p>r</text:p>
          </table:table-cell>
          <table:table-cell table:number-columns-repeated="5"/>
          <table:table-cell table:formula="of:=REPLACE([.K39];FIND(&quot; &quot;;[.K39];1);1;&quot;&quot;)" office:value-type="string" office:string-value="xNOPT)YVZ[_.daefipqHwyz}~!S(*+,-Q%A^g/012\CJ&amp;l?r4678hLUD&quot; s9:&lt;tW`BMc5'#=&gt;@$bkKoXmn3RjEFGIu" calcext:value-type="string">
            <text:p>xNOPT)YVZ[_.daefipqHwyz}~!S(*+,-Q%A^g/012\CJ&amp;l?r4678hLUD" s9:&lt;tW`BMc5'#=&gt;@$bkKoXmn3RjEFGIu</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F" calcext:value-type="string">
            <text:p>F</text:p>
          </table:table-cell>
          <table:table-cell table:formula="of:=FIND([.A41];[.$D$33];1)" office:value-type="float" office:value="90" calcext:value-type="float">
            <text:p>90</text:p>
          </table:table-cell>
          <table:table-cell table:formula="of:=FIND(MID([.$A$28];[.$A$6]+6;1);[.$D$33];1)" office:value-type="float" office:value="39" calcext:value-type="float">
            <text:p>39</text:p>
          </table:table-cell>
          <table:table-cell table:formula="of:=IF(MOD(([.B41]+[.C41])-([.$F$4]+1);[.$D$4])=0;[.$D$4];MOD(([.B41]+[.C41])-([.$F$4]+1);[.$D$4]))" office:value-type="float" office:value="24" calcext:value-type="float">
            <text:p>24</text:p>
          </table:table-cell>
          <table:table-cell table:formula="of:=IF([.D41]=0;MID([.$D$33];[.$D$4];1);IF([.D41]=[.$D$4];MID([.$D$33];[.$D$4];1);MID([.$D$33];[.D41];1)))" office:value-type="string" office:string-value="H" calcext:value-type="string">
            <text:p>H</text:p>
          </table:table-cell>
          <table:table-cell table:number-columns-repeated="5"/>
          <table:table-cell table:formula="of:=REPLACE([.K40];FIND(&quot; &quot;;[.K40];1);1;&quot;&quot;)" office:value-type="string" office:string-value="xNOPT)YVZ[_.daefipqHwyz}~!S(*+,-Q%A^g/012\CJ&amp;l?r4678hLUD&quot;s9:&lt;tW`BMc5'#=&gt;@$bkKoXmn3RjEFGIu" calcext:value-type="string">
            <text:p>xNOPT)YVZ[_.daefipqHwyz}~!S(*+,-Q%A^g/012\CJ&amp;l?r4678hLUD"s9:&lt;tW`BMc5'#=&gt;@$bkKoXmn3RjEFGIu</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0" calcext:value-type="string">
            <text:p>0</text:p>
          </table:table-cell>
          <table:table-cell table:formula="of:=FIND([.A42];[.$D$33];1)" office:value-type="float" office:value="43" calcext:value-type="float">
            <text:p>43</text:p>
          </table:table-cell>
          <table:table-cell table:formula="of:=FIND(MID([.$A$28];[.$A$6]+7;1);[.$D$33];1)" office:value-type="float" office:value="44" calcext:value-type="float">
            <text:p>44</text:p>
          </table:table-cell>
          <table:table-cell table:formula="of:=IF(MOD(([.B42]+[.C42])-([.$F$4]+1);[.$D$4])=0;[.$D$4];MOD(([.B42]+[.C42])-([.$F$4]+1);[.$D$4]))" office:value-type="float" office:value="75" calcext:value-type="float">
            <text:p>75</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74" calcext:value-type="float">
            <text:p>74</text:p>
          </table:table-cell>
          <table:table-cell table:formula="of:=FIND(MID([.$A$28];[.$A$6]+8;1);[.$D$33];1)" office:value-type="float" office:value="6" calcext:value-type="float">
            <text:p>6</text:p>
          </table:table-cell>
          <table:table-cell table:formula="of:=IF(MOD(([.B43]+[.C43])-([.$F$4]+1);[.$D$4])=0;[.$D$4];MOD(([.B43]+[.C43])-([.$F$4]+1);[.$D$4]))" office:value-type="float" office:value="68" calcext:value-type="float">
            <text:p>68</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 calcext:value-type="string">
            <text:p>-</text:p>
          </table:table-cell>
          <table:table-cell table:formula="of:=FIND([.A44];[.$D$33];1)" office:value-type="float" office:value="36" calcext:value-type="float">
            <text:p>36</text:p>
          </table:table-cell>
          <table:table-cell table:formula="of:=FIND(MID([.$A$28];[.$A$6]+9;1);[.$D$33];1)" office:value-type="float" office:value="47" calcext:value-type="float">
            <text:p>47</text:p>
          </table:table-cell>
          <table:table-cell table:formula="of:=IF(MOD(([.B44]+[.C44])-([.$F$4]+1);[.$D$4])=0;[.$D$4];MOD(([.B44]+[.C44])-([.$F$4]+1);[.$D$4]))" office:value-type="float" office:value="71" calcext:value-type="float">
            <text:p>71</text:p>
          </table:table-cell>
          <table:table-cell table:formula="of:=IF([.D44]=0;MID([.$D$33];[.$D$4];1);IF([.D44]=[.$D$4];MID([.$D$33];[.$D$4];1);MID([.$D$33];[.D44];1)))" office:value-type="string" office:string-value="c" calcext:value-type="string">
            <text:p>c</text:p>
          </table:table-cell>
          <table:table-cell table:number-columns-repeated="1019"/>
        </table:table-row>
        <table:table-row table:style-name="ro1">
          <table:table-cell table:formula="of:=MID([.$A$35];10;1)" office:value-type="string" office:string-value="F" calcext:value-type="string">
            <text:p>F</text:p>
          </table:table-cell>
          <table:table-cell table:formula="of:=FIND([.A45];[.$D$33];1)" office:value-type="float" office:value="90" calcext:value-type="float">
            <text:p>90</text:p>
          </table:table-cell>
          <table:table-cell table:formula="of:=FIND(MID([.$A$28];[.$A$6]+10;1);[.$D$33];1)" office:value-type="float" office:value="39" calcext:value-type="float">
            <text:p>39</text:p>
          </table:table-cell>
          <table:table-cell table:formula="of:=IF(MOD(([.B45]+[.C45])-([.$F$4]+1);[.$D$4])=0;[.$D$4];MOD(([.B45]+[.C45])-([.$F$4]+1);[.$D$4]))" office:value-type="float" office:value="24" calcext:value-type="float">
            <text:p>24</text:p>
          </table:table-cell>
          <table:table-cell table:formula="of:=IF([.D45]=0;MID([.$D$33];[.$D$4];1);IF([.D45]=[.$D$4];MID([.$D$33];[.$D$4];1);MID([.$D$33];[.D45];1)))" office:value-type="string" office:string-value="H" calcext:value-type="string">
            <text:p>H</text:p>
          </table:table-cell>
          <table:table-cell table:number-columns-repeated="1019"/>
        </table:table-row>
        <table:table-row table:style-name="ro1">
          <table:table-cell table:formula="of:=MID([.$A$35];11;1)" office:value-type="string" office:string-value=")" calcext:value-type="string">
            <text:p>)</text:p>
          </table:table-cell>
          <table:table-cell table:formula="of:=FIND([.A46];[.$D$33];1)" office:value-type="float" office:value="10" calcext:value-type="float">
            <text:p>10</text:p>
          </table:table-cell>
          <table:table-cell table:formula="of:=FIND(MID([.$A$28];[.$A$6]+11;1);[.$D$33];1)" office:value-type="float" office:value="9" calcext:value-type="float">
            <text:p>9</text:p>
          </table:table-cell>
          <table:table-cell table:formula="of:=IF(MOD(([.B46]+[.C46])-([.$F$4]+1);[.$D$4])=0;[.$D$4];MOD(([.B46]+[.C46])-([.$F$4]+1);[.$D$4]))" office:value-type="float" office:value="7" calcext:value-type="float">
            <text:p>7</text:p>
          </table:table-cell>
          <table:table-cell table:formula="of:=IF([.D46]=0;MID([.$D$33];[.$D$4];1);IF([.D46]=[.$D$4];MID([.$D$33];[.$D$4];1);MID([.$D$33];[.D46];1)))" office:value-type="string" office:string-value="O" calcext:value-type="string">
            <text:p>O</text:p>
          </table:table-cell>
          <table:table-cell table:number-columns-repeated="1019"/>
        </table:table-row>
        <table:table-row table:style-name="ro1">
          <table:table-cell table:formula="of:=MID([.$A$35];12;1)" office:value-type="string" office:string-value="q" calcext:value-type="string">
            <text:p>q</text:p>
          </table:table-cell>
          <table:table-cell table:formula="of:=FIND([.A47];[.$D$33];1)" office:value-type="float" office:value="23" calcext:value-type="float">
            <text:p>23</text:p>
          </table:table-cell>
          <table:table-cell table:formula="of:=FIND(MID([.$A$28];[.$A$6]+12;1);[.$D$33];1)" office:value-type="float" office:value="46" calcext:value-type="float">
            <text:p>46</text:p>
          </table:table-cell>
          <table:table-cell table:formula="of:=IF(MOD(([.B47]+[.C47])-([.$F$4]+1);[.$D$4])=0;[.$D$4];MOD(([.B47]+[.C47])-([.$F$4]+1);[.$D$4]))" office:value-type="float" office:value="57" calcext:value-type="float">
            <text:p>57</text:p>
          </table:table-cell>
          <table:table-cell table:formula="of:=IF([.D47]=0;MID([.$D$33];[.$D$4];1);IF([.D47]=[.$D$4];MID([.$D$33];[.$D$4];1);MID([.$D$33];[.D47];1)))" office:value-type="string" office:string-value="h" calcext:value-type="string">
            <text:p>h</text:p>
          </table:table-cell>
          <table:table-cell table:number-columns-repeated="1019"/>
        </table:table-row>
        <table:table-row table:style-name="ro1">
          <table:table-cell table:formula="of:=MID([.$A$35];13;1)" office:value-type="string" office:string-value="\" calcext:value-type="string">
            <text:p>\</text:p>
          </table:table-cell>
          <table:table-cell table:formula="of:=FIND([.A48];[.$D$33];1)" office:value-type="float" office:value="46" calcext:value-type="float">
            <text:p>46</text:p>
          </table:table-cell>
          <table:table-cell table:formula="of:=FIND(MID([.$A$28];[.$A$6]+13;1);[.$D$33];1)" office:value-type="float" office:value="27" calcext:value-type="float">
            <text:p>27</text:p>
          </table:table-cell>
          <table:table-cell table:formula="of:=IF(MOD(([.B48]+[.C48])-([.$F$4]+1);[.$D$4])=0;[.$D$4];MOD(([.B48]+[.C48])-([.$F$4]+1);[.$D$4]))" office:value-type="float" office:value="61" calcext:value-type="float">
            <text:p>61</text:p>
          </table:table-cell>
          <table:table-cell table:formula="of:=IF([.D48]=0;MID([.$D$33];[.$D$4];1);IF([.D48]=[.$D$4];MID([.$D$33];[.$D$4];1);MID([.$D$33];[.D48];1)))" office:value-type="string" office:string-value="&quot;" calcext:value-type="string">
            <text:p>"</text:p>
          </table:table-cell>
          <table:table-cell table:number-columns-repeated="1019"/>
        </table:table-row>
        <table:table-row table:style-name="ro1">
          <table:table-cell table:formula="of:=MID([.$A$35];14;1)" office:value-type="string" office:string-value="#" calcext:value-type="string">
            <text:p>#</text:p>
          </table:table-cell>
          <table:table-cell table:formula="of:=FIND([.A49];[.$D$33];1)" office:value-type="float" office:value="74" calcext:value-type="float">
            <text:p>74</text:p>
          </table:table-cell>
          <table:table-cell table:formula="of:=FIND(MID([.$A$28];[.$A$6]+14;1);[.$D$33];1)" office:value-type="float" office:value="6" calcext:value-type="float">
            <text:p>6</text:p>
          </table:table-cell>
          <table:table-cell table:formula="of:=IF(MOD(([.B49]+[.C49])-([.$F$4]+1);[.$D$4])=0;[.$D$4];MOD(([.B49]+[.C49])-([.$F$4]+1);[.$D$4]))" office:value-type="float" office:value="68" calcext:value-type="float">
            <text:p>68</text:p>
          </table:table-cell>
          <table:table-cell table:formula="of:=IF([.D49]=0;MID([.$D$33];[.$D$4];1);IF([.D49]=[.$D$4];MID([.$D$33];[.$D$4];1);MID([.$D$33];[.D49];1)))" office:value-type="string" office:string-value="`" calcext:value-type="string">
            <text:p>`</text:p>
          </table:table-cell>
          <table:table-cell table:number-columns-repeated="1019"/>
        </table:table-row>
        <table:table-row table:style-name="ro1">
          <table:table-cell table:formula="of:=MID([.$A$35];15;1)" office:value-type="string" office:string-value="&gt;" calcext:value-type="string">
            <text:p>&gt;</text:p>
          </table:table-cell>
          <table:table-cell table:formula="of:=FIND([.A50];[.$D$33];1)" office:value-type="float" office:value="76" calcext:value-type="float">
            <text:p>76</text:p>
          </table:table-cell>
          <table:table-cell table:formula="of:=FIND(MID([.$A$28];[.$A$6]+15;1);[.$D$33];1)" office:value-type="float" office:value="57" calcext:value-type="float">
            <text:p>57</text:p>
          </table:table-cell>
          <table:table-cell table:formula="of:=IF(MOD(([.B50]+[.C50])-([.$F$4]+1);[.$D$4])=0;[.$D$4];MOD(([.B50]+[.C50])-([.$F$4]+1);[.$D$4]))" office:value-type="float" office:value="28" calcext:value-type="float">
            <text:p>28</text:p>
          </table:table-cell>
          <table:table-cell table:formula="of:=IF([.D50]=0;MID([.$D$33];[.$D$4];1);IF([.D50]=[.$D$4];MID([.$D$33];[.$D$4];1);MID([.$D$33];[.D50];1)))" office:value-type="string" office:string-value="}" calcext:value-type="string">
            <text:p>}</text:p>
          </table:table-cell>
          <table:table-cell table:number-columns-repeated="1019"/>
        </table:table-row>
        <table:table-row table:style-name="ro1">
          <table:table-cell table:formula="of:=MID([.$A$35];16;1)" office:value-type="string" office:string-value="t" calcext:value-type="string">
            <text:p>t</text:p>
          </table:table-cell>
          <table:table-cell table:formula="of:=FIND([.A51];[.$D$33];1)" office:value-type="float" office:value="66" calcext:value-type="float">
            <text:p>66</text:p>
          </table:table-cell>
          <table:table-cell table:formula="of:=FIND(MID([.$A$28];[.$A$6]+16;1);[.$D$33];1)" office:value-type="float" office:value="60" calcext:value-type="float">
            <text:p>60</text:p>
          </table:table-cell>
          <table:table-cell table:formula="of:=IF(MOD(([.B51]+[.C51])-([.$F$4]+1);[.$D$4])=0;[.$D$4];MOD(([.B51]+[.C51])-([.$F$4]+1);[.$D$4]))" office:value-type="float" office:value="21" calcext:value-type="float">
            <text:p>21</text:p>
          </table:table-cell>
          <table:table-cell table:formula="of:=IF([.D51]=0;MID([.$D$33];[.$D$4];1);IF([.D51]=[.$D$4];MID([.$D$33];[.$D$4];1);MID([.$D$33];[.D51];1)))" office:value-type="string" office:string-value="i" calcext:value-type="string">
            <text:p>i</text:p>
          </table:table-cell>
          <table:table-cell table:number-columns-repeated="1019"/>
        </table:table-row>
        <table:table-row table:style-name="ro1">
          <table:table-cell table:style-name="ce28" table:formula="of:=COM.MICROSOFT.CONCAT([.$E$36];[.$E$37];[.$E$38];[.$E$39];[.$E$40];[.$E$41];[.$E$42];[.$E$43];[.$E$44];[.$E$45];[.$E$46];[.$E$47];[.$E$48];[.$E$49];[.$E$50];[.$E$51])" office:value-type="string" office:string-value="^hV#rH=`cHOh&quot;`}i" calcext:value-type="string">
            <text:p>^hV#rH=`cHOh"`}i</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style-name="ce27" table:formula="of:=COM.MICROSOFT.CONCAT( &quot;  OTP SIZE=  &quot;;LEN([.A53]))"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v]xNOPT)YVZ[_.daefipqHwyz}~!S(*+,-Q%A^g/012\CJ&amp;l?r4678hLUD" calcext:value-type="string">
            <text:p>{|v]xNOPT)YVZ[_.daefipqHwyz}~!S(*+,-Q%A^g/012\CJ&amp;l?r4678hLUD</text:p>
          </table:table-cell>
          <table:table-cell table:style-name="ce28" table:formula="of:=IF([.$G$3]=0;RIGHT([.$D$33];LEN([.$D$33])-[.$G$4]);LEFT([.$D$33];LEN([.$D$33])-[.$G$4]))" office:value-type="string" office:string-value="&quot;s9:&lt;tW`BMc5'#=&gt;@$bkKoXmn3RjEFGIu" calcext:value-type="string">
            <text:p>"s9:&lt;tW`BMc5'#=&gt;@$bkKoXmn3RjEFGIu</text:p>
          </table:table-cell>
          <table:table-cell table:style-name="ce28" table:formula="of:=IF([.$G$3]=0;COM.MICROSOFT.CONCAT([.C55];[.B55]);COM.MICROSOFT.CONCAT([.C56];[.B56]))" office:value-type="string" office:string-value="&quot;s9:&lt;tW`BMc5'#=&gt;@$bkKoXmn3RjEFGIu{|v]xNOPT)YVZ[_.daefipqHwyz}~!S(*+,-Q%A^g/012\CJ&amp;l?r4678hLUD" calcext:value-type="string">
            <text:p>"s9:&lt;tW`BMc5'#=&gt;@$bkKoXmn3RjEFGIu{|v]xNOPT)YVZ[_.daefipqHwyz}~!S(*+,-Q%A^g/012\CJ&amp;l?r4678hLUD</text:p>
          </table:table-cell>
          <table:table-cell table:style-name="Default"/>
          <table:table-cell table:number-columns-repeated="1019"/>
        </table:table-row>
        <table:table-row table:style-name="ro1">
          <table:table-cell/>
          <table:table-cell table:style-name="ce28" table:formula="of:=LEFT([.$D$33];LEN([.$D$33])-[.$G$4])" office:value-type="string" office:string-value="{|v]xNOPT)YVZ[_.daefipqHwyz}~!S(*" calcext:value-type="string">
            <text:p>{|v]xNOPT)YVZ[_.daefipqHwyz}~!S(*</text:p>
          </table:table-cell>
          <table:table-cell table:style-name="ce28" table:formula="of:=RIGHT([.$D$33];[.$G$4])" office:value-type="string" office:string-value="+,-Q%A^g/012\CJ&amp;l?r4678hLUD&quot;s9:&lt;tW`BMc5'#=&gt;@$bkKoXmn3RjEFGIu" calcext:value-type="string">
            <text:p>+,-Q%A^g/012\CJ&amp;l?r4678hLUD"s9:&lt;tW`BMc5'#=&gt;@$bkKoXmn3RjEFGIu</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 calcext:value-type="string">
            <text:p>}</text:p>
          </table:table-cell>
          <table:table-cell/>
          <table:table-cell table:style-name="ce28" table:formula="of:=IF([.$G$3]=0;COM.MICROSOFT.CONCAT([.B57];REPLACE([.D55];([.$G$4]+1);1;&quot;&quot;));COM.MICROSOFT.CONCAT(REPLACE([.D55];([.$G$4]+1);1;&quot;&quot;);[.B57]))" office:value-type="string" office:string-value="}&quot;s9:&lt;tW`BMc5'#=&gt;@$bkKoXmn3RjEFGIu{|v]xNOPT)YVZ[_.daefipqHwyz~!S(*+,-Q%A^g/012\CJ&amp;l?r4678hLUD" calcext:value-type="string">
            <text:p>}"s9:&lt;tW`BMc5'#=&gt;@$bkKoXmn3RjEFGIu{|v]xNOPT)YVZ[_.daefipqHwyz~!S(*+,-Q%A^g/012\CJ&amp;l?r4678hLUD</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mczH" calcext:value-type="string">
            <text:p>mczH</text:p>
          </table:table-cell>
          <table:table-cell table:style-name="ce28" table:formula="of:=IF([.$F$4]&lt;[.$E$4];REPLACE([.D57];[.$E$4]+1;1;&quot;&quot;);REPLACE([.D57];[.$F$4]+1;1;&quot;&quot;))" office:value-type="string" office:string-value="}&quot;s9:&lt;tW`BMc5'#=&gt;@$bkKoXn3RjEFGIu{|v]xNOPT)YVZ[_.daefipqHwyz~!S(*+,-Q%A^g/012\CJ&amp;l?r4678hLUD" calcext:value-type="string">
            <text:p>}"s9:&lt;tW`BMc5'#=&gt;@$bkKoXn3RjEFGIu{|v]xNOPT)YVZ[_.daefipqHwyz~!S(*+,-Q%A^g/012\CJ&amp;l?r4678hLUD</text:p>
          </table:table-cell>
          <table:table-cell table:formula="of:=COM.MICROSOFT.CONCAT([.B58];[.K66])" office:value-type="string" office:string-value="mczH}&quot;s9:&lt;tW`BM5'#=&gt;@$bkKoXn3RjEFGIu{|v]xNOPT)YVZ[_.daefipqwy~!S(*+,-Q%A^g/012\CJ&amp;l?r4678hLUD" calcext:value-type="string">
            <text:p>mczH}"s9:&lt;tW`BM5'#=&gt;@$bkKoXn3RjEFGIu{|v]xNOPT)YVZ[_.daefipqwy~!S(*+,-Q%A^g/012\CJ&amp;l?r4678hLUD</text:p>
          </table:table-cell>
          <table:table-cell table:style-name="Default"/>
          <table:table-cell table:number-columns-repeated="4"/>
          <table:table-cell table:style-name="ce28" table:formula="of:=MID([.$D$57];[.$E$4]+1;1)" office:value-type="string" office:string-value="m" calcext:value-type="string">
            <text:p>m</text:p>
          </table:table-cell>
          <table:table-cell table:style-name="ce28" table:formula="of:=REPLACE([.$D$57];[.$E$4]+1;1;&quot; &quot;)" office:value-type="string" office:string-value="}&quot;s9:&lt;tW`BMc5'#=&gt;@$bkKoX n3RjEFGIu{|v]xNOPT)YVZ[_.daefipqHwyz~!S(*+,-Q%A^g/012\CJ&amp;l?r4678hLUD" calcext:value-type="string">
            <text:p>}"s9:&lt;tW`BMc5'#=&gt;@$bkKoX n3RjEFGIu{|v]xNOPT)YVZ[_.daefipqHwyz~!S(*+,-Q%A^g/012\CJ&amp;l?r4678hLUD</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z" calcext:value-type="string">
            <text:p>z</text:p>
          </table:table-cell>
          <table:table-cell table:style-name="ce28" table:formula="of:=IF([.$F$4]&lt;[.$E$4];REPLACE([.C58];[.$F$4]+1;1;&quot;&quot;);REPLACE([.C58];[.$E$4]+1;1;&quot;&quot;))" office:value-type="string" office:string-value="}&quot;s9:&lt;tW`BM5'#=&gt;@$bkKoXn3RjEFGIu{|v]xNOPT)YVZ[_.daefipqHwyz~!S(*+,-Q%A^g/012\CJ&amp;l?r4678hLUD" calcext:value-type="string">
            <text:p>}"s9:&lt;tW`BM5'#=&gt;@$bkKoXn3RjEFGIu{|v]xNOPT)YVZ[_.daefipqHwyz~!S(*+,-Q%A^g/012\CJ&amp;l?r4678hLUD</text:p>
          </table:table-cell>
          <table:table-cell/>
          <table:table-cell table:style-name="Default"/>
          <table:table-cell table:number-columns-repeated="4"/>
          <table:table-cell table:formula="of:=COM.MICROSOFT.CONCAT([.J58];MID([.K58];[.$F$4]+1;1))" office:value-type="string" office:string-value="mc" calcext:value-type="string">
            <text:p>mc</text:p>
          </table:table-cell>
          <table:table-cell table:style-name="ce28" table:formula="of:=REPLACE([.$K58];[.$F$4]+1;1;&quot; &quot;)" office:value-type="string" office:string-value="}&quot;s9:&lt;tW`BM 5'#=&gt;@$bkKoX n3RjEFGIu{|v]xNOPT)YVZ[_.daefipqHwyz~!S(*+,-Q%A^g/012\CJ&amp;l?r4678hLUD" calcext:value-type="string">
            <text:p>}"s9:&lt;tW`BM 5'#=&gt;@$bkKoX n3RjEFGIu{|v]xNOPT)YVZ[_.daefipqHwyz~!S(*+,-Q%A^g/012\CJ&amp;l?r4678hLUD</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hV#rH=`cHOh&quot;`}i" calcext:value-type="string">
            <text:p>^hV#rH=`cHOh"`}i</text:p>
          </table:table-cell>
          <table:table-cell table:formula="of:=COM.MICROSOFT.CONCAT(&quot;'&quot;;[.A60];&quot;'&quot;;&quot; A23 char positions in D21&quot;)" office:value-type="string" office:string-value="'^hV#rH=`cHOh&quot;`}i' A23 char positions in D21" calcext:value-type="string">
            <text:p>'^hV#rH=`cHOh"`}i' A23 char positions in D21</text:p>
          </table:table-cell>
          <table:table-cell table:formula="of:=COM.MICROSOFT.CONCAT(&quot;'&quot;;MID([.$A$53];[.$A$6]+1;[.$A$6]);&quot;'&quot;;&quot; OTP  char positions in D58&quot;)" office:value-type="string" office:string-value="'V\yh^A1NCAT\zNhD' OTP  char positions in D58" calcext:value-type="string">
            <text:p>'V\yh^A1NCAT\zNhD' OTP <text:s/>char positions in D58</text:p>
          </table:table-cell>
          <table:table-cell/>
          <table:table-cell table:style-name="Default"/>
          <table:table-cell table:number-columns-repeated="4"/>
          <table:table-cell table:formula="of:=COM.MICROSOFT.CONCAT([.J59];MID([.$K59];[.$G$4]+1;1))" office:value-type="string" office:string-value="mcz" calcext:value-type="string">
            <text:p>mcz</text:p>
          </table:table-cell>
          <table:table-cell table:style-name="ce28" table:formula="of:=REPLACE([.$K59];[.$G$4]+1;1;&quot; &quot;)" office:value-type="string" office:string-value="}&quot;s9:&lt;tW`BM 5'#=&gt;@$bkKoX n3RjEFGIu{|v]xNOPT)YVZ[_.daefipqHwy ~!S(*+,-Q%A^g/012\CJ&amp;l?r4678hLUD" calcext:value-type="string">
            <text:p>}"s9:&lt;tW`BM 5'#=&gt;@$bkKoX n3RjEFGIu{|v]xNOPT)YVZ[_.daefipqHwy ~!S(*+,-Q%A^g/012\CJ&amp;l?r4678hLUD</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 calcext:value-type="string">
            <text:p>^</text:p>
          </table:table-cell>
          <table:table-cell table:formula="of:=FIND([.A61];[.$D$58];1)" office:value-type="float" office:value="73" calcext:value-type="float">
            <text:p>73</text:p>
          </table:table-cell>
          <table:table-cell table:formula="of:=FIND(MID([.$A$53];[.$A$6]+1;1);[.$D$58];1)" office:value-type="float" office:value="48" calcext:value-type="float">
            <text:p>48</text:p>
          </table:table-cell>
          <table:table-cell table:formula="of:=IF(MOD(([.B61]+[.C61])-([.$G$4]+1);[.$D$4])=0;[.$D$4];MOD(([.B61]+[.C61])-([.$G$4]+1);[.$D$4]))" office:value-type="float" office:value="60" calcext:value-type="float">
            <text:p>60</text:p>
          </table:table-cell>
          <table:table-cell table:formula="of:=IF([.D61]=0;MID([.$D$58];[.$D$4];1);IF([.D61]=[.$D$4];MID([.$D$58];[.$D$4];1);MID([.$D$58];[.D61];1)))" office:value-type="string" office:string-value="w" calcext:value-type="string">
            <text:p>w</text:p>
          </table:table-cell>
          <table:table-cell table:number-columns-repeated="4"/>
          <table:table-cell table:formula="of:=COM.MICROSOFT.CONCAT([.J60];MID([.$K60];[.$H$4]+1;1))" office:value-type="string" office:string-value="mczH" calcext:value-type="string">
            <text:p>mczH</text:p>
          </table:table-cell>
          <table:table-cell table:style-name="ce28" table:formula="of:=REPLACE([.$K60];[.$H$4]+1;1;&quot; &quot;)" office:value-type="string" office:string-value="}&quot;s9:&lt;tW`BM 5'#=&gt;@$bkKoX n3RjEFGIu{|v]xNOPT)YVZ[_.daefipq wy ~!S(*+,-Q%A^g/012\CJ&amp;l?r4678hLUD" calcext:value-type="string">
            <text:p>}"s9:&lt;tW`BM 5'#=&gt;@$bkKoX n3RjEFGIu{|v]xNOPT)YVZ[_.daefipq wy ~!S(*+,-Q%A^g/012\CJ&amp;l?r4678hLUD</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h" calcext:value-type="string">
            <text:p>h</text:p>
          </table:table-cell>
          <table:table-cell table:formula="of:=FIND([.A62];[.$D$58];1)" office:value-type="float" office:value="90" calcext:value-type="float">
            <text:p>90</text:p>
          </table:table-cell>
          <table:table-cell table:formula="of:=FIND(MID([.$A$53];[.$A$6]+2;1);[.$D$58];1)" office:value-type="float" office:value="79" calcext:value-type="float">
            <text:p>79</text:p>
          </table:table-cell>
          <table:table-cell table:formula="of:=IF(MOD(([.B62]+[.C62])-([.$G$4]+1);[.$D$4])=0;[.$D$4];MOD(([.B62]+[.C62])-([.$G$4]+1);[.$D$4]))" office:value-type="float" office:value="15" calcext:value-type="float">
            <text:p>15</text:p>
          </table:table-cell>
          <table:table-cell table:formula="of:=IF([.D62]=0;MID([.$D$58];[.$D$4];1);IF([.D62]=[.$D$4];MID([.$D$58];[.$D$4];1);MID([.$D$58];[.D62];1)))" office:value-type="string" office:string-value="M" calcext:value-type="string">
            <text:p>M</text:p>
          </table:table-cell>
          <table:table-cell table:number-columns-repeated="1019"/>
        </table:table-row>
        <table:table-row table:style-name="ro1">
          <table:table-cell table:formula="of:=MID([.A60];3;1)" office:value-type="string" office:string-value="V" calcext:value-type="string">
            <text:p>V</text:p>
          </table:table-cell>
          <table:table-cell table:formula="of:=FIND([.A63];[.$D$58];1)" office:value-type="float" office:value="48" calcext:value-type="float">
            <text:p>48</text:p>
          </table:table-cell>
          <table:table-cell table:formula="of:=FIND(MID([.$A$53];[.$A$6]+3;1);[.$D$58];1)" office:value-type="float" office:value="61" calcext:value-type="float">
            <text:p>61</text:p>
          </table:table-cell>
          <table:table-cell table:formula="of:=IF(MOD(([.B63]+[.C63])-([.$G$4]+1);[.$D$4])=0;[.$D$4];MOD(([.B63]+[.C63])-([.$G$4]+1);[.$D$4]))" office:value-type="float" office:value="48" calcext:value-type="float">
            <text:p>48</text:p>
          </table:table-cell>
          <table:table-cell table:formula="of:=IF([.D63]=0;MID([.$D$58];[.$D$4];1);IF([.D63]=[.$D$4];MID([.$D$58];[.$D$4];1);MID([.$D$58];[.D63];1)))" office:value-type="string" office:string-value="V" calcext:value-type="string">
            <text:p>V</text:p>
          </table:table-cell>
          <table:table-cell table:number-columns-repeated="5"/>
          <table:table-cell table:formula="of:=REPLACE([.K61];FIND(&quot; &quot;;[.K61];1);1;&quot;&quot;)" office:value-type="string" office:string-value="}&quot;s9:&lt;tW`BM5'#=&gt;@$bkKoX n3RjEFGIu{|v]xNOPT)YVZ[_.daefipq wy ~!S(*+,-Q%A^g/012\CJ&amp;l?r4678hLUD" calcext:value-type="string">
            <text:p>}"s9:&lt;tW`BM5'#=&gt;@$bkKoX n3RjEFGIu{|v]xNOPT)YVZ[_.daefipq wy ~!S(*+,-Q%A^g/012\CJ&amp;l?r4678hLUD</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 calcext:value-type="string">
            <text:p>#</text:p>
          </table:table-cell>
          <table:table-cell table:formula="of:=FIND([.A64];[.$D$58];1)" office:value-type="float" office:value="18" calcext:value-type="float">
            <text:p>18</text:p>
          </table:table-cell>
          <table:table-cell table:formula="of:=FIND(MID([.$A$53];[.$A$6]+4;1);[.$D$58];1)" office:value-type="float" office:value="90" calcext:value-type="float">
            <text:p>90</text:p>
          </table:table-cell>
          <table:table-cell table:formula="of:=IF(MOD(([.B64]+[.C64])-([.$G$4]+1);[.$D$4])=0;[.$D$4];MOD(([.B64]+[.C64])-([.$G$4]+1);[.$D$4]))" office:value-type="float" office:value="47" calcext:value-type="float">
            <text:p>47</text:p>
          </table:table-cell>
          <table:table-cell table:formula="of:=IF([.D64]=0;MID([.$D$58];[.$D$4];1);IF([.D64]=[.$D$4];MID([.$D$58];[.$D$4];1);MID([.$D$58];[.D64];1)))" office:value-type="string" office:string-value="Y" calcext:value-type="string">
            <text:p>Y</text:p>
          </table:table-cell>
          <table:table-cell table:number-columns-repeated="5"/>
          <table:table-cell table:formula="of:=REPLACE([.K63];FIND(&quot; &quot;;[.K63];1);1;&quot;&quot;)" office:value-type="string" office:string-value="}&quot;s9:&lt;tW`BM5'#=&gt;@$bkKoXn3RjEFGIu{|v]xNOPT)YVZ[_.daefipq wy ~!S(*+,-Q%A^g/012\CJ&amp;l?r4678hLUD" calcext:value-type="string">
            <text:p>}"s9:&lt;tW`BM5'#=&gt;@$bkKoXn3RjEFGIu{|v]xNOPT)YVZ[_.daefipq wy ~!S(*+,-Q%A^g/012\CJ&amp;l?r4678hLUD</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r" calcext:value-type="string">
            <text:p>r</text:p>
          </table:table-cell>
          <table:table-cell table:formula="of:=FIND([.A65];[.$D$58];1)" office:value-type="float" office:value="85" calcext:value-type="float">
            <text:p>85</text:p>
          </table:table-cell>
          <table:table-cell table:formula="of:=FIND(MID([.$A$53];[.$A$6]+5;1);[.$D$58];1)" office:value-type="float" office:value="73" calcext:value-type="float">
            <text:p>73</text:p>
          </table:table-cell>
          <table:table-cell table:formula="of:=IF(MOD(([.B65]+[.C65])-([.$G$4]+1);[.$D$4])=0;[.$D$4];MOD(([.B65]+[.C65])-([.$G$4]+1);[.$D$4]))" office:value-type="float" office:value="4" calcext:value-type="float">
            <text:p>4</text:p>
          </table:table-cell>
          <table:table-cell table:formula="of:=IF([.D65]=0;MID([.$D$58];[.$D$4];1);IF([.D65]=[.$D$4];MID([.$D$58];[.$D$4];1);MID([.$D$58];[.D65];1)))" office:value-type="string" office:string-value="H" calcext:value-type="string">
            <text:p>H</text:p>
          </table:table-cell>
          <table:table-cell table:number-columns-repeated="5"/>
          <table:table-cell table:formula="of:=REPLACE([.K64];FIND(&quot; &quot;;[.K64];1);1;&quot;&quot;)" office:value-type="string" office:string-value="}&quot;s9:&lt;tW`BM5'#=&gt;@$bkKoXn3RjEFGIu{|v]xNOPT)YVZ[_.daefipqwy ~!S(*+,-Q%A^g/012\CJ&amp;l?r4678hLUD" calcext:value-type="string">
            <text:p>}"s9:&lt;tW`BM5'#=&gt;@$bkKoXn3RjEFGIu{|v]xNOPT)YVZ[_.daefipqwy ~!S(*+,-Q%A^g/012\CJ&amp;l?r4678hLUD</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H" calcext:value-type="string">
            <text:p>H</text:p>
          </table:table-cell>
          <table:table-cell table:formula="of:=FIND([.A66];[.$D$58];1)" office:value-type="float" office:value="4" calcext:value-type="float">
            <text:p>4</text:p>
          </table:table-cell>
          <table:table-cell table:formula="of:=FIND(MID([.$A$53];[.$A$6]+6;1);[.$D$58];1)" office:value-type="float" office:value="72" calcext:value-type="float">
            <text:p>72</text:p>
          </table:table-cell>
          <table:table-cell table:formula="of:=IF(MOD(([.B66]+[.C66])-([.$G$4]+1);[.$D$4])=0;[.$D$4];MOD(([.B66]+[.C66])-([.$G$4]+1);[.$D$4]))" office:value-type="float" office:value="15" calcext:value-type="float">
            <text:p>15</text:p>
          </table:table-cell>
          <table:table-cell table:formula="of:=IF([.D66]=0;MID([.$D$58];[.$D$4];1);IF([.D66]=[.$D$4];MID([.$D$58];[.$D$4];1);MID([.$D$58];[.D66];1)))" office:value-type="string" office:string-value="M" calcext:value-type="string">
            <text:p>M</text:p>
          </table:table-cell>
          <table:table-cell table:number-columns-repeated="5"/>
          <table:table-cell table:formula="of:=REPLACE([.K65];FIND(&quot; &quot;;[.K65];1);1;&quot;&quot;)" office:value-type="string" office:string-value="}&quot;s9:&lt;tW`BM5'#=&gt;@$bkKoXn3RjEFGIu{|v]xNOPT)YVZ[_.daefipqwy~!S(*+,-Q%A^g/012\CJ&amp;l?r4678hLUD" calcext:value-type="string">
            <text:p>}"s9:&lt;tW`BM5'#=&gt;@$bkKoXn3RjEFGIu{|v]xNOPT)YVZ[_.daefipqwy~!S(*+,-Q%A^g/012\CJ&amp;l?r4678hLUD</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 calcext:value-type="string">
            <text:p>=</text:p>
          </table:table-cell>
          <table:table-cell table:formula="of:=FIND([.A67];[.$D$58];1)" office:value-type="float" office:value="19" calcext:value-type="float">
            <text:p>19</text:p>
          </table:table-cell>
          <table:table-cell table:formula="of:=FIND(MID([.$A$53];[.$A$6]+7;1);[.$D$58];1)" office:value-type="float" office:value="77" calcext:value-type="float">
            <text:p>77</text:p>
          </table:table-cell>
          <table:table-cell table:formula="of:=IF(MOD(([.B67]+[.C67])-([.$G$4]+1);[.$D$4])=0;[.$D$4];MOD(([.B67]+[.C67])-([.$G$4]+1);[.$D$4]))" office:value-type="float" office:value="35" calcext:value-type="float">
            <text:p>35</text:p>
          </table:table-cell>
          <table:table-cell table:formula="of:=IF([.D67]=0;MID([.$D$58];[.$D$4];1);IF([.D67]=[.$D$4];MID([.$D$58];[.$D$4];1);MID([.$D$58];[.D67];1)))" office:value-type="string" office:string-value="I" calcext:value-type="string">
            <text:p>I</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13" calcext:value-type="float">
            <text:p>13</text:p>
          </table:table-cell>
          <table:table-cell table:formula="of:=FIND(MID([.$A$53];[.$A$6]+8;1);[.$D$58];1)" office:value-type="float" office:value="42" calcext:value-type="float">
            <text:p>42</text:p>
          </table:table-cell>
          <table:table-cell table:formula="of:=IF(MOD(([.B68]+[.C68])-([.$G$4]+1);[.$D$4])=0;[.$D$4];MOD(([.B68]+[.C68])-([.$G$4]+1);[.$D$4]))" office:value-type="float" office:value="87" calcext:value-type="float">
            <text:p>87</text:p>
          </table:table-cell>
          <table:table-cell table:formula="of:=IF([.D68]=0;MID([.$D$58];[.$D$4];1);IF([.D68]=[.$D$4];MID([.$D$58];[.$D$4];1);MID([.$D$58];[.D68];1)))" office:value-type="string" office:string-value="6" calcext:value-type="string">
            <text:p>6</text:p>
          </table:table-cell>
          <table:table-cell table:number-columns-repeated="1019"/>
        </table:table-row>
        <table:table-row table:style-name="ro1">
          <table:table-cell table:formula="of:=MID([.A60];9;1)" office:value-type="string" office:string-value="c" calcext:value-type="string">
            <text:p>c</text:p>
          </table:table-cell>
          <table:table-cell table:formula="of:=FIND([.A69];[.$D$58];1)" office:value-type="float" office:value="2" calcext:value-type="float">
            <text:p>2</text:p>
          </table:table-cell>
          <table:table-cell table:formula="of:=FIND(MID([.$A$53];[.$A$6]+9;1);[.$D$58];1)" office:value-type="float" office:value="80" calcext:value-type="float">
            <text:p>80</text:p>
          </table:table-cell>
          <table:table-cell table:formula="of:=IF(MOD(([.B69]+[.C69])-([.$G$4]+1);[.$D$4])=0;[.$D$4];MOD(([.B69]+[.C69])-([.$G$4]+1);[.$D$4]))" office:value-type="float" office:value="21" calcext:value-type="float">
            <text:p>21</text:p>
          </table:table-cell>
          <table:table-cell table:formula="of:=IF([.D69]=0;MID([.$D$58];[.$D$4];1);IF([.D69]=[.$D$4];MID([.$D$58];[.$D$4];1);MID([.$D$58];[.D69];1)))" office:value-type="string" office:string-value="@" calcext:value-type="string">
            <text:p>@</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H" calcext:value-type="string">
            <text:p>H</text:p>
          </table:table-cell>
          <table:table-cell table:formula="of:=FIND([.A70];[.$D$58];1)" office:value-type="float" office:value="4" calcext:value-type="float">
            <text:p>4</text:p>
          </table:table-cell>
          <table:table-cell table:formula="of:=FIND(MID([.$A$53];[.$A$6]+10;1);[.$D$58];1)" office:value-type="float" office:value="72" calcext:value-type="float">
            <text:p>72</text:p>
          </table:table-cell>
          <table:table-cell table:formula="of:=IF(MOD(([.B70]+[.C70])-([.$G$4]+1);[.$D$4])=0;[.$D$4];MOD(([.B70]+[.C70])-([.$G$4]+1);[.$D$4]))" office:value-type="float" office:value="15" calcext:value-type="float">
            <text:p>15</text:p>
          </table:table-cell>
          <table:table-cell table:formula="of:=IF([.D70]=0;MID([.$D$58];[.$D$4];1);IF([.D70]=[.$D$4];MID([.$D$58];[.$D$4];1);MID([.$D$58];[.D70];1)))" office:value-type="string" office:string-value="M" calcext:value-type="string">
            <text:p>M</text:p>
          </table:table-cell>
          <table:table-cell table:number-columns-repeated="1019"/>
        </table:table-row>
        <table:table-row table:style-name="ro1">
          <table:table-cell table:formula="of:=MID([.A60];11;1)" office:value-type="string" office:string-value="O" calcext:value-type="string">
            <text:p>O</text:p>
          </table:table-cell>
          <table:table-cell table:formula="of:=FIND([.A71];[.$D$58];1)" office:value-type="float" office:value="43" calcext:value-type="float">
            <text:p>43</text:p>
          </table:table-cell>
          <table:table-cell table:formula="of:=FIND(MID([.$A$53];[.$A$6]+11;1);[.$D$58];1)" office:value-type="float" office:value="45" calcext:value-type="float">
            <text:p>45</text:p>
          </table:table-cell>
          <table:table-cell table:formula="of:=IF(MOD(([.B71]+[.C71])-([.$G$4]+1);[.$D$4])=0;[.$D$4];MOD(([.B71]+[.C71])-([.$G$4]+1);[.$D$4]))" office:value-type="float" office:value="27" calcext:value-type="float">
            <text:p>27</text:p>
          </table:table-cell>
          <table:table-cell table:formula="of:=IF([.D71]=0;MID([.$D$58];[.$D$4];1);IF([.D71]=[.$D$4];MID([.$D$58];[.$D$4];1);MID([.$D$58];[.D71];1)))" office:value-type="string" office:string-value="X" calcext:value-type="string">
            <text:p>X</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h" calcext:value-type="string">
            <text:p>h</text:p>
          </table:table-cell>
          <table:table-cell table:formula="of:=FIND([.A72];[.$D$58];1)" office:value-type="float" office:value="90" calcext:value-type="float">
            <text:p>90</text:p>
          </table:table-cell>
          <table:table-cell table:formula="of:=FIND(MID([.$A$53];[.$A$6]+12;1);[.$D$58];1)" office:value-type="float" office:value="79" calcext:value-type="float">
            <text:p>79</text:p>
          </table:table-cell>
          <table:table-cell table:formula="of:=IF(MOD(([.B72]+[.C72])-([.$G$4]+1);[.$D$4])=0;[.$D$4];MOD(([.B72]+[.C72])-([.$G$4]+1);[.$D$4]))" office:value-type="float" office:value="15" calcext:value-type="float">
            <text:p>15</text:p>
          </table:table-cell>
          <table:table-cell table:formula="of:=IF([.D72]=0;MID([.$D$58];[.$D$4];1);IF([.D72]=[.$D$4];MID([.$D$58];[.$D$4];1);MID([.$D$58];[.D72];1)))" office:value-type="string" office:string-value="M" calcext:value-type="string">
            <text:p>M</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quot;" calcext:value-type="string">
            <text:p>"</text:p>
          </table:table-cell>
          <table:table-cell table:formula="of:=FIND([.A73];[.$D$58];1)" office:value-type="float" office:value="6" calcext:value-type="float">
            <text:p>6</text:p>
          </table:table-cell>
          <table:table-cell table:formula="of:=FIND(MID([.$A$53];[.$A$6]+13;1);[.$D$58];1)" office:value-type="float" office:value="3" calcext:value-type="float">
            <text:p>3</text:p>
          </table:table-cell>
          <table:table-cell table:formula="of:=IF(MOD(([.B73]+[.C73])-([.$G$4]+1);[.$D$4])=0;[.$D$4];MOD(([.B73]+[.C73])-([.$G$4]+1);[.$D$4]))" office:value-type="float" office:value="41" calcext:value-type="float">
            <text:p>41</text:p>
          </table:table-cell>
          <table:table-cell table:formula="of:=IF([.D73]=0;MID([.$D$58];[.$D$4];1);IF([.D73]=[.$D$4];MID([.$D$58];[.$D$4];1);MID([.$D$58];[.D73];1)))" office:value-type="string" office:string-value="x" calcext:value-type="string">
            <text:p>x</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 calcext:value-type="string">
            <text:p>`</text:p>
          </table:table-cell>
          <table:table-cell table:formula="of:=FIND([.A74];[.$D$58];1)" office:value-type="float" office:value="13" calcext:value-type="float">
            <text:p>13</text:p>
          </table:table-cell>
          <table:table-cell table:formula="of:=FIND(MID([.$A$53];[.$A$6]+14;1);[.$D$58];1)" office:value-type="float" office:value="42" calcext:value-type="float">
            <text:p>42</text:p>
          </table:table-cell>
          <table:table-cell table:formula="of:=IF(MOD(([.B74]+[.C74])-([.$G$4]+1);[.$D$4])=0;[.$D$4];MOD(([.B74]+[.C74])-([.$G$4]+1);[.$D$4]))" office:value-type="float" office:value="87" calcext:value-type="float">
            <text:p>87</text:p>
          </table:table-cell>
          <table:table-cell table:formula="of:=IF([.D74]=0;MID([.$D$58];[.$D$4];1);IF([.D74]=[.$D$4];MID([.$D$58];[.$D$4];1);MID([.$D$58];[.D74];1)))" office:value-type="string" office:string-value="6" calcext:value-type="string">
            <text:p>6</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 calcext:value-type="string">
            <text:p>}</text:p>
          </table:table-cell>
          <table:table-cell table:formula="of:=FIND([.A75];[.$D$58];1)" office:value-type="float" office:value="5" calcext:value-type="float">
            <text:p>5</text:p>
          </table:table-cell>
          <table:table-cell table:formula="of:=FIND(MID([.$A$53];[.$A$6]+15;1);[.$D$58];1)" office:value-type="float" office:value="90" calcext:value-type="float">
            <text:p>90</text:p>
          </table:table-cell>
          <table:table-cell table:formula="of:=IF(MOD(([.B75]+[.C75])-([.$G$4]+1);[.$D$4])=0;[.$D$4];MOD(([.B75]+[.C75])-([.$G$4]+1);[.$D$4]))" office:value-type="float" office:value="34" calcext:value-type="float">
            <text:p>34</text:p>
          </table:table-cell>
          <table:table-cell table:formula="of:=IF([.D75]=0;MID([.$D$58];[.$D$4];1);IF([.D75]=[.$D$4];MID([.$D$58];[.$D$4];1);MID([.$D$58];[.D75];1)))" office:value-type="string" office:string-value="G" calcext:value-type="string">
            <text:p>G</text:p>
          </table:table-cell>
          <table:table-cell table:number-columns-repeated="1019"/>
        </table:table-row>
        <table:table-row table:style-name="ro1">
          <table:table-cell table:formula="of:=MID([.A60];16;1)" office:value-type="string" office:string-value="i" calcext:value-type="string">
            <text:p>i</text:p>
          </table:table-cell>
          <table:table-cell table:formula="of:=FIND([.A76];[.$D$58];1)" office:value-type="float" office:value="57" calcext:value-type="float">
            <text:p>57</text:p>
          </table:table-cell>
          <table:table-cell table:formula="of:=FIND(MID([.$A$53];[.$A$6]+16;1);[.$D$58];1)" office:value-type="float" office:value="93" calcext:value-type="float">
            <text:p>93</text:p>
          </table:table-cell>
          <table:table-cell table:formula="of:=IF(MOD(([.B76]+[.C76])-([.$G$4]+1);[.$D$4])=0;[.$D$4];MOD(([.B76]+[.C76])-([.$G$4]+1);[.$D$4]))" office:value-type="float" office:value="89" calcext:value-type="float">
            <text:p>89</text:p>
          </table:table-cell>
          <table:table-cell table:formula="of:=IF([.D76]=0;MID([.$D$58];[.$D$4];1);IF([.D76]=[.$D$4];MID([.$D$58];[.$D$4];1);MID([.$D$58];[.D76];1)))" office:value-type="string" office:string-value="8" calcext:value-type="string">
            <text:p>8</text:p>
          </table:table-cell>
          <table:table-cell table:number-columns-repeated="1019"/>
        </table:table-row>
        <table:table-row table:style-name="ro1">
          <table:table-cell table:style-name="ce28" table:formula="of:=COM.MICROSOFT.CONCAT([.$E$61:.$E$76])" office:value-type="string" office:string-value="wMVYHMI6@MXMx6G8" calcext:value-type="string">
            <text:p>wMVYHMI6@MXMx6G8</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tu_Vij-azj%uhaL1V\yh^A1NCAT\zNhDu1w&gt;XDHl^D615ltq?mF4&quot;)Xd9){m'drPaElfUBF~?B-ET~8(A#Beautiful#MindA#Beautiful#Mind" calcext:value-type="string">
            <text:p>tu_Vij-azj%uhaL1V\yh^A1NCAT\zNhDu1w&gt;XDHl^D615ltq?mF4")Xd9){m'drPaElfUBF~?B-ET~8(A#Beautiful#MindA#Beautiful#Mind</text:p>
          </table:table-cell>
          <table:table-cell table:style-name="ce27" table:formula="of:=COM.MICROSOFT.CONCAT( &quot;  OTP SIZE=  &quot;;LEN([.A78]))" office:value-type="string" office:string-value="  OTP SIZE=  112" calcext:value-type="string">
            <text:p><text:s text:c="2"/>OTP SIZE= <text:s/>112</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v]xNOPT)YVZ[_.daefipqwy~!S(*+,-Q%A^g/012\CJ&amp;l?r4678hLUD" calcext:value-type="string">
            <text:p>{|v]xNOPT)YVZ[_.daefipqwy~!S(*+,-Q%A^g/012\CJ&amp;l?r4678hLUD</text:p>
          </table:table-cell>
          <table:table-cell table:style-name="ce28" table:formula="of:=IF([.$H$3]=0;RIGHT([.$D$58];LEN([.$D$58])-[.$H$4]);LEFT([.$D$58];LEN([.$D$58])-[.$H$4]))" office:value-type="string" office:string-value="mczH}&quot;s9:&lt;tW`BM5'#=&gt;@$bkKoXn3RjEFGIu" calcext:value-type="string">
            <text:p>mczH}"s9:&lt;tW`BM5'#=&gt;@$bkKoXn3RjEFGIu</text:p>
          </table:table-cell>
          <table:table-cell table:style-name="ce28" table:formula="of:=IF([.$H$3]=0;COM.MICROSOFT.CONCAT([.C80];[.B80]);COM.MICROSOFT.CONCAT([.C81];[.B81]))" office:value-type="string" office:string-value="{|v]xNOPT)YVZ[_.daefipqwy~!S(*+,-Q%A^g/012\CJ&amp;l?r4678hLUDmczH}&quot;s9:&lt;tW`BM5'#=&gt;@$bkKoXn3RjEFGIu" calcext:value-type="string">
            <text:p>{|v]xNOPT)YVZ[_.daefipqwy~!S(*+,-Q%A^g/012\CJ&amp;l?r4678hLUDmczH}"s9:&lt;tW`BM5'#=&gt;@$bkKoXn3RjEFGIu</text:p>
          </table:table-cell>
          <table:table-cell table:style-name="Default"/>
          <table:table-cell table:number-columns-repeated="1019"/>
        </table:table-row>
        <table:table-row table:style-name="ro1">
          <table:table-cell/>
          <table:table-cell table:style-name="ce28" table:formula="of:=LEFT([.$D$58];LEN([.$D$58])-[.$H$4])" office:value-type="string" office:string-value="mczH}&quot;s9:&lt;tW`BM5'#=&gt;@$bkKoXn3RjEFGIu" calcext:value-type="string">
            <text:p>mczH}"s9:&lt;tW`BM5'#=&gt;@$bkKoXn3RjEFGIu</text:p>
          </table:table-cell>
          <table:table-cell table:style-name="ce28" table:formula="of:=RIGHT([.$D$58];[.$H$4])" office:value-type="string" office:string-value="{|v]xNOPT)YVZ[_.daefipqwy~!S(*+,-Q%A^g/012\CJ&amp;l?r4678hLUD" calcext:value-type="string">
            <text:p>{|v]xNOPT)YVZ[_.daefipqwy~!S(*+,-Q%A^g/012\CJ&amp;l?r4678hLUD</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m" calcext:value-type="string">
            <text:p>m</text:p>
          </table:table-cell>
          <table:table-cell/>
          <table:table-cell table:style-name="ce28" table:formula="of:=IF([.$H$3]=0;COM.MICROSOFT.CONCAT([.B82];REPLACE([.D80];([.$H$4]+1);1;&quot;&quot;));COM.MICROSOFT.CONCAT(REPLACE([.D80];([.$H$4]+1);1;&quot;&quot;);[.B82]))" office:value-type="string" office:string-value="{|v]xNOPT)YVZ[_.daefipqwy~!S(*+,-Q%A^g/012\CJ&amp;l?r4678hLUDczH}&quot;s9:&lt;tW`BM5'#=&gt;@$bkKoXn3RjEFGIum" calcext:value-type="string">
            <text:p>{|v]xNOPT)YVZ[_.daefipqwy~!S(*+,-Q%A^g/012\CJ&amp;l?r4678hLUDczH}"s9:&lt;tW`BM5'#=&gt;@$bkKoXn3RjEFGIum</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yV}c" calcext:value-type="string">
            <text:p>yV}c</text:p>
          </table:table-cell>
          <table:table-cell table:style-name="ce28" table:formula="of:=IF([.$F$4]&lt;[.$E$4];REPLACE([.D82];[.$E$4]+1;1;&quot;&quot;);REPLACE([.D82];[.$F$4]+1;1;&quot;&quot;))" office:value-type="string" office:string-value="{|v]xNOPT)YVZ[_.daefipqw~!S(*+,-Q%A^g/012\CJ&amp;l?r4678hLUDczH}&quot;s9:&lt;tW`BM5'#=&gt;@$bkKoXn3RjEFGIum" calcext:value-type="string">
            <text:p>{|v]xNOPT)YVZ[_.daefipqw~!S(*+,-Q%A^g/012\CJ&amp;l?r4678hLUDczH}"s9:&lt;tW`BM5'#=&gt;@$bkKoXn3RjEFGIum</text:p>
          </table:table-cell>
          <table:table-cell table:formula="of:=COM.MICROSOFT.CONCAT([.B83];[.K91])" office:value-type="string" office:string-value="yV}c{|v]xNOPT)YZ[_.daefipqw~!S(*+,-Q%A^g/012\CJ&amp;l?r4678hLUDzH&quot;s9:&lt;tW`BM5'#=&gt;@$bkKoXn3RjEFGIum" calcext:value-type="string">
            <text:p>yV}c{|v]xNOPT)YZ[_.daefipqw~!S(*+,-Q%A^g/012\CJ&amp;l?r4678hLUDzH"s9:&lt;tW`BM5'#=&gt;@$bkKoXn3RjEFGIum</text:p>
          </table:table-cell>
          <table:table-cell table:style-name="Default"/>
          <table:table-cell table:number-columns-repeated="4"/>
          <table:table-cell table:style-name="ce28" table:formula="of:=MID([.$D$82];[.$E$4]+1;1)" office:value-type="string" office:string-value="y" calcext:value-type="string">
            <text:p>y</text:p>
          </table:table-cell>
          <table:table-cell table:style-name="ce28" table:formula="of:=REPLACE([.$D$82];[.$E$4]+1;1;&quot; &quot;)" office:value-type="string" office:string-value="{|v]xNOPT)YVZ[_.daefipqw ~!S(*+,-Q%A^g/012\CJ&amp;l?r4678hLUDczH}&quot;s9:&lt;tW`BM5'#=&gt;@$bkKoXn3RjEFGIum" calcext:value-type="string">
            <text:p>{|v]xNOPT)YVZ[_.daefipqw ~!S(*+,-Q%A^g/012\CJ&amp;l?r4678hLUDczH}"s9:&lt;tW`BM5'#=&gt;@$bkKoXn3RjEFGIum</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 calcext:value-type="string">
            <text:p>}</text:p>
          </table:table-cell>
          <table:table-cell table:style-name="ce28" table:formula="of:=IF([.$F$4]&lt;[.$E$4];REPLACE([.C83];[.$F$4]+1;1;&quot;&quot;);REPLACE([.C83];[.$E$4]+1;1;&quot;&quot;))" office:value-type="string" office:string-value="{|v]xNOPT)YZ[_.daefipqw~!S(*+,-Q%A^g/012\CJ&amp;l?r4678hLUDczH}&quot;s9:&lt;tW`BM5'#=&gt;@$bkKoXn3RjEFGIum" calcext:value-type="string">
            <text:p>{|v]xNOPT)YZ[_.daefipqw~!S(*+,-Q%A^g/012\CJ&amp;l?r4678hLUDczH}"s9:&lt;tW`BM5'#=&gt;@$bkKoXn3RjEFGIum</text:p>
          </table:table-cell>
          <table:table-cell/>
          <table:table-cell table:style-name="Default"/>
          <table:table-cell table:number-columns-repeated="4"/>
          <table:table-cell table:formula="of:=COM.MICROSOFT.CONCAT([.J83];MID([.K83];[.$F$4]+1;1))" office:value-type="string" office:string-value="yV" calcext:value-type="string">
            <text:p>yV</text:p>
          </table:table-cell>
          <table:table-cell table:style-name="ce28" table:formula="of:=REPLACE([.$K83];[.$F$4]+1;1;&quot; &quot;)" office:value-type="string" office:string-value="{|v]xNOPT)Y Z[_.daefipqw ~!S(*+,-Q%A^g/012\CJ&amp;l?r4678hLUDczH}&quot;s9:&lt;tW`BM5'#=&gt;@$bkKoXn3RjEFGIum" calcext:value-type="string">
            <text:p>{|v]xNOPT)Y Z[_.daefipqw ~!S(*+,-Q%A^g/012\CJ&amp;l?r4678hLUDczH}"s9:&lt;tW`BM5'#=&gt;@$bkKoXn3RjEFGIum</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wMVYHMI6@MXMx6G8" calcext:value-type="string">
            <text:p>wMVYHMI6@MXMx6G8</text:p>
          </table:table-cell>
          <table:table-cell table:formula="of:=COM.MICROSOFT.CONCAT(&quot;'&quot;;[.A85];&quot;'&quot;;&quot; A85 char positions in D83&quot;)" office:value-type="string" office:string-value="'wMVYHMI6@MXMx6G8' A85 char positions in D83" calcext:value-type="string">
            <text:p>'wMVYHMI6@MXMx6G8' A85 char positions in D83</text:p>
          </table:table-cell>
          <table:table-cell table:formula="of:=COM.MICROSOFT.CONCAT(&quot;'&quot;;MID([.$A$78];[.$A$6]+1;[.$A$6]);&quot;'&quot;;&quot; OTP  char positions in D83&quot;)" office:value-type="string" office:string-value="'V\yh^A1NCAT\zNhD' OTP  char positions in D83" calcext:value-type="string">
            <text:p>'V\yh^A1NCAT\zNhD' OTP <text:s/>char positions in D83</text:p>
          </table:table-cell>
          <table:table-cell/>
          <table:table-cell table:style-name="Default"/>
          <table:table-cell table:number-columns-repeated="4"/>
          <table:table-cell table:formula="of:=COM.MICROSOFT.CONCAT([.J84];MID([.$K84];[.$G$4]+1;1))" office:value-type="string" office:string-value="yV}" calcext:value-type="string">
            <text:p>yV}</text:p>
          </table:table-cell>
          <table:table-cell table:style-name="ce28" table:formula="of:=REPLACE([.$K84];[.$G$4]+1;1;&quot; &quot;)" office:value-type="string" office:string-value="{|v]xNOPT)Y Z[_.daefipqw ~!S(*+,-Q%A^g/012\CJ&amp;l?r4678hLUDczH &quot;s9:&lt;tW`BM5'#=&gt;@$bkKoXn3RjEFGIum" calcext:value-type="string">
            <text:p>{|v]xNOPT)Y Z[_.daefipqw ~!S(*+,-Q%A^g/012\CJ&amp;l?r4678hLUDczH "s9:&lt;tW`BM5'#=&gt;@$bkKoXn3RjEFGIum</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w" calcext:value-type="string">
            <text:p>w</text:p>
          </table:table-cell>
          <table:table-cell table:formula="of:=FIND([.A86];[.$D$83];1)" office:value-type="float" office:value="27" calcext:value-type="float">
            <text:p>27</text:p>
          </table:table-cell>
          <table:table-cell table:formula="of:=FIND(MID([.$A$78];[.$A$6]+1;1);[.$D$83];1)" office:value-type="float" office:value="2" calcext:value-type="float">
            <text:p>2</text:p>
          </table:table-cell>
          <table:table-cell table:formula="of:=IF(MOD(([.B86]+[.C86])-([.$H$4]+1);[.$D$4])=0;[.$D$4];MOD(([.B86]+[.C86])-([.$H$4]+1);[.$D$4]))" office:value-type="float" office:value="64" calcext:value-type="float">
            <text:p>64</text:p>
          </table:table-cell>
          <table:table-cell table:formula="of:=IF([.D86]=0;MID([.$D$83];[.$D$4];1);IF([.D86]=[.$D$4];MID([.$D$83];[.$D$4];1);MID([.$D$83];[.D86];1)))" office:value-type="string" office:string-value="9" calcext:value-type="string">
            <text:p>9</text:p>
          </table:table-cell>
          <table:table-cell table:number-columns-repeated="4"/>
          <table:table-cell table:formula="of:=COM.MICROSOFT.CONCAT([.J85];MID([.$K85];[.$H$4]+1;1))" office:value-type="string" office:string-value="yV}c" calcext:value-type="string">
            <text:p>yV}c</text:p>
          </table:table-cell>
          <table:table-cell table:style-name="ce28" table:formula="of:=REPLACE([.$K85];[.$H$4]+1;1;&quot; &quot;)" office:value-type="string" office:string-value="{|v]xNOPT)Y Z[_.daefipqw ~!S(*+,-Q%A^g/012\CJ&amp;l?r4678hLUD zH &quot;s9:&lt;tW`BM5'#=&gt;@$bkKoXn3RjEFGIum" calcext:value-type="string">
            <text:p>{|v]xNOPT)Y Z[_.daefipqw ~!S(*+,-Q%A^g/012\CJ&amp;l?r4678hLUD zH "s9:&lt;tW`BM5'#=&gt;@$bkKoXn3RjEFGIum</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M" calcext:value-type="string">
            <text:p>M</text:p>
          </table:table-cell>
          <table:table-cell table:formula="of:=FIND([.A87];[.$D$83];1)" office:value-type="float" office:value="71" calcext:value-type="float">
            <text:p>71</text:p>
          </table:table-cell>
          <table:table-cell table:formula="of:=FIND(MID([.$A$78];[.$A$6]+2;1);[.$D$83];1)" office:value-type="float" office:value="45" calcext:value-type="float">
            <text:p>45</text:p>
          </table:table-cell>
          <table:table-cell table:formula="of:=IF(MOD(([.B87]+[.C87])-([.$H$4]+1);[.$D$4])=0;[.$D$4];MOD(([.B87]+[.C87])-([.$H$4]+1);[.$D$4]))" office:value-type="float" office:value="58" calcext:value-type="float">
            <text:p>58</text:p>
          </table:table-cell>
          <table:table-cell table:formula="of:=IF([.D87]=0;MID([.$D$83];[.$D$4];1);IF([.D87]=[.$D$4];MID([.$D$83];[.$D$4];1);MID([.$D$83];[.D87];1)))" office:value-type="string" office:string-value="U" calcext:value-type="string">
            <text:p>U</text:p>
          </table:table-cell>
          <table:table-cell table:number-columns-repeated="1019"/>
        </table:table-row>
        <table:table-row table:style-name="ro1">
          <table:table-cell table:formula="of:=MID([.A85];3;1)" office:value-type="string" office:string-value="V" calcext:value-type="string">
            <text:p>V</text:p>
          </table:table-cell>
          <table:table-cell table:formula="of:=FIND([.A88];[.$D$83];1)" office:value-type="float" office:value="2" calcext:value-type="float">
            <text:p>2</text:p>
          </table:table-cell>
          <table:table-cell table:formula="of:=FIND(MID([.$A$78];[.$A$6]+3;1);[.$D$83];1)" office:value-type="float" office:value="1" calcext:value-type="float">
            <text:p>1</text:p>
          </table:table-cell>
          <table:table-cell table:formula="of:=IF(MOD(([.B88]+[.C88])-([.$H$4]+1);[.$D$4])=0;[.$D$4];MOD(([.B88]+[.C88])-([.$H$4]+1);[.$D$4]))" office:value-type="float" office:value="38" calcext:value-type="float">
            <text:p>38</text:p>
          </table:table-cell>
          <table:table-cell table:formula="of:=IF([.D88]=0;MID([.$D$83];[.$D$4];1);IF([.D88]=[.$D$4];MID([.$D$83];[.$D$4];1);MID([.$D$83];[.D88];1)))" office:value-type="string" office:string-value="A" calcext:value-type="string">
            <text:p>A</text:p>
          </table:table-cell>
          <table:table-cell table:number-columns-repeated="5"/>
          <table:table-cell table:formula="of:=REPLACE([.K86];FIND(&quot; &quot;;[.K86];1);1;&quot;&quot;)" office:value-type="string" office:string-value="{|v]xNOPT)YZ[_.daefipqw ~!S(*+,-Q%A^g/012\CJ&amp;l?r4678hLUD zH &quot;s9:&lt;tW`BM5'#=&gt;@$bkKoXn3RjEFGIum" calcext:value-type="string">
            <text:p>{|v]xNOPT)YZ[_.daefipqw ~!S(*+,-Q%A^g/012\CJ&amp;l?r4678hLUD zH "s9:&lt;tW`BM5'#=&gt;@$bkKoXn3RjEFGIum</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Y" calcext:value-type="string">
            <text:p>Y</text:p>
          </table:table-cell>
          <table:table-cell table:formula="of:=FIND([.A89];[.$D$83];1)" office:value-type="float" office:value="15" calcext:value-type="float">
            <text:p>15</text:p>
          </table:table-cell>
          <table:table-cell table:formula="of:=FIND(MID([.$A$78];[.$A$6]+4;1);[.$D$83];1)" office:value-type="float" office:value="56" calcext:value-type="float">
            <text:p>56</text:p>
          </table:table-cell>
          <table:table-cell table:formula="of:=IF(MOD(([.B89]+[.C89])-([.$H$4]+1);[.$D$4])=0;[.$D$4];MOD(([.B89]+[.C89])-([.$H$4]+1);[.$D$4]))" office:value-type="float" office:value="13" calcext:value-type="float">
            <text:p>13</text:p>
          </table:table-cell>
          <table:table-cell table:formula="of:=IF([.D89]=0;MID([.$D$83];[.$D$4];1);IF([.D89]=[.$D$4];MID([.$D$83];[.$D$4];1);MID([.$D$83];[.D89];1)))" office:value-type="string" office:string-value="T" calcext:value-type="string">
            <text:p>T</text:p>
          </table:table-cell>
          <table:table-cell table:number-columns-repeated="5"/>
          <table:table-cell table:formula="of:=REPLACE([.K88];FIND(&quot; &quot;;[.K88];1);1;&quot;&quot;)" office:value-type="string" office:string-value="{|v]xNOPT)YZ[_.daefipqw~!S(*+,-Q%A^g/012\CJ&amp;l?r4678hLUD zH &quot;s9:&lt;tW`BM5'#=&gt;@$bkKoXn3RjEFGIum" calcext:value-type="string">
            <text:p>{|v]xNOPT)YZ[_.daefipqw~!S(*+,-Q%A^g/012\CJ&amp;l?r4678hLUD zH "s9:&lt;tW`BM5'#=&gt;@$bkKoXn3RjEFGIum</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H" calcext:value-type="string">
            <text:p>H</text:p>
          </table:table-cell>
          <table:table-cell table:formula="of:=FIND([.A90];[.$D$83];1)" office:value-type="float" office:value="61" calcext:value-type="float">
            <text:p>61</text:p>
          </table:table-cell>
          <table:table-cell table:formula="of:=FIND(MID([.$A$78];[.$A$6]+5;1);[.$D$83];1)" office:value-type="float" office:value="39" calcext:value-type="float">
            <text:p>39</text:p>
          </table:table-cell>
          <table:table-cell table:formula="of:=IF(MOD(([.B90]+[.C90])-([.$H$4]+1);[.$D$4])=0;[.$D$4];MOD(([.B90]+[.C90])-([.$H$4]+1);[.$D$4]))" office:value-type="float" office:value="42" calcext:value-type="float">
            <text:p>42</text:p>
          </table:table-cell>
          <table:table-cell table:formula="of:=IF([.D90]=0;MID([.$D$83];[.$D$4];1);IF([.D90]=[.$D$4];MID([.$D$83];[.$D$4];1);MID([.$D$83];[.D90];1)))" office:value-type="string" office:string-value="0" calcext:value-type="string">
            <text:p>0</text:p>
          </table:table-cell>
          <table:table-cell table:number-columns-repeated="5"/>
          <table:table-cell table:formula="of:=REPLACE([.K89];FIND(&quot; &quot;;[.K89];1);1;&quot;&quot;)" office:value-type="string" office:string-value="{|v]xNOPT)YZ[_.daefipqw~!S(*+,-Q%A^g/012\CJ&amp;l?r4678hLUDzH &quot;s9:&lt;tW`BM5'#=&gt;@$bkKoXn3RjEFGIum" calcext:value-type="string">
            <text:p>{|v]xNOPT)YZ[_.daefipqw~!S(*+,-Q%A^g/012\CJ&amp;l?r4678hLUDzH "s9:&lt;tW`BM5'#=&gt;@$bkKoXn3RjEFGIum</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M" calcext:value-type="string">
            <text:p>M</text:p>
          </table:table-cell>
          <table:table-cell table:formula="of:=FIND([.A91];[.$D$83];1)" office:value-type="float" office:value="71" calcext:value-type="float">
            <text:p>71</text:p>
          </table:table-cell>
          <table:table-cell table:formula="of:=FIND(MID([.$A$78];[.$A$6]+6;1);[.$D$83];1)" office:value-type="float" office:value="38" calcext:value-type="float">
            <text:p>38</text:p>
          </table:table-cell>
          <table:table-cell table:formula="of:=IF(MOD(([.B91]+[.C91])-([.$H$4]+1);[.$D$4])=0;[.$D$4];MOD(([.B91]+[.C91])-([.$H$4]+1);[.$D$4]))" office:value-type="float" office:value="51" calcext:value-type="float">
            <text:p>51</text:p>
          </table:table-cell>
          <table:table-cell table:formula="of:=IF([.D91]=0;MID([.$D$83];[.$D$4];1);IF([.D91]=[.$D$4];MID([.$D$83];[.$D$4];1);MID([.$D$83];[.D91];1)))" office:value-type="string" office:string-value="r" calcext:value-type="string">
            <text:p>r</text:p>
          </table:table-cell>
          <table:table-cell table:number-columns-repeated="5"/>
          <table:table-cell table:formula="of:=REPLACE([.K90];FIND(&quot; &quot;;[.K90];1);1;&quot;&quot;)" office:value-type="string" office:string-value="{|v]xNOPT)YZ[_.daefipqw~!S(*+,-Q%A^g/012\CJ&amp;l?r4678hLUDzH&quot;s9:&lt;tW`BM5'#=&gt;@$bkKoXn3RjEFGIum" calcext:value-type="string">
            <text:p>{|v]xNOPT)YZ[_.daefipqw~!S(*+,-Q%A^g/012\CJ&amp;l?r4678hLUDzH"s9:&lt;tW`BM5'#=&gt;@$bkKoXn3RjEFGIum</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I" calcext:value-type="string">
            <text:p>I</text:p>
          </table:table-cell>
          <table:table-cell table:formula="of:=FIND([.A92];[.$D$83];1)" office:value-type="float" office:value="91" calcext:value-type="float">
            <text:p>91</text:p>
          </table:table-cell>
          <table:table-cell table:formula="of:=FIND(MID([.$A$78];[.$A$6]+7;1);[.$D$83];1)" office:value-type="float" office:value="43" calcext:value-type="float">
            <text:p>43</text:p>
          </table:table-cell>
          <table:table-cell table:formula="of:=IF(MOD(([.B92]+[.C92])-([.$H$4]+1);[.$D$4])=0;[.$D$4];MOD(([.B92]+[.C92])-([.$H$4]+1);[.$D$4]))" office:value-type="float" office:value="76" calcext:value-type="float">
            <text:p>76</text:p>
          </table:table-cell>
          <table:table-cell table:formula="of:=IF([.D92]=0;MID([.$D$83];[.$D$4];1);IF([.D92]=[.$D$4];MID([.$D$83];[.$D$4];1);MID([.$D$83];[.D92];1)))" office:value-type="string" office:string-value="&gt;" calcext:value-type="string">
            <text:p>&gt;</text:p>
          </table:table-cell>
          <table:table-cell table:number-columns-repeated="1019"/>
        </table:table-row>
        <table:table-row table:style-name="ro1">
          <table:table-cell table:formula="of:=MID([.A85];8;1)" office:value-type="string" office:string-value="6" calcext:value-type="string">
            <text:p>6</text:p>
          </table:table-cell>
          <table:table-cell table:formula="of:=FIND([.A93];[.$D$83];1)" office:value-type="float" office:value="53" calcext:value-type="float">
            <text:p>53</text:p>
          </table:table-cell>
          <table:table-cell table:formula="of:=FIND(MID([.$A$78];[.$A$6]+8;1);[.$D$83];1)" office:value-type="float" office:value="10" calcext:value-type="float">
            <text:p>10</text:p>
          </table:table-cell>
          <table:table-cell table:formula="of:=IF(MOD(([.B93]+[.C93])-([.$H$4]+1);[.$D$4])=0;[.$D$4];MOD(([.B93]+[.C93])-([.$H$4]+1);[.$D$4]))" office:value-type="float" office:value="5" calcext:value-type="float">
            <text:p>5</text:p>
          </table:table-cell>
          <table:table-cell table:formula="of:=IF([.D93]=0;MID([.$D$83];[.$D$4];1);IF([.D93]=[.$D$4];MID([.$D$83];[.$D$4];1);MID([.$D$83];[.D93];1)))" office:value-type="string" office:string-value="{" calcext:value-type="string">
            <text:p>{</text:p>
          </table:table-cell>
          <table:table-cell table:number-columns-repeated="1019"/>
        </table:table-row>
        <table:table-row table:style-name="ro1">
          <table:table-cell table:formula="of:=MID([.A85];9;1)" office:value-type="string" office:string-value="@" calcext:value-type="string">
            <text:p>@</text:p>
          </table:table-cell>
          <table:table-cell table:formula="of:=FIND([.A94];[.$D$83];1)" office:value-type="float" office:value="77" calcext:value-type="float">
            <text:p>77</text:p>
          </table:table-cell>
          <table:table-cell table:formula="of:=FIND(MID([.$A$78];[.$A$6]+9;1);[.$D$83];1)" office:value-type="float" office:value="46" calcext:value-type="float">
            <text:p>46</text:p>
          </table:table-cell>
          <table:table-cell table:formula="of:=IF(MOD(([.B94]+[.C94])-([.$H$4]+1);[.$D$4])=0;[.$D$4];MOD(([.B94]+[.C94])-([.$H$4]+1);[.$D$4]))" office:value-type="float" office:value="65" calcext:value-type="float">
            <text:p>65</text:p>
          </table:table-cell>
          <table:table-cell table:formula="of:=IF([.D94]=0;MID([.$D$83];[.$D$4];1);IF([.D94]=[.$D$4];MID([.$D$83];[.$D$4];1);MID([.$D$83];[.D94];1)))" office:value-type="string" office:string-value=":" calcext:value-type="string">
            <text:p>:</text:p>
          </table:table-cell>
          <table:table-cell table:number-columns-repeated="1019"/>
        </table:table-row>
        <table:table-row table:style-name="ro1">
          <table:table-cell table:formula="of:=MID([.A85];10;1)" office:value-type="string" office:string-value="M" calcext:value-type="string">
            <text:p>M</text:p>
          </table:table-cell>
          <table:table-cell table:formula="of:=FIND([.A95];[.$D$83];1)" office:value-type="float" office:value="71" calcext:value-type="float">
            <text:p>71</text:p>
          </table:table-cell>
          <table:table-cell table:formula="of:=FIND(MID([.$A$78];[.$A$6]+10;1);[.$D$83];1)" office:value-type="float" office:value="38" calcext:value-type="float">
            <text:p>38</text:p>
          </table:table-cell>
          <table:table-cell table:formula="of:=IF(MOD(([.B95]+[.C95])-([.$H$4]+1);[.$D$4])=0;[.$D$4];MOD(([.B95]+[.C95])-([.$H$4]+1);[.$D$4]))" office:value-type="float" office:value="51" calcext:value-type="float">
            <text:p>51</text:p>
          </table:table-cell>
          <table:table-cell table:formula="of:=IF([.D95]=0;MID([.$D$83];[.$D$4];1);IF([.D95]=[.$D$4];MID([.$D$83];[.$D$4];1);MID([.$D$83];[.D95];1)))" office:value-type="string" office:string-value="r" calcext:value-type="string">
            <text:p>r</text:p>
          </table:table-cell>
          <table:table-cell table:number-columns-repeated="1019"/>
        </table:table-row>
        <table:table-row table:style-name="ro1">
          <table:table-cell table:formula="of:=MID([.A85];11;1)" office:value-type="string" office:string-value="X" calcext:value-type="string">
            <text:p>X</text:p>
          </table:table-cell>
          <table:table-cell table:formula="of:=FIND([.A96];[.$D$83];1)" office:value-type="float" office:value="83" calcext:value-type="float">
            <text:p>83</text:p>
          </table:table-cell>
          <table:table-cell table:formula="of:=FIND(MID([.$A$78];[.$A$6]+11;1);[.$D$83];1)" office:value-type="float" office:value="13" calcext:value-type="float">
            <text:p>13</text:p>
          </table:table-cell>
          <table:table-cell table:formula="of:=IF(MOD(([.B96]+[.C96])-([.$H$4]+1);[.$D$4])=0;[.$D$4];MOD(([.B96]+[.C96])-([.$H$4]+1);[.$D$4]))" office:value-type="float" office:value="38" calcext:value-type="float">
            <text:p>38</text:p>
          </table:table-cell>
          <table:table-cell table:formula="of:=IF([.D96]=0;MID([.$D$83];[.$D$4];1);IF([.D96]=[.$D$4];MID([.$D$83];[.$D$4];1);MID([.$D$83];[.D96];1)))" office:value-type="string" office:string-value="A" calcext:value-type="string">
            <text:p>A</text:p>
          </table:table-cell>
          <table:table-cell table:number-columns-repeated="1019"/>
        </table:table-row>
        <table:table-row table:style-name="ro1">
          <table:table-cell table:formula="of:=MID([.A85];12;1)" office:value-type="string" office:string-value="M" calcext:value-type="string">
            <text:p>M</text:p>
          </table:table-cell>
          <table:table-cell table:formula="of:=FIND([.A97];[.$D$83];1)" office:value-type="float" office:value="71" calcext:value-type="float">
            <text:p>71</text:p>
          </table:table-cell>
          <table:table-cell table:formula="of:=FIND(MID([.$A$78];[.$A$6]+12;1);[.$D$83];1)" office:value-type="float" office:value="45" calcext:value-type="float">
            <text:p>45</text:p>
          </table:table-cell>
          <table:table-cell table:formula="of:=IF(MOD(([.B97]+[.C97])-([.$H$4]+1);[.$D$4])=0;[.$D$4];MOD(([.B97]+[.C97])-([.$H$4]+1);[.$D$4]))" office:value-type="float" office:value="58" calcext:value-type="float">
            <text:p>58</text:p>
          </table:table-cell>
          <table:table-cell table:formula="of:=IF([.D97]=0;MID([.$D$83];[.$D$4];1);IF([.D97]=[.$D$4];MID([.$D$83];[.$D$4];1);MID([.$D$83];[.D97];1)))" office:value-type="string" office:string-value="U" calcext:value-type="string">
            <text:p>U</text:p>
          </table:table-cell>
          <table:table-cell table:number-columns-repeated="1019"/>
        </table:table-row>
        <table:table-row table:style-name="ro1">
          <table:table-cell table:formula="of:=MID([.A85];13;1)" office:value-type="string" office:string-value="x" calcext:value-type="string">
            <text:p>x</text:p>
          </table:table-cell>
          <table:table-cell table:formula="of:=FIND([.A98];[.$D$83];1)" office:value-type="float" office:value="9" calcext:value-type="float">
            <text:p>9</text:p>
          </table:table-cell>
          <table:table-cell table:formula="of:=FIND(MID([.$A$78];[.$A$6]+13;1);[.$D$83];1)" office:value-type="float" office:value="60" calcext:value-type="float">
            <text:p>60</text:p>
          </table:table-cell>
          <table:table-cell table:formula="of:=IF(MOD(([.B98]+[.C98])-([.$H$4]+1);[.$D$4])=0;[.$D$4];MOD(([.B98]+[.C98])-([.$H$4]+1);[.$D$4]))" office:value-type="float" office:value="11" calcext:value-type="float">
            <text:p>11</text:p>
          </table:table-cell>
          <table:table-cell table:formula="of:=IF([.D98]=0;MID([.$D$83];[.$D$4];1);IF([.D98]=[.$D$4];MID([.$D$83];[.$D$4];1);MID([.$D$83];[.D98];1)))" office:value-type="string" office:string-value="O" calcext:value-type="string">
            <text:p>O</text:p>
          </table:table-cell>
          <table:table-cell table:number-columns-repeated="1019"/>
        </table:table-row>
        <table:table-row table:style-name="ro1">
          <table:table-cell table:formula="of:=MID([.A85];14;1)" office:value-type="string" office:string-value="6" calcext:value-type="string">
            <text:p>6</text:p>
          </table:table-cell>
          <table:table-cell table:formula="of:=FIND([.A99];[.$D$83];1)" office:value-type="float" office:value="53" calcext:value-type="float">
            <text:p>53</text:p>
          </table:table-cell>
          <table:table-cell table:formula="of:=FIND(MID([.$A$78];[.$A$6]+14;1);[.$D$83];1)" office:value-type="float" office:value="10" calcext:value-type="float">
            <text:p>10</text:p>
          </table:table-cell>
          <table:table-cell table:formula="of:=IF(MOD(([.B99]+[.C99])-([.$H$4]+1);[.$D$4])=0;[.$D$4];MOD(([.B99]+[.C99])-([.$H$4]+1);[.$D$4]))" office:value-type="float" office:value="5" calcext:value-type="float">
            <text:p>5</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G" calcext:value-type="string">
            <text:p>G</text:p>
          </table:table-cell>
          <table:table-cell table:formula="of:=FIND([.A100];[.$D$83];1)" office:value-type="float" office:value="90" calcext:value-type="float">
            <text:p>90</text:p>
          </table:table-cell>
          <table:table-cell table:formula="of:=FIND(MID([.$A$78];[.$A$6]+15;1);[.$D$83];1)" office:value-type="float" office:value="56" calcext:value-type="float">
            <text:p>56</text:p>
          </table:table-cell>
          <table:table-cell table:formula="of:=IF(MOD(([.B100]+[.C100])-([.$H$4]+1);[.$D$4])=0;[.$D$4];MOD(([.B100]+[.C100])-([.$H$4]+1);[.$D$4]))" office:value-type="float" office:value="88" calcext:value-type="float">
            <text:p>88</text:p>
          </table:table-cell>
          <table:table-cell table:formula="of:=IF([.D100]=0;MID([.$D$83];[.$D$4];1);IF([.D100]=[.$D$4];MID([.$D$83];[.$D$4];1);MID([.$D$83];[.D100];1)))" office:value-type="string" office:string-value="E" calcext:value-type="string">
            <text:p>E</text:p>
          </table:table-cell>
          <table:table-cell table:number-columns-repeated="1019"/>
        </table:table-row>
        <table:table-row table:style-name="ro1">
          <table:table-cell table:formula="of:=MID([.A85];16;1)" office:value-type="string" office:string-value="8" calcext:value-type="string">
            <text:p>8</text:p>
          </table:table-cell>
          <table:table-cell table:formula="of:=FIND([.A101];[.$D$83];1)" office:value-type="float" office:value="55" calcext:value-type="float">
            <text:p>55</text:p>
          </table:table-cell>
          <table:table-cell table:formula="of:=FIND(MID([.$A$78];[.$A$6]+16;1);[.$D$83];1)" office:value-type="float" office:value="59" calcext:value-type="float">
            <text:p>59</text:p>
          </table:table-cell>
          <table:table-cell table:formula="of:=IF(MOD(([.B101]+[.C101])-([.$H$4]+1);[.$D$4])=0;[.$D$4];MOD(([.B101]+[.C101])-([.$H$4]+1);[.$D$4]))" office:value-type="float" office:value="56" calcext:value-type="float">
            <text:p>56</text:p>
          </table:table-cell>
          <table:table-cell table:formula="of:=IF([.D101]=0;MID([.$D$83];[.$D$4];1);IF([.D101]=[.$D$4];MID([.$D$83];[.$D$4];1);MID([.$D$83];[.D101];1)))" office:value-type="string" office:string-value="h" calcext:value-type="string">
            <text:p>h</text:p>
          </table:table-cell>
          <table:table-cell table:number-columns-repeated="1019"/>
        </table:table-row>
        <table:table-row table:style-name="ro1">
          <table:table-cell table:style-name="ce28" table:formula="of:=COM.MICROSOFT.CONCAT([.$E$86];[.$E$87];[.$E$88];[.$E$89];[.$E$90];[.$E$91];[.$E$92];[.$E$93];[.$E$94];[.$E$95];[.$E$96];[.$E$97];[.$E$98];[.$E$99];[.$E$100];[.$E$101])" office:value-type="string" office:string-value="9UAT0r&gt;{:rAUO{Eh" calcext:value-type="string">
            <text:p>9UAT0r&gt;{:rAUO{Eh</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style-name="ce27" table:formula="of:=COM.MICROSOFT.CONCAT( &quot;  OTP SIZE=  &quot;;LEN([.A10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
      <table:table table:name="Encrypt" table:style-name="ta1">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5" table:default-cell-style-name="ce28"/>
        <table:table-column table:style-name="co8" table:default-cell-style-name="Default"/>
        <table:table-column table:style-name="co21" table:default-cell-style-name="Default"/>
        <table:table-column table:style-name="co22" table:number-columns-repeated="2" table:default-cell-style-name="Default"/>
        <table:table-column table:style-name="co11" table:number-columns-repeated="1015" table:default-cell-style-name="Default"/>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yV}c{|v]xNOPT)YZ[_.daefipqw~!S(*+,-Q%A^g/012\CJ&amp;l?r4678hLUDzH&quot;s9:&lt;tW`BM5'#=&gt;@$bkKoXn3RjEFGIum" calcext:value-type="string">
            <text:p>yV}c{|v]xNOPT)YZ[_.daefipqw~!S(*+,-Q%A^g/012\CJ&amp;l?r4678hLUDzH"s9:&lt;tW`BM5'#=&gt;@$bkKoXn3RjEFGIum</text:p>
          </table:table-cell>
          <table:table-cell table:style-name="ce8" office:value-type="string" calcext:value-type="string">
            <text:p>A#Test#Message</text:p>
          </table:table-cell>
          <table:table-cell table:style-name="ce33" table:formula="of:=[.A102]" office:value-type="string" office:string-value="g9gdE6HWGA1nv,&lt;[" calcext:value-type="string">
            <text:p>g9gdE6HWGA1nv,&lt;[</text:p>
          </table:table-cell>
          <table:table-cell table:style-name="ce33" table:formula="of:=[Decrypt.A102]" office:value-type="string" office:string-value="A#Test#Message__" calcext:value-type="string">
            <text:p>A#Test#Message__</text:p>
          </table:table-cell>
          <table:table-cell table:style-name="ce6" table:formula="of:=[Sheet6.E2]" office:value-type="float" office:value="24" calcext:value-type="float">
            <text:p>24</text:p>
          </table:table-cell>
          <table:table-cell table:style-name="ce6" table:formula="of:=[Sheet6.F2]" office:value-type="float" office:value="11" calcext:value-type="float">
            <text:p>11</text:p>
          </table:table-cell>
          <table:table-cell table:style-name="ce6" table:formula="of:=[Sheet6.G2]" office:value-type="float" office:value="60" calcext:value-type="float">
            <text:p>60</text:p>
          </table:table-cell>
          <table:table-cell table:style-name="ce6" table:formula="of:=[Sheet6.H2]" office:value-type="float" office:value="57" calcext:value-type="float">
            <text:p>57</text:p>
          </table:table-cell>
          <table:table-cell table:style-name="ce6" table:formula="of:=[Sheet6.I2]" office:value-type="float" office:value="0" calcext:value-type="float">
            <text:p>0</text:p>
          </table:table-cell>
          <table:table-cell table:number-columns-repeated="1015"/>
        </table:table-row>
        <table:table-row table:style-name="ro1">
          <table:table-cell table:style-name="ce27" table:formula="of:=[Sheet6.A103]"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H$4];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5]))" office:value-type="string" office:string-value="A#Test#Message__" calcext:value-type="string">
            <text:p>A#Test#Message__</text:p>
          </table:table-cell>
          <table:table-cell table:style-name="ce16" table:formula="of:=COM.MICROSOFT.CONCAT(&quot;__&quot;;LEFT([.$A$2];LEN([.$B$2])))" office:value-type="string" office:string-value="__yV}c{|v]xNOPT)" calcext:value-type="string">
            <text:p>__yV}c{|v]xNOPT)</text:p>
          </table:table-cell>
          <table:table-cell table:style-name="ce32" office:value-type="string" calcext:value-type="string">
            <text:p>LENGTH CHARACTER SET <text:s/>A2 IS -– &gt;&gt;</text:p>
          </table:table-cell>
          <table:table-cell table:style-name="ce32"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1 <text:s/>into D5</text:p>
          </table:table-cell>
          <table:table-cell table:style-name="ce30" table:formula="of:=IF([.$E$3]=0;LEFT([.$A$2];[.$E$4]);RIGHT([.$A$2];[.$E$4]))" office:value-type="string" office:string-value="yV}c{|v]xNOPT)YZ[_.daefi" calcext:value-type="string">
            <text:p>yV}c{|v]xNOPT)YZ[_.daefi</text:p>
          </table:table-cell>
          <table:table-cell table:formula="of:=IF([.$E$3]=0;RIGHT([.$A$2];[.$D$4]-[.$E$4]);LEFT([.$A$2];[.$D$4]-[.$E$4]))" office:value-type="string" office:string-value="pqw~!S(*+,-Q%A^g/012\CJ&amp;l?r4678hLUDzH&quot;s9:&lt;tW`BM5'#=&gt;@$bkKoXn3RjEFGIum" calcext:value-type="string">
            <text:p>pqw~!S(*+,-Q%A^g/012\CJ&amp;l?r4678hLUDzH"s9:&lt;tW`BM5'#=&gt;@$bkKoXn3RjEFGIum</text:p>
          </table:table-cell>
          <table:table-cell table:style-name="ce28" table:formula="of:=IF([.$E$3]=0;COM.MICROSOFT.CONCAT([.C5];[.B5]);COM.MICROSOFT.CONCAT([.C6];[.B6]))" office:value-type="string" office:string-value="pqw~!S(*+,-Q%A^g/012\CJ&amp;l?r4678hLUDzH&quot;s9:&lt;tW`BM5'#=&gt;@$bkKoXn3RjEFGIumyV}c{|v]xNOPT)YZ[_.daefi" calcext:value-type="string">
            <text:p>pqw~!S(*+,-Q%A^g/012\CJ&amp;l?r4678hLUDzH"s9:&lt;tW`BM5'#=&gt;@$bkKoXn3RjEFGIumyV}c{|v]xNOPT)YZ[_.daefi</text:p>
          </table:table-cell>
          <table:table-cell table:style-name="Default" office:value-type="string" calcext:value-type="string">
            <text:p><text:s/></text:p>
          </table:table-cell>
          <table:table-cell table:number-columns-repeated="6"/>
          <table:table-cell table:style-name="ce28" table:formula="of:=IF([.E$4]&lt;[.F$4];[.F$4];[.E$4])" office:value-type="float" office:value="24" calcext:value-type="float">
            <text:p>24</text:p>
          </table:table-cell>
          <table:table-cell table:style-name="ce28" table:formula="of:=IF([.L5]&lt;[.G$4];[.G$4];IF([.L5]&lt;[.F$4];[.L5];[.E$4]))" office:value-type="float" office:value="60" calcext:value-type="float">
            <text:p>60</text:p>
          </table:table-cell>
          <table:table-cell table:number-columns-repeated="1011"/>
        </table:table-row>
        <table:table-row table:style-name="ro1">
          <table:table-cell table:formula="of:=LEN([.$A$4])" office:value-type="float" office:value="16" calcext:value-type="float">
            <text:p>16</text:p>
          </table:table-cell>
          <table:table-cell table:formula="of:=LEFT([.$A$2];[.$D$4]-[.$E$4])" office:value-type="string" office:string-value="yV}c{|v]xNOPT)YZ[_.daefipqw~!S(*+,-Q%A^g/012\CJ&amp;l?r4678hLUDzH&quot;s9:&lt;tW`" calcext:value-type="string">
            <text:p>yV}c{|v]xNOPT)YZ[_.daefipqw~!S(*+,-Q%A^g/012\CJ&amp;l?r4678hLUDzH"s9:&lt;tW`</text:p>
          </table:table-cell>
          <table:table-cell table:formula="of:=RIGHT([.$A$2];[.$E$4])" office:value-type="string" office:string-value="BM5'#=&gt;@$bkKoXn3RjEFGIum" calcext:value-type="string">
            <text:p>BM5'#=&gt;@$bkKoXn3RjEFGIum</text:p>
          </table:table-cell>
          <table:table-cell/>
          <table:table-cell table:style-name="Default"/>
          <table:table-cell table:number-columns-repeated="6"/>
          <table:table-cell table:style-name="ce28" table:formula="of:=IF([.E$4]&lt;[.F$4];[.F$4];[.E$4])" office:value-type="float" office:value="24" calcext:value-type="float">
            <text:p>24</text:p>
          </table:table-cell>
          <table:table-cell table:style-name="ce28" table:formula="of:=IF([.L6]&lt;[.G$4];[.G$4];IF([.L6]&lt;[.F$4];[.L6];[.E$4]))" office:value-type="float" office:value="60" calcext:value-type="float">
            <text:p>60</text:p>
          </table:table-cell>
          <table:table-cell table:number-columns-repeated="1011"/>
        </table:table-row>
        <table:table-row table:style-name="ro1">
          <table:table-cell office:value-type="string" calcext:value-type="string">
            <text:p>Move char num X1 in D5 in D7</text:p>
          </table:table-cell>
          <table:table-cell table:style-name="ce28" table:formula="of:=MID([.D5];[.$E$4]+1;1)" office:value-type="string" office:string-value="l" calcext:value-type="string">
            <text:p>l</text:p>
          </table:table-cell>
          <table:table-cell/>
          <table:table-cell table:style-name="ce28" table:formula="of:=IF([.$E$3]=0;COM.MICROSOFT.CONCAT([.B7];REPLACE([.D5];([.$E$4]+1);1;&quot;&quot;));COM.MICROSOFT.CONCAT(REPLACE([.D5];([.$E$4]+1);1;&quot;&quot;);[.B7]))" office:value-type="string" office:string-value="lpqw~!S(*+,-Q%A^g/012\CJ&amp;?r4678hLUDzH&quot;s9:&lt;tW`BM5'#=&gt;@$bkKoXn3RjEFGIumyV}c{|v]xNOPT)YZ[_.daefi" calcext:value-type="string">
            <text:p>lpqw~!S(*+,-Q%A^g/012\CJ&amp;?r4678hLUDzH"s9:&lt;tW`BM5'#=&gt;@$bkKoXn3RjEFGIumyV}c{|v]xNOPT)YZ[_.daefi</text:p>
          </table:table-cell>
          <table:table-cell table:style-name="Default" office:value-type="string" calcext:value-type="string">
            <text:p><text:s/></text:p>
          </table:table-cell>
          <table:table-cell table:number-columns-repeated="5"/>
          <table:table-cell table:formula="of:=LEN([.K8])" office:value-type="float" office:value="93" calcext:value-type="float">
            <text:p>93</text:p>
          </table:table-cell>
          <table:table-cell table:number-columns-repeated="1013"/>
        </table:table-row>
        <table:table-row table:style-name="ro1">
          <table:table-cell office:value-type="string" calcext:value-type="string">
            <text:p>X val chars from D7 extract to start D8</text:p>
          </table:table-cell>
          <table:table-cell table:style-name="ce28" table:formula="of:=[.J11]" office:value-type="string" office:string-value="&amp;-3o" calcext:value-type="string">
            <text:p>&amp;-3o</text:p>
          </table:table-cell>
          <table:table-cell table:formula="of:=IF([.$E$4]&lt;[.$F$4];REPLACE([.D7];[.$F$4]+1;1;&quot;&quot;);REPLACE([.D7];[.$E$4]+1;1;&quot;&quot;))" office:value-type="string" office:string-value="lpqw~!S(*+,-Q%A^g/012\CJ?r4678hLUDzH&quot;s9:&lt;tW`BM5'#=&gt;@$bkKoXn3RjEFGIumyV}c{|v]xNOPT)YZ[_.daefi" calcext:value-type="string">
            <text:p>lpqw~!S(*+,-Q%A^g/012\CJ?r4678hLUDzH"s9:&lt;tW`BM5'#=&gt;@$bkKoXn3RjEFGIumyV}c{|v]xNOPT)YZ[_.daefi</text:p>
          </table:table-cell>
          <table:table-cell table:formula="of:=COM.MICROSOFT.CONCAT([.B8];[.K16])" office:value-type="string" office:string-value="&amp;-3olpqw~!S(*+,Q%A^g/012\CJ?r4678hLUDzH&quot;s9:&lt;tW`BM5'#=&gt;@$bkKXnRjEFGIumyV}c{|v]xNOPT)YZ[_.daefi" calcext:value-type="string">
            <text:p>&amp;-3olpqw~!S(*+,Q%A^g/012\CJ?r4678hLUDzH"s9:&lt;tW`BM5'#=&gt;@$bkKXnRjEFGIumyV}c{|v]xNOPT)YZ[_.daefi</text:p>
          </table:table-cell>
          <table:table-cell table:style-name="Default" office:value-type="string" calcext:value-type="string">
            <text:p><text:s/></text:p>
          </table:table-cell>
          <table:table-cell table:number-columns-repeated="4"/>
          <table:table-cell table:style-name="ce28" table:formula="of:=MID([.$D$7];[.$E$4]+1;1)" office:value-type="string" office:string-value="&amp;" calcext:value-type="string">
            <text:p>&amp;</text:p>
          </table:table-cell>
          <table:table-cell table:style-name="ce28" table:formula="of:=REPLACE([.$D$7];[.$E$4]+1;1;&quot; &quot;)" office:value-type="string" office:string-value="lpqw~!S(*+,-Q%A^g/012\CJ ?r4678hLUDzH&quot;s9:&lt;tW`BM5'#=&gt;@$bkKoXn3RjEFGIumyV}c{|v]xNOPT)YZ[_.daefi" calcext:value-type="string">
            <text:p>lpqw~!S(*+,-Q%A^g/012\CJ ?r4678hLUDzH"s9:&lt;tW`BM5'#=&gt;@$bkKoXn3RjEFGIumyV}c{|v]xNOPT)YZ[_.daefi</text:p>
          </table:table-cell>
          <table:table-cell table:number-columns-repeated="2"/>
          <table:table-cell table:formula="of:=LEN([.K8])" office:value-type="float" office:value="93" calcext:value-type="float">
            <text:p>93</text:p>
          </table:table-cell>
          <table:table-cell table:number-columns-repeated="1010"/>
        </table:table-row>
        <table:table-row table:style-name="ro1">
          <table:table-cell table:style-name="ce27" table:formula="of:=[.$A$3]"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formula="of:=MID([.D7];[.$E$4]+1;1)" office:value-type="string" office:string-value="&amp;" calcext:value-type="string">
            <text:p>&amp;</text:p>
          </table:table-cell>
          <table:table-cell table:formula="of:=IF([.$E$4]&lt;[.$F$4];REPLACE([.C8];[.$E$4]+1;1;&quot;&quot;);REPLACE([.C8];[.$F$4]+1;1;&quot;&quot;))" office:value-type="string" office:string-value="lpqw~!S(*+,Q%A^g/012\CJ?r4678hLUDzH&quot;s9:&lt;tW`BM5'#=&gt;@$bkKoXn3RjEFGIumyV}c{|v]xNOPT)YZ[_.daefi" calcext:value-type="string">
            <text:p>lpqw~!S(*+,Q%A^g/012\CJ?r4678hLUDzH"s9:&lt;tW`BM5'#=&gt;@$bkKoXn3RjEFGIumyV}c{|v]xNOPT)YZ[_.daefi</text:p>
          </table:table-cell>
          <table:table-cell/>
          <table:table-cell table:style-name="Default"/>
          <table:table-cell table:number-columns-repeated="4"/>
          <table:table-cell table:formula="of:=COM.MICROSOFT.CONCAT([.J8];MID([.D7];[.$F$4]+1;1))" office:value-type="string" office:string-value="&amp;-" calcext:value-type="string">
            <text:p>&amp;-</text:p>
          </table:table-cell>
          <table:table-cell table:style-name="ce28" table:formula="of:=REPLACE([.$K8];[.$F$4]+1;1;&quot; &quot;)" office:value-type="string" office:string-value="lpqw~!S(*+, Q%A^g/012\CJ ?r4678hLUDzH&quot;s9:&lt;tW`BM5'#=&gt;@$bkKoXn3RjEFGIumyV}c{|v]xNOPT)YZ[_.daefi" calcext:value-type="string">
            <text:p>lpqw~!S(*+, Q%A^g/012\CJ ?r4678hLUDzH"s9:&lt;tW`BM5'#=&gt;@$bkKoXn3RjEFGIumyV}c{|v]xNOPT)YZ[_.daefi</text:p>
          </table:table-cell>
          <table:table-cell table:number-columns-repeated="2"/>
          <table:table-cell table:formula="of:=LEN([.K9])" office:value-type="float" office:value="93" calcext:value-type="float">
            <text:p>93</text:p>
          </table:table-cell>
          <table:table-cell table:number-columns-repeated="1010"/>
        </table:table-row>
        <table:table-row table:style-name="ro1">
          <table:table-cell/>
          <table:table-cell office:value-type="string" calcext:value-type="string">
            <text:p>Message A9 char positions in D8</text:p>
          </table:table-cell>
          <table:table-cell table:formula="of:=COM.MICROSOFT.CONCAT(&quot;'&quot;;MID([.$A$4];1;16);&quot;'&quot;;&quot;OTP char positions in D8&quot;)" office:value-type="string" office:string-value="'A#Test#Message__'OTP char positions in D8" calcext:value-type="string">
            <text:p>'A#Test#Message__'OTP char positions in D8</text:p>
          </table:table-cell>
          <table:table-cell/>
          <table:table-cell table:style-name="Default"/>
          <table:table-cell table:number-columns-repeated="4"/>
          <table:table-cell table:formula="of:=COM.MICROSOFT.CONCAT([.J9];MID([.$D7];[.$G$4]+1;1))" office:value-type="string" office:string-value="&amp;-3" calcext:value-type="string">
            <text:p>&amp;-3</text:p>
          </table:table-cell>
          <table:table-cell table:style-name="ce28" table:formula="of:=REPLACE([.$K9];[.$G$4]+1;1;&quot; &quot;)" office:value-type="string" office:string-value="lpqw~!S(*+, Q%A^g/012\CJ ?r4678hLUDzH&quot;s9:&lt;tW`BM5'#=&gt;@$bkKoXn RjEFGIumyV}c{|v]xNOPT)YZ[_.daefi" calcext:value-type="string">
            <text:p>lpqw~!S(*+, Q%A^g/012\CJ ?r4678hLUDzH"s9:&lt;tW`BM5'#=&gt;@$bkKoXn RjEFGIumyV}c{|v]xNOPT)YZ[_.daefi</text:p>
          </table:table-cell>
          <table:table-cell table:number-columns-repeated="2"/>
          <table:table-cell table:formula="of:=LEN([.K10])" office:value-type="float" office:value="93" calcext:value-type="float">
            <text:p>93</text:p>
          </table:table-cell>
          <table:table-cell table:number-columns-repeated="1010"/>
        </table:table-row>
        <table:table-row table:style-name="ro1">
          <table:table-cell table:formula="of:=MID([.$A$4];1;1)" office:value-type="string" office:string-value="A" calcext:value-type="string">
            <text:p>A</text:p>
          </table:table-cell>
          <table:table-cell table:formula="of:=FIND([.A11];[.$D$8];1)" office:value-type="float" office:value="18" calcext:value-type="float">
            <text:p>18</text:p>
          </table:table-cell>
          <table:table-cell table:formula="of:=FIND(MID([.$A$9];[.$A$6]+1;1);[.$D$8];1)" office:value-type="float" office:value="45" calcext:value-type="float">
            <text:p>45</text:p>
          </table:table-cell>
          <table:table-cell table:formula="of:=IF(MOD(([.B11]+[.C11])-([.$E$4]+1);[.$D$4])=0;[.$D$4];MOD(([.B11]+[.C11])-([.$E$4]+1);[.$D$4]))" office:value-type="float" office:value="38" calcext:value-type="float">
            <text:p>38</text:p>
          </table:table-cell>
          <table:table-cell table:formula="of:=IF([.D11]=0;MID([.$D$8];[.$D$4];1);IF([.D11]=[.$D$4];MID([.$D$8];[.$D$4];1);MID([.$D$8];[.D11];1)))" office:value-type="string" office:string-value="z" calcext:value-type="string">
            <text:p>z</text:p>
          </table:table-cell>
          <table:table-cell table:number-columns-repeated="4"/>
          <table:table-cell table:formula="of:=COM.MICROSOFT.CONCAT([.J10];MID([.$D7];[.$H$4]+1;1))" office:value-type="string" office:string-value="&amp;-3o" calcext:value-type="string">
            <text:p>&amp;-3o</text:p>
          </table:table-cell>
          <table:table-cell table:style-name="ce28" table:formula="of:=REPLACE([.$K10];[.$H$4]+1;1;&quot; &quot;)" office:value-type="string" office:string-value="lpqw~!S(*+, Q%A^g/012\CJ ?r4678hLUDzH&quot;s9:&lt;tW`BM5'#=&gt;@$bkK Xn RjEFGIumyV}c{|v]xNOPT)YZ[_.daefi" calcext:value-type="string">
            <text:p>lpqw~!S(*+, Q%A^g/012\CJ ?r4678hLUDzH"s9:&lt;tW`BM5'#=&gt;@$bkK Xn RjEFGIumyV}c{|v]xNOPT)YZ[_.daefi</text:p>
          </table:table-cell>
          <table:table-cell table:number-columns-repeated="2"/>
          <table:table-cell table:formula="of:=LEN([.K11])" office:value-type="float" office:value="93" calcext:value-type="float">
            <text:p>93</text:p>
          </table:table-cell>
          <table:table-cell table:number-columns-repeated="1010"/>
        </table:table-row>
        <table:table-row table:style-name="ro1">
          <table:table-cell table:formula="of:=MID([.$A$4];2;1)" office:value-type="string" office:string-value="#" calcext:value-type="string">
            <text:p>#</text:p>
          </table:table-cell>
          <table:table-cell table:formula="of:=FIND([.A12];[.$D$8];1)" office:value-type="float" office:value="52" calcext:value-type="float">
            <text:p>52</text:p>
          </table:table-cell>
          <table:table-cell table:formula="of:=FIND(MID([.$A$9];[.$A$6]+2;1);[.$D$8];1)" office:value-type="float" office:value="68" calcext:value-type="float">
            <text:p>68</text:p>
          </table:table-cell>
          <table:table-cell table:formula="of:=IF(MOD(([.B12]+[.C12])-([.$E$4]+1);[.$D$4])=0;[.$D$4];MOD(([.B12]+[.C12])-([.$E$4]+1);[.$D$4]))" office:value-type="float" office:value="2" calcext:value-type="float">
            <text:p>2</text:p>
          </table:table-cell>
          <table:table-cell table:formula="of:=IF([.D12]=0;MID([.$D$8];[.$D$4];1);IF([.D12]=[.$D$4];MID([.$D$8];[.$D$4];1);MID([.$D$8];[.D12];1)))" office:value-type="string" office:string-value="-" calcext:value-type="string">
            <text:p>-</text:p>
          </table:table-cell>
          <table:table-cell table:number-columns-repeated="1019"/>
        </table:table-row>
        <table:table-row table:style-name="ro1">
          <table:table-cell table:formula="of:=MID([.$A$4];3;1)" office:value-type="string" office:string-value="T" calcext:value-type="string">
            <text:p>T</text:p>
          </table:table-cell>
          <table:table-cell table:formula="of:=FIND([.A13];[.$D$8];1)" office:value-type="float" office:value="82" calcext:value-type="float">
            <text:p>82</text:p>
          </table:table-cell>
          <table:table-cell table:formula="of:=FIND(MID([.$A$9];[.$A$6]+3;1);[.$D$8];1)" office:value-type="float" office:value="87" calcext:value-type="float">
            <text:p>87</text:p>
          </table:table-cell>
          <table:table-cell table:formula="of:=IF(MOD(([.B13]+[.C13])-([.$E$4]+1);[.$D$4])=0;[.$D$4];MOD(([.B13]+[.C13])-([.$E$4]+1);[.$D$4]))" office:value-type="float" office:value="51" calcext:value-type="float">
            <text:p>51</text:p>
          </table:table-cell>
          <table:table-cell table:formula="of:=IF([.D13]=0;MID([.$D$8];[.$D$4];1);IF([.D13]=[.$D$4];MID([.$D$8];[.$D$4];1);MID([.$D$8];[.D13];1)))" office:value-type="string" office:string-value="'" calcext:value-type="string">
            <text:p>'</text:p>
          </table:table-cell>
          <table:table-cell table:number-columns-repeated="5"/>
          <table:table-cell table:formula="of:=REPLACE([.K11];FIND(&quot; &quot;;[.K11];1);1;&quot;&quot;)" office:value-type="string" office:string-value="lpqw~!S(*+,Q%A^g/012\CJ ?r4678hLUDzH&quot;s9:&lt;tW`BM5'#=&gt;@$bkK Xn RjEFGIumyV}c{|v]xNOPT)YZ[_.daefi" calcext:value-type="string">
            <text:p>lpqw~!S(*+,Q%A^g/012\CJ ?r4678hLUDzH"s9:&lt;tW`BM5'#=&gt;@$bkK Xn RjEFGIumyV}c{|v]xNOPT)YZ[_.daefi</text:p>
          </table:table-cell>
          <table:table-cell table:number-columns-repeated="2"/>
          <table:table-cell table:formula="of:=LEN([.K13])" office:value-type="float" office:value="92" calcext:value-type="float">
            <text:p>92</text:p>
          </table:table-cell>
          <table:table-cell table:number-columns-repeated="1010"/>
        </table:table-row>
        <table:table-row table:style-name="ro1">
          <table:table-cell table:formula="of:=MID([.$A$4];4;1)" office:value-type="string" office:string-value="e" calcext:value-type="string">
            <text:p>e</text:p>
          </table:table-cell>
          <table:table-cell table:formula="of:=FIND([.A14];[.$D$8];1)" office:value-type="float" office:value="91" calcext:value-type="float">
            <text:p>91</text:p>
          </table:table-cell>
          <table:table-cell table:formula="of:=FIND(MID([.$A$9];[.$A$6]+4;1);[.$D$8];1)" office:value-type="float" office:value="71" calcext:value-type="float">
            <text:p>71</text:p>
          </table:table-cell>
          <table:table-cell table:formula="of:=IF(MOD(([.B14]+[.C14])-([.$E$4]+1);[.$D$4])=0;[.$D$4];MOD(([.B14]+[.C14])-([.$E$4]+1);[.$D$4]))" office:value-type="float" office:value="44" calcext:value-type="float">
            <text:p>44</text:p>
          </table:table-cell>
          <table:table-cell table:formula="of:=IF([.D14]=0;MID([.$D$8];[.$D$4];1);IF([.D14]=[.$D$4];MID([.$D$8];[.$D$4];1);MID([.$D$8];[.D14];1)))" office:value-type="string" office:string-value="&lt;" calcext:value-type="string">
            <text:p>&lt;</text:p>
          </table:table-cell>
          <table:table-cell table:number-columns-repeated="5"/>
          <table:table-cell table:formula="of:=REPLACE([.K13];FIND(&quot; &quot;;[.K13];1);1;&quot;&quot;)" office:value-type="string" office:string-value="lpqw~!S(*+,Q%A^g/012\CJ?r4678hLUDzH&quot;s9:&lt;tW`BM5'#=&gt;@$bkK Xn RjEFGIumyV}c{|v]xNOPT)YZ[_.daefi" calcext:value-type="string">
            <text:p>lpqw~!S(*+,Q%A^g/012\CJ?r4678hLUDzH"s9:&lt;tW`BM5'#=&gt;@$bkK Xn RjEFGIumyV}c{|v]xNOPT)YZ[_.daefi</text:p>
          </table:table-cell>
          <table:table-cell table:number-columns-repeated="2"/>
          <table:table-cell table:formula="of:=LEN([.K14])" office:value-type="float" office:value="91" calcext:value-type="float">
            <text:p>91</text:p>
          </table:table-cell>
          <table:table-cell table:number-columns-repeated="1010"/>
        </table:table-row>
        <table:table-row table:style-name="ro1">
          <table:table-cell table:formula="of:=MID([.$A$4];5;1)" office:value-type="string" office:string-value="s" calcext:value-type="string">
            <text:p>s</text:p>
          </table:table-cell>
          <table:table-cell table:formula="of:=FIND([.A15];[.$D$8];1)" office:value-type="float" office:value="41" calcext:value-type="float">
            <text:p>41</text:p>
          </table:table-cell>
          <table:table-cell table:formula="of:=FIND(MID([.$A$9];[.$A$6]+5;1);[.$D$8];1)" office:value-type="float" office:value="93" calcext:value-type="float">
            <text:p>93</text:p>
          </table:table-cell>
          <table:table-cell table:formula="of:=IF(MOD(([.B15]+[.C15])-([.$E$4]+1);[.$D$4])=0;[.$D$4];MOD(([.B15]+[.C15])-([.$E$4]+1);[.$D$4]))" office:value-type="float" office:value="16" calcext:value-type="float">
            <text:p>16</text:p>
          </table:table-cell>
          <table:table-cell table:formula="of:=IF([.D15]=0;MID([.$D$8];[.$D$4];1);IF([.D15]=[.$D$4];MID([.$D$8];[.$D$4];1);MID([.$D$8];[.D15];1)))" office:value-type="string" office:string-value="Q" calcext:value-type="string">
            <text:p>Q</text:p>
          </table:table-cell>
          <table:table-cell table:number-columns-repeated="5"/>
          <table:table-cell table:formula="of:=REPLACE([.K14];FIND(&quot; &quot;;[.K14];1);1;&quot;&quot;)" office:value-type="string" office:string-value="lpqw~!S(*+,Q%A^g/012\CJ?r4678hLUDzH&quot;s9:&lt;tW`BM5'#=&gt;@$bkKXn RjEFGIumyV}c{|v]xNOPT)YZ[_.daefi" calcext:value-type="string">
            <text:p>lpqw~!S(*+,Q%A^g/012\CJ?r4678hLUDzH"s9:&lt;tW`BM5'#=&gt;@$bkKXn RjEFGIumyV}c{|v]xNOPT)YZ[_.daefi</text:p>
          </table:table-cell>
          <table:table-cell table:number-columns-repeated="2"/>
          <table:table-cell table:formula="of:=LEN([.K15])" office:value-type="float" office:value="90" calcext:value-type="float">
            <text:p>90</text:p>
          </table:table-cell>
          <table:table-cell table:number-columns-repeated="1010"/>
        </table:table-row>
        <table:table-row table:style-name="ro1">
          <table:table-cell table:formula="of:=MID([.$A$4];6;1)" office:value-type="string" office:string-value="t" calcext:value-type="string">
            <text:p>t</text:p>
          </table:table-cell>
          <table:table-cell table:formula="of:=FIND([.A16];[.$D$8];1)" office:value-type="float" office:value="45" calcext:value-type="float">
            <text:p>45</text:p>
          </table:table-cell>
          <table:table-cell table:formula="of:=FIND(MID([.$A$9];[.$A$6]+6;1);[.$D$8];1)" office:value-type="float" office:value="63" calcext:value-type="float">
            <text:p>63</text:p>
          </table:table-cell>
          <table:table-cell table:formula="of:=IF(MOD(([.B16]+[.C16])-([.$E$4]+1);[.$D$4])=0;[.$D$4];MOD(([.B16]+[.C16])-([.$E$4]+1);[.$D$4]))" office:value-type="float" office:value="83" calcext:value-type="float">
            <text:p>83</text:p>
          </table:table-cell>
          <table:table-cell table:formula="of:=IF([.D16]=0;MID([.$D$8];[.$D$4];1);IF([.D16]=[.$D$4];MID([.$D$8];[.$D$4];1);MID([.$D$8];[.D16];1)))" office:value-type="string" office:string-value=")" calcext:value-type="string">
            <text:p>)</text:p>
          </table:table-cell>
          <table:table-cell table:number-columns-repeated="5"/>
          <table:table-cell table:formula="of:=REPLACE([.K15];FIND(&quot; &quot;;[.K15];1);1;&quot;&quot;)" office:value-type="string" office:string-value="lpqw~!S(*+,Q%A^g/012\CJ?r4678hLUDzH&quot;s9:&lt;tW`BM5'#=&gt;@$bkKXnRjEFGIumyV}c{|v]xNOPT)YZ[_.daefi" calcext:value-type="string">
            <text:p>lpqw~!S(*+,Q%A^g/012\CJ?r4678hLUDzH"s9:&lt;tW`BM5'#=&gt;@$bkKXnRjEFGIumyV}c{|v]xNOPT)YZ[_.daefi</text:p>
          </table:table-cell>
          <table:table-cell table:number-columns-repeated="2"/>
          <table:table-cell table:formula="of:=LEN([.K16])" office:value-type="float" office:value="89" calcext:value-type="float">
            <text:p>89</text:p>
          </table:table-cell>
          <table:table-cell table:number-columns-repeated="1010"/>
        </table:table-row>
        <table:table-row table:style-name="ro1">
          <table:table-cell table:formula="of:=MID([.$A$4];7;1)" office:value-type="string" office:string-value="#" calcext:value-type="string">
            <text:p>#</text:p>
          </table:table-cell>
          <table:table-cell table:formula="of:=FIND([.A17];[.$D$8];1)" office:value-type="float" office:value="52" calcext:value-type="float">
            <text:p>52</text:p>
          </table:table-cell>
          <table:table-cell table:formula="of:=FIND(MID([.$A$9];[.$A$6]+7;1);[.$D$8];1)" office:value-type="float" office:value="2" calcext:value-type="float">
            <text:p>2</text:p>
          </table:table-cell>
          <table:table-cell table:formula="of:=IF(MOD(([.B17]+[.C17])-([.$E$4]+1);[.$D$4])=0;[.$D$4];MOD(([.B17]+[.C17])-([.$E$4]+1);[.$D$4]))" office:value-type="float" office:value="29" calcext:value-type="float">
            <text:p>29</text:p>
          </table:table-cell>
          <table:table-cell table:formula="of:=IF([.D17]=0;MID([.$D$8];[.$D$4];1);IF([.D17]=[.$D$4];MID([.$D$8];[.$D$4];1);MID([.$D$8];[.D17];1)))" office:value-type="string" office:string-value="r" calcext:value-type="string">
            <text:p>r</text:p>
          </table:table-cell>
          <table:table-cell table:number-columns-repeated="1019"/>
        </table:table-row>
        <table:table-row table:style-name="ro1">
          <table:table-cell table:formula="of:=MID([.$A$4];8;1)" office:value-type="string" office:string-value="M" calcext:value-type="string">
            <text:p>M</text:p>
          </table:table-cell>
          <table:table-cell table:formula="of:=FIND([.A18];[.$D$8];1)" office:value-type="float" office:value="49" calcext:value-type="float">
            <text:p>49</text:p>
          </table:table-cell>
          <table:table-cell table:formula="of:=FIND(MID([.$A$9];[.$A$6]+8;1);[.$D$8];1)" office:value-type="float" office:value="90" calcext:value-type="float">
            <text:p>90</text:p>
          </table:table-cell>
          <table:table-cell table:formula="of:=IF(MOD(([.B18]+[.C18])-([.$E$4]+1);[.$D$4])=0;[.$D$4];MOD(([.B18]+[.C18])-([.$E$4]+1);[.$D$4]))" office:value-type="float" office:value="21" calcext:value-type="float">
            <text:p>21</text:p>
          </table:table-cell>
          <table:table-cell table:formula="of:=IF([.D18]=0;MID([.$D$8];[.$D$4];1);IF([.D18]=[.$D$4];MID([.$D$8];[.$D$4];1);MID([.$D$8];[.D18];1)))" office:value-type="string" office:string-value="/" calcext:value-type="string">
            <text:p>/</text:p>
          </table:table-cell>
          <table:table-cell table:number-columns-repeated="1019"/>
        </table:table-row>
        <table:table-row table:style-name="ro1">
          <table:table-cell table:formula="of:=MID([.$A$4];9;1)" office:value-type="string" office:string-value="e" calcext:value-type="string">
            <text:p>e</text:p>
          </table:table-cell>
          <table:table-cell table:formula="of:=FIND([.A19];[.$D$8];1)" office:value-type="float" office:value="91" calcext:value-type="float">
            <text:p>91</text:p>
          </table:table-cell>
          <table:table-cell table:formula="of:=FIND(MID([.$A$9];[.$A$6]+9;1);[.$D$8];1)" office:value-type="float" office:value="38" calcext:value-type="float">
            <text:p>38</text:p>
          </table:table-cell>
          <table:table-cell table:formula="of:=IF(MOD(([.B19]+[.C19])-([.$E$4]+1);[.$D$4])=0;[.$D$4];MOD(([.B19]+[.C19])-([.$E$4]+1);[.$D$4]))" office:value-type="float" office:value="11" calcext:value-type="float">
            <text:p>11</text:p>
          </table:table-cell>
          <table:table-cell table:formula="of:=IF([.D19]=0;MID([.$D$8];[.$D$4];1);IF([.D19]=[.$D$4];MID([.$D$8];[.$D$4];1);MID([.$D$8];[.D19];1)))" office:value-type="string" office:string-value="S" calcext:value-type="string">
            <text:p>S</text:p>
          </table:table-cell>
          <table:table-cell table:number-columns-repeated="1019"/>
        </table:table-row>
        <table:table-row table:style-name="ro1">
          <table:table-cell table:formula="of:=MID([.$A$4];10;1)" office:value-type="string" office:string-value="s" calcext:value-type="string">
            <text:p>s</text:p>
          </table:table-cell>
          <table:table-cell table:formula="of:=FIND([.A20];[.$D$8];1)" office:value-type="float" office:value="41" calcext:value-type="float">
            <text:p>41</text:p>
          </table:table-cell>
          <table:table-cell table:formula="of:=FIND(MID([.$A$9];[.$A$6]+10;1);[.$D$8];1)" office:value-type="float" office:value="63" calcext:value-type="float">
            <text:p>63</text:p>
          </table:table-cell>
          <table:table-cell table:formula="of:=IF(MOD(([.B20]+[.C20])-([.$E$4]+1);[.$D$4])=0;[.$D$4];MOD(([.B20]+[.C20])-([.$E$4]+1);[.$D$4]))" office:value-type="float" office:value="79" calcext:value-type="float">
            <text:p>79</text:p>
          </table:table-cell>
          <table:table-cell table:formula="of:=IF([.D20]=0;MID([.$D$8];[.$D$4];1);IF([.D20]=[.$D$4];MID([.$D$8];[.$D$4];1);MID([.$D$8];[.D20];1)))" office:value-type="string" office:string-value="N" calcext:value-type="string">
            <text:p>N</text:p>
          </table:table-cell>
          <table:table-cell table:number-columns-repeated="1019"/>
        </table:table-row>
        <table:table-row table:style-name="ro1">
          <table:table-cell table:formula="of:=MID([.$A$4];11;1)" office:value-type="string" office:string-value="s" calcext:value-type="string">
            <text:p>s</text:p>
          </table:table-cell>
          <table:table-cell table:formula="of:=FIND([.A21];[.$D$8];1)" office:value-type="float" office:value="41" calcext:value-type="float">
            <text:p>41</text:p>
          </table:table-cell>
          <table:table-cell table:formula="of:=FIND(MID([.$A$9];[.$A$6]+11;1);[.$D$8];1)" office:value-type="float" office:value="17" calcext:value-type="float">
            <text:p>17</text:p>
          </table:table-cell>
          <table:table-cell table:formula="of:=IF(MOD(([.B21]+[.C21])-([.$E$4]+1);[.$D$4])=0;[.$D$4];MOD(([.B21]+[.C21])-([.$E$4]+1);[.$D$4]))" office:value-type="float" office:value="33" calcext:value-type="float">
            <text:p>33</text:p>
          </table:table-cell>
          <table:table-cell table:formula="of:=IF([.D21]=0;MID([.$D$8];[.$D$4];1);IF([.D21]=[.$D$4];MID([.$D$8];[.$D$4];1);MID([.$D$8];[.D21];1)))" office:value-type="string" office:string-value="8" calcext:value-type="string">
            <text:p>8</text:p>
          </table:table-cell>
          <table:table-cell table:number-columns-repeated="1019"/>
        </table:table-row>
        <table:table-row table:style-name="ro1">
          <table:table-cell table:formula="of:=MID([.$A$4];12;1)" office:value-type="string" office:string-value="a" calcext:value-type="string">
            <text:p>a</text:p>
          </table:table-cell>
          <table:table-cell table:formula="of:=FIND([.A22];[.$D$8];1)" office:value-type="float" office:value="90" calcext:value-type="float">
            <text:p>90</text:p>
          </table:table-cell>
          <table:table-cell table:formula="of:=FIND(MID([.$A$9];[.$A$6]+12;1);[.$D$8];1)" office:value-type="float" office:value="68" calcext:value-type="float">
            <text:p>68</text:p>
          </table:table-cell>
          <table:table-cell table:formula="of:=IF(MOD(([.B22]+[.C22])-([.$E$4]+1);[.$D$4])=0;[.$D$4];MOD(([.B22]+[.C22])-([.$E$4]+1);[.$D$4]))" office:value-type="float" office:value="40" calcext:value-type="float">
            <text:p>40</text:p>
          </table:table-cell>
          <table:table-cell table:formula="of:=IF([.D22]=0;MID([.$D$8];[.$D$4];1);IF([.D22]=[.$D$4];MID([.$D$8];[.$D$4];1);MID([.$D$8];[.D22];1)))" office:value-type="string" office:string-value="&quot;" calcext:value-type="string">
            <text:p>"</text:p>
          </table:table-cell>
          <table:table-cell table:number-columns-repeated="1019"/>
        </table:table-row>
        <table:table-row table:style-name="ro1">
          <table:table-cell table:formula="of:=MID([.$A$4];13;1)" office:value-type="string" office:string-value="g" calcext:value-type="string">
            <text:p>g</text:p>
          </table:table-cell>
          <table:table-cell table:formula="of:=FIND([.A23];[.$D$8];1)" office:value-type="float" office:value="20" calcext:value-type="float">
            <text:p>20</text:p>
          </table:table-cell>
          <table:table-cell table:formula="of:=FIND(MID([.$A$9];[.$A$6]+13;1);[.$D$8];1)" office:value-type="float" office:value="34" calcext:value-type="float">
            <text:p>34</text:p>
          </table:table-cell>
          <table:table-cell table:formula="of:=IF(MOD(([.B23]+[.C23])-([.$E$4]+1);[.$D$4])=0;[.$D$4];MOD(([.B23]+[.C23])-([.$E$4]+1);[.$D$4]))" office:value-type="float" office:value="29" calcext:value-type="float">
            <text:p>29</text:p>
          </table:table-cell>
          <table:table-cell table:formula="of:=IF([.D23]=0;MID([.$D$8];[.$D$4];1);IF([.D23]=[.$D$4];MID([.$D$8];[.$D$4];1);MID([.$D$8];[.D23];1)))" office:value-type="string" office:string-value="r" calcext:value-type="string">
            <text:p>r</text:p>
          </table:table-cell>
          <table:table-cell table:number-columns-repeated="1019"/>
        </table:table-row>
        <table:table-row table:style-name="ro1">
          <table:table-cell table:formula="of:=MID([.$A$4];14;1)" office:value-type="string" office:string-value="e" calcext:value-type="string">
            <text:p>e</text:p>
          </table:table-cell>
          <table:table-cell table:formula="of:=FIND([.A24];[.$D$8];1)" office:value-type="float" office:value="91" calcext:value-type="float">
            <text:p>91</text:p>
          </table:table-cell>
          <table:table-cell table:formula="of:=FIND(MID([.$A$9];[.$A$6]+14;1);[.$D$8];1)" office:value-type="float" office:value="90" calcext:value-type="float">
            <text:p>90</text:p>
          </table:table-cell>
          <table:table-cell table:formula="of:=IF(MOD(([.B24]+[.C24])-([.$E$4]+1);[.$D$4])=0;[.$D$4];MOD(([.B24]+[.C24])-([.$E$4]+1);[.$D$4]))" office:value-type="float" office:value="63" calcext:value-type="float">
            <text:p>63</text:p>
          </table:table-cell>
          <table:table-cell table:formula="of:=IF([.D24]=0;MID([.$D$8];[.$D$4];1);IF([.D24]=[.$D$4];MID([.$D$8];[.$D$4];1);MID([.$D$8];[.D24];1)))" office:value-type="string" office:string-value="j" calcext:value-type="string">
            <text:p>j</text:p>
          </table:table-cell>
          <table:table-cell table:number-columns-repeated="1019"/>
        </table:table-row>
        <table:table-row table:style-name="ro1">
          <table:table-cell table:formula="of:=MID([.$A$4];15;1)" office:value-type="string" office:string-value="_" calcext:value-type="string">
            <text:p>_</text:p>
          </table:table-cell>
          <table:table-cell table:formula="of:=FIND([.A25];[.$D$8];1)" office:value-type="float" office:value="87" calcext:value-type="float">
            <text:p>87</text:p>
          </table:table-cell>
          <table:table-cell table:formula="of:=FIND(MID([.$A$9];[.$A$6]+15;1);[.$D$8];1)" office:value-type="float" office:value="35" calcext:value-type="float">
            <text:p>35</text:p>
          </table:table-cell>
          <table:table-cell table:formula="of:=IF(MOD(([.B25]+[.C25])-([.$E$4]+1);[.$D$4])=0;[.$D$4];MOD(([.B25]+[.C25])-([.$E$4]+1);[.$D$4]))" office:value-type="float" office:value="4" calcext:value-type="float">
            <text:p>4</text:p>
          </table:table-cell>
          <table:table-cell table:formula="of:=IF([.D25]=0;MID([.$D$8];[.$D$4];1);IF([.D25]=[.$D$4];MID([.$D$8];[.$D$4];1);MID([.$D$8];[.D25];1)))" office:value-type="string" office:string-value="o" calcext:value-type="string">
            <text:p>o</text:p>
          </table:table-cell>
          <table:table-cell table:number-columns-repeated="1019"/>
        </table:table-row>
        <table:table-row table:style-name="ro1">
          <table:table-cell table:formula="of:=MID([.$A$4];16;1)" office:value-type="string" office:string-value="_" calcext:value-type="string">
            <text:p>_</text:p>
          </table:table-cell>
          <table:table-cell table:formula="of:=FIND([.A26];[.$D$8];1)" office:value-type="float" office:value="87" calcext:value-type="float">
            <text:p>87</text:p>
          </table:table-cell>
          <table:table-cell table:formula="of:=FIND(MID([.$A$9];[.$A$6]+16;1);[.$D$8];1)" office:value-type="float" office:value="23" calcext:value-type="float">
            <text:p>23</text:p>
          </table:table-cell>
          <table:table-cell table:formula="of:=IF(MOD(([.B26]+[.C26])-([.$E$4]+1);[.$D$4])=0;[.$D$4];MOD(([.B26]+[.C26])-([.$E$4]+1);[.$D$4]))" office:value-type="float" office:value="85" calcext:value-type="float">
            <text:p>85</text:p>
          </table:table-cell>
          <table:table-cell table:formula="of:=IF([.D26]=0;MID([.$D$8];[.$D$4];1);IF([.D26]=[.$D$4];MID([.$D$8];[.$D$4];1);MID([.$D$8];[.D26];1)))" office:value-type="string" office:string-value="Z" calcext:value-type="string">
            <text:p>Z</text:p>
          </table:table-cell>
          <table:table-cell table:number-columns-repeated="1019"/>
        </table:table-row>
        <table:table-row table:style-name="ro1">
          <table:table-cell table:style-name="ce28" table:formula="of:=COM.MICROSOFT.CONCAT([.$E$11];[.$E$12];[.$E$13];[.$E$14];[.$E$15];[.$E$16];[.$E$17];[.$E$18];[.$E$19];[.$E$20];[.$E$21];[.$E$22];[.$E$23];[.$E$24];[.$E$25];[.$E$26])" office:value-type="string" office:string-value="z-'&lt;Q)r/SN8&quot;rjoZ" calcext:value-type="string">
            <text:p>z-'&lt;Q)r/SN8"rjoZ</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8 by X2 &amp; move it in D22</text:p>
          </table:table-cell>
          <table:table-cell table:style-name="ce31" table:formula="of:=IF([.$F$3]=0;LEFT([.$D$8];[.$F$4]);RIGHT([.$D$8];[.$F$4]))" office:value-type="string" office:string-value=")YZ[_.daefi" calcext:value-type="string">
            <text:p>)YZ[_.daefi</text:p>
          </table:table-cell>
          <table:table-cell table:formula="of:=IF([.$F$3]=0;RIGHT([.$D$8];LEN([.$D$8])-[.$F$4]);LEFT([.$D$8];LEN([.$D$8])-[.$F$4]))" office:value-type="string" office:string-value="&amp;-3olpqw~!S(*+,Q%A^g/012\CJ?r4678hLUDzH&quot;s9:&lt;tW`BM5'#=&gt;@$bkKXnRjEFGIumyV}c{|v]xNOPT" calcext:value-type="string">
            <text:p>&amp;-3olpqw~!S(*+,Q%A^g/012\CJ?r4678hLUDzH"s9:&lt;tW`BM5'#=&gt;@$bkKXnRjEFGIumyV}c{|v]xNOPT</text:p>
          </table:table-cell>
          <table:table-cell table:style-name="ce28" table:formula="of:=IF([.$F$3]=0;COM.MICROSOFT.CONCAT([.C30];[.B30]);COM.MICROSOFT.CONCAT([.C31];[.B31]))" office:value-type="string" office:string-value=")YZ[_.daefi&amp;-3olpqw~!S(*+,Q%A^g/012\CJ?r4678hLUDzH&quot;s9:&lt;tW`BM5'#=&gt;@$bkKXnRjEFGIumyV}c{|v]xNOPT" calcext:value-type="string">
            <text:p>)YZ[_.daefi&amp;-3olpqw~!S(*+,Q%A^g/012\CJ?r4678hLUDzH"s9:&lt;tW`BM5'#=&gt;@$bkKXnRjEFGIumyV}c{|v]xNOPT</text:p>
          </table:table-cell>
          <table:table-cell table:style-name="Default"/>
          <table:table-cell table:number-columns-repeated="1019"/>
        </table:table-row>
        <table:table-row table:style-name="ro1">
          <table:table-cell/>
          <table:table-cell table:formula="of:=LEFT([.$D$8];LEN([.$D$8])-[.$F$4])" office:value-type="string" office:string-value="&amp;-3olpqw~!S(*+,Q%A^g/012\CJ?r4678hLUDzH&quot;s9:&lt;tW`BM5'#=&gt;@$bkKXnRjEFGIumyV}c{|v]xNOPT" calcext:value-type="string">
            <text:p>&amp;-3olpqw~!S(*+,Q%A^g/012\CJ?r4678hLUDzH"s9:&lt;tW`BM5'#=&gt;@$bkKXnRjEFGIumyV}c{|v]xNOPT</text:p>
          </table:table-cell>
          <table:table-cell table:formula="of:=RIGHT([.$D$8];[.$F$4])" office:value-type="string" office:string-value=")YZ[_.daefi" calcext:value-type="string">
            <text:p>)YZ[_.daefi</text:p>
          </table:table-cell>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MID([.D30];[.$F$4]+1;1)" office:value-type="string" office:string-value="&amp;" calcext:value-type="string">
            <text:p>&amp;</text:p>
          </table:table-cell>
          <table:table-cell/>
          <table:table-cell table:style-name="ce28" table:formula="of:=IF([.$F$3]=0;COM.MICROSOFT.CONCAT([.B32];REPLACE([.D30];([.$F$4]+1);1;&quot;&quot;));COM.MICROSOFT.CONCAT(REPLACE([.D30];([.$F$4]+1);1;&quot;&quot;);[.B32]))" office:value-type="string" office:string-value=")YZ[_.daefi-3olpqw~!S(*+,Q%A^g/012\CJ?r4678hLUDzH&quot;s9:&lt;tW`BM5'#=&gt;@$bkKXnRjEFGIumyV}c{|v]xNOPT&amp;" calcext:value-type="string">
            <text:p>)YZ[_.daefi-3olpqw~!S(*+,Q%A^g/012\CJ?r4678hLUDzH"s9:&lt;tW`BM5'#=&gt;@$bkKXnRjEFGIumyV}c{|v]xNOPT&amp;</text:p>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J36]" office:value-type="string" office:string-value=",-'B" calcext:value-type="string">
            <text:p>,-'B</text:p>
          </table:table-cell>
          <table:table-cell table:style-name="ce28" table:formula="of:=IF([.$F$4]&lt;[.$E$4];REPLACE([.D32];[.$E$4]+1;1;&quot;&quot;);REPLACE([.D32];[.$F$4]+1;1;&quot;&quot;))" office:value-type="string" office:string-value=")YZ[_.daefi-3olpqw~!S(*+Q%A^g/012\CJ?r4678hLUDzH&quot;s9:&lt;tW`BM5'#=&gt;@$bkKXnRjEFGIumyV}c{|v]xNOPT&amp;" calcext:value-type="string">
            <text:p>)YZ[_.daefi-3olpqw~!S(*+Q%A^g/012\CJ?r4678hLUDzH"s9:&lt;tW`BM5'#=&gt;@$bkKXnRjEFGIumyV}c{|v]xNOPT&amp;</text:p>
          </table:table-cell>
          <table:table-cell table:formula="of:=COM.MICROSOFT.CONCAT([.B33];[.K41])" office:value-type="string" office:string-value=",-'B)YZ[_.daefi3olpqw~!S(*+Q%A^g/012\CJ?r4678hLUDzH&quot;s9:&lt;tW`M5#=&gt;@$bkKXnRjEFGIumyV}c{|v]xNOPT&amp;" calcext:value-type="string">
            <text:p>,-'B)YZ[_.daefi3olpqw~!S(*+Q%A^g/012\CJ?r4678hLUDzH"s9:&lt;tW`M5#=&gt;@$bkKXnRjEFGIumyV}c{|v]xNOPT&amp;</text:p>
          </table:table-cell>
          <table:table-cell table:style-name="Default"/>
          <table:table-cell table:number-columns-repeated="4"/>
          <table:table-cell table:style-name="ce28" table:formula="of:=MID([.$D$32];[.$E$4]+1;1)" office:value-type="string" office:string-value="," calcext:value-type="string">
            <text:p>,</text:p>
          </table:table-cell>
          <table:table-cell table:style-name="ce28" table:formula="of:=REPLACE([.$D$32];[.$E$4]+1;1;&quot; &quot;)" office:value-type="string" office:string-value=")YZ[_.daefi-3olpqw~!S(*+ Q%A^g/012\CJ?r4678hLUDzH&quot;s9:&lt;tW`BM5'#=&gt;@$bkKXnRjEFGIumyV}c{|v]xNOPT&amp;" calcext:value-type="string">
            <text:p>)YZ[_.daefi-3olpqw~!S(*+ Q%A^g/012\CJ?r4678hLUDzH"s9:&lt;tW`BM5'#=&gt;@$bkKXnRjEFGIumyV}c{|v]xNOPT&amp;</text:p>
          </table:table-cell>
          <table:table-cell table:number-columns-repeated="2"/>
          <table:table-cell table:formula="of:=LEN([.K33])" office:value-type="float" office:value="93" calcext:value-type="float">
            <text:p>93</text:p>
          </table:table-cell>
          <table:table-cell table:number-columns-repeated="1010"/>
        </table:table-row>
        <table:table-row table:style-name="ro1">
          <table:table-cell/>
          <table:table-cell table:style-name="ce28" table:formula="of:=MID([.D32];[.$F$4]+1;1)" office:value-type="string" office:string-value="-" calcext:value-type="string">
            <text:p>-</text:p>
          </table:table-cell>
          <table:table-cell table:style-name="ce28" table:formula="of:=IF([.$F$4]&lt;[.$E$4];REPLACE([.C33];[.$F$4]+1;1;&quot;&quot;);REPLACE([.C33];[.$E$4]+1;1;&quot;&quot;))" office:value-type="string" office:string-value=")YZ[_.daefi3olpqw~!S(*+Q%A^g/012\CJ?r4678hLUDzH&quot;s9:&lt;tW`BM5'#=&gt;@$bkKXnRjEFGIumyV}c{|v]xNOPT&amp;" calcext:value-type="string">
            <text:p>)YZ[_.daefi3olpqw~!S(*+Q%A^g/012\CJ?r4678hLUDzH"s9:&lt;tW`BM5'#=&gt;@$bkKXnRjEFGIumyV}c{|v]xNOPT&amp;</text:p>
          </table:table-cell>
          <table:table-cell/>
          <table:table-cell table:style-name="Default"/>
          <table:table-cell table:number-columns-repeated="4"/>
          <table:table-cell table:formula="of:=COM.MICROSOFT.CONCAT([.J33];MID([.K33];[.$F$4]+1;1))" office:value-type="string" office:string-value=",-" calcext:value-type="string">
            <text:p>,-</text:p>
          </table:table-cell>
          <table:table-cell table:style-name="ce28" table:formula="of:=REPLACE([.$K33];[.$F$4]+1;1;&quot; &quot;)" office:value-type="string" office:string-value=")YZ[_.daefi 3olpqw~!S(*+ Q%A^g/012\CJ?r4678hLUDzH&quot;s9:&lt;tW`BM5'#=&gt;@$bkKXnRjEFGIumyV}c{|v]xNOPT&amp;" calcext:value-type="string">
            <text:p>)YZ[_.daefi 3olpqw~!S(*+ Q%A^g/012\CJ?r4678hLUDzH"s9:&lt;tW`BM5'#=&gt;@$bkKXnRjEFGIumyV}c{|v]xNOPT&amp;</text:p>
          </table:table-cell>
          <table:table-cell table:number-columns-repeated="2"/>
          <table:table-cell table:formula="of:=LEN([.K34])" office:value-type="float" office:value="93" calcext:value-type="float">
            <text:p>93</text:p>
          </table:table-cell>
          <table:table-cell table:number-columns-repeated="1010"/>
        </table:table-row>
        <table:table-row table:style-name="ro1">
          <table:table-cell table:style-name="ce28" table:formula="of:=COM.MICROSOFT.CONCAT([.$E$11];[.$E$12];[.$E$13];[.$E$14];[.$E$15];[.$E$16];[.$E$17];[.$E$18];[.$E$19];[.$E$20];[.$E$21];[.$E$22];[.$E$23];[.$E$24];[.$E$25];[.$E$26])" office:value-type="string" office:string-value="z-'&lt;Q)r/SN8&quot;rjoZ" calcext:value-type="string">
            <text:p>z-'&lt;Q)r/SN8"rjoZ</text:p>
          </table:table-cell>
          <table:table-cell table:formula="of:=COM.MICROSOFT.CONCAT(&quot;'&quot;;[.A35];&quot;'&quot;;&quot; A23 char positions in D21&quot;)" office:value-type="string" office:string-value="'z-'&lt;Q)r/SN8&quot;rjoZ' A23 char positions in D21" calcext:value-type="string">
            <text:p>'z-'&lt;Q)r/SN8"rjoZ' A23 char positions in D21</text:p>
          </table:table-cell>
          <table:table-cell table:formula="of:=COM.MICROSOFT.CONCAT(&quot;'&quot;;MID([.$A$3];1;LEN([.$A$4]));&quot;'&quot;;&quot; A3  char positions in D33&quot;)" office:value-type="string" office:string-value="'9UAT0r&gt;{:rAUO{Eh' A3  char positions in D33" calcext:value-type="string">
            <text:p>'9UAT0r&gt;{:rAUO{Eh' A3 <text:s/>char positions in D33</text:p>
          </table:table-cell>
          <table:table-cell/>
          <table:table-cell table:style-name="Default"/>
          <table:table-cell table:number-columns-repeated="4"/>
          <table:table-cell table:formula="of:=COM.MICROSOFT.CONCAT([.J34];MID([.$K34];[.$G$4]+1;1))" office:value-type="string" office:string-value=",-'" calcext:value-type="string">
            <text:p>,-'</text:p>
          </table:table-cell>
          <table:table-cell table:style-name="ce28" table:formula="of:=REPLACE([.$K34];[.$G$4]+1;1;&quot; &quot;)" office:value-type="string" office:string-value=")YZ[_.daefi 3olpqw~!S(*+ Q%A^g/012\CJ?r4678hLUDzH&quot;s9:&lt;tW`BM5 #=&gt;@$bkKXnRjEFGIumyV}c{|v]xNOPT&amp;" calcext:value-type="string">
            <text:p>)YZ[_.daefi 3olpqw~!S(*+ Q%A^g/012\CJ?r4678hLUDzH"s9:&lt;tW`BM5 #=&gt;@$bkKXnRjEFGIumyV}c{|v]xNOPT&amp;</text:p>
          </table:table-cell>
          <table:table-cell table:number-columns-repeated="2"/>
          <table:table-cell table:formula="of:=LEN([.K35])" office:value-type="float" office:value="93" calcext:value-type="float">
            <text:p>93</text:p>
          </table:table-cell>
          <table:table-cell table:number-columns-repeated="1010"/>
        </table:table-row>
        <table:table-row table:style-name="ro1">
          <table:table-cell table:formula="of:=MID([.$A$35];1;1)" office:value-type="string" office:string-value="z" calcext:value-type="string">
            <text:p>z</text:p>
          </table:table-cell>
          <table:table-cell table:formula="of:=FIND([.A36];[.$D$33];1)" office:value-type="float" office:value="50" calcext:value-type="float">
            <text:p>50</text:p>
          </table:table-cell>
          <table:table-cell table:formula="of:=FIND(MID([.$A$28];[.$A$6]+1;1);[.$D$33];1)" office:value-type="float" office:value="57" calcext:value-type="float">
            <text:p>57</text:p>
          </table:table-cell>
          <table:table-cell table:formula="of:=IF(MOD(([.B36]+[.C36])-([.$F$4]+1);[.$D$4])=0;[.$D$4];MOD(([.B36]+[.C36])-([.$F$4]+1);[.$D$4]))" office:value-type="float" office:value="2" calcext:value-type="float">
            <text:p>2</text:p>
          </table:table-cell>
          <table:table-cell table:formula="of:=IF([.D36]=0;MID([.$D$33];[.$D$4];1);IF([.D36]=[.$D$4];MID([.$D$33];[.$D$4];1);MID([.$D$33];[.D36];1)))" office:value-type="string" office:string-value="-" calcext:value-type="string">
            <text:p>-</text:p>
          </table:table-cell>
          <table:table-cell table:number-columns-repeated="4"/>
          <table:table-cell table:formula="of:=COM.MICROSOFT.CONCAT([.J35];MID([.$K35];[.$H$4]+1;1))" office:value-type="string" office:string-value=",-'B" calcext:value-type="string">
            <text:p>,-'B</text:p>
          </table:table-cell>
          <table:table-cell table:style-name="ce28" table:formula="of:=REPLACE([.$K35];[.$H$4]+1;1;&quot; &quot;)" office:value-type="string" office:string-value=")YZ[_.daefi 3olpqw~!S(*+ Q%A^g/012\CJ?r4678hLUDzH&quot;s9:&lt;tW` M5 #=&gt;@$bkKXnRjEFGIumyV}c{|v]xNOPT&amp;" calcext:value-type="string">
            <text:p>)YZ[_.daefi 3olpqw~!S(*+ Q%A^g/012\CJ?r4678hLUDzH"s9:&lt;tW` M5 #=&gt;@$bkKXnRjEFGIumyV}c{|v]xNOPT&amp;</text:p>
          </table:table-cell>
          <table:table-cell table:number-columns-repeated="2"/>
          <table:table-cell table:formula="of:=LEN([.K36])" office:value-type="float" office:value="93" calcext:value-type="float">
            <text:p>93</text:p>
          </table:table-cell>
          <table:table-cell table:number-columns-repeated="1010"/>
        </table:table-row>
        <table:table-row table:style-name="ro1">
          <table:table-cell table:formula="of:=MID([.$A$35];2;1)" office:value-type="string" office:string-value="-" calcext:value-type="string">
            <text:p>-</text:p>
          </table:table-cell>
          <table:table-cell table:formula="of:=FIND([.A37];[.$D$33];1)" office:value-type="float" office:value="2" calcext:value-type="float">
            <text:p>2</text:p>
          </table:table-cell>
          <table:table-cell table:formula="of:=FIND(MID([.$A$28];[.$A$6]+2;1);[.$D$33];1)" office:value-type="float" office:value="78" calcext:value-type="float">
            <text:p>78</text:p>
          </table:table-cell>
          <table:table-cell table:formula="of:=IF(MOD(([.B37]+[.C37])-([.$F$4]+1);[.$D$4])=0;[.$D$4];MOD(([.B37]+[.C37])-([.$F$4]+1);[.$D$4]))" office:value-type="float" office:value="68" calcext:value-type="float">
            <text:p>68</text:p>
          </table:table-cell>
          <table:table-cell table:formula="of:=IF([.D37]=0;MID([.$D$33];[.$D$4];1);IF([.D37]=[.$D$4];MID([.$D$33];[.$D$4];1);MID([.$D$33];[.D37];1)))" office:value-type="string" office:string-value="k" calcext:value-type="string">
            <text:p>k</text:p>
          </table:table-cell>
          <table:table-cell table:number-columns-repeated="1019"/>
        </table:table-row>
        <table:table-row table:style-name="ro1">
          <table:table-cell table:formula="of:=MID([.$A$35];3;1)" office:value-type="string" office:string-value="'" calcext:value-type="string">
            <text:p>'</text:p>
          </table:table-cell>
          <table:table-cell table:formula="of:=FIND([.A38];[.$D$33];1)" office:value-type="float" office:value="3" calcext:value-type="float">
            <text:p>3</text:p>
          </table:table-cell>
          <table:table-cell table:formula="of:=FIND(MID([.$A$28];[.$A$6]+3;1);[.$D$33];1)" office:value-type="float" office:value="9" calcext:value-type="float">
            <text:p>9</text:p>
          </table:table-cell>
          <table:table-cell table:formula="of:=IF(MOD(([.B38]+[.C38])-([.$F$4]+1);[.$D$4])=0;[.$D$4];MOD(([.B38]+[.C38])-([.$F$4]+1);[.$D$4]))" office:value-type="float" office:value="93" calcext:value-type="float">
            <text:p>93</text:p>
          </table:table-cell>
          <table:table-cell table:formula="of:=IF([.D38]=0;MID([.$D$33];[.$D$4];1);IF([.D38]=[.$D$4];MID([.$D$33];[.$D$4];1);MID([.$D$33];[.D38];1)))" office:value-type="string" office:string-value="&amp;" calcext:value-type="string">
            <text:p>&amp;</text:p>
          </table:table-cell>
          <table:table-cell table:number-columns-repeated="5"/>
          <table:table-cell table:formula="of:=REPLACE([.K36];FIND(&quot; &quot;;[.K36];1);1;&quot;&quot;)" office:value-type="string" office:string-value=")YZ[_.daefi3olpqw~!S(*+ Q%A^g/012\CJ?r4678hLUDzH&quot;s9:&lt;tW` M5 #=&gt;@$bkKXnRjEFGIumyV}c{|v]xNOPT&amp;" calcext:value-type="string">
            <text:p>)YZ[_.daefi3olpqw~!S(*+ Q%A^g/012\CJ?r4678hLUDzH"s9:&lt;tW` M5 #=&gt;@$bkKXnRjEFGIumyV}c{|v]xNOPT&amp;</text:p>
          </table:table-cell>
          <table:table-cell table:number-columns-repeated="2"/>
          <table:table-cell table:formula="of:=LEN([.K38])" office:value-type="float" office:value="92" calcext:value-type="float">
            <text:p>92</text:p>
          </table:table-cell>
          <table:table-cell table:number-columns-repeated="1010"/>
        </table:table-row>
        <table:table-row table:style-name="ro1">
          <table:table-cell table:formula="of:=MID([.$A$35];4;1)" office:value-type="string" office:string-value="&lt;" calcext:value-type="string">
            <text:p>&lt;</text:p>
          </table:table-cell>
          <table:table-cell table:formula="of:=FIND([.A39];[.$D$33];1)" office:value-type="float" office:value="56" calcext:value-type="float">
            <text:p>56</text:p>
          </table:table-cell>
          <table:table-cell table:formula="of:=FIND(MID([.$A$28];[.$A$6]+4;1);[.$D$33];1)" office:value-type="float" office:value="81" calcext:value-type="float">
            <text:p>81</text:p>
          </table:table-cell>
          <table:table-cell table:formula="of:=IF(MOD(([.B39]+[.C39])-([.$F$4]+1);[.$D$4])=0;[.$D$4];MOD(([.B39]+[.C39])-([.$F$4]+1);[.$D$4]))" office:value-type="float" office:value="32" calcext:value-type="float">
            <text:p>32</text:p>
          </table:table-cell>
          <table:table-cell table:formula="of:=IF([.D39]=0;MID([.$D$33];[.$D$4];1);IF([.D39]=[.$D$4];MID([.$D$33];[.$D$4];1);MID([.$D$33];[.D39];1)))" office:value-type="string" office:string-value="g" calcext:value-type="string">
            <text:p>g</text:p>
          </table:table-cell>
          <table:table-cell table:number-columns-repeated="5"/>
          <table:table-cell table:formula="of:=REPLACE([.K38];FIND(&quot; &quot;;[.K38];1);1;&quot;&quot;)" office:value-type="string" office:string-value=")YZ[_.daefi3olpqw~!S(*+Q%A^g/012\CJ?r4678hLUDzH&quot;s9:&lt;tW` M5 #=&gt;@$bkKXnRjEFGIumyV}c{|v]xNOPT&amp;" calcext:value-type="string">
            <text:p>)YZ[_.daefi3olpqw~!S(*+Q%A^g/012\CJ?r4678hLUDzH"s9:&lt;tW` M5 #=&gt;@$bkKXnRjEFGIumyV}c{|v]xNOPT&amp;</text:p>
          </table:table-cell>
          <table:table-cell table:number-columns-repeated="2"/>
          <table:table-cell table:formula="of:=LEN([.K39])" office:value-type="float" office:value="91" calcext:value-type="float">
            <text:p>91</text:p>
          </table:table-cell>
          <table:table-cell table:number-columns-repeated="1010"/>
        </table:table-row>
        <table:table-row table:style-name="ro1">
          <table:table-cell table:formula="of:=MID([.$A$35];5;1)" office:value-type="string" office:string-value="Q" calcext:value-type="string">
            <text:p>Q</text:p>
          </table:table-cell>
          <table:table-cell table:formula="of:=FIND([.A40];[.$D$33];1)" office:value-type="float" office:value="28" calcext:value-type="float">
            <text:p>28</text:p>
          </table:table-cell>
          <table:table-cell table:formula="of:=FIND(MID([.$A$28];[.$A$6]+5;1);[.$D$33];1)" office:value-type="float" office:value="15" calcext:value-type="float">
            <text:p>15</text:p>
          </table:table-cell>
          <table:table-cell table:formula="of:=IF(MOD(([.B40]+[.C40])-([.$F$4]+1);[.$D$4])=0;[.$D$4];MOD(([.B40]+[.C40])-([.$F$4]+1);[.$D$4]))" office:value-type="float" office:value="31" calcext:value-type="float">
            <text:p>31</text:p>
          </table:table-cell>
          <table:table-cell table:formula="of:=IF([.D40]=0;MID([.$D$33];[.$D$4];1);IF([.D40]=[.$D$4];MID([.$D$33];[.$D$4];1);MID([.$D$33];[.D40];1)))" office:value-type="string" office:string-value="^" calcext:value-type="string">
            <text:p>^</text:p>
          </table:table-cell>
          <table:table-cell table:number-columns-repeated="5"/>
          <table:table-cell table:formula="of:=REPLACE([.K39];FIND(&quot; &quot;;[.K39];1);1;&quot;&quot;)" office:value-type="string" office:string-value=")YZ[_.daefi3olpqw~!S(*+Q%A^g/012\CJ?r4678hLUDzH&quot;s9:&lt;tW`M5 #=&gt;@$bkKXnRjEFGIumyV}c{|v]xNOPT&amp;" calcext:value-type="string">
            <text:p>)YZ[_.daefi3olpqw~!S(*+Q%A^g/012\CJ?r4678hLUDzH"s9:&lt;tW`M5 #=&gt;@$bkKXnRjEFGIumyV}c{|v]xNOPT&amp;</text:p>
          </table:table-cell>
          <table:table-cell table:number-columns-repeated="2"/>
          <table:table-cell table:formula="of:=LEN([.K40])" office:value-type="float" office:value="90" calcext:value-type="float">
            <text:p>90</text:p>
          </table:table-cell>
          <table:table-cell table:number-columns-repeated="1010"/>
        </table:table-row>
        <table:table-row table:style-name="ro1">
          <table:table-cell table:formula="of:=MID([.$A$35];6;1)" office:value-type="string" office:string-value=")" calcext:value-type="string">
            <text:p>)</text:p>
          </table:table-cell>
          <table:table-cell table:formula="of:=FIND([.A41];[.$D$33];1)" office:value-type="float" office:value="5" calcext:value-type="float">
            <text:p>5</text:p>
          </table:table-cell>
          <table:table-cell table:formula="of:=FIND(MID([.$A$28];[.$A$6]+6;1);[.$D$33];1)" office:value-type="float" office:value="73" calcext:value-type="float">
            <text:p>73</text:p>
          </table:table-cell>
          <table:table-cell table:formula="of:=IF(MOD(([.B41]+[.C41])-([.$F$4]+1);[.$D$4])=0;[.$D$4];MOD(([.B41]+[.C41])-([.$F$4]+1);[.$D$4]))" office:value-type="float" office:value="66" calcext:value-type="float">
            <text:p>66</text:p>
          </table:table-cell>
          <table:table-cell table:formula="of:=IF([.D41]=0;MID([.$D$33];[.$D$4];1);IF([.D41]=[.$D$4];MID([.$D$33];[.$D$4];1);MID([.$D$33];[.D41];1)))" office:value-type="string" office:string-value="$" calcext:value-type="string">
            <text:p>$</text:p>
          </table:table-cell>
          <table:table-cell table:number-columns-repeated="5"/>
          <table:table-cell table:formula="of:=REPLACE([.K40];FIND(&quot; &quot;;[.K40];1);1;&quot;&quot;)" office:value-type="string" office:string-value=")YZ[_.daefi3olpqw~!S(*+Q%A^g/012\CJ?r4678hLUDzH&quot;s9:&lt;tW`M5#=&gt;@$bkKXnRjEFGIumyV}c{|v]xNOPT&amp;" calcext:value-type="string">
            <text:p>)YZ[_.daefi3olpqw~!S(*+Q%A^g/012\CJ?r4678hLUDzH"s9:&lt;tW`M5#=&gt;@$bkKXnRjEFGIumyV}c{|v]xNOPT&amp;</text:p>
          </table:table-cell>
          <table:table-cell table:number-columns-repeated="2"/>
          <table:table-cell table:formula="of:=LEN([.K41])" office:value-type="float" office:value="89" calcext:value-type="float">
            <text:p>89</text:p>
          </table:table-cell>
          <table:table-cell table:number-columns-repeated="1010"/>
        </table:table-row>
        <table:table-row table:style-name="ro1">
          <table:table-cell table:formula="of:=MID([.$A$35];7;1)" office:value-type="string" office:string-value="r" calcext:value-type="string">
            <text:p>r</text:p>
          </table:table-cell>
          <table:table-cell table:formula="of:=FIND([.A42];[.$D$33];1)" office:value-type="float" office:value="41" calcext:value-type="float">
            <text:p>41</text:p>
          </table:table-cell>
          <table:table-cell table:formula="of:=FIND(MID([.$A$28];[.$A$6]+7;1);[.$D$33];1)" office:value-type="float" office:value="2" calcext:value-type="float">
            <text:p>2</text:p>
          </table:table-cell>
          <table:table-cell table:formula="of:=IF(MOD(([.B42]+[.C42])-([.$F$4]+1);[.$D$4])=0;[.$D$4];MOD(([.B42]+[.C42])-([.$F$4]+1);[.$D$4]))" office:value-type="float" office:value="31" calcext:value-type="float">
            <text:p>31</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 calcext:value-type="string">
            <text:p>/</text:p>
          </table:table-cell>
          <table:table-cell table:formula="of:=FIND([.A43];[.$D$33];1)" office:value-type="float" office:value="33" calcext:value-type="float">
            <text:p>33</text:p>
          </table:table-cell>
          <table:table-cell table:formula="of:=FIND(MID([.$A$28];[.$A$6]+8;1);[.$D$33];1)" office:value-type="float" office:value="12" calcext:value-type="float">
            <text:p>12</text:p>
          </table:table-cell>
          <table:table-cell table:formula="of:=IF(MOD(([.B43]+[.C43])-([.$F$4]+1);[.$D$4])=0;[.$D$4];MOD(([.B43]+[.C43])-([.$F$4]+1);[.$D$4]))" office:value-type="float" office:value="33" calcext:value-type="float">
            <text:p>33</text:p>
          </table:table-cell>
          <table:table-cell table:formula="of:=IF([.D43]=0;MID([.$D$33];[.$D$4];1);IF([.D43]=[.$D$4];MID([.$D$33];[.$D$4];1);MID([.$D$33];[.D43];1)))" office:value-type="string" office:string-value="/" calcext:value-type="string">
            <text:p>/</text:p>
          </table:table-cell>
          <table:table-cell table:number-columns-repeated="1019"/>
        </table:table-row>
        <table:table-row table:style-name="ro1">
          <table:table-cell table:formula="of:=MID([.$A$35];9;1)" office:value-type="string" office:string-value="S" calcext:value-type="string">
            <text:p>S</text:p>
          </table:table-cell>
          <table:table-cell table:formula="of:=FIND([.A44];[.$D$33];1)" office:value-type="float" office:value="24" calcext:value-type="float">
            <text:p>24</text:p>
          </table:table-cell>
          <table:table-cell table:formula="of:=FIND(MID([.$A$28];[.$A$6]+9;1);[.$D$33];1)" office:value-type="float" office:value="50" calcext:value-type="float">
            <text:p>50</text:p>
          </table:table-cell>
          <table:table-cell table:formula="of:=IF(MOD(([.B44]+[.C44])-([.$F$4]+1);[.$D$4])=0;[.$D$4];MOD(([.B44]+[.C44])-([.$F$4]+1);[.$D$4]))" office:value-type="float" office:value="62" calcext:value-type="float">
            <text:p>62</text:p>
          </table:table-cell>
          <table:table-cell table:formula="of:=IF([.D44]=0;MID([.$D$33];[.$D$4];1);IF([.D44]=[.$D$4];MID([.$D$33];[.$D$4];1);MID([.$D$33];[.D44];1)))" office:value-type="string" office:string-value="#" calcext:value-type="string">
            <text:p>#</text:p>
          </table:table-cell>
          <table:table-cell table:number-columns-repeated="1019"/>
        </table:table-row>
        <table:table-row table:style-name="ro1">
          <table:table-cell table:formula="of:=MID([.$A$35];10;1)" office:value-type="string" office:string-value="N" calcext:value-type="string">
            <text:p>N</text:p>
          </table:table-cell>
          <table:table-cell table:formula="of:=FIND([.A45];[.$D$33];1)" office:value-type="float" office:value="89" calcext:value-type="float">
            <text:p>89</text:p>
          </table:table-cell>
          <table:table-cell table:formula="of:=FIND(MID([.$A$28];[.$A$6]+10;1);[.$D$33];1)" office:value-type="float" office:value="73" calcext:value-type="float">
            <text:p>73</text:p>
          </table:table-cell>
          <table:table-cell table:formula="of:=IF(MOD(([.B45]+[.C45])-([.$F$4]+1);[.$D$4])=0;[.$D$4];MOD(([.B45]+[.C45])-([.$F$4]+1);[.$D$4]))" office:value-type="float" office:value="57" calcext:value-type="float">
            <text:p>57</text:p>
          </table:table-cell>
          <table:table-cell table:formula="of:=IF([.D45]=0;MID([.$D$33];[.$D$4];1);IF([.D45]=[.$D$4];MID([.$D$33];[.$D$4];1);MID([.$D$33];[.D45];1)))" office:value-type="string" office:string-value="t" calcext:value-type="string">
            <text:p>t</text:p>
          </table:table-cell>
          <table:table-cell table:number-columns-repeated="1019"/>
        </table:table-row>
        <table:table-row table:style-name="ro1">
          <table:table-cell table:formula="of:=MID([.$A$35];11;1)" office:value-type="string" office:string-value="8" calcext:value-type="string">
            <text:p>8</text:p>
          </table:table-cell>
          <table:table-cell table:formula="of:=FIND([.A46];[.$D$33];1)" office:value-type="float" office:value="45" calcext:value-type="float">
            <text:p>45</text:p>
          </table:table-cell>
          <table:table-cell table:formula="of:=FIND(MID([.$A$28];[.$A$6]+11;1);[.$D$33];1)" office:value-type="float" office:value="29" calcext:value-type="float">
            <text:p>29</text:p>
          </table:table-cell>
          <table:table-cell table:formula="of:=IF(MOD(([.B46]+[.C46])-([.$F$4]+1);[.$D$4])=0;[.$D$4];MOD(([.B46]+[.C46])-([.$F$4]+1);[.$D$4]))" office:value-type="float" office:value="62" calcext:value-type="float">
            <text:p>62</text:p>
          </table:table-cell>
          <table:table-cell table:formula="of:=IF([.D46]=0;MID([.$D$33];[.$D$4];1);IF([.D46]=[.$D$4];MID([.$D$33];[.$D$4];1);MID([.$D$33];[.D46];1)))" office:value-type="string" office:string-value="#" calcext:value-type="string">
            <text:p>#</text:p>
          </table:table-cell>
          <table:table-cell table:number-columns-repeated="1019"/>
        </table:table-row>
        <table:table-row table:style-name="ro1">
          <table:table-cell table:formula="of:=MID([.$A$35];12;1)" office:value-type="string" office:string-value="&quot;" calcext:value-type="string">
            <text:p>"</text:p>
          </table:table-cell>
          <table:table-cell table:formula="of:=FIND([.A47];[.$D$33];1)" office:value-type="float" office:value="52" calcext:value-type="float">
            <text:p>52</text:p>
          </table:table-cell>
          <table:table-cell table:formula="of:=FIND(MID([.$A$28];[.$A$6]+12;1);[.$D$33];1)" office:value-type="float" office:value="78" calcext:value-type="float">
            <text:p>78</text:p>
          </table:table-cell>
          <table:table-cell table:formula="of:=IF(MOD(([.B47]+[.C47])-([.$F$4]+1);[.$D$4])=0;[.$D$4];MOD(([.B47]+[.C47])-([.$F$4]+1);[.$D$4]))" office:value-type="float" office:value="25" calcext:value-type="float">
            <text:p>25</text:p>
          </table:table-cell>
          <table:table-cell table:formula="of:=IF([.D47]=0;MID([.$D$33];[.$D$4];1);IF([.D47]=[.$D$4];MID([.$D$33];[.$D$4];1);MID([.$D$33];[.D47];1)))" office:value-type="string" office:string-value="(" calcext:value-type="string">
            <text:p>(</text:p>
          </table:table-cell>
          <table:table-cell table:number-columns-repeated="1019"/>
        </table:table-row>
        <table:table-row table:style-name="ro1">
          <table:table-cell table:formula="of:=MID([.$A$35];13;1)" office:value-type="string" office:string-value="r" calcext:value-type="string">
            <text:p>r</text:p>
          </table:table-cell>
          <table:table-cell table:formula="of:=FIND([.A48];[.$D$33];1)" office:value-type="float" office:value="41" calcext:value-type="float">
            <text:p>41</text:p>
          </table:table-cell>
          <table:table-cell table:formula="of:=FIND(MID([.$A$28];[.$A$6]+13;1);[.$D$33];1)" office:value-type="float" office:value="46" calcext:value-type="float">
            <text:p>46</text:p>
          </table:table-cell>
          <table:table-cell table:formula="of:=IF(MOD(([.B48]+[.C48])-([.$F$4]+1);[.$D$4])=0;[.$D$4];MOD(([.B48]+[.C48])-([.$F$4]+1);[.$D$4]))" office:value-type="float" office:value="75" calcext:value-type="float">
            <text:p>75</text:p>
          </table:table-cell>
          <table:table-cell table:formula="of:=IF([.D48]=0;MID([.$D$33];[.$D$4];1);IF([.D48]=[.$D$4];MID([.$D$33];[.$D$4];1);MID([.$D$33];[.D48];1)))" office:value-type="string" office:string-value="F" calcext:value-type="string">
            <text:p>F</text:p>
          </table:table-cell>
          <table:table-cell table:number-columns-repeated="1019"/>
        </table:table-row>
        <table:table-row table:style-name="ro1">
          <table:table-cell table:formula="of:=MID([.$A$35];14;1)" office:value-type="string" office:string-value="j" calcext:value-type="string">
            <text:p>j</text:p>
          </table:table-cell>
          <table:table-cell table:formula="of:=FIND([.A49];[.$D$33];1)" office:value-type="float" office:value="73" calcext:value-type="float">
            <text:p>73</text:p>
          </table:table-cell>
          <table:table-cell table:formula="of:=FIND(MID([.$A$28];[.$A$6]+14;1);[.$D$33];1)" office:value-type="float" office:value="12" calcext:value-type="float">
            <text:p>12</text:p>
          </table:table-cell>
          <table:table-cell table:formula="of:=IF(MOD(([.B49]+[.C49])-([.$F$4]+1);[.$D$4])=0;[.$D$4];MOD(([.B49]+[.C49])-([.$F$4]+1);[.$D$4]))" office:value-type="float" office:value="73" calcext:value-type="float">
            <text:p>73</text:p>
          </table:table-cell>
          <table:table-cell table:formula="of:=IF([.D49]=0;MID([.$D$33];[.$D$4];1);IF([.D49]=[.$D$4];MID([.$D$33];[.$D$4];1);MID([.$D$33];[.D49];1)))" office:value-type="string" office:string-value="j" calcext:value-type="string">
            <text:p>j</text:p>
          </table:table-cell>
          <table:table-cell table:number-columns-repeated="1019"/>
        </table:table-row>
        <table:table-row table:style-name="ro1">
          <table:table-cell table:formula="of:=MID([.$A$35];15;1)" office:value-type="string" office:string-value="o" calcext:value-type="string">
            <text:p>o</text:p>
          </table:table-cell>
          <table:table-cell table:formula="of:=FIND([.A50];[.$D$33];1)" office:value-type="float" office:value="17" calcext:value-type="float">
            <text:p>17</text:p>
          </table:table-cell>
          <table:table-cell table:formula="of:=FIND(MID([.$A$28];[.$A$6]+15;1);[.$D$33];1)" office:value-type="float" office:value="47" calcext:value-type="float">
            <text:p>47</text:p>
          </table:table-cell>
          <table:table-cell table:formula="of:=IF(MOD(([.B50]+[.C50])-([.$F$4]+1);[.$D$4])=0;[.$D$4];MOD(([.B50]+[.C50])-([.$F$4]+1);[.$D$4]))" office:value-type="float" office:value="52" calcext:value-type="float">
            <text:p>52</text:p>
          </table:table-cell>
          <table:table-cell table:formula="of:=IF([.D50]=0;MID([.$D$33];[.$D$4];1);IF([.D50]=[.$D$4];MID([.$D$33];[.$D$4];1);MID([.$D$33];[.D50];1)))" office:value-type="string" office:string-value="&quot;" calcext:value-type="string">
            <text:p>"</text:p>
          </table:table-cell>
          <table:table-cell table:number-columns-repeated="1019"/>
        </table:table-row>
        <table:table-row table:style-name="ro1">
          <table:table-cell table:formula="of:=MID([.$A$35];16;1)" office:value-type="string" office:string-value="Z" calcext:value-type="string">
            <text:p>Z</text:p>
          </table:table-cell>
          <table:table-cell table:formula="of:=FIND([.A51];[.$D$33];1)" office:value-type="float" office:value="7" calcext:value-type="float">
            <text:p>7</text:p>
          </table:table-cell>
          <table:table-cell table:formula="of:=FIND(MID([.$A$28];[.$A$6]+16;1);[.$D$33];1)" office:value-type="float" office:value="35" calcext:value-type="float">
            <text:p>35</text:p>
          </table:table-cell>
          <table:table-cell table:formula="of:=IF(MOD(([.B51]+[.C51])-([.$F$4]+1);[.$D$4])=0;[.$D$4];MOD(([.B51]+[.C51])-([.$F$4]+1);[.$D$4]))" office:value-type="float" office:value="30" calcext:value-type="float">
            <text:p>30</text:p>
          </table:table-cell>
          <table:table-cell table:formula="of:=IF([.D51]=0;MID([.$D$33];[.$D$4];1);IF([.D51]=[.$D$4];MID([.$D$33];[.$D$4];1);MID([.$D$33];[.D51];1)))" office:value-type="string" office:string-value="A" calcext:value-type="string">
            <text:p>A</text:p>
          </table:table-cell>
          <table:table-cell table:number-columns-repeated="1019"/>
        </table:table-row>
        <table:table-row table:style-name="ro1">
          <table:table-cell table:style-name="ce28" table:formula="of:=COM.MICROSOFT.CONCAT([.$E$36];[.$E$37];[.$E$38];[.$E$39];[.$E$40];[.$E$41];[.$E$42];[.$E$43];[.$E$44];[.$E$45];[.$E$46];[.$E$47];[.$E$48];[.$E$49];[.$E$50];[.$E$51])" office:value-type="string" office:string-value="-k&amp;g^$^/#t#(Fj&quot;A" calcext:value-type="string">
            <text:p>-k&amp;g^$^/#t#(Fj"A</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style-name="ce27" table:formula="of:=COM.MICROSOFT.CONCAT( &quot;  OTP SIZE=  &quot;;LEN([.A53]))"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25 by X3 &amp; move it in D39</text:p>
          </table:table-cell>
          <table:table-cell table:style-name="ce31" table:formula="of:=IF([.$G$3]=0;LEFT([.$D$33];[.$G$4]);RIGHT([.$D$33];[.$G$4]))" office:value-type="string" office:string-value=",-'B)YZ[_.daefi3olpqw~!S(*+Q%A^g/012\CJ?r4678hLUDzH&quot;s9:&lt;tW`M" calcext:value-type="string">
            <text:p>,-'B)YZ[_.daefi3olpqw~!S(*+Q%A^g/012\CJ?r4678hLUDzH"s9:&lt;tW`M</text:p>
          </table:table-cell>
          <table:table-cell table:style-name="ce28" table:formula="of:=IF([.$G$3]=0;RIGHT([.$D$33];LEN([.$D$33])-[.$G$4]);LEFT([.$D$33];LEN([.$D$33])-[.$G$4]))" office:value-type="string" office:string-value="5#=&gt;@$bkKXnRjEFGIumyV}c{|v]xNOPT&amp;" calcext:value-type="string">
            <text:p>5#=&gt;@$bkKXnRjEFGIumyV}c{|v]xNOPT&amp;</text:p>
          </table:table-cell>
          <table:table-cell table:style-name="ce28" table:formula="of:=IF([.$G$3]=0;COM.MICROSOFT.CONCAT([.C55];[.B55]);COM.MICROSOFT.CONCAT([.C56];[.B56]))" office:value-type="string" office:string-value="5#=&gt;@$bkKXnRjEFGIumyV}c{|v]xNOPT&amp;,-'B)YZ[_.daefi3olpqw~!S(*+Q%A^g/012\CJ?r4678hLUDzH&quot;s9:&lt;tW`M" calcext:value-type="string">
            <text:p>5#=&gt;@$bkKXnRjEFGIumyV}c{|v]xNOPT&amp;,-'B)YZ[_.daefi3olpqw~!S(*+Q%A^g/012\CJ?r4678hLUDzH"s9:&lt;tW`M</text:p>
          </table:table-cell>
          <table:table-cell table:style-name="Default"/>
          <table:table-cell table:number-columns-repeated="1019"/>
        </table:table-row>
        <table:table-row table:style-name="ro1">
          <table:table-cell/>
          <table:table-cell table:style-name="ce28" table:formula="of:=LEFT([.$D$33];LEN([.$D$33])-[.$G$4])" office:value-type="string" office:string-value=",-'B)YZ[_.daefi3olpqw~!S(*+Q%A^g/" calcext:value-type="string">
            <text:p>,-'B)YZ[_.daefi3olpqw~!S(*+Q%A^g/</text:p>
          </table:table-cell>
          <table:table-cell table:style-name="ce28" table:formula="of:=RIGHT([.$D$33];[.$G$4])" office:value-type="string" office:string-value="012\CJ?r4678hLUDzH&quot;s9:&lt;tW`M5#=&gt;@$bkKXnRjEFGIumyV}c{|v]xNOPT&amp;" calcext:value-type="string">
            <text:p>012\CJ?r4678hLUDzH"s9:&lt;tW`M5#=&gt;@$bkKXnRjEFGIumyV}c{|v]xNOPT&amp;</text:p>
          </table:table-cell>
          <table:table-cell/>
          <table:table-cell table:style-name="Default"/>
          <table:table-cell table:number-columns-repeated="1019"/>
        </table:table-row>
        <table:table-row table:style-name="ro1">
          <table:table-cell office:value-type="string" calcext:value-type="string">
            <text:p>Move char num X3 in d39 in D41</text:p>
          </table:table-cell>
          <table:table-cell table:style-name="ce28" table:formula="of:=MID([.D55];[.$G$4]+1;1)" office:value-type="string" office:string-value="Q" calcext:value-type="string">
            <text:p>Q</text:p>
          </table:table-cell>
          <table:table-cell/>
          <table:table-cell table:style-name="ce28" table:formula="of:=IF([.$G$3]=0;COM.MICROSOFT.CONCAT([.B57];REPLACE([.D55];([.$G$4]+1);1;&quot;&quot;));COM.MICROSOFT.CONCAT(REPLACE([.D55];([.$G$4]+1);1;&quot;&quot;);[.B57]))" office:value-type="string" office:string-value="Q5#=&gt;@$bkKXnRjEFGIumyV}c{|v]xNOPT&amp;,-'B)YZ[_.daefi3olpqw~!S(*+%A^g/012\CJ?r4678hLUDzH&quot;s9:&lt;tW`M" calcext:value-type="string">
            <text:p>Q5#=&gt;@$bkKXnRjEFGIumyV}c{|v]xNOPT&amp;,-'B)YZ[_.daefi3olpqw~!S(*+%A^g/012\CJ?r4678hLUDzH"s9:&lt;tW`M</text:p>
          </table:table-cell>
          <table:table-cell table:style-name="Default"/>
          <table:table-cell table:number-columns-repeated="1019"/>
        </table:table-row>
        <table:table-row table:style-name="ro1">
          <table:table-cell office:value-type="string" calcext:value-type="string">
            <text:p>X val chars from D41 extract to start D42</text:p>
          </table:table-cell>
          <table:table-cell table:style-name="ce28" table:formula="of:=[.J61]" office:value-type="string" office:string-value="{n+S" calcext:value-type="string">
            <text:p>{n+S</text:p>
          </table:table-cell>
          <table:table-cell table:style-name="ce28" table:formula="of:=IF([.$F$4]&lt;[.$E$4];REPLACE([.D57];[.$E$4]+1;1;&quot;&quot;);REPLACE([.D57];[.$F$4]+1;1;&quot;&quot;))" office:value-type="string" office:string-value="Q5#=&gt;@$bkKXnRjEFGIumyV}c|v]xNOPT&amp;,-'B)YZ[_.daefi3olpqw~!S(*+%A^g/012\CJ?r4678hLUDzH&quot;s9:&lt;tW`M" calcext:value-type="string">
            <text:p>Q5#=&gt;@$bkKXnRjEFGIumyV}c|v]xNOPT&amp;,-'B)YZ[_.daefi3olpqw~!S(*+%A^g/012\CJ?r4678hLUDzH"s9:&lt;tW`M</text:p>
          </table:table-cell>
          <table:table-cell table:formula="of:=COM.MICROSOFT.CONCAT([.B58];[.K66])" office:value-type="string" office:string-value="{n+SQ5#=&gt;@$bkKXRjEFGIumyV}c|v]xNOPT&amp;,-'B)YZ[_.daefi3olpqw~!(*%A^g/012\CJ?r4678hLUDzH&quot;s9:&lt;tW`M" calcext:value-type="string">
            <text:p>{n+SQ5#=&gt;@$bkKXRjEFGIumyV}c|v]xNOPT&amp;,-'B)YZ[_.daefi3olpqw~!(*%A^g/012\CJ?r4678hLUDzH"s9:&lt;tW`M</text:p>
          </table:table-cell>
          <table:table-cell table:style-name="Default"/>
          <table:table-cell table:number-columns-repeated="4"/>
          <table:table-cell table:style-name="ce28" table:formula="of:=MID([.$D$57];[.$E$4]+1;1)" office:value-type="string" office:string-value="{" calcext:value-type="string">
            <text:p>{</text:p>
          </table:table-cell>
          <table:table-cell table:style-name="ce28" table:formula="of:=REPLACE([.$D$57];[.$E$4]+1;1;&quot; &quot;)" office:value-type="string" office:string-value="Q5#=&gt;@$bkKXnRjEFGIumyV}c |v]xNOPT&amp;,-'B)YZ[_.daefi3olpqw~!S(*+%A^g/012\CJ?r4678hLUDzH&quot;s9:&lt;tW`M" calcext:value-type="string">
            <text:p>Q5#=&gt;@$bkKXnRjEFGIumyV}c |v]xNOPT&amp;,-'B)YZ[_.daefi3olpqw~!S(*+%A^g/012\CJ?r4678hLUDzH"s9:&lt;tW`M</text:p>
          </table:table-cell>
          <table:table-cell table:number-columns-repeated="2"/>
          <table:table-cell table:formula="of:=LEN([.K58])" office:value-type="float" office:value="93" calcext:value-type="float">
            <text:p>93</text:p>
          </table:table-cell>
          <table:table-cell table:number-columns-repeated="1010"/>
        </table:table-row>
        <table:table-row table:style-name="ro1">
          <table:table-cell/>
          <table:table-cell table:style-name="ce28" table:formula="of:=MID([.D57];[.$G$4]+1;1)" office:value-type="string" office:string-value="+" calcext:value-type="string">
            <text:p>+</text:p>
          </table:table-cell>
          <table:table-cell table:style-name="ce28" table:formula="of:=IF([.$F$4]&lt;[.$E$4];REPLACE([.C58];[.$F$4]+1;1;&quot;&quot;);REPLACE([.C58];[.$E$4]+1;1;&quot;&quot;))" office:value-type="string" office:string-value="Q5#=&gt;@$bkKXRjEFGIumyV}c|v]xNOPT&amp;,-'B)YZ[_.daefi3olpqw~!S(*+%A^g/012\CJ?r4678hLUDzH&quot;s9:&lt;tW`M" calcext:value-type="string">
            <text:p>Q5#=&gt;@$bkKXRjEFGIumyV}c|v]xNOPT&amp;,-'B)YZ[_.daefi3olpqw~!S(*+%A^g/012\CJ?r4678hLUDzH"s9:&lt;tW`M</text:p>
          </table:table-cell>
          <table:table-cell/>
          <table:table-cell table:style-name="Default"/>
          <table:table-cell table:number-columns-repeated="4"/>
          <table:table-cell table:formula="of:=COM.MICROSOFT.CONCAT([.J58];MID([.K58];[.$F$4]+1;1))" office:value-type="string" office:string-value="{n" calcext:value-type="string">
            <text:p>{n</text:p>
          </table:table-cell>
          <table:table-cell table:style-name="ce28" table:formula="of:=REPLACE([.$K58];[.$F$4]+1;1;&quot; &quot;)" office:value-type="string" office:string-value="Q5#=&gt;@$bkKX RjEFGIumyV}c |v]xNOPT&amp;,-'B)YZ[_.daefi3olpqw~!S(*+%A^g/012\CJ?r4678hLUDzH&quot;s9:&lt;tW`M" calcext:value-type="string">
            <text:p>Q5#=&gt;@$bkKX RjEFGIumyV}c |v]xNOPT&amp;,-'B)YZ[_.daefi3olpqw~!S(*+%A^g/012\CJ?r4678hLUDzH"s9:&lt;tW`M</text:p>
          </table:table-cell>
          <table:table-cell table:number-columns-repeated="2"/>
          <table:table-cell table:formula="of:=LEN([.K59])" office:value-type="float" office:value="93" calcext:value-type="float">
            <text:p>93</text:p>
          </table:table-cell>
          <table:table-cell table:number-columns-repeated="1010"/>
        </table:table-row>
        <table:table-row table:style-name="ro1">
          <table:table-cell table:style-name="ce28" table:formula="of:=COM.MICROSOFT.CONCAT([.$E$36];[.$E$37];[.$E$38];[.$E$39];[.$E$40];[.$E$41];[.$E$42];[.$E$43];[.$E$44];[.$E$45];[.$E$46];[.$E$47];[.$E$48];[.$E$49];[.$E$50];[.$E$51])" office:value-type="string" office:string-value="-k&amp;g^$^/#t#(Fj&quot;A" calcext:value-type="string">
            <text:p>-k&amp;g^$^/#t#(Fj"A</text:p>
          </table:table-cell>
          <table:table-cell table:formula="of:=COM.MICROSOFT.CONCAT(&quot;'&quot;;[.A60];&quot;'&quot;;&quot; A23 char positions in D21&quot;)" office:value-type="string" office:string-value="'-k&amp;g^$^/#t#(Fj&quot;A' A23 char positions in D21" calcext:value-type="string">
            <text:p>'-k&amp;g^$^/#t#(Fj"A' A23 char positions in D21</text:p>
          </table:table-cell>
          <table:table-cell table:formula="of:=COM.MICROSOFT.CONCAT(&quot;'&quot;;MID([.$A$53];[.$A$6]+1;[.$A$6]);&quot;'&quot;;&quot; OTP  char positions in D58&quot;)" office:value-type="string" office:string-value="'tu_Vij-azj%uhaL1' OTP  char positions in D58" calcext:value-type="string">
            <text:p>'tu_Vij-azj%uhaL1' OTP <text:s/>char positions in D58</text:p>
          </table:table-cell>
          <table:table-cell/>
          <table:table-cell table:style-name="Default"/>
          <table:table-cell table:number-columns-repeated="4"/>
          <table:table-cell table:formula="of:=COM.MICROSOFT.CONCAT([.J59];MID([.$K59];[.$G$4]+1;1))" office:value-type="string" office:string-value="{n+" calcext:value-type="string">
            <text:p>{n+</text:p>
          </table:table-cell>
          <table:table-cell table:style-name="ce28" table:formula="of:=REPLACE([.$K59];[.$G$4]+1;1;&quot; &quot;)" office:value-type="string" office:string-value="Q5#=&gt;@$bkKX RjEFGIumyV}c |v]xNOPT&amp;,-'B)YZ[_.daefi3olpqw~!S(* %A^g/012\CJ?r4678hLUDzH&quot;s9:&lt;tW`M" calcext:value-type="string">
            <text:p>Q5#=&gt;@$bkKX RjEFGIumyV}c |v]xNOPT&amp;,-'B)YZ[_.daefi3olpqw~!S(* %A^g/012\CJ?r4678hLUDzH"s9:&lt;tW`M</text:p>
          </table:table-cell>
          <table:table-cell table:number-columns-repeated="2"/>
          <table:table-cell table:formula="of:=LEN([.K60])" office:value-type="float" office:value="93" calcext:value-type="float">
            <text:p>93</text:p>
          </table:table-cell>
          <table:table-cell table:number-columns-repeated="1010"/>
        </table:table-row>
        <table:table-row table:style-name="ro1">
          <table:table-cell table:formula="of:=MID([.A60];1;1)" office:value-type="string" office:string-value="-" calcext:value-type="string">
            <text:p>-</text:p>
          </table:table-cell>
          <table:table-cell table:formula="of:=FIND([.A61];[.$D$58];1)" office:value-type="float" office:value="38" calcext:value-type="float">
            <text:p>38</text:p>
          </table:table-cell>
          <table:table-cell table:formula="of:=FIND(MID([.$A$53];[.$A$6]+1;1);[.$D$58];1)" office:value-type="float" office:value="90" calcext:value-type="float">
            <text:p>90</text:p>
          </table:table-cell>
          <table:table-cell table:formula="of:=IF(MOD(([.B61]+[.C61])-([.$G$4]+1);[.$D$4])=0;[.$D$4];MOD(([.B61]+[.C61])-([.$G$4]+1);[.$D$4]))" office:value-type="float" office:value="67" calcext:value-type="float">
            <text:p>67</text:p>
          </table:table-cell>
          <table:table-cell table:formula="of:=IF([.D61]=0;MID([.$D$58];[.$D$4];1);IF([.D61]=[.$D$4];MID([.$D$58];[.$D$4];1);MID([.$D$58];[.D61];1)))" office:value-type="string" office:string-value="0" calcext:value-type="string">
            <text:p>0</text:p>
          </table:table-cell>
          <table:table-cell table:number-columns-repeated="4"/>
          <table:table-cell table:formula="of:=COM.MICROSOFT.CONCAT([.J60];MID([.$K60];[.$H$4]+1;1))" office:value-type="string" office:string-value="{n+S" calcext:value-type="string">
            <text:p>{n+S</text:p>
          </table:table-cell>
          <table:table-cell table:style-name="ce28" table:formula="of:=REPLACE([.$K60];[.$H$4]+1;1;&quot; &quot;)" office:value-type="string" office:string-value="Q5#=&gt;@$bkKX RjEFGIumyV}c |v]xNOPT&amp;,-'B)YZ[_.daefi3olpqw~! (* %A^g/012\CJ?r4678hLUDzH&quot;s9:&lt;tW`M" calcext:value-type="string">
            <text:p>Q5#=&gt;@$bkKX RjEFGIumyV}c |v]xNOPT&amp;,-'B)YZ[_.daefi3olpqw~! (* %A^g/012\CJ?r4678hLUDzH"s9:&lt;tW`M</text:p>
          </table:table-cell>
          <table:table-cell table:number-columns-repeated="2"/>
          <table:table-cell table:formula="of:=LEN([.K61])" office:value-type="float" office:value="93" calcext:value-type="float">
            <text:p>93</text:p>
          </table:table-cell>
          <table:table-cell table:number-columns-repeated="1010"/>
        </table:table-row>
        <table:table-row table:style-name="ro1">
          <table:table-cell table:formula="of:=MID([.A60];2;1)" office:value-type="string" office:string-value="k" calcext:value-type="string">
            <text:p>k</text:p>
          </table:table-cell>
          <table:table-cell table:formula="of:=FIND([.A62];[.$D$58];1)" office:value-type="float" office:value="13" calcext:value-type="float">
            <text:p>13</text:p>
          </table:table-cell>
          <table:table-cell table:formula="of:=FIND(MID([.$A$53];[.$A$6]+2;1);[.$D$58];1)" office:value-type="float" office:value="22" calcext:value-type="float">
            <text:p>22</text:p>
          </table:table-cell>
          <table:table-cell table:formula="of:=IF(MOD(([.B62]+[.C62])-([.$G$4]+1);[.$D$4])=0;[.$D$4];MOD(([.B62]+[.C62])-([.$G$4]+1);[.$D$4]))" office:value-type="float" office:value="67" calcext:value-type="float">
            <text:p>67</text:p>
          </table:table-cell>
          <table:table-cell table:formula="of:=IF([.D62]=0;MID([.$D$58];[.$D$4];1);IF([.D62]=[.$D$4];MID([.$D$58];[.$D$4];1);MID([.$D$58];[.D62];1)))" office:value-type="string" office:string-value="0" calcext:value-type="string">
            <text:p>0</text:p>
          </table:table-cell>
          <table:table-cell table:number-columns-repeated="1019"/>
        </table:table-row>
        <table:table-row table:style-name="ro1">
          <table:table-cell table:formula="of:=MID([.A60];3;1)" office:value-type="string" office:string-value="&amp;" calcext:value-type="string">
            <text:p>&amp;</text:p>
          </table:table-cell>
          <table:table-cell table:formula="of:=FIND([.A63];[.$D$58];1)" office:value-type="float" office:value="36" calcext:value-type="float">
            <text:p>36</text:p>
          </table:table-cell>
          <table:table-cell table:formula="of:=FIND(MID([.$A$53];[.$A$6]+3;1);[.$D$58];1)" office:value-type="float" office:value="45" calcext:value-type="float">
            <text:p>45</text:p>
          </table:table-cell>
          <table:table-cell table:formula="of:=IF(MOD(([.B63]+[.C63])-([.$G$4]+1);[.$D$4])=0;[.$D$4];MOD(([.B63]+[.C63])-([.$G$4]+1);[.$D$4]))" office:value-type="float" office:value="20" calcext:value-type="float">
            <text:p>20</text:p>
          </table:table-cell>
          <table:table-cell table:formula="of:=IF([.D63]=0;MID([.$D$58];[.$D$4];1);IF([.D63]=[.$D$4];MID([.$D$58];[.$D$4];1);MID([.$D$58];[.D63];1)))" office:value-type="string" office:string-value="G" calcext:value-type="string">
            <text:p>G</text:p>
          </table:table-cell>
          <table:table-cell table:number-columns-repeated="5"/>
          <table:table-cell table:formula="of:=REPLACE([.K61];FIND(&quot; &quot;;[.K61];1);1;&quot;&quot;)" office:value-type="string" office:string-value="Q5#=&gt;@$bkKXRjEFGIumyV}c |v]xNOPT&amp;,-'B)YZ[_.daefi3olpqw~! (* %A^g/012\CJ?r4678hLUDzH&quot;s9:&lt;tW`M" calcext:value-type="string">
            <text:p>Q5#=&gt;@$bkKXRjEFGIumyV}c |v]xNOPT&amp;,-'B)YZ[_.daefi3olpqw~! (* %A^g/012\CJ?r4678hLUDzH"s9:&lt;tW`M</text:p>
          </table:table-cell>
          <table:table-cell table:number-columns-repeated="2"/>
          <table:table-cell table:formula="of:=LEN([.K63])" office:value-type="float" office:value="92" calcext:value-type="float">
            <text:p>92</text:p>
          </table:table-cell>
          <table:table-cell table:number-columns-repeated="1010"/>
        </table:table-row>
        <table:table-row table:style-name="ro1">
          <table:table-cell table:formula="of:=MID([.A60];4;1)" office:value-type="string" office:string-value="g" calcext:value-type="string">
            <text:p>g</text:p>
          </table:table-cell>
          <table:table-cell table:formula="of:=FIND([.A64];[.$D$58];1)" office:value-type="float" office:value="65" calcext:value-type="float">
            <text:p>65</text:p>
          </table:table-cell>
          <table:table-cell table:formula="of:=FIND(MID([.$A$53];[.$A$6]+4;1);[.$D$58];1)" office:value-type="float" office:value="25" calcext:value-type="float">
            <text:p>25</text:p>
          </table:table-cell>
          <table:table-cell table:formula="of:=IF(MOD(([.B64]+[.C64])-([.$G$4]+1);[.$D$4])=0;[.$D$4];MOD(([.B64]+[.C64])-([.$G$4]+1);[.$D$4]))" office:value-type="float" office:value="29" calcext:value-type="float">
            <text:p>29</text:p>
          </table:table-cell>
          <table:table-cell table:formula="of:=IF([.D64]=0;MID([.$D$58];[.$D$4];1);IF([.D64]=[.$D$4];MID([.$D$58];[.$D$4];1);MID([.$D$58];[.D64];1)))" office:value-type="string" office:string-value="v" calcext:value-type="string">
            <text:p>v</text:p>
          </table:table-cell>
          <table:table-cell table:number-columns-repeated="5"/>
          <table:table-cell table:formula="of:=REPLACE([.K63];FIND(&quot; &quot;;[.K63];1);1;&quot;&quot;)" office:value-type="string" office:string-value="Q5#=&gt;@$bkKXRjEFGIumyV}c|v]xNOPT&amp;,-'B)YZ[_.daefi3olpqw~! (* %A^g/012\CJ?r4678hLUDzH&quot;s9:&lt;tW`M" calcext:value-type="string">
            <text:p>Q5#=&gt;@$bkKXRjEFGIumyV}c|v]xNOPT&amp;,-'B)YZ[_.daefi3olpqw~! (* %A^g/012\CJ?r4678hLUDzH"s9:&lt;tW`M</text:p>
          </table:table-cell>
          <table:table-cell table:number-columns-repeated="2"/>
          <table:table-cell table:formula="of:=LEN([.K64])" office:value-type="float" office:value="91" calcext:value-type="float">
            <text:p>91</text:p>
          </table:table-cell>
          <table:table-cell table:number-columns-repeated="1010"/>
        </table:table-row>
        <table:table-row table:style-name="ro1">
          <table:table-cell table:formula="of:=MID([.A60];5;1)" office:value-type="string" office:string-value="^" calcext:value-type="string">
            <text:p>^</text:p>
          </table:table-cell>
          <table:table-cell table:formula="of:=FIND([.A65];[.$D$58];1)" office:value-type="float" office:value="64" calcext:value-type="float">
            <text:p>64</text:p>
          </table:table-cell>
          <table:table-cell table:formula="of:=FIND(MID([.$A$53];[.$A$6]+5;1);[.$D$58];1)" office:value-type="float" office:value="51" calcext:value-type="float">
            <text:p>51</text:p>
          </table:table-cell>
          <table:table-cell table:formula="of:=IF(MOD(([.B65]+[.C65])-([.$G$4]+1);[.$D$4])=0;[.$D$4];MOD(([.B65]+[.C65])-([.$G$4]+1);[.$D$4]))" office:value-type="float" office:value="54" calcext:value-type="float">
            <text:p>54</text:p>
          </table:table-cell>
          <table:table-cell table:formula="of:=IF([.D65]=0;MID([.$D$58];[.$D$4];1);IF([.D65]=[.$D$4];MID([.$D$58];[.$D$4];1);MID([.$D$58];[.D65];1)))" office:value-type="string" office:string-value="l" calcext:value-type="string">
            <text:p>l</text:p>
          </table:table-cell>
          <table:table-cell table:number-columns-repeated="5"/>
          <table:table-cell table:formula="of:=REPLACE([.K64];FIND(&quot; &quot;;[.K64];1);1;&quot;&quot;)" office:value-type="string" office:string-value="Q5#=&gt;@$bkKXRjEFGIumyV}c|v]xNOPT&amp;,-'B)YZ[_.daefi3olpqw~!(* %A^g/012\CJ?r4678hLUDzH&quot;s9:&lt;tW`M" calcext:value-type="string">
            <text:p>Q5#=&gt;@$bkKXRjEFGIumyV}c|v]xNOPT&amp;,-'B)YZ[_.daefi3olpqw~!(* %A^g/012\CJ?r4678hLUDzH"s9:&lt;tW`M</text:p>
          </table:table-cell>
          <table:table-cell table:number-columns-repeated="2"/>
          <table:table-cell table:formula="of:=LEN([.K65])" office:value-type="float" office:value="90" calcext:value-type="float">
            <text:p>90</text:p>
          </table:table-cell>
          <table:table-cell table:number-columns-repeated="1010"/>
        </table:table-row>
        <table:table-row table:style-name="ro1">
          <table:table-cell table:formula="of:=MID([.A60];6;1)" office:value-type="string" office:string-value="$" calcext:value-type="string">
            <text:p>$</text:p>
          </table:table-cell>
          <table:table-cell table:formula="of:=FIND([.A66];[.$D$58];1)" office:value-type="float" office:value="11" calcext:value-type="float">
            <text:p>11</text:p>
          </table:table-cell>
          <table:table-cell table:formula="of:=FIND(MID([.$A$53];[.$A$6]+6;1);[.$D$58];1)" office:value-type="float" office:value="17" calcext:value-type="float">
            <text:p>17</text:p>
          </table:table-cell>
          <table:table-cell table:formula="of:=IF(MOD(([.B66]+[.C66])-([.$G$4]+1);[.$D$4])=0;[.$D$4];MOD(([.B66]+[.C66])-([.$G$4]+1);[.$D$4]))" office:value-type="float" office:value="60" calcext:value-type="float">
            <text:p>60</text:p>
          </table:table-cell>
          <table:table-cell table:formula="of:=IF([.D66]=0;MID([.$D$58];[.$D$4];1);IF([.D66]=[.$D$4];MID([.$D$58];[.$D$4];1);MID([.$D$58];[.D66];1)))" office:value-type="string" office:string-value="(" calcext:value-type="string">
            <text:p>(</text:p>
          </table:table-cell>
          <table:table-cell table:number-columns-repeated="5"/>
          <table:table-cell table:formula="of:=REPLACE([.K65];FIND(&quot; &quot;;[.K65];1);1;&quot;&quot;)" office:value-type="string" office:string-value="Q5#=&gt;@$bkKXRjEFGIumyV}c|v]xNOPT&amp;,-'B)YZ[_.daefi3olpqw~!(*%A^g/012\CJ?r4678hLUDzH&quot;s9:&lt;tW`M" calcext:value-type="string">
            <text:p>Q5#=&gt;@$bkKXRjEFGIumyV}c|v]xNOPT&amp;,-'B)YZ[_.daefi3olpqw~!(*%A^g/012\CJ?r4678hLUDzH"s9:&lt;tW`M</text:p>
          </table:table-cell>
          <table:table-cell table:number-columns-repeated="2"/>
          <table:table-cell table:formula="of:=LEN([.K66])" office:value-type="float" office:value="89" calcext:value-type="float">
            <text:p>89</text:p>
          </table:table-cell>
          <table:table-cell table:number-columns-repeated="1010"/>
        </table:table-row>
        <table:table-row table:style-name="ro1">
          <table:table-cell table:formula="of:=MID([.A60];7;1)" office:value-type="string" office:string-value="^" calcext:value-type="string">
            <text:p>^</text:p>
          </table:table-cell>
          <table:table-cell table:formula="of:=FIND([.A67];[.$D$58];1)" office:value-type="float" office:value="64" calcext:value-type="float">
            <text:p>64</text:p>
          </table:table-cell>
          <table:table-cell table:formula="of:=FIND(MID([.$A$53];[.$A$6]+7;1);[.$D$58];1)" office:value-type="float" office:value="38" calcext:value-type="float">
            <text:p>38</text:p>
          </table:table-cell>
          <table:table-cell table:formula="of:=IF(MOD(([.B67]+[.C67])-([.$G$4]+1);[.$D$4])=0;[.$D$4];MOD(([.B67]+[.C67])-([.$G$4]+1);[.$D$4]))" office:value-type="float" office:value="41" calcext:value-type="float">
            <text:p>41</text:p>
          </table:table-cell>
          <table:table-cell table:formula="of:=IF([.D67]=0;MID([.$D$58];[.$D$4];1);IF([.D67]=[.$D$4];MID([.$D$58];[.$D$4];1);MID([.$D$58];[.D67];1)))" office:value-type="string" office:string-value=")" calcext:value-type="string">
            <text:p>)</text:p>
          </table:table-cell>
          <table:table-cell table:number-columns-repeated="1019"/>
        </table:table-row>
        <table:table-row table:style-name="ro1">
          <table:table-cell table:formula="of:=MID([.A60];8;1)" office:value-type="string" office:string-value="/" calcext:value-type="string">
            <text:p>/</text:p>
          </table:table-cell>
          <table:table-cell table:formula="of:=FIND([.A68];[.$D$58];1)" office:value-type="float" office:value="66" calcext:value-type="float">
            <text:p>66</text:p>
          </table:table-cell>
          <table:table-cell table:formula="of:=FIND(MID([.$A$53];[.$A$6]+8;1);[.$D$58];1)" office:value-type="float" office:value="48" calcext:value-type="float">
            <text:p>48</text:p>
          </table:table-cell>
          <table:table-cell table:formula="of:=IF(MOD(([.B68]+[.C68])-([.$G$4]+1);[.$D$4])=0;[.$D$4];MOD(([.B68]+[.C68])-([.$G$4]+1);[.$D$4]))" office:value-type="float" office:value="53" calcext:value-type="float">
            <text:p>53</text:p>
          </table:table-cell>
          <table:table-cell table:formula="of:=IF([.D68]=0;MID([.$D$58];[.$D$4];1);IF([.D68]=[.$D$4];MID([.$D$58];[.$D$4];1);MID([.$D$58];[.D68];1)))" office:value-type="string" office:string-value="o" calcext:value-type="string">
            <text:p>o</text:p>
          </table:table-cell>
          <table:table-cell table:number-columns-repeated="1019"/>
        </table:table-row>
        <table:table-row table:style-name="ro1">
          <table:table-cell table:formula="of:=MID([.A60];9;1)" office:value-type="string" office:string-value="#" calcext:value-type="string">
            <text:p>#</text:p>
          </table:table-cell>
          <table:table-cell table:formula="of:=FIND([.A69];[.$D$58];1)" office:value-type="float" office:value="7" calcext:value-type="float">
            <text:p>7</text:p>
          </table:table-cell>
          <table:table-cell table:formula="of:=FIND(MID([.$A$53];[.$A$6]+9;1);[.$D$58];1)" office:value-type="float" office:value="83" calcext:value-type="float">
            <text:p>83</text:p>
          </table:table-cell>
          <table:table-cell table:formula="of:=IF(MOD(([.B69]+[.C69])-([.$G$4]+1);[.$D$4])=0;[.$D$4];MOD(([.B69]+[.C69])-([.$G$4]+1);[.$D$4]))" office:value-type="float" office:value="29" calcext:value-type="float">
            <text:p>29</text:p>
          </table:table-cell>
          <table:table-cell table:formula="of:=IF([.D69]=0;MID([.$D$58];[.$D$4];1);IF([.D69]=[.$D$4];MID([.$D$58];[.$D$4];1);MID([.$D$58];[.D69];1)))" office:value-type="string" office:string-value="v" calcext:value-type="string">
            <text:p>v</text:p>
          </table:table-cell>
          <table:table-cell table:number-columns-repeated="4"/>
          <table:table-cell table:formula="of:=COM.MICROSOFT.CONCAT([.J68];MID([.$K68];[.$H$4]+1;1))">
            <text:p/>
          </table:table-cell>
          <table:table-cell table:style-name="ce28" table:formula="of:=REPLACE([.$K68];[.$H$4]+1;1;&quot; &quot;)" office:value-type="string" office:string-value=" " calcext:value-type="string">
            <text:p><text:s/></text:p>
          </table:table-cell>
          <table:table-cell table:number-columns-repeated="2"/>
          <table:table-cell table:formula="of:=LEN([.K69])" office:value-type="float" office:value="1" calcext:value-type="float">
            <text:p>1</text:p>
          </table:table-cell>
          <table:table-cell table:number-columns-repeated="1010"/>
        </table:table-row>
        <table:table-row table:style-name="ro1">
          <table:table-cell table:formula="of:=MID([.A60];10;1)" office:value-type="string" office:string-value="t" calcext:value-type="string">
            <text:p>t</text:p>
          </table:table-cell>
          <table:table-cell table:formula="of:=FIND([.A70];[.$D$58];1)" office:value-type="float" office:value="90" calcext:value-type="float">
            <text:p>90</text:p>
          </table:table-cell>
          <table:table-cell table:formula="of:=FIND(MID([.$A$53];[.$A$6]+10;1);[.$D$58];1)" office:value-type="float" office:value="17" calcext:value-type="float">
            <text:p>17</text:p>
          </table:table-cell>
          <table:table-cell table:formula="of:=IF(MOD(([.B70]+[.C70])-([.$G$4]+1);[.$D$4])=0;[.$D$4];MOD(([.B70]+[.C70])-([.$G$4]+1);[.$D$4]))" office:value-type="float" office:value="46" calcext:value-type="float">
            <text:p>46</text:p>
          </table:table-cell>
          <table:table-cell table:formula="of:=IF([.D70]=0;MID([.$D$58];[.$D$4];1);IF([.D70]=[.$D$4];MID([.$D$58];[.$D$4];1);MID([.$D$58];[.D70];1)))" office:value-type="string" office:string-value="." calcext:value-type="string">
            <text:p>.</text:p>
          </table:table-cell>
          <table:table-cell table:number-columns-repeated="1019"/>
        </table:table-row>
        <table:table-row table:style-name="ro1">
          <table:table-cell table:formula="of:=MID([.A60];11;1)" office:value-type="string" office:string-value="#" calcext:value-type="string">
            <text:p>#</text:p>
          </table:table-cell>
          <table:table-cell table:formula="of:=FIND([.A71];[.$D$58];1)" office:value-type="float" office:value="7" calcext:value-type="float">
            <text:p>7</text:p>
          </table:table-cell>
          <table:table-cell table:formula="of:=FIND(MID([.$A$53];[.$A$6]+11;1);[.$D$58];1)" office:value-type="float" office:value="62" calcext:value-type="float">
            <text:p>62</text:p>
          </table:table-cell>
          <table:table-cell table:formula="of:=IF(MOD(([.B71]+[.C71])-([.$G$4]+1);[.$D$4])=0;[.$D$4];MOD(([.B71]+[.C71])-([.$G$4]+1);[.$D$4]))" office:value-type="float" office:value="8" calcext:value-type="float">
            <text:p>8</text:p>
          </table:table-cell>
          <table:table-cell table:formula="of:=IF([.D71]=0;MID([.$D$58];[.$D$4];1);IF([.D71]=[.$D$4];MID([.$D$58];[.$D$4];1);MID([.$D$58];[.D71];1)))" office:value-type="string" office:string-value="=" calcext:value-type="string">
            <text:p>=</text:p>
          </table:table-cell>
          <table:table-cell table:number-columns-repeated="5"/>
          <table:table-cell table:formula="of:=REPLACE([.K69];FIND(&quot; &quot;;[.K69];1);1;&quot;&quot;)">
            <text:p/>
          </table:table-cell>
          <table:table-cell table:number-columns-repeated="2"/>
          <table:table-cell table:formula="of:=LEN([.K71])" office:value-type="float" office:value="0" calcext:value-type="float">
            <text:p>0</text:p>
          </table:table-cell>
          <table:table-cell table:number-columns-repeated="1010"/>
        </table:table-row>
        <table:table-row table:style-name="ro1">
          <table:table-cell table:formula="of:=MID([.A60];12;1)" office:value-type="string" office:string-value="(" calcext:value-type="string">
            <text:p>(</text:p>
          </table:table-cell>
          <table:table-cell table:formula="of:=FIND([.A72];[.$D$58];1)" office:value-type="float" office:value="60" calcext:value-type="float">
            <text:p>60</text:p>
          </table:table-cell>
          <table:table-cell table:formula="of:=FIND(MID([.$A$53];[.$A$6]+12;1);[.$D$58];1)" office:value-type="float" office:value="22" calcext:value-type="float">
            <text:p>22</text:p>
          </table:table-cell>
          <table:table-cell table:formula="of:=IF(MOD(([.B72]+[.C72])-([.$G$4]+1);[.$D$4])=0;[.$D$4];MOD(([.B72]+[.C72])-([.$G$4]+1);[.$D$4]))" office:value-type="float" office:value="21" calcext:value-type="float">
            <text:p>21</text:p>
          </table:table-cell>
          <table:table-cell table:formula="of:=IF([.D72]=0;MID([.$D$58];[.$D$4];1);IF([.D72]=[.$D$4];MID([.$D$58];[.$D$4];1);MID([.$D$58];[.D72];1)))" office:value-type="string" office:string-value="I" calcext:value-type="string">
            <text:p>I</text:p>
          </table:table-cell>
          <table:table-cell table:number-columns-repeated="5"/>
          <table:table-cell table:formula="of:=REPLACE([.K71];FIND(&quot; &quot;;[.K71];1);1;&quot;&quot;)" office:value-type="string" office:string-value="" calcext:value-type="error">
            <text:p>#VALUE!</text:p>
          </table:table-cell>
          <table:table-cell table:number-columns-repeated="2"/>
          <table:table-cell table:formula="of:=LEN([.K72])" office:value-type="string" office:string-value="" calcext:value-type="error">
            <text:p>#VALUE!</text:p>
          </table:table-cell>
          <table:table-cell table:number-columns-repeated="1010"/>
        </table:table-row>
        <table:table-row table:style-name="ro1">
          <table:table-cell table:formula="of:=MID([.A60];13;1)" office:value-type="string" office:string-value="F" calcext:value-type="string">
            <text:p>F</text:p>
          </table:table-cell>
          <table:table-cell table:formula="of:=FIND([.A73];[.$D$58];1)" office:value-type="float" office:value="19" calcext:value-type="float">
            <text:p>19</text:p>
          </table:table-cell>
          <table:table-cell table:formula="of:=FIND(MID([.$A$53];[.$A$6]+13;1);[.$D$58];1)" office:value-type="float" office:value="79" calcext:value-type="float">
            <text:p>79</text:p>
          </table:table-cell>
          <table:table-cell table:formula="of:=IF(MOD(([.B73]+[.C73])-([.$G$4]+1);[.$D$4])=0;[.$D$4];MOD(([.B73]+[.C73])-([.$G$4]+1);[.$D$4]))" office:value-type="float" office:value="37" calcext:value-type="float">
            <text:p>37</text:p>
          </table:table-cell>
          <table:table-cell table:formula="of:=IF([.D73]=0;MID([.$D$58];[.$D$4];1);IF([.D73]=[.$D$4];MID([.$D$58];[.$D$4];1);MID([.$D$58];[.D73];1)))" office:value-type="string" office:string-value="," calcext:value-type="string">
            <text:p>,</text:p>
          </table:table-cell>
          <table:table-cell table:number-columns-repeated="5"/>
          <table:table-cell table:formula="of:=REPLACE([.K72];FIND(&quot; &quot;;[.K72];1);1;&quot;&quot;)" office:value-type="string" office:string-value="" calcext:value-type="error">
            <text:p>#VALUE!</text:p>
          </table:table-cell>
          <table:table-cell table:number-columns-repeated="2"/>
          <table:table-cell table:formula="of:=LEN([.K73])" office:value-type="string" office:string-value="" calcext:value-type="error">
            <text:p>#VALUE!</text:p>
          </table:table-cell>
          <table:table-cell table:number-columns-repeated="1010"/>
        </table:table-row>
        <table:table-row table:style-name="ro1">
          <table:table-cell table:formula="of:=MID([.A60];14;1)" office:value-type="string" office:string-value="j" calcext:value-type="string">
            <text:p>j</text:p>
          </table:table-cell>
          <table:table-cell table:formula="of:=FIND([.A74];[.$D$58];1)" office:value-type="float" office:value="17" calcext:value-type="float">
            <text:p>17</text:p>
          </table:table-cell>
          <table:table-cell table:formula="of:=FIND(MID([.$A$53];[.$A$6]+14;1);[.$D$58];1)" office:value-type="float" office:value="48" calcext:value-type="float">
            <text:p>48</text:p>
          </table:table-cell>
          <table:table-cell table:formula="of:=IF(MOD(([.B74]+[.C74])-([.$G$4]+1);[.$D$4])=0;[.$D$4];MOD(([.B74]+[.C74])-([.$G$4]+1);[.$D$4]))" office:value-type="float" office:value="4" calcext:value-type="float">
            <text:p>4</text:p>
          </table:table-cell>
          <table:table-cell table:formula="of:=IF([.D74]=0;MID([.$D$58];[.$D$4];1);IF([.D74]=[.$D$4];MID([.$D$58];[.$D$4];1);MID([.$D$58];[.D74];1)))" office:value-type="string" office:string-value="S" calcext:value-type="string">
            <text:p>S</text:p>
          </table:table-cell>
          <table:table-cell table:number-columns-repeated="5"/>
          <table:table-cell table:formula="of:=REPLACE([.K73];FIND(&quot; &quot;;[.K73];1);1;&quot;&quot;)" office:value-type="string" office:string-value="" calcext:value-type="error">
            <text:p>#VALUE!</text:p>
          </table:table-cell>
          <table:table-cell table:number-columns-repeated="2"/>
          <table:table-cell table:formula="of:=LEN([.K74])" office:value-type="string" office:string-value="" calcext:value-type="error">
            <text:p>#VALUE!</text:p>
          </table:table-cell>
          <table:table-cell table:number-columns-repeated="1010"/>
        </table:table-row>
        <table:table-row table:style-name="ro1">
          <table:table-cell table:formula="of:=MID([.A60];15;1)" office:value-type="string" office:string-value="&quot;" calcext:value-type="string">
            <text:p>"</text:p>
          </table:table-cell>
          <table:table-cell table:formula="of:=FIND([.A75];[.$D$58];1)" office:value-type="float" office:value="85" calcext:value-type="float">
            <text:p>85</text:p>
          </table:table-cell>
          <table:table-cell table:formula="of:=FIND(MID([.$A$53];[.$A$6]+15;1);[.$D$58];1)" office:value-type="float" office:value="80" calcext:value-type="float">
            <text:p>80</text:p>
          </table:table-cell>
          <table:table-cell table:formula="of:=IF(MOD(([.B75]+[.C75])-([.$G$4]+1);[.$D$4])=0;[.$D$4];MOD(([.B75]+[.C75])-([.$G$4]+1);[.$D$4]))" office:value-type="float" office:value="11" calcext:value-type="float">
            <text:p>11</text:p>
          </table:table-cell>
          <table:table-cell table:formula="of:=IF([.D75]=0;MID([.$D$58];[.$D$4];1);IF([.D75]=[.$D$4];MID([.$D$58];[.$D$4];1);MID([.$D$58];[.D75];1)))" office:value-type="string" office:string-value="$" calcext:value-type="string">
            <text:p>$</text:p>
          </table:table-cell>
          <table:table-cell table:number-columns-repeated="1019"/>
        </table:table-row>
        <table:table-row table:style-name="ro1">
          <table:table-cell table:formula="of:=MID([.A60];16;1)" office:value-type="string" office:string-value="A" calcext:value-type="string">
            <text:p>A</text:p>
          </table:table-cell>
          <table:table-cell table:formula="of:=FIND([.A76];[.$D$58];1)" office:value-type="float" office:value="63" calcext:value-type="float">
            <text:p>63</text:p>
          </table:table-cell>
          <table:table-cell table:formula="of:=FIND(MID([.$A$53];[.$A$6]+16;1);[.$D$58];1)" office:value-type="float" office:value="68" calcext:value-type="float">
            <text:p>68</text:p>
          </table:table-cell>
          <table:table-cell table:formula="of:=IF(MOD(([.B76]+[.C76])-([.$G$4]+1);[.$D$4])=0;[.$D$4];MOD(([.B76]+[.C76])-([.$G$4]+1);[.$D$4]))" office:value-type="float" office:value="70" calcext:value-type="float">
            <text:p>70</text:p>
          </table:table-cell>
          <table:table-cell table:formula="of:=IF([.D76]=0;MID([.$D$58];[.$D$4];1);IF([.D76]=[.$D$4];MID([.$D$58];[.$D$4];1);MID([.$D$58];[.D76];1)))" office:value-type="string" office:string-value="\" calcext:value-type="string">
            <text:p>\</text:p>
          </table:table-cell>
          <table:table-cell table:number-columns-repeated="1019"/>
        </table:table-row>
        <table:table-row table:style-name="ro1">
          <table:table-cell table:style-name="ce28" table:formula="of:=COM.MICROSOFT.CONCAT([.$E$61:.$E$76])" office:value-type="string" office:string-value="00Gvl()ov.=I,S$\" calcext:value-type="string">
            <text:p>00Gvl()ov.=I,S$\</text:p>
          </table:table-cell>
          <table:table-cell table:number-columns-repeated="3"/>
          <table:table-cell table:style-name="Default"/>
          <table:table-cell table:number-columns-repeated="1019"/>
        </table:table-row>
        <table:table-row table:style-name="ro1">
          <table:table-cell table:style-name="ce27" table:formula="of:=[.$A$9]"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style-name="ce27" table:formula="of:=COM.MICROSOFT.CONCAT( &quot;  OTP SIZE=  &quot;;LEN([.A78]))" office:value-type="string" office:string-value="  OTP SIZE=  128" calcext:value-type="string">
            <text:p><text:s text:c="2"/>OTP SIZE= <text:s/>128</text:p>
          </table:table-cell>
          <table:table-cell table:number-columns-repeated="2"/>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42 by X4 &amp; move it in D56</text:p>
          </table:table-cell>
          <table:table-cell table:style-name="ce31" table:formula="of:=IF([.$H$3]=0;LEFT([.$D$58];[.$H$4]);RIGHT([.$D$58];[.$H$4]))" office:value-type="string" office:string-value=",-'B)YZ[_.daefi3olpqw~!(*%A^g/012\CJ?r4678hLUDzH&quot;s9:&lt;tW`M" calcext:value-type="string">
            <text:p>,-'B)YZ[_.daefi3olpqw~!(*%A^g/012\CJ?r4678hLUDzH"s9:&lt;tW`M</text:p>
          </table:table-cell>
          <table:table-cell table:style-name="ce28" table:formula="of:=IF([.$H$3]=0;RIGHT([.$D$58];LEN([.$D$58])-[.$H$4]);LEFT([.$D$58];LEN([.$D$58])-[.$H$4]))" office:value-type="string" office:string-value="{n+SQ5#=&gt;@$bkKXRjEFGIumyV}c|v]xNOPT&amp;" calcext:value-type="string">
            <text:p>{n+SQ5#=&gt;@$bkKXRjEFGIumyV}c|v]xNOPT&amp;</text:p>
          </table:table-cell>
          <table:table-cell table:style-name="ce28" table:formula="of:=IF([.$H$3]=0;COM.MICROSOFT.CONCAT([.C80];[.B80]);COM.MICROSOFT.CONCAT([.C81];[.B81]))" office:value-type="string" office:string-value=",-'B)YZ[_.daefi3olpqw~!(*%A^g/012\CJ?r4678hLUDzH&quot;s9:&lt;tW`M{n+SQ5#=&gt;@$bkKXRjEFGIumyV}c|v]xNOPT&amp;" calcext:value-type="string">
            <text:p>,-'B)YZ[_.daefi3olpqw~!(*%A^g/012\CJ?r4678hLUDzH"s9:&lt;tW`M{n+SQ5#=&gt;@$bkKXRjEFGIumyV}c|v]xNOPT&amp;</text:p>
          </table:table-cell>
          <table:table-cell table:style-name="Default"/>
          <table:table-cell table:number-columns-repeated="1019"/>
        </table:table-row>
        <table:table-row table:style-name="ro1">
          <table:table-cell/>
          <table:table-cell table:style-name="ce28" table:formula="of:=LEFT([.$D$58];LEN([.$D$58])-[.$H$4])" office:value-type="string" office:string-value="{n+SQ5#=&gt;@$bkKXRjEFGIumyV}c|v]xNOPT&amp;" calcext:value-type="string">
            <text:p>{n+SQ5#=&gt;@$bkKXRjEFGIumyV}c|v]xNOPT&amp;</text:p>
          </table:table-cell>
          <table:table-cell table:style-name="ce28" table:formula="of:=RIGHT([.$D$58];[.$H$4])" office:value-type="string" office:string-value=",-'B)YZ[_.daefi3olpqw~!(*%A^g/012\CJ?r4678hLUDzH&quot;s9:&lt;tW`M" calcext:value-type="string">
            <text:p>,-'B)YZ[_.daefi3olpqw~!(*%A^g/012\CJ?r4678hLUDzH"s9:&lt;tW`M</text:p>
          </table:table-cell>
          <table:table-cell/>
          <table:table-cell table:style-name="Default"/>
          <table:table-cell table:number-columns-repeated="1019"/>
        </table:table-row>
        <table:table-row table:style-name="ro1">
          <table:table-cell office:value-type="string" calcext:value-type="string">
            <text:p>Move char num X4 in d56 in D58</text:p>
          </table:table-cell>
          <table:table-cell table:style-name="ce28" table:formula="of:=MID([.D80];[.$H$4]+1;1)" office:value-type="string" office:string-value="{" calcext:value-type="string">
            <text:p>{</text:p>
          </table:table-cell>
          <table:table-cell/>
          <table:table-cell table:style-name="ce28" table:formula="of:=IF([.$H$3]=0;COM.MICROSOFT.CONCAT([.B82];REPLACE([.D80];([.$H$4]+1);1;&quot;&quot;));COM.MICROSOFT.CONCAT(REPLACE([.D80];([.$H$4]+1);1;&quot;&quot;);[.B82]))" office:value-type="string" office:string-value=",-'B)YZ[_.daefi3olpqw~!(*%A^g/012\CJ?r4678hLUDzH&quot;s9:&lt;tW`Mn+SQ5#=&gt;@$bkKXRjEFGIumyV}c|v]xNOPT&amp;{" calcext:value-type="string">
            <text:p>,-'B)YZ[_.daefi3olpqw~!(*%A^g/012\CJ?r4678hLUDzH"s9:&lt;tW`Mn+SQ5#=&gt;@$bkKXRjEFGIumyV}c|v]xNOPT&amp;{</text:p>
          </table:table-cell>
          <table:table-cell table:style-name="Default"/>
          <table:table-cell table:number-columns-repeated="1019"/>
        </table:table-row>
        <table:table-row table:style-name="ro1">
          <table:table-cell office:value-type="string" calcext:value-type="string">
            <text:p>X val chars from D58 extract to start D59</text:p>
          </table:table-cell>
          <table:table-cell table:style-name="ce28" table:formula="of:=[.J86]" office:value-type="string" office:string-value="*aQn" calcext:value-type="string">
            <text:p>*aQn</text:p>
          </table:table-cell>
          <table:table-cell table:style-name="ce28" table:formula="of:=IF([.$F$4]&lt;[.$E$4];REPLACE([.D82];[.$E$4]+1;1;&quot;&quot;);REPLACE([.D82];[.$F$4]+1;1;&quot;&quot;))" office:value-type="string" office:string-value=",-'B)YZ[_.daefi3olpqw~!(%A^g/012\CJ?r4678hLUDzH&quot;s9:&lt;tW`Mn+SQ5#=&gt;@$bkKXRjEFGIumyV}c|v]xNOPT&amp;{" calcext:value-type="string">
            <text:p>,-'B)YZ[_.daefi3olpqw~!(%A^g/012\CJ?r4678hLUDzH"s9:&lt;tW`Mn+SQ5#=&gt;@$bkKXRjEFGIumyV}c|v]xNOPT&amp;{</text:p>
          </table:table-cell>
          <table:table-cell table:formula="of:=COM.MICROSOFT.CONCAT([.B83];[.K91])" office:value-type="string" office:string-value="*aQn,-'B)YZ[_.defi3olpqw~!(%A^g/012\CJ?r4678hLUDzH&quot;s9:&lt;tW`M+S5#=&gt;@$bkKXRjEFGIumyV}c|v]xNOPT&amp;{" calcext:value-type="string">
            <text:p>*aQn,-'B)YZ[_.defi3olpqw~!(%A^g/012\CJ?r4678hLUDzH"s9:&lt;tW`M+S5#=&gt;@$bkKXRjEFGIumyV}c|v]xNOPT&amp;{</text:p>
          </table:table-cell>
          <table:table-cell table:style-name="Default"/>
          <table:table-cell table:number-columns-repeated="4"/>
          <table:table-cell table:style-name="ce28" table:formula="of:=MID([.$D$82];[.$E$4]+1;1)" office:value-type="string" office:string-value="*" calcext:value-type="string">
            <text:p>*</text:p>
          </table:table-cell>
          <table:table-cell table:style-name="ce28" table:formula="of:=REPLACE([.$D$82];[.$E$4]+1;1;&quot; &quot;)" office:value-type="string" office:string-value=",-'B)YZ[_.daefi3olpqw~!( %A^g/012\CJ?r4678hLUDzH&quot;s9:&lt;tW`Mn+SQ5#=&gt;@$bkKXRjEFGIumyV}c|v]xNOPT&amp;{" calcext:value-type="string">
            <text:p>,-'B)YZ[_.daefi3olpqw~!( %A^g/012\CJ?r4678hLUDzH"s9:&lt;tW`Mn+SQ5#=&gt;@$bkKXRjEFGIumyV}c|v]xNOPT&amp;{</text:p>
          </table:table-cell>
          <table:table-cell table:number-columns-repeated="2"/>
          <table:table-cell table:formula="of:=LEN([.K83])" office:value-type="float" office:value="93" calcext:value-type="float">
            <text:p>93</text:p>
          </table:table-cell>
          <table:table-cell table:number-columns-repeated="1010"/>
        </table:table-row>
        <table:table-row table:style-name="ro1">
          <table:table-cell/>
          <table:table-cell table:style-name="ce28" table:formula="of:=MID([.D82];[.$G$4]+1;1)" office:value-type="string" office:string-value="Q" calcext:value-type="string">
            <text:p>Q</text:p>
          </table:table-cell>
          <table:table-cell table:style-name="ce28" table:formula="of:=IF([.$F$4]&lt;[.$E$4];REPLACE([.C83];[.$F$4]+1;1;&quot;&quot;);REPLACE([.C83];[.$E$4]+1;1;&quot;&quot;))" office:value-type="string" office:string-value=",-'B)YZ[_.defi3olpqw~!(%A^g/012\CJ?r4678hLUDzH&quot;s9:&lt;tW`Mn+SQ5#=&gt;@$bkKXRjEFGIumyV}c|v]xNOPT&amp;{" calcext:value-type="string">
            <text:p>,-'B)YZ[_.defi3olpqw~!(%A^g/012\CJ?r4678hLUDzH"s9:&lt;tW`Mn+SQ5#=&gt;@$bkKXRjEFGIumyV}c|v]xNOPT&amp;{</text:p>
          </table:table-cell>
          <table:table-cell/>
          <table:table-cell table:style-name="Default"/>
          <table:table-cell table:number-columns-repeated="4"/>
          <table:table-cell table:formula="of:=COM.MICROSOFT.CONCAT([.J83];MID([.K83];[.$F$4]+1;1))" office:value-type="string" office:string-value="*a" calcext:value-type="string">
            <text:p>*a</text:p>
          </table:table-cell>
          <table:table-cell table:style-name="ce28" table:formula="of:=REPLACE([.$K83];[.$F$4]+1;1;&quot; &quot;)" office:value-type="string" office:string-value=",-'B)YZ[_.d efi3olpqw~!( %A^g/012\CJ?r4678hLUDzH&quot;s9:&lt;tW`Mn+SQ5#=&gt;@$bkKXRjEFGIumyV}c|v]xNOPT&amp;{" calcext:value-type="string">
            <text:p>,-'B)YZ[_.d efi3olpqw~!( %A^g/012\CJ?r4678hLUDzH"s9:&lt;tW`Mn+SQ5#=&gt;@$bkKXRjEFGIumyV}c|v]xNOPT&amp;{</text:p>
          </table:table-cell>
          <table:table-cell table:number-columns-repeated="2"/>
          <table:table-cell table:formula="of:=LEN([.K84])" office:value-type="float" office:value="93" calcext:value-type="float">
            <text:p>93</text:p>
          </table:table-cell>
          <table:table-cell table:number-columns-repeated="1010"/>
        </table:table-row>
        <table:table-row table:style-name="ro1">
          <table:table-cell table:style-name="ce28" table:formula="of:=COM.MICROSOFT.CONCAT([.$E$61:.$E$76])" office:value-type="string" office:string-value="00Gvl()ov.=I,S$\" calcext:value-type="string">
            <text:p>00Gvl()ov.=I,S$\</text:p>
          </table:table-cell>
          <table:table-cell table:formula="of:=COM.MICROSOFT.CONCAT(&quot;'&quot;;[.A85];&quot;'&quot;;&quot; A85 char positions in D83&quot;)" office:value-type="string" office:string-value="'00Gvl()ov.=I,S$\' A85 char positions in D83" calcext:value-type="string">
            <text:p>'00Gvl()ov.=I,S$\' A85 char positions in D83</text:p>
          </table:table-cell>
          <table:table-cell table:formula="of:=COM.MICROSOFT.CONCAT(&quot;'&quot;;MID([.$A$78];[.$A$6]+1;[.$A$6]);&quot;'&quot;;&quot; OTP  char positions in D83&quot;)" office:value-type="string" office:string-value="'tu_Vij-azj%uhaL1' OTP  char positions in D83" calcext:value-type="string">
            <text:p>'tu_Vij-azj%uhaL1' OTP <text:s/>char positions in D83</text:p>
          </table:table-cell>
          <table:table-cell/>
          <table:table-cell table:style-name="Default"/>
          <table:table-cell table:number-columns-repeated="4"/>
          <table:table-cell table:formula="of:=COM.MICROSOFT.CONCAT([.J84];MID([.$K84];[.$G$4]+1;1))" office:value-type="string" office:string-value="*aQ" calcext:value-type="string">
            <text:p>*aQ</text:p>
          </table:table-cell>
          <table:table-cell table:style-name="ce28" table:formula="of:=REPLACE([.$K84];[.$G$4]+1;1;&quot; &quot;)" office:value-type="string" office:string-value=",-'B)YZ[_.d efi3olpqw~!( %A^g/012\CJ?r4678hLUDzH&quot;s9:&lt;tW`Mn+S 5#=&gt;@$bkKXRjEFGIumyV}c|v]xNOPT&amp;{" calcext:value-type="string">
            <text:p>,-'B)YZ[_.d efi3olpqw~!( %A^g/012\CJ?r4678hLUDzH"s9:&lt;tW`Mn+S 5#=&gt;@$bkKXRjEFGIumyV}c|v]xNOPT&amp;{</text:p>
          </table:table-cell>
          <table:table-cell table:number-columns-repeated="2"/>
          <table:table-cell table:formula="of:=LEN([.K85])" office:value-type="float" office:value="93" calcext:value-type="float">
            <text:p>93</text:p>
          </table:table-cell>
          <table:table-cell table:number-columns-repeated="1010"/>
        </table:table-row>
        <table:table-row table:style-name="ro1">
          <table:table-cell table:formula="of:=MID([.A85];1;1)" office:value-type="string" office:string-value="0" calcext:value-type="string">
            <text:p>0</text:p>
          </table:table-cell>
          <table:table-cell table:formula="of:=FIND([.A86];[.$D$83];1)" office:value-type="float" office:value="33" calcext:value-type="float">
            <text:p>33</text:p>
          </table:table-cell>
          <table:table-cell table:formula="of:=FIND(MID([.$A$78];[.$A$6]+1;1);[.$D$83];1)" office:value-type="float" office:value="56" calcext:value-type="float">
            <text:p>56</text:p>
          </table:table-cell>
          <table:table-cell table:formula="of:=IF(MOD(([.B86]+[.C86])-([.$H$4]+1);[.$D$4])=0;[.$D$4];MOD(([.B86]+[.C86])-([.$H$4]+1);[.$D$4]))" office:value-type="float" office:value="31" calcext:value-type="float">
            <text:p>31</text:p>
          </table:table-cell>
          <table:table-cell table:formula="of:=IF([.D86]=0;MID([.$D$83];[.$D$4];1);IF([.D86]=[.$D$4];MID([.$D$83];[.$D$4];1);MID([.$D$83];[.D86];1)))" office:value-type="string" office:string-value="g" calcext:value-type="string">
            <text:p>g</text:p>
          </table:table-cell>
          <table:table-cell table:number-columns-repeated="4"/>
          <table:table-cell table:formula="of:=COM.MICROSOFT.CONCAT([.J85];MID([.$K85];[.$H$4]+1;1))" office:value-type="string" office:string-value="*aQn" calcext:value-type="string">
            <text:p>*aQn</text:p>
          </table:table-cell>
          <table:table-cell table:style-name="ce28" table:formula="of:=REPLACE([.$K85];[.$H$4]+1;1;&quot; &quot;)" office:value-type="string" office:string-value=",-'B)YZ[_.d efi3olpqw~!( %A^g/012\CJ?r4678hLUDzH&quot;s9:&lt;tW`M +S 5#=&gt;@$bkKXRjEFGIumyV}c|v]xNOPT&amp;{" calcext:value-type="string">
            <text:p>,-'B)YZ[_.d efi3olpqw~!( %A^g/012\CJ?r4678hLUDzH"s9:&lt;tW`M +S 5#=&gt;@$bkKXRjEFGIumyV}c|v]xNOPT&amp;{</text:p>
          </table:table-cell>
          <table:table-cell table:number-columns-repeated="2"/>
          <table:table-cell table:formula="of:=LEN([.K86])" office:value-type="float" office:value="93" calcext:value-type="float">
            <text:p>93</text:p>
          </table:table-cell>
          <table:table-cell table:number-columns-repeated="1010"/>
        </table:table-row>
        <table:table-row table:style-name="ro1">
          <table:table-cell table:formula="of:=MID([.A85];2;1)" office:value-type="string" office:string-value="0" calcext:value-type="string">
            <text:p>0</text:p>
          </table:table-cell>
          <table:table-cell table:formula="of:=FIND([.A87];[.$D$83];1)" office:value-type="float" office:value="33" calcext:value-type="float">
            <text:p>33</text:p>
          </table:table-cell>
          <table:table-cell table:formula="of:=FIND(MID([.$A$78];[.$A$6]+2;1);[.$D$83];1)" office:value-type="float" office:value="78" calcext:value-type="float">
            <text:p>78</text:p>
          </table:table-cell>
          <table:table-cell table:formula="of:=IF(MOD(([.B87]+[.C87])-([.$H$4]+1);[.$D$4])=0;[.$D$4];MOD(([.B87]+[.C87])-([.$H$4]+1);[.$D$4]))" office:value-type="float" office:value="53" calcext:value-type="float">
            <text:p>53</text:p>
          </table:table-cell>
          <table:table-cell table:formula="of:=IF([.D87]=0;MID([.$D$83];[.$D$4];1);IF([.D87]=[.$D$4];MID([.$D$83];[.$D$4];1);MID([.$D$83];[.D87];1)))" office:value-type="string" office:string-value="9" calcext:value-type="string">
            <text:p>9</text:p>
          </table:table-cell>
          <table:table-cell table:number-columns-repeated="1019"/>
        </table:table-row>
        <table:table-row table:style-name="ro1">
          <table:table-cell table:formula="of:=MID([.A85];3;1)" office:value-type="string" office:string-value="G" calcext:value-type="string">
            <text:p>G</text:p>
          </table:table-cell>
          <table:table-cell table:formula="of:=FIND([.A88];[.$D$83];1)" office:value-type="float" office:value="76" calcext:value-type="float">
            <text:p>76</text:p>
          </table:table-cell>
          <table:table-cell table:formula="of:=FIND(MID([.$A$78];[.$A$6]+3;1);[.$D$83];1)" office:value-type="float" office:value="13" calcext:value-type="float">
            <text:p>13</text:p>
          </table:table-cell>
          <table:table-cell table:formula="of:=IF(MOD(([.B88]+[.C88])-([.$H$4]+1);[.$D$4])=0;[.$D$4];MOD(([.B88]+[.C88])-([.$H$4]+1);[.$D$4]))" office:value-type="float" office:value="31" calcext:value-type="float">
            <text:p>31</text:p>
          </table:table-cell>
          <table:table-cell table:formula="of:=IF([.D88]=0;MID([.$D$83];[.$D$4];1);IF([.D88]=[.$D$4];MID([.$D$83];[.$D$4];1);MID([.$D$83];[.D88];1)))" office:value-type="string" office:string-value="g" calcext:value-type="string">
            <text:p>g</text:p>
          </table:table-cell>
          <table:table-cell table:number-columns-repeated="5"/>
          <table:table-cell table:formula="of:=REPLACE([.K86];FIND(&quot; &quot;;[.K86];1);1;&quot;&quot;)" office:value-type="string" office:string-value=",-'B)YZ[_.defi3olpqw~!( %A^g/012\CJ?r4678hLUDzH&quot;s9:&lt;tW`M +S 5#=&gt;@$bkKXRjEFGIumyV}c|v]xNOPT&amp;{" calcext:value-type="string">
            <text:p>,-'B)YZ[_.defi3olpqw~!( %A^g/012\CJ?r4678hLUDzH"s9:&lt;tW`M +S 5#=&gt;@$bkKXRjEFGIumyV}c|v]xNOPT&amp;{</text:p>
          </table:table-cell>
          <table:table-cell table:number-columns-repeated="2"/>
          <table:table-cell table:formula="of:=LEN([.K88])" office:value-type="float" office:value="92" calcext:value-type="float">
            <text:p>92</text:p>
          </table:table-cell>
          <table:table-cell table:number-columns-repeated="1010"/>
        </table:table-row>
        <table:table-row table:style-name="ro1">
          <table:table-cell table:formula="of:=MID([.A85];4;1)" office:value-type="string" office:string-value="v" calcext:value-type="string">
            <text:p>v</text:p>
          </table:table-cell>
          <table:table-cell table:formula="of:=FIND([.A89];[.$D$83];1)" office:value-type="float" office:value="85" calcext:value-type="float">
            <text:p>85</text:p>
          </table:table-cell>
          <table:table-cell table:formula="of:=FIND(MID([.$A$78];[.$A$6]+4;1);[.$D$83];1)" office:value-type="float" office:value="81" calcext:value-type="float">
            <text:p>81</text:p>
          </table:table-cell>
          <table:table-cell table:formula="of:=IF(MOD(([.B89]+[.C89])-([.$H$4]+1);[.$D$4])=0;[.$D$4];MOD(([.B89]+[.C89])-([.$H$4]+1);[.$D$4]))" office:value-type="float" office:value="15" calcext:value-type="float">
            <text:p>15</text:p>
          </table:table-cell>
          <table:table-cell table:formula="of:=IF([.D89]=0;MID([.$D$83];[.$D$4];1);IF([.D89]=[.$D$4];MID([.$D$83];[.$D$4];1);MID([.$D$83];[.D89];1)))" office:value-type="string" office:string-value="d" calcext:value-type="string">
            <text:p>d</text:p>
          </table:table-cell>
          <table:table-cell table:number-columns-repeated="5"/>
          <table:table-cell table:formula="of:=REPLACE([.K88];FIND(&quot; &quot;;[.K88];1);1;&quot;&quot;)" office:value-type="string" office:string-value=",-'B)YZ[_.defi3olpqw~!(%A^g/012\CJ?r4678hLUDzH&quot;s9:&lt;tW`M +S 5#=&gt;@$bkKXRjEFGIumyV}c|v]xNOPT&amp;{" calcext:value-type="string">
            <text:p>,-'B)YZ[_.defi3olpqw~!(%A^g/012\CJ?r4678hLUDzH"s9:&lt;tW`M +S 5#=&gt;@$bkKXRjEFGIumyV}c|v]xNOPT&amp;{</text:p>
          </table:table-cell>
          <table:table-cell table:number-columns-repeated="2"/>
          <table:table-cell table:formula="of:=LEN([.K89])" office:value-type="float" office:value="91" calcext:value-type="float">
            <text:p>91</text:p>
          </table:table-cell>
          <table:table-cell table:number-columns-repeated="1010"/>
        </table:table-row>
        <table:table-row table:style-name="ro1">
          <table:table-cell table:formula="of:=MID([.A85];5;1)" office:value-type="string" office:string-value="l" calcext:value-type="string">
            <text:p>l</text:p>
          </table:table-cell>
          <table:table-cell table:formula="of:=FIND([.A90];[.$D$83];1)" office:value-type="float" office:value="21" calcext:value-type="float">
            <text:p>21</text:p>
          </table:table-cell>
          <table:table-cell table:formula="of:=FIND(MID([.$A$78];[.$A$6]+5;1);[.$D$83];1)" office:value-type="float" office:value="18" calcext:value-type="float">
            <text:p>18</text:p>
          </table:table-cell>
          <table:table-cell table:formula="of:=IF(MOD(([.B90]+[.C90])-([.$H$4]+1);[.$D$4])=0;[.$D$4];MOD(([.B90]+[.C90])-([.$H$4]+1);[.$D$4]))" office:value-type="float" office:value="74" calcext:value-type="float">
            <text:p>74</text:p>
          </table:table-cell>
          <table:table-cell table:formula="of:=IF([.D90]=0;MID([.$D$83];[.$D$4];1);IF([.D90]=[.$D$4];MID([.$D$83];[.$D$4];1);MID([.$D$83];[.D90];1)))" office:value-type="string" office:string-value="E" calcext:value-type="string">
            <text:p>E</text:p>
          </table:table-cell>
          <table:table-cell table:number-columns-repeated="5"/>
          <table:table-cell table:formula="of:=REPLACE([.K89];FIND(&quot; &quot;;[.K89];1);1;&quot;&quot;)" office:value-type="string" office:string-value=",-'B)YZ[_.defi3olpqw~!(%A^g/012\CJ?r4678hLUDzH&quot;s9:&lt;tW`M+S 5#=&gt;@$bkKXRjEFGIumyV}c|v]xNOPT&amp;{" calcext:value-type="string">
            <text:p>,-'B)YZ[_.defi3olpqw~!(%A^g/012\CJ?r4678hLUDzH"s9:&lt;tW`M+S 5#=&gt;@$bkKXRjEFGIumyV}c|v]xNOPT&amp;{</text:p>
          </table:table-cell>
          <table:table-cell table:number-columns-repeated="2"/>
          <table:table-cell table:formula="of:=LEN([.K90])" office:value-type="float" office:value="90" calcext:value-type="float">
            <text:p>90</text:p>
          </table:table-cell>
          <table:table-cell table:number-columns-repeated="1010"/>
        </table:table-row>
        <table:table-row table:style-name="ro1">
          <table:table-cell table:formula="of:=MID([.A85];6;1)" office:value-type="string" office:string-value="(" calcext:value-type="string">
            <text:p>(</text:p>
          </table:table-cell>
          <table:table-cell table:formula="of:=FIND([.A91];[.$D$83];1)" office:value-type="float" office:value="27" calcext:value-type="float">
            <text:p>27</text:p>
          </table:table-cell>
          <table:table-cell table:formula="of:=FIND(MID([.$A$78];[.$A$6]+6;1);[.$D$83];1)" office:value-type="float" office:value="73" calcext:value-type="float">
            <text:p>73</text:p>
          </table:table-cell>
          <table:table-cell table:formula="of:=IF(MOD(([.B91]+[.C91])-([.$H$4]+1);[.$D$4])=0;[.$D$4];MOD(([.B91]+[.C91])-([.$H$4]+1);[.$D$4]))" office:value-type="float" office:value="42" calcext:value-type="float">
            <text:p>42</text:p>
          </table:table-cell>
          <table:table-cell table:formula="of:=IF([.D91]=0;MID([.$D$83];[.$D$4];1);IF([.D91]=[.$D$4];MID([.$D$83];[.$D$4];1);MID([.$D$83];[.D91];1)))" office:value-type="string" office:string-value="6" calcext:value-type="string">
            <text:p>6</text:p>
          </table:table-cell>
          <table:table-cell table:number-columns-repeated="5"/>
          <table:table-cell table:formula="of:=REPLACE([.K90];FIND(&quot; &quot;;[.K90];1);1;&quot;&quot;)" office:value-type="string" office:string-value=",-'B)YZ[_.defi3olpqw~!(%A^g/012\CJ?r4678hLUDzH&quot;s9:&lt;tW`M+S5#=&gt;@$bkKXRjEFGIumyV}c|v]xNOPT&amp;{" calcext:value-type="string">
            <text:p>,-'B)YZ[_.defi3olpqw~!(%A^g/012\CJ?r4678hLUDzH"s9:&lt;tW`M+S5#=&gt;@$bkKXRjEFGIumyV}c|v]xNOPT&amp;{</text:p>
          </table:table-cell>
          <table:table-cell table:number-columns-repeated="2"/>
          <table:table-cell table:formula="of:=LEN([.K91])" office:value-type="float" office:value="89" calcext:value-type="float">
            <text:p>89</text:p>
          </table:table-cell>
          <table:table-cell table:number-columns-repeated="1010"/>
        </table:table-row>
        <table:table-row table:style-name="ro1">
          <table:table-cell table:formula="of:=MID([.A85];7;1)" office:value-type="string" office:string-value=")" calcext:value-type="string">
            <text:p>)</text:p>
          </table:table-cell>
          <table:table-cell table:formula="of:=FIND([.A92];[.$D$83];1)" office:value-type="float" office:value="9" calcext:value-type="float">
            <text:p>9</text:p>
          </table:table-cell>
          <table:table-cell table:formula="of:=FIND(MID([.$A$78];[.$A$6]+7;1);[.$D$83];1)" office:value-type="float" office:value="6" calcext:value-type="float">
            <text:p>6</text:p>
          </table:table-cell>
          <table:table-cell table:formula="of:=IF(MOD(([.B92]+[.C92])-([.$H$4]+1);[.$D$4])=0;[.$D$4];MOD(([.B92]+[.C92])-([.$H$4]+1);[.$D$4]))" office:value-type="float" office:value="50" calcext:value-type="float">
            <text:p>50</text:p>
          </table:table-cell>
          <table:table-cell table:formula="of:=IF([.D92]=0;MID([.$D$83];[.$D$4];1);IF([.D92]=[.$D$4];MID([.$D$83];[.$D$4];1);MID([.$D$83];[.D92];1)))" office:value-type="string" office:string-value="H" calcext:value-type="string">
            <text:p>H</text:p>
          </table:table-cell>
          <table:table-cell table:number-columns-repeated="1019"/>
        </table:table-row>
        <table:table-row table:style-name="ro1">
          <table:table-cell table:formula="of:=MID([.A85];8;1)" office:value-type="string" office:string-value="o" calcext:value-type="string">
            <text:p>o</text:p>
          </table:table-cell>
          <table:table-cell table:formula="of:=FIND([.A93];[.$D$83];1)" office:value-type="float" office:value="20" calcext:value-type="float">
            <text:p>20</text:p>
          </table:table-cell>
          <table:table-cell table:formula="of:=FIND(MID([.$A$78];[.$A$6]+8;1);[.$D$83];1)" office:value-type="float" office:value="2" calcext:value-type="float">
            <text:p>2</text:p>
          </table:table-cell>
          <table:table-cell table:formula="of:=IF(MOD(([.B93]+[.C93])-([.$H$4]+1);[.$D$4])=0;[.$D$4];MOD(([.B93]+[.C93])-([.$H$4]+1);[.$D$4]))" office:value-type="float" office:value="57" calcext:value-type="float">
            <text:p>57</text:p>
          </table:table-cell>
          <table:table-cell table:formula="of:=IF([.D93]=0;MID([.$D$83];[.$D$4];1);IF([.D93]=[.$D$4];MID([.$D$83];[.$D$4];1);MID([.$D$83];[.D93];1)))" office:value-type="string" office:string-value="W" calcext:value-type="string">
            <text:p>W</text:p>
          </table:table-cell>
          <table:table-cell table:number-columns-repeated="1019"/>
        </table:table-row>
        <table:table-row table:style-name="ro1">
          <table:table-cell table:formula="of:=MID([.A85];9;1)" office:value-type="string" office:string-value="v" calcext:value-type="string">
            <text:p>v</text:p>
          </table:table-cell>
          <table:table-cell table:formula="of:=FIND([.A94];[.$D$83];1)" office:value-type="float" office:value="85" calcext:value-type="float">
            <text:p>85</text:p>
          </table:table-cell>
          <table:table-cell table:formula="of:=FIND(MID([.$A$78];[.$A$6]+9;1);[.$D$83];1)" office:value-type="float" office:value="49" calcext:value-type="float">
            <text:p>49</text:p>
          </table:table-cell>
          <table:table-cell table:formula="of:=IF(MOD(([.B94]+[.C94])-([.$H$4]+1);[.$D$4])=0;[.$D$4];MOD(([.B94]+[.C94])-([.$H$4]+1);[.$D$4]))" office:value-type="float" office:value="76" calcext:value-type="float">
            <text:p>76</text:p>
          </table:table-cell>
          <table:table-cell table:formula="of:=IF([.D94]=0;MID([.$D$83];[.$D$4];1);IF([.D94]=[.$D$4];MID([.$D$83];[.$D$4];1);MID([.$D$83];[.D94];1)))" office:value-type="string" office:string-value="G" calcext:value-type="string">
            <text:p>G</text:p>
          </table:table-cell>
          <table:table-cell table:number-columns-repeated="1019"/>
        </table:table-row>
        <table:table-row table:style-name="ro1">
          <table:table-cell table:formula="of:=MID([.A85];10;1)" office:value-type="string" office:string-value="." calcext:value-type="string">
            <text:p>.</text:p>
          </table:table-cell>
          <table:table-cell table:formula="of:=FIND([.A95];[.$D$83];1)" office:value-type="float" office:value="14" calcext:value-type="float">
            <text:p>14</text:p>
          </table:table-cell>
          <table:table-cell table:formula="of:=FIND(MID([.$A$78];[.$A$6]+10;1);[.$D$83];1)" office:value-type="float" office:value="73" calcext:value-type="float">
            <text:p>73</text:p>
          </table:table-cell>
          <table:table-cell table:formula="of:=IF(MOD(([.B95]+[.C95])-([.$H$4]+1);[.$D$4])=0;[.$D$4];MOD(([.B95]+[.C95])-([.$H$4]+1);[.$D$4]))" office:value-type="float" office:value="29" calcext:value-type="float">
            <text:p>29</text:p>
          </table:table-cell>
          <table:table-cell table:formula="of:=IF([.D95]=0;MID([.$D$83];[.$D$4];1);IF([.D95]=[.$D$4];MID([.$D$83];[.$D$4];1);MID([.$D$83];[.D95];1)))" office:value-type="string" office:string-value="A" calcext:value-type="string">
            <text:p>A</text:p>
          </table:table-cell>
          <table:table-cell table:number-columns-repeated="1019"/>
        </table:table-row>
        <table:table-row table:style-name="ro1">
          <table:table-cell table:formula="of:=MID([.A85];11;1)" office:value-type="string" office:string-value="=" calcext:value-type="string">
            <text:p>=</text:p>
          </table:table-cell>
          <table:table-cell table:formula="of:=FIND([.A96];[.$D$83];1)" office:value-type="float" office:value="64" calcext:value-type="float">
            <text:p>64</text:p>
          </table:table-cell>
          <table:table-cell table:formula="of:=FIND(MID([.$A$78];[.$A$6]+11;1);[.$D$83];1)" office:value-type="float" office:value="28" calcext:value-type="float">
            <text:p>28</text:p>
          </table:table-cell>
          <table:table-cell table:formula="of:=IF(MOD(([.B96]+[.C96])-([.$H$4]+1);[.$D$4])=0;[.$D$4];MOD(([.B96]+[.C96])-([.$H$4]+1);[.$D$4]))" office:value-type="float" office:value="34" calcext:value-type="float">
            <text:p>34</text:p>
          </table:table-cell>
          <table:table-cell table:formula="of:=IF([.D96]=0;MID([.$D$83];[.$D$4];1);IF([.D96]=[.$D$4];MID([.$D$83];[.$D$4];1);MID([.$D$83];[.D96];1)))" office:value-type="string" office:string-value="1" calcext:value-type="string">
            <text:p>1</text:p>
          </table:table-cell>
          <table:table-cell table:number-columns-repeated="1019"/>
        </table:table-row>
        <table:table-row table:style-name="ro1">
          <table:table-cell table:formula="of:=MID([.A85];12;1)" office:value-type="string" office:string-value="I" calcext:value-type="string">
            <text:p>I</text:p>
          </table:table-cell>
          <table:table-cell table:formula="of:=FIND([.A97];[.$D$83];1)" office:value-type="float" office:value="77" calcext:value-type="float">
            <text:p>77</text:p>
          </table:table-cell>
          <table:table-cell table:formula="of:=FIND(MID([.$A$78];[.$A$6]+12;1);[.$D$83];1)" office:value-type="float" office:value="78" calcext:value-type="float">
            <text:p>78</text:p>
          </table:table-cell>
          <table:table-cell table:formula="of:=IF(MOD(([.B97]+[.C97])-([.$H$4]+1);[.$D$4])=0;[.$D$4];MOD(([.B97]+[.C97])-([.$H$4]+1);[.$D$4]))" office:value-type="float" office:value="4" calcext:value-type="float">
            <text:p>4</text:p>
          </table:table-cell>
          <table:table-cell table:formula="of:=IF([.D97]=0;MID([.$D$83];[.$D$4];1);IF([.D97]=[.$D$4];MID([.$D$83];[.$D$4];1);MID([.$D$83];[.D97];1)))" office:value-type="string" office:string-value="n" calcext:value-type="string">
            <text:p>n</text:p>
          </table:table-cell>
          <table:table-cell table:number-columns-repeated="1019"/>
        </table:table-row>
        <table:table-row table:style-name="ro1">
          <table:table-cell table:formula="of:=MID([.A85];13;1)" office:value-type="string" office:string-value="," calcext:value-type="string">
            <text:p>,</text:p>
          </table:table-cell>
          <table:table-cell table:formula="of:=FIND([.A98];[.$D$83];1)" office:value-type="float" office:value="5" calcext:value-type="float">
            <text:p>5</text:p>
          </table:table-cell>
          <table:table-cell table:formula="of:=FIND(MID([.$A$78];[.$A$6]+13;1);[.$D$83];1)" office:value-type="float" office:value="45" calcext:value-type="float">
            <text:p>45</text:p>
          </table:table-cell>
          <table:table-cell table:formula="of:=IF(MOD(([.B98]+[.C98])-([.$H$4]+1);[.$D$4])=0;[.$D$4];MOD(([.B98]+[.C98])-([.$H$4]+1);[.$D$4]))" office:value-type="float" office:value="85" calcext:value-type="float">
            <text:p>85</text:p>
          </table:table-cell>
          <table:table-cell table:formula="of:=IF([.D98]=0;MID([.$D$83];[.$D$4];1);IF([.D98]=[.$D$4];MID([.$D$83];[.$D$4];1);MID([.$D$83];[.D98];1)))" office:value-type="string" office:string-value="v" calcext:value-type="string">
            <text:p>v</text:p>
          </table:table-cell>
          <table:table-cell table:number-columns-repeated="1019"/>
        </table:table-row>
        <table:table-row table:style-name="ro1">
          <table:table-cell table:formula="of:=MID([.A85];14;1)" office:value-type="string" office:string-value="S" calcext:value-type="string">
            <text:p>S</text:p>
          </table:table-cell>
          <table:table-cell table:formula="of:=FIND([.A99];[.$D$83];1)" office:value-type="float" office:value="61" calcext:value-type="float">
            <text:p>61</text:p>
          </table:table-cell>
          <table:table-cell table:formula="of:=FIND(MID([.$A$78];[.$A$6]+14;1);[.$D$83];1)" office:value-type="float" office:value="2" calcext:value-type="float">
            <text:p>2</text:p>
          </table:table-cell>
          <table:table-cell table:formula="of:=IF(MOD(([.B99]+[.C99])-([.$H$4]+1);[.$D$4])=0;[.$D$4];MOD(([.B99]+[.C99])-([.$H$4]+1);[.$D$4]))" office:value-type="float" office:value="5" calcext:value-type="float">
            <text:p>5</text:p>
          </table:table-cell>
          <table:table-cell table:formula="of:=IF([.D99]=0;MID([.$D$83];[.$D$4];1);IF([.D99]=[.$D$4];MID([.$D$83];[.$D$4];1);MID([.$D$83];[.D99];1)))" office:value-type="string" office:string-value="," calcext:value-type="string">
            <text:p>,</text:p>
          </table:table-cell>
          <table:table-cell table:number-columns-repeated="1019"/>
        </table:table-row>
        <table:table-row table:style-name="ro1">
          <table:table-cell table:formula="of:=MID([.A85];15;1)" office:value-type="string" office:string-value="$" calcext:value-type="string">
            <text:p>$</text:p>
          </table:table-cell>
          <table:table-cell table:formula="of:=FIND([.A100];[.$D$83];1)" office:value-type="float" office:value="67" calcext:value-type="float">
            <text:p>67</text:p>
          </table:table-cell>
          <table:table-cell table:formula="of:=FIND(MID([.$A$78];[.$A$6]+15;1);[.$D$83];1)" office:value-type="float" office:value="46" calcext:value-type="float">
            <text:p>46</text:p>
          </table:table-cell>
          <table:table-cell table:formula="of:=IF(MOD(([.B100]+[.C100])-([.$H$4]+1);[.$D$4])=0;[.$D$4];MOD(([.B100]+[.C100])-([.$H$4]+1);[.$D$4]))" office:value-type="float" office:value="55" calcext:value-type="float">
            <text:p>55</text:p>
          </table:table-cell>
          <table:table-cell table:formula="of:=IF([.D100]=0;MID([.$D$83];[.$D$4];1);IF([.D100]=[.$D$4];MID([.$D$83];[.$D$4];1);MID([.$D$83];[.D100];1)))" office:value-type="string" office:string-value="&lt;" calcext:value-type="string">
            <text:p>&lt;</text:p>
          </table:table-cell>
          <table:table-cell table:number-columns-repeated="1019"/>
        </table:table-row>
        <table:table-row table:style-name="ro1">
          <table:table-cell table:formula="of:=MID([.A85];16;1)" office:value-type="string" office:string-value="\" calcext:value-type="string">
            <text:p>\</text:p>
          </table:table-cell>
          <table:table-cell table:formula="of:=FIND([.A101];[.$D$83];1)" office:value-type="float" office:value="36" calcext:value-type="float">
            <text:p>36</text:p>
          </table:table-cell>
          <table:table-cell table:formula="of:=FIND(MID([.$A$78];[.$A$6]+16;1);[.$D$83];1)" office:value-type="float" office:value="34" calcext:value-type="float">
            <text:p>34</text:p>
          </table:table-cell>
          <table:table-cell table:formula="of:=IF(MOD(([.B101]+[.C101])-([.$H$4]+1);[.$D$4])=0;[.$D$4];MOD(([.B101]+[.C101])-([.$H$4]+1);[.$D$4]))" office:value-type="float" office:value="12" calcext:value-type="float">
            <text:p>12</text:p>
          </table:table-cell>
          <table:table-cell table:formula="of:=IF([.D101]=0;MID([.$D$83];[.$D$4];1);IF([.D101]=[.$D$4];MID([.$D$83];[.$D$4];1);MID([.$D$83];[.D101];1)))" office:value-type="string" office:string-value="[" calcext:value-type="string">
            <text:p>[</text:p>
          </table:table-cell>
          <table:table-cell table:number-columns-repeated="1019"/>
        </table:table-row>
        <table:table-row table:style-name="ro1">
          <table:table-cell table:style-name="ce28" table:formula="of:=COM.MICROSOFT.CONCAT([.$E$86];[.$E$87];[.$E$88];[.$E$89];[.$E$90];[.$E$91];[.$E$92];[.$E$93];[.$E$94];[.$E$95];[.$E$96];[.$E$97];[.$E$98];[.$E$99];[.$E$100];[.$E$101])" office:value-type="string" office:string-value="g9gdE6HWGA1nv,&lt;[" calcext:value-type="string">
            <text:p>g9gdE6HWGA1nv,&lt;[</text:p>
          </table:table-cell>
          <table:table-cell table:number-columns-repeated="3"/>
          <table:table-cell table:style-name="Default"/>
          <table:table-cell table:number-columns-repeated="1019"/>
        </table:table-row>
        <table:table-row table:style-name="ro1">
          <table:table-cell table:style-name="ce26" table:formula="of:=COM.MICROSOFT.CONCAT([.$A$102];[.$A$78])" office:value-type="string" office:string-value="g9gdE6HWGA1nv,&lt;[9UAT0r&gt;{:rAUO{Ehtu_Vij-azj%uhaL1V\yh^A1NCAT\zNhDu1w&gt;XDHl^D615ltq?mF4&quot;)Xd9){m'drPaElfUBF~?B-ET~8(A#Beautiful#MindA#Beautiful#Mind" calcext:value-type="string">
            <text:p>g9gdE6HWGA1nv,&lt;[9UAT0r&gt;{:rAUO{Ehtu_Vij-azj%uhaL1V\yh^A1NCAT\zNhDu1w&gt;XDHl^D615ltq?mF4")Xd9){m'drPaElfUBF~?B-ET~8(A#Beautiful#MindA#Beautiful#Mind</text:p>
          </table:table-cell>
          <table:table-cell table:style-name="ce27" table:formula="of:=COM.MICROSOFT.CONCAT( &quot;  OTP SIZE=  &quot;;LEN([.A103]))" office:value-type="string" office:string-value="  OTP SIZE=  144" calcext:value-type="string">
            <text:p><text:s text:c="2"/>OTP SIZE= <text:s/>144</text:p>
          </table:table-cell>
          <table:table-cell table:number-columns-repeated="2"/>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ENCRYPTION CHARACTER SET</text:p>
          </table:table-cell>
          <table:table-cell table:style-name="ce32" office:value-type="string" calcext:value-type="string">
            <text:p>ENCRYPT MESSAGE</text:p>
          </table:table-cell>
          <table:table-cell table:style-name="ce32" office:value-type="string" calcext:value-type="string">
            <text:p>MESSAGE ENCRYPTED</text:p>
          </table:table-cell>
          <table:table-cell table:style-name="ce32" office:value-type="string" calcext:value-type="string">
            <text:p>MESSAGE DECRYPTED</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style-name="ce32" table:number-columns-repeated="1015"/>
        </table:table-row>
        <table:table-row table:style-name="ro1">
          <table:table-cell table:style-name="ce23" table:formula="of:=[Sheet6.$D$83]" office:value-type="string" office:string-value="yV}c{|v]xNOPT)YZ[_.daefipqw~!S(*+,-Q%A^g/012\CJ&amp;l?r4678hLUDzH&quot;s9:&lt;tW`BM5'#=&gt;@$bkKoXn3RjEFGIum" calcext:value-type="string">
            <text:p>yV}c{|v]xNOPT)YZ[_.daefipqw~!S(*+,-Q%A^g/012\CJ&amp;l?r4678hLUDzH"s9:&lt;tW`BM5'#=&gt;@$bkKoXn3RjEFGIum</text:p>
          </table:table-cell>
          <table:table-cell table:style-name="ce8" office:value-type="string" calcext:value-type="string">
            <text:p>The#One#Word#Pad</text:p>
          </table:table-cell>
          <table:table-cell table:style-name="ce33" table:formula="of:=[.A212]" office:value-type="float" office:value="0" calcext:value-type="float">
            <text:p>0</text:p>
          </table:table-cell>
          <table:table-cell table:style-name="ce33" table:formula="of:=[Decrypt.A212]" office:value-type="float" office:value="0" calcext:value-type="float">
            <text:p>0</text:p>
          </table:table-cell>
          <table:table-cell table:style-name="ce8" office:value-type="float" office:value="23" calcext:value-type="float">
            <text:p>23</text:p>
          </table:table-cell>
          <table:table-cell table:style-name="ce8" office:value-type="float" office:value="24" calcext:value-type="float">
            <text:p>24</text:p>
          </table:table-cell>
          <table:table-cell table:style-name="ce8" table:formula="of:=[$Sheet1.$G$2]" office:value-type="float" office:value="60" calcext:value-type="float">
            <text:p>60</text:p>
          </table:table-cell>
          <table:table-cell table:style-name="ce8" table:formula="of:=[$Sheet1.$H$2]" office:value-type="float" office:value="57" calcext:value-type="float">
            <text:p>57</text:p>
          </table:table-cell>
          <table:table-cell table:style-name="ce18" table:formula="of:=[$Sheet1.$I$2]" office:value-type="float" office:value="0" calcext:value-type="float">
            <text:p>0</text:p>
          </table:table-cell>
          <table:table-cell table:number-columns-repeated="1015"/>
        </table:table-row>
        <table:table-row table:style-name="ro1">
          <table:table-cell table:style-name="ce27" table:formula="of:=[Sheet6.A213]" office:value-type="float" office:value="0" calcext:value-type="float">
            <text:p>0</text:p>
          </table:table-cell>
          <table:table-cell/>
          <table:table-cell table:style-name="ce28"/>
          <table:table-cell/>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4];2);1;0)" office:value-type="float" office:value="0" calcext:value-type="float">
            <text:p>0</text:p>
          </table:table-cell>
          <table:table-cell table:formula="of:=IF(MOD([.$G$4];2);1;0)" office:value-type="float" office:value="0" calcext:value-type="float">
            <text:p>0</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A#Test#Message__" calcext:value-type="string">
            <text:p>A#Test#Message__</text:p>
          </table:table-cell>
          <table:table-cell office:value-type="string" calcext:value-type="string">
            <text:p>////////////////</text:p>
          </table:table-cell>
          <table:table-cell/>
          <table:table-cell table:formula="of:=LEN([.$A$2])" office:value-type="float" office:value="93" calcext:value-type="float">
            <text:p>93</text:p>
          </table:table-cell>
          <table:table-cell table:style-name="Default" table:formula="of:=MOD([.$E$2];[.$D$4])" office:value-type="float" office:value="24" calcext:value-type="float">
            <text:p>24</text:p>
          </table:table-cell>
          <table:table-cell table:formula="of:=MOD([.F112];LEN([.$A$2]))" office:value-type="float" office:value="24" calcext:value-type="float">
            <text:p>24</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Decrypt" table:style-name="ta1">
        <table:table-column table:style-name="co23" table:default-cell-style-name="Default"/>
        <table:table-column table:style-name="co13" table:default-cell-style-name="Default"/>
        <table:table-column table:style-name="co24" table:default-cell-style-name="Default"/>
        <table:table-column table:style-name="co20" table:default-cell-style-name="Default"/>
        <table:table-column table:style-name="co25" table:default-cell-style-name="ce28"/>
        <table:table-column table:style-name="co26" table:default-cell-style-name="Default"/>
        <table:table-column table:style-name="co8" table:default-cell-style-name="Default"/>
        <table:table-column table:style-name="co27" table:default-cell-style-name="Default"/>
        <table:table-column table:style-name="co8" table:default-cell-style-name="Default"/>
        <table:table-column table:style-name="co11" table:number-columns-repeated="1015" table:default-cell-style-name="Default"/>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D$83]" office:value-type="string" office:string-value="*aQn,-'B)YZ[_.defi3olpqw~!(%A^g/012\CJ?r4678hLUDzH&quot;s9:&lt;tW`M+S5#=&gt;@$bkKXRjEFGIumyV}c|v]xNOPT&amp;{" calcext:value-type="string">
            <text:p>*aQn,-'B)YZ[_.defi3olpqw~!(%A^g/012\CJ?r4678hLUDzH"s9:&lt;tW`M+S5#=&gt;@$bkKXRjEFGIumyV}c|v]xNOPT&amp;{</text:p>
          </table:table-cell>
          <table:table-cell table:style-name="ce29" table:formula="of:=[$Encrypt.$A$102]" office:value-type="string" office:string-value="g9gdE6HWGA1nv,&lt;[" calcext:value-type="string">
            <text:p>g9gdE6HWGA1nv,&lt;[</text:p>
          </table:table-cell>
          <table:table-cell table:style-name="ce34" table:formula="of:=[.$A$102]" office:value-type="string" office:string-value="A#Test#Message__" calcext:value-type="string">
            <text:p>A#Test#Message__</text:p>
          </table:table-cell>
          <table:table-cell table:style-name="ce27" table:formula="of:=[Encrypt.$A$102]" office:value-type="string" office:string-value="g9gdE6HWGA1nv,&lt;[" calcext:value-type="string">
            <text:p>g9gdE6HWGA1nv,&lt;[</text:p>
          </table:table-cell>
          <table:table-cell table:style-name="ce8" table:formula="of:=[$Encrypt.$E$2]" office:value-type="float" office:value="24" calcext:value-type="float">
            <text:p>24</text:p>
          </table:table-cell>
          <table:table-cell table:style-name="ce8" table:formula="of:=[$Encrypt.$F$2]" office:value-type="float" office:value="11" calcext:value-type="float">
            <text:p>11</text:p>
          </table:table-cell>
          <table:table-cell table:style-name="ce8" table:formula="of:=[$Encrypt.$G$2]" office:value-type="float" office:value="60" calcext:value-type="float">
            <text:p>60</text:p>
          </table:table-cell>
          <table:table-cell table:style-name="ce8" table:formula="of:=[$Encrypt.$H$2]" office:value-type="float" office:value="57" calcext:value-type="float">
            <text:p>57</text:p>
          </table:table-cell>
          <table:table-cell table:style-name="ce18" table:formula="of:=[$Encrypt.$I$2]" office:value-type="float" office:value="0" calcext:value-type="float">
            <text:p>0</text:p>
          </table:table-cell>
          <table:table-cell table:number-columns-repeated="1015"/>
        </table:table-row>
        <table:table-row table:style-name="ro1">
          <table:table-cell table:style-name="ce26" table:formula="of:=[$Encrypt.$A$103]" office:value-type="string" office:string-value="g9gdE6HWGA1nv,&lt;[9UAT0r&gt;{:rAUO{Ehtu_Vij-azj%uhaL1V\yh^A1NCAT\zNhDu1w&gt;XDHl^D615ltq?mF4&quot;)Xd9){m'drPaElfUBF~?B-ET~8(A#Beautiful#MindA#Beautiful#Mind" calcext:value-type="string">
            <text:p>g9gdE6HWGA1nv,&lt;[9UAT0r&gt;{:rAUO{Ehtu_Vij-azj%uhaL1V\yh^A1NCAT\zNhDu1w&gt;XDHl^D615ltq?mF4")Xd9){m'drPaElfUBF~?B-ET~8(A#Beautiful#MindA#Beautiful#Mind</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B$2]" office:value-type="string" office:string-value="g9gdE6HWGA1nv,&lt;[" calcext:value-type="string">
            <text:p>g9gdE6HWGA1nv,&lt;[</text:p>
          </table:table-cell>
          <table:table-cell table:style-name="ce17" table:formula="of:=[$Encrypt.$B$4]" office:value-type="string" office:string-value="__yV}c{|v]xNOPT)" calcext:value-type="string">
            <text:p>__yV}c{|v]xNOPT)</text:p>
          </table:table-cell>
          <table:table-cell/>
          <table:table-cell table:formula="of:=LEN([.$A$2])" office:value-type="float" office:value="93" calcext:value-type="float">
            <text:p>93</text:p>
          </table:table-cell>
          <table:table-cell table:style-name="Default" table:formula="of:=MOD([.E2];LEN([.$A$2]))" office:value-type="float" office:value="24" calcext:value-type="float">
            <text:p>24</text:p>
          </table:table-cell>
          <table:table-cell table:formula="of:=MOD([.F2];LEN([.$A$2]))" office:value-type="float" office:value="11" calcext:value-type="float">
            <text:p>11</text:p>
          </table:table-cell>
          <table:table-cell table:formula="of:=MOD([.G2];LEN([.$A$2]))" office:value-type="float" office:value="60" calcext:value-type="float">
            <text:p>60</text:p>
          </table:table-cell>
          <table:table-cell table:formula="of:=MOD([.H2];LEN([.$A$2]))" office:value-type="float" office:value="57" calcext:value-type="float">
            <text:p>57</text:p>
          </table:table-cell>
          <table:table-cell table:formula="of:=MOD([.I2];LEN([.$A$2]))" office:value-type="float" office:value="0" calcext:value-type="float">
            <text:p>0</text:p>
          </table:table-cell>
          <table:table-cell table:number-columns-repeated="1015"/>
        </table:table-row>
        <table:table-row table:style-name="ro1">
          <table:table-cell office:value-type="string" calcext:value-type="string">
            <text:p>Rotate A2 by num X4 <text:s/>into D5</text:p>
          </table:table-cell>
          <table:table-cell table:style-name="ce30"/>
          <table:table-cell/>
          <table:table-cell table:style-name="ce28"/>
          <table:table-cell table:style-name="Default" office:value-type="string" calcext:value-type="string">
            <text:p><text:s/></text:p>
          </table:table-cell>
          <table:table-cell table:number-columns-repeated="6"/>
          <table:table-cell table:style-name="ce28" table:number-columns-repeated="2"/>
          <table:table-cell table:number-columns-repeated="1011"/>
        </table:table-row>
        <table:table-row table:style-name="ro1">
          <table:table-cell table:formula="of:=LEN([.$A$4])" office:value-type="float" office:value="16" calcext:value-type="float">
            <text:p>16</text:p>
          </table:table-cell>
          <table:table-cell table:number-columns-repeated="3"/>
          <table:table-cell table:style-name="Default"/>
          <table:table-cell table:number-columns-repeated="6"/>
          <table:table-cell table:style-name="ce28" table:number-columns-repeated="2"/>
          <table:table-cell table:number-columns-repeated="1011"/>
        </table:table-row>
        <table:table-row table:style-name="ro1">
          <table:table-cell office:value-type="string" calcext:value-type="string">
            <text:p>Move char num X4 in D5 in D7</text:p>
          </table:table-cell>
          <table:table-cell table:style-name="ce28"/>
          <table:table-cell/>
          <table:table-cell table:style-name="ce28"/>
          <table:table-cell table:style-name="Default" office:value-type="string" calcext:value-type="string">
            <text:p><text:s/></text:p>
          </table:table-cell>
          <table:table-cell table:number-columns-repeated="1019"/>
        </table:table-row>
        <table:table-row table:style-name="ro1">
          <table:table-cell office:value-type="string" calcext:value-type="string">
            <text:p>X val chars from D7 extract to start D8</text:p>
          </table:table-cell>
          <table:table-cell table:style-name="ce28"/>
          <table:table-cell table:style-name="ce28" table:formula="of:=IF([.$G$4]&lt;[.$H$4];REPLACE([.D7];[.$H$4]+1;1;&quot;&quot;);REPLACE([.D7];[.$G$4]+1;1;&quot;&quot;))">
            <text:p/>
          </table:table-cell>
          <table:table-cell table:formula="of:=[$Encrypt.$D$83]" office:value-type="string" office:string-value="*aQn,-'B)YZ[_.defi3olpqw~!(%A^g/012\CJ?r4678hLUDzH&quot;s9:&lt;tW`M+S5#=&gt;@$bkKXRjEFGIumyV}c|v]xNOPT&amp;{" calcext:value-type="string">
            <text:p>*aQn,-'B)YZ[_.defi3olpqw~!(%A^g/012\CJ?r4678hLUDzH"s9:&lt;tW`M+S5#=&gt;@$bkKXRjEFGIumyV}c|v]xNOPT&amp;{</text:p>
          </table:table-cell>
          <table:table-cell table:style-name="Default" office:value-type="string" calcext:value-type="string">
            <text:p><text:s/></text:p>
          </table:table-cell>
          <table:table-cell table:number-columns-repeated="4"/>
          <table:table-cell table:style-name="ce28" table:number-columns-repeated="2"/>
          <table:table-cell table:number-columns-repeated="1013"/>
        </table:table-row>
        <table:table-row table:style-name="ro1">
          <table:table-cell table:style-name="ce26" table:formula="of:=MID([.$A$3];[.$A$6]+1;LEN([.$A$3])-[.$A$6])"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table-cell office:value-type="string" calcext:value-type="string">
            <text:p>Message B2 char positions in D8</text:p>
          </table:table-cell>
          <table:table-cell table:formula="of:=COM.MICROSOFT.CONCAT(MID([.$A$9];[.$A$6]+1;[.$A$6]);&quot; A9 OTP char positions in D8&quot;)" office:value-type="string" office:string-value="tu_Vij-azj%uhaL1 A9 OTP char positions in D8" calcext:value-type="string">
            <text:p>tu_Vij-azj%uhaL1 A9 OTP char positions in D8</text:p>
          </table:table-cell>
          <table:table-cell/>
          <table:table-cell table:style-name="Default"/>
          <table:table-cell table:number-columns-repeated="5"/>
          <table:table-cell table:style-name="ce28"/>
          <table:table-cell table:number-columns-repeated="1013"/>
        </table:table-row>
        <table:table-row table:style-name="ro1">
          <table:table-cell table:formula="of:=MID([.$A$4];1;1)" office:value-type="string" office:string-value="g" calcext:value-type="string">
            <text:p>g</text:p>
          </table:table-cell>
          <table:table-cell table:formula="of:=FIND([.A11];[.$D$8];1)" office:value-type="float" office:value="31" calcext:value-type="float">
            <text:p>31</text:p>
          </table:table-cell>
          <table:table-cell table:formula="of:=FIND(MID([.$A$9];[.$A$6]+1;1);[.$D$8];1)" office:value-type="float" office:value="56" calcext:value-type="float">
            <text:p>56</text:p>
          </table:table-cell>
          <table:table-cell table:formula="of:=IF(MOD(([.B11]-[.C11])+([.$H$4]+1);LEN([.$A$2]))=0;LEN([.$A$2]);MOD(([.B11]-[.C11])+([.$H$4]+1);LEN([.$A$2])))" office:value-type="float" office:value="33" calcext:value-type="float">
            <text:p>33</text:p>
          </table:table-cell>
          <table:table-cell table:formula="of:=IF([.D11]=0;MID([.$D$8];[.$D$4];1);IF([.D11]=[.$D$4];MID([.$D$8];[.$D$4];1);MID([.$D$8];[.D11];1)))" office:value-type="string" office:string-value="0" calcext:value-type="string">
            <text:p>0</text:p>
          </table:table-cell>
          <table:table-cell table:number-columns-repeated="5"/>
          <table:table-cell table:style-name="ce28"/>
          <table:table-cell table:number-columns-repeated="1013"/>
        </table:table-row>
        <table:table-row table:style-name="ro1">
          <table:table-cell table:formula="of:=MID([.$A$4];2;1)" office:value-type="string" office:string-value="9" calcext:value-type="string">
            <text:p>9</text:p>
          </table:table-cell>
          <table:table-cell table:formula="of:=FIND([.A12];[.$D$8];1)" office:value-type="float" office:value="53" calcext:value-type="float">
            <text:p>53</text:p>
          </table:table-cell>
          <table:table-cell table:formula="of:=FIND(MID([.$A$9];[.$A$6]+2;1);[.$D$8];1)" office:value-type="float" office:value="78" calcext:value-type="float">
            <text:p>78</text:p>
          </table:table-cell>
          <table:table-cell table:formula="of:=IF(MOD(([.B12]-[.C12])+([.$H$4]+1);LEN([.$A$2]))=0;LEN([.$A$2]);MOD(([.B12]-[.C12])+([.$H$4]+1);LEN([.$A$2])))" office:value-type="float" office:value="33" calcext:value-type="float">
            <text:p>33</text:p>
          </table:table-cell>
          <table:table-cell table:formula="of:=IF([.D12]=0;MID([.$D$8];[.$D$4];1);IF([.D12]=[.$D$4];MID([.$D$8];[.$D$4];1);MID([.$D$8];[.D12];1)))" office:value-type="string" office:string-value="0" calcext:value-type="string">
            <text:p>0</text:p>
          </table:table-cell>
          <table:table-cell table:number-columns-repeated="5"/>
          <table:table-cell table:style-name="ce28"/>
          <table:table-cell table:number-columns-repeated="1013"/>
        </table:table-row>
        <table:table-row table:style-name="ro1">
          <table:table-cell table:formula="of:=MID([.$A$4];3;1)" office:value-type="string" office:string-value="g" calcext:value-type="string">
            <text:p>g</text:p>
          </table:table-cell>
          <table:table-cell table:formula="of:=FIND([.A13];[.$D$8];1)" office:value-type="float" office:value="31" calcext:value-type="float">
            <text:p>31</text:p>
          </table:table-cell>
          <table:table-cell table:formula="of:=FIND(MID([.$A$9];[.$A$6]+3;1);[.$D$8];1)" office:value-type="float" office:value="13" calcext:value-type="float">
            <text:p>13</text:p>
          </table:table-cell>
          <table:table-cell table:formula="of:=IF(MOD(([.B13]-[.C13])+([.$H$4]+1);LEN([.$A$2]))=0;LEN([.$A$2]);MOD(([.B13]-[.C13])+([.$H$4]+1);LEN([.$A$2])))" office:value-type="float" office:value="76" calcext:value-type="float">
            <text:p>76</text:p>
          </table:table-cell>
          <table:table-cell table:formula="of:=IF([.D13]=0;MID([.$D$8];[.$D$4];1);IF([.D13]=[.$D$4];MID([.$D$8];[.$D$4];1);MID([.$D$8];[.D13];1)))" office:value-type="string" office:string-value="G" calcext:value-type="string">
            <text:p>G</text:p>
          </table:table-cell>
          <table:table-cell table:number-columns-repeated="1019"/>
        </table:table-row>
        <table:table-row table:style-name="ro1">
          <table:table-cell table:formula="of:=MID([.$A$4];4;1)" office:value-type="string" office:string-value="d" calcext:value-type="string">
            <text:p>d</text:p>
          </table:table-cell>
          <table:table-cell table:formula="of:=FIND([.A14];[.$D$8];1)" office:value-type="float" office:value="15" calcext:value-type="float">
            <text:p>15</text:p>
          </table:table-cell>
          <table:table-cell table:formula="of:=FIND(MID([.$A$9];[.$A$6]+4;1);[.$D$8];1)" office:value-type="float" office:value="81" calcext:value-type="float">
            <text:p>81</text:p>
          </table:table-cell>
          <table:table-cell table:formula="of:=IF(MOD(([.B14]-[.C14])+([.$H$4]+1);LEN([.$A$2]))=0;LEN([.$A$2]);MOD(([.B14]-[.C14])+([.$H$4]+1);LEN([.$A$2])))" office:value-type="float" office:value="85" calcext:value-type="float">
            <text:p>85</text:p>
          </table:table-cell>
          <table:table-cell table:formula="of:=IF([.D14]=0;MID([.$D$8];[.$D$4];1);IF([.D14]=[.$D$4];MID([.$D$8];[.$D$4];1);MID([.$D$8];[.D14];1)))" office:value-type="string" office:string-value="v" calcext:value-type="string">
            <text:p>v</text:p>
          </table:table-cell>
          <table:table-cell table:number-columns-repeated="1019"/>
        </table:table-row>
        <table:table-row table:style-name="ro1">
          <table:table-cell table:formula="of:=MID([.$A$4];5;1)" office:value-type="string" office:string-value="E" calcext:value-type="string">
            <text:p>E</text:p>
          </table:table-cell>
          <table:table-cell table:formula="of:=FIND([.A15];[.$D$8];1)" office:value-type="float" office:value="74" calcext:value-type="float">
            <text:p>74</text:p>
          </table:table-cell>
          <table:table-cell table:formula="of:=FIND(MID([.$A$9];[.$A$6]+5;1);[.$D$8];1)" office:value-type="float" office:value="18" calcext:value-type="float">
            <text:p>18</text:p>
          </table:table-cell>
          <table:table-cell table:formula="of:=IF(MOD(([.B15]-[.C15])+([.$H$4]+1);LEN([.$A$2]))=0;LEN([.$A$2]);MOD(([.B15]-[.C15])+([.$H$4]+1);LEN([.$A$2])))" office:value-type="float" office:value="21" calcext:value-type="float">
            <text:p>21</text:p>
          </table:table-cell>
          <table:table-cell table:formula="of:=IF([.D15]=0;MID([.$D$8];[.$D$4];1);IF([.D15]=[.$D$4];MID([.$D$8];[.$D$4];1);MID([.$D$8];[.D15];1)))" office:value-type="string" office:string-value="l" calcext:value-type="string">
            <text:p>l</text:p>
          </table:table-cell>
          <table:table-cell table:number-columns-repeated="1019"/>
        </table:table-row>
        <table:table-row table:style-name="ro1">
          <table:table-cell table:formula="of:=MID([.$A$4];6;1)" office:value-type="string" office:string-value="6" calcext:value-type="string">
            <text:p>6</text:p>
          </table:table-cell>
          <table:table-cell table:formula="of:=FIND([.A16];[.$D$8];1)" office:value-type="float" office:value="42" calcext:value-type="float">
            <text:p>42</text:p>
          </table:table-cell>
          <table:table-cell table:formula="of:=FIND(MID([.$A$9];[.$A$6]+6;1);[.$D$8];1)" office:value-type="float" office:value="73" calcext:value-type="float">
            <text:p>73</text:p>
          </table:table-cell>
          <table:table-cell table:formula="of:=IF(MOD(([.B16]-[.C16])+([.$H$4]+1);LEN([.$A$2]))=0;LEN([.$A$2]);MOD(([.B16]-[.C16])+([.$H$4]+1);LEN([.$A$2])))" office:value-type="float" office:value="27" calcext:value-type="float">
            <text:p>27</text:p>
          </table:table-cell>
          <table:table-cell table:formula="of:=IF([.D16]=0;MID([.$D$8];[.$D$4];1);IF([.D16]=[.$D$4];MID([.$D$8];[.$D$4];1);MID([.$D$8];[.D16];1)))" office:value-type="string" office:string-value="(" calcext:value-type="string">
            <text:p>(</text:p>
          </table:table-cell>
          <table:table-cell table:number-columns-repeated="1019"/>
        </table:table-row>
        <table:table-row table:style-name="ro1">
          <table:table-cell table:formula="of:=MID([.$A$4];7;1)" office:value-type="string" office:string-value="H" calcext:value-type="string">
            <text:p>H</text:p>
          </table:table-cell>
          <table:table-cell table:formula="of:=FIND([.A17];[.$D$8];1)" office:value-type="float" office:value="50" calcext:value-type="float">
            <text:p>50</text:p>
          </table:table-cell>
          <table:table-cell table:formula="of:=FIND(MID([.$A$9];[.$A$6]+7;1);[.$D$8];1)" office:value-type="float" office:value="6" calcext:value-type="float">
            <text:p>6</text:p>
          </table:table-cell>
          <table:table-cell table:formula="of:=IF(MOD(([.B17]-[.C17])+([.$H$4]+1);LEN([.$A$2]))=0;LEN([.$A$2]);MOD(([.B17]-[.C17])+([.$H$4]+1);LEN([.$A$2])))" office:value-type="float" office:value="9" calcext:value-type="float">
            <text:p>9</text:p>
          </table:table-cell>
          <table:table-cell table:formula="of:=IF([.D17]=0;MID([.$D$8];[.$D$4];1);IF([.D17]=[.$D$4];MID([.$D$8];[.$D$4];1);MID([.$D$8];[.D17];1)))" office:value-type="string" office:string-value=")" calcext:value-type="string">
            <text:p>)</text:p>
          </table:table-cell>
          <table:table-cell table:number-columns-repeated="1019"/>
        </table:table-row>
        <table:table-row table:style-name="ro1">
          <table:table-cell table:formula="of:=MID([.$A$4];8;1)" office:value-type="string" office:string-value="W" calcext:value-type="string">
            <text:p>W</text:p>
          </table:table-cell>
          <table:table-cell table:formula="of:=FIND([.A18];[.$D$8];1)" office:value-type="float" office:value="57" calcext:value-type="float">
            <text:p>57</text:p>
          </table:table-cell>
          <table:table-cell table:formula="of:=FIND(MID([.$A$9];[.$A$6]+8;1);[.$D$8];1)" office:value-type="float" office:value="2" calcext:value-type="float">
            <text:p>2</text:p>
          </table:table-cell>
          <table:table-cell table:formula="of:=IF(MOD(([.B18]-[.C18])+([.$H$4]+1);LEN([.$A$2]))=0;LEN([.$A$2]);MOD(([.B18]-[.C18])+([.$H$4]+1);LEN([.$A$2])))" office:value-type="float" office:value="20" calcext:value-type="float">
            <text:p>20</text:p>
          </table:table-cell>
          <table:table-cell table:formula="of:=IF([.D18]=0;MID([.$D$8];[.$D$4];1);IF([.D18]=[.$D$4];MID([.$D$8];[.$D$4];1);MID([.$D$8];[.D18];1)))" office:value-type="string" office:string-value="o" calcext:value-type="string">
            <text:p>o</text:p>
          </table:table-cell>
          <table:table-cell table:number-columns-repeated="1019"/>
        </table:table-row>
        <table:table-row table:style-name="ro1">
          <table:table-cell table:formula="of:=MID([.$A$4];9;1)" office:value-type="string" office:string-value="G" calcext:value-type="string">
            <text:p>G</text:p>
          </table:table-cell>
          <table:table-cell table:formula="of:=FIND([.A19];[.$D$8];1)" office:value-type="float" office:value="76" calcext:value-type="float">
            <text:p>76</text:p>
          </table:table-cell>
          <table:table-cell table:formula="of:=FIND(MID([.$A$9];[.$A$6]+9;1);[.$D$8];1)" office:value-type="float" office:value="49" calcext:value-type="float">
            <text:p>49</text:p>
          </table:table-cell>
          <table:table-cell table:formula="of:=IF(MOD(([.B19]-[.C19])+([.$H$4]+1);LEN([.$A$2]))=0;LEN([.$A$2]);MOD(([.B19]-[.C19])+([.$H$4]+1);LEN([.$A$2])))" office:value-type="float" office:value="85" calcext:value-type="float">
            <text:p>85</text:p>
          </table:table-cell>
          <table:table-cell table:formula="of:=IF([.D19]=0;MID([.$D$8];[.$D$4];1);IF([.D19]=[.$D$4];MID([.$D$8];[.$D$4];1);MID([.$D$8];[.D19];1)))" office:value-type="string" office:string-value="v" calcext:value-type="string">
            <text:p>v</text:p>
          </table:table-cell>
          <table:table-cell table:number-columns-repeated="1019"/>
        </table:table-row>
        <table:table-row table:style-name="ro1">
          <table:table-cell table:formula="of:=MID([.$A$4];10;1)" office:value-type="string" office:string-value="A" calcext:value-type="string">
            <text:p>A</text:p>
          </table:table-cell>
          <table:table-cell table:formula="of:=FIND([.A20];[.$D$8];1)" office:value-type="float" office:value="29" calcext:value-type="float">
            <text:p>29</text:p>
          </table:table-cell>
          <table:table-cell table:formula="of:=FIND(MID([.$A$9];[.$A$6]+10;1);[.$D$8];1)" office:value-type="float" office:value="73" calcext:value-type="float">
            <text:p>73</text:p>
          </table:table-cell>
          <table:table-cell table:formula="of:=IF(MOD(([.B20]-[.C20])+([.$H$4]+1);LEN([.$A$2]))=0;LEN([.$A$2]);MOD(([.B20]-[.C20])+([.$H$4]+1);LEN([.$A$2])))" office:value-type="float" office:value="14" calcext:value-type="float">
            <text:p>14</text:p>
          </table:table-cell>
          <table:table-cell table:formula="of:=IF([.D20]=0;MID([.$D$8];[.$D$4];1);IF([.D20]=[.$D$4];MID([.$D$8];[.$D$4];1);MID([.$D$8];[.D20];1)))" office:value-type="string" office:string-value="." calcext:value-type="string">
            <text:p>.</text:p>
          </table:table-cell>
          <table:table-cell table:number-columns-repeated="1019"/>
        </table:table-row>
        <table:table-row table:style-name="ro1">
          <table:table-cell table:formula="of:=MID([.$A$4];11;1)" office:value-type="string" office:string-value="1" calcext:value-type="string">
            <text:p>1</text:p>
          </table:table-cell>
          <table:table-cell table:formula="of:=FIND([.A21];[.$D$8];1)" office:value-type="float" office:value="34" calcext:value-type="float">
            <text:p>34</text:p>
          </table:table-cell>
          <table:table-cell table:formula="of:=FIND(MID([.$A$9];[.$A$6]+11;1);[.$D$8];1)" office:value-type="float" office:value="28" calcext:value-type="float">
            <text:p>28</text:p>
          </table:table-cell>
          <table:table-cell table:formula="of:=IF(MOD(([.B21]-[.C21])+([.$H$4]+1);LEN([.$A$2]))=0;LEN([.$A$2]);MOD(([.B21]-[.C21])+([.$H$4]+1);LEN([.$A$2])))" office:value-type="float" office:value="64" calcext:value-type="float">
            <text:p>64</text:p>
          </table:table-cell>
          <table:table-cell table:formula="of:=IF([.D21]=0;MID([.$D$8];[.$D$4];1);IF([.D21]=[.$D$4];MID([.$D$8];[.$D$4];1);MID([.$D$8];[.D21];1)))" office:value-type="string" office:string-value="=" calcext:value-type="string">
            <text:p>=</text:p>
          </table:table-cell>
          <table:table-cell table:number-columns-repeated="1019"/>
        </table:table-row>
        <table:table-row table:style-name="ro1">
          <table:table-cell table:formula="of:=MID([.$A$4];12;1)" office:value-type="string" office:string-value="n" calcext:value-type="string">
            <text:p>n</text:p>
          </table:table-cell>
          <table:table-cell table:formula="of:=FIND([.A22];[.$D$8];1)" office:value-type="float" office:value="4" calcext:value-type="float">
            <text:p>4</text:p>
          </table:table-cell>
          <table:table-cell table:formula="of:=FIND(MID([.$A$9];[.$A$6]+12;1);[.$D$8];1)" office:value-type="float" office:value="78" calcext:value-type="float">
            <text:p>78</text:p>
          </table:table-cell>
          <table:table-cell table:formula="of:=IF(MOD(([.B22]-[.C22])+([.$H$4]+1);LEN([.$A$2]))=0;LEN([.$A$2]);MOD(([.B22]-[.C22])+([.$H$4]+1);LEN([.$A$2])))" office:value-type="float" office:value="77" calcext:value-type="float">
            <text:p>77</text:p>
          </table:table-cell>
          <table:table-cell table:formula="of:=IF([.D22]=0;MID([.$D$8];[.$D$4];1);IF([.D22]=[.$D$4];MID([.$D$8];[.$D$4];1);MID([.$D$8];[.D22];1)))" office:value-type="string" office:string-value="I" calcext:value-type="string">
            <text:p>I</text:p>
          </table:table-cell>
          <table:table-cell table:number-columns-repeated="1019"/>
        </table:table-row>
        <table:table-row table:style-name="ro1">
          <table:table-cell table:formula="of:=MID([.$A$4];13;1)" office:value-type="string" office:string-value="v" calcext:value-type="string">
            <text:p>v</text:p>
          </table:table-cell>
          <table:table-cell table:formula="of:=FIND([.A23];[.$D$8];1)" office:value-type="float" office:value="85" calcext:value-type="float">
            <text:p>85</text:p>
          </table:table-cell>
          <table:table-cell table:formula="of:=FIND(MID([.$A$9];[.$A$6]+13;1);[.$D$8];1)" office:value-type="float" office:value="45" calcext:value-type="float">
            <text:p>45</text:p>
          </table:table-cell>
          <table:table-cell table:formula="of:=IF(MOD(([.B23]-[.C23])+([.$H$4]+1);LEN([.$A$2]))=0;LEN([.$A$2]);MOD(([.B23]-[.C23])+([.$H$4]+1);LEN([.$A$2])))" office:value-type="float" office:value="5" calcext:value-type="float">
            <text:p>5</text:p>
          </table:table-cell>
          <table:table-cell table:formula="of:=IF([.D23]=0;MID([.$D$8];[.$D$4];1);IF([.D23]=[.$D$4];MID([.$D$8];[.$D$4];1);MID([.$D$8];[.D23];1)))" office:value-type="string" office:string-value="," calcext:value-type="string">
            <text:p>,</text:p>
          </table:table-cell>
          <table:table-cell table:number-columns-repeated="1019"/>
        </table:table-row>
        <table:table-row table:style-name="ro1">
          <table:table-cell table:formula="of:=MID([.$A$4];14;1)" office:value-type="string" office:string-value="," calcext:value-type="string">
            <text:p>,</text:p>
          </table:table-cell>
          <table:table-cell table:formula="of:=FIND([.A24];[.$D$8];1)" office:value-type="float" office:value="5" calcext:value-type="float">
            <text:p>5</text:p>
          </table:table-cell>
          <table:table-cell table:formula="of:=FIND(MID([.$A$9];[.$A$6]+14;1);[.$D$8];1)" office:value-type="float" office:value="2" calcext:value-type="float">
            <text:p>2</text:p>
          </table:table-cell>
          <table:table-cell table:formula="of:=IF(MOD(([.B24]-[.C24])+([.$H$4]+1);LEN([.$A$2]))=0;LEN([.$A$2]);MOD(([.B24]-[.C24])+([.$H$4]+1);LEN([.$A$2])))" office:value-type="float" office:value="61" calcext:value-type="float">
            <text:p>61</text:p>
          </table:table-cell>
          <table:table-cell table:formula="of:=IF([.D24]=0;MID([.$D$8];[.$D$4];1);IF([.D24]=[.$D$4];MID([.$D$8];[.$D$4];1);MID([.$D$8];[.D24];1)))" office:value-type="string" office:string-value="S" calcext:value-type="string">
            <text:p>S</text:p>
          </table:table-cell>
          <table:table-cell table:number-columns-repeated="1019"/>
        </table:table-row>
        <table:table-row table:style-name="ro1">
          <table:table-cell table:formula="of:=MID([.$A$4];15;1)" office:value-type="string" office:string-value="&lt;" calcext:value-type="string">
            <text:p>&lt;</text:p>
          </table:table-cell>
          <table:table-cell table:formula="of:=FIND([.A25];[.$D$8];1)" office:value-type="float" office:value="55" calcext:value-type="float">
            <text:p>55</text:p>
          </table:table-cell>
          <table:table-cell table:formula="of:=FIND(MID([.$A$9];[.$A$6]+15;1);[.$D$8];1)" office:value-type="float" office:value="46" calcext:value-type="float">
            <text:p>46</text:p>
          </table:table-cell>
          <table:table-cell table:formula="of:=IF(MOD(([.B25]-[.C25])+([.$H$4]+1);LEN([.$A$2]))=0;LEN([.$A$2]);MOD(([.B25]-[.C25])+([.$H$4]+1);LEN([.$A$2])))" office:value-type="float" office:value="67" calcext:value-type="float">
            <text:p>67</text:p>
          </table:table-cell>
          <table:table-cell table:formula="of:=IF([.D25]=0;MID([.$D$8];[.$D$4];1);IF([.D25]=[.$D$4];MID([.$D$8];[.$D$4];1);MID([.$D$8];[.D25];1)))" office:value-type="string" office:string-value="$" calcext:value-type="string">
            <text:p>$</text:p>
          </table:table-cell>
          <table:table-cell table:number-columns-repeated="1019"/>
        </table:table-row>
        <table:table-row table:style-name="ro1">
          <table:table-cell table:formula="of:=MID([.$A$4];16;1)" office:value-type="string" office:string-value="[" calcext:value-type="string">
            <text:p>[</text:p>
          </table:table-cell>
          <table:table-cell table:formula="of:=FIND([.A26];[.$D$8];1)" office:value-type="float" office:value="12" calcext:value-type="float">
            <text:p>12</text:p>
          </table:table-cell>
          <table:table-cell table:formula="of:=FIND(MID([.$A$9];[.$A$6]+16;1);[.$D$8];1)" office:value-type="float" office:value="34" calcext:value-type="float">
            <text:p>34</text:p>
          </table:table-cell>
          <table:table-cell table:formula="of:=IF(MOD(([.B26]-[.C26])+([.$H$4]+1);LEN([.$A$2]))=0;LEN([.$A$2]);MOD(([.B26]-[.C26])+([.$H$4]+1);LEN([.$A$2])))" office:value-type="float" office:value="36" calcext:value-type="float">
            <text:p>36</text:p>
          </table:table-cell>
          <table:table-cell table:formula="of:=IF([.D26]=0;MID([.$D$8];[.$D$4];1);IF([.D26]=[.$D$4];MID([.$D$8];[.$D$4];1);MID([.$D$8];[.D26];1)))" office:value-type="string" office:string-value="\" calcext:value-type="string">
            <text:p>\</text:p>
          </table:table-cell>
          <table:table-cell table:number-columns-repeated="4"/>
          <table:table-cell table:style-name="ce28" table:number-columns-repeated="2"/>
          <table:table-cell table:number-columns-repeated="1013"/>
        </table:table-row>
        <table:table-row table:style-name="ro1">
          <table:table-cell table:style-name="ce28" table:formula="of:=COM.MICROSOFT.CONCAT([.$E$11:.$E$26])" office:value-type="string" office:string-value="00Gvl()ov.=I,S$\" calcext:value-type="string">
            <text:p>00Gvl()ov.=I,S$\</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formula="of:=[.$A$9]"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number-columns-repeated="3"/>
          <table:table-cell table:style-name="Default"/>
          <table:table-cell table:number-columns-repeated="5"/>
          <table:table-cell table:style-name="ce28"/>
          <table:table-cell table:number-columns-repeated="1013"/>
        </table:table-row>
        <table:table-row table:style-name="ro1">
          <table:table-cell table:style-name="ce26"/>
          <table:table-cell table:number-columns-repeated="3"/>
          <table:table-cell table:style-name="Default"/>
          <table:table-cell table:number-columns-repeated="5"/>
          <table:table-cell table:style-name="ce28"/>
          <table:table-cell table:number-columns-repeated="1013"/>
        </table:table-row>
        <table:table-row table:style-name="ro1">
          <table:table-cell office:value-type="string" calcext:value-type="string">
            <text:p>Rotate D8 by X3 &amp; move it in D22</text:p>
          </table:table-cell>
          <table:table-cell table:number-columns-repeated="3"/>
          <table:table-cell table:style-name="Default"/>
          <table:table-cell table:number-columns-repeated="1019"/>
        </table:table-row>
        <table:table-row table:style-name="ro1">
          <table:table-cell/>
          <table:table-cell table:style-name="ce30" table:formula="of:=IF([.$H$3]=0;LEFT([.$D$5];[.$H$4]);RIGHT([.$D$5];[.$H$4]))">
            <text:p/>
          </table:table-cell>
          <table:table-cell table:style-name="ce28" table:formula="of:=IF([.$H$3]=0;RIGHT([.$D$5];LEN([.$A$2])-[.$H$4]);LEFT([.$D$5];LEN([.$A$2])-[.$H$4]))">
            <text:p/>
          </table:table-cell>
          <table:table-cell table:style-name="ce28" table:formula="of:=IF([.$H$3]=0;COM.MICROSOFT.CONCAT([.C31];[.B31]);COM.MICROSOFT.CONCAT([.C32];[.B32]))">
            <text:p/>
          </table:table-cell>
          <table:table-cell table:style-name="Default"/>
          <table:table-cell table:number-columns-repeated="1019"/>
        </table:table-row>
        <table:table-row table:style-name="ro1">
          <table:table-cell office:value-type="string" calcext:value-type="string">
            <text:p>Move char num X2 in d22 in D24</text:p>
          </table:table-cell>
          <table:table-cell table:style-name="ce28" table:formula="of:=LEFT([.$D$5];LEN([.$D$8])-[.$H$4])">
            <text:p/>
          </table:table-cell>
          <table:table-cell table:style-name="ce28" table:formula="of:=RIGHT([.$D$5];[.$H$4])">
            <text:p/>
          </table:table-cell>
          <table:table-cell/>
          <table:table-cell table:style-name="Default"/>
          <table:table-cell table:number-columns-repeated="1019"/>
        </table:table-row>
        <table:table-row table:style-name="ro1">
          <table:table-cell office:value-type="string" calcext:value-type="string">
            <text:p>X val chars from D24 extract to start D25</text:p>
          </table:table-cell>
          <table:table-cell table:style-name="ce28" table:formula="of:=MID([.D31];[.$G$4]+1;1)">
            <text:p/>
          </table:table-cell>
          <table:table-cell/>
          <table:table-cell table:formula="of:=[$Encrypt.$D$58]" office:value-type="string" office:string-value="{n+SQ5#=&gt;@$bkKXRjEFGIumyV}c|v]xNOPT&amp;,-'B)YZ[_.daefi3olpqw~!(*%A^g/012\CJ?r4678hLUDzH&quot;s9:&lt;tW`M" calcext:value-type="string">
            <text:p>{n+SQ5#=&gt;@$bkKXRjEFGIumyV}c|v]xNOPT&amp;,-'B)YZ[_.daefi3olpqw~!(*%A^g/012\CJ?r4678hLUDzH"s9:&lt;tW`M</text:p>
          </table:table-cell>
          <table:table-cell table:style-name="Default"/>
          <table:table-cell table:number-columns-repeated="1019"/>
        </table:table-row>
        <table:table-row table:style-name="ro1">
          <table:table-cell/>
          <table:table-cell table:style-name="ce28" table:number-columns-repeated="2"/>
          <table:table-cell/>
          <table:table-cell table:style-name="Default"/>
          <table:table-cell table:number-columns-repeated="1019"/>
        </table:table-row>
        <table:table-row table:style-name="ro1">
          <table:table-cell table:style-name="ce28" table:formula="of:=[.$A$27]" office:value-type="string" office:string-value="00Gvl()ov.=I,S$\" calcext:value-type="string">
            <text:p>00Gvl()ov.=I,S$\</text:p>
          </table:table-cell>
          <table:table-cell table:formula="of:=COM.MICROSOFT.CONCAT(&quot;'&quot;;[.A35];&quot;'&quot;;&quot; A23 char positions in D21&quot;)" office:value-type="string" office:string-value="'00Gvl()ov.=I,S$\' A23 char positions in D21" calcext:value-type="string">
            <text:p>'00Gvl()ov.=I,S$\' A23 char positions in D21</text:p>
          </table:table-cell>
          <table:table-cell table:formula="of:=COM.MICROSOFT.CONCAT(&quot;'&quot;;MID([.A28];LEN([.$A$4])+1;LEN([.A4]));&quot;'&quot;;&quot; A20 OTP char positions in D25&quot;)" office:value-type="string" office:string-value="'tu_Vij-azj%uhaL1' A20 OTP char positions in D25" calcext:value-type="string">
            <text:p>'tu_Vij-azj%uhaL1' A20 OTP char positions in D25</text:p>
          </table:table-cell>
          <table:table-cell/>
          <table:table-cell table:style-name="Default"/>
          <table:table-cell table:number-columns-repeated="1019"/>
        </table:table-row>
        <table:table-row table:style-name="ro1">
          <table:table-cell table:formula="of:=MID([.A35];1;1)" office:value-type="string" office:string-value="0" calcext:value-type="string">
            <text:p>0</text:p>
          </table:table-cell>
          <table:table-cell table:formula="of:=FIND([.A36];[.$D$33];1)" office:value-type="float" office:value="67" calcext:value-type="float">
            <text:p>67</text:p>
          </table:table-cell>
          <table:table-cell table:formula="of:=FIND(MID([.$A$28];[.$A$6]+1;1);[.$D$33];1)" office:value-type="float" office:value="90" calcext:value-type="float">
            <text:p>90</text:p>
          </table:table-cell>
          <table:table-cell table:formula="of:=IF(MOD(([.B36]-[.C36])+([.$G$4]+1);LEN([.$A$2]))=0;LEN([.$A$2]);MOD(([.B36]-[.C36])+([.$G$4]+1);LEN([.$A$2])))" office:value-type="float" office:value="38" calcext:value-type="float">
            <text:p>38</text:p>
          </table:table-cell>
          <table:table-cell table:formula="of:=IF([.D36]=0;MID([.$D$33];[.$D$4];1);IF([.D36]=[.$D$4];MID([.$D$33];[.$D$4];1);MID([.$D$33];[.D36];1)))" office:value-type="string" office:string-value="-" calcext:value-type="string">
            <text:p>-</text:p>
          </table:table-cell>
          <table:table-cell table:number-columns-repeated="1019"/>
        </table:table-row>
        <table:table-row table:style-name="ro1">
          <table:table-cell table:formula="of:=MID([.A35];2;1)" office:value-type="string" office:string-value="0" calcext:value-type="string">
            <text:p>0</text:p>
          </table:table-cell>
          <table:table-cell table:formula="of:=FIND([.A37];[.$D$33];1)" office:value-type="float" office:value="67" calcext:value-type="float">
            <text:p>67</text:p>
          </table:table-cell>
          <table:table-cell table:formula="of:=FIND(MID([.$A$28];[.$A$6]+2;1);[.$D$33];1)" office:value-type="float" office:value="22" calcext:value-type="float">
            <text:p>22</text:p>
          </table:table-cell>
          <table:table-cell table:formula="of:=IF(MOD(([.B37]-[.C37])+([.$G$4]+1);LEN([.$A$2]))=0;LEN([.$A$2]);MOD(([.B37]-[.C37])+([.$G$4]+1);LEN([.$A$2])))" office:value-type="float" office:value="13" calcext:value-type="float">
            <text:p>13</text:p>
          </table:table-cell>
          <table:table-cell table:formula="of:=IF([.D37]=0;MID([.$D$33];[.$D$4];1);IF([.D37]=[.$D$4];MID([.$D$33];[.$D$4];1);MID([.$D$33];[.D37];1)))" office:value-type="string" office:string-value="k" calcext:value-type="string">
            <text:p>k</text:p>
          </table:table-cell>
          <table:table-cell table:number-columns-repeated="1019"/>
        </table:table-row>
        <table:table-row table:style-name="ro1">
          <table:table-cell table:formula="of:=MID([.A35];3;1)" office:value-type="string" office:string-value="G" calcext:value-type="string">
            <text:p>G</text:p>
          </table:table-cell>
          <table:table-cell table:formula="of:=FIND([.A38];[.$D$33];1)" office:value-type="float" office:value="20" calcext:value-type="float">
            <text:p>20</text:p>
          </table:table-cell>
          <table:table-cell table:formula="of:=FIND(MID([.$A$28];[.$A$6]+3;1);[.$D$33];1)" office:value-type="float" office:value="45" calcext:value-type="float">
            <text:p>45</text:p>
          </table:table-cell>
          <table:table-cell table:formula="of:=IF(MOD(([.B38]-[.C38])+([.$G$4]+1);LEN([.$A$2]))=0;LEN([.$A$2]);MOD(([.B38]-[.C38])+([.$G$4]+1);LEN([.$A$2])))" office:value-type="float" office:value="36" calcext:value-type="float">
            <text:p>36</text:p>
          </table:table-cell>
          <table:table-cell table:formula="of:=IF([.D38]=0;MID([.$D$33];[.$D$4];1);IF([.D38]=[.$D$4];MID([.$D$33];[.$D$4];1);MID([.$D$33];[.D38];1)))" office:value-type="string" office:string-value="&amp;" calcext:value-type="string">
            <text:p>&amp;</text:p>
          </table:table-cell>
          <table:table-cell table:number-columns-repeated="1019"/>
        </table:table-row>
        <table:table-row table:style-name="ro1">
          <table:table-cell table:formula="of:=MID([.A35];4;1)" office:value-type="string" office:string-value="v" calcext:value-type="string">
            <text:p>v</text:p>
          </table:table-cell>
          <table:table-cell table:formula="of:=FIND([.A39];[.$D$33];1)" office:value-type="float" office:value="29" calcext:value-type="float">
            <text:p>29</text:p>
          </table:table-cell>
          <table:table-cell table:formula="of:=FIND(MID([.$A$28];[.$A$6]+4;1);[.$D$33];1)" office:value-type="float" office:value="25" calcext:value-type="float">
            <text:p>25</text:p>
          </table:table-cell>
          <table:table-cell table:formula="of:=IF(MOD(([.B39]-[.C39])+([.$G$4]+1);LEN([.$A$2]))=0;LEN([.$A$2]);MOD(([.B39]-[.C39])+([.$G$4]+1);LEN([.$A$2])))" office:value-type="float" office:value="65" calcext:value-type="float">
            <text:p>65</text:p>
          </table:table-cell>
          <table:table-cell table:formula="of:=IF([.D39]=0;MID([.$D$33];[.$D$4];1);IF([.D39]=[.$D$4];MID([.$D$33];[.$D$4];1);MID([.$D$33];[.D39];1)))" office:value-type="string" office:string-value="g" calcext:value-type="string">
            <text:p>g</text:p>
          </table:table-cell>
          <table:table-cell table:number-columns-repeated="1019"/>
        </table:table-row>
        <table:table-row table:style-name="ro1">
          <table:table-cell table:formula="of:=MID([.A35];5;1)" office:value-type="string" office:string-value="l" calcext:value-type="string">
            <text:p>l</text:p>
          </table:table-cell>
          <table:table-cell table:formula="of:=FIND([.A40];[.$D$33];1)" office:value-type="float" office:value="54" calcext:value-type="float">
            <text:p>54</text:p>
          </table:table-cell>
          <table:table-cell table:formula="of:=FIND(MID([.$A$28];[.$A$6]+5;1);[.$D$33];1)" office:value-type="float" office:value="51" calcext:value-type="float">
            <text:p>51</text:p>
          </table:table-cell>
          <table:table-cell table:formula="of:=IF(MOD(([.B40]-[.C40])+([.$G$4]+1);LEN([.$A$2]))=0;LEN([.$A$2]);MOD(([.B40]-[.C40])+([.$G$4]+1);LEN([.$A$2])))" office:value-type="float" office:value="64" calcext:value-type="float">
            <text:p>64</text:p>
          </table:table-cell>
          <table:table-cell table:formula="of:=IF([.D40]=0;MID([.$D$33];[.$D$4];1);IF([.D40]=[.$D$4];MID([.$D$33];[.$D$4];1);MID([.$D$33];[.D40];1)))" office:value-type="string" office:string-value="^" calcext:value-type="string">
            <text:p>^</text:p>
          </table:table-cell>
          <table:table-cell table:number-columns-repeated="1019"/>
        </table:table-row>
        <table:table-row table:style-name="ro1">
          <table:table-cell table:formula="of:=MID([.A35];6;1)" office:value-type="string" office:string-value="(" calcext:value-type="string">
            <text:p>(</text:p>
          </table:table-cell>
          <table:table-cell table:formula="of:=FIND([.A41];[.$D$33];1)" office:value-type="float" office:value="60" calcext:value-type="float">
            <text:p>60</text:p>
          </table:table-cell>
          <table:table-cell table:formula="of:=FIND(MID([.$A$28];[.$A$6]+6;1);[.$D$33];1)" office:value-type="float" office:value="17" calcext:value-type="float">
            <text:p>17</text:p>
          </table:table-cell>
          <table:table-cell table:formula="of:=IF(MOD(([.B41]-[.C41])+([.$G$4]+1);LEN([.$A$2]))=0;LEN([.$A$2]);MOD(([.B41]-[.C41])+([.$G$4]+1);LEN([.$A$2])))" office:value-type="float" office:value="11" calcext:value-type="float">
            <text:p>11</text:p>
          </table:table-cell>
          <table:table-cell table:formula="of:=IF([.D41]=0;MID([.$D$33];[.$D$4];1);IF([.D41]=[.$D$4];MID([.$D$33];[.$D$4];1);MID([.$D$33];[.D41];1)))" office:value-type="string" office:string-value="$" calcext:value-type="string">
            <text:p>$</text:p>
          </table:table-cell>
          <table:table-cell table:number-columns-repeated="1019"/>
        </table:table-row>
        <table:table-row table:style-name="ro1">
          <table:table-cell table:formula="of:=MID([.A35];7;1)" office:value-type="string" office:string-value=")" calcext:value-type="string">
            <text:p>)</text:p>
          </table:table-cell>
          <table:table-cell table:formula="of:=FIND([.A42];[.$D$33];1)" office:value-type="float" office:value="41" calcext:value-type="float">
            <text:p>41</text:p>
          </table:table-cell>
          <table:table-cell table:formula="of:=FIND(MID([.$A$28];[.$A$6]+7;1);[.$D$33];1)" office:value-type="float" office:value="38" calcext:value-type="float">
            <text:p>38</text:p>
          </table:table-cell>
          <table:table-cell table:formula="of:=IF(MOD(([.B42]-[.C42])+([.$G$4]+1);LEN([.$A$2]))=0;LEN([.$A$2]);MOD(([.B42]-[.C42])+([.$G$4]+1);LEN([.$A$2])))" office:value-type="float" office:value="64" calcext:value-type="float">
            <text:p>64</text:p>
          </table:table-cell>
          <table:table-cell table:formula="of:=IF([.D42]=0;MID([.$D$33];[.$D$4];1);IF([.D42]=[.$D$4];MID([.$D$33];[.$D$4];1);MID([.$D$33];[.D42];1)))" office:value-type="string" office:string-value="^" calcext:value-type="string">
            <text:p>^</text:p>
          </table:table-cell>
          <table:table-cell table:number-columns-repeated="1019"/>
        </table:table-row>
        <table:table-row table:style-name="ro1">
          <table:table-cell table:formula="of:=MID([.A35];8;1)" office:value-type="string" office:string-value="o" calcext:value-type="string">
            <text:p>o</text:p>
          </table:table-cell>
          <table:table-cell table:formula="of:=FIND([.A43];[.$D$33];1)" office:value-type="float" office:value="53" calcext:value-type="float">
            <text:p>53</text:p>
          </table:table-cell>
          <table:table-cell table:formula="of:=FIND(MID([.$A$28];[.$A$6]+8;1);[.$D$33];1)" office:value-type="float" office:value="48" calcext:value-type="float">
            <text:p>48</text:p>
          </table:table-cell>
          <table:table-cell table:formula="of:=IF(MOD(([.B43]-[.C43])+([.$G$4]+1);LEN([.$A$2]))=0;LEN([.$A$2]);MOD(([.B43]-[.C43])+([.$G$4]+1);LEN([.$A$2])))" office:value-type="float" office:value="66" calcext:value-type="float">
            <text:p>66</text:p>
          </table:table-cell>
          <table:table-cell table:formula="of:=IF([.D43]=0;MID([.$D$33];[.$D$4];1);IF([.D43]=[.$D$4];MID([.$D$33];[.$D$4];1);MID([.$D$33];[.D43];1)))" office:value-type="string" office:string-value="/" calcext:value-type="string">
            <text:p>/</text:p>
          </table:table-cell>
          <table:table-cell table:number-columns-repeated="4"/>
          <table:table-cell table:style-name="ce28" table:number-columns-repeated="2"/>
          <table:table-cell table:number-columns-repeated="1013"/>
        </table:table-row>
        <table:table-row table:style-name="ro1">
          <table:table-cell table:formula="of:=MID([.A35];9;1)" office:value-type="string" office:string-value="v" calcext:value-type="string">
            <text:p>v</text:p>
          </table:table-cell>
          <table:table-cell table:formula="of:=FIND([.A44];[.$D$33];1)" office:value-type="float" office:value="29" calcext:value-type="float">
            <text:p>29</text:p>
          </table:table-cell>
          <table:table-cell table:formula="of:=FIND(MID([.$A$28];[.$A$6]+9;1);[.$D$33];1)" office:value-type="float" office:value="83" calcext:value-type="float">
            <text:p>83</text:p>
          </table:table-cell>
          <table:table-cell table:formula="of:=IF(MOD(([.B44]-[.C44])+([.$G$4]+1);LEN([.$A$2]))=0;LEN([.$A$2]);MOD(([.B44]-[.C44])+([.$G$4]+1);LEN([.$A$2])))" office:value-type="float" office:value="7" calcext:value-type="float">
            <text:p>7</text:p>
          </table:table-cell>
          <table:table-cell table:formula="of:=IF([.D44]=0;MID([.$D$33];[.$D$4];1);IF([.D44]=[.$D$4];MID([.$D$33];[.$D$4];1);MID([.$D$33];[.D44];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35];10;1)" office:value-type="string" office:string-value="." calcext:value-type="string">
            <text:p>.</text:p>
          </table:table-cell>
          <table:table-cell table:formula="of:=FIND([.A45];[.$D$33];1)" office:value-type="float" office:value="46" calcext:value-type="float">
            <text:p>46</text:p>
          </table:table-cell>
          <table:table-cell table:formula="of:=FIND(MID([.$A$28];[.$A$6]+10;1);[.$D$33];1)" office:value-type="float" office:value="17" calcext:value-type="float">
            <text:p>17</text:p>
          </table:table-cell>
          <table:table-cell table:formula="of:=IF(MOD(([.B45]-[.C45])+([.$G$4]+1);LEN([.$A$2]))=0;LEN([.$A$2]);MOD(([.B45]-[.C45])+([.$G$4]+1);LEN([.$A$2])))" office:value-type="float" office:value="90" calcext:value-type="float">
            <text:p>90</text:p>
          </table:table-cell>
          <table:table-cell table:formula="of:=IF([.D45]=0;MID([.$D$33];[.$D$4];1);IF([.D45]=[.$D$4];MID([.$D$33];[.$D$4];1);MID([.$D$33];[.D45];1)))" office:value-type="string" office:string-value="t" calcext:value-type="string">
            <text:p>t</text:p>
          </table:table-cell>
          <table:table-cell table:number-columns-repeated="5"/>
          <table:table-cell table:style-name="ce28"/>
          <table:table-cell table:number-columns-repeated="1013"/>
        </table:table-row>
        <table:table-row table:style-name="ro1">
          <table:table-cell table:formula="of:=MID([.A35];11;1)" office:value-type="string" office:string-value="=" calcext:value-type="string">
            <text:p>=</text:p>
          </table:table-cell>
          <table:table-cell table:formula="of:=FIND([.A46];[.$D$33];1)" office:value-type="float" office:value="8" calcext:value-type="float">
            <text:p>8</text:p>
          </table:table-cell>
          <table:table-cell table:formula="of:=FIND(MID([.$A$28];[.$A$6]+11;1);[.$D$33];1)" office:value-type="float" office:value="62" calcext:value-type="float">
            <text:p>62</text:p>
          </table:table-cell>
          <table:table-cell table:formula="of:=IF(MOD(([.B46]-[.C46])+([.$G$4]+1);LEN([.$A$2]))=0;LEN([.$A$2]);MOD(([.B46]-[.C46])+([.$G$4]+1);LEN([.$A$2])))" office:value-type="float" office:value="7" calcext:value-type="float">
            <text:p>7</text:p>
          </table:table-cell>
          <table:table-cell table:formula="of:=IF([.D46]=0;MID([.$D$33];[.$D$4];1);IF([.D46]=[.$D$4];MID([.$D$33];[.$D$4];1);MID([.$D$33];[.D46];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formula="of:=MID([.A35];12;1)" office:value-type="string" office:string-value="I" calcext:value-type="string">
            <text:p>I</text:p>
          </table:table-cell>
          <table:table-cell table:formula="of:=FIND([.A47];[.$D$33];1)" office:value-type="float" office:value="21" calcext:value-type="float">
            <text:p>21</text:p>
          </table:table-cell>
          <table:table-cell table:formula="of:=FIND(MID([.$A$28];[.$A$6]+12;1);[.$D$33];1)" office:value-type="float" office:value="22" calcext:value-type="float">
            <text:p>22</text:p>
          </table:table-cell>
          <table:table-cell table:formula="of:=IF(MOD(([.B47]-[.C47])+([.$G$4]+1);LEN([.$A$2]))=0;LEN([.$A$2]);MOD(([.B47]-[.C47])+([.$G$4]+1);LEN([.$A$2])))" office:value-type="float" office:value="60" calcext:value-type="float">
            <text:p>60</text:p>
          </table:table-cell>
          <table:table-cell table:formula="of:=IF([.D47]=0;MID([.$D$33];[.$D$4];1);IF([.D47]=[.$D$4];MID([.$D$33];[.$D$4];1);MID([.$D$33];[.D47];1)))" office:value-type="string" office:string-value="(" calcext:value-type="string">
            <text:p>(</text:p>
          </table:table-cell>
          <table:table-cell table:number-columns-repeated="1019"/>
        </table:table-row>
        <table:table-row table:style-name="ro1">
          <table:table-cell table:formula="of:=MID([.A35];13;1)" office:value-type="string" office:string-value="," calcext:value-type="string">
            <text:p>,</text:p>
          </table:table-cell>
          <table:table-cell table:formula="of:=FIND([.A48];[.$D$33];1)" office:value-type="float" office:value="37" calcext:value-type="float">
            <text:p>37</text:p>
          </table:table-cell>
          <table:table-cell table:formula="of:=FIND(MID([.$A$28];[.$A$6]+13;1);[.$D$33];1)" office:value-type="float" office:value="79" calcext:value-type="float">
            <text:p>79</text:p>
          </table:table-cell>
          <table:table-cell table:formula="of:=IF(MOD(([.B48]-[.C48])+([.$G$4]+1);LEN([.$A$2]))=0;LEN([.$A$2]);MOD(([.B48]-[.C48])+([.$G$4]+1);LEN([.$A$2])))" office:value-type="float" office:value="19" calcext:value-type="float">
            <text:p>19</text:p>
          </table:table-cell>
          <table:table-cell table:formula="of:=IF([.D48]=0;MID([.$D$33];[.$D$4];1);IF([.D48]=[.$D$4];MID([.$D$33];[.$D$4];1);MID([.$D$33];[.D48];1)))" office:value-type="string" office:string-value="F" calcext:value-type="string">
            <text:p>F</text:p>
          </table:table-cell>
          <table:table-cell table:number-columns-repeated="1019"/>
        </table:table-row>
        <table:table-row table:style-name="ro1">
          <table:table-cell table:formula="of:=MID([.A35];14;1)" office:value-type="string" office:string-value="S" calcext:value-type="string">
            <text:p>S</text:p>
          </table:table-cell>
          <table:table-cell table:formula="of:=FIND([.A49];[.$D$33];1)" office:value-type="float" office:value="4" calcext:value-type="float">
            <text:p>4</text:p>
          </table:table-cell>
          <table:table-cell table:formula="of:=FIND(MID([.$A$28];[.$A$6]+14;1);[.$D$33];1)" office:value-type="float" office:value="48" calcext:value-type="float">
            <text:p>48</text:p>
          </table:table-cell>
          <table:table-cell table:formula="of:=IF(MOD(([.B49]-[.C49])+([.$G$4]+1);LEN([.$A$2]))=0;LEN([.$A$2]);MOD(([.B49]-[.C49])+([.$G$4]+1);LEN([.$A$2])))" office:value-type="float" office:value="17" calcext:value-type="float">
            <text:p>17</text:p>
          </table:table-cell>
          <table:table-cell table:formula="of:=IF([.D49]=0;MID([.$D$33];[.$D$4];1);IF([.D49]=[.$D$4];MID([.$D$33];[.$D$4];1);MID([.$D$33];[.D49];1)))" office:value-type="string" office:string-value="j" calcext:value-type="string">
            <text:p>j</text:p>
          </table:table-cell>
          <table:table-cell table:number-columns-repeated="1019"/>
        </table:table-row>
        <table:table-row table:style-name="ro1">
          <table:table-cell table:formula="of:=MID([.A35];15;1)" office:value-type="string" office:string-value="$" calcext:value-type="string">
            <text:p>$</text:p>
          </table:table-cell>
          <table:table-cell table:formula="of:=FIND([.A50];[.$D$33];1)" office:value-type="float" office:value="11" calcext:value-type="float">
            <text:p>11</text:p>
          </table:table-cell>
          <table:table-cell table:formula="of:=FIND(MID([.$A$28];[.$A$6]+15;1);[.$D$33];1)" office:value-type="float" office:value="80" calcext:value-type="float">
            <text:p>80</text:p>
          </table:table-cell>
          <table:table-cell table:formula="of:=IF(MOD(([.B50]-[.C50])+([.$G$4]+1);LEN([.$A$2]))=0;LEN([.$A$2]);MOD(([.B50]-[.C50])+([.$G$4]+1);LEN([.$A$2])))" office:value-type="float" office:value="85" calcext:value-type="float">
            <text:p>85</text:p>
          </table:table-cell>
          <table:table-cell table:formula="of:=IF([.D50]=0;MID([.$D$33];[.$D$4];1);IF([.D50]=[.$D$4];MID([.$D$33];[.$D$4];1);MID([.$D$33];[.D50];1)))" office:value-type="string" office:string-value="&quot;" calcext:value-type="string">
            <text:p>"</text:p>
          </table:table-cell>
          <table:table-cell table:number-columns-repeated="1019"/>
        </table:table-row>
        <table:table-row table:style-name="ro1">
          <table:table-cell table:formula="of:=MID([.A35];16;1)" office:value-type="string" office:string-value="\" calcext:value-type="string">
            <text:p>\</text:p>
          </table:table-cell>
          <table:table-cell table:formula="of:=FIND([.A51];[.$D$33];1)" office:value-type="float" office:value="70" calcext:value-type="float">
            <text:p>70</text:p>
          </table:table-cell>
          <table:table-cell table:formula="of:=FIND(MID([.$A$28];[.$A$6]+16;1);[.$D$33];1)" office:value-type="float" office:value="68" calcext:value-type="float">
            <text:p>68</text:p>
          </table:table-cell>
          <table:table-cell table:formula="of:=IF(MOD(([.B51]-[.C51])+([.$G$4]+1);LEN([.$A$2]))=0;LEN([.$A$2]);MOD(([.B51]-[.C51])+([.$G$4]+1);LEN([.$A$2])))" office:value-type="float" office:value="63" calcext:value-type="float">
            <text:p>63</text:p>
          </table:table-cell>
          <table:table-cell table:formula="of:=IF([.D51]=0;MID([.$D$33];[.$D$4];1);IF([.D51]=[.$D$4];MID([.$D$33];[.$D$4];1);MID([.$D$33];[.D51];1)))" office:value-type="string" office:string-value="A" calcext:value-type="string">
            <text:p>A</text:p>
          </table:table-cell>
          <table:table-cell table:number-columns-repeated="1019"/>
        </table:table-row>
        <table:table-row table:style-name="ro1">
          <table:table-cell table:style-name="ce28" table:formula="of:=COM.MICROSOFT.CONCAT([.$E$36:.$E$51])" office:value-type="string" office:string-value="-k&amp;g^$^/#t#(Fj&quot;A" calcext:value-type="string">
            <text:p>-k&amp;g^$^/#t#(Fj"A</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number-columns-repeated="3"/>
          <table:table-cell table:style-name="Default"/>
          <table:table-cell table:number-columns-repeated="1019"/>
        </table:table-row>
        <table:table-row table:style-name="ro1">
          <table:table-cell table:style-name="ce26"/>
          <table:table-cell table:number-columns-repeated="3"/>
          <table:table-cell table:style-name="Default"/>
          <table:table-cell table:number-columns-repeated="1019"/>
        </table:table-row>
        <table:table-row table:style-name="ro1">
          <table:table-cell table:style-name="ce24" table:formula="of:=[.A52]" office:value-type="string" office:string-value="-k&amp;g^$^/#t#(Fj&quot;A" calcext:value-type="string">
            <text:p>-k&amp;g^$^/#t#(Fj"A</text:p>
          </table:table-cell>
          <table:table-cell table:number-columns-repeated="3"/>
          <table:table-cell table:style-name="Default"/>
          <table:table-cell table:number-columns-repeated="1019"/>
        </table:table-row>
        <table:table-row table:style-name="ro1">
          <table:table-cell office:value-type="string" calcext:value-type="string">
            <text:p>Move char num E2 in D4</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X nums from D6 extract to start</text:p>
          </table:table-cell>
          <table:table-cell table:style-name="ce28"/>
          <table:table-cell table:style-name="ce28" table:formula="of:=IF([.$F$4]&lt;[.$G$4];REPLACE([.D56];[.$G$4]+1;1;&quot;&quot;);REPLACE([.D56];[.$F$4]+1;1;&quot;&quot;))">
            <text:p/>
          </table:table-cell>
          <table:table-cell/>
          <table:table-cell table:style-name="Default"/>
          <table:table-cell table:number-columns-repeated="1019"/>
        </table:table-row>
        <table:table-row table:style-name="ro1">
          <table:table-cell table:style-name="ce26" table:formula="of:=MID([.$A$3];1;16)" office:value-type="string" office:string-value="g9gdE6HWGA1nv,&lt;[" calcext:value-type="string">
            <text:p>g9gdE6HWGA1nv,&lt;[</text:p>
          </table:table-cell>
          <table:table-cell table:style-name="ce28" table:formula="of:=MID([.D56];[.$F$4]+1;1)">
            <text:p/>
          </table:table-cell>
          <table:table-cell table:style-name="ce28" table:formula="of:=IF([.$F$4]&lt;[.$G$4];REPLACE([.C57];[.$EF$4]+1;1;&quot;&quot;);REPLACE([.C57];[.$G$4]+1;1;&quot;&quot;))">
            <text:p/>
          </table:table-cell>
          <table:table-cell table:formula="of:=[$Encrypt.$D$33]" office:value-type="string" office:string-value=",-'B)YZ[_.daefi3olpqw~!S(*+Q%A^g/012\CJ?r4678hLUDzH&quot;s9:&lt;tW`M5#=&gt;@$bkKXnRjEFGIumyV}c{|v]xNOPT&amp;" calcext:value-type="string">
            <text:p>,-'B)YZ[_.daefi3olpqw~!S(*+Q%A^g/012\CJ?r4678hLUDzH"s9:&lt;tW`M5#=&gt;@$bkKXnRjEFGIumyV}c{|v]xNOPT&amp;</text:p>
          </table:table-cell>
          <table:table-cell table:style-name="Default"/>
          <table:table-cell table:number-columns-repeated="1019"/>
        </table:table-row>
        <table:table-row table:style-name="ro1">
          <table:table-cell table:style-name="ce26"/>
          <table:table-cell table:style-name="ce28" table:number-columns-repeated="2"/>
          <table:table-cell/>
          <table:table-cell table:style-name="Default"/>
          <table:table-cell table:number-columns-repeated="1019"/>
        </table:table-row>
        <table:table-row table:style-name="ro1">
          <table:table-cell table:style-name="ce28" table:formula="of:=COM.MICROSOFT.CONCAT([.$E$36:.$E$51])" office:value-type="string" office:string-value="-k&amp;g^$^/#t#(Fj&quot;A" calcext:value-type="string">
            <text:p>-k&amp;g^$^/#t#(Fj"A</text:p>
          </table:table-cell>
          <table:table-cell table:style-name="ce28" table:formula="of:=COM.MICROSOFT.CONCAT(&quot;'&quot;;[.$A$4];&quot;'&quot;;&quot; B2 char positions in D25&quot;)" office:value-type="string" office:string-value="'g9gdE6HWGA1nv,&lt;[' B2 char positions in D25" calcext:value-type="string">
            <text:p>'g9gdE6HWGA1nv,&lt;[' B2 char positions in D25</text:p>
          </table:table-cell>
          <table:table-cell table:style-name="ce28" table:formula="of:=COM.MICROSOFT.CONCAT(&quot;'&quot;;MID([.$A$3];LEN([.$A$4])+1;LEN([.$A$4]));&quot;'&quot;;&quot; A9 OTP char positions in D25&quot;)" office:value-type="string" office:string-value="'9UAT0r&gt;{:rAUO{Eh' A9 OTP char positions in D25" calcext:value-type="string">
            <text:p>'9UAT0r&gt;{:rAUO{Eh' A9 OTP char positions in D25</text:p>
          </table:table-cell>
          <table:table-cell table:number-columns-repeated="6"/>
          <table:table-cell table:style-name="ce28" table:number-columns-repeated="2"/>
          <table:table-cell table:number-columns-repeated="1013"/>
        </table:table-row>
        <table:table-row table:style-name="ro1">
          <table:table-cell table:formula="of:=MID([.A60];1;1)" office:value-type="string" office:string-value="-" calcext:value-type="string">
            <text:p>-</text:p>
          </table:table-cell>
          <table:table-cell table:formula="of:=FIND([.A61];[.$D$58];1)" office:value-type="float" office:value="2" calcext:value-type="float">
            <text:p>2</text:p>
          </table:table-cell>
          <table:table-cell table:formula="of:=FIND(MID([.$A$53];[.$A$6]+1;1);[.$D$58])" office:value-type="float" office:value="57" calcext:value-type="float">
            <text:p>57</text:p>
          </table:table-cell>
          <table:table-cell table:formula="of:=IF(MOD(([.B61]-[.C61])+([.$F$4]+1);LEN([.$A$2]))=0;LEN([.$A$2]);MOD(([.B61]-[.C61])+([.$F$4]+1);LEN([.$A$2])))" office:value-type="float" office:value="50" calcext:value-type="float">
            <text:p>50</text:p>
          </table:table-cell>
          <table:table-cell table:formula="of:=IF([.D61]=0;MID([.$D$58];[.$D$4];1);IF([.D61]=[.$D$4];MID([.$D$58];[.$D$4];1);MID([.$D$58];[.D61];1)))" office:value-type="string" office:string-value="z" calcext:value-type="string">
            <text:p>z</text:p>
          </table:table-cell>
          <table:table-cell table:number-columns-repeated="5"/>
          <table:table-cell table:style-name="ce28"/>
          <table:table-cell table:number-columns-repeated="1013"/>
        </table:table-row>
        <table:table-row table:style-name="ro1">
          <table:table-cell table:style-name="ce28" table:formula="of:=MID([.A60];2;1)" office:value-type="string" office:string-value="k" calcext:value-type="string">
            <text:p>k</text:p>
          </table:table-cell>
          <table:table-cell table:formula="of:=FIND([.A62];[.$D$58];1)" office:value-type="float" office:value="68" calcext:value-type="float">
            <text:p>68</text:p>
          </table:table-cell>
          <table:table-cell table:formula="of:=FIND(MID([.$A$53];[.$A$6]+2;1);[.$D$58])" office:value-type="float" office:value="78" calcext:value-type="float">
            <text:p>78</text:p>
          </table:table-cell>
          <table:table-cell table:formula="of:=IF(MOD(([.B62]-[.C62])+([.$F$4]+1);LEN([.$A$2]))=0;LEN([.$A$2]);MOD(([.B62]-[.C62])+([.$F$4]+1);LEN([.$A$2])))" office:value-type="float" office:value="2" calcext:value-type="float">
            <text:p>2</text:p>
          </table:table-cell>
          <table:table-cell table:formula="of:=IF([.D62]=0;MID([.$D$58];[.$D$4];1);IF([.D62]=[.$D$4];MID([.$D$58];[.$D$4];1);MID([.$D$58];[.D62];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style-name="ce28" table:formula="of:=MID([.A60];3;1)" office:value-type="string" office:string-value="&amp;" calcext:value-type="string">
            <text:p>&amp;</text:p>
          </table:table-cell>
          <table:table-cell table:formula="of:=FIND([.A63];[.$D$58];1)" office:value-type="float" office:value="93" calcext:value-type="float">
            <text:p>93</text:p>
          </table:table-cell>
          <table:table-cell table:formula="of:=FIND(MID([.$A$53];[.$A$6]+3;1);[.$D$58])" office:value-type="float" office:value="9" calcext:value-type="float">
            <text:p>9</text:p>
          </table:table-cell>
          <table:table-cell table:formula="of:=IF(MOD(([.B63]-[.C63])+([.$F$4]+1);LEN([.$A$2]))=0;LEN([.$A$2]);MOD(([.B63]-[.C63])+([.$F$4]+1);LEN([.$A$2])))" office:value-type="float" office:value="3" calcext:value-type="float">
            <text:p>3</text:p>
          </table:table-cell>
          <table:table-cell table:formula="of:=IF([.D63]=0;MID([.$D$58];[.$D$4];1);IF([.D63]=[.$D$4];MID([.$D$58];[.$D$4];1);MID([.$D$58];[.D63];1)))" office:value-type="string" office:string-value="'" calcext:value-type="string">
            <text:p>'</text:p>
          </table:table-cell>
          <table:table-cell table:number-columns-repeated="5"/>
          <table:table-cell table:style-name="ce28"/>
          <table:table-cell table:number-columns-repeated="1013"/>
        </table:table-row>
        <table:table-row table:style-name="ro1">
          <table:table-cell table:style-name="ce28" table:formula="of:=MID([.A60];4;1)" office:value-type="string" office:string-value="g" calcext:value-type="string">
            <text:p>g</text:p>
          </table:table-cell>
          <table:table-cell table:formula="of:=FIND([.A64];[.$D$58];1)" office:value-type="float" office:value="32" calcext:value-type="float">
            <text:p>32</text:p>
          </table:table-cell>
          <table:table-cell table:formula="of:=FIND(MID([.$A$53];[.$A$6]+4;1);[.$D$58])" office:value-type="float" office:value="81" calcext:value-type="float">
            <text:p>81</text:p>
          </table:table-cell>
          <table:table-cell table:formula="of:=IF(MOD(([.B64]-[.C64])+([.$F$4]+1);LEN([.$A$2]))=0;LEN([.$A$2]);MOD(([.B64]-[.C64])+([.$F$4]+1);LEN([.$A$2])))" office:value-type="float" office:value="56" calcext:value-type="float">
            <text:p>56</text:p>
          </table:table-cell>
          <table:table-cell table:formula="of:=IF([.D64]=0;MID([.$D$58];[.$D$4];1);IF([.D64]=[.$D$4];MID([.$D$58];[.$D$4];1);MID([.$D$58];[.D64];1)))" office:value-type="string" office:string-value="&lt;" calcext:value-type="string">
            <text:p>&lt;</text:p>
          </table:table-cell>
          <table:table-cell table:number-columns-repeated="1019"/>
        </table:table-row>
        <table:table-row table:style-name="ro1">
          <table:table-cell table:style-name="ce28" table:formula="of:=MID([.A60];5;1)" office:value-type="string" office:string-value="^" calcext:value-type="string">
            <text:p>^</text:p>
          </table:table-cell>
          <table:table-cell table:formula="of:=FIND([.A65];[.$D$58];1)" office:value-type="float" office:value="31" calcext:value-type="float">
            <text:p>31</text:p>
          </table:table-cell>
          <table:table-cell table:formula="of:=FIND(MID([.$A$53];[.$A$6]+5;1);[.$D$58])" office:value-type="float" office:value="15" calcext:value-type="float">
            <text:p>15</text:p>
          </table:table-cell>
          <table:table-cell table:formula="of:=IF(MOD(([.B65]-[.C65])+([.$F$4]+1);LEN([.$A$2]))=0;LEN([.$A$2]);MOD(([.B65]-[.C65])+([.$F$4]+1);LEN([.$A$2])))" office:value-type="float" office:value="28" calcext:value-type="float">
            <text:p>28</text:p>
          </table:table-cell>
          <table:table-cell table:formula="of:=IF([.D65]=0;MID([.$D$58];[.$D$4];1);IF([.D65]=[.$D$4];MID([.$D$58];[.$D$4];1);MID([.$D$58];[.D65];1)))" office:value-type="string" office:string-value="Q" calcext:value-type="string">
            <text:p>Q</text:p>
          </table:table-cell>
          <table:table-cell table:number-columns-repeated="1019"/>
        </table:table-row>
        <table:table-row table:style-name="ro1">
          <table:table-cell table:style-name="ce28" table:formula="of:=MID([.A60];6;1)" office:value-type="string" office:string-value="$" calcext:value-type="string">
            <text:p>$</text:p>
          </table:table-cell>
          <table:table-cell table:formula="of:=FIND([.A66];[.$D$58];1)" office:value-type="float" office:value="66" calcext:value-type="float">
            <text:p>66</text:p>
          </table:table-cell>
          <table:table-cell table:formula="of:=FIND(MID([.$A$53];[.$A$6]+6;1);[.$D$58])" office:value-type="float" office:value="73" calcext:value-type="float">
            <text:p>73</text:p>
          </table:table-cell>
          <table:table-cell table:formula="of:=IF(MOD(([.B66]-[.C66])+([.$F$4]+1);LEN([.$A$2]))=0;LEN([.$A$2]);MOD(([.B66]-[.C66])+([.$F$4]+1);LEN([.$A$2])))" office:value-type="float" office:value="5" calcext:value-type="float">
            <text:p>5</text:p>
          </table:table-cell>
          <table:table-cell table:formula="of:=IF([.D66]=0;MID([.$D$58];[.$D$4];1);IF([.D66]=[.$D$4];MID([.$D$58];[.$D$4];1);MID([.$D$58];[.D66];1)))" office:value-type="string" office:string-value=")" calcext:value-type="string">
            <text:p>)</text:p>
          </table:table-cell>
          <table:table-cell table:number-columns-repeated="1019"/>
        </table:table-row>
        <table:table-row table:style-name="ro1">
          <table:table-cell table:style-name="ce28" table:formula="of:=MID([.A60];7;1)" office:value-type="string" office:string-value="^" calcext:value-type="string">
            <text:p>^</text:p>
          </table:table-cell>
          <table:table-cell table:formula="of:=FIND([.A67];[.$D$58];1)" office:value-type="float" office:value="31" calcext:value-type="float">
            <text:p>31</text:p>
          </table:table-cell>
          <table:table-cell table:formula="of:=FIND(MID([.$A$53];[.$A$6]+7;1);[.$D$58])" office:value-type="float" office:value="2" calcext:value-type="float">
            <text:p>2</text:p>
          </table:table-cell>
          <table:table-cell table:formula="of:=IF(MOD(([.B67]-[.C67])+([.$F$4]+1);LEN([.$A$2]))=0;LEN([.$A$2]);MOD(([.B67]-[.C67])+([.$F$4]+1);LEN([.$A$2])))" office:value-type="float" office:value="41" calcext:value-type="float">
            <text:p>41</text:p>
          </table:table-cell>
          <table:table-cell table:formula="of:=IF([.D67]=0;MID([.$D$58];[.$D$4];1);IF([.D67]=[.$D$4];MID([.$D$58];[.$D$4];1);MID([.$D$58];[.D67];1)))" office:value-type="string" office:string-value="r" calcext:value-type="string">
            <text:p>r</text:p>
          </table:table-cell>
          <table:table-cell table:number-columns-repeated="1019"/>
        </table:table-row>
        <table:table-row table:style-name="ro1">
          <table:table-cell table:style-name="ce28" table:formula="of:=MID([.A60];8;1)" office:value-type="string" office:string-value="/" calcext:value-type="string">
            <text:p>/</text:p>
          </table:table-cell>
          <table:table-cell table:formula="of:=FIND([.A68];[.$D$58];1)" office:value-type="float" office:value="33" calcext:value-type="float">
            <text:p>33</text:p>
          </table:table-cell>
          <table:table-cell table:formula="of:=FIND(MID([.$A$53];[.$A$6]+8;1);[.$D$58])" office:value-type="float" office:value="12" calcext:value-type="float">
            <text:p>12</text:p>
          </table:table-cell>
          <table:table-cell table:formula="of:=IF(MOD(([.B68]-[.C68])+([.$F$4]+1);LEN([.$A$2]))=0;LEN([.$A$2]);MOD(([.B68]-[.C68])+([.$F$4]+1);LEN([.$A$2])))" office:value-type="float" office:value="33" calcext:value-type="float">
            <text:p>33</text:p>
          </table:table-cell>
          <table:table-cell table:formula="of:=IF([.D68]=0;MID([.$D$58];[.$D$4];1);IF([.D68]=[.$D$4];MID([.$D$58];[.$D$4];1);MID([.$D$58];[.D68];1)))" office:value-type="string" office:string-value="/" calcext:value-type="string">
            <text:p>/</text:p>
          </table:table-cell>
          <table:table-cell table:number-columns-repeated="1019"/>
        </table:table-row>
        <table:table-row table:style-name="ro1">
          <table:table-cell table:style-name="ce28" table:formula="of:=MID([.A60];9;1)" office:value-type="string" office:string-value="#" calcext:value-type="string">
            <text:p>#</text:p>
          </table:table-cell>
          <table:table-cell table:formula="of:=FIND([.A69];[.$D$58];1)" office:value-type="float" office:value="62" calcext:value-type="float">
            <text:p>62</text:p>
          </table:table-cell>
          <table:table-cell table:formula="of:=FIND(MID([.$A$53];[.$A$6]+9;1);[.$D$58])" office:value-type="float" office:value="50" calcext:value-type="float">
            <text:p>50</text:p>
          </table:table-cell>
          <table:table-cell table:formula="of:=IF(MOD(([.B69]-[.C69])+([.$F$4]+1);LEN([.$A$2]))=0;LEN([.$A$2]);MOD(([.B69]-[.C69])+([.$F$4]+1);LEN([.$A$2])))" office:value-type="float" office:value="24" calcext:value-type="float">
            <text:p>24</text:p>
          </table:table-cell>
          <table:table-cell table:formula="of:=IF([.D69]=0;MID([.$D$58];[.$D$4];1);IF([.D69]=[.$D$4];MID([.$D$58];[.$D$4];1);MID([.$D$58];[.D69];1)))" office:value-type="string" office:string-value="S" calcext:value-type="string">
            <text:p>S</text:p>
          </table:table-cell>
          <table:table-cell table:number-columns-repeated="1019"/>
        </table:table-row>
        <table:table-row table:style-name="ro1">
          <table:table-cell table:style-name="ce28" table:formula="of:=MID([.A60];10;1)" office:value-type="string" office:string-value="t" calcext:value-type="string">
            <text:p>t</text:p>
          </table:table-cell>
          <table:table-cell table:formula="of:=FIND([.A70];[.$D$58];1)" office:value-type="float" office:value="57" calcext:value-type="float">
            <text:p>57</text:p>
          </table:table-cell>
          <table:table-cell table:formula="of:=FIND(MID([.$A$53];[.$A$6]+10;1);[.$D$58])" office:value-type="float" office:value="73" calcext:value-type="float">
            <text:p>73</text:p>
          </table:table-cell>
          <table:table-cell table:formula="of:=IF(MOD(([.B70]-[.C70])+([.$F$4]+1);LEN([.$A$2]))=0;LEN([.$A$2]);MOD(([.B70]-[.C70])+([.$F$4]+1);LEN([.$A$2])))" office:value-type="float" office:value="89" calcext:value-type="float">
            <text:p>89</text:p>
          </table:table-cell>
          <table:table-cell table:formula="of:=IF([.D70]=0;MID([.$D$58];[.$D$4];1);IF([.D70]=[.$D$4];MID([.$D$58];[.$D$4];1);MID([.$D$58];[.D70];1)))" office:value-type="string" office:string-value="N" calcext:value-type="string">
            <text:p>N</text:p>
          </table:table-cell>
          <table:table-cell table:number-columns-repeated="1019"/>
        </table:table-row>
        <table:table-row table:style-name="ro1">
          <table:table-cell table:style-name="ce28" table:formula="of:=MID([.A60];11;1)" office:value-type="string" office:string-value="#" calcext:value-type="string">
            <text:p>#</text:p>
          </table:table-cell>
          <table:table-cell table:formula="of:=FIND([.A71];[.$D$58];1)" office:value-type="float" office:value="62" calcext:value-type="float">
            <text:p>62</text:p>
          </table:table-cell>
          <table:table-cell table:formula="of:=FIND(MID([.$A$53];[.$A$6]+11;1);[.$D$58])" office:value-type="float" office:value="29" calcext:value-type="float">
            <text:p>29</text:p>
          </table:table-cell>
          <table:table-cell table:formula="of:=IF(MOD(([.B71]-[.C71])+([.$F$4]+1);LEN([.$A$2]))=0;LEN([.$A$2]);MOD(([.B71]-[.C71])+([.$F$4]+1);LEN([.$A$2])))" office:value-type="float" office:value="45" calcext:value-type="float">
            <text:p>45</text:p>
          </table:table-cell>
          <table:table-cell table:formula="of:=IF([.D71]=0;MID([.$D$58];[.$D$4];1);IF([.D71]=[.$D$4];MID([.$D$58];[.$D$4];1);MID([.$D$58];[.D71];1)))" office:value-type="string" office:string-value="8" calcext:value-type="string">
            <text:p>8</text:p>
          </table:table-cell>
          <table:table-cell table:number-columns-repeated="1019"/>
        </table:table-row>
        <table:table-row table:style-name="ro1">
          <table:table-cell table:style-name="ce28" table:formula="of:=MID([.A60];12;1)" office:value-type="string" office:string-value="(" calcext:value-type="string">
            <text:p>(</text:p>
          </table:table-cell>
          <table:table-cell table:formula="of:=FIND([.A72];[.$D$58];1)" office:value-type="float" office:value="25" calcext:value-type="float">
            <text:p>25</text:p>
          </table:table-cell>
          <table:table-cell table:formula="of:=FIND(MID([.$A$53];[.$A$6]+12;1);[.$D$58])" office:value-type="float" office:value="78" calcext:value-type="float">
            <text:p>78</text:p>
          </table:table-cell>
          <table:table-cell table:formula="of:=IF(MOD(([.B72]-[.C72])+([.$F$4]+1);LEN([.$A$2]))=0;LEN([.$A$2]);MOD(([.B72]-[.C72])+([.$F$4]+1);LEN([.$A$2])))" office:value-type="float" office:value="52" calcext:value-type="float">
            <text:p>52</text:p>
          </table:table-cell>
          <table:table-cell table:formula="of:=IF([.D72]=0;MID([.$D$58];[.$D$4];1);IF([.D72]=[.$D$4];MID([.$D$58];[.$D$4];1);MID([.$D$58];[.D72];1)))" office:value-type="string" office:string-value="&quot;" calcext:value-type="string">
            <text:p>"</text:p>
          </table:table-cell>
          <table:table-cell table:number-columns-repeated="1019"/>
        </table:table-row>
        <table:table-row table:style-name="ro1">
          <table:table-cell table:style-name="ce28" table:formula="of:=MID([.A60];13;1)" office:value-type="string" office:string-value="F" calcext:value-type="string">
            <text:p>F</text:p>
          </table:table-cell>
          <table:table-cell table:formula="of:=FIND([.A73];[.$D$58];1)" office:value-type="float" office:value="75" calcext:value-type="float">
            <text:p>75</text:p>
          </table:table-cell>
          <table:table-cell table:formula="of:=FIND(MID([.$A$53];[.$A$6]+13;1);[.$D$58])" office:value-type="float" office:value="46" calcext:value-type="float">
            <text:p>46</text:p>
          </table:table-cell>
          <table:table-cell table:formula="of:=IF(MOD(([.B73]-[.C73])+([.$F$4]+1);LEN([.$A$2]))=0;LEN([.$A$2]);MOD(([.B73]-[.C73])+([.$F$4]+1);LEN([.$A$2])))" office:value-type="float" office:value="41" calcext:value-type="float">
            <text:p>41</text:p>
          </table:table-cell>
          <table:table-cell table:formula="of:=IF([.D73]=0;MID([.$D$58];[.$D$4];1);IF([.D73]=[.$D$4];MID([.$D$58];[.$D$4];1);MID([.$D$58];[.D73];1)))" office:value-type="string" office:string-value="r" calcext:value-type="string">
            <text:p>r</text:p>
          </table:table-cell>
          <table:table-cell table:style-name="ce27" table:number-columns-repeated="4"/>
          <table:table-cell table:number-columns-repeated="1015"/>
        </table:table-row>
        <table:table-row table:style-name="ro1">
          <table:table-cell table:style-name="ce28" table:formula="of:=MID([.A60];14;1)" office:value-type="string" office:string-value="j" calcext:value-type="string">
            <text:p>j</text:p>
          </table:table-cell>
          <table:table-cell table:formula="of:=FIND([.A74];[.$D$58];1)" office:value-type="float" office:value="73" calcext:value-type="float">
            <text:p>73</text:p>
          </table:table-cell>
          <table:table-cell table:formula="of:=FIND(MID([.$A$53];[.$A$6]+14;1);[.$D$58])" office:value-type="float" office:value="12" calcext:value-type="float">
            <text:p>12</text:p>
          </table:table-cell>
          <table:table-cell table:formula="of:=IF(MOD(([.B74]-[.C74])+([.$F$4]+1);LEN([.$A$2]))=0;LEN([.$A$2]);MOD(([.B74]-[.C74])+([.$F$4]+1);LEN([.$A$2])))" office:value-type="float" office:value="73" calcext:value-type="float">
            <text:p>73</text:p>
          </table:table-cell>
          <table:table-cell table:formula="of:=IF([.D74]=0;MID([.$D$58];[.$D$4];1);IF([.D74]=[.$D$4];MID([.$D$58];[.$D$4];1);MID([.$D$58];[.D74];1)))" office:value-type="string" office:string-value="j" calcext:value-type="string">
            <text:p>j</text:p>
          </table:table-cell>
          <table:table-cell table:number-columns-repeated="1019"/>
        </table:table-row>
        <table:table-row table:style-name="ro1">
          <table:table-cell table:style-name="ce28" table:formula="of:=MID([.A60];15;1)" office:value-type="string" office:string-value="&quot;" calcext:value-type="string">
            <text:p>"</text:p>
          </table:table-cell>
          <table:table-cell table:formula="of:=FIND([.A75];[.$D$58];1)" office:value-type="float" office:value="52" calcext:value-type="float">
            <text:p>52</text:p>
          </table:table-cell>
          <table:table-cell table:formula="of:=FIND(MID([.$A$53];[.$A$6]+15;1);[.$D$58])" office:value-type="float" office:value="47" calcext:value-type="float">
            <text:p>47</text:p>
          </table:table-cell>
          <table:table-cell table:formula="of:=IF(MOD(([.B75]-[.C75])+([.$F$4]+1);LEN([.$A$2]))=0;LEN([.$A$2]);MOD(([.B75]-[.C75])+([.$F$4]+1);LEN([.$A$2])))" office:value-type="float" office:value="17" calcext:value-type="float">
            <text:p>17</text:p>
          </table:table-cell>
          <table:table-cell table:formula="of:=IF([.D75]=0;MID([.$D$58];[.$D$4];1);IF([.D75]=[.$D$4];MID([.$D$58];[.$D$4];1);MID([.$D$58];[.D75];1)))" office:value-type="string" office:string-value="o" calcext:value-type="string">
            <text:p>o</text:p>
          </table:table-cell>
          <table:table-cell table:number-columns-repeated="1019"/>
        </table:table-row>
        <table:table-row table:style-name="ro1">
          <table:table-cell table:style-name="ce28" table:formula="of:=MID([.A60];16;1)" office:value-type="string" office:string-value="A" calcext:value-type="string">
            <text:p>A</text:p>
          </table:table-cell>
          <table:table-cell table:formula="of:=FIND([.A76];[.$D$58];1)" office:value-type="float" office:value="30" calcext:value-type="float">
            <text:p>30</text:p>
          </table:table-cell>
          <table:table-cell table:formula="of:=FIND(MID([.$A$53];[.$A$6]+16;1);[.$D$58])" office:value-type="float" office:value="35" calcext:value-type="float">
            <text:p>35</text:p>
          </table:table-cell>
          <table:table-cell table:formula="of:=IF(MOD(([.B76]-[.C76])+([.$F$4]+1);LEN([.$A$2]))=0;LEN([.$A$2]);MOD(([.B76]-[.C76])+([.$F$4]+1);LEN([.$A$2])))" office:value-type="float" office:value="7" calcext:value-type="float">
            <text:p>7</text:p>
          </table:table-cell>
          <table:table-cell table:formula="of:=IF([.D76]=0;MID([.$D$58];[.$D$4];1);IF([.D76]=[.$D$4];MID([.$D$58];[.$D$4];1);MID([.$D$58];[.D76];1)))" office:value-type="string" office:string-value="Z" calcext:value-type="string">
            <text:p>Z</text:p>
          </table:table-cell>
          <table:table-cell table:number-columns-repeated="1019"/>
        </table:table-row>
        <table:table-row table:style-name="ro1">
          <table:table-cell table:style-name="ce28" table:formula="of:=COM.MICROSOFT.CONCAT([.$E$61:.$E$76])" office:value-type="string" office:string-value="z-'&lt;Q)r/SN8&quot;rjoZ" calcext:value-type="string">
            <text:p>z-'&lt;Q)r/SN8"rjoZ</text:p>
          </table:table-cell>
          <table:table-cell table:number-columns-repeated="3"/>
          <table:table-cell table:style-name="Default"/>
          <table:table-cell table:number-columns-repeated="1019"/>
        </table:table-row>
        <table:table-row table:style-name="ro1">
          <table:table-cell table:style-name="ce26" table:formula="of:=[.$A$9]"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Rotate D7 by num F2 &amp; move it in D17</text:p>
          </table:table-cell>
          <table:table-cell table:style-name="ce30"/>
          <table:table-cell/>
          <table:table-cell table:style-name="ce28"/>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office:value-type="string" calcext:value-type="string">
            <text:p>Move char num F2 in d17</text:p>
          </table:table-cell>
          <table:table-cell table:style-name="ce28"/>
          <table:table-cell/>
          <table:table-cell table:style-name="ce28"/>
          <table:table-cell table:style-name="Default"/>
          <table:table-cell table:number-columns-repeated="1019"/>
        </table:table-row>
        <table:table-row table:style-name="ro1">
          <table:table-cell office:value-type="string" calcext:value-type="string">
            <text:p>B19 X nums from D17 move to start D20</text:p>
          </table:table-cell>
          <table:table-cell table:style-name="ce28" table:formula="of:=COM.MICROSOFT.CONCAT(MID([.D82];[.$E$4]+1;1);MID([.D82];[.$F$4]+1;1);MID([.D82];[.$G$4]+1;1);MID([.D82];[.$H$4]+1;1))">
            <text:p/>
          </table:table-cell>
          <table:table-cell table:style-name="ce28" table:formula="of:=IF([.$F$4]&lt;[.$E$4];REPLACE([.D82];[.$E$4]+1;1;&quot;&quot;);REPLACE([.D82];[.$F$4]+1;1;&quot;&quot;))">
            <text:p/>
          </table:table-cell>
          <table:table-cell table:formula="of:=[Encrypt.$D$8]" office:value-type="string" office:string-value="&amp;-3olpqw~!S(*+,Q%A^g/012\CJ?r4678hLUDzH&quot;s9:&lt;tW`BM5'#=&gt;@$bkKXnRjEFGIumyV}c{|v]xNOPT)YZ[_.daefi" calcext:value-type="string">
            <text:p>&amp;-3olpqw~!S(*+,Q%A^g/012\CJ?r4678hLUDzH"s9:&lt;tW`BM5'#=&gt;@$bkKXnRjEFGIumyV}c{|v]xNOPT)YZ[_.daefi</text:p>
          </table:table-cell>
          <table:table-cell table:style-name="Default"/>
          <table:table-cell table:number-columns-repeated="1019"/>
        </table:table-row>
        <table:table-row table:style-name="ro1">
          <table:table-cell/>
          <table:table-cell table:style-name="ce28"/>
          <table:table-cell table:style-name="ce28" table:formula="of:=IF([.$F$4]&lt;[.$E$4];REPLACE([.C83];[.$F$4]+1;1;&quot;&quot;);REPLACE([.C83];[.$E$4]+1;1;&quot;&quot;))">
            <text:p/>
          </table:table-cell>
          <table:table-cell/>
          <table:table-cell table:style-name="Default"/>
          <table:table-cell table:number-columns-repeated="1019"/>
        </table:table-row>
        <table:table-row table:style-name="ro1">
          <table:table-cell table:style-name="ce28" table:formula="of:=COM.MICROSOFT.CONCAT([.$E$61:.$E$76])" office:value-type="string" office:string-value="z-'&lt;Q)r/SN8&quot;rjoZ" calcext:value-type="string">
            <text:p>z-'&lt;Q)r/SN8"rjoZ</text:p>
          </table:table-cell>
          <table:table-cell table:style-name="ce28" table:formula="of:=COM.MICROSOFT.CONCAT(&quot;'&quot;;[.A85];&quot;'&quot;;&quot; A23 char positions in D8&quot;)" office:value-type="string" office:string-value="'z-'&lt;Q)r/SN8&quot;rjoZ' A23 char positions in D8" calcext:value-type="string">
            <text:p>'z-'&lt;Q)r/SN8"rjoZ' A23 char positions in D8</text:p>
          </table:table-cell>
          <table:table-cell table:style-name="ce28" table:formula="of:=COM.MICROSOFT.CONCAT(&quot;'&quot;;MID([.$A$78];1;LEN([.$A$78]));&quot;'&quot;;&quot; A78 OTP char positions in D83&quot;)" office:value-type="string" office:string-value="'9UAT0r&gt;{:rAUO{Ehtu_Vij-azj%uhaL1V\yh^A1NCAT\zNhDu1w&gt;XDHl^D615ltq?mF4&quot;)Xd9){m'drPaElfUBF~?B-ET~8(A#Beautiful#MindA#Beautiful#Mind' A78 OTP char positions in D83" calcext:value-type="string">
            <text:p>'9UAT0r&gt;{:rAUO{Ehtu_Vij-azj%uhaL1V\yh^A1NCAT\zNhDu1w&gt;XDHl^D615ltq?mF4")Xd9){m'drPaElfUBF~?B-ET~8(A#Beautiful#MindA#Beautiful#Mind' A78 OTP char positions in D83</text:p>
          </table:table-cell>
          <table:table-cell/>
          <table:table-cell table:style-name="Default"/>
          <table:table-cell table:number-columns-repeated="1019"/>
        </table:table-row>
        <table:table-row table:style-name="ro1">
          <table:table-cell table:style-name="ce28" table:formula="of:=[.E61]" office:value-type="string" office:string-value="z" calcext:value-type="string">
            <text:p>z</text:p>
          </table:table-cell>
          <table:table-cell table:formula="of:=FIND([.A86];[.$D$83];1)" office:value-type="float" office:value="38" calcext:value-type="float">
            <text:p>38</text:p>
          </table:table-cell>
          <table:table-cell table:formula="of:=FIND(MID([.$A$78];[.$A$6]+1;1);[.$D$83])" office:value-type="float" office:value="45" calcext:value-type="float">
            <text:p>45</text:p>
          </table:table-cell>
          <table:table-cell table:formula="of:=IF(MOD(([.B86]-[.C86])+([.$E$4]+1);LEN([.$A$2]))=0;LEN([.$A$2]);MOD(([.B86]-[.C86])+([.$E$4]+1);LEN([.$A$2])))" office:value-type="float" office:value="18" calcext:value-type="float">
            <text:p>18</text:p>
          </table:table-cell>
          <table:table-cell table:formula="of:=IF([.D86]=0;MID([.$D$83];[.$D$4];1);IF([.D86]=[.$D$4];MID([.$D$83];[.$D$4];1);MID([.$D$83];[.D86];1)))" office:value-type="string" office:string-value="A" calcext:value-type="string">
            <text:p>A</text:p>
          </table:table-cell>
          <table:table-cell table:number-columns-repeated="1019"/>
        </table:table-row>
        <table:table-row table:style-name="ro1">
          <table:table-cell table:style-name="ce28" table:formula="of:=[.E62]" office:value-type="string" office:string-value="-" calcext:value-type="string">
            <text:p>-</text:p>
          </table:table-cell>
          <table:table-cell table:formula="of:=FIND([.A87];[.$D$83];1)" office:value-type="float" office:value="2" calcext:value-type="float">
            <text:p>2</text:p>
          </table:table-cell>
          <table:table-cell table:formula="of:=FIND(MID([.$A$78];[.$A$6]+2;1);[.$D$83])" office:value-type="float" office:value="68" calcext:value-type="float">
            <text:p>68</text:p>
          </table:table-cell>
          <table:table-cell table:formula="of:=IF(MOD(([.B87]-[.C87])+([.$E$4]+1);LEN([.$A$2]))=0;LEN([.$A$2]);MOD(([.B87]-[.C87])+([.$E$4]+1);LEN([.$A$2])))" office:value-type="float" office:value="52" calcext:value-type="float">
            <text:p>52</text:p>
          </table:table-cell>
          <table:table-cell table:formula="of:=IF([.D87]=0;MID([.$D$83];[.$D$4];1);IF([.D87]=[.$D$4];MID([.$D$83];[.$D$4];1);MID([.$D$83];[.D87];1)))" office:value-type="string" office:string-value="#" calcext:value-type="string">
            <text:p>#</text:p>
          </table:table-cell>
          <table:table-cell table:number-columns-repeated="1019"/>
        </table:table-row>
        <table:table-row table:style-name="ro1">
          <table:table-cell table:style-name="ce28" table:formula="of:=[.E63]" office:value-type="string" office:string-value="'" calcext:value-type="string">
            <text:p>'</text:p>
          </table:table-cell>
          <table:table-cell table:formula="of:=FIND([.A88];[.$D$83];1)" office:value-type="float" office:value="51" calcext:value-type="float">
            <text:p>51</text:p>
          </table:table-cell>
          <table:table-cell table:formula="of:=FIND(MID([.$A$78];[.$A$6]+3;1);[.$D$83])" office:value-type="float" office:value="87" calcext:value-type="float">
            <text:p>87</text:p>
          </table:table-cell>
          <table:table-cell table:formula="of:=IF(MOD(([.B88]-[.C88])+([.$E$4]+1);LEN([.$A$2]))=0;LEN([.$A$2]);MOD(([.B88]-[.C88])+([.$E$4]+1);LEN([.$A$2])))" office:value-type="float" office:value="82" calcext:value-type="float">
            <text:p>82</text:p>
          </table:table-cell>
          <table:table-cell table:formula="of:=IF([.D88]=0;MID([.$D$83];[.$D$4];1);IF([.D88]=[.$D$4];MID([.$D$83];[.$D$4];1);MID([.$D$83];[.D88];1)))" office:value-type="string" office:string-value="T" calcext:value-type="string">
            <text:p>T</text:p>
          </table:table-cell>
          <table:table-cell table:number-columns-repeated="1019"/>
        </table:table-row>
        <table:table-row table:style-name="ro1">
          <table:table-cell table:style-name="ce28" table:formula="of:=[.E64]" office:value-type="string" office:string-value="&lt;" calcext:value-type="string">
            <text:p>&lt;</text:p>
          </table:table-cell>
          <table:table-cell table:formula="of:=FIND([.A89];[.$D$83];1)" office:value-type="float" office:value="44" calcext:value-type="float">
            <text:p>44</text:p>
          </table:table-cell>
          <table:table-cell table:formula="of:=FIND(MID([.$A$78];[.$A$6]+4;1);[.$D$83])" office:value-type="float" office:value="71" calcext:value-type="float">
            <text:p>71</text:p>
          </table:table-cell>
          <table:table-cell table:formula="of:=IF(MOD(([.B89]-[.C89])+([.$E$4]+1);LEN([.$A$2]))=0;LEN([.$A$2]);MOD(([.B89]-[.C89])+([.$E$4]+1);LEN([.$A$2])))" office:value-type="float" office:value="91" calcext:value-type="float">
            <text:p>91</text:p>
          </table:table-cell>
          <table:table-cell table:formula="of:=IF([.D89]=0;MID([.$D$83];[.$D$4];1);IF([.D89]=[.$D$4];MID([.$D$83];[.$D$4];1);MID([.$D$83];[.D89];1)))" office:value-type="string" office:string-value="e" calcext:value-type="string">
            <text:p>e</text:p>
          </table:table-cell>
          <table:table-cell table:number-columns-repeated="1019"/>
        </table:table-row>
        <table:table-row table:style-name="ro1">
          <table:table-cell table:style-name="ce28" table:formula="of:=[.E65]" office:value-type="string" office:string-value="Q" calcext:value-type="string">
            <text:p>Q</text:p>
          </table:table-cell>
          <table:table-cell table:formula="of:=FIND([.A90];[.$D$83];1)" office:value-type="float" office:value="16" calcext:value-type="float">
            <text:p>16</text:p>
          </table:table-cell>
          <table:table-cell table:formula="of:=FIND(MID([.$A$78];[.$A$6]+5;1);[.$D$83])" office:value-type="float" office:value="93" calcext:value-type="float">
            <text:p>93</text:p>
          </table:table-cell>
          <table:table-cell table:formula="of:=IF(MOD(([.B90]-[.C90])+([.$E$4]+1);LEN([.$A$2]))=0;LEN([.$A$2]);MOD(([.B90]-[.C90])+([.$E$4]+1);LEN([.$A$2])))" office:value-type="float" office:value="41" calcext:value-type="float">
            <text:p>41</text:p>
          </table:table-cell>
          <table:table-cell table:formula="of:=IF([.D90]=0;MID([.$D$83];[.$D$4];1);IF([.D90]=[.$D$4];MID([.$D$83];[.$D$4];1);MID([.$D$83];[.D90];1)))" office:value-type="string" office:string-value="s" calcext:value-type="string">
            <text:p>s</text:p>
          </table:table-cell>
          <table:table-cell table:number-columns-repeated="1019"/>
        </table:table-row>
        <table:table-row table:style-name="ro1">
          <table:table-cell table:style-name="ce28" table:formula="of:=[.E66]" office:value-type="string" office:string-value=")" calcext:value-type="string">
            <text:p>)</text:p>
          </table:table-cell>
          <table:table-cell table:formula="of:=FIND([.A91];[.$D$83];1)" office:value-type="float" office:value="83" calcext:value-type="float">
            <text:p>83</text:p>
          </table:table-cell>
          <table:table-cell table:formula="of:=FIND(MID([.$A$78];[.$A$6]+6;1);[.$D$83])" office:value-type="float" office:value="63" calcext:value-type="float">
            <text:p>63</text:p>
          </table:table-cell>
          <table:table-cell table:formula="of:=IF(MOD(([.B91]-[.C91])+([.$E$4]+1);LEN([.$A$2]))=0;LEN([.$A$2]);MOD(([.B91]-[.C91])+([.$E$4]+1);LEN([.$A$2])))" office:value-type="float" office:value="45" calcext:value-type="float">
            <text:p>45</text:p>
          </table:table-cell>
          <table:table-cell table:formula="of:=IF([.D91]=0;MID([.$D$83];[.$D$4];1);IF([.D91]=[.$D$4];MID([.$D$83];[.$D$4];1);MID([.$D$83];[.D91];1)))" office:value-type="string" office:string-value="t" calcext:value-type="string">
            <text:p>t</text:p>
          </table:table-cell>
          <table:table-cell table:number-columns-repeated="1019"/>
        </table:table-row>
        <table:table-row table:style-name="ro1">
          <table:table-cell table:style-name="ce28" table:formula="of:=[.E67]" office:value-type="string" office:string-value="r" calcext:value-type="string">
            <text:p>r</text:p>
          </table:table-cell>
          <table:table-cell table:formula="of:=FIND([.A92];[.$D$83];1)" office:value-type="float" office:value="29" calcext:value-type="float">
            <text:p>29</text:p>
          </table:table-cell>
          <table:table-cell table:formula="of:=FIND(MID([.$A$78];[.$A$6]+7;1);[.$D$83])" office:value-type="float" office:value="2" calcext:value-type="float">
            <text:p>2</text:p>
          </table:table-cell>
          <table:table-cell table:formula="of:=IF(MOD(([.B92]-[.C92])+([.$E$4]+1);LEN([.$A$2]))=0;LEN([.$A$2]);MOD(([.B92]-[.C92])+([.$E$4]+1);LEN([.$A$2])))" office:value-type="float" office:value="52" calcext:value-type="float">
            <text:p>52</text:p>
          </table:table-cell>
          <table:table-cell table:formula="of:=IF([.D92]=0;MID([.$D$83];[.$D$4];1);IF([.D92]=[.$D$4];MID([.$D$83];[.$D$4];1);MID([.$D$83];[.D92];1)))" office:value-type="string" office:string-value="#" calcext:value-type="string">
            <text:p>#</text:p>
          </table:table-cell>
          <table:table-cell table:number-columns-repeated="1019"/>
        </table:table-row>
        <table:table-row table:style-name="ro1">
          <table:table-cell table:style-name="ce28" table:formula="of:=[.E68]" office:value-type="string" office:string-value="/" calcext:value-type="string">
            <text:p>/</text:p>
          </table:table-cell>
          <table:table-cell table:formula="of:=FIND([.A93];[.$D$83];1)" office:value-type="float" office:value="21" calcext:value-type="float">
            <text:p>21</text:p>
          </table:table-cell>
          <table:table-cell table:formula="of:=FIND(MID([.$A$78];[.$A$6]+8;1);[.$D$83])" office:value-type="float" office:value="90" calcext:value-type="float">
            <text:p>90</text:p>
          </table:table-cell>
          <table:table-cell table:formula="of:=IF(MOD(([.B93]-[.C93])+([.$E$4]+1);LEN([.$A$2]))=0;LEN([.$A$2]);MOD(([.B93]-[.C93])+([.$E$4]+1);LEN([.$A$2])))" office:value-type="float" office:value="49" calcext:value-type="float">
            <text:p>49</text:p>
          </table:table-cell>
          <table:table-cell table:formula="of:=IF([.D93]=0;MID([.$D$83];[.$D$4];1);IF([.D93]=[.$D$4];MID([.$D$83];[.$D$4];1);MID([.$D$83];[.D93];1)))" office:value-type="string" office:string-value="M" calcext:value-type="string">
            <text:p>M</text:p>
          </table:table-cell>
          <table:table-cell table:number-columns-repeated="1019"/>
        </table:table-row>
        <table:table-row table:style-name="ro1">
          <table:table-cell table:style-name="ce28" table:formula="of:=[.E69]" office:value-type="string" office:string-value="S" calcext:value-type="string">
            <text:p>S</text:p>
          </table:table-cell>
          <table:table-cell table:formula="of:=FIND([.A94];[.$D$83];1)" office:value-type="float" office:value="11" calcext:value-type="float">
            <text:p>11</text:p>
          </table:table-cell>
          <table:table-cell table:formula="of:=FIND(MID([.$A$78];[.$A$6]+9;1);[.$D$83])" office:value-type="float" office:value="38" calcext:value-type="float">
            <text:p>38</text:p>
          </table:table-cell>
          <table:table-cell table:formula="of:=IF(MOD(([.B94]-[.C94])+([.$E$4]+1);LEN([.$A$2]))=0;LEN([.$A$2]);MOD(([.B94]-[.C94])+([.$E$4]+1);LEN([.$A$2])))" office:value-type="float" office:value="91" calcext:value-type="float">
            <text:p>91</text:p>
          </table:table-cell>
          <table:table-cell table:formula="of:=IF([.D94]=0;MID([.$D$83];[.$D$4];1);IF([.D94]=[.$D$4];MID([.$D$83];[.$D$4];1);MID([.$D$83];[.D94];1)))" office:value-type="string" office:string-value="e" calcext:value-type="string">
            <text:p>e</text:p>
          </table:table-cell>
          <table:table-cell table:number-columns-repeated="1019"/>
        </table:table-row>
        <table:table-row table:style-name="ro1">
          <table:table-cell table:style-name="ce28" table:formula="of:=[.E70]" office:value-type="string" office:string-value="N" calcext:value-type="string">
            <text:p>N</text:p>
          </table:table-cell>
          <table:table-cell table:formula="of:=FIND([.A95];[.$D$83];1)" office:value-type="float" office:value="79" calcext:value-type="float">
            <text:p>79</text:p>
          </table:table-cell>
          <table:table-cell table:formula="of:=FIND(MID([.$A$78];[.$A$6]+10;1);[.$D$83])" office:value-type="float" office:value="63" calcext:value-type="float">
            <text:p>63</text:p>
          </table:table-cell>
          <table:table-cell table:formula="of:=IF(MOD(([.B95]-[.C95])+([.$E$4]+1);LEN([.$A$2]))=0;LEN([.$A$2]);MOD(([.B95]-[.C95])+([.$E$4]+1);LEN([.$A$2])))" office:value-type="float" office:value="41" calcext:value-type="float">
            <text:p>41</text:p>
          </table:table-cell>
          <table:table-cell table:formula="of:=IF([.D95]=0;MID([.$D$83];[.$D$4];1);IF([.D95]=[.$D$4];MID([.$D$83];[.$D$4];1);MID([.$D$83];[.D95];1)))" office:value-type="string" office:string-value="s" calcext:value-type="string">
            <text:p>s</text:p>
          </table:table-cell>
          <table:table-cell table:number-columns-repeated="1019"/>
        </table:table-row>
        <table:table-row table:style-name="ro1">
          <table:table-cell table:style-name="ce28" table:formula="of:=[.E71]" office:value-type="string" office:string-value="8" calcext:value-type="string">
            <text:p>8</text:p>
          </table:table-cell>
          <table:table-cell table:formula="of:=FIND([.A96];[.$D$83];1)" office:value-type="float" office:value="33" calcext:value-type="float">
            <text:p>33</text:p>
          </table:table-cell>
          <table:table-cell table:formula="of:=FIND(MID([.$A$78];[.$A$6]+11;1);[.$D$83])" office:value-type="float" office:value="17" calcext:value-type="float">
            <text:p>17</text:p>
          </table:table-cell>
          <table:table-cell table:formula="of:=IF(MOD(([.B96]-[.C96])+([.$E$4]+1);LEN([.$A$2]))=0;LEN([.$A$2]);MOD(([.B96]-[.C96])+([.$E$4]+1);LEN([.$A$2])))" office:value-type="float" office:value="41" calcext:value-type="float">
            <text:p>41</text:p>
          </table:table-cell>
          <table:table-cell table:formula="of:=IF([.D96]=0;MID([.$D$83];[.$D$4];1);IF([.D96]=[.$D$4];MID([.$D$83];[.$D$4];1);MID([.$D$83];[.D96];1)))" office:value-type="string" office:string-value="s" calcext:value-type="string">
            <text:p>s</text:p>
          </table:table-cell>
          <table:table-cell table:number-columns-repeated="1019"/>
        </table:table-row>
        <table:table-row table:style-name="ro1">
          <table:table-cell table:style-name="ce28" table:formula="of:=[.E72]" office:value-type="string" office:string-value="&quot;" calcext:value-type="string">
            <text:p>"</text:p>
          </table:table-cell>
          <table:table-cell table:formula="of:=FIND([.A97];[.$D$83];1)" office:value-type="float" office:value="40" calcext:value-type="float">
            <text:p>40</text:p>
          </table:table-cell>
          <table:table-cell table:formula="of:=FIND(MID([.$A$78];[.$A$6]+12;1);[.$D$83])" office:value-type="float" office:value="68" calcext:value-type="float">
            <text:p>68</text:p>
          </table:table-cell>
          <table:table-cell table:formula="of:=IF(MOD(([.B97]-[.C97])+([.$E$4]+1);LEN([.$A$2]))=0;LEN([.$A$2]);MOD(([.B97]-[.C97])+([.$E$4]+1);LEN([.$A$2])))" office:value-type="float" office:value="90" calcext:value-type="float">
            <text:p>90</text:p>
          </table:table-cell>
          <table:table-cell table:formula="of:=IF([.D97]=0;MID([.$D$83];[.$D$4];1);IF([.D97]=[.$D$4];MID([.$D$83];[.$D$4];1);MID([.$D$83];[.D97];1)))" office:value-type="string" office:string-value="a" calcext:value-type="string">
            <text:p>a</text:p>
          </table:table-cell>
          <table:table-cell table:number-columns-repeated="1019"/>
        </table:table-row>
        <table:table-row table:style-name="ro1">
          <table:table-cell table:style-name="ce28" table:formula="of:=[.E73]" office:value-type="string" office:string-value="r" calcext:value-type="string">
            <text:p>r</text:p>
          </table:table-cell>
          <table:table-cell table:formula="of:=FIND([.A98];[.$D$83];1)" office:value-type="float" office:value="29" calcext:value-type="float">
            <text:p>29</text:p>
          </table:table-cell>
          <table:table-cell table:formula="of:=FIND(MID([.$A$78];[.$A$6]+13;1);[.$D$83])" office:value-type="float" office:value="34" calcext:value-type="float">
            <text:p>34</text:p>
          </table:table-cell>
          <table:table-cell table:formula="of:=IF(MOD(([.B98]-[.C98])+([.$E$4]+1);LEN([.$A$2]))=0;LEN([.$A$2]);MOD(([.B98]-[.C98])+([.$E$4]+1);LEN([.$A$2])))" office:value-type="float" office:value="20" calcext:value-type="float">
            <text:p>20</text:p>
          </table:table-cell>
          <table:table-cell table:formula="of:=IF([.D98]=0;MID([.$D$83];[.$D$4];1);IF([.D98]=[.$D$4];MID([.$D$83];[.$D$4];1);MID([.$D$83];[.D98];1)))" office:value-type="string" office:string-value="g" calcext:value-type="string">
            <text:p>g</text:p>
          </table:table-cell>
          <table:table-cell table:number-columns-repeated="1019"/>
        </table:table-row>
        <table:table-row table:style-name="ro1">
          <table:table-cell table:style-name="ce28" table:formula="of:=[.E74]" office:value-type="string" office:string-value="j" calcext:value-type="string">
            <text:p>j</text:p>
          </table:table-cell>
          <table:table-cell table:formula="of:=FIND([.A99];[.$D$83];1)" office:value-type="float" office:value="63" calcext:value-type="float">
            <text:p>63</text:p>
          </table:table-cell>
          <table:table-cell table:formula="of:=FIND(MID([.$A$78];[.$A$6]+14;1);[.$D$83])" office:value-type="float" office:value="90" calcext:value-type="float">
            <text:p>90</text:p>
          </table:table-cell>
          <table:table-cell table:formula="of:=IF(MOD(([.B99]-[.C99])+([.$E$4]+1);LEN([.$A$2]))=0;LEN([.$A$2]);MOD(([.B99]-[.C99])+([.$E$4]+1);LEN([.$A$2])))" office:value-type="float" office:value="91" calcext:value-type="float">
            <text:p>91</text:p>
          </table:table-cell>
          <table:table-cell table:formula="of:=IF([.D99]=0;MID([.$D$83];[.$D$4];1);IF([.D99]=[.$D$4];MID([.$D$83];[.$D$4];1);MID([.$D$83];[.D99];1)))" office:value-type="string" office:string-value="e" calcext:value-type="string">
            <text:p>e</text:p>
          </table:table-cell>
          <table:table-cell table:number-columns-repeated="1019"/>
        </table:table-row>
        <table:table-row table:style-name="ro1">
          <table:table-cell table:style-name="ce28" table:formula="of:=[.E75]" office:value-type="string" office:string-value="o" calcext:value-type="string">
            <text:p>o</text:p>
          </table:table-cell>
          <table:table-cell table:formula="of:=FIND([.A100];[.$D$83];1)" office:value-type="float" office:value="4" calcext:value-type="float">
            <text:p>4</text:p>
          </table:table-cell>
          <table:table-cell table:formula="of:=FIND(MID([.$A$78];[.$A$6]+15;1);[.$D$83])" office:value-type="float" office:value="35" calcext:value-type="float">
            <text:p>35</text:p>
          </table:table-cell>
          <table:table-cell table:formula="of:=IF(MOD(([.B100]-[.C100])+([.$E$4]+1);LEN([.$A$2]))=0;LEN([.$A$2]);MOD(([.B100]-[.C100])+([.$E$4]+1);LEN([.$A$2])))" office:value-type="float" office:value="87" calcext:value-type="float">
            <text:p>87</text:p>
          </table:table-cell>
          <table:table-cell table:formula="of:=IF([.D100]=0;MID([.$D$83];[.$D$4];1);IF([.D100]=[.$D$4];MID([.$D$83];[.$D$4];1);MID([.$D$83];[.D100];1)))" office:value-type="string" office:string-value="_" calcext:value-type="string">
            <text:p>_</text:p>
          </table:table-cell>
          <table:table-cell table:number-columns-repeated="1019"/>
        </table:table-row>
        <table:table-row table:style-name="ro1">
          <table:table-cell table:style-name="ce28" table:formula="of:=[.E76]" office:value-type="string" office:string-value="Z" calcext:value-type="string">
            <text:p>Z</text:p>
          </table:table-cell>
          <table:table-cell table:formula="of:=FIND([.A101];[.$D$83];1)" office:value-type="float" office:value="85" calcext:value-type="float">
            <text:p>85</text:p>
          </table:table-cell>
          <table:table-cell table:formula="of:=FIND(MID([.$A$78];[.$A$6]+16;1);[.$D$83])" office:value-type="float" office:value="23" calcext:value-type="float">
            <text:p>23</text:p>
          </table:table-cell>
          <table:table-cell table:formula="of:=IF(MOD(([.B101]-[.C101])+([.$E$4]+1);LEN([.$A$2]))=0;LEN([.$A$2]);MOD(([.B101]-[.C101])+([.$E$4]+1);LEN([.$A$2])))" office:value-type="float" office:value="87" calcext:value-type="float">
            <text:p>87</text:p>
          </table:table-cell>
          <table:table-cell table:formula="of:=IF([.D101]=0;MID([.$D$83];[.$D$4];1);IF([.D101]=[.$D$4];MID([.$D$83];[.$D$4];1);MID([.$D$83];[.D101];1)))" office:value-type="string" office:string-value="_" calcext:value-type="string">
            <text:p>_</text:p>
          </table:table-cell>
          <table:table-cell table:number-columns-repeated="1019"/>
        </table:table-row>
        <table:table-row table:style-name="ro1">
          <table:table-cell table:style-name="ce28" table:formula="of:=COM.MICROSOFT.CONCAT([.$E$86:.$E$101])" office:value-type="string" office:string-value="A#Test#Message__" calcext:value-type="string">
            <text:p>A#Test#Message__</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number-columns-repeated="4"/>
          <table:table-cell table:style-name="ce27"/>
          <table:table-cell table:number-columns-repeated="1019"/>
        </table:table-row>
        <table:table-row table:style-name="ro1" table:number-rows-repeated="4">
          <table:table-cell table:number-columns-repeated="4"/>
          <table:table-cell table:style-name="Default"/>
          <table:table-cell table:number-columns-repeated="1019"/>
        </table:table-row>
        <table:table-row table:style-name="ro1">
          <table:table-cell table:style-name="ce32" office:value-type="string" calcext:value-type="string">
            <text:p>BACKUP COPY OF ROWS A to D</text:p>
          </table:table-cell>
          <table:table-cell table:style-name="ce32" table:number-columns-repeated="1023"/>
        </table:table-row>
        <table:table-row table:style-name="ro1">
          <table:table-cell table:number-columns-repeated="4"/>
          <table:table-cell table:style-name="Default"/>
          <table:table-cell table:number-columns-repeated="1019"/>
        </table:table-row>
        <table:table-row table:style-name="ro1">
          <table:table-cell table:style-name="ce32" office:value-type="string" calcext:value-type="string">
            <text:p>DECRYPTION CHARACTER SET</text:p>
          </table:table-cell>
          <table:table-cell table:style-name="ce25" office:value-type="string" calcext:value-type="string">
            <text:p>DECRYPT MESSAGE</text:p>
          </table:table-cell>
          <table:table-cell table:style-name="ce32" office:value-type="string" calcext:value-type="string">
            <text:p>MESSAGE DECRYPTED</text:p>
          </table:table-cell>
          <table:table-cell table:style-name="ce32" office:value-type="string" calcext:value-type="string">
            <text:p>ENCRYPTED MESSAGE</text:p>
          </table:table-cell>
          <table:table-cell table:style-name="ce32" office:value-type="string" calcext:value-type="string">
            <text:p>X1</text:p>
          </table:table-cell>
          <table:table-cell table:style-name="ce32" office:value-type="string" calcext:value-type="string">
            <text:p>X2</text:p>
          </table:table-cell>
          <table:table-cell table:style-name="ce32" office:value-type="string" calcext:value-type="string">
            <text:p>X3</text:p>
          </table:table-cell>
          <table:table-cell table:style-name="ce32" office:value-type="string" calcext:value-type="string">
            <text:p>X4</text:p>
          </table:table-cell>
          <table:table-cell table:style-name="ce32" office:value-type="string" calcext:value-type="string">
            <text:p>X5</text:p>
          </table:table-cell>
          <table:table-cell table:number-columns-repeated="1015"/>
        </table:table-row>
        <table:table-row table:style-name="ro1">
          <table:table-cell table:style-name="ce23" table:formula="of:=[Encrypt.$D$83]" office:value-type="string" office:string-value="*aQn,-'B)YZ[_.defi3olpqw~!(%A^g/012\CJ?r4678hLUDzH&quot;s9:&lt;tW`M+S5#=&gt;@$bkKXRjEFGIumyV}c|v]xNOPT&amp;{" calcext:value-type="string">
            <text:p>*aQn,-'B)YZ[_.defi3olpqw~!(%A^g/012\CJ?r4678hLUDzH"s9:&lt;tW`M+S5#=&gt;@$bkKXRjEFGIumyV}c|v]xNOPT&amp;{</text:p>
          </table:table-cell>
          <table:table-cell table:style-name="ce29" table:formula="of:=[$Encrypt.$A$102]" office:value-type="string" office:string-value="g9gdE6HWGA1nv,&lt;[" calcext:value-type="string">
            <text:p>g9gdE6HWGA1nv,&lt;[</text:p>
          </table:table-cell>
          <table:table-cell table:style-name="ce34" table:formula="of:=[.$A$102]" office:value-type="string" office:string-value="A#Test#Message__" calcext:value-type="string">
            <text:p>A#Test#Message__</text:p>
          </table:table-cell>
          <table:table-cell table:style-name="ce27" table:formula="of:=[Encrypt.$A$102]" office:value-type="string" office:string-value="g9gdE6HWGA1nv,&lt;[" calcext:value-type="string">
            <text:p>g9gdE6HWGA1nv,&lt;[</text:p>
          </table:table-cell>
          <table:table-cell table:style-name="ce8" table:formula="of:=[$Encrypt.$E$2]" office:value-type="float" office:value="24" calcext:value-type="float">
            <text:p>24</text:p>
          </table:table-cell>
          <table:table-cell table:style-name="ce8" table:formula="of:=[$Encrypt.$F$2]" office:value-type="float" office:value="11" calcext:value-type="float">
            <text:p>11</text:p>
          </table:table-cell>
          <table:table-cell table:style-name="ce8" table:formula="of:=[$Encrypt.$G$2]" office:value-type="float" office:value="60" calcext:value-type="float">
            <text:p>60</text:p>
          </table:table-cell>
          <table:table-cell table:style-name="ce8" table:formula="of:=[$Encrypt.$H$2]" office:value-type="float" office:value="57" calcext:value-type="float">
            <text:p>57</text:p>
          </table:table-cell>
          <table:table-cell table:style-name="ce18" table:formula="of:=[$Encrypt.$I$2]" office:value-type="float" office:value="0" calcext:value-type="float">
            <text:p>0</text:p>
          </table:table-cell>
          <table:table-cell table:number-columns-repeated="1015"/>
        </table:table-row>
        <table:table-row table:style-name="ro1">
          <table:table-cell table:style-name="ce26" table:formula="of:=[Encrypt.A213]" office:value-type="float" office:value="0" calcext:value-type="float">
            <text:p>0</text:p>
          </table:table-cell>
          <table:table-cell table:number-columns-repeated="3"/>
          <table:table-cell table:style-name="Default" table:formula="of:=IF(MOD([.$E$4];2);1;0)" office:value-type="float" office:value="0" calcext:value-type="float">
            <text:p>0</text:p>
          </table:table-cell>
          <table:table-cell table:formula="of:=IF(MOD([.$F$4];2);1;0)" office:value-type="float" office:value="1" calcext:value-type="float">
            <text:p>1</text:p>
          </table:table-cell>
          <table:table-cell table:formula="of:=IF(MOD([.$G$2];2);1;0)" office:value-type="float" office:value="0" calcext:value-type="float">
            <text:p>0</text:p>
          </table:table-cell>
          <table:table-cell table:formula="of:=IF(MOD([.$H$2];2);1;0)" office:value-type="float" office:value="1" calcext:value-type="float">
            <text:p>1</text:p>
          </table:table-cell>
          <table:table-cell table:formula="of:=IF(MOD([.$I$2];2);1;0)" office:value-type="float" office:value="0" calcext:value-type="float">
            <text:p>0</text:p>
          </table:table-cell>
          <table:table-cell table:number-columns-repeated="1015"/>
        </table:table-row>
        <table:table-row table:style-name="ro1">
          <table:table-cell table:style-name="ce26" table:formula="of:=IF(LEN([.$B$2])&lt;16;COM.MICROSOFT.CONCAT([.$B$2];LEFT([.$B$4];MOD(16-LEN([.$B$2]);16)));IF(LEN([.$B$2])&gt;=16;LEFT([.$B$2];16);[.B115]))" office:value-type="string" office:string-value="g9gdE6HWGA1nv,&lt;[" calcext:value-type="string">
            <text:p>g9gdE6HWGA1nv,&lt;[</text:p>
          </table:table-cell>
          <table:table-cell table:style-name="ce17" table:formula="of:=[$Encrypt.$B$4]" office:value-type="string" office:string-value="__yV}c{|v]xNOPT)" calcext:value-type="string">
            <text:p>__yV}c{|v]xNOPT)</text:p>
          </table:table-cell>
          <table:table-cell/>
          <table:table-cell table:formula="of:=LEN([.$A$2])" office:value-type="float" office:value="93" calcext:value-type="float">
            <text:p>93</text:p>
          </table:table-cell>
          <table:table-cell table:style-name="Default" table:formula="of:=MOD([.E112];LEN([.$A$2]))" office:value-type="float" office:value="24" calcext:value-type="float">
            <text:p>24</text:p>
          </table:table-cell>
          <table:table-cell table:formula="of:=MOD([.F112];LEN([.$A$2]))" office:value-type="float" office:value="11" calcext:value-type="float">
            <text:p>11</text:p>
          </table:table-cell>
          <table:table-cell table:formula="of:=MOD([.G112];LEN([.$A$2]))" office:value-type="float" office:value="60" calcext:value-type="float">
            <text:p>60</text:p>
          </table:table-cell>
          <table:table-cell table:formula="of:=MOD([.H112];LEN([.$A$2]))" office:value-type="float" office:value="57" calcext:value-type="float">
            <text:p>57</text:p>
          </table:table-cell>
          <table:table-cell table:formula="of:=MOD([.I112];LEN([.$A$2]))" office:value-type="float" office:value="0" calcext:value-type="float">
            <text:p>0</text:p>
          </table:table-cell>
          <table:table-cell table:number-columns-repeated="1015"/>
        </table:table-row>
      </table:table>
      <table:table table:name="Multi Encrypt" table:style-name="ta1">
        <office:forms form:automatic-focus="false" form:apply-design-mode="false"/>
        <table:table-column table:style-name="co28" table:default-cell-style-name="ce23"/>
        <table:table-column table:style-name="co25" table:default-cell-style-name="ce64"/>
        <table:table-column table:style-name="co29" table:default-cell-style-name="Default"/>
        <table:table-column table:style-name="co30" table:default-cell-style-name="Default"/>
        <table:table-column table:style-name="co31" table:default-cell-style-name="ce28"/>
        <table:table-column table:style-name="co32" table:default-cell-style-name="ce68"/>
        <table:table-column table:style-name="co33" table:default-cell-style-name="ce28"/>
        <table:table-column table:style-name="co31" table:default-cell-style-name="ce87"/>
        <table:table-column table:style-name="co6" table:default-cell-style-name="Default"/>
        <table:table-column table:style-name="co11" table:number-columns-repeated="1015" table:default-cell-style-name="Default"/>
        <table:table-row table:style-name="ro1">
          <table:table-cell table:style-name="ce47" table:formula="of:=COM.MICROSOFT.CONCAT(INDIRECT(COM.MICROSOFT.CONCAT([.$F$1];[.$G$1]));[.$D$5])" office:value-type="string" office:string-value="*aQn,-'B)YZ[_.defi3olpqw~!(%A^g/012\CJ?r4678hLUDzH&quot;s9:&lt;tW`M+S5#=&gt;@$bkKXRjEFGIumyV}c|v]xNOPT&amp;{ " calcext:value-type="string">
            <text:p>*aQn,-'B)YZ[_.defi3olpqw~!(%A^g/012\CJ?r4678hLUDzH"s9:&lt;tW`M+S5#=&gt;@$bkKXRjEFGIumyV}c|v]xNOPT&amp;{ </text:p>
          </table:table-cell>
          <table:table-cell table:style-name="ce32" table:number-columns-repeated="4"/>
          <table:table-cell table:style-name="ce69" office:value-type="string" calcext:value-type="string">
            <text:p>J</text:p>
          </table:table-cell>
          <table:table-cell table:style-name="ce77" office:value-type="float" office:value="10" calcext:value-type="float">
            <text:p>10</text:p>
          </table:table-cell>
          <table:table-cell table:style-name="ce49" office:value-type="string" calcext:value-type="string">
            <text:p>&lt;&lt;CHR SET <text:s/>Size&gt;</text:p>
          </table:table-cell>
          <table:table-cell table:formula="of:=LEN([.$A$1])" office:value-type="float" office:value="94" calcext:value-type="float">
            <text:p>94</text:p>
          </table:table-cell>
          <table:table-cell table:style-name="ce32" office:value-type="string" calcext:value-type="string">
            <text:p>ACTIVE CS</text:p>
          </table:table-cell>
          <table:table-cell table:style-name="ce28" table:formula="of:=INDIRECT(COM.MICROSOFT.CONCAT([.$F$1];[.$G$1]))" office:value-type="string" office:string-value="*aQn,-'B)YZ[_.defi3olpqw~!(%A^g/012\CJ?r4678hLUDzH&quot;s9:&lt;tW`M+S5#=&gt;@$bkKXRjEFGIumyV}c|v]xNOPT&amp;{" calcext:value-type="string">
            <text:p>*aQn,-'B)YZ[_.defi3olpqw~!(%A^g/012\CJ?r4678hLUDzH"s9:&lt;tW`M+S5#=&gt;@$bkKXRjEFGIumyV}c|v]xNOPT&amp;{</text:p>
          </table:table-cell>
          <table:table-cell office:value-type="string" calcext:value-type="string">
            <text:p>J</text:p>
          </table:table-cell>
          <table:table-cell office:value-type="float" office:value="12" calcext:value-type="float">
            <text:p>12</text:p>
          </table:table-cell>
          <table:table-cell table:number-columns-repeated="1011"/>
        </table:table-row>
        <table:table-row table:style-name="ro1">
          <table:table-cell table:style-name="ce46" table:formula="of:=[$Encrypt.$A$3]" office:value-type="string" office:string-value="9UAT0r&gt;{:rAUO{Ehtu_Vij-azj%uhaL1V\yh^A1NCAT\zNhDu1w&gt;XDHl^D615ltq?mF4&quot;)Xd9){m'drPaElfUBF~?B-ET~8(A#Beautiful#MindA#Beautiful#Mind" calcext:value-type="string">
            <text:p>9UAT0r&gt;{:rAUO{Ehtu_Vij-azj%uhaL1V\yh^A1NCAT\zNhDu1w&gt;XDHl^D615ltq?mF4")Xd9){m'drPaElfUBF~?B-ET~8(A#Beautiful#MindA#Beautiful#Mind</text:p>
          </table:table-cell>
          <table:table-cell table:style-name="ce30" table:number-columns-repeated="3"/>
          <table:table-cell table:style-name="ce49" office:value-type="string" calcext:value-type="string">
            <text:p>CHAR SET IS – &gt;&gt;</text:p>
          </table:table-cell>
          <table:table-cell table:style-name="ce65" table:formula="of:=INDIRECT(COM.MICROSOFT.CONCAT(&quot;I&quot;;[.G1]))" office:value-type="string" office:string-value="Encrypt D83" calcext:value-type="string">
            <text:p>Encrypt D83</text:p>
          </table:table-cell>
          <table:table-cell table:style-name="ce86"/>
          <table:table-cell table:style-name="ce49" office:value-type="string" calcext:value-type="string">
            <text:p>OTP LENGTH = </text:p>
          </table:table-cell>
          <table:table-cell table:formula="of:=LEN([.A2])" office:value-type="float" office:value="128" calcext:value-type="float">
            <text:p>128</text:p>
          </table:table-cell>
          <table:table-cell table:number-columns-repeated="1015"/>
        </table:table-row>
        <table:table-row table:style-name="ro1">
          <table:table-cell table:style-name="ce57" table:formula="of:=INDIRECT(COM.MICROSOFT.CONCAT([.C3];[.D3]))" office:value-type="string" office:string-value="nth, younger brother, begin, search, it, most, husband, really, walk." calcext:value-type="string">
            <text:p>nth, younger brother, begin, search, it, most, husband, really, walk.</text:p>
          </table:table-cell>
          <table:table-cell table:style-name="ce73" table:formula="of:=IF(OR([.C3]=&quot;A&quot;;[.C3]=&quot;a&quot;);&quot;ENC&quot;;&quot;DEC&quot;)" office:value-type="string" office:string-value="ENC" calcext:value-type="string">
            <text:p>ENC</text:p>
          </table:table-cell>
          <table:table-cell table:style-name="ce76" office:value-type="string" calcext:value-type="string">
            <text:p>a</text:p>
          </table:table-cell>
          <table:table-cell table:style-name="ce77" office:value-type="float" office:value="80" calcext:value-type="float">
            <text:p>80</text:p>
          </table:table-cell>
          <table:table-cell table:style-name="ce49" office:value-type="string" calcext:value-type="string">
            <text:p>ENCRYPTION - &gt;&gt;</text:p>
          </table:table-cell>
          <table:table-cell table:style-name="ce82" table:formula="of:=COM.MICROSOFT.CONCAT([.$F$10:.$F$73])" office:value-type="string" office:string-value="W)Ea0!vI`XhxO$o&gt;iAA(qjEiyT/ch:5\(~gH^UP{C.fNZ{h{5]&amp;$F#&lt;lK=8&lt;c'Sq" calcext:value-type="string">
            <text:p>W)Ea0!vI`XhxO$o&gt;iAA(qjEiyT/ch:5\(~gH^UP{C.fNZ{h{5]&amp;$F#&lt;lK=8&lt;c'Sq</text:p>
          </table:table-cell>
          <table:table-cell table:style-name="ce20" table:number-columns-repeated="5"/>
          <table:table-cell table:style-name="ce30" table:number-columns-repeated="69"/>
          <table:table-cell table:style-name="ce20" table:number-columns-repeated="944"/>
        </table:table-row>
        <table:table-row table:style-name="ro1">
          <table:table-cell table:style-name="ce49" table:formula="of:=COM.MICROSOFT.CONCAT(&quot;MSG LEN =  &quot;;LEN([.$A$3]);&quot;  OTP LEN = &quot;;LEN([.$A$2]);&quot;   CHAR SET LEN = &quot;;LEN([.$A$1]))" office:value-type="string" office:string-value="MSG LEN =  69  OTP LEN = 128   CHAR SET LEN = 94" calcext:value-type="string">
            <text:p>MSG LEN = <text:s/>69 <text:s/>OTP LEN = 128 <text:s text:c="2"/>CHAR SET LEN = 94</text:p>
          </table:table-cell>
          <table:table-cell table:style-name="ce16" table:formula="of:=COM.MICROSOFT.CONCAT(&quot;__&quot;;LEFT([.$A$1];LEN([.$A$3])))" office:value-type="string" office:string-value="__*aQn,-'B)YZ[_.defi3olpqw~!(%A^g/012\CJ?r4678hLUDzH&quot;s9:&lt;tW`M+S5#=&gt;@$bk" calcext:value-type="string">
            <text:p>__*aQn,-'B)YZ[_.defi3olpqw~!(%A^g/012\CJ?r4678hLUDzH"s9:&lt;tW`M+S5#=&gt;@$bk</text:p>
          </table:table-cell>
          <table:table-cell table:style-name="ce17" table:number-columns-repeated="2"/>
          <table:table-cell table:style-name="ce49" office:value-type="string" calcext:value-type="string">
            <text:p>DECRYPTION - &gt;&gt;</text:p>
          </table:table-cell>
          <table:table-cell table:style-name="ce60" table:formula="of:=COM.MICROSOFT.CONCAT([.$H$10:.$H$73])">
            <text:p/>
          </table:table-cell>
          <table:table-cell table:style-name="ce60"/>
          <table:table-cell table:style-name="ce20" table:number-columns-repeated="4"/>
          <table:table-cell table:style-name="ce30" table:number-columns-repeated="69"/>
          <table:table-cell table:style-name="ce20" table:number-columns-repeated="944"/>
        </table:table-row>
        <table:table-row table:style-name="ro1">
          <table:table-cell table:style-name="ce53" table:formula="of:=IF(LEN([.$A$3])&lt;64;COM.MICROSOFT.CONCAT([.$A$3];LEFT([.$A$1];64-LEN([.$A$3])));[.$A$3])" office:value-type="string" office:string-value="nth, younger brother, begin, search, it, most, husband, really, walk." calcext:value-type="string">
            <text:p>nth, younger brother, begin, search, it, most, husband, really, walk.</text:p>
          </table:table-cell>
          <table:table-cell table:style-name="ce56" table:number-columns-repeated="2"/>
          <table:table-cell table:formula="of:=&quot; &quot;" office:value-type="string" office:string-value=" " calcext:value-type="string">
            <text:p><text:s/></text:p>
          </table:table-cell>
          <table:table-cell table:style-name="ce18" table:formula="of:=COM.MICROSOFT.CONCAT(&quot;&lt;&lt;--ADJ MSG LEN-- &gt;&gt; &quot;; LEN([.A5]))" office:value-type="string" office:string-value="&lt;&lt;--ADJ MSG LEN-- &gt;&gt; 69" calcext:value-type="string">
            <text:p>&lt;&lt;--ADJ MSG LEN-- &gt;&gt; 69</text:p>
          </table:table-cell>
          <table:table-cell table:style-name="ce59" table:number-columns-repeated="2"/>
          <table:table-cell table:style-name="ce49" table:number-columns-repeated="4"/>
          <table:table-cell table:style-name="ce30" table:number-columns-repeated="35"/>
          <table:table-cell table:style-name="ce20" table:number-columns-repeated="978"/>
        </table:table-row>
        <table:table-row table:style-name="ro1">
          <table:table-cell table:style-name="ce28" table:number-columns-repeated="2"/>
          <table:table-cell table:style-name="ce81"/>
          <table:table-cell/>
          <table:table-cell table:style-name="Default" table:number-columns-repeated="4"/>
          <table:table-cell table:number-columns-repeated="1016"/>
        </table:table-row>
        <table:table-row table:style-name="ro1">
          <table:table-cell table:style-name="ce54"/>
          <table:table-cell table:style-name="ce63" table:number-columns-repeated="1023"/>
        </table:table-row>
        <table:table-row table:style-name="ro1">
          <table:table-cell table:style-name="ce47" table:formula="of:=IF(OR([.C3]=&quot;b&quot;;[.C3]=&quot;B&quot;);COM.MICROSOFT.CONCAT(&quot;DECRYPTING MESSAGE &quot;;[.C3];[.D3];&quot; WITH &quot;;[.F1];[.G1];&quot;  CHARACTER SET&quot;);COM.MICROSOFT.CONCAT(&quot;ENCRYPTING MESSAGE LINE &quot;;[.C3];[.D3];&quot; WITH &quot;;[.F1];[.G1];&quot; CHARACTER SET.  MANUALLY COPY CELL F3 ENCRYPTION TO B&quot;;[.D3]; &quot; PASTE SPECIAL - UNFORMATTED TEXT - TEXT.&quot;))" office:value-type="string" office:string-value="ENCRYPTING MESSAGE LINE a80 WITH J10 CHARACTER SET.  MANUALLY COPY CELL F3 ENCRYPTION TO B80 PASTE SPECIAL - UNFORMATTED TEXT - TEXT." calcext:value-type="string">
            <text:p>ENCRYPTING MESSAGE LINE a80 WITH J10 CHARACTER SET. <text:s/>MANUALLY COPY CELL F3 ENCRYPTION TO B80 PASTE SPECIAL - UNFORMATTED TEXT - TEXT.</text:p>
          </table:table-cell>
          <table:table-cell table:style-name="ce32" table:number-columns-repeated="1023"/>
        </table:table-row>
        <table:table-row table:style-name="ro1">
          <table:table-cell table:style-name="ce54" office:value-type="string" calcext:value-type="string">
            <text:p>Message Characters</text:p>
          </table:table-cell>
          <table:table-cell table:style-name="ce63" office:value-type="string" calcext:value-type="string">
            <text:p>OTP</text:p>
          </table:table-cell>
          <table:table-cell table:style-name="ce63" office:value-type="string" calcext:value-type="string">
            <text:p>M Char</text:p>
          </table:table-cell>
          <table:table-cell table:style-name="ce63" office:value-type="string" calcext:value-type="string">
            <text:p><text:s text:c="2"/>O Char</text:p>
          </table:table-cell>
          <table:table-cell table:style-name="ce63" office:value-type="string" calcext:value-type="string">
            <text:p>M+O % CS</text:p>
          </table:table-cell>
          <table:table-cell table:style-name="ce63" office:value-type="string" calcext:value-type="string">
            <text:p>ENCRYPTED</text:p>
          </table:table-cell>
          <table:table-cell table:style-name="ce63" office:value-type="string" calcext:value-type="string">
            <text:p><text:s/>E–O % CS</text:p>
          </table:table-cell>
          <table:table-cell table:style-name="ce63" office:value-type="string" calcext:value-type="string">
            <text:p>DECRYPTED</text:p>
          </table:table-cell>
          <table:table-cell table:style-name="ce63" office:value-type="string" calcext:value-type="string">
            <text:p>SHEET# <text:s/>ROW#</text:p>
          </table:table-cell>
          <table:table-cell table:style-name="ce63" office:value-type="string" calcext:value-type="string">
            <text:p><text:s text:c="2"/>PERMUTATED CHARACTER SETS</text:p>
          </table:table-cell>
          <table:table-cell table:style-name="ce63" table:number-columns-repeated="1014"/>
        </table:table-row>
        <table:table-row table:style-name="ro1">
          <table:table-cell table:formula="of:=MID([.$A$5];1;1)" office:value-type="string" office:string-value="n" calcext:value-type="string">
            <text:p>n</text:p>
          </table:table-cell>
          <table:table-cell table:formula="of:=MID([.$A$2];1;1)" office:value-type="string" office:string-value="9" calcext:value-type="string">
            <text:p>9</text:p>
          </table:table-cell>
          <table:table-cell table:formula="of:=FIND([.A10];[.$A$1];1)" office:value-type="float" office:value="4" calcext:value-type="float">
            <text:p>4</text:p>
          </table:table-cell>
          <table:table-cell table:formula="of:=FIND([.B10];[.$A$1];1)" office:value-type="float" office:value="53" calcext:value-type="float">
            <text:p>53</text:p>
          </table:table-cell>
          <table:table-cell table:formula="of:=IF(OR([.$C$3]=&quot;a&quot;;[.$C$3]=&quot;A&quot;);IF(MOD([.C10]+[.D10];[.$I$1])=0;[.$I$1];MOD([.C10]+[.D10];[.$I$1]));[.C10])" office:value-type="float" office:value="57" calcext:value-type="float">
            <text:p>57</text:p>
          </table:table-cell>
          <table:table-cell table:formula="of:=IF(OR([.$C$3]=&quot;A&quot;;[.$C$3]=&quot;a&quot;);MID([.$A$1];[.E10];1);&quot;&quot;)" office:value-type="string" office:string-value="W" calcext:value-type="string">
            <text:p>W</text:p>
          </table:table-cell>
          <table:table-cell table:formula="of:=IF(OR([.$C$3]=&quot;B&quot;;[.$C$3]=&quot;b&quot;);IF(MOD([.E10]-[.D10];[.$I$1])=0;[.$I$1];IF([.E10]&lt;[.D10];IF(AND([.D10]&lt;12;[.E10]=1);([.$I$1]-([.D10]-1));(([.E10]-[.D10]))+[.$I$1]);MOD([.E10]-[.D10];[.$I$1])));&quot;&quot;)">
            <text:p/>
          </table:table-cell>
          <table:table-cell table:formula="of:=IF(OR([.$C$3]=&quot;B&quot;;[.$C$3]=&quot;b&quot;);MID([.$A$1];[.G10];1);&quot;&quot;)">
            <text:p/>
          </table:table-cell>
          <table:table-cell table:style-name="ce69" office:value-type="string" calcext:value-type="string">
            <text:p>Encrypt D83</text:p>
          </table:table-cell>
          <table:table-cell table:style-name="ce32" table:formula="of:=[$Encrypt.D83]" office:value-type="string" office:string-value="*aQn,-'B)YZ[_.defi3olpqw~!(%A^g/012\CJ?r4678hLUDzH&quot;s9:&lt;tW`M+S5#=&gt;@$bkKXRjEFGIumyV}c|v]xNOPT&amp;{" calcext:value-type="string">
            <text:p>*aQn,-'B)YZ[_.defi3olpqw~!(%A^g/012\CJ?r4678hLUDzH"s9:&lt;tW`M+S5#=&gt;@$bkKXRjEFGIumyV}c|v]xNOPT&amp;{</text:p>
          </table:table-cell>
          <table:table-cell table:style-name="ce32" table:number-columns-repeated="7"/>
          <table:table-cell table:number-columns-repeated="1007"/>
        </table:table-row>
        <table:table-row table:style-name="ro1">
          <table:table-cell table:formula="of:=MID([.$A$5];2;1)" office:value-type="string" office:string-value="t" calcext:value-type="string">
            <text:p>t</text:p>
          </table:table-cell>
          <table:table-cell table:formula="of:=MID([.$A$2];2;1)" office:value-type="string" office:string-value="U" calcext:value-type="string">
            <text:p>U</text:p>
          </table:table-cell>
          <table:table-cell table:formula="of:=FIND([.A11];[.$A$1];1)" office:value-type="float" office:value="56" calcext:value-type="float">
            <text:p>56</text:p>
          </table:table-cell>
          <table:table-cell table:formula="of:=FIND([.B11];[.$A$1];1)" office:value-type="float" office:value="47" calcext:value-type="float">
            <text:p>47</text:p>
          </table:table-cell>
          <table:table-cell table:formula="of:=IF(OR([.$C$3]=&quot;a&quot;;[.$C$3]=&quot;A&quot;);IF(MOD([.C11]+[.D11];[.$I$1])=0;[.$I$1];MOD([.C11]+[.D11];[.$I$1]));[.C11])" office:value-type="float" office:value="9" calcext:value-type="float">
            <text:p>9</text:p>
          </table:table-cell>
          <table:table-cell table:formula="of:=IF(OR([.$C$3]=&quot;A&quot;;[.$C$3]=&quot;a&quot;);MID([.$A$1];[.E11];1);&quot;&quot;)" office:value-type="string" office:string-value=")" calcext:value-type="string">
            <text:p>)</text:p>
          </table:table-cell>
          <table:table-cell table:formula="of:=IF(OR([.$C$3]=&quot;B&quot;;[.$C$3]=&quot;b&quot;);IF(MOD([.E11]-[.D11];[.$I$1])=0;[.$I$1];IF([.E11]&lt;[.D11];IF(AND([.D11]&lt;12;[.E11]=1);([.$I$1]-([.D11]-1));(([.E11]-[.D11]))+[.$I$1]);MOD([.E11]-[.D11];[.$I$1])));&quot;&quot;)">
            <text:p/>
          </table:table-cell>
          <table:table-cell table:formula="of:=IF(OR([.$C$3]=&quot;B&quot;;[.$C$3]=&quot;b&quot;);MID([.$A$1];[.G11];1);&quot;&quot;)">
            <text:p/>
          </table:table-cell>
          <table:table-cell table:style-name="ce69" office:value-type="string" calcext:value-type="string">
            <text:p>Encrypt D58</text:p>
          </table:table-cell>
          <table:table-cell table:style-name="ce32" table:formula="of:=[$Encrypt.D58]" office:value-type="string" office:string-value="{n+SQ5#=&gt;@$bkKXRjEFGIumyV}c|v]xNOPT&amp;,-'B)YZ[_.daefi3olpqw~!(*%A^g/012\CJ?r4678hLUDzH&quot;s9:&lt;tW`M" calcext:value-type="string">
            <text:p>{n+SQ5#=&gt;@$bkKXRjEFGIumyV}c|v]xNOPT&amp;,-'B)YZ[_.daefi3olpqw~!(*%A^g/012\CJ?r4678hLUDzH"s9:&lt;tW`M</text:p>
          </table:table-cell>
          <table:table-cell table:style-name="ce32" table:number-columns-repeated="7"/>
          <table:table-cell table:number-columns-repeated="1007"/>
        </table:table-row>
        <table:table-row table:style-name="ro1">
          <table:table-cell table:formula="of:=MID([.$A$5];3;1)" office:value-type="string" office:string-value="h" calcext:value-type="string">
            <text:p>h</text:p>
          </table:table-cell>
          <table:table-cell table:formula="of:=MID([.$A$2];3;1)" office:value-type="string" office:string-value="A" calcext:value-type="string">
            <text:p>A</text:p>
          </table:table-cell>
          <table:table-cell table:formula="of:=FIND([.A12];[.$A$1];1)" office:value-type="float" office:value="45" calcext:value-type="float">
            <text:p>45</text:p>
          </table:table-cell>
          <table:table-cell table:formula="of:=FIND([.B12];[.$A$1];1)" office:value-type="float" office:value="29" calcext:value-type="float">
            <text:p>29</text:p>
          </table:table-cell>
          <table:table-cell table:formula="of:=IF(OR([.$C$3]=&quot;a&quot;;[.$C$3]=&quot;A&quot;);IF(MOD([.C12]+[.D12];[.$I$1])=0;[.$I$1];MOD([.C12]+[.D12];[.$I$1]));[.C12])" office:value-type="float" office:value="74" calcext:value-type="float">
            <text:p>74</text:p>
          </table:table-cell>
          <table:table-cell table:formula="of:=IF(OR([.$C$3]=&quot;A&quot;;[.$C$3]=&quot;a&quot;);MID([.$A$1];[.E12];1);&quot;&quot;)" office:value-type="string" office:string-value="E" calcext:value-type="string">
            <text:p>E</text:p>
          </table:table-cell>
          <table:table-cell table:formula="of:=IF(OR([.$C$3]=&quot;B&quot;;[.$C$3]=&quot;b&quot;);IF(MOD([.E12]-[.D12];[.$I$1])=0;[.$I$1];IF([.E12]&lt;[.D12];IF(AND([.D12]&lt;12;[.E12]=1);([.$I$1]-([.D12]-1));(([.E12]-[.D12]))+[.$I$1]);MOD([.E12]-[.D12];[.$I$1])));&quot;&quot;)">
            <text:p/>
          </table:table-cell>
          <table:table-cell table:formula="of:=IF(OR([.$C$3]=&quot;B&quot;;[.$C$3]=&quot;b&quot;);MID([.$A$1];[.G12];1);&quot;&quot;)">
            <text:p/>
          </table:table-cell>
          <table:table-cell table:style-name="ce69" office:value-type="string" calcext:value-type="string">
            <text:p>Encrypt D33</text:p>
          </table:table-cell>
          <table:table-cell table:style-name="ce32" table:formula="of:=[$Encrypt.D33]" office:value-type="string" office:string-value=",-'B)YZ[_.daefi3olpqw~!S(*+Q%A^g/012\CJ?r4678hLUDzH&quot;s9:&lt;tW`M5#=&gt;@$bkKXnRjEFGIumyV}c{|v]xNOPT&amp;" calcext:value-type="string">
            <text:p>,-'B)YZ[_.daefi3olpqw~!S(*+Q%A^g/012\CJ?r4678hLUDzH"s9:&lt;tW`M5#=&gt;@$bkKXnRjEFGIumyV}c{|v]xNOPT&amp;</text:p>
          </table:table-cell>
          <table:table-cell table:style-name="ce32" table:number-columns-repeated="7"/>
          <table:table-cell table:number-columns-repeated="1007"/>
        </table:table-row>
        <table:table-row table:style-name="ro1">
          <table:table-cell table:formula="of:=MID([.$A$5];4;1)" office:value-type="string" office:string-value="," calcext:value-type="string">
            <text:p>,</text:p>
          </table:table-cell>
          <table:table-cell table:formula="of:=MID([.$A$2];4;1)" office:value-type="string" office:string-value="T" calcext:value-type="string">
            <text:p>T</text:p>
          </table:table-cell>
          <table:table-cell table:formula="of:=FIND([.A13];[.$A$1];1)" office:value-type="float" office:value="5" calcext:value-type="float">
            <text:p>5</text:p>
          </table:table-cell>
          <table:table-cell table:formula="of:=FIND([.B13];[.$A$1];1)" office:value-type="float" office:value="91" calcext:value-type="float">
            <text:p>91</text:p>
          </table:table-cell>
          <table:table-cell table:formula="of:=IF(OR([.$C$3]=&quot;a&quot;;[.$C$3]=&quot;A&quot;);IF(MOD([.C13]+[.D13];[.$I$1])=0;[.$I$1];MOD([.C13]+[.D13];[.$I$1]));[.C13])" office:value-type="float" office:value="2" calcext:value-type="float">
            <text:p>2</text:p>
          </table:table-cell>
          <table:table-cell table:formula="of:=IF(OR([.$C$3]=&quot;A&quot;;[.$C$3]=&quot;a&quot;);MID([.$A$1];[.E13];1);&quot;&quot;)" office:value-type="string" office:string-value="a" calcext:value-type="string">
            <text:p>a</text:p>
          </table:table-cell>
          <table:table-cell table:formula="of:=IF(OR([.$C$3]=&quot;B&quot;;[.$C$3]=&quot;b&quot;);IF(MOD([.E13]-[.D13];[.$I$1])=0;[.$I$1];IF([.E13]&lt;[.D13];IF(AND([.D13]&lt;12;[.E13]=1);([.$I$1]-([.D13]-1));(([.E13]-[.D13]))+[.$I$1]);MOD([.E13]-[.D13];[.$I$1])));&quot;&quot;)">
            <text:p/>
          </table:table-cell>
          <table:table-cell table:formula="of:=IF(OR([.$C$3]=&quot;B&quot;;[.$C$3]=&quot;b&quot;);MID([.$A$1];[.G13];1);&quot;&quot;)">
            <text:p/>
          </table:table-cell>
          <table:table-cell table:style-name="ce69" office:value-type="string" calcext:value-type="string">
            <text:p>Encrypt D8</text:p>
          </table:table-cell>
          <table:table-cell table:style-name="ce32" table:formula="of:=[$Encrypt.D8]" office:value-type="string" office:string-value="&amp;-3olpqw~!S(*+,Q%A^g/012\CJ?r4678hLUDzH&quot;s9:&lt;tW`BM5'#=&gt;@$bkKXnRjEFGIumyV}c{|v]xNOPT)YZ[_.daefi" calcext:value-type="string">
            <text:p>&amp;-3olpqw~!S(*+,Q%A^g/012\CJ?r4678hLUDzH"s9:&lt;tW`BM5'#=&gt;@$bkKXnRjEFGIumyV}c{|v]xNOPT)YZ[_.daefi</text:p>
          </table:table-cell>
          <table:table-cell table:style-name="ce32" table:number-columns-repeated="7"/>
          <table:table-cell table:number-columns-repeated="1007"/>
        </table:table-row>
        <table:table-row table:style-name="ro1">
          <table:table-cell table:formula="of:=MID([.$A$5];5;1)" office:value-type="string" office:string-value=" " calcext:value-type="string">
            <text:p><text:s/></text:p>
          </table:table-cell>
          <table:table-cell table:formula="of:=MID([.$A$2];5;1)" office:value-type="string" office:string-value="0" calcext:value-type="string">
            <text:p>0</text:p>
          </table:table-cell>
          <table:table-cell table:formula="of:=FIND([.A14];[.$A$1];1)" office:value-type="float" office:value="94" calcext:value-type="float">
            <text:p>94</text:p>
          </table:table-cell>
          <table:table-cell table:formula="of:=FIND([.B14];[.$A$1];1)" office:value-type="float" office:value="33" calcext:value-type="float">
            <text:p>33</text:p>
          </table:table-cell>
          <table:table-cell table:formula="of:=IF(OR([.$C$3]=&quot;a&quot;;[.$C$3]=&quot;A&quot;);IF(MOD([.C14]+[.D14];[.$I$1])=0;[.$I$1];MOD([.C14]+[.D14];[.$I$1]));[.C14])" office:value-type="float" office:value="33" calcext:value-type="float">
            <text:p>33</text:p>
          </table:table-cell>
          <table:table-cell table:formula="of:=IF(OR([.$C$3]=&quot;A&quot;;[.$C$3]=&quot;a&quot;);MID([.$A$1];[.E14];1);&quot;&quot;)" office:value-type="string" office:string-value="0" calcext:value-type="string">
            <text:p>0</text:p>
          </table:table-cell>
          <table:table-cell table:formula="of:=IF(OR([.$C$3]=&quot;B&quot;;[.$C$3]=&quot;b&quot;);IF(MOD([.E14]-[.D14];[.$I$1])=0;[.$I$1];IF([.E14]&lt;[.D14];IF(AND([.D14]&lt;12;[.E14]=1);([.$I$1]-([.D14]-1));(([.E14]-[.D14]))+[.$I$1]);MOD([.E14]-[.D14];[.$I$1])));&quot;&quot;)">
            <text:p/>
          </table:table-cell>
          <table:table-cell table:formula="of:=IF(OR([.$C$3]=&quot;B&quot;;[.$C$3]=&quot;b&quot;);MID([.$A$1];[.G14];1);&quot;&quot;)">
            <text:p/>
          </table:table-cell>
          <table:table-cell table:style-name="ce69" office:value-type="string" calcext:value-type="string">
            <text:p>Encrypt A2</text:p>
          </table:table-cell>
          <table:table-cell table:style-name="ce32" table:formula="of:=[$Encrypt.A2]" office:value-type="string" office:string-value="yV}c{|v]xNOPT)YZ[_.daefipqw~!S(*+,-Q%A^g/012\CJ&amp;l?r4678hLUDzH&quot;s9:&lt;tW`BM5'#=&gt;@$bkKoXn3RjEFGIum" calcext:value-type="string">
            <text:p>yV}c{|v]xNOPT)YZ[_.daefipqw~!S(*+,-Q%A^g/012\CJ&amp;l?r4678hLUDzH"s9:&lt;tW`BM5'#=&gt;@$bkKoXn3RjEFGIum</text:p>
          </table:table-cell>
          <table:table-cell table:style-name="ce32" table:number-columns-repeated="7"/>
          <table:table-cell table:number-columns-repeated="1007"/>
        </table:table-row>
        <table:table-row table:style-name="ro1">
          <table:table-cell table:formula="of:=MID([.$A$5];6;1)" office:value-type="string" office:string-value="y" calcext:value-type="string">
            <text:p>y</text:p>
          </table:table-cell>
          <table:table-cell table:formula="of:=MID([.$A$2];6;1)" office:value-type="string" office:string-value="r" calcext:value-type="string">
            <text:p>r</text:p>
          </table:table-cell>
          <table:table-cell table:formula="of:=FIND([.A15];[.$A$1];1)" office:value-type="float" office:value="80" calcext:value-type="float">
            <text:p>80</text:p>
          </table:table-cell>
          <table:table-cell table:formula="of:=FIND([.B15];[.$A$1];1)" office:value-type="float" office:value="40" calcext:value-type="float">
            <text:p>40</text:p>
          </table:table-cell>
          <table:table-cell table:formula="of:=IF(OR([.$C$3]=&quot;a&quot;;[.$C$3]=&quot;A&quot;);IF(MOD([.C15]+[.D15];[.$I$1])=0;[.$I$1];MOD([.C15]+[.D15];[.$I$1]));[.C15])" office:value-type="float" office:value="26" calcext:value-type="float">
            <text:p>26</text:p>
          </table:table-cell>
          <table:table-cell table:formula="of:=IF(OR([.$C$3]=&quot;A&quot;;[.$C$3]=&quot;a&quot;);MID([.$A$1];[.E15];1);&quot;&quot;)" office:value-type="string" office:string-value="!" calcext:value-type="string">
            <text:p>!</text:p>
          </table:table-cell>
          <table:table-cell table:formula="of:=IF(OR([.$C$3]=&quot;B&quot;;[.$C$3]=&quot;b&quot;);IF(MOD([.E15]-[.D15];[.$I$1])=0;[.$I$1];IF([.E15]&lt;[.D15];IF(AND([.D15]&lt;12;[.E15]=1);([.$I$1]-([.D15]-1));(([.E15]-[.D15]))+[.$I$1]);MOD([.E15]-[.D15];[.$I$1])));&quot;&quot;)">
            <text:p/>
          </table:table-cell>
          <table:table-cell table:formula="of:=IF(OR([.$C$3]=&quot;B&quot;;[.$C$3]=&quot;b&quot;);MID([.$A$1];[.G15];1);&quot;&quot;)">
            <text:p/>
          </table:table-cell>
          <table:table-cell table:style-name="ce69" office:value-type="string" calcext:value-type="string">
            <text:p>Sheet6 D58</text:p>
          </table:table-cell>
          <table:table-cell table:style-name="ce32" table:formula="of:=[$Sheet6.D58]" office:value-type="string" office:string-value="mczH}&quot;s9:&lt;tW`BM5'#=&gt;@$bkKoXn3RjEFGIu{|v]xNOPT)YVZ[_.daefipqwy~!S(*+,-Q%A^g/012\CJ&amp;l?r4678hLUD" calcext:value-type="string">
            <text:p>mczH}"s9:&lt;tW`BM5'#=&gt;@$bkKoXn3RjEFGIu{|v]xNOPT)YVZ[_.daefipqwy~!S(*+,-Q%A^g/012\CJ&amp;l?r4678hLUD</text:p>
          </table:table-cell>
          <table:table-cell table:style-name="ce32" table:number-columns-repeated="7"/>
          <table:table-cell table:number-columns-repeated="1007"/>
        </table:table-row>
        <table:table-row table:style-name="ro1">
          <table:table-cell table:formula="of:=MID([.$A$5];7;1)" office:value-type="string" office:string-value="o" calcext:value-type="string">
            <text:p>o</text:p>
          </table:table-cell>
          <table:table-cell table:formula="of:=MID([.$A$2];7;1)" office:value-type="string" office:string-value="&gt;" calcext:value-type="string">
            <text:p>&gt;</text:p>
          </table:table-cell>
          <table:table-cell table:formula="of:=FIND([.A16];[.$A$1];1)" office:value-type="float" office:value="20" calcext:value-type="float">
            <text:p>20</text:p>
          </table:table-cell>
          <table:table-cell table:formula="of:=FIND([.B16];[.$A$1];1)" office:value-type="float" office:value="65" calcext:value-type="float">
            <text:p>65</text:p>
          </table:table-cell>
          <table:table-cell table:formula="of:=IF(OR([.$C$3]=&quot;a&quot;;[.$C$3]=&quot;A&quot;);IF(MOD([.C16]+[.D16];[.$I$1])=0;[.$I$1];MOD([.C16]+[.D16];[.$I$1]));[.C16])" office:value-type="float" office:value="85" calcext:value-type="float">
            <text:p>85</text:p>
          </table:table-cell>
          <table:table-cell table:formula="of:=IF(OR([.$C$3]=&quot;A&quot;;[.$C$3]=&quot;a&quot;);MID([.$A$1];[.E16];1);&quot;&quot;)" office:value-type="string" office:string-value="v" calcext:value-type="string">
            <text:p>v</text:p>
          </table:table-cell>
          <table:table-cell table:formula="of:=IF(OR([.$C$3]=&quot;B&quot;;[.$C$3]=&quot;b&quot;);IF(MOD([.E16]-[.D16];[.$I$1])=0;[.$I$1];IF([.E16]&lt;[.D16];IF(AND([.D16]&lt;12;[.E16]=1);([.$I$1]-([.D16]-1));(([.E16]-[.D16]))+[.$I$1]);MOD([.E16]-[.D16];[.$I$1])));&quot;&quot;)">
            <text:p/>
          </table:table-cell>
          <table:table-cell table:formula="of:=IF(OR([.$C$3]=&quot;B&quot;;[.$C$3]=&quot;b&quot;);MID([.$A$1];[.G16];1);&quot;&quot;)">
            <text:p/>
          </table:table-cell>
          <table:table-cell table:style-name="ce69" office:value-type="string" calcext:value-type="string">
            <text:p>Sheet6 D33</text:p>
          </table:table-cell>
          <table:table-cell table:style-name="ce32" table:formula="of:=[$Sheet6.D33]" office:value-type="string" office:string-value="{|v]xNOPT)YVZ[_.daefipqHwyz}~!S(*+,-Q%A^g/012\CJ&amp;l?r4678hLUD&quot;s9:&lt;tW`BMc5'#=&gt;@$bkKoXmn3RjEFGIu" calcext:value-type="string">
            <text:p>{|v]xNOPT)YVZ[_.daefipqHwyz}~!S(*+,-Q%A^g/012\CJ&amp;l?r4678hLUD"s9:&lt;tW`BMc5'#=&gt;@$bkKoXmn3RjEFGIu</text:p>
          </table:table-cell>
          <table:table-cell table:style-name="ce32" table:number-columns-repeated="7"/>
          <table:table-cell table:number-columns-repeated="1007"/>
        </table:table-row>
        <table:table-row table:style-name="ro1">
          <table:table-cell table:formula="of:=MID([.$A$5];8;1)" office:value-type="string" office:string-value="u" calcext:value-type="string">
            <text:p>u</text:p>
          </table:table-cell>
          <table:table-cell table:formula="of:=MID([.$A$2];8;1)" office:value-type="string" office:string-value="{" calcext:value-type="string">
            <text:p>{</text:p>
          </table:table-cell>
          <table:table-cell table:formula="of:=FIND([.A17];[.$A$1];1)" office:value-type="float" office:value="78" calcext:value-type="float">
            <text:p>78</text:p>
          </table:table-cell>
          <table:table-cell table:formula="of:=FIND([.B17];[.$A$1];1)" office:value-type="float" office:value="93" calcext:value-type="float">
            <text:p>93</text:p>
          </table:table-cell>
          <table:table-cell table:formula="of:=IF(OR([.$C$3]=&quot;a&quot;;[.$C$3]=&quot;A&quot;);IF(MOD([.C17]+[.D17];[.$I$1])=0;[.$I$1];MOD([.C17]+[.D17];[.$I$1]));[.C17])" office:value-type="float" office:value="77" calcext:value-type="float">
            <text:p>77</text:p>
          </table:table-cell>
          <table:table-cell table:formula="of:=IF(OR([.$C$3]=&quot;A&quot;;[.$C$3]=&quot;a&quot;);MID([.$A$1];[.E17];1);&quot;&quot;)" office:value-type="string" office:string-value="I" calcext:value-type="string">
            <text:p>I</text:p>
          </table:table-cell>
          <table:table-cell table:formula="of:=IF(OR([.$C$3]=&quot;B&quot;;[.$C$3]=&quot;b&quot;);IF(MOD([.E17]-[.D17];[.$I$1])=0;[.$I$1];IF([.E17]&lt;[.D17];IF(AND([.D17]&lt;12;[.E17]=1);([.$I$1]-([.D17]-1));(([.E17]-[.D17]))+[.$I$1]);MOD([.E17]-[.D17];[.$I$1])));&quot;&quot;)">
            <text:p/>
          </table:table-cell>
          <table:table-cell table:formula="of:=IF(OR([.$C$3]=&quot;B&quot;;[.$C$3]=&quot;b&quot;);MID([.$A$1];[.G17];1);&quot;&quot;)">
            <text:p/>
          </table:table-cell>
          <table:table-cell table:style-name="ce69" office:value-type="string" calcext:value-type="string">
            <text:p>Sheet6 D8</text:p>
          </table:table-cell>
          <table:table-cell table:style-name="ce32" table:formula="of:=[$Sheet6.D8]" office:value-type="string" office:string-value="u|.daefipqHwyz{}~!S(*+,-Q%A^g/012\CJ&amp;l?r4678hLU]D&quot;vs9:&lt;tW`BMc5'#=&gt;@$bkKoXmn3RjEFGIxNOPT)YVZ[_" calcext:value-type="string">
            <text:p>u|.daefipqHwyz{}~!S(*+,-Q%A^g/012\CJ&amp;l?r4678hLU]D"vs9:&lt;tW`BMc5'#=&gt;@$bkKoXmn3RjEFGIxNOPT)YVZ[_</text:p>
          </table:table-cell>
          <table:table-cell table:style-name="ce32" table:number-columns-repeated="7"/>
          <table:table-cell table:number-columns-repeated="1007"/>
        </table:table-row>
        <table:table-row table:style-name="ro1">
          <table:table-cell table:formula="of:=MID([.$A$5];9;1)" office:value-type="string" office:string-value="n" calcext:value-type="string">
            <text:p>n</text:p>
          </table:table-cell>
          <table:table-cell table:formula="of:=MID([.$A$2];9;1)" office:value-type="string" office:string-value=":" calcext:value-type="string">
            <text:p>:</text:p>
          </table:table-cell>
          <table:table-cell table:formula="of:=FIND([.A18];[.$A$1];1)" office:value-type="float" office:value="4" calcext:value-type="float">
            <text:p>4</text:p>
          </table:table-cell>
          <table:table-cell table:formula="of:=FIND([.B18];[.$A$1];1)" office:value-type="float" office:value="54" calcext:value-type="float">
            <text:p>54</text:p>
          </table:table-cell>
          <table:table-cell table:formula="of:=IF(OR([.$C$3]=&quot;a&quot;;[.$C$3]=&quot;A&quot;);IF(MOD([.C18]+[.D18];[.$I$1])=0;[.$I$1];MOD([.C18]+[.D18];[.$I$1]));[.C18])" office:value-type="float" office:value="58" calcext:value-type="float">
            <text:p>58</text:p>
          </table:table-cell>
          <table:table-cell table:formula="of:=IF(OR([.$C$3]=&quot;A&quot;;[.$C$3]=&quot;a&quot;);MID([.$A$1];[.E18];1);&quot;&quot;)" office:value-type="string" office:string-value="`" calcext:value-type="string">
            <text:p>`</text:p>
          </table:table-cell>
          <table:table-cell table:formula="of:=IF(OR([.$C$3]=&quot;B&quot;;[.$C$3]=&quot;b&quot;);IF(MOD([.E18]-[.D18];[.$I$1])=0;[.$I$1];IF([.E18]&lt;[.D18];IF(AND([.D18]&lt;12;[.E18]=1);([.$I$1]-([.D18]-1));(([.E18]-[.D18]))+[.$I$1]);MOD([.E18]-[.D18];[.$I$1])));&quot;&quot;)">
            <text:p/>
          </table:table-cell>
          <table:table-cell table:formula="of:=IF(OR([.$C$3]=&quot;B&quot;;[.$C$3]=&quot;b&quot;);MID([.$A$1];[.G18];1);&quot;&quot;)">
            <text:p/>
          </table:table-cell>
          <table:table-cell table:style-name="ce69" office:value-type="string" calcext:value-type="string">
            <text:p>Sheet6 A2</text:p>
          </table:table-cell>
          <table:table-cell table:style-name="ce32" table:formula="of:=[$Sheet6.A2]" office:value-type="string" office:string-value="kKoXmn3RjEFGIxNOPT)YVZ[_efipqHwyz{|}~!S(*+,-Q%Aua^g/012\CJ&amp;l?r4678hLU]D&quot;vs9:&lt;tW`BdMc.5'#=&gt;@$b" calcext:value-type="string">
            <text:p>kKoXmn3RjEFGIxNOPT)YVZ[_efipqHwyz{|}~!S(*+,-Q%Aua^g/012\CJ&amp;l?r4678hLU]D"vs9:&lt;tW`BdMc.5'#=&gt;@$b</text:p>
          </table:table-cell>
          <table:table-cell table:style-name="ce32" table:number-columns-repeated="7"/>
          <table:table-cell table:number-columns-repeated="1007"/>
        </table:table-row>
        <table:table-row table:style-name="ro1">
          <table:table-cell table:formula="of:=MID([.$A$5];10;1)" office:value-type="string" office:string-value="g" calcext:value-type="string">
            <text:p>g</text:p>
          </table:table-cell>
          <table:table-cell table:formula="of:=MID([.$A$2];10;1)" office:value-type="string" office:string-value="r" calcext:value-type="string">
            <text:p>r</text:p>
          </table:table-cell>
          <table:table-cell table:formula="of:=FIND([.A19];[.$A$1];1)" office:value-type="float" office:value="31" calcext:value-type="float">
            <text:p>31</text:p>
          </table:table-cell>
          <table:table-cell table:formula="of:=FIND([.B19];[.$A$1];1)" office:value-type="float" office:value="40" calcext:value-type="float">
            <text:p>40</text:p>
          </table:table-cell>
          <table:table-cell table:formula="of:=IF(OR([.$C$3]=&quot;a&quot;;[.$C$3]=&quot;A&quot;);IF(MOD([.C19]+[.D19];[.$I$1])=0;[.$I$1];MOD([.C19]+[.D19];[.$I$1]));[.C19])" office:value-type="float" office:value="71" calcext:value-type="float">
            <text:p>71</text:p>
          </table:table-cell>
          <table:table-cell table:formula="of:=IF(OR([.$C$3]=&quot;A&quot;;[.$C$3]=&quot;a&quot;);MID([.$A$1];[.E19];1);&quot;&quot;)" office:value-type="string" office:string-value="X" calcext:value-type="string">
            <text:p>X</text:p>
          </table:table-cell>
          <table:table-cell table:formula="of:=IF(OR([.$C$3]=&quot;B&quot;;[.$C$3]=&quot;b&quot;);IF(MOD([.E19]-[.D19];[.$I$1])=0;[.$I$1];IF([.E19]&lt;[.D19];IF(AND([.D19]&lt;12;[.E19]=1);([.$I$1]-([.D19]-1));(([.E19]-[.D19]))+[.$I$1]);MOD([.E19]-[.D19];[.$I$1])));&quot;&quot;)">
            <text:p/>
          </table:table-cell>
          <table:table-cell table:formula="of:=IF(OR([.$C$3]=&quot;B&quot;;[.$C$3]=&quot;b&quot;);MID([.$A$1];[.G19];1);&quot;&quot;)">
            <text:p/>
          </table:table-cell>
          <table:table-cell table:style-name="ce69" office:value-type="string" calcext:value-type="string">
            <text:p>Sheet5 D58</text:p>
          </table:table-cell>
          <table:table-cell table:style-name="ce32" table:formula="of:=[$Sheet5.D58]" office:value-type="string" office:string-value="bXl?or4678hLU]D&quot;vs9:&lt;tW`BdMc.5'#=&gt;@$mn3RjEFGIxNKOPT)YVZ[_efikpqHwyz{|}~!S(*+,-Q%Aua^g/012\CJ&amp;" calcext:value-type="string">
            <text:p>bXl?or4678hLU]D"vs9:&lt;tW`BdMc.5'#=&gt;@$mn3RjEFGIxNKOPT)YVZ[_efikpqHwyz{|}~!S(*+,-Q%Aua^g/012\CJ&amp;</text:p>
          </table:table-cell>
          <table:table-cell table:style-name="ce32" table:number-columns-repeated="7"/>
          <table:table-cell table:number-columns-repeated="1007"/>
        </table:table-row>
        <table:table-row table:style-name="ro1">
          <table:table-cell table:formula="of:=MID([.$A$5];11;1)" office:value-type="string" office:string-value="e" calcext:value-type="string">
            <text:p>e</text:p>
          </table:table-cell>
          <table:table-cell table:formula="of:=MID([.$A$2];11;1)" office:value-type="string" office:string-value="A" calcext:value-type="string">
            <text:p>A</text:p>
          </table:table-cell>
          <table:table-cell table:formula="of:=FIND([.A20];[.$A$1];1)" office:value-type="float" office:value="16" calcext:value-type="float">
            <text:p>16</text:p>
          </table:table-cell>
          <table:table-cell table:formula="of:=FIND([.B20];[.$A$1];1)" office:value-type="float" office:value="29" calcext:value-type="float">
            <text:p>29</text:p>
          </table:table-cell>
          <table:table-cell table:formula="of:=IF(OR([.$C$3]=&quot;a&quot;;[.$C$3]=&quot;A&quot;);IF(MOD([.C20]+[.D20];[.$I$1])=0;[.$I$1];MOD([.C20]+[.D20];[.$I$1]));[.C20])" office:value-type="float" office:value="45" calcext:value-type="float">
            <text:p>45</text:p>
          </table:table-cell>
          <table:table-cell table:formula="of:=IF(OR([.$C$3]=&quot;A&quot;;[.$C$3]=&quot;a&quot;);MID([.$A$1];[.E20];1);&quot;&quot;)" office:value-type="string" office:string-value="h" calcext:value-type="string">
            <text:p>h</text:p>
          </table:table-cell>
          <table:table-cell table:formula="of:=IF(OR([.$C$3]=&quot;B&quot;;[.$C$3]=&quot;b&quot;);IF(MOD([.E20]-[.D20];[.$I$1])=0;[.$I$1];IF([.E20]&lt;[.D20];IF(AND([.D20]&lt;12;[.E20]=1);([.$I$1]-([.D20]-1));(([.E20]-[.D20]))+[.$I$1]);MOD([.E20]-[.D20];[.$I$1])));&quot;&quot;)">
            <text:p/>
          </table:table-cell>
          <table:table-cell table:formula="of:=IF(OR([.$C$3]=&quot;B&quot;;[.$C$3]=&quot;b&quot;);MID([.$A$1];[.G20];1);&quot;&quot;)">
            <text:p/>
          </table:table-cell>
          <table:table-cell table:style-name="ce69" office:value-type="string" calcext:value-type="string">
            <text:p>Sheet5 D33</text:p>
          </table:table-cell>
          <table:table-cell table:style-name="ce32" table:formula="of:=[$Sheet5.D33]" office:value-type="string" office:string-value="mn3RjEFGIxNKOPT)YVZ[_ef?iklopqHwyz{|}~!S(*+,-Q%Aua^g/012\CJ&amp;r4678hLU]DX&quot;vs9:&lt;tW`BdMbc.5'#=&gt;@$" calcext:value-type="string">
            <text:p>mn3RjEFGIxNKOPT)YVZ[_ef?iklopqHwyz{|}~!S(*+,-Q%Aua^g/012\CJ&amp;r4678hLU]DX"vs9:&lt;tW`BdMbc.5'#=&gt;@$</text:p>
          </table:table-cell>
          <table:table-cell table:style-name="ce32" table:number-columns-repeated="7"/>
          <table:table-cell table:number-columns-repeated="1007"/>
        </table:table-row>
        <table:table-row table:style-name="ro1">
          <table:table-cell table:formula="of:=MID([.$A$5];12;1)" office:value-type="string" office:string-value="r" calcext:value-type="string">
            <text:p>r</text:p>
          </table:table-cell>
          <table:table-cell table:formula="of:=MID([.$A$2];12;1)" office:value-type="string" office:string-value="U" calcext:value-type="string">
            <text:p>U</text:p>
          </table:table-cell>
          <table:table-cell table:formula="of:=FIND([.A21];[.$A$1];1)" office:value-type="float" office:value="40" calcext:value-type="float">
            <text:p>40</text:p>
          </table:table-cell>
          <table:table-cell table:formula="of:=FIND([.B21];[.$A$1];1)" office:value-type="float" office:value="47" calcext:value-type="float">
            <text:p>47</text:p>
          </table:table-cell>
          <table:table-cell table:formula="of:=IF(OR([.$C$3]=&quot;a&quot;;[.$C$3]=&quot;A&quot;);IF(MOD([.C21]+[.D21];[.$I$1])=0;[.$I$1];MOD([.C21]+[.D21];[.$I$1]));[.C21])" office:value-type="float" office:value="87" calcext:value-type="float">
            <text:p>87</text:p>
          </table:table-cell>
          <table:table-cell table:formula="of:=IF(OR([.$C$3]=&quot;A&quot;;[.$C$3]=&quot;a&quot;);MID([.$A$1];[.E21];1);&quot;&quot;)" office:value-type="string" office:string-value="x" calcext:value-type="string">
            <text:p>x</text:p>
          </table:table-cell>
          <table:table-cell table:formula="of:=IF(OR([.$C$3]=&quot;B&quot;;[.$C$3]=&quot;b&quot;);IF(MOD([.E21]-[.D21];[.$I$1])=0;[.$I$1];IF([.E21]&lt;[.D21];IF(AND([.D21]&lt;12;[.E21]=1);([.$I$1]-([.D21]-1));(([.E21]-[.D21]))+[.$I$1]);MOD([.E21]-[.D21];[.$I$1])));&quot;&quot;)">
            <text:p/>
          </table:table-cell>
          <table:table-cell table:formula="of:=IF(OR([.$C$3]=&quot;B&quot;;[.$C$3]=&quot;b&quot;);MID([.$A$1];[.G21];1);&quot;&quot;)">
            <text:p/>
          </table:table-cell>
          <table:table-cell table:style-name="ce69" office:value-type="string" calcext:value-type="string">
            <text:p>Sheet5 D8</text:p>
          </table:table-cell>
          <table:table-cell table:style-name="ce32" table:formula="of:=[$Sheet5.D8]" office:value-type="string" office:string-value="$n)YVZ[_ef?iklmopqHwyz{|}~!S(*+,-Q%Aua^g/012\CJR&amp;r34678hLU]DX&quot;vs9:&lt;tW`BdMbc.5'#=&gt;@jEFGIxNKOPT" calcext:value-type="string">
            <text:p>$n)YVZ[_ef?iklmopqHwyz{|}~!S(*+,-Q%Aua^g/012\CJR&amp;r34678hLU]DX"vs9:&lt;tW`BdMbc.5'#=&gt;@jEFGIxNKOPT</text:p>
          </table:table-cell>
          <table:table-cell table:style-name="ce32" table:number-columns-repeated="7"/>
          <table:table-cell table:number-columns-repeated="1007"/>
        </table:table-row>
        <table:table-row table:style-name="ro1">
          <table:table-cell table:formula="of:=MID([.$A$5];13;1)" office:value-type="string" office:string-value=" " calcext:value-type="string">
            <text:p><text:s/></text:p>
          </table:table-cell>
          <table:table-cell table:formula="of:=MID([.$A$2];13;1)" office:value-type="string" office:string-value="O" calcext:value-type="string">
            <text:p>O</text:p>
          </table:table-cell>
          <table:table-cell table:formula="of:=FIND([.A22];[.$A$1];1)" office:value-type="float" office:value="94" calcext:value-type="float">
            <text:p>94</text:p>
          </table:table-cell>
          <table:table-cell table:formula="of:=FIND([.B22];[.$A$1];1)" office:value-type="float" office:value="89" calcext:value-type="float">
            <text:p>89</text:p>
          </table:table-cell>
          <table:table-cell table:formula="of:=IF(OR([.$C$3]=&quot;a&quot;;[.$C$3]=&quot;A&quot;);IF(MOD([.C22]+[.D22];[.$I$1])=0;[.$I$1];MOD([.C22]+[.D22];[.$I$1]));[.C22])" office:value-type="float" office:value="89" calcext:value-type="float">
            <text:p>89</text:p>
          </table:table-cell>
          <table:table-cell table:formula="of:=IF(OR([.$C$3]=&quot;A&quot;;[.$C$3]=&quot;a&quot;);MID([.$A$1];[.E22];1);&quot;&quot;)" office:value-type="string" office:string-value="O" calcext:value-type="string">
            <text:p>O</text:p>
          </table:table-cell>
          <table:table-cell table:formula="of:=IF(OR([.$C$3]=&quot;B&quot;;[.$C$3]=&quot;b&quot;);IF(MOD([.E22]-[.D22];[.$I$1])=0;[.$I$1];IF([.E22]&lt;[.D22];IF(AND([.D22]&lt;12;[.E22]=1);([.$I$1]-([.D22]-1));(([.E22]-[.D22]))+[.$I$1]);MOD([.E22]-[.D22];[.$I$1])));&quot;&quot;)">
            <text:p/>
          </table:table-cell>
          <table:table-cell table:formula="of:=IF(OR([.$C$3]=&quot;B&quot;;[.$C$3]=&quot;b&quot;);MID([.$A$1];[.G22];1);&quot;&quot;)">
            <text:p/>
          </table:table-cell>
          <table:table-cell table:style-name="ce69" office:value-type="string" calcext:value-type="string">
            <text:p>Sheet5 A2</text:p>
          </table:table-cell>
          <table:table-cell table:style-name="ce32" table:formula="of:=[$Sheet5.A2]" office:value-type="string" office:string-value="`BdMbc.5'#=&gt;@jEFGIxNKOPTZ[_ef?iklmnopqHwyz{|}~!$VS(*+,-Q%Aua^g/012\CJR&amp;r34678hLU]YDX)&quot;vs9:&lt;tW" calcext:value-type="string">
            <text:p>`BdMbc.5'#=&gt;@jEFGIxNKOPTZ[_ef?iklmnopqHwyz{|}~!$VS(*+,-Q%Aua^g/012\CJR&amp;r34678hLU]YDX)"vs9:&lt;tW</text:p>
          </table:table-cell>
          <table:table-cell table:style-name="ce32" table:number-columns-repeated="7"/>
          <table:table-cell table:number-columns-repeated="1007"/>
        </table:table-row>
        <table:table-row table:style-name="ro1">
          <table:table-cell table:formula="of:=MID([.$A$5];14;1)" office:value-type="string" office:string-value="b" calcext:value-type="string">
            <text:p>b</text:p>
          </table:table-cell>
          <table:table-cell table:formula="of:=MID([.$A$2];14;1)" office:value-type="string" office:string-value="{" calcext:value-type="string">
            <text:p>{</text:p>
          </table:table-cell>
          <table:table-cell table:formula="of:=FIND([.A23];[.$A$1];1)" office:value-type="float" office:value="68" calcext:value-type="float">
            <text:p>68</text:p>
          </table:table-cell>
          <table:table-cell table:formula="of:=FIND([.B23];[.$A$1];1)" office:value-type="float" office:value="93" calcext:value-type="float">
            <text:p>93</text:p>
          </table:table-cell>
          <table:table-cell table:formula="of:=IF(OR([.$C$3]=&quot;a&quot;;[.$C$3]=&quot;A&quot;);IF(MOD([.C23]+[.D23];[.$I$1])=0;[.$I$1];MOD([.C23]+[.D23];[.$I$1]));[.C23])" office:value-type="float" office:value="67" calcext:value-type="float">
            <text:p>67</text:p>
          </table:table-cell>
          <table:table-cell table:formula="of:=IF(OR([.$C$3]=&quot;A&quot;;[.$C$3]=&quot;a&quot;);MID([.$A$1];[.E23];1);&quot;&quot;)" office:value-type="string" office:string-value="$" calcext:value-type="string">
            <text:p>$</text:p>
          </table:table-cell>
          <table:table-cell table:formula="of:=IF(OR([.$C$3]=&quot;B&quot;;[.$C$3]=&quot;b&quot;);IF(MOD([.E23]-[.D23];[.$I$1])=0;[.$I$1];IF([.E23]&lt;[.D23];IF(AND([.D23]&lt;12;[.E23]=1);([.$I$1]-([.D23]-1));(([.E23]-[.D23]))+[.$I$1]);MOD([.E23]-[.D23];[.$I$1])));&quot;&quot;)">
            <text:p/>
          </table:table-cell>
          <table:table-cell table:formula="of:=IF(OR([.$C$3]=&quot;B&quot;;[.$C$3]=&quot;b&quot;);MID([.$A$1];[.G23];1);&quot;&quot;)">
            <text:p/>
          </table:table-cell>
          <table:table-cell table:style-name="ce69" office:value-type="string" calcext:value-type="string">
            <text:p>Sheet4 D58</text:p>
          </table:table-cell>
          <table:table-cell table:style-name="ce32" table:formula="of:=[$Sheet4.D58]" office:value-type="string" office:string-value="WMa^dg/012\CJR&amp;r34678hLU]YDX)&quot;vs9:&lt;tbc.5'#=&gt;@jEBFGIxNKOPTZ[_`ef?iklmnopqHwyz{|}~!$VS(*+,-Q%Au" calcext:value-type="string">
            <text:p>WMa^dg/012\CJR&amp;r34678hLU]YDX)"vs9:&lt;tbc.5'#=&gt;@jEBFGIxNKOPTZ[_`ef?iklmnopqHwyz{|}~!$VS(*+,-Q%Au</text:p>
          </table:table-cell>
          <table:table-cell table:style-name="ce32" table:number-columns-repeated="7"/>
          <table:table-cell table:number-columns-repeated="1007"/>
        </table:table-row>
        <table:table-row table:style-name="ro1">
          <table:table-cell table:formula="of:=MID([.$A$5];15;1)" office:value-type="string" office:string-value="r" calcext:value-type="string">
            <text:p>r</text:p>
          </table:table-cell>
          <table:table-cell table:formula="of:=MID([.$A$2];15;1)" office:value-type="string" office:string-value="E" calcext:value-type="string">
            <text:p>E</text:p>
          </table:table-cell>
          <table:table-cell table:formula="of:=FIND([.A24];[.$A$1];1)" office:value-type="float" office:value="40" calcext:value-type="float">
            <text:p>40</text:p>
          </table:table-cell>
          <table:table-cell table:formula="of:=FIND([.B24];[.$A$1];1)" office:value-type="float" office:value="74" calcext:value-type="float">
            <text:p>74</text:p>
          </table:table-cell>
          <table:table-cell table:formula="of:=IF(OR([.$C$3]=&quot;a&quot;;[.$C$3]=&quot;A&quot;);IF(MOD([.C24]+[.D24];[.$I$1])=0;[.$I$1];MOD([.C24]+[.D24];[.$I$1]));[.C24])" office:value-type="float" office:value="20" calcext:value-type="float">
            <text:p>20</text:p>
          </table:table-cell>
          <table:table-cell table:formula="of:=IF(OR([.$C$3]=&quot;A&quot;;[.$C$3]=&quot;a&quot;);MID([.$A$1];[.E24];1);&quot;&quot;)" office:value-type="string" office:string-value="o" calcext:value-type="string">
            <text:p>o</text:p>
          </table:table-cell>
          <table:table-cell table:formula="of:=IF(OR([.$C$3]=&quot;B&quot;;[.$C$3]=&quot;b&quot;);IF(MOD([.E24]-[.D24];[.$I$1])=0;[.$I$1];IF([.E24]&lt;[.D24];IF(AND([.D24]&lt;12;[.E24]=1);([.$I$1]-([.D24]-1));(([.E24]-[.D24]))+[.$I$1]);MOD([.E24]-[.D24];[.$I$1])));&quot;&quot;)">
            <text:p/>
          </table:table-cell>
          <table:table-cell table:formula="of:=IF(OR([.$C$3]=&quot;B&quot;;[.$C$3]=&quot;b&quot;);MID([.$A$1];[.G24];1);&quot;&quot;)">
            <text:p/>
          </table:table-cell>
          <table:table-cell table:style-name="ce69" office:value-type="string" calcext:value-type="string">
            <text:p>Sheet4 D33</text:p>
          </table:table-cell>
          <table:table-cell table:style-name="ce32" table:formula="of:=[$Sheet4.D33]" office:value-type="string" office:string-value="bc.5'#=&gt;@jEBFGIxNKOPTZ[^_`adef?iklmnopqHwyz{|}~!$VS(*+,-Q%Aug/012\CJR&amp;Mr34678hLU]YDWX)&quot;vs9:&lt;t" calcext:value-type="string">
            <text:p>bc.5'#=&gt;@jEBFGIxNKOPTZ[^_`adef?iklmnopqHwyz{|}~!$VS(*+,-Q%Aug/012\CJR&amp;Mr34678hLU]YDWX)"vs9:&lt;t</text:p>
          </table:table-cell>
          <table:table-cell table:style-name="ce32" table:number-columns-repeated="7"/>
          <table:table-cell table:number-columns-repeated="1007"/>
        </table:table-row>
        <table:table-row table:style-name="ro1">
          <table:table-cell table:formula="of:=MID([.$A$5];16;1)" office:value-type="string" office:string-value="o" calcext:value-type="string">
            <text:p>o</text:p>
          </table:table-cell>
          <table:table-cell table:formula="of:=MID([.$A$2];16;1)" office:value-type="string" office:string-value="h" calcext:value-type="string">
            <text:p>h</text:p>
          </table:table-cell>
          <table:table-cell table:formula="of:=FIND([.A25];[.$A$1];1)" office:value-type="float" office:value="20" calcext:value-type="float">
            <text:p>20</text:p>
          </table:table-cell>
          <table:table-cell table:formula="of:=FIND([.B25];[.$A$1];1)" office:value-type="float" office:value="45" calcext:value-type="float">
            <text:p>45</text:p>
          </table:table-cell>
          <table:table-cell table:formula="of:=IF(OR([.$C$3]=&quot;a&quot;;[.$C$3]=&quot;A&quot;);IF(MOD([.C25]+[.D25];[.$I$1])=0;[.$I$1];MOD([.C25]+[.D25];[.$I$1]));[.C25])" office:value-type="float" office:value="65" calcext:value-type="float">
            <text:p>65</text:p>
          </table:table-cell>
          <table:table-cell table:formula="of:=IF(OR([.$C$3]=&quot;A&quot;;[.$C$3]=&quot;a&quot;);MID([.$A$1];[.E25];1);&quot;&quot;)" office:value-type="string" office:string-value="&gt;" calcext:value-type="string">
            <text:p>&gt;</text:p>
          </table:table-cell>
          <table:table-cell table:formula="of:=IF(OR([.$C$3]=&quot;B&quot;;[.$C$3]=&quot;b&quot;);IF(MOD([.E25]-[.D25];[.$I$1])=0;[.$I$1];IF([.E25]&lt;[.D25];IF(AND([.D25]&lt;12;[.E25]=1);([.$I$1]-([.D25]-1));(([.E25]-[.D25]))+[.$I$1]);MOD([.E25]-[.D25];[.$I$1])));&quot;&quot;)">
            <text:p/>
          </table:table-cell>
          <table:table-cell table:formula="of:=IF(OR([.$C$3]=&quot;B&quot;;[.$C$3]=&quot;b&quot;);MID([.$A$1];[.G25];1);&quot;&quot;)">
            <text:p/>
          </table:table-cell>
          <table:table-cell table:style-name="ce69" office:value-type="string" calcext:value-type="string">
            <text:p>Sheet4 D8</text:p>
          </table:table-cell>
          <table:table-cell table:style-name="ce32" table:formula="of:=[$Sheet4.D8]" office:value-type="string" office:string-value="tcxNKOPTZ[^_`abdef?iklmnopqHwyz{|}~!$VS(*+,-Q%A5ug./012\CJR&amp;Mr34678hLU]YDWX)&quot;vs9:&lt;'#=&gt;@jEBFGI" calcext:value-type="string">
            <text:p>tcxNKOPTZ[^_`abdef?iklmnopqHwyz{|}~!$VS(*+,-Q%A5ug./012\CJR&amp;Mr34678hLU]YDWX)"vs9:&lt;'#=&gt;@jEBFGI</text:p>
          </table:table-cell>
          <table:table-cell table:style-name="ce32" table:number-columns-repeated="7"/>
          <table:table-cell table:number-columns-repeated="1007"/>
        </table:table-row>
        <table:table-row table:style-name="ro1">
          <table:table-cell table:formula="of:=MID([.$A$5];17;1)" office:value-type="string" office:string-value="t" calcext:value-type="string">
            <text:p>t</text:p>
          </table:table-cell>
          <table:table-cell table:formula="of:=MID([.$A$2];17;1)" office:value-type="string" office:string-value="t" calcext:value-type="string">
            <text:p>t</text:p>
          </table:table-cell>
          <table:table-cell table:formula="of:=FIND([.A26];[.$A$1];1)" office:value-type="float" office:value="56" calcext:value-type="float">
            <text:p>56</text:p>
          </table:table-cell>
          <table:table-cell table:formula="of:=FIND([.B26];[.$A$1];1)" office:value-type="float" office:value="56" calcext:value-type="float">
            <text:p>56</text:p>
          </table:table-cell>
          <table:table-cell table:formula="of:=IF(OR([.$C$3]=&quot;a&quot;;[.$C$3]=&quot;A&quot;);IF(MOD([.C26]+[.D26];[.$I$1])=0;[.$I$1];MOD([.C26]+[.D26];[.$I$1]));[.C26])" office:value-type="float" office:value="18" calcext:value-type="float">
            <text:p>18</text:p>
          </table:table-cell>
          <table:table-cell table:formula="of:=IF(OR([.$C$3]=&quot;A&quot;;[.$C$3]=&quot;a&quot;);MID([.$A$1];[.E26];1);&quot;&quot;)" office:value-type="string" office:string-value="i" calcext:value-type="string">
            <text:p>i</text:p>
          </table:table-cell>
          <table:table-cell table:formula="of:=IF(OR([.$C$3]=&quot;B&quot;;[.$C$3]=&quot;b&quot;);IF(MOD([.E26]-[.D26];[.$I$1])=0;[.$I$1];IF([.E26]&lt;[.D26];IF(AND([.D26]&lt;12;[.E26]=1);([.$I$1]-([.D26]-1));(([.E26]-[.D26]))+[.$I$1]);MOD([.E26]-[.D26];[.$I$1])));&quot;&quot;)">
            <text:p/>
          </table:table-cell>
          <table:table-cell table:formula="of:=IF(OR([.$C$3]=&quot;B&quot;;[.$C$3]=&quot;b&quot;);MID([.$A$1];[.G26];1);&quot;&quot;)">
            <text:p/>
          </table:table-cell>
          <table:table-cell table:style-name="ce69" office:value-type="string" calcext:value-type="string">
            <text:p>Sheet4 A2</text:p>
          </table:table-cell>
          <table:table-cell table:style-name="ce32" table:formula="of:=[$Sheet4.A2]" office:value-type="string" office:string-value="U]YDWX)&quot;vs9:&lt;'#=&gt;@jEBFGIOPTZ[^_`abcdef?iklmnopqtKHwyz{|}~!$VS(*+,-Q%A5ug./012\CJRN&amp;Mxr34678hL" calcext:value-type="string">
            <text:p>U]YDWX)"vs9:&lt;'#=&gt;@jEBFGIOPTZ[^_`abcdef?iklmnopqtKHwyz{|}~!$VS(*+,-Q%A5ug./012\CJRN&amp;Mxr34678hL</text:p>
          </table:table-cell>
          <table:table-cell table:style-name="ce32" table:number-columns-repeated="7"/>
          <table:table-cell table:number-columns-repeated="1007"/>
        </table:table-row>
        <table:table-row table:style-name="ro1">
          <table:table-cell table:formula="of:=MID([.$A$5];18;1)" office:value-type="string" office:string-value="h" calcext:value-type="string">
            <text:p>h</text:p>
          </table:table-cell>
          <table:table-cell table:formula="of:=MID([.$A$2];18;1)" office:value-type="string" office:string-value="u" calcext:value-type="string">
            <text:p>u</text:p>
          </table:table-cell>
          <table:table-cell table:formula="of:=FIND([.A27];[.$A$1];1)" office:value-type="float" office:value="45" calcext:value-type="float">
            <text:p>45</text:p>
          </table:table-cell>
          <table:table-cell table:formula="of:=FIND([.B27];[.$A$1];1)" office:value-type="float" office:value="78" calcext:value-type="float">
            <text:p>78</text:p>
          </table:table-cell>
          <table:table-cell table:formula="of:=IF(OR([.$C$3]=&quot;a&quot;;[.$C$3]=&quot;A&quot;);IF(MOD([.C27]+[.D27];[.$I$1])=0;[.$I$1];MOD([.C27]+[.D27];[.$I$1]));[.C27])" office:value-type="float" office:value="29" calcext:value-type="float">
            <text:p>29</text:p>
          </table:table-cell>
          <table:table-cell table:formula="of:=IF(OR([.$C$3]=&quot;A&quot;;[.$C$3]=&quot;a&quot;);MID([.$A$1];[.E27];1);&quot;&quot;)" office:value-type="string" office:string-value="A" calcext:value-type="string">
            <text:p>A</text:p>
          </table:table-cell>
          <table:table-cell table:formula="of:=IF(OR([.$C$3]=&quot;B&quot;;[.$C$3]=&quot;b&quot;);IF(MOD([.E27]-[.D27];[.$I$1])=0;[.$I$1];IF([.E27]&lt;[.D27];IF(AND([.D27]&lt;12;[.E27]=1);([.$I$1]-([.D27]-1));(([.E27]-[.D27]))+[.$I$1]);MOD([.E27]-[.D27];[.$I$1])));&quot;&quot;)">
            <text:p/>
          </table:table-cell>
          <table:table-cell table:formula="of:=IF(OR([.$C$3]=&quot;B&quot;;[.$C$3]=&quot;b&quot;);MID([.$A$1];[.G27];1);&quot;&quot;)">
            <text:p/>
          </table:table-cell>
          <table:table-cell table:style-name="ce69" office:value-type="string" calcext:value-type="string">
            <text:p>Sheet3 D58</text:p>
          </table:table-cell>
          <table:table-cell table:style-name="ce32" table:formula="of:=[$Sheet3.D58]" office:value-type="string" office:string-value="LDVSY(*+,-Q%A5ug./012\CJRN&amp;Mxr34678hWX)&quot;vs9:&lt;'#]=&gt;@jEBFGIOPTUZ[^_`abcdef?iklmnopqtKHwyz{|}~!$" calcext:value-type="string">
            <text:p>LDVSY(*+,-Q%A5ug./012\CJRN&amp;Mxr34678hWX)"vs9:&lt;'#]=&gt;@jEBFGIOPTUZ[^_`abcdef?iklmnopqtKHwyz{|}~!$</text:p>
          </table:table-cell>
          <table:table-cell table:style-name="ce32" table:number-columns-repeated="7"/>
          <table:table-cell table:number-columns-repeated="1007"/>
        </table:table-row>
        <table:table-row table:style-name="ro1">
          <table:table-cell table:formula="of:=MID([.$A$5];19;1)" office:value-type="string" office:string-value="e" calcext:value-type="string">
            <text:p>e</text:p>
          </table:table-cell>
          <table:table-cell table:formula="of:=MID([.$A$2];19;1)" office:value-type="string" office:string-value="_" calcext:value-type="string">
            <text:p>_</text:p>
          </table:table-cell>
          <table:table-cell table:formula="of:=FIND([.A28];[.$A$1];1)" office:value-type="float" office:value="16" calcext:value-type="float">
            <text:p>16</text:p>
          </table:table-cell>
          <table:table-cell table:formula="of:=FIND([.B28];[.$A$1];1)" office:value-type="float" office:value="13" calcext:value-type="float">
            <text:p>13</text:p>
          </table:table-cell>
          <table:table-cell table:formula="of:=IF(OR([.$C$3]=&quot;a&quot;;[.$C$3]=&quot;A&quot;);IF(MOD([.C28]+[.D28];[.$I$1])=0;[.$I$1];MOD([.C28]+[.D28];[.$I$1]));[.C28])" office:value-type="float" office:value="29" calcext:value-type="float">
            <text:p>29</text:p>
          </table:table-cell>
          <table:table-cell table:formula="of:=IF(OR([.$C$3]=&quot;A&quot;;[.$C$3]=&quot;a&quot;);MID([.$A$1];[.E28];1);&quot;&quot;)" office:value-type="string" office:string-value="A" calcext:value-type="string">
            <text:p>A</text:p>
          </table:table-cell>
          <table:table-cell table:formula="of:=IF(OR([.$C$3]=&quot;B&quot;;[.$C$3]=&quot;b&quot;);IF(MOD([.E28]-[.D28];[.$I$1])=0;[.$I$1];IF([.E28]&lt;[.D28];IF(AND([.D28]&lt;12;[.E28]=1);([.$I$1]-([.D28]-1));(([.E28]-[.D28]))+[.$I$1]);MOD([.E28]-[.D28];[.$I$1])));&quot;&quot;)">
            <text:p/>
          </table:table-cell>
          <table:table-cell table:formula="of:=IF(OR([.$C$3]=&quot;B&quot;;[.$C$3]=&quot;b&quot;);MID([.$A$1];[.G28];1);&quot;&quot;)">
            <text:p/>
          </table:table-cell>
          <table:table-cell table:style-name="ce69" office:value-type="string" calcext:value-type="string">
            <text:p>Sheet3 D33</text:p>
          </table:table-cell>
          <table:table-cell table:style-name="ce32" table:formula="of:=[$Sheet3.D33]" office:value-type="string" office:string-value="WX)&quot;vs9:&lt;'#]=&gt;@jEBFGIOPSTUVYZ[^_`abcdef?iklmnopqtKHwyz{|}~!$(*+,-Q%A5uDg./012\CJRN&amp;LMxr34678h" calcext:value-type="string">
            <text:p>WX)"vs9:&lt;'#]=&gt;@jEBFGIOPSTUVYZ[^_`abcdef?iklmnopqtKHwyz{|}~!$(*+,-Q%A5uDg./012\CJRN&amp;LMxr34678h</text:p>
          </table:table-cell>
          <table:table-cell table:style-name="ce32" table:number-columns-repeated="7"/>
          <table:table-cell table:number-columns-repeated="1007"/>
        </table:table-row>
        <table:table-row table:style-name="ro1">
          <table:table-cell table:formula="of:=MID([.$A$5];20;1)" office:value-type="string" office:string-value="r" calcext:value-type="string">
            <text:p>r</text:p>
          </table:table-cell>
          <table:table-cell table:formula="of:=MID([.$A$2];20;1)" office:value-type="string" office:string-value="V" calcext:value-type="string">
            <text:p>V</text:p>
          </table:table-cell>
          <table:table-cell table:formula="of:=FIND([.A29];[.$A$1];1)" office:value-type="float" office:value="40" calcext:value-type="float">
            <text:p>40</text:p>
          </table:table-cell>
          <table:table-cell table:formula="of:=FIND([.B29];[.$A$1];1)" office:value-type="float" office:value="81" calcext:value-type="float">
            <text:p>81</text:p>
          </table:table-cell>
          <table:table-cell table:formula="of:=IF(OR([.$C$3]=&quot;a&quot;;[.$C$3]=&quot;A&quot;);IF(MOD([.C29]+[.D29];[.$I$1])=0;[.$I$1];MOD([.C29]+[.D29];[.$I$1]));[.C29])" office:value-type="float" office:value="27" calcext:value-type="float">
            <text:p>27</text:p>
          </table:table-cell>
          <table:table-cell table:formula="of:=IF(OR([.$C$3]=&quot;A&quot;;[.$C$3]=&quot;a&quot;);MID([.$A$1];[.E29];1);&quot;&quot;)" office:value-type="string" office:string-value="(" calcext:value-type="string">
            <text:p>(</text:p>
          </table:table-cell>
          <table:table-cell table:formula="of:=IF(OR([.$C$3]=&quot;B&quot;;[.$C$3]=&quot;b&quot;);IF(MOD([.E29]-[.D29];[.$I$1])=0;[.$I$1];IF([.E29]&lt;[.D29];IF(AND([.D29]&lt;12;[.E29]=1);([.$I$1]-([.D29]-1));(([.E29]-[.D29]))+[.$I$1]);MOD([.E29]-[.D29];[.$I$1])));&quot;&quot;)">
            <text:p/>
          </table:table-cell>
          <table:table-cell table:formula="of:=IF(OR([.$C$3]=&quot;B&quot;;[.$C$3]=&quot;b&quot;);MID([.$A$1];[.G29];1);&quot;&quot;)">
            <text:p/>
          </table:table-cell>
          <table:table-cell table:style-name="ce69" office:value-type="string" calcext:value-type="string">
            <text:p>Sheet3 D8</text:p>
          </table:table-cell>
          <table:table-cell table:style-name="ce32" table:formula="of:=[$Sheet3.D8]" office:value-type="string" office:string-value="hXjEBFGIOPSTUVWYZ[^_`abcdef?iklmnopqtKHwyz{|}~!&quot;$()*+,-Q%A5uDg./012\CJRN&amp;LMxr34678vs9:&lt;'#]=&gt;@" calcext:value-type="string">
            <text:p>hXjEBFGIOPSTUVWYZ[^_`abcdef?iklmnopqtKHwyz{|}~!"$()*+,-Q%A5uDg./012\CJRN&amp;LMxr34678vs9:&lt;'#]=&gt;@</text:p>
          </table:table-cell>
          <table:table-cell table:style-name="ce32" table:number-columns-repeated="7"/>
          <table:table-cell table:number-columns-repeated="1007"/>
        </table:table-row>
        <table:table-row table:style-name="ro1">
          <table:table-cell table:formula="of:=MID([.$A$5];21;1)" office:value-type="string" office:string-value="," calcext:value-type="string">
            <text:p>,</text:p>
          </table:table-cell>
          <table:table-cell table:formula="of:=MID([.$A$2];21;1)" office:value-type="string" office:string-value="i" calcext:value-type="string">
            <text:p>i</text:p>
          </table:table-cell>
          <table:table-cell table:formula="of:=FIND([.A30];[.$A$1];1)" office:value-type="float" office:value="5" calcext:value-type="float">
            <text:p>5</text:p>
          </table:table-cell>
          <table:table-cell table:formula="of:=FIND([.B30];[.$A$1];1)" office:value-type="float" office:value="18" calcext:value-type="float">
            <text:p>18</text:p>
          </table:table-cell>
          <table:table-cell table:formula="of:=IF(OR([.$C$3]=&quot;a&quot;;[.$C$3]=&quot;A&quot;);IF(MOD([.C30]+[.D30];[.$I$1])=0;[.$I$1];MOD([.C30]+[.D30];[.$I$1]));[.C30])" office:value-type="float" office:value="23" calcext:value-type="float">
            <text:p>23</text:p>
          </table:table-cell>
          <table:table-cell table:formula="of:=IF(OR([.$C$3]=&quot;A&quot;;[.$C$3]=&quot;a&quot;);MID([.$A$1];[.E30];1);&quot;&quot;)" office:value-type="string" office:string-value="q" calcext:value-type="string">
            <text:p>q</text:p>
          </table:table-cell>
          <table:table-cell table:formula="of:=IF(OR([.$C$3]=&quot;B&quot;;[.$C$3]=&quot;b&quot;);IF(MOD([.E30]-[.D30];[.$I$1])=0;[.$I$1];IF([.E30]&lt;[.D30];IF(AND([.D30]&lt;12;[.E30]=1);([.$I$1]-([.D30]-1));(([.E30]-[.D30]))+[.$I$1]);MOD([.E30]-[.D30];[.$I$1])));&quot;&quot;)">
            <text:p/>
          </table:table-cell>
          <table:table-cell table:formula="of:=IF(OR([.$C$3]=&quot;B&quot;;[.$C$3]=&quot;b&quot;);MID([.$A$1];[.G30];1);&quot;&quot;)">
            <text:p/>
          </table:table-cell>
          <table:table-cell table:style-name="ce69" office:value-type="string" calcext:value-type="string">
            <text:p>Sheet3 A2</text:p>
          </table:table-cell>
          <table:table-cell table:style-name="ce32" table:formula="of:=[$Sheet3.A2]" office:value-type="string" office:string-value="JRN&amp;LMxr34678vs9:&lt;'#]=&gt;@FGIOPSTUVWXYZ[^_`abcdefhB?iklmnopqtKHwyz{|}~!&quot;$()*+,-Q%A5EuDjg./012\C" calcext:value-type="string">
            <text:p>JRN&amp;LMxr34678vs9:&lt;'#]=&gt;@FGIOPSTUVWXYZ[^_`abcdefhB?iklmnopqtKHwyz{|}~!"$()*+,-Q%A5EuDjg./012\C</text:p>
          </table:table-cell>
          <table:table-cell table:style-name="ce32" table:number-columns-repeated="7"/>
          <table:table-cell table:number-columns-repeated="1007"/>
        </table:table-row>
        <table:table-row table:style-name="ro1">
          <table:table-cell table:formula="of:=MID([.$A$5];22;1)" office:value-type="string" office:string-value=" " calcext:value-type="string">
            <text:p><text:s/></text:p>
          </table:table-cell>
          <table:table-cell table:formula="of:=MID([.$A$2];22;1)" office:value-type="string" office:string-value="j" calcext:value-type="string">
            <text:p>j</text:p>
          </table:table-cell>
          <table:table-cell table:formula="of:=FIND([.A31];[.$A$1];1)" office:value-type="float" office:value="94" calcext:value-type="float">
            <text:p>94</text:p>
          </table:table-cell>
          <table:table-cell table:formula="of:=FIND([.B31];[.$A$1];1)" office:value-type="float" office:value="73" calcext:value-type="float">
            <text:p>73</text:p>
          </table:table-cell>
          <table:table-cell table:formula="of:=IF(OR([.$C$3]=&quot;a&quot;;[.$C$3]=&quot;A&quot;);IF(MOD([.C31]+[.D31];[.$I$1])=0;[.$I$1];MOD([.C31]+[.D31];[.$I$1]));[.C31])" office:value-type="float" office:value="73" calcext:value-type="float">
            <text:p>73</text:p>
          </table:table-cell>
          <table:table-cell table:formula="of:=IF(OR([.$C$3]=&quot;A&quot;;[.$C$3]=&quot;a&quot;);MID([.$A$1];[.E31];1);&quot;&quot;)" office:value-type="string" office:string-value="j" calcext:value-type="string">
            <text:p>j</text:p>
          </table:table-cell>
          <table:table-cell table:formula="of:=IF(OR([.$C$3]=&quot;B&quot;;[.$C$3]=&quot;b&quot;);IF(MOD([.E31]-[.D31];[.$I$1])=0;[.$I$1];IF([.E31]&lt;[.D31];IF(AND([.D31]&lt;12;[.E31]=1);([.$I$1]-([.D31]-1));(([.E31]-[.D31]))+[.$I$1]);MOD([.E31]-[.D31];[.$I$1])));&quot;&quot;)">
            <text:p/>
          </table:table-cell>
          <table:table-cell table:formula="of:=IF(OR([.$C$3]=&quot;B&quot;;[.$C$3]=&quot;b&quot;);MID([.$A$1];[.G31];1);&quot;&quot;)">
            <text:p/>
          </table:table-cell>
          <table:table-cell table:style-name="ce69" office:value-type="string" calcext:value-type="string">
            <text:p>Sheet2 D58</text:p>
          </table:table-cell>
          <table:table-cell table:style-name="ce32" table:formula="of:=[$Sheet2.D58]" office:value-type="string" office:string-value="C&amp;KHNwyz{|}~!&quot;$()*+,-Q%A5EuDjg./012\LMxr34678vsR9:&lt;'#]=&gt;@FGIJOPSTUVWXYZ[^_`abcdefhB?iklmnopqt" calcext:value-type="string">
            <text:p>C&amp;KHNwyz{|}~!"$()*+,-Q%A5EuDjg./012\LMxr34678vsR9:&lt;'#]=&gt;@FGIJOPSTUVWXYZ[^_`abcdefhB?iklmnopqt</text:p>
          </table:table-cell>
          <table:table-cell table:style-name="ce32" table:number-columns-repeated="7"/>
          <table:table-cell table:number-columns-repeated="1007"/>
        </table:table-row>
        <table:table-row table:style-name="ro1">
          <table:table-cell table:formula="of:=MID([.$A$5];23;1)" office:value-type="string" office:string-value="b" calcext:value-type="string">
            <text:p>b</text:p>
          </table:table-cell>
          <table:table-cell table:formula="of:=MID([.$A$2];23;1)" office:value-type="string" office:string-value="-" calcext:value-type="string">
            <text:p>-</text:p>
          </table:table-cell>
          <table:table-cell table:formula="of:=FIND([.A32];[.$A$1];1)" office:value-type="float" office:value="68" calcext:value-type="float">
            <text:p>68</text:p>
          </table:table-cell>
          <table:table-cell table:formula="of:=FIND([.B32];[.$A$1];1)" office:value-type="float" office:value="6" calcext:value-type="float">
            <text:p>6</text:p>
          </table:table-cell>
          <table:table-cell table:formula="of:=IF(OR([.$C$3]=&quot;a&quot;;[.$C$3]=&quot;A&quot;);IF(MOD([.C32]+[.D32];[.$I$1])=0;[.$I$1];MOD([.C32]+[.D32];[.$I$1]));[.C32])" office:value-type="float" office:value="74" calcext:value-type="float">
            <text:p>74</text:p>
          </table:table-cell>
          <table:table-cell table:formula="of:=IF(OR([.$C$3]=&quot;A&quot;;[.$C$3]=&quot;a&quot;);MID([.$A$1];[.E32];1);&quot;&quot;)" office:value-type="string" office:string-value="E" calcext:value-type="string">
            <text:p>E</text:p>
          </table:table-cell>
          <table:table-cell table:formula="of:=IF(OR([.$C$3]=&quot;B&quot;;[.$C$3]=&quot;b&quot;);IF(MOD([.E32]-[.D32];[.$I$1])=0;[.$I$1];IF([.E32]&lt;[.D32];IF(AND([.D32]&lt;12;[.E32]=1);([.$I$1]-([.D32]-1));(([.E32]-[.D32]))+[.$I$1]);MOD([.E32]-[.D32];[.$I$1])));&quot;&quot;)">
            <text:p/>
          </table:table-cell>
          <table:table-cell table:formula="of:=IF(OR([.$C$3]=&quot;B&quot;;[.$C$3]=&quot;b&quot;);MID([.$A$1];[.G32];1);&quot;&quot;)">
            <text:p/>
          </table:table-cell>
          <table:table-cell table:style-name="ce69" office:value-type="string" calcext:value-type="string">
            <text:p>Sheet2 D33</text:p>
          </table:table-cell>
          <table:table-cell table:style-name="ce32" table:formula="of:=[$Sheet2.D33]" office:value-type="string" office:string-value="LMxr34678vsR9:&lt;'#]=&gt;@FGHIJKNOPSTUVWXYZ[^_`abcdefhB?iklmnopqtwyz{|}~!&quot;$&amp;()*+,-Q%A5EuCDjg./012\" calcext:value-type="string">
            <text:p>LMxr34678vsR9:&lt;'#]=&gt;@FGHIJKNOPSTUVWXYZ[^_`abcdefhB?iklmnopqtwyz{|}~!"$&amp;()*+,-Q%A5EuCDjg./012\</text:p>
          </table:table-cell>
          <table:table-cell table:style-name="ce32" table:number-columns-repeated="7"/>
          <table:table-cell table:number-columns-repeated="1007"/>
        </table:table-row>
        <table:table-row table:style-name="ro1">
          <table:table-cell table:formula="of:=MID([.$A$5];24;1)" office:value-type="string" office:string-value="e" calcext:value-type="string">
            <text:p>e</text:p>
          </table:table-cell>
          <table:table-cell table:formula="of:=MID([.$A$2];24;1)" office:value-type="string" office:string-value="a" calcext:value-type="string">
            <text:p>a</text:p>
          </table:table-cell>
          <table:table-cell table:formula="of:=FIND([.A33];[.$A$1];1)" office:value-type="float" office:value="16" calcext:value-type="float">
            <text:p>16</text:p>
          </table:table-cell>
          <table:table-cell table:formula="of:=FIND([.B33];[.$A$1];1)" office:value-type="float" office:value="2" calcext:value-type="float">
            <text:p>2</text:p>
          </table:table-cell>
          <table:table-cell table:formula="of:=IF(OR([.$C$3]=&quot;a&quot;;[.$C$3]=&quot;A&quot;);IF(MOD([.C33]+[.D33];[.$I$1])=0;[.$I$1];MOD([.C33]+[.D33];[.$I$1]));[.C33])" office:value-type="float" office:value="18" calcext:value-type="float">
            <text:p>18</text:p>
          </table:table-cell>
          <table:table-cell table:formula="of:=IF(OR([.$C$3]=&quot;A&quot;;[.$C$3]=&quot;a&quot;);MID([.$A$1];[.E33];1);&quot;&quot;)" office:value-type="string" office:string-value="i" calcext:value-type="string">
            <text:p>i</text:p>
          </table:table-cell>
          <table:table-cell table:formula="of:=IF(OR([.$C$3]=&quot;B&quot;;[.$C$3]=&quot;b&quot;);IF(MOD([.E33]-[.D33];[.$I$1])=0;[.$I$1];IF([.E33]&lt;[.D33];IF(AND([.D33]&lt;12;[.E33]=1);([.$I$1]-([.D33]-1));(([.E33]-[.D33]))+[.$I$1]);MOD([.E33]-[.D33];[.$I$1])));&quot;&quot;)">
            <text:p/>
          </table:table-cell>
          <table:table-cell table:formula="of:=IF(OR([.$C$3]=&quot;B&quot;;[.$C$3]=&quot;b&quot;);MID([.$A$1];[.G33];1);&quot;&quot;)">
            <text:p/>
          </table:table-cell>
          <table:table-cell table:style-name="ce69" office:value-type="string" calcext:value-type="string">
            <text:p>Sheet2 D8</text:p>
          </table:table-cell>
          <table:table-cell table:style-name="ce32" table:formula="of:=[$Sheet2.D8]" office:value-type="string" office:string-value="\M'#]=&gt;@FGHIJKLNOPSTUVWXYZ[^_`abcdefhB?iklmnopqrtwxyz{|}~!&quot;$&amp;()*+,-Q%A5EuCDjg./01234678vsR9:&lt;" calcext:value-type="string">
            <text:p>\M'#]=&gt;@FGHIJKLNOPSTUVWXYZ[^_`abcdefhB?iklmnopqrtwxyz{|}~!"$&amp;()*+,-Q%A5EuCDjg./01234678vsR9:&lt;</text:p>
          </table:table-cell>
          <table:table-cell table:style-name="ce32" table:number-columns-repeated="7"/>
          <table:table-cell table:number-columns-repeated="1007"/>
        </table:table-row>
        <table:table-row table:style-name="ro1">
          <table:table-cell table:formula="of:=MID([.$A$5];25;1)" office:value-type="string" office:string-value="g" calcext:value-type="string">
            <text:p>g</text:p>
          </table:table-cell>
          <table:table-cell table:formula="of:=MID([.$A$2];25;1)" office:value-type="string" office:string-value="z" calcext:value-type="string">
            <text:p>z</text:p>
          </table:table-cell>
          <table:table-cell table:formula="of:=FIND([.A34];[.$A$1];1)" office:value-type="float" office:value="31" calcext:value-type="float">
            <text:p>31</text:p>
          </table:table-cell>
          <table:table-cell table:formula="of:=FIND([.B34];[.$A$1];1)" office:value-type="float" office:value="49" calcext:value-type="float">
            <text:p>49</text:p>
          </table:table-cell>
          <table:table-cell table:formula="of:=IF(OR([.$C$3]=&quot;a&quot;;[.$C$3]=&quot;A&quot;);IF(MOD([.C34]+[.D34];[.$I$1])=0;[.$I$1];MOD([.C34]+[.D34];[.$I$1]));[.C34])" office:value-type="float" office:value="80" calcext:value-type="float">
            <text:p>80</text:p>
          </table:table-cell>
          <table:table-cell table:formula="of:=IF(OR([.$C$3]=&quot;A&quot;;[.$C$3]=&quot;a&quot;);MID([.$A$1];[.E34];1);&quot;&quot;)" office:value-type="string" office:string-value="y" calcext:value-type="string">
            <text:p>y</text:p>
          </table:table-cell>
          <table:table-cell table:formula="of:=IF(OR([.$C$3]=&quot;B&quot;;[.$C$3]=&quot;b&quot;);IF(MOD([.E34]-[.D34];[.$I$1])=0;[.$I$1];IF([.E34]&lt;[.D34];IF(AND([.D34]&lt;12;[.E34]=1);([.$I$1]-([.D34]-1));(([.E34]-[.D34]))+[.$I$1]);MOD([.E34]-[.D34];[.$I$1])));&quot;&quot;)">
            <text:p/>
          </table:table-cell>
          <table:table-cell table:formula="of:=IF(OR([.$C$3]=&quot;B&quot;;[.$C$3]=&quot;b&quot;);MID([.$A$1];[.G34];1);&quot;&quot;)">
            <text:p/>
          </table:table-cell>
          <table:table-cell table:style-name="ce69" office:value-type="string" calcext:value-type="string">
            <text:p>Sheet2 A2</text:p>
          </table:table-cell>
          <table:table-cell table:style-name="ce32" table:formula="of:=[$Sheet2.A2]" office:value-type="string" office:string-value="A5EuCDjg./01234678vsR9:&lt;=&gt;@FGHIJKLMNOPSTUVWXYZ[\]^_`abcdefhB?iklmnopqrtwxyz{|}~!&quot;#$&amp;'()*+,-Q%" calcext:value-type="string">
            <text:p>A5EuCDjg./01234678vsR9:&lt;=&gt;@FGHIJKLMNOPSTUVWXYZ[\]^_`abcdefhB?iklmnopqrtwxyz{|}~!"#$&amp;'()*+,-Q%</text:p>
          </table:table-cell>
          <table:table-cell table:style-name="ce32" table:number-columns-repeated="7"/>
          <table:table-cell table:number-columns-repeated="1007"/>
        </table:table-row>
        <table:table-row table:style-name="ro1">
          <table:table-cell table:formula="of:=MID([.$A$5];26;1)" office:value-type="string" office:string-value="i" calcext:value-type="string">
            <text:p>i</text:p>
          </table:table-cell>
          <table:table-cell table:formula="of:=MID([.$A$2];26;1)" office:value-type="string" office:string-value="j" calcext:value-type="string">
            <text:p>j</text:p>
          </table:table-cell>
          <table:table-cell table:formula="of:=FIND([.A35];[.$A$1];1)" office:value-type="float" office:value="18" calcext:value-type="float">
            <text:p>18</text:p>
          </table:table-cell>
          <table:table-cell table:formula="of:=FIND([.B35];[.$A$1];1)" office:value-type="float" office:value="73" calcext:value-type="float">
            <text:p>73</text:p>
          </table:table-cell>
          <table:table-cell table:formula="of:=IF(OR([.$C$3]=&quot;a&quot;;[.$C$3]=&quot;A&quot;);IF(MOD([.C35]+[.D35];[.$I$1])=0;[.$I$1];MOD([.C35]+[.D35];[.$I$1]));[.C35])" office:value-type="float" office:value="91" calcext:value-type="float">
            <text:p>91</text:p>
          </table:table-cell>
          <table:table-cell table:formula="of:=IF(OR([.$C$3]=&quot;A&quot;;[.$C$3]=&quot;a&quot;);MID([.$A$1];[.E35];1);&quot;&quot;)" office:value-type="string" office:string-value="T" calcext:value-type="string">
            <text:p>T</text:p>
          </table:table-cell>
          <table:table-cell table:formula="of:=IF(OR([.$C$3]=&quot;B&quot;;[.$C$3]=&quot;b&quot;);IF(MOD([.E35]-[.D35];[.$I$1])=0;[.$I$1];IF([.E35]&lt;[.D35];IF(AND([.D35]&lt;12;[.E35]=1);([.$I$1]-([.D35]-1));(([.E35]-[.D35]))+[.$I$1]);MOD([.E35]-[.D35];[.$I$1])));&quot;&quot;)">
            <text:p/>
          </table:table-cell>
          <table:table-cell table:formula="of:=IF(OR([.$C$3]=&quot;B&quot;;[.$C$3]=&quot;b&quot;);MID([.$A$1];[.G35];1);&quot;&quot;)">
            <text:p/>
          </table:table-cell>
          <table:table-cell table:style-name="ce69" office:value-type="string" calcext:value-type="string">
            <text:p>Sheet1 D58</text:p>
          </table:table-cell>
          <table:table-cell table:style-name="ce32" table:formula="of:=[$Sheet1.D58]" office:value-type="string" office:string-value="%uB?Eiklmnopqrtwxyz{|}~!&quot;#$&amp;'()*+,-QCDjg./012345678vsR9:&lt;=&gt;@AFGHIJKLMNOPSTUVWXYZ[\]^_`abcdefh" calcext:value-type="string">
            <text:p>%uB?Eiklmnopqrtwxyz{|}~!"#$&amp;'()*+,-QCDjg./012345678vsR9:&lt;=&gt;@AFGHIJKLMNOPSTUVWXYZ[\]^_`abcdefh</text:p>
          </table:table-cell>
          <table:table-cell table:style-name="ce32" table:number-columns-repeated="7"/>
          <table:table-cell table:number-columns-repeated="1007"/>
        </table:table-row>
        <table:table-row table:style-name="ro1">
          <table:table-cell table:formula="of:=MID([.$A$5];27;1)" office:value-type="string" office:string-value="n" calcext:value-type="string">
            <text:p>n</text:p>
          </table:table-cell>
          <table:table-cell table:formula="of:=MID([.$A$2];27;1)" office:value-type="string" office:string-value="%" calcext:value-type="string">
            <text:p>%</text:p>
          </table:table-cell>
          <table:table-cell table:formula="of:=FIND([.A36];[.$A$1];1)" office:value-type="float" office:value="4" calcext:value-type="float">
            <text:p>4</text:p>
          </table:table-cell>
          <table:table-cell table:formula="of:=FIND([.B36];[.$A$1];1)" office:value-type="float" office:value="28" calcext:value-type="float">
            <text:p>28</text:p>
          </table:table-cell>
          <table:table-cell table:formula="of:=IF(OR([.$C$3]=&quot;a&quot;;[.$C$3]=&quot;A&quot;);IF(MOD([.C36]+[.D36];[.$I$1])=0;[.$I$1];MOD([.C36]+[.D36];[.$I$1]));[.C36])" office:value-type="float" office:value="32" calcext:value-type="float">
            <text:p>32</text:p>
          </table:table-cell>
          <table:table-cell table:formula="of:=IF(OR([.$C$3]=&quot;A&quot;;[.$C$3]=&quot;a&quot;);MID([.$A$1];[.E36];1);&quot;&quot;)" office:value-type="string" office:string-value="/" calcext:value-type="string">
            <text:p>/</text:p>
          </table:table-cell>
          <table:table-cell table:formula="of:=IF(OR([.$C$3]=&quot;B&quot;;[.$C$3]=&quot;b&quot;);IF(MOD([.E36]-[.D36];[.$I$1])=0;[.$I$1];IF([.E36]&lt;[.D36];IF(AND([.D36]&lt;12;[.E36]=1);([.$I$1]-([.D36]-1));(([.E36]-[.D36]))+[.$I$1]);MOD([.E36]-[.D36];[.$I$1])));&quot;&quot;)">
            <text:p/>
          </table:table-cell>
          <table:table-cell table:formula="of:=IF(OR([.$C$3]=&quot;B&quot;;[.$C$3]=&quot;b&quot;);MID([.$A$1];[.G36];1);&quot;&quot;)">
            <text:p/>
          </table:table-cell>
          <table:table-cell table:style-name="ce69" office:value-type="string" calcext:value-type="string">
            <text:p>Sheet1 D33</text:p>
          </table:table-cell>
          <table:table-cell table:style-name="ce32" table:formula="of:=[$Sheet1.D33]" office:value-type="string" office:string-value="CDjg./012345678vsR9:&lt;=&gt;?@ABEFGHIJKLMNOPSTUVWXYZ[\]^_`abcdefhiklmnopqrtuwxyz{|}~!&quot;#$%&amp;'()*+,-Q" calcext:value-type="string">
            <text:p>CDjg./012345678vsR9:&lt;=&gt;?@ABEFGHIJKLMNOPSTUVWXYZ[\]^_`abcdefhiklmnopqrtuwxyz{|}~!"#$%&amp;'()*+,-Q</text:p>
          </table:table-cell>
          <table:table-cell table:style-name="ce32" table:number-columns-repeated="7"/>
          <table:table-cell table:number-columns-repeated="1007"/>
        </table:table-row>
        <table:table-row table:style-name="ro1">
          <table:table-cell table:formula="of:=MID([.$A$5];28;1)" office:value-type="string" office:string-value="," calcext:value-type="string">
            <text:p>,</text:p>
          </table:table-cell>
          <table:table-cell table:formula="of:=MID([.$A$2];28;1)" office:value-type="string" office:string-value="u" calcext:value-type="string">
            <text:p>u</text:p>
          </table:table-cell>
          <table:table-cell table:formula="of:=FIND([.A37];[.$A$1];1)" office:value-type="float" office:value="5" calcext:value-type="float">
            <text:p>5</text:p>
          </table:table-cell>
          <table:table-cell table:formula="of:=FIND([.B37];[.$A$1];1)" office:value-type="float" office:value="78" calcext:value-type="float">
            <text:p>78</text:p>
          </table:table-cell>
          <table:table-cell table:formula="of:=IF(OR([.$C$3]=&quot;a&quot;;[.$C$3]=&quot;A&quot;);IF(MOD([.C37]+[.D37];[.$I$1])=0;[.$I$1];MOD([.C37]+[.D37];[.$I$1]));[.C37])" office:value-type="float" office:value="83" calcext:value-type="float">
            <text:p>83</text:p>
          </table:table-cell>
          <table:table-cell table:formula="of:=IF(OR([.$C$3]=&quot;A&quot;;[.$C$3]=&quot;a&quot;);MID([.$A$1];[.E37];1);&quot;&quot;)" office:value-type="string" office:string-value="c" calcext:value-type="string">
            <text:p>c</text:p>
          </table:table-cell>
          <table:table-cell table:formula="of:=IF(OR([.$C$3]=&quot;B&quot;;[.$C$3]=&quot;b&quot;);IF(MOD([.E37]-[.D37];[.$I$1])=0;[.$I$1];IF([.E37]&lt;[.D37];IF(AND([.D37]&lt;12;[.E37]=1);([.$I$1]-([.D37]-1));(([.E37]-[.D37]))+[.$I$1]);MOD([.E37]-[.D37];[.$I$1])));&quot;&quot;)">
            <text:p/>
          </table:table-cell>
          <table:table-cell table:formula="of:=IF(OR([.$C$3]=&quot;B&quot;;[.$C$3]=&quot;b&quot;);MID([.$A$1];[.G37];1);&quot;&quot;)">
            <text:p/>
          </table:table-cell>
          <table:table-cell table:style-name="ce69" office:value-type="string" calcext:value-type="string">
            <text:p>Sheet1 D8</text:p>
          </table:table-cell>
          <table:table-cell table:style-name="ce32" table:formula="of:=[$Sheet1.D8]" office:value-type="string" office:string-value="QDvsR9:&lt;=&gt;?@ABCEFGHIJKLMNOPSTUVWXYZ[\]^_`abcdefghijklmnopqrtuwxyz{|}~!&quot;#$%&amp;'()*+,-./012345678" calcext:value-type="string">
            <text:p>QDvsR9:&lt;=&gt;?@ABCEFGHIJKLMNOPSTUVWXYZ[\]^_`abcdefghijklmnopqrtuwxyz{|}~!"#$%&amp;'()*+,-./012345678</text:p>
          </table:table-cell>
          <table:table-cell table:style-name="ce32" table:number-columns-repeated="7"/>
          <table:table-cell table:number-columns-repeated="1007"/>
        </table:table-row>
        <table:table-row table:style-name="ro1">
          <table:table-cell table:formula="of:=MID([.$A$5];29;1)" office:value-type="string" office:string-value=" " calcext:value-type="string">
            <text:p><text:s/></text:p>
          </table:table-cell>
          <table:table-cell table:formula="of:=MID([.$A$2];29;1)" office:value-type="string" office:string-value="h" calcext:value-type="string">
            <text:p>h</text:p>
          </table:table-cell>
          <table:table-cell table:formula="of:=FIND([.A38];[.$A$1];1)" office:value-type="float" office:value="94" calcext:value-type="float">
            <text:p>94</text:p>
          </table:table-cell>
          <table:table-cell table:formula="of:=FIND([.B38];[.$A$1];1)" office:value-type="float" office:value="45" calcext:value-type="float">
            <text:p>45</text:p>
          </table:table-cell>
          <table:table-cell table:formula="of:=IF(OR([.$C$3]=&quot;a&quot;;[.$C$3]=&quot;A&quot;);IF(MOD([.C38]+[.D38];[.$I$1])=0;[.$I$1];MOD([.C38]+[.D38];[.$I$1]));[.C38])" office:value-type="float" office:value="45" calcext:value-type="float">
            <text:p>45</text:p>
          </table:table-cell>
          <table:table-cell table:formula="of:=IF(OR([.$C$3]=&quot;A&quot;;[.$C$3]=&quot;a&quot;);MID([.$A$1];[.E38];1);&quot;&quot;)" office:value-type="string" office:string-value="h" calcext:value-type="string">
            <text:p>h</text:p>
          </table:table-cell>
          <table:table-cell table:formula="of:=IF(OR([.$C$3]=&quot;B&quot;;[.$C$3]=&quot;b&quot;);IF(MOD([.E38]-[.D38];[.$I$1])=0;[.$I$1];IF([.E38]&lt;[.D38];IF(AND([.D38]&lt;12;[.E38]=1);([.$I$1]-([.D38]-1));(([.E38]-[.D38]))+[.$I$1]);MOD([.E38]-[.D38];[.$I$1])));&quot;&quot;)">
            <text:p/>
          </table:table-cell>
          <table:table-cell table:formula="of:=IF(OR([.$C$3]=&quot;B&quot;;[.$C$3]=&quot;b&quot;);MID([.$A$1];[.G38];1);&quot;&quot;)">
            <text:p/>
          </table:table-cell>
          <table:table-cell table:number-columns-repeated="1016"/>
        </table:table-row>
        <table:table-row table:style-name="ro1">
          <table:table-cell table:formula="of:=MID([.$A$5];30;1)" office:value-type="string" office:string-value="s" calcext:value-type="string">
            <text:p>s</text:p>
          </table:table-cell>
          <table:table-cell table:formula="of:=MID([.$A$2];30;1)" office:value-type="string" office:string-value="a" calcext:value-type="string">
            <text:p>a</text:p>
          </table:table-cell>
          <table:table-cell table:formula="of:=FIND([.A39];[.$A$1];1)" office:value-type="float" office:value="52" calcext:value-type="float">
            <text:p>52</text:p>
          </table:table-cell>
          <table:table-cell table:formula="of:=FIND([.B39];[.$A$1];1)" office:value-type="float" office:value="2" calcext:value-type="float">
            <text:p>2</text:p>
          </table:table-cell>
          <table:table-cell table:formula="of:=IF(OR([.$C$3]=&quot;a&quot;;[.$C$3]=&quot;A&quot;);IF(MOD([.C39]+[.D39];[.$I$1])=0;[.$I$1];MOD([.C39]+[.D39];[.$I$1]));[.C39])" office:value-type="float" office:value="54" calcext:value-type="float">
            <text:p>54</text:p>
          </table:table-cell>
          <table:table-cell table:formula="of:=IF(OR([.$C$3]=&quot;A&quot;;[.$C$3]=&quot;a&quot;);MID([.$A$1];[.E39];1);&quot;&quot;)" office:value-type="string" office:string-value=":" calcext:value-type="string">
            <text:p>:</text:p>
          </table:table-cell>
          <table:table-cell table:formula="of:=IF(OR([.$C$3]=&quot;B&quot;;[.$C$3]=&quot;b&quot;);IF(MOD([.E39]-[.D39];[.$I$1])=0;[.$I$1];IF([.E39]&lt;[.D39];IF(AND([.D39]&lt;12;[.E39]=1);([.$I$1]-([.D39]-1));(([.E39]-[.D39]))+[.$I$1]);MOD([.E39]-[.D39];[.$I$1])));&quot;&quot;)">
            <text:p/>
          </table:table-cell>
          <table:table-cell table:formula="of:=IF(OR([.$C$3]=&quot;B&quot;;[.$C$3]=&quot;b&quot;);MID([.$A$1];[.G39];1);&quot;&quot;)">
            <text:p/>
          </table:table-cell>
          <table:table-cell table:number-columns-repeated="1016"/>
        </table:table-row>
        <table:table-row table:style-name="ro1">
          <table:table-cell table:formula="of:=MID([.$A$5];31;1)" office:value-type="string" office:string-value="e" calcext:value-type="string">
            <text:p>e</text:p>
          </table:table-cell>
          <table:table-cell table:formula="of:=MID([.$A$2];31;1)" office:value-type="string" office:string-value="L" calcext:value-type="string">
            <text:p>L</text:p>
          </table:table-cell>
          <table:table-cell table:formula="of:=FIND([.A40];[.$A$1];1)" office:value-type="float" office:value="16" calcext:value-type="float">
            <text:p>16</text:p>
          </table:table-cell>
          <table:table-cell table:formula="of:=FIND([.B40];[.$A$1];1)" office:value-type="float" office:value="46" calcext:value-type="float">
            <text:p>46</text:p>
          </table:table-cell>
          <table:table-cell table:formula="of:=IF(OR([.$C$3]=&quot;a&quot;;[.$C$3]=&quot;A&quot;);IF(MOD([.C40]+[.D40];[.$I$1])=0;[.$I$1];MOD([.C40]+[.D40];[.$I$1]));[.C40])" office:value-type="float" office:value="62" calcext:value-type="float">
            <text:p>62</text:p>
          </table:table-cell>
          <table:table-cell table:formula="of:=IF(OR([.$C$3]=&quot;A&quot;;[.$C$3]=&quot;a&quot;);MID([.$A$1];[.E40];1);&quot;&quot;)" office:value-type="string" office:string-value="5" calcext:value-type="string">
            <text:p>5</text:p>
          </table:table-cell>
          <table:table-cell table:formula="of:=IF(OR([.$C$3]=&quot;B&quot;;[.$C$3]=&quot;b&quot;);IF(MOD([.E40]-[.D40];[.$I$1])=0;[.$I$1];IF([.E40]&lt;[.D40];IF(AND([.D40]&lt;12;[.E40]=1);([.$I$1]-([.D40]-1));(([.E40]-[.D40]))+[.$I$1]);MOD([.E40]-[.D40];[.$I$1])));&quot;&quot;)">
            <text:p/>
          </table:table-cell>
          <table:table-cell table:formula="of:=IF(OR([.$C$3]=&quot;B&quot;;[.$C$3]=&quot;b&quot;);MID([.$A$1];[.G40];1);&quot;&quot;)">
            <text:p/>
          </table:table-cell>
          <table:table-cell table:number-columns-repeated="1016"/>
        </table:table-row>
        <table:table-row table:style-name="ro1">
          <table:table-cell table:formula="of:=MID([.$A$5];32;1)" office:value-type="string" office:string-value="a" calcext:value-type="string">
            <text:p>a</text:p>
          </table:table-cell>
          <table:table-cell table:formula="of:=MID([.$A$2];32;1)" office:value-type="string" office:string-value="1" calcext:value-type="string">
            <text:p>1</text:p>
          </table:table-cell>
          <table:table-cell table:formula="of:=FIND([.A41];[.$A$1];1)" office:value-type="float" office:value="2" calcext:value-type="float">
            <text:p>2</text:p>
          </table:table-cell>
          <table:table-cell table:formula="of:=FIND([.B41];[.$A$1];1)" office:value-type="float" office:value="34" calcext:value-type="float">
            <text:p>34</text:p>
          </table:table-cell>
          <table:table-cell table:formula="of:=IF(OR([.$C$3]=&quot;a&quot;;[.$C$3]=&quot;A&quot;);IF(MOD([.C41]+[.D41];[.$I$1])=0;[.$I$1];MOD([.C41]+[.D41];[.$I$1]));[.C41])" office:value-type="float" office:value="36" calcext:value-type="float">
            <text:p>36</text:p>
          </table:table-cell>
          <table:table-cell table:formula="of:=IF(OR([.$C$3]=&quot;A&quot;;[.$C$3]=&quot;a&quot;);MID([.$A$1];[.E41];1);&quot;&quot;)" office:value-type="string" office:string-value="\" calcext:value-type="string">
            <text:p>\</text:p>
          </table:table-cell>
          <table:table-cell table:formula="of:=IF(OR([.$C$3]=&quot;B&quot;;[.$C$3]=&quot;b&quot;);IF(MOD([.E41]-[.D41];[.$I$1])=0;[.$I$1];IF([.E41]&lt;[.D41];IF(AND([.D41]&lt;12;[.E41]=1);([.$I$1]-([.D41]-1));(([.E41]-[.D41]))+[.$I$1]);MOD([.E41]-[.D41];[.$I$1])));&quot;&quot;)">
            <text:p/>
          </table:table-cell>
          <table:table-cell table:formula="of:=IF(OR([.$C$3]=&quot;B&quot;;[.$C$3]=&quot;b&quot;);MID([.$A$1];[.G41];1);&quot;&quot;)">
            <text:p/>
          </table:table-cell>
          <table:table-cell table:number-columns-repeated="1016"/>
        </table:table-row>
        <table:table-row table:style-name="ro1">
          <table:table-cell table:formula="of:=MID([.$A$5];33;1)" office:value-type="string" office:string-value="r" calcext:value-type="string">
            <text:p>r</text:p>
          </table:table-cell>
          <table:table-cell table:formula="of:=MID([.$A$2];33;1)" office:value-type="string" office:string-value="V" calcext:value-type="string">
            <text:p>V</text:p>
          </table:table-cell>
          <table:table-cell table:formula="of:=FIND([.A42];[.$A$1];1)" office:value-type="float" office:value="40" calcext:value-type="float">
            <text:p>40</text:p>
          </table:table-cell>
          <table:table-cell table:formula="of:=FIND([.B42];[.$A$1];1)" office:value-type="float" office:value="81" calcext:value-type="float">
            <text:p>81</text:p>
          </table:table-cell>
          <table:table-cell table:formula="of:=IF(OR([.$C$3]=&quot;a&quot;;[.$C$3]=&quot;A&quot;);IF(MOD([.C42]+[.D42];[.$I$1])=0;[.$I$1];MOD([.C42]+[.D42];[.$I$1]));[.C42])" office:value-type="float" office:value="27" calcext:value-type="float">
            <text:p>27</text:p>
          </table:table-cell>
          <table:table-cell table:formula="of:=IF(OR([.$C$3]=&quot;A&quot;;[.$C$3]=&quot;a&quot;);MID([.$A$1];[.E42];1);&quot;&quot;)" office:value-type="string" office:string-value="(" calcext:value-type="string">
            <text:p>(</text:p>
          </table:table-cell>
          <table:table-cell table:formula="of:=IF(OR([.$C$3]=&quot;B&quot;;[.$C$3]=&quot;b&quot;);IF(MOD([.E42]-[.D42];[.$I$1])=0;[.$I$1];IF([.E42]&lt;[.D42];IF(AND([.D42]&lt;12;[.E42]=1);([.$I$1]-([.D42]-1));(([.E42]-[.D42]))+[.$I$1]);MOD([.E42]-[.D42];[.$I$1])));&quot;&quot;)">
            <text:p/>
          </table:table-cell>
          <table:table-cell table:formula="of:=IF(OR([.$C$3]=&quot;B&quot;;[.$C$3]=&quot;b&quot;);MID([.$A$1];[.G42];1);&quot;&quot;)">
            <text:p/>
          </table:table-cell>
          <table:table-cell table:number-columns-repeated="1016"/>
        </table:table-row>
        <table:table-row table:style-name="ro1">
          <table:table-cell table:formula="of:=MID([.$A$5];34;1)" office:value-type="string" office:string-value="c" calcext:value-type="string">
            <text:p>c</text:p>
          </table:table-cell>
          <table:table-cell table:formula="of:=MID([.$A$2];34;1)" office:value-type="string" office:string-value="\" calcext:value-type="string">
            <text:p>\</text:p>
          </table:table-cell>
          <table:table-cell table:formula="of:=FIND([.A43];[.$A$1];1)" office:value-type="float" office:value="83" calcext:value-type="float">
            <text:p>83</text:p>
          </table:table-cell>
          <table:table-cell table:formula="of:=FIND([.B43];[.$A$1];1)" office:value-type="float" office:value="36" calcext:value-type="float">
            <text:p>36</text:p>
          </table:table-cell>
          <table:table-cell table:formula="of:=IF(OR([.$C$3]=&quot;a&quot;;[.$C$3]=&quot;A&quot;);IF(MOD([.C43]+[.D43];[.$I$1])=0;[.$I$1];MOD([.C43]+[.D43];[.$I$1]));[.C43])" office:value-type="float" office:value="25" calcext:value-type="float">
            <text:p>25</text:p>
          </table:table-cell>
          <table:table-cell table:formula="of:=IF(OR([.$C$3]=&quot;A&quot;;[.$C$3]=&quot;a&quot;);MID([.$A$1];[.E43];1);&quot;&quot;)" office:value-type="string" office:string-value="~" calcext:value-type="string">
            <text:p>~</text:p>
          </table:table-cell>
          <table:table-cell table:formula="of:=IF(OR([.$C$3]=&quot;B&quot;;[.$C$3]=&quot;b&quot;);IF(MOD([.E43]-[.D43];[.$I$1])=0;[.$I$1];IF([.E43]&lt;[.D43];IF(AND([.D43]&lt;12;[.E43]=1);([.$I$1]-([.D43]-1));(([.E43]-[.D43]))+[.$I$1]);MOD([.E43]-[.D43];[.$I$1])));&quot;&quot;)">
            <text:p/>
          </table:table-cell>
          <table:table-cell table:formula="of:=IF(OR([.$C$3]=&quot;B&quot;;[.$C$3]=&quot;b&quot;);MID([.$A$1];[.G43];1);&quot;&quot;)">
            <text:p/>
          </table:table-cell>
          <table:table-cell table:number-columns-repeated="1016"/>
        </table:table-row>
        <table:table-row table:style-name="ro1">
          <table:table-cell table:formula="of:=MID([.$A$5];35;1)" office:value-type="string" office:string-value="h" calcext:value-type="string">
            <text:p>h</text:p>
          </table:table-cell>
          <table:table-cell table:formula="of:=MID([.$A$2];35;1)" office:value-type="string" office:string-value="y" calcext:value-type="string">
            <text:p>y</text:p>
          </table:table-cell>
          <table:table-cell table:formula="of:=FIND([.A44];[.$A$1];1)" office:value-type="float" office:value="45" calcext:value-type="float">
            <text:p>45</text:p>
          </table:table-cell>
          <table:table-cell table:formula="of:=FIND([.B44];[.$A$1];1)" office:value-type="float" office:value="80" calcext:value-type="float">
            <text:p>80</text:p>
          </table:table-cell>
          <table:table-cell table:formula="of:=IF(OR([.$C$3]=&quot;a&quot;;[.$C$3]=&quot;A&quot;);IF(MOD([.C44]+[.D44];[.$I$1])=0;[.$I$1];MOD([.C44]+[.D44];[.$I$1]));[.C44])" office:value-type="float" office:value="31" calcext:value-type="float">
            <text:p>31</text:p>
          </table:table-cell>
          <table:table-cell table:formula="of:=IF(OR([.$C$3]=&quot;A&quot;;[.$C$3]=&quot;a&quot;);MID([.$A$1];[.E44];1);&quot;&quot;)" office:value-type="string" office:string-value="g" calcext:value-type="string">
            <text:p>g</text:p>
          </table:table-cell>
          <table:table-cell table:formula="of:=IF(OR([.$C$3]=&quot;B&quot;;[.$C$3]=&quot;b&quot;);IF(MOD([.E44]-[.D44];[.$I$1])=0;[.$I$1];IF([.E44]&lt;[.D44];IF(AND([.D44]&lt;12;[.E44]=1);([.$I$1]-([.D44]-1));(([.E44]-[.D44]))+[.$I$1]);MOD([.E44]-[.D44];[.$I$1])));&quot;&quot;)">
            <text:p/>
          </table:table-cell>
          <table:table-cell table:formula="of:=IF(OR([.$C$3]=&quot;B&quot;;[.$C$3]=&quot;b&quot;);MID([.$A$1];[.G44];1);&quot;&quot;)">
            <text:p/>
          </table:table-cell>
          <table:table-cell table:number-columns-repeated="1016"/>
        </table:table-row>
        <table:table-row table:style-name="ro1">
          <table:table-cell table:formula="of:=MID([.$A$5];36;1)" office:value-type="string" office:string-value="," calcext:value-type="string">
            <text:p>,</text:p>
          </table:table-cell>
          <table:table-cell table:formula="of:=MID([.$A$2];36;1)" office:value-type="string" office:string-value="h" calcext:value-type="string">
            <text:p>h</text:p>
          </table:table-cell>
          <table:table-cell table:formula="of:=FIND([.A45];[.$A$1];1)" office:value-type="float" office:value="5" calcext:value-type="float">
            <text:p>5</text:p>
          </table:table-cell>
          <table:table-cell table:formula="of:=FIND([.B45];[.$A$1];1)" office:value-type="float" office:value="45" calcext:value-type="float">
            <text:p>45</text:p>
          </table:table-cell>
          <table:table-cell table:formula="of:=IF(OR([.$C$3]=&quot;a&quot;;[.$C$3]=&quot;A&quot;);IF(MOD([.C45]+[.D45];[.$I$1])=0;[.$I$1];MOD([.C45]+[.D45];[.$I$1]));[.C45])" office:value-type="float" office:value="50" calcext:value-type="float">
            <text:p>50</text:p>
          </table:table-cell>
          <table:table-cell table:formula="of:=IF(OR([.$C$3]=&quot;A&quot;;[.$C$3]=&quot;a&quot;);MID([.$A$1];[.E45];1);&quot;&quot;)" office:value-type="string" office:string-value="H" calcext:value-type="string">
            <text:p>H</text:p>
          </table:table-cell>
          <table:table-cell table:formula="of:=IF(OR([.$C$3]=&quot;B&quot;;[.$C$3]=&quot;b&quot;);IF(MOD([.E45]-[.D45];[.$I$1])=0;[.$I$1];IF([.E45]&lt;[.D45];IF(AND([.D45]&lt;12;[.E45]=1);([.$I$1]-([.D45]-1));(([.E45]-[.D45]))+[.$I$1]);MOD([.E45]-[.D45];[.$I$1])));&quot;&quot;)">
            <text:p/>
          </table:table-cell>
          <table:table-cell table:formula="of:=IF(OR([.$C$3]=&quot;B&quot;;[.$C$3]=&quot;b&quot;);MID([.$A$1];[.G45];1);&quot;&quot;)">
            <text:p/>
          </table:table-cell>
          <table:table-cell table:number-columns-repeated="1016"/>
        </table:table-row>
        <table:table-row table:style-name="ro1">
          <table:table-cell table:formula="of:=MID([.$A$5];37;1)" office:value-type="string" office:string-value=" " calcext:value-type="string">
            <text:p><text:s/></text:p>
          </table:table-cell>
          <table:table-cell table:formula="of:=MID([.$A$2];37;1)" office:value-type="string" office:string-value="^" calcext:value-type="string">
            <text:p>^</text:p>
          </table:table-cell>
          <table:table-cell table:formula="of:=FIND([.A46];[.$A$1];1)" office:value-type="float" office:value="94" calcext:value-type="float">
            <text:p>94</text:p>
          </table:table-cell>
          <table:table-cell table:formula="of:=FIND([.B46];[.$A$1];1)" office:value-type="float" office:value="30" calcext:value-type="float">
            <text:p>30</text:p>
          </table:table-cell>
          <table:table-cell table:formula="of:=IF(OR([.$C$3]=&quot;a&quot;;[.$C$3]=&quot;A&quot;);IF(MOD([.C46]+[.D46];[.$I$1])=0;[.$I$1];MOD([.C46]+[.D46];[.$I$1]));[.C46])" office:value-type="float" office:value="30" calcext:value-type="float">
            <text:p>30</text:p>
          </table:table-cell>
          <table:table-cell table:formula="of:=IF(OR([.$C$3]=&quot;A&quot;;[.$C$3]=&quot;a&quot;);MID([.$A$1];[.E46];1);&quot;&quot;)" office:value-type="string" office:string-value="^" calcext:value-type="string">
            <text:p>^</text:p>
          </table:table-cell>
          <table:table-cell table:formula="of:=IF(OR([.$C$3]=&quot;B&quot;;[.$C$3]=&quot;b&quot;);IF(MOD([.E46]-[.D46];[.$I$1])=0;[.$I$1];IF([.E46]&lt;[.D46];IF(AND([.D46]&lt;12;[.E46]=1);([.$I$1]-([.D46]-1));(([.E46]-[.D46]))+[.$I$1]);MOD([.E46]-[.D46];[.$I$1])));&quot;&quot;)">
            <text:p/>
          </table:table-cell>
          <table:table-cell table:formula="of:=IF(OR([.$C$3]=&quot;B&quot;;[.$C$3]=&quot;b&quot;);MID([.$A$1];[.G46];1);&quot;&quot;)">
            <text:p/>
          </table:table-cell>
          <table:table-cell table:number-columns-repeated="1016"/>
        </table:table-row>
        <table:table-row table:style-name="ro1">
          <table:table-cell table:formula="of:=MID([.$A$5];38;1)" office:value-type="string" office:string-value="i" calcext:value-type="string">
            <text:p>i</text:p>
          </table:table-cell>
          <table:table-cell table:formula="of:=MID([.$A$2];38;1)" office:value-type="string" office:string-value="A" calcext:value-type="string">
            <text:p>A</text:p>
          </table:table-cell>
          <table:table-cell table:formula="of:=FIND([.A47];[.$A$1];1)" office:value-type="float" office:value="18" calcext:value-type="float">
            <text:p>18</text:p>
          </table:table-cell>
          <table:table-cell table:formula="of:=FIND([.B47];[.$A$1];1)" office:value-type="float" office:value="29" calcext:value-type="float">
            <text:p>29</text:p>
          </table:table-cell>
          <table:table-cell table:formula="of:=IF(OR([.$C$3]=&quot;a&quot;;[.$C$3]=&quot;A&quot;);IF(MOD([.C47]+[.D47];[.$I$1])=0;[.$I$1];MOD([.C47]+[.D47];[.$I$1]));[.C47])" office:value-type="float" office:value="47" calcext:value-type="float">
            <text:p>47</text:p>
          </table:table-cell>
          <table:table-cell table:formula="of:=IF(OR([.$C$3]=&quot;A&quot;;[.$C$3]=&quot;a&quot;);MID([.$A$1];[.E47];1);&quot;&quot;)" office:value-type="string" office:string-value="U" calcext:value-type="string">
            <text:p>U</text:p>
          </table:table-cell>
          <table:table-cell table:formula="of:=IF(OR([.$C$3]=&quot;B&quot;;[.$C$3]=&quot;b&quot;);IF(MOD([.E47]-[.D47];[.$I$1])=0;[.$I$1];IF([.E47]&lt;[.D47];IF(AND([.D47]&lt;12;[.E47]=1);([.$I$1]-([.D47]-1));(([.E47]-[.D47]))+[.$I$1]);MOD([.E47]-[.D47];[.$I$1])));&quot;&quot;)">
            <text:p/>
          </table:table-cell>
          <table:table-cell table:formula="of:=IF(OR([.$C$3]=&quot;B&quot;;[.$C$3]=&quot;b&quot;);MID([.$A$1];[.G47];1);&quot;&quot;)">
            <text:p/>
          </table:table-cell>
          <table:table-cell table:number-columns-repeated="1016"/>
        </table:table-row>
        <table:table-row table:style-name="ro1">
          <table:table-cell table:formula="of:=MID([.$A$5];39;1)" office:value-type="string" office:string-value="t" calcext:value-type="string">
            <text:p>t</text:p>
          </table:table-cell>
          <table:table-cell table:formula="of:=MID([.$A$2];39;1)" office:value-type="string" office:string-value="1" calcext:value-type="string">
            <text:p>1</text:p>
          </table:table-cell>
          <table:table-cell table:formula="of:=FIND([.A48];[.$A$1];1)" office:value-type="float" office:value="56" calcext:value-type="float">
            <text:p>56</text:p>
          </table:table-cell>
          <table:table-cell table:formula="of:=FIND([.B48];[.$A$1];1)" office:value-type="float" office:value="34" calcext:value-type="float">
            <text:p>34</text:p>
          </table:table-cell>
          <table:table-cell table:formula="of:=IF(OR([.$C$3]=&quot;a&quot;;[.$C$3]=&quot;A&quot;);IF(MOD([.C48]+[.D48];[.$I$1])=0;[.$I$1];MOD([.C48]+[.D48];[.$I$1]));[.C48])" office:value-type="float" office:value="90" calcext:value-type="float">
            <text:p>90</text:p>
          </table:table-cell>
          <table:table-cell table:formula="of:=IF(OR([.$C$3]=&quot;A&quot;;[.$C$3]=&quot;a&quot;);MID([.$A$1];[.E48];1);&quot;&quot;)" office:value-type="string" office:string-value="P" calcext:value-type="string">
            <text:p>P</text:p>
          </table:table-cell>
          <table:table-cell table:formula="of:=IF(OR([.$C$3]=&quot;B&quot;;[.$C$3]=&quot;b&quot;);IF(MOD([.E48]-[.D48];[.$I$1])=0;[.$I$1];IF([.E48]&lt;[.D48];IF(AND([.D48]&lt;12;[.E48]=1);([.$I$1]-([.D48]-1));(([.E48]-[.D48]))+[.$I$1]);MOD([.E48]-[.D48];[.$I$1])));&quot;&quot;)">
            <text:p/>
          </table:table-cell>
          <table:table-cell table:formula="of:=IF(OR([.$C$3]=&quot;B&quot;;[.$C$3]=&quot;b&quot;);MID([.$A$1];[.G48];1);&quot;&quot;)">
            <text:p/>
          </table:table-cell>
          <table:table-cell table:number-columns-repeated="1016"/>
        </table:table-row>
        <table:table-row table:style-name="ro1">
          <table:table-cell table:formula="of:=MID([.$A$5];40;1)" office:value-type="string" office:string-value="," calcext:value-type="string">
            <text:p>,</text:p>
          </table:table-cell>
          <table:table-cell table:formula="of:=MID([.$A$2];40;1)" office:value-type="string" office:string-value="N" calcext:value-type="string">
            <text:p>N</text:p>
          </table:table-cell>
          <table:table-cell table:formula="of:=FIND([.A49];[.$A$1];1)" office:value-type="float" office:value="5" calcext:value-type="float">
            <text:p>5</text:p>
          </table:table-cell>
          <table:table-cell table:formula="of:=FIND([.B49];[.$A$1];1)" office:value-type="float" office:value="88" calcext:value-type="float">
            <text:p>88</text:p>
          </table:table-cell>
          <table:table-cell table:formula="of:=IF(OR([.$C$3]=&quot;a&quot;;[.$C$3]=&quot;A&quot;);IF(MOD([.C49]+[.D49];[.$I$1])=0;[.$I$1];MOD([.C49]+[.D49];[.$I$1]));[.C49])" office:value-type="float" office:value="93" calcext:value-type="float">
            <text:p>93</text:p>
          </table:table-cell>
          <table:table-cell table:formula="of:=IF(OR([.$C$3]=&quot;A&quot;;[.$C$3]=&quot;a&quot;);MID([.$A$1];[.E49];1);&quot;&quot;)" office:value-type="string" office:string-value="{" calcext:value-type="string">
            <text:p>{</text:p>
          </table:table-cell>
          <table:table-cell table:formula="of:=IF(OR([.$C$3]=&quot;B&quot;;[.$C$3]=&quot;b&quot;);IF(MOD([.E49]-[.D49];[.$I$1])=0;[.$I$1];IF([.E49]&lt;[.D49];IF(AND([.D49]&lt;12;[.E49]=1);([.$I$1]-([.D49]-1));(([.E49]-[.D49]))+[.$I$1]);MOD([.E49]-[.D49];[.$I$1])));&quot;&quot;)">
            <text:p/>
          </table:table-cell>
          <table:table-cell table:formula="of:=IF(OR([.$C$3]=&quot;B&quot;;[.$C$3]=&quot;b&quot;);MID([.$A$1];[.G49];1);&quot;&quot;)">
            <text:p/>
          </table:table-cell>
          <table:table-cell table:number-columns-repeated="1016"/>
        </table:table-row>
        <table:table-row table:style-name="ro1">
          <table:table-cell table:formula="of:=MID([.$A$5];41;1)" office:value-type="string" office:string-value=" " calcext:value-type="string">
            <text:p><text:s/></text:p>
          </table:table-cell>
          <table:table-cell table:formula="of:=MID([.$A$2];41;1)" office:value-type="string" office:string-value="C" calcext:value-type="string">
            <text:p>C</text:p>
          </table:table-cell>
          <table:table-cell table:formula="of:=FIND([.A50];[.$A$1];1)" office:value-type="float" office:value="94" calcext:value-type="float">
            <text:p>94</text:p>
          </table:table-cell>
          <table:table-cell table:formula="of:=FIND([.B50];[.$A$1];1)" office:value-type="float" office:value="37" calcext:value-type="float">
            <text:p>37</text:p>
          </table:table-cell>
          <table:table-cell table:formula="of:=IF(OR([.$C$3]=&quot;a&quot;;[.$C$3]=&quot;A&quot;);IF(MOD([.C50]+[.D50];[.$I$1])=0;[.$I$1];MOD([.C50]+[.D50];[.$I$1]));[.C50])" office:value-type="float" office:value="37" calcext:value-type="float">
            <text:p>37</text:p>
          </table:table-cell>
          <table:table-cell table:formula="of:=IF(OR([.$C$3]=&quot;A&quot;;[.$C$3]=&quot;a&quot;);MID([.$A$1];[.E50];1);&quot;&quot;)" office:value-type="string" office:string-value="C" calcext:value-type="string">
            <text:p>C</text:p>
          </table:table-cell>
          <table:table-cell table:formula="of:=IF(OR([.$C$3]=&quot;B&quot;;[.$C$3]=&quot;b&quot;);IF(MOD([.E50]-[.D50];[.$I$1])=0;[.$I$1];IF([.E50]&lt;[.D50];IF(AND([.D50]&lt;12;[.E50]=1);([.$I$1]-([.D50]-1));(([.E50]-[.D50]))+[.$I$1]);MOD([.E50]-[.D50];[.$I$1])));&quot;&quot;)">
            <text:p/>
          </table:table-cell>
          <table:table-cell table:formula="of:=IF(OR([.$C$3]=&quot;B&quot;;[.$C$3]=&quot;b&quot;);MID([.$A$1];[.G50];1);&quot;&quot;)">
            <text:p/>
          </table:table-cell>
          <table:table-cell table:number-columns-repeated="1016"/>
        </table:table-row>
        <table:table-row table:style-name="ro1">
          <table:table-cell table:formula="of:=MID([.$A$5];42;1)" office:value-type="string" office:string-value="m" calcext:value-type="string">
            <text:p>m</text:p>
          </table:table-cell>
          <table:table-cell table:formula="of:=MID([.$A$2];42;1)" office:value-type="string" office:string-value="A" calcext:value-type="string">
            <text:p>A</text:p>
          </table:table-cell>
          <table:table-cell table:formula="of:=FIND([.A51];[.$A$1];1)" office:value-type="float" office:value="79" calcext:value-type="float">
            <text:p>79</text:p>
          </table:table-cell>
          <table:table-cell table:formula="of:=FIND([.B51];[.$A$1];1)" office:value-type="float" office:value="29" calcext:value-type="float">
            <text:p>29</text:p>
          </table:table-cell>
          <table:table-cell table:formula="of:=IF(OR([.$C$3]=&quot;a&quot;;[.$C$3]=&quot;A&quot;);IF(MOD([.C51]+[.D51];[.$I$1])=0;[.$I$1];MOD([.C51]+[.D51];[.$I$1]));[.C51])" office:value-type="float" office:value="14" calcext:value-type="float">
            <text:p>14</text:p>
          </table:table-cell>
          <table:table-cell table:formula="of:=IF(OR([.$C$3]=&quot;A&quot;;[.$C$3]=&quot;a&quot;);MID([.$A$1];[.E51];1);&quot;&quot;)" office:value-type="string" office:string-value="." calcext:value-type="string">
            <text:p>.</text:p>
          </table:table-cell>
          <table:table-cell table:formula="of:=IF(OR([.$C$3]=&quot;B&quot;;[.$C$3]=&quot;b&quot;);IF(MOD([.E51]-[.D51];[.$I$1])=0;[.$I$1];IF([.E51]&lt;[.D51];IF(AND([.D51]&lt;12;[.E51]=1);([.$I$1]-([.D51]-1));(([.E51]-[.D51]))+[.$I$1]);MOD([.E51]-[.D51];[.$I$1])));&quot;&quot;)">
            <text:p/>
          </table:table-cell>
          <table:table-cell table:formula="of:=IF(OR([.$C$3]=&quot;B&quot;;[.$C$3]=&quot;b&quot;);MID([.$A$1];[.G51];1);&quot;&quot;)">
            <text:p/>
          </table:table-cell>
          <table:table-cell table:number-columns-repeated="1016"/>
        </table:table-row>
        <table:table-row table:style-name="ro1">
          <table:table-cell table:formula="of:=MID([.$A$5];43;1)" office:value-type="string" office:string-value="o" calcext:value-type="string">
            <text:p>o</text:p>
          </table:table-cell>
          <table:table-cell table:formula="of:=MID([.$A$2];43;1)" office:value-type="string" office:string-value="T" calcext:value-type="string">
            <text:p>T</text:p>
          </table:table-cell>
          <table:table-cell table:formula="of:=FIND([.A52];[.$A$1];1)" office:value-type="float" office:value="20" calcext:value-type="float">
            <text:p>20</text:p>
          </table:table-cell>
          <table:table-cell table:formula="of:=FIND([.B52];[.$A$1];1)" office:value-type="float" office:value="91" calcext:value-type="float">
            <text:p>91</text:p>
          </table:table-cell>
          <table:table-cell table:formula="of:=IF(OR([.$C$3]=&quot;a&quot;;[.$C$3]=&quot;A&quot;);IF(MOD([.C52]+[.D52];[.$I$1])=0;[.$I$1];MOD([.C52]+[.D52];[.$I$1]));[.C52])" office:value-type="float" office:value="17" calcext:value-type="float">
            <text:p>17</text:p>
          </table:table-cell>
          <table:table-cell table:formula="of:=IF(OR([.$C$3]=&quot;A&quot;;[.$C$3]=&quot;a&quot;);MID([.$A$1];[.E52];1);&quot;&quot;)" office:value-type="string" office:string-value="f" calcext:value-type="string">
            <text:p>f</text:p>
          </table:table-cell>
          <table:table-cell table:formula="of:=IF(OR([.$C$3]=&quot;B&quot;;[.$C$3]=&quot;b&quot;);IF(MOD([.E52]-[.D52];[.$I$1])=0;[.$I$1];IF([.E52]&lt;[.D52];IF(AND([.D52]&lt;12;[.E52]=1);([.$I$1]-([.D52]-1));(([.E52]-[.D52]))+[.$I$1]);MOD([.E52]-[.D52];[.$I$1])));&quot;&quot;)">
            <text:p/>
          </table:table-cell>
          <table:table-cell table:formula="of:=IF(OR([.$C$3]=&quot;B&quot;;[.$C$3]=&quot;b&quot;);MID([.$A$1];[.G52];1);&quot;&quot;)">
            <text:p/>
          </table:table-cell>
          <table:table-cell table:number-columns-repeated="1016"/>
        </table:table-row>
        <table:table-row table:style-name="ro1">
          <table:table-cell table:formula="of:=MID([.$A$5];44;1)" office:value-type="string" office:string-value="s" calcext:value-type="string">
            <text:p>s</text:p>
          </table:table-cell>
          <table:table-cell table:formula="of:=MID([.$A$2];44;1)" office:value-type="string" office:string-value="\" calcext:value-type="string">
            <text:p>\</text:p>
          </table:table-cell>
          <table:table-cell table:formula="of:=FIND([.A53];[.$A$1];1)" office:value-type="float" office:value="52" calcext:value-type="float">
            <text:p>52</text:p>
          </table:table-cell>
          <table:table-cell table:formula="of:=FIND([.B53];[.$A$1];1)" office:value-type="float" office:value="36" calcext:value-type="float">
            <text:p>36</text:p>
          </table:table-cell>
          <table:table-cell table:formula="of:=IF(OR([.$C$3]=&quot;a&quot;;[.$C$3]=&quot;A&quot;);IF(MOD([.C53]+[.D53];[.$I$1])=0;[.$I$1];MOD([.C53]+[.D53];[.$I$1]));[.C53])" office:value-type="float" office:value="88" calcext:value-type="float">
            <text:p>88</text:p>
          </table:table-cell>
          <table:table-cell table:formula="of:=IF(OR([.$C$3]=&quot;A&quot;;[.$C$3]=&quot;a&quot;);MID([.$A$1];[.E53];1);&quot;&quot;)" office:value-type="string" office:string-value="N" calcext:value-type="string">
            <text:p>N</text:p>
          </table:table-cell>
          <table:table-cell table:formula="of:=IF(OR([.$C$3]=&quot;B&quot;;[.$C$3]=&quot;b&quot;);IF(MOD([.E53]-[.D53];[.$I$1])=0;[.$I$1];IF([.E53]&lt;[.D53];IF(AND([.D53]&lt;12;[.E53]=1);([.$I$1]-([.D53]-1));(([.E53]-[.D53]))+[.$I$1]);MOD([.E53]-[.D53];[.$I$1])));&quot;&quot;)">
            <text:p/>
          </table:table-cell>
          <table:table-cell table:formula="of:=IF(OR([.$C$3]=&quot;B&quot;;[.$C$3]=&quot;b&quot;);MID([.$A$1];[.G53];1);&quot;&quot;)">
            <text:p/>
          </table:table-cell>
          <table:table-cell table:number-columns-repeated="1016"/>
        </table:table-row>
        <table:table-row table:style-name="ro1">
          <table:table-cell table:formula="of:=MID([.$A$5];45;1)" office:value-type="string" office:string-value="t" calcext:value-type="string">
            <text:p>t</text:p>
          </table:table-cell>
          <table:table-cell table:formula="of:=MID([.$A$2];45;1)" office:value-type="string" office:string-value="z" calcext:value-type="string">
            <text:p>z</text:p>
          </table:table-cell>
          <table:table-cell table:formula="of:=FIND([.A54];[.$A$1];1)" office:value-type="float" office:value="56" calcext:value-type="float">
            <text:p>56</text:p>
          </table:table-cell>
          <table:table-cell table:formula="of:=FIND([.B54];[.$A$1];1)" office:value-type="float" office:value="49" calcext:value-type="float">
            <text:p>49</text:p>
          </table:table-cell>
          <table:table-cell table:formula="of:=IF(OR([.$C$3]=&quot;a&quot;;[.$C$3]=&quot;A&quot;);IF(MOD([.C54]+[.D54];[.$I$1])=0;[.$I$1];MOD([.C54]+[.D54];[.$I$1]));[.C54])" office:value-type="float" office:value="11" calcext:value-type="float">
            <text:p>11</text:p>
          </table:table-cell>
          <table:table-cell table:formula="of:=IF(OR([.$C$3]=&quot;A&quot;;[.$C$3]=&quot;a&quot;);MID([.$A$1];[.E54];1);&quot;&quot;)" office:value-type="string" office:string-value="Z" calcext:value-type="string">
            <text:p>Z</text:p>
          </table:table-cell>
          <table:table-cell table:formula="of:=IF(OR([.$C$3]=&quot;B&quot;;[.$C$3]=&quot;b&quot;);IF(MOD([.E54]-[.D54];[.$I$1])=0;[.$I$1];IF([.E54]&lt;[.D54];IF(AND([.D54]&lt;12;[.E54]=1);([.$I$1]-([.D54]-1));(([.E54]-[.D54]))+[.$I$1]);MOD([.E54]-[.D54];[.$I$1])));&quot;&quot;)">
            <text:p/>
          </table:table-cell>
          <table:table-cell table:formula="of:=IF(OR([.$C$3]=&quot;B&quot;;[.$C$3]=&quot;b&quot;);MID([.$A$1];[.G54];1);&quot;&quot;)">
            <text:p/>
          </table:table-cell>
          <table:table-cell table:number-columns-repeated="1016"/>
        </table:table-row>
        <table:table-row table:style-name="ro1">
          <table:table-cell table:formula="of:=MID([.$A$5];46;1)" office:value-type="string" office:string-value="," calcext:value-type="string">
            <text:p>,</text:p>
          </table:table-cell>
          <table:table-cell table:formula="of:=MID([.$A$2];46;1)" office:value-type="string" office:string-value="N" calcext:value-type="string">
            <text:p>N</text:p>
          </table:table-cell>
          <table:table-cell table:formula="of:=FIND([.A55];[.$A$1];1)" office:value-type="float" office:value="5" calcext:value-type="float">
            <text:p>5</text:p>
          </table:table-cell>
          <table:table-cell table:formula="of:=FIND([.B55];[.$A$1];1)" office:value-type="float" office:value="88" calcext:value-type="float">
            <text:p>88</text:p>
          </table:table-cell>
          <table:table-cell table:formula="of:=IF(OR([.$C$3]=&quot;a&quot;;[.$C$3]=&quot;A&quot;);IF(MOD([.C55]+[.D55];[.$I$1])=0;[.$I$1];MOD([.C55]+[.D55];[.$I$1]));[.C55])" office:value-type="float" office:value="93" calcext:value-type="float">
            <text:p>93</text:p>
          </table:table-cell>
          <table:table-cell table:formula="of:=IF(OR([.$C$3]=&quot;A&quot;;[.$C$3]=&quot;a&quot;);MID([.$A$1];[.E55];1);&quot;&quot;)" office:value-type="string" office:string-value="{" calcext:value-type="string">
            <text:p>{</text:p>
          </table:table-cell>
          <table:table-cell table:formula="of:=IF(OR([.$C$3]=&quot;B&quot;;[.$C$3]=&quot;b&quot;);IF(MOD([.E55]-[.D55];[.$I$1])=0;[.$I$1];IF([.E55]&lt;[.D55];IF(AND([.D55]&lt;12;[.E55]=1);([.$I$1]-([.D55]-1));(([.E55]-[.D55]))+[.$I$1]);MOD([.E55]-[.D55];[.$I$1])));&quot;&quot;)">
            <text:p/>
          </table:table-cell>
          <table:table-cell table:formula="of:=IF(OR([.$C$3]=&quot;B&quot;;[.$C$3]=&quot;b&quot;);MID([.$A$1];[.G55];1);&quot;&quot;)">
            <text:p/>
          </table:table-cell>
          <table:table-cell table:number-columns-repeated="1016"/>
        </table:table-row>
        <table:table-row table:style-name="ro1">
          <table:table-cell table:formula="of:=MID([.$A$5];47;1)" office:value-type="string" office:string-value=" " calcext:value-type="string">
            <text:p><text:s/></text:p>
          </table:table-cell>
          <table:table-cell table:formula="of:=MID([.$A$2];47;1)" office:value-type="string" office:string-value="h" calcext:value-type="string">
            <text:p>h</text:p>
          </table:table-cell>
          <table:table-cell table:formula="of:=FIND([.A56];[.$A$1];1)" office:value-type="float" office:value="94" calcext:value-type="float">
            <text:p>94</text:p>
          </table:table-cell>
          <table:table-cell table:formula="of:=FIND([.B56];[.$A$1];1)" office:value-type="float" office:value="45" calcext:value-type="float">
            <text:p>45</text:p>
          </table:table-cell>
          <table:table-cell table:formula="of:=IF(OR([.$C$3]=&quot;a&quot;;[.$C$3]=&quot;A&quot;);IF(MOD([.C56]+[.D56];[.$I$1])=0;[.$I$1];MOD([.C56]+[.D56];[.$I$1]));[.C56])" office:value-type="float" office:value="45" calcext:value-type="float">
            <text:p>45</text:p>
          </table:table-cell>
          <table:table-cell table:formula="of:=IF(OR([.$C$3]=&quot;A&quot;;[.$C$3]=&quot;a&quot;);MID([.$A$1];[.E56];1);&quot;&quot;)" office:value-type="string" office:string-value="h" calcext:value-type="string">
            <text:p>h</text:p>
          </table:table-cell>
          <table:table-cell table:formula="of:=IF(OR([.$C$3]=&quot;B&quot;;[.$C$3]=&quot;b&quot;);IF(MOD([.E56]-[.D56];[.$I$1])=0;[.$I$1];IF([.E56]&lt;[.D56];IF(AND([.D56]&lt;12;[.E56]=1);([.$I$1]-([.D56]-1));(([.E56]-[.D56]))+[.$I$1]);MOD([.E56]-[.D56];[.$I$1])));&quot;&quot;)">
            <text:p/>
          </table:table-cell>
          <table:table-cell table:formula="of:=IF(OR([.$C$3]=&quot;B&quot;;[.$C$3]=&quot;b&quot;);MID([.$A$1];[.G56];1);&quot;&quot;)">
            <text:p/>
          </table:table-cell>
          <table:table-cell table:number-columns-repeated="1016"/>
        </table:table-row>
        <table:table-row table:style-name="ro1">
          <table:table-cell table:formula="of:=MID([.$A$5];48;1)" office:value-type="string" office:string-value="h" calcext:value-type="string">
            <text:p>h</text:p>
          </table:table-cell>
          <table:table-cell table:formula="of:=MID([.$A$2];48;1)" office:value-type="string" office:string-value="D" calcext:value-type="string">
            <text:p>D</text:p>
          </table:table-cell>
          <table:table-cell table:formula="of:=FIND([.A57];[.$A$1];1)" office:value-type="float" office:value="45" calcext:value-type="float">
            <text:p>45</text:p>
          </table:table-cell>
          <table:table-cell table:formula="of:=FIND([.B57];[.$A$1];1)" office:value-type="float" office:value="48" calcext:value-type="float">
            <text:p>48</text:p>
          </table:table-cell>
          <table:table-cell table:formula="of:=IF(OR([.$C$3]=&quot;a&quot;;[.$C$3]=&quot;A&quot;);IF(MOD([.C57]+[.D57];[.$I$1])=0;[.$I$1];MOD([.C57]+[.D57];[.$I$1]));[.C57])" office:value-type="float" office:value="93" calcext:value-type="float">
            <text:p>93</text:p>
          </table:table-cell>
          <table:table-cell table:formula="of:=IF(OR([.$C$3]=&quot;A&quot;;[.$C$3]=&quot;a&quot;);MID([.$A$1];[.E57];1);&quot;&quot;)" office:value-type="string" office:string-value="{" calcext:value-type="string">
            <text:p>{</text:p>
          </table:table-cell>
          <table:table-cell table:formula="of:=IF(OR([.$C$3]=&quot;B&quot;;[.$C$3]=&quot;b&quot;);IF(MOD([.E57]-[.D57];[.$I$1])=0;[.$I$1];IF([.E57]&lt;[.D57];IF(AND([.D57]&lt;12;[.E57]=1);([.$I$1]-([.D57]-1));(([.E57]-[.D57]))+[.$I$1]);MOD([.E57]-[.D57];[.$I$1])));&quot;&quot;)">
            <text:p/>
          </table:table-cell>
          <table:table-cell table:formula="of:=IF(OR([.$C$3]=&quot;B&quot;;[.$C$3]=&quot;b&quot;);MID([.$A$1];[.G57];1);&quot;&quot;)">
            <text:p/>
          </table:table-cell>
          <table:table-cell table:number-columns-repeated="1016"/>
        </table:table-row>
        <table:table-row table:style-name="ro1">
          <table:table-cell table:formula="of:=MID([.$A$5];49;1)" office:value-type="string" office:string-value="u" calcext:value-type="string">
            <text:p>u</text:p>
          </table:table-cell>
          <table:table-cell table:formula="of:=MID([.$A$2];49;1)" office:value-type="string" office:string-value="u" calcext:value-type="string">
            <text:p>u</text:p>
          </table:table-cell>
          <table:table-cell table:formula="of:=FIND([.A58];[.$A$1];1)" office:value-type="float" office:value="78" calcext:value-type="float">
            <text:p>78</text:p>
          </table:table-cell>
          <table:table-cell table:formula="of:=FIND([.B58];[.$A$1];1)" office:value-type="float" office:value="78" calcext:value-type="float">
            <text:p>78</text:p>
          </table:table-cell>
          <table:table-cell table:formula="of:=IF(OR([.$C$3]=&quot;a&quot;;[.$C$3]=&quot;A&quot;);IF(MOD([.C58]+[.D58];[.$I$1])=0;[.$I$1];MOD([.C58]+[.D58];[.$I$1]));[.C58])" office:value-type="float" office:value="62" calcext:value-type="float">
            <text:p>62</text:p>
          </table:table-cell>
          <table:table-cell table:formula="of:=IF(OR([.$C$3]=&quot;A&quot;;[.$C$3]=&quot;a&quot;);MID([.$A$1];[.E58];1);&quot;&quot;)" office:value-type="string" office:string-value="5" calcext:value-type="string">
            <text:p>5</text:p>
          </table:table-cell>
          <table:table-cell table:formula="of:=IF(OR([.$C$3]=&quot;B&quot;;[.$C$3]=&quot;b&quot;);IF(MOD([.E58]-[.D58];[.$I$1])=0;[.$I$1];IF([.E58]&lt;[.D58];IF(AND([.D58]&lt;12;[.E58]=1);([.$I$1]-([.D58]-1));(([.E58]-[.D58]))+[.$I$1]);MOD([.E58]-[.D58];[.$I$1])));&quot;&quot;)">
            <text:p/>
          </table:table-cell>
          <table:table-cell table:formula="of:=IF(OR([.$C$3]=&quot;B&quot;;[.$C$3]=&quot;b&quot;);MID([.$A$1];[.G58];1);&quot;&quot;)">
            <text:p/>
          </table:table-cell>
          <table:table-cell table:number-columns-repeated="1016"/>
        </table:table-row>
        <table:table-row table:style-name="ro1">
          <table:table-cell table:formula="of:=MID([.$A$5];50;1)" office:value-type="string" office:string-value="s" calcext:value-type="string">
            <text:p>s</text:p>
          </table:table-cell>
          <table:table-cell table:formula="of:=MID([.$A$2];50;1)" office:value-type="string" office:string-value="1" calcext:value-type="string">
            <text:p>1</text:p>
          </table:table-cell>
          <table:table-cell table:formula="of:=FIND([.A59];[.$A$1];1)" office:value-type="float" office:value="52" calcext:value-type="float">
            <text:p>52</text:p>
          </table:table-cell>
          <table:table-cell table:formula="of:=FIND([.B59];[.$A$1];1)" office:value-type="float" office:value="34" calcext:value-type="float">
            <text:p>34</text:p>
          </table:table-cell>
          <table:table-cell table:formula="of:=IF(OR([.$C$3]=&quot;a&quot;;[.$C$3]=&quot;A&quot;);IF(MOD([.C59]+[.D59];[.$I$1])=0;[.$I$1];MOD([.C59]+[.D59];[.$I$1]));[.C59])" office:value-type="float" office:value="86" calcext:value-type="float">
            <text:p>86</text:p>
          </table:table-cell>
          <table:table-cell table:formula="of:=IF(OR([.$C$3]=&quot;A&quot;;[.$C$3]=&quot;a&quot;);MID([.$A$1];[.E59];1);&quot;&quot;)" office:value-type="string" office:string-value="]" calcext:value-type="string">
            <text:p>]</text:p>
          </table:table-cell>
          <table:table-cell table:formula="of:=IF(OR([.$C$3]=&quot;B&quot;;[.$C$3]=&quot;b&quot;);IF(MOD([.E59]-[.D59];[.$I$1])=0;[.$I$1];IF([.E59]&lt;[.D59];IF(AND([.D59]&lt;12;[.E59]=1);([.$I$1]-([.D59]-1));(([.E59]-[.D59]))+[.$I$1]);MOD([.E59]-[.D59];[.$I$1])));&quot;&quot;)">
            <text:p/>
          </table:table-cell>
          <table:table-cell table:formula="of:=IF(OR([.$C$3]=&quot;B&quot;;[.$C$3]=&quot;b&quot;);MID([.$A$1];[.G59];1);&quot;&quot;)">
            <text:p/>
          </table:table-cell>
          <table:table-cell table:number-columns-repeated="1016"/>
        </table:table-row>
        <table:table-row table:style-name="ro1">
          <table:table-cell table:formula="of:=MID([.$A$5];51;1)" office:value-type="string" office:string-value="b" calcext:value-type="string">
            <text:p>b</text:p>
          </table:table-cell>
          <table:table-cell table:formula="of:=MID([.$A$2];51;1)" office:value-type="string" office:string-value="w" calcext:value-type="string">
            <text:p>w</text:p>
          </table:table-cell>
          <table:table-cell table:formula="of:=FIND([.A60];[.$A$1];1)" office:value-type="float" office:value="68" calcext:value-type="float">
            <text:p>68</text:p>
          </table:table-cell>
          <table:table-cell table:formula="of:=FIND([.B60];[.$A$1];1)" office:value-type="float" office:value="24" calcext:value-type="float">
            <text:p>24</text:p>
          </table:table-cell>
          <table:table-cell table:formula="of:=IF(OR([.$C$3]=&quot;a&quot;;[.$C$3]=&quot;A&quot;);IF(MOD([.C60]+[.D60];[.$I$1])=0;[.$I$1];MOD([.C60]+[.D60];[.$I$1]));[.C60])" office:value-type="float" office:value="92" calcext:value-type="float">
            <text:p>92</text:p>
          </table:table-cell>
          <table:table-cell table:formula="of:=IF(OR([.$C$3]=&quot;A&quot;;[.$C$3]=&quot;a&quot;);MID([.$A$1];[.E60];1);&quot;&quot;)" office:value-type="string" office:string-value="&amp;" calcext:value-type="string">
            <text:p>&amp;</text:p>
          </table:table-cell>
          <table:table-cell table:formula="of:=IF(OR([.$C$3]=&quot;B&quot;;[.$C$3]=&quot;b&quot;);IF(MOD([.E60]-[.D60];[.$I$1])=0;[.$I$1];IF([.E60]&lt;[.D60];IF(AND([.D60]&lt;12;[.E60]=1);([.$I$1]-([.D60]-1));(([.E60]-[.D60]))+[.$I$1]);MOD([.E60]-[.D60];[.$I$1])));&quot;&quot;)">
            <text:p/>
          </table:table-cell>
          <table:table-cell table:formula="of:=IF(OR([.$C$3]=&quot;B&quot;;[.$C$3]=&quot;b&quot;);MID([.$A$1];[.G60];1);&quot;&quot;)">
            <text:p/>
          </table:table-cell>
          <table:table-cell table:number-columns-repeated="1016"/>
        </table:table-row>
        <table:table-row table:style-name="ro1">
          <table:table-cell table:formula="of:=MID([.$A$5];52;1)" office:value-type="string" office:string-value="a" calcext:value-type="string">
            <text:p>a</text:p>
          </table:table-cell>
          <table:table-cell table:formula="of:=MID([.$A$2];52;1)" office:value-type="string" office:string-value="&gt;" calcext:value-type="string">
            <text:p>&gt;</text:p>
          </table:table-cell>
          <table:table-cell table:formula="of:=FIND([.A61];[.$A$1];1)" office:value-type="float" office:value="2" calcext:value-type="float">
            <text:p>2</text:p>
          </table:table-cell>
          <table:table-cell table:formula="of:=FIND([.B61];[.$A$1];1)" office:value-type="float" office:value="65" calcext:value-type="float">
            <text:p>65</text:p>
          </table:table-cell>
          <table:table-cell table:formula="of:=IF(OR([.$C$3]=&quot;a&quot;;[.$C$3]=&quot;A&quot;);IF(MOD([.C61]+[.D61];[.$I$1])=0;[.$I$1];MOD([.C61]+[.D61];[.$I$1]));[.C61])" office:value-type="float" office:value="67" calcext:value-type="float">
            <text:p>67</text:p>
          </table:table-cell>
          <table:table-cell table:formula="of:=IF(OR([.$C$3]=&quot;A&quot;;[.$C$3]=&quot;a&quot;);MID([.$A$1];[.E61];1);&quot;&quot;)" office:value-type="string" office:string-value="$" calcext:value-type="string">
            <text:p>$</text:p>
          </table:table-cell>
          <table:table-cell table:formula="of:=IF(OR([.$C$3]=&quot;B&quot;;[.$C$3]=&quot;b&quot;);IF(MOD([.E61]-[.D61];[.$I$1])=0;[.$I$1];IF([.E61]&lt;[.D61];IF(AND([.D61]&lt;12;[.E61]=1);([.$I$1]-([.D61]-1));(([.E61]-[.D61]))+[.$I$1]);MOD([.E61]-[.D61];[.$I$1])));&quot;&quot;)">
            <text:p/>
          </table:table-cell>
          <table:table-cell table:formula="of:=IF(OR([.$C$3]=&quot;B&quot;;[.$C$3]=&quot;b&quot;);MID([.$A$1];[.G61];1);&quot;&quot;)">
            <text:p/>
          </table:table-cell>
          <table:table-cell table:number-columns-repeated="1016"/>
        </table:table-row>
        <table:table-row table:style-name="ro1">
          <table:table-cell table:formula="of:=MID([.$A$5];53;1)" office:value-type="string" office:string-value="n" calcext:value-type="string">
            <text:p>n</text:p>
          </table:table-cell>
          <table:table-cell table:formula="of:=MID([.$A$2];53;1)" office:value-type="string" office:string-value="X" calcext:value-type="string">
            <text:p>X</text:p>
          </table:table-cell>
          <table:table-cell table:formula="of:=FIND([.A62];[.$A$1];1)" office:value-type="float" office:value="4" calcext:value-type="float">
            <text:p>4</text:p>
          </table:table-cell>
          <table:table-cell table:formula="of:=FIND([.B62];[.$A$1];1)" office:value-type="float" office:value="71" calcext:value-type="float">
            <text:p>71</text:p>
          </table:table-cell>
          <table:table-cell table:formula="of:=IF(OR([.$C$3]=&quot;a&quot;;[.$C$3]=&quot;A&quot;);IF(MOD([.C62]+[.D62];[.$I$1])=0;[.$I$1];MOD([.C62]+[.D62];[.$I$1]));[.C62])" office:value-type="float" office:value="75" calcext:value-type="float">
            <text:p>75</text:p>
          </table:table-cell>
          <table:table-cell table:formula="of:=IF(OR([.$C$3]=&quot;A&quot;;[.$C$3]=&quot;a&quot;);MID([.$A$1];[.E62];1);&quot;&quot;)" office:value-type="string" office:string-value="F" calcext:value-type="string">
            <text:p>F</text:p>
          </table:table-cell>
          <table:table-cell table:formula="of:=IF(OR([.$C$3]=&quot;B&quot;;[.$C$3]=&quot;b&quot;);IF(MOD([.E62]-[.D62];[.$I$1])=0;[.$I$1];IF([.E62]&lt;[.D62];IF(AND([.D62]&lt;12;[.E62]=1);([.$I$1]-([.D62]-1));(([.E62]-[.D62]))+[.$I$1]);MOD([.E62]-[.D62];[.$I$1])));&quot;&quot;)">
            <text:p/>
          </table:table-cell>
          <table:table-cell table:formula="of:=IF(OR([.$C$3]=&quot;B&quot;;[.$C$3]=&quot;b&quot;);MID([.$A$1];[.G62];1);&quot;&quot;)">
            <text:p/>
          </table:table-cell>
          <table:table-cell table:number-columns-repeated="1016"/>
        </table:table-row>
        <table:table-row table:style-name="ro1">
          <table:table-cell table:formula="of:=MID([.$A$5];54;1)" office:value-type="string" office:string-value="d" calcext:value-type="string">
            <text:p>d</text:p>
          </table:table-cell>
          <table:table-cell table:formula="of:=MID([.$A$2];54;1)" office:value-type="string" office:string-value="D" calcext:value-type="string">
            <text:p>D</text:p>
          </table:table-cell>
          <table:table-cell table:formula="of:=FIND([.A63];[.$A$1];1)" office:value-type="float" office:value="15" calcext:value-type="float">
            <text:p>15</text:p>
          </table:table-cell>
          <table:table-cell table:formula="of:=FIND([.B63];[.$A$1];1)" office:value-type="float" office:value="48" calcext:value-type="float">
            <text:p>48</text:p>
          </table:table-cell>
          <table:table-cell table:formula="of:=IF(OR([.$C$3]=&quot;a&quot;;[.$C$3]=&quot;A&quot;);IF(MOD([.C63]+[.D63];[.$I$1])=0;[.$I$1];MOD([.C63]+[.D63];[.$I$1]));[.C63])" office:value-type="float" office:value="63" calcext:value-type="float">
            <text:p>63</text:p>
          </table:table-cell>
          <table:table-cell table:formula="of:=IF(OR([.$C$3]=&quot;A&quot;;[.$C$3]=&quot;a&quot;);MID([.$A$1];[.E63];1);&quot;&quot;)" office:value-type="string" office:string-value="#" calcext:value-type="string">
            <text:p>#</text:p>
          </table:table-cell>
          <table:table-cell table:formula="of:=IF(OR([.$C$3]=&quot;B&quot;;[.$C$3]=&quot;b&quot;);IF(MOD([.E63]-[.D63];[.$I$1])=0;[.$I$1];IF([.E63]&lt;[.D63];IF(AND([.D63]&lt;12;[.E63]=1);([.$I$1]-([.D63]-1));(([.E63]-[.D63]))+[.$I$1]);MOD([.E63]-[.D63];[.$I$1])));&quot;&quot;)">
            <text:p/>
          </table:table-cell>
          <table:table-cell table:formula="of:=IF(OR([.$C$3]=&quot;B&quot;;[.$C$3]=&quot;b&quot;);MID([.$A$1];[.G63];1);&quot;&quot;)">
            <text:p/>
          </table:table-cell>
          <table:table-cell table:number-columns-repeated="1016"/>
        </table:table-row>
        <table:table-row table:style-name="ro1">
          <table:table-cell table:formula="of:=MID([.$A$5];55;1)" office:value-type="string" office:string-value="," calcext:value-type="string">
            <text:p>,</text:p>
          </table:table-cell>
          <table:table-cell table:formula="of:=MID([.$A$2];55;1)" office:value-type="string" office:string-value="H" calcext:value-type="string">
            <text:p>H</text:p>
          </table:table-cell>
          <table:table-cell table:formula="of:=FIND([.A64];[.$A$1];1)" office:value-type="float" office:value="5" calcext:value-type="float">
            <text:p>5</text:p>
          </table:table-cell>
          <table:table-cell table:formula="of:=FIND([.B64];[.$A$1];1)" office:value-type="float" office:value="50" calcext:value-type="float">
            <text:p>50</text:p>
          </table:table-cell>
          <table:table-cell table:formula="of:=IF(OR([.$C$3]=&quot;a&quot;;[.$C$3]=&quot;A&quot;);IF(MOD([.C64]+[.D64];[.$I$1])=0;[.$I$1];MOD([.C64]+[.D64];[.$I$1]));[.C64])" office:value-type="float" office:value="55" calcext:value-type="float">
            <text:p>55</text:p>
          </table:table-cell>
          <table:table-cell table:formula="of:=IF(OR([.$C$3]=&quot;A&quot;;[.$C$3]=&quot;a&quot;);MID([.$A$1];[.E64];1);&quot;&quot;)" office:value-type="string" office:string-value="&lt;" calcext:value-type="string">
            <text:p>&lt;</text:p>
          </table:table-cell>
          <table:table-cell table:formula="of:=IF(OR([.$C$3]=&quot;B&quot;;[.$C$3]=&quot;b&quot;);IF(MOD([.E64]-[.D64];[.$I$1])=0;[.$I$1];IF([.E64]&lt;[.D64];IF(AND([.D64]&lt;12;[.E64]=1);([.$I$1]-([.D64]-1));(([.E64]-[.D64]))+[.$I$1]);MOD([.E64]-[.D64];[.$I$1])));&quot;&quot;)">
            <text:p/>
          </table:table-cell>
          <table:table-cell table:formula="of:=IF(OR([.$C$3]=&quot;B&quot;;[.$C$3]=&quot;b&quot;);MID([.$A$1];[.G64];1);&quot;&quot;)">
            <text:p/>
          </table:table-cell>
          <table:table-cell table:number-columns-repeated="1016"/>
        </table:table-row>
        <table:table-row table:style-name="ro1">
          <table:table-cell table:formula="of:=MID([.$A$5];56;1)" office:value-type="string" office:string-value=" " calcext:value-type="string">
            <text:p><text:s/></text:p>
          </table:table-cell>
          <table:table-cell table:formula="of:=MID([.$A$2];56;1)" office:value-type="string" office:string-value="l" calcext:value-type="string">
            <text:p>l</text:p>
          </table:table-cell>
          <table:table-cell table:formula="of:=FIND([.A65];[.$A$1];1)" office:value-type="float" office:value="94" calcext:value-type="float">
            <text:p>94</text:p>
          </table:table-cell>
          <table:table-cell table:formula="of:=FIND([.B65];[.$A$1];1)" office:value-type="float" office:value="21" calcext:value-type="float">
            <text:p>21</text:p>
          </table:table-cell>
          <table:table-cell table:formula="of:=IF(OR([.$C$3]=&quot;a&quot;;[.$C$3]=&quot;A&quot;);IF(MOD([.C65]+[.D65];[.$I$1])=0;[.$I$1];MOD([.C65]+[.D65];[.$I$1]));[.C65])" office:value-type="float" office:value="21" calcext:value-type="float">
            <text:p>21</text:p>
          </table:table-cell>
          <table:table-cell table:formula="of:=IF(OR([.$C$3]=&quot;A&quot;;[.$C$3]=&quot;a&quot;);MID([.$A$1];[.E65];1);&quot;&quot;)" office:value-type="string" office:string-value="l" calcext:value-type="string">
            <text:p>l</text:p>
          </table:table-cell>
          <table:table-cell table:formula="of:=IF(OR([.$C$3]=&quot;B&quot;;[.$C$3]=&quot;b&quot;);IF(MOD([.E65]-[.D65];[.$I$1])=0;[.$I$1];IF([.E65]&lt;[.D65];IF(AND([.D65]&lt;12;[.E65]=1);([.$I$1]-([.D65]-1));(([.E65]-[.D65]))+[.$I$1]);MOD([.E65]-[.D65];[.$I$1])));&quot;&quot;)">
            <text:p/>
          </table:table-cell>
          <table:table-cell table:formula="of:=IF(OR([.$C$3]=&quot;B&quot;;[.$C$3]=&quot;b&quot;);MID([.$A$1];[.G65];1);&quot;&quot;)">
            <text:p/>
          </table:table-cell>
          <table:table-cell table:number-columns-repeated="1016"/>
        </table:table-row>
        <table:table-row table:style-name="ro1">
          <table:table-cell table:formula="of:=MID([.$A$5];57;1)" office:value-type="string" office:string-value="r" calcext:value-type="string">
            <text:p>r</text:p>
          </table:table-cell>
          <table:table-cell table:formula="of:=MID([.$A$2];57;1)" office:value-type="string" office:string-value="^" calcext:value-type="string">
            <text:p>^</text:p>
          </table:table-cell>
          <table:table-cell table:formula="of:=FIND([.A66];[.$A$1];1)" office:value-type="float" office:value="40" calcext:value-type="float">
            <text:p>40</text:p>
          </table:table-cell>
          <table:table-cell table:formula="of:=FIND([.B66];[.$A$1];1)" office:value-type="float" office:value="30" calcext:value-type="float">
            <text:p>30</text:p>
          </table:table-cell>
          <table:table-cell table:formula="of:=IF(OR([.$C$3]=&quot;a&quot;;[.$C$3]=&quot;A&quot;);IF(MOD([.C66]+[.D66];[.$I$1])=0;[.$I$1];MOD([.C66]+[.D66];[.$I$1]));[.C66])" office:value-type="float" office:value="70" calcext:value-type="float">
            <text:p>70</text:p>
          </table:table-cell>
          <table:table-cell table:formula="of:=IF(OR([.$C$3]=&quot;A&quot;;[.$C$3]=&quot;a&quot;);MID([.$A$1];[.E66];1);&quot;&quot;)" office:value-type="string" office:string-value="K" calcext:value-type="string">
            <text:p>K</text:p>
          </table:table-cell>
          <table:table-cell table:formula="of:=IF(OR([.$C$3]=&quot;B&quot;;[.$C$3]=&quot;b&quot;);IF(MOD([.E66]-[.D66];[.$I$1])=0;[.$I$1];IF([.E66]&lt;[.D66];IF(AND([.D66]&lt;12;[.E66]=1);([.$I$1]-([.D66]-1));(([.E66]-[.D66]))+[.$I$1]);MOD([.E66]-[.D66];[.$I$1])));&quot;&quot;)">
            <text:p/>
          </table:table-cell>
          <table:table-cell table:formula="of:=IF(OR([.$C$3]=&quot;B&quot;;[.$C$3]=&quot;b&quot;);MID([.$A$1];[.G66];1);&quot;&quot;)">
            <text:p/>
          </table:table-cell>
          <table:table-cell table:number-columns-repeated="1016"/>
        </table:table-row>
        <table:table-row table:style-name="ro1">
          <table:table-cell table:formula="of:=MID([.$A$5];58;1)" office:value-type="string" office:string-value="e" calcext:value-type="string">
            <text:p>e</text:p>
          </table:table-cell>
          <table:table-cell table:formula="of:=MID([.$A$2];58;1)" office:value-type="string" office:string-value="D" calcext:value-type="string">
            <text:p>D</text:p>
          </table:table-cell>
          <table:table-cell table:formula="of:=FIND([.A67];[.$A$1];1)" office:value-type="float" office:value="16" calcext:value-type="float">
            <text:p>16</text:p>
          </table:table-cell>
          <table:table-cell table:formula="of:=FIND([.B67];[.$A$1];1)" office:value-type="float" office:value="48" calcext:value-type="float">
            <text:p>48</text:p>
          </table:table-cell>
          <table:table-cell table:formula="of:=IF(OR([.$C$3]=&quot;a&quot;;[.$C$3]=&quot;A&quot;);IF(MOD([.C67]+[.D67];[.$I$1])=0;[.$I$1];MOD([.C67]+[.D67];[.$I$1]));[.C67])" office:value-type="float" office:value="64" calcext:value-type="float">
            <text:p>64</text:p>
          </table:table-cell>
          <table:table-cell table:formula="of:=IF(OR([.$C$3]=&quot;A&quot;;[.$C$3]=&quot;a&quot;);MID([.$A$1];[.E67];1);&quot;&quot;)" office:value-type="string" office:string-value="=" calcext:value-type="string">
            <text:p>=</text:p>
          </table:table-cell>
          <table:table-cell table:formula="of:=IF(OR([.$C$3]=&quot;B&quot;;[.$C$3]=&quot;b&quot;);IF(MOD([.E67]-[.D67];[.$I$1])=0;[.$I$1];IF([.E67]&lt;[.D67];IF(AND([.D67]&lt;12;[.E67]=1);([.$I$1]-([.D67]-1));(([.E67]-[.D67]))+[.$I$1]);MOD([.E67]-[.D67];[.$I$1])));&quot;&quot;)">
            <text:p/>
          </table:table-cell>
          <table:table-cell table:formula="of:=IF(OR([.$C$3]=&quot;B&quot;;[.$C$3]=&quot;b&quot;);MID([.$A$1];[.G67];1);&quot;&quot;)">
            <text:p/>
          </table:table-cell>
          <table:table-cell table:number-columns-repeated="1016"/>
        </table:table-row>
        <table:table-row table:style-name="ro1">
          <table:table-cell table:formula="of:=MID([.$A$5];59;1)" office:value-type="string" office:string-value="a" calcext:value-type="string">
            <text:p>a</text:p>
          </table:table-cell>
          <table:table-cell table:formula="of:=MID([.$A$2];59;1)" office:value-type="string" office:string-value="6" calcext:value-type="string">
            <text:p>6</text:p>
          </table:table-cell>
          <table:table-cell table:formula="of:=FIND([.A68];[.$A$1];1)" office:value-type="float" office:value="2" calcext:value-type="float">
            <text:p>2</text:p>
          </table:table-cell>
          <table:table-cell table:formula="of:=FIND([.B68];[.$A$1];1)" office:value-type="float" office:value="42" calcext:value-type="float">
            <text:p>42</text:p>
          </table:table-cell>
          <table:table-cell table:formula="of:=IF(OR([.$C$3]=&quot;a&quot;;[.$C$3]=&quot;A&quot;);IF(MOD([.C68]+[.D68];[.$I$1])=0;[.$I$1];MOD([.C68]+[.D68];[.$I$1]));[.C68])" office:value-type="float" office:value="44" calcext:value-type="float">
            <text:p>44</text:p>
          </table:table-cell>
          <table:table-cell table:formula="of:=IF(OR([.$C$3]=&quot;A&quot;;[.$C$3]=&quot;a&quot;);MID([.$A$1];[.E68];1);&quot;&quot;)" office:value-type="string" office:string-value="8" calcext:value-type="string">
            <text:p>8</text:p>
          </table:table-cell>
          <table:table-cell table:formula="of:=IF(OR([.$C$3]=&quot;B&quot;;[.$C$3]=&quot;b&quot;);IF(MOD([.E68]-[.D68];[.$I$1])=0;[.$I$1];IF([.E68]&lt;[.D68];IF(AND([.D68]&lt;12;[.E68]=1);([.$I$1]-([.D68]-1));(([.E68]-[.D68]))+[.$I$1]);MOD([.E68]-[.D68];[.$I$1])));&quot;&quot;)">
            <text:p/>
          </table:table-cell>
          <table:table-cell table:formula="of:=IF(OR([.$C$3]=&quot;B&quot;;[.$C$3]=&quot;b&quot;);MID([.$A$1];[.G68];1);&quot;&quot;)">
            <text:p/>
          </table:table-cell>
          <table:table-cell table:number-columns-repeated="1016"/>
        </table:table-row>
        <table:table-row table:style-name="ro1">
          <table:table-cell table:formula="of:=MID([.$A$5];60;1)" office:value-type="string" office:string-value="l" calcext:value-type="string">
            <text:p>l</text:p>
          </table:table-cell>
          <table:table-cell table:formula="of:=MID([.$A$2];60;1)" office:value-type="string" office:string-value="1" calcext:value-type="string">
            <text:p>1</text:p>
          </table:table-cell>
          <table:table-cell table:formula="of:=FIND([.A69];[.$A$1];1)" office:value-type="float" office:value="21" calcext:value-type="float">
            <text:p>21</text:p>
          </table:table-cell>
          <table:table-cell table:formula="of:=FIND([.B69];[.$A$1];1)" office:value-type="float" office:value="34" calcext:value-type="float">
            <text:p>34</text:p>
          </table:table-cell>
          <table:table-cell table:formula="of:=IF(OR([.$C$3]=&quot;a&quot;;[.$C$3]=&quot;A&quot;);IF(MOD([.C69]+[.D69];[.$I$1])=0;[.$I$1];MOD([.C69]+[.D69];[.$I$1]));[.C69])" office:value-type="float" office:value="55" calcext:value-type="float">
            <text:p>55</text:p>
          </table:table-cell>
          <table:table-cell table:formula="of:=IF(OR([.$C$3]=&quot;A&quot;;[.$C$3]=&quot;a&quot;);MID([.$A$1];[.E69];1);&quot;&quot;)" office:value-type="string" office:string-value="&lt;" calcext:value-type="string">
            <text:p>&lt;</text:p>
          </table:table-cell>
          <table:table-cell table:formula="of:=IF(OR([.$C$3]=&quot;B&quot;;[.$C$3]=&quot;b&quot;);IF(MOD([.E69]-[.D69];[.$I$1])=0;[.$I$1];IF([.E69]&lt;[.D69];IF(AND([.D69]&lt;12;[.E69]=1);([.$I$1]-([.D69]-1));(([.E69]-[.D69]))+[.$I$1]);MOD([.E69]-[.D69];[.$I$1])));&quot;&quot;)">
            <text:p/>
          </table:table-cell>
          <table:table-cell table:formula="of:=IF(OR([.$C$3]=&quot;B&quot;;[.$C$3]=&quot;b&quot;);MID([.$A$1];[.G69];1);&quot;&quot;)">
            <text:p/>
          </table:table-cell>
          <table:table-cell table:number-columns-repeated="1016"/>
        </table:table-row>
        <table:table-row table:style-name="ro1">
          <table:table-cell table:formula="of:=MID([.$A$5];61;1)" office:value-type="string" office:string-value="l" calcext:value-type="string">
            <text:p>l</text:p>
          </table:table-cell>
          <table:table-cell table:formula="of:=MID([.$A$2];61;1)" office:value-type="string" office:string-value="5" calcext:value-type="string">
            <text:p>5</text:p>
          </table:table-cell>
          <table:table-cell table:formula="of:=FIND([.A70];[.$A$1];1)" office:value-type="float" office:value="21" calcext:value-type="float">
            <text:p>21</text:p>
          </table:table-cell>
          <table:table-cell table:formula="of:=FIND([.B70];[.$A$1];1)" office:value-type="float" office:value="62" calcext:value-type="float">
            <text:p>62</text:p>
          </table:table-cell>
          <table:table-cell table:formula="of:=IF(OR([.$C$3]=&quot;a&quot;;[.$C$3]=&quot;A&quot;);IF(MOD([.C70]+[.D70];[.$I$1])=0;[.$I$1];MOD([.C70]+[.D70];[.$I$1]));[.C70])" office:value-type="float" office:value="83" calcext:value-type="float">
            <text:p>83</text:p>
          </table:table-cell>
          <table:table-cell table:formula="of:=IF(OR([.$C$3]=&quot;A&quot;;[.$C$3]=&quot;a&quot;);MID([.$A$1];[.E70];1);&quot;&quot;)" office:value-type="string" office:string-value="c" calcext:value-type="string">
            <text:p>c</text:p>
          </table:table-cell>
          <table:table-cell table:formula="of:=IF(OR([.$C$3]=&quot;B&quot;;[.$C$3]=&quot;b&quot;);IF(MOD([.E70]-[.D70];[.$I$1])=0;[.$I$1];IF([.E70]&lt;[.D70];IF(AND([.D70]&lt;12;[.E70]=1);([.$I$1]-([.D70]-1));(([.E70]-[.D70]))+[.$I$1]);MOD([.E70]-[.D70];[.$I$1])));&quot;&quot;)">
            <text:p/>
          </table:table-cell>
          <table:table-cell table:formula="of:=IF(OR([.$C$3]=&quot;B&quot;;[.$C$3]=&quot;b&quot;);MID([.$A$1];[.G70];1);&quot;&quot;)">
            <text:p/>
          </table:table-cell>
          <table:table-cell table:number-columns-repeated="1016"/>
        </table:table-row>
        <table:table-row table:style-name="ro1">
          <table:table-cell table:formula="of:=MID([.$A$5];62;1)" office:value-type="string" office:string-value="y" calcext:value-type="string">
            <text:p>y</text:p>
          </table:table-cell>
          <table:table-cell table:formula="of:=MID([.$A$2];62;1)" office:value-type="string" office:string-value="l" calcext:value-type="string">
            <text:p>l</text:p>
          </table:table-cell>
          <table:table-cell table:formula="of:=FIND([.A71];[.$A$1];1)" office:value-type="float" office:value="80" calcext:value-type="float">
            <text:p>80</text:p>
          </table:table-cell>
          <table:table-cell table:formula="of:=FIND([.B71];[.$A$1];1)" office:value-type="float" office:value="21" calcext:value-type="float">
            <text:p>21</text:p>
          </table:table-cell>
          <table:table-cell table:formula="of:=IF(OR([.$C$3]=&quot;a&quot;;[.$C$3]=&quot;A&quot;);IF(MOD([.C71]+[.D71];[.$I$1])=0;[.$I$1];MOD([.C71]+[.D71];[.$I$1]));[.C71])" office:value-type="float" office:value="7" calcext:value-type="float">
            <text:p>7</text:p>
          </table:table-cell>
          <table:table-cell table:formula="of:=IF(OR([.$C$3]=&quot;A&quot;;[.$C$3]=&quot;a&quot;);MID([.$A$1];[.E71];1);&quot;&quot;)" office:value-type="string" office:string-value="'" calcext:value-type="string">
            <text:p>'</text:p>
          </table:table-cell>
          <table:table-cell table:formula="of:=IF(OR([.$C$3]=&quot;B&quot;;[.$C$3]=&quot;b&quot;);IF(MOD([.E71]-[.D71];[.$I$1])=0;[.$I$1];IF([.E71]&lt;[.D71];IF(AND([.D71]&lt;12;[.E71]=1);([.$I$1]-([.D71]-1));(([.E71]-[.D71]))+[.$I$1]);MOD([.E71]-[.D71];[.$I$1])));&quot;&quot;)">
            <text:p/>
          </table:table-cell>
          <table:table-cell table:formula="of:=IF(OR([.$C$3]=&quot;B&quot;;[.$C$3]=&quot;b&quot;);MID([.$A$1];[.G71];1);&quot;&quot;)">
            <text:p/>
          </table:table-cell>
          <table:table-cell table:number-columns-repeated="1016"/>
        </table:table-row>
        <table:table-row table:style-name="ro1">
          <table:table-cell table:formula="of:=MID([.$A$5];63;1)" office:value-type="string" office:string-value="," calcext:value-type="string">
            <text:p>,</text:p>
          </table:table-cell>
          <table:table-cell table:formula="of:=MID([.$A$2];63;1)" office:value-type="string" office:string-value="t" calcext:value-type="string">
            <text:p>t</text:p>
          </table:table-cell>
          <table:table-cell table:formula="of:=FIND([.A72];[.$A$1];1)" office:value-type="float" office:value="5" calcext:value-type="float">
            <text:p>5</text:p>
          </table:table-cell>
          <table:table-cell table:formula="of:=FIND([.B72];[.$A$1];1)" office:value-type="float" office:value="56" calcext:value-type="float">
            <text:p>56</text:p>
          </table:table-cell>
          <table:table-cell table:formula="of:=IF(OR([.$C$3]=&quot;a&quot;;[.$C$3]=&quot;A&quot;);IF(MOD([.C72]+[.D72];[.$I$1])=0;[.$I$1];MOD([.C72]+[.D72];[.$I$1]));[.C72])" office:value-type="float" office:value="61" calcext:value-type="float">
            <text:p>61</text:p>
          </table:table-cell>
          <table:table-cell table:formula="of:=IF(OR([.$C$3]=&quot;A&quot;;[.$C$3]=&quot;a&quot;);MID([.$A$1];[.E72];1);&quot;&quot;)" office:value-type="string" office:string-value="S" calcext:value-type="string">
            <text:p>S</text:p>
          </table:table-cell>
          <table:table-cell table:formula="of:=IF(OR([.$C$3]=&quot;B&quot;;[.$C$3]=&quot;b&quot;);IF(MOD([.E72]-[.D72];[.$I$1])=0;[.$I$1];IF([.E72]&lt;[.D72];IF(AND([.D72]&lt;12;[.E72]=1);([.$I$1]-([.D72]-1));(([.E72]-[.D72]))+[.$I$1]);MOD([.E72]-[.D72];[.$I$1])));&quot;&quot;)">
            <text:p/>
          </table:table-cell>
          <table:table-cell table:formula="of:=IF(OR([.$C$3]=&quot;B&quot;;[.$C$3]=&quot;b&quot;);MID([.$A$1];[.G72];1);&quot;&quot;)">
            <text:p/>
          </table:table-cell>
          <table:table-cell table:number-columns-repeated="1016"/>
        </table:table-row>
        <table:table-row table:style-name="ro1">
          <table:table-cell table:formula="of:=MID([.$A$5];64;1)" office:value-type="string" office:string-value=" " calcext:value-type="string">
            <text:p><text:s/></text:p>
          </table:table-cell>
          <table:table-cell table:formula="of:=MID([.$A$2];64;1)" office:value-type="string" office:string-value="q" calcext:value-type="string">
            <text:p>q</text:p>
          </table:table-cell>
          <table:table-cell table:formula="of:=FIND([.A73];[.$A$1];1)" office:value-type="float" office:value="94" calcext:value-type="float">
            <text:p>94</text:p>
          </table:table-cell>
          <table:table-cell table:formula="of:=FIND([.B73];[.$A$1];1)" office:value-type="float" office:value="23" calcext:value-type="float">
            <text:p>23</text:p>
          </table:table-cell>
          <table:table-cell table:formula="of:=IF(OR([.$C$3]=&quot;a&quot;;[.$C$3]=&quot;A&quot;);IF(MOD([.C73]+[.D73];[.$I$1])=0;[.$I$1];MOD([.C73]+[.D73];[.$I$1]));[.C73])" office:value-type="float" office:value="23" calcext:value-type="float">
            <text:p>23</text:p>
          </table:table-cell>
          <table:table-cell table:formula="of:=IF(OR([.$C$3]=&quot;A&quot;;[.$C$3]=&quot;a&quot;);MID([.$A$1];[.E73];1);&quot;&quot;)" office:value-type="string" office:string-value="q" calcext:value-type="string">
            <text:p>q</text:p>
          </table:table-cell>
          <table:table-cell table:formula="of:=IF(OR([.$C$3]=&quot;B&quot;;[.$C$3]=&quot;b&quot;);IF(MOD([.E73]-[.D73];[.$I$1])=0;[.$I$1];IF([.E73]&lt;[.D73];IF(AND([.D73]&lt;12;[.E73]=1);([.$I$1]-([.D73]-1));(([.E73]-[.D73]))+[.$I$1]);MOD([.E73]-[.D73];[.$I$1])));&quot;&quot;)">
            <text:p/>
          </table:table-cell>
          <table:table-cell table:formula="of:=IF(OR([.$C$3]=&quot;B&quot;;[.$C$3]=&quot;b&quot;);MID([.$A$1];[.G73];1);&quot;&quot;)">
            <text:p/>
          </table:table-cell>
          <table:table-cell table:number-columns-repeated="1016"/>
        </table:table-row>
        <table:table-row table:style-name="ro1" table:number-rows-repeated="4">
          <table:table-cell table:style-name="ce71"/>
          <table:table-cell table:style-name="ce17"/>
          <table:table-cell table:number-columns-repeated="2"/>
          <table:table-cell table:style-name="Default" table:number-columns-repeated="4"/>
          <table:table-cell table:number-columns-repeated="1016"/>
        </table:table-row>
        <table:table-row table:style-name="ro1" table:number-rows-repeated="2">
          <table:table-cell table:style-name="ce72"/>
          <table:table-cell table:style-name="ce17"/>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th, younger brother, begin, search, it, most, husband, really, walk.</text:p>
          </table:table-cell>
          <table:table-cell table:style-name="Default" office:value-type="string" calcext:value-type="string">
            <text:p>W)Ea0!vI`XhxO$o&gt;iAA(qjEiyT/ch:5\(~gH^UP{C.fNZ{h{5]&amp;$F#&lt;lK=8&lt;c'Sq</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can/may, color, white, slow, surname, outside.</text:p>
          </table:table-cell>
          <table:table-cell table:style-name="Default" office:value-type="string" calcext:value-type="string">
            <text:p>9Kj,'+wVxrtB9l`uth]6d/4a4CIhuaJtQJJ=F51"M!cc&amp;UxzyC*KI&lt;`ArM:UG2b?</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have not, and, year, money, is, speak, have, unworthy, not, this</text:p>
          </table:table-cell>
          <table:table-cell table:style-name="Default" office:value-type="string" calcext:value-type="string">
            <text:p>YM~d0lVL&lt;r4(Z|EgXOz}iWpc=`Au5@U1?&lt;&amp;W)^1rz~dCzj!X,Gu3&lt;zHNUa71S&gt;Rj</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origin, eight, father, love, can, greatest, minute, that, arrive</text:p>
          </table:table-cell>
          <table:table-cell table:style-name="Default" office:value-type="string" calcext:value-type="string">
            <text:p>WF%w/am{"?zy6dE7s^Ju?x-&amp;9t+)hm6Y[\ajQ+uvIj3\*x&amp;S^g1&gt;SVL5hDJ#NoJo</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see, friend, phone call, student, ?, TV, like, daughter, think,</text:p>
          </table:table-cell>
          <table:table-cell table:style-name="Default" office:value-type="string" calcext:value-type="string">
            <text:p>+kzJ0#+!j/UuOS?2Ld_|\0n8zhNG&gt;1JZQ\rG^r\2Cj%(o2hb./tAhK_X^*Yt"-vw</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hese, dish, call, thankyou, now, a drop, eat, ? Particle, docto</text:p>
          </table:table-cell>
          <table:table-cell table:style-name="Default" office:value-type="string" calcext:value-type="string">
            <text:p>=7F.{q&gt;h*U,*Ov4\ &lt;_qdrz2Si`&lt;h&amp;bO$\@hE!:"aA"vB5hluX&gt;t|f"AG+6uNr$r</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chinese language, sleep, rice, cat, thing, airplane, tomorrow, a</text:p>
          </table:table-cell>
          <table:table-cell table:style-name="Default" office:value-type="string" calcext:value-type="string">
            <text:p>^pD sf{{fM!NNe-&gt;Ou@s^ZL4z\UM&gt;4Li!a"hV|&lt;Gj#T:JLb.d,1dX(V^}aV(vntg</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hi, young lady, amount, of, some, to sit, not matter, cup, write</text:p>
          </table:table-cell>
          <table:table-cell table:style-name="Default" office:value-type="string" calcext:value-type="string">
            <text:p>d&lt;"T8!@Vxr=sY^ihcnKZxrUaPODu.R%lS\b,^ErL`A$wkNQ:W)!w|Do?&amp;o68iL!}</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 dwell, weather, chunk, small, modal particle, you're welcome,</text:p>
          </table:table-cell>
          <table:table-cell table:style-name="Default" office:value-type="string" calcext:value-type="string">
            <text:p>&amp;"Anc'\ ert 7T&lt;$%@_F C^^:jf0ZN{oV?|2mI1,GNKM[9$Yu5{-@S2lBKH-=7j"</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able, seven, which, clothes, zero, train station, ahead, at, he</text:p>
          </table:table-cell>
          <table:table-cell table:style-name="Default" office:value-type="string" calcext:value-type="string">
            <text:p>jXuVTa&gt;/-WIT#{Utu"{mi|A12)Gr1aQ)ibOhL0,U@A|s[|~:d~wWUSY.zDC"Ul=M</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coffee, structural particle, mistake, but, you (polite), bicycle</text:p>
          </table:table-cell>
          <table:table-cell table:style-name="Default" office:value-type="string" calcext:value-type="string">
            <text:p>hnX~:M({2-TfRZ1yz:_%9hp9iw]$h^@{nOJ'mA-&amp;*@T=4&amp;hYtMJe1@%X^&amp;'QkVNg</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asty, happy, last year, ask, airport, play basketball, for/to,</text:p>
          </table:table-cell>
          <table:table-cell table:style-name="Default" office:value-type="string" calcext:value-type="string">
            <text:p>^nZ&lt;v@&gt;#f&lt;6#({Y a?_~y!j`z!Vrxa$88"uikt1iDbw\n-~MCp }cb3l&amp;.eE3*ZH</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unusual, door, play football, immediately, black, high, length,</text:p>
          </table:table-cell>
          <table:table-cell table:style-name="Default" office:value-type="string" calcext:value-type="string">
            <text:p>,KPIfq}d:6 O dEKiZCVaS&lt;A!4:tqaFbD`|E_QW+EITr6UXKx1T{*\Wl GFlcG*H</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 go out, man, busy, two, opinion, room, classroom, cloudy, com</text:p>
          </table:table-cell>
          <table:table-cell table:style-name="Default" office:value-type="string" calcext:value-type="string">
            <text:p>n Af|r7zo2AAZx'hHAA?[jv{x5%numAw[~nh7m}DgAW|}(K=n}BcXij=as a5\Cj</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quick, enter, leave, fine weather, walk quickly, expensive, wris</text:p>
          </table:table-cell>
          <table:table-cell table:style-name="Default" office:value-type="string" calcext:value-type="string">
            <text:p>m}:[ck&gt;3kMv%4{|F`++EiHv0rj'sE`0tday_St.NB_*J7S`{utQ}P_m\KKn1|B?l</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ew, dance, campaign, everyone, also, ba, wish, sing, pass time,</text:p>
          </table:table-cell>
          <table:table-cell table:style-name="Default" office:value-type="string" calcext:value-type="string">
            <text:p>[@).0vO\'sBUT%f bLrr3jMG5\)WGzf1/vbI1ALfOA$)dYeD}W0+nD1!BJ62hQfU</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ogether, waiter, exam, again, first, boat, child, toy, await, d</text:p>
          </table:table-cell>
          <table:table-cell table:style-name="Default" office:value-type="string" calcext:value-type="string">
            <text:p>$pq+[M{p2rPb,"~Mju%w.(ear8)&gt;lDLEX5(pUA=a@Gh\4Jfp&lt;qw,w}Bl*|ZFI&lt;t&amp;</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side, birthday, prepare, younger sister, so, mutton, day of a mo</text:p>
          </table:table-cell>
          <table:table-cell table:style-name="Default" office:value-type="string" calcext:value-type="string">
            <text:p>wvKWMrJbi/=W3pZhb&lt;sK#tqlz:~r1Kf&gt;V^`njH&gt;8CF&lt;3z,@HVYcPXfIb^qQ1ql_`</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 all, son, read, there.</text:p>
          </table:table-cell>
          <table:table-cell table:style-name="Default" office:value-type="string" calcext:value-type="string">
            <text:p>wvA)hHL{Uz`vO)W14{_\LZj/pg5gkf6N`x)tiC4&lt;sNB:D@"88]/?y'2D$&gt;dT&gt;1NN</text:p>
          </table:table-cell>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where, how, buy, quite, afternoon, open, start.</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good, classmate, morning, five, noon.</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tea, cold, learn, who, film, nine.</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yesterday, know, down, name, taxi, do.</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r, Beijing, many, ask, water, interior, rain.</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ple, two, go back, moon, able to, years of age, mister, you.</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man, few, drink, restaurant, letter, length of time, to go.</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three, heat up, big, mother, day, computer, what, how, week, happy.</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listen, ten, bathe, one hundred.</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 early morning, time period, fish, to/for, introduce, pierce, let, in progress, ill, but.</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very, possible, elder sister, bonus, swim, to finish, road, right side.</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watermelon, hour, eye, reply, because, milk, at once, cellphone, Chinese character.</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pare, to welcome, <text:s/>woman, ticket, small advantage, understand, already.</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 watch, why, egg, sell, smile, to/for, deliver/carry, zhe, journey.</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text:s/>can/may, color, white, slow, surname, outside.</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epart, to rest, distant, medicine, elder brother, item.</text:p>
          </table:table-cell>
          <table:table-cell table:style-name="Default"/>
          <table:table-cell table:number-columns-repeated="2"/>
          <table:table-cell table:style-name="Default" table:number-columns-repeated="4"/>
          <table:table-cell table:number-columns-repeated="1016"/>
        </table:table-row>
        <table:table-row table:style-name="ro1">
          <table:table-cell table:style-name="Default" office:value-type="string" calcext:value-type="string">
            <text:p>nth, younger brother, begin, search, it, most, husband, really, walk.</text:p>
          </table:table-cell>
          <table:table-cell table:style-name="Default"/>
          <table:table-cell table:number-columns-repeated="2"/>
          <table:table-cell table:style-name="Default" table:number-columns-repeated="4"/>
          <table:table-cell table:number-columns-repeated="1016"/>
        </table:table-row>
      </table:table>
      <table:table table:name="OWP HELP" table:style-name="ta1">
        <table:table-column table:style-name="co34" table:default-cell-style-name="Default"/>
        <table:table-column table:style-name="co35" table:default-cell-style-name="ce28"/>
        <table:table-column table:style-name="co11" table:default-cell-style-name="Default"/>
        <table:table-column table:style-name="co11" table:default-cell-style-name="ce28"/>
        <table:table-column table:style-name="co11" table:number-columns-repeated="1020" table:default-cell-style-name="Default"/>
        <table:table-row table:style-name="ro1">
          <table:table-cell table:style-name="ce32" office:value-type="string" calcext:value-type="string">
            <text:p>ONE WORD PAD INSTRUCTIONS Click A2</text:p>
          </table:table-cell>
          <table:table-cell table:style-name="Default"/>
          <table:table-cell/>
          <table:table-cell table:style-name="Default"/>
          <table:table-cell table:number-columns-repeated="1020"/>
        </table:table-row>
        <table:table-row table:style-name="ro2">
          <table:table-cell table:style-name="ce92" office:value-type="string" calcext:value-type="string">
            <text:p>Enter text upto sixteen characters in Sheet1 cell B2. Use / character instead of a space. Enter values 1 to 99 into cells E2 to H2, No zeroes and no same values. Goto the Encrypt sheet and enter upto sixteen characters to encrypt into cell B2. Thats it :-) <text:s/>Cell C2 contains the encryption. To decrypt text goto the Decrypt sheet and enter text to be decrypted in cell B2. Cell C2 displays the decryption. Cell D2 shows the original encryption. You can carry on entering text to encrypt in sixteen character batches. Also try changing the values to add further encryption. <text:s text:c="14"/>Cell A2 contains the scrambled character set. Cell A3 contains the one time pad created with the word and values entered in Sheet one. <text:s text:c="141"/>UPDATE: OWP now has Multi-Encrypt/Decrypt. 27 lines of 64 characters each line can have its own permutated character set. Total 1728 characters. Entry of line batches starts at A80. Encrypted at B80 and the permutated character sets start at J10. Cell C3 switches between message lines starting at A80 <text:s/>if C3 is an ‘a’ or A’ and encryption of lines starting at B80 if C3 is ‘b’ or ‘B’. Click these cells and change C3 to an ‘A’ or ‘B’ and the line number in D3 (background color red). The permuted character set used for each lines encryption and decryption is changed by changing the value in G1 (background color red). <text:s/>Example: to encrypt a line of text in cell A85 set cell C3 to A and D3 to 85. Set G1 to 15 that is line 5 in the permutated character set list. Cell F3 shows the encryption, cell F4 the decryption if decrypting. Right click and copy these cells then select were to paste by right click - Paste Special – Unformatted text on a cell.</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office:value-type="string" calcext:value-type="string" table:number-columns-spanned="1" table:number-rows-spanned="4">
            <text:p>Each time a new word is entered into <text:s/>Sheet1 cell B2 or a new X value is entered into Sheet1 cells E1 to H1, OWP will update and the character set permutations automatically placed into J10 down to J37 in the Multi Encrypt sheet.</text:p>
          </table:table-cell>
          <table:table-cell table:style-name="Default"/>
          <table:table-cell/>
          <table:table-cell table:style-name="Default"/>
          <table:table-cell table:number-columns-repeated="1020"/>
        </table:table-row>
        <table:table-row table:style-name="ro1">
          <table:covered-table-cell/>
          <table:table-cell table:style-name="Default"/>
          <table:table-cell/>
          <table:table-cell table:style-name="Default"/>
          <table:table-cell table:number-columns-repeated="1020"/>
        </table:table-row>
        <table:table-row table:style-name="ro1">
          <table:covered-table-cell/>
          <table:table-cell table:style-name="Default"/>
          <table:table-cell/>
          <table:table-cell table:style-name="Default"/>
          <table:table-cell table:number-columns-repeated="1020"/>
        </table:table-row>
        <table:table-row table:style-name="ro1">
          <table:covered-table-cell/>
          <table:table-cell table:style-name="Default"/>
          <table:table-cell/>
          <table:table-cell table:style-name="Default"/>
          <table:table-cell table:number-columns-repeated="1020"/>
        </table:table-row>
        <table:table-row table:style-name="ro1">
          <table:table-cell table:style-name="ce30" table:number-columns-repeated="1024"/>
        </table:table-row>
        <table:table-row table:style-name="ro1">
          <table:table-cell table:style-name="ce94"/>
          <table:table-cell table:style-name="Default"/>
          <table:table-cell/>
          <table:table-cell table:style-name="Default"/>
          <table:table-cell table:number-columns-repeated="1020"/>
        </table:table-row>
        <table:table-row table:style-name="ro1" table:number-rows-repeated="12">
          <table:table-cell table:number-columns-repeated="1024"/>
        </table:table-row>
        <table:table-row table:style-name="ro1">
          <table:table-cell table:style-name="ce28"/>
          <table:table-cell table:number-columns-repeated="1023"/>
        </table:table-row>
        <table:table-row table:style-name="ro1">
          <table:table-cell table:number-columns-repeated="1024"/>
        </table:table-row>
        <table:table-row table:style-name="ro1" table:number-rows-repeated="25">
          <table:table-cell table:style-name="ce28"/>
          <table:table-cell table:number-columns-repeated="1023"/>
        </table:table-row>
        <table:table-row table:style-name="ro1" table:number-rows-repeated="1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1">00/00/0000</text:date>, <text:time style:data-style-name="N2" text:time-value="14:20:21.842848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07:01:22.834188815</meta:creation-date>
    <dc:date>2021-03-21T15:32:28.727739721</dc:date>
    <meta:editing-duration>P1DT3H36M54S</meta:editing-duration>
    <meta:editing-cycles>200</meta:editing-cycles>
    <meta:generator>LibreOffice/7.0.3.1$Linux_AARCH64 LibreOffice_project/00$Build-1</meta:generator>
    <meta:document-statistic meta:table-count="10" meta:cell-count="4918" meta:object-count="0"/>
    <meta:user-defined meta:name="qrichtext">1</meta:user-defined>
  </office:meta>
</office:document-meta>
</file>